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O-128MB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357.416" calcext:value-type="float">
            <text:p>357,416</text:p>
          </table:table-cell>
          <table:table-cell office:value-type="float" office:value="240.771" calcext:value-type="float">
            <text:p>240,771</text:p>
          </table:table-cell>
          <table:table-cell/>
          <table:table-cell office:value-type="float" office:value="3458.213" calcext:value-type="float">
            <text:p>3458,213</text:p>
          </table:table-cell>
          <table:table-cell office:value-type="float" office:value="3393.918" calcext:value-type="float">
            <text:p>3393,918</text:p>
          </table:table-cell>
          <table:table-cell/>
          <table:table-cell office:value-type="float" office:value="19796.641" calcext:value-type="float">
            <text:p>19796,641</text:p>
          </table:table-cell>
          <table:table-cell office:value-type="float" office:value="19748.885" calcext:value-type="float">
            <text:p>19748,885</text:p>
          </table:table-cell>
          <table:table-cell table:number-columns-repeated="5"/>
          <table:table-cell table:formula="of:=['GO-128MB'.N7]-['GO-128MB'.$L7]" office:value-type="float" office:value="4.73555497382199" calcext:value-type="float">
            <text:p>4,7355549738</text:p>
          </table:table-cell>
          <table:table-cell table:formula="of:=['GO-128MB'.O7]-['GO-128MB'.$L7]" office:value-type="float" office:value="73.132554973822" calcext:value-type="float">
            <text:p>73,1325549738</text:p>
          </table:table-cell>
        </table:table-row>
        <table:table-row table:style-name="ro1">
          <table:table-cell office:value-type="float" office:value="282.396" calcext:value-type="float">
            <text:p>282,396</text:p>
          </table:table-cell>
          <table:table-cell office:value-type="float" office:value="202.805" calcext:value-type="float">
            <text:p>202,805</text:p>
          </table:table-cell>
          <table:table-cell/>
          <table:table-cell office:value-type="float" office:value="2196.644" calcext:value-type="float">
            <text:p>2196,644</text:p>
          </table:table-cell>
          <table:table-cell office:value-type="float" office:value="2120.541" calcext:value-type="float">
            <text:p>2120,541</text:p>
          </table:table-cell>
          <table:table-cell/>
          <table:table-cell office:value-type="float" office:value="19794.867" calcext:value-type="float">
            <text:p>19794,867</text:p>
          </table:table-cell>
          <table:table-cell office:value-type="float" office:value="19741.821" calcext:value-type="float">
            <text:p>19741,821</text:p>
          </table:table-cell>
          <table:table-cell/>
          <table:table-cell office:value-type="string" calcext:value-type="string">
            <text:p>numElem</text:p>
          </table:table-cell>
          <table:table-cell office:value-type="string" calcext:value-type="string">
            <text:p>numerosa varianza</text:p>
          </table:table-cell>
          <table:table-cell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58.721" calcext:value-type="float">
            <text:p>258,721</text:p>
          </table:table-cell>
          <table:table-cell office:value-type="float" office:value="200.732" calcext:value-type="float">
            <text:p>200,732</text:p>
          </table:table-cell>
          <table:table-cell/>
          <table:table-cell office:value-type="float" office:value="2141.496" calcext:value-type="float">
            <text:p>2141,496</text:p>
          </table:table-cell>
          <table:table-cell office:value-type="float" office:value="2080.047" calcext:value-type="float">
            <text:p>2080,047</text:p>
          </table:table-cell>
          <table:table-cell/>
          <table:table-cell office:value-type="float" office:value="20378.707" calcext:value-type="float">
            <text:p>20378,707</text:p>
          </table:table-cell>
          <table:table-cell office:value-type="float" office:value="19708.803" calcext:value-type="float">
            <text:p>19708,803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VERAGE(['GO-128MB'.$B$6:.$B$196])" office:value-type="float" office:value="167.638445026178" calcext:value-type="float">
            <text:p>167,6384450262</text:p>
          </table:table-cell>
          <table:table-cell table:formula="of:=STDEV(['GO-128MB'.$B$6:.$B$196])" office:value-type="float" office:value="19.7077308944021" calcext:value-type="float">
            <text:p>19,7077308944</text:p>
          </table:table-cell>
          <table:table-cell table:formula="of:=MIN(['GO-128MB'.$B$5:.$B$104])" office:value-type="float" office:value="172.374" calcext:value-type="float">
            <text:p>172,374</text:p>
          </table:table-cell>
          <table:table-cell table:formula="of:=MAX(['GO-128MB'.$B$5:.$B$104])" office:value-type="float" office:value="240.771" calcext:value-type="float">
            <text:p>240,771</text:p>
          </table:table-cell>
        </table:table-row>
        <table:table-row table:style-name="ro1">
          <table:table-cell office:value-type="float" office:value="251.03" calcext:value-type="float">
            <text:p>251,03</text:p>
          </table:table-cell>
          <table:table-cell office:value-type="float" office:value="200.576" calcext:value-type="float">
            <text:p>200,576</text:p>
          </table:table-cell>
          <table:table-cell/>
          <table:table-cell office:value-type="float" office:value="2118.828" calcext:value-type="float">
            <text:p>2118,828</text:p>
          </table:table-cell>
          <table:table-cell office:value-type="float" office:value="2076.103" calcext:value-type="float">
            <text:p>2076,103</text:p>
          </table:table-cell>
          <table:table-cell/>
          <table:table-cell office:value-type="float" office:value="19993.482" calcext:value-type="float">
            <text:p>19993,482</text:p>
          </table:table-cell>
          <table:table-cell office:value-type="float" office:value="19703.098" calcext:value-type="float">
            <text:p>19703,09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table:formula="of:=AVERAGE(['GO-128MB'.$E$6:.$E$210])" office:value-type="float" office:value="1908.44844723618" calcext:value-type="float">
            <text:p>1908,4484472362</text:p>
          </table:table-cell>
          <table:table-cell table:formula="of:=STDEV(['GO-128MB'.$E$6:.$E$210])" office:value-type="float" office:value="60.3471258782356" calcext:value-type="float">
            <text:p>60,3471258782</text:p>
          </table:table-cell>
          <table:table-cell table:formula="of:=MIN(['GO-128MB'.$E$9:.$E$104])" office:value-type="float" office:value="1897.255" calcext:value-type="float">
            <text:p>1897,255</text:p>
          </table:table-cell>
          <table:table-cell table:formula="of:=MAX(['GO-128MB'.$E$9:.$E$104])" office:value-type="float" office:value="2061.594" calcext:value-type="float">
            <text:p>2061,594</text:p>
          </table:table-cell>
        </table:table-row>
        <table:table-row table:style-name="ro1">
          <table:table-cell office:value-type="float" office:value="258.64" calcext:value-type="float">
            <text:p>258,64</text:p>
          </table:table-cell>
          <table:table-cell office:value-type="float" office:value="200.537" calcext:value-type="float">
            <text:p>200,537</text:p>
          </table:table-cell>
          <table:table-cell/>
          <table:table-cell office:value-type="float" office:value="2137.371" calcext:value-type="float">
            <text:p>2137,371</text:p>
          </table:table-cell>
          <table:table-cell office:value-type="float" office:value="2061.594" calcext:value-type="float">
            <text:p>2061,594</text:p>
          </table:table-cell>
          <table:table-cell/>
          <table:table-cell office:value-type="float" office:value="19814.739" calcext:value-type="float">
            <text:p>19814,739</text:p>
          </table:table-cell>
          <table:table-cell office:value-type="float" office:value="19686.531" calcext:value-type="float">
            <text:p>19686,53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AVERAGE(['GO-128MB'.$H$5:.$H$46])" office:value-type="float" office:value="19429.9891190476" calcext:value-type="float">
            <text:p>19429,9891190476</text:p>
          </table:table-cell>
          <table:table-cell table:formula="of:=STDEV(['GO-128MB'.$H$5:.$H$46])" office:value-type="float" office:value="189.926525331887" calcext:value-type="float">
            <text:p>189,9265253319</text:p>
          </table:table-cell>
          <table:table-cell table:formula="of:=MIN(['GO-128MB'.$H$6:.$H$81])" office:value-type="float" office:value="18871.83" calcext:value-type="float">
            <text:p>18871,83</text:p>
          </table:table-cell>
          <table:table-cell table:formula="of:=MAX(['GO-128MB'.$H$6:.$H$79])" office:value-type="float" office:value="19741.821" calcext:value-type="float">
            <text:p>19741,821</text:p>
          </table:table-cell>
        </table:table-row>
        <table:table-row table:style-name="ro1">
          <table:table-cell office:value-type="float" office:value="246.389" calcext:value-type="float">
            <text:p>246,389</text:p>
          </table:table-cell>
          <table:table-cell office:value-type="float" office:value="200.534" calcext:value-type="float">
            <text:p>200,534</text:p>
          </table:table-cell>
          <table:table-cell/>
          <table:table-cell office:value-type="float" office:value="2158.275" calcext:value-type="float">
            <text:p>2158,275</text:p>
          </table:table-cell>
          <table:table-cell office:value-type="float" office:value="2061.249" calcext:value-type="float">
            <text:p>2061,249</text:p>
          </table:table-cell>
          <table:table-cell/>
          <table:table-cell office:value-type="float" office:value="19740.153" calcext:value-type="float">
            <text:p>19740,153</text:p>
          </table:table-cell>
          <table:table-cell office:value-type="float" office:value="19681.602" calcext:value-type="float">
            <text:p>19681,602</text:p>
          </table:table-cell>
          <table:table-cell table:number-columns-repeated="7"/>
        </table:table-row>
        <table:table-row table:style-name="ro1">
          <table:table-cell office:value-type="float" office:value="318.788" calcext:value-type="float">
            <text:p>318,788</text:p>
          </table:table-cell>
          <table:table-cell office:value-type="float" office:value="200.527" calcext:value-type="float">
            <text:p>200,527</text:p>
          </table:table-cell>
          <table:table-cell/>
          <table:table-cell office:value-type="float" office:value="2117.637" calcext:value-type="float">
            <text:p>2117,637</text:p>
          </table:table-cell>
          <table:table-cell office:value-type="float" office:value="2060.397" calcext:value-type="float">
            <text:p>2060,397</text:p>
          </table:table-cell>
          <table:table-cell/>
          <table:table-cell office:value-type="float" office:value="19675.759" calcext:value-type="float">
            <text:p>19675,759</text:p>
          </table:table-cell>
          <table:table-cell office:value-type="float" office:value="19619.89" calcext:value-type="float">
            <text:p>19619,89</text:p>
          </table:table-cell>
          <table:table-cell table:number-columns-repeated="7"/>
        </table:table-row>
        <table:table-row table:style-name="ro1">
          <table:table-cell office:value-type="float" office:value="257.608" calcext:value-type="float">
            <text:p>257,608</text:p>
          </table:table-cell>
          <table:table-cell office:value-type="float" office:value="200.501" calcext:value-type="float">
            <text:p>200,501</text:p>
          </table:table-cell>
          <table:table-cell/>
          <table:table-cell office:value-type="float" office:value="2101.871" calcext:value-type="float">
            <text:p>2101,871</text:p>
          </table:table-cell>
          <table:table-cell office:value-type="float" office:value="2059.855" calcext:value-type="float">
            <text:p>2059,855</text:p>
          </table:table-cell>
          <table:table-cell/>
          <table:table-cell office:value-type="float" office:value="19677.02" calcext:value-type="float">
            <text:p>19677,02</text:p>
          </table:table-cell>
          <table:table-cell office:value-type="float" office:value="19611.759" calcext:value-type="float">
            <text:p>19611,759</text:p>
          </table:table-cell>
          <table:table-cell table:number-columns-repeated="7"/>
        </table:table-row>
        <table:table-row table:style-name="ro1">
          <table:table-cell office:value-type="float" office:value="392.82" calcext:value-type="float">
            <text:p>392,82</text:p>
          </table:table-cell>
          <table:table-cell office:value-type="float" office:value="200.467" calcext:value-type="float">
            <text:p>200,467</text:p>
          </table:table-cell>
          <table:table-cell/>
          <table:table-cell office:value-type="float" office:value="2119.09" calcext:value-type="float">
            <text:p>2119,09</text:p>
          </table:table-cell>
          <table:table-cell office:value-type="float" office:value="2056.554" calcext:value-type="float">
            <text:p>2056,554</text:p>
          </table:table-cell>
          <table:table-cell/>
          <table:table-cell office:value-type="float" office:value="19762.428" calcext:value-type="float">
            <text:p>19762,428</text:p>
          </table:table-cell>
          <table:table-cell office:value-type="float" office:value="19603.228" calcext:value-type="float">
            <text:p>19603,228</text:p>
          </table:table-cell>
          <table:table-cell table:number-columns-repeated="7"/>
        </table:table-row>
        <table:table-row table:style-name="ro1">
          <table:table-cell office:value-type="float" office:value="258.492" calcext:value-type="float">
            <text:p>258,492</text:p>
          </table:table-cell>
          <table:table-cell office:value-type="float" office:value="200.452" calcext:value-type="float">
            <text:p>200,452</text:p>
          </table:table-cell>
          <table:table-cell/>
          <table:table-cell office:value-type="float" office:value="2103.085" calcext:value-type="float">
            <text:p>2103,085</text:p>
          </table:table-cell>
          <table:table-cell office:value-type="float" office:value="2056.431" calcext:value-type="float">
            <text:p>2056,431</text:p>
          </table:table-cell>
          <table:table-cell/>
          <table:table-cell office:value-type="float" office:value="19654.104" calcext:value-type="float">
            <text:p>19654,104</text:p>
          </table:table-cell>
          <table:table-cell office:value-type="float" office:value="19583.143" calcext:value-type="float">
            <text:p>19583,143</text:p>
          </table:table-cell>
          <table:table-cell table:number-columns-repeated="7"/>
        </table:table-row>
        <table:table-row table:style-name="ro1">
          <table:table-cell office:value-type="float" office:value="315.59" calcext:value-type="float">
            <text:p>315,59</text:p>
          </table:table-cell>
          <table:table-cell office:value-type="float" office:value="200.432" calcext:value-type="float">
            <text:p>200,432</text:p>
          </table:table-cell>
          <table:table-cell/>
          <table:table-cell office:value-type="float" office:value="2133.228" calcext:value-type="float">
            <text:p>2133,228</text:p>
          </table:table-cell>
          <table:table-cell office:value-type="float" office:value="2053.582" calcext:value-type="float">
            <text:p>2053,582</text:p>
          </table:table-cell>
          <table:table-cell/>
          <table:table-cell office:value-type="float" office:value="19690.856" calcext:value-type="float">
            <text:p>19690,856</text:p>
          </table:table-cell>
          <table:table-cell office:value-type="float" office:value="19582.967" calcext:value-type="float">
            <text:p>19582,967</text:p>
          </table:table-cell>
          <table:table-cell table:number-columns-repeated="7"/>
        </table:table-row>
        <table:table-row table:style-name="ro1">
          <table:table-cell office:value-type="float" office:value="257.819" calcext:value-type="float">
            <text:p>257,819</text:p>
          </table:table-cell>
          <table:table-cell office:value-type="float" office:value="200.401" calcext:value-type="float">
            <text:p>200,401</text:p>
          </table:table-cell>
          <table:table-cell/>
          <table:table-cell office:value-type="float" office:value="2097.515" calcext:value-type="float">
            <text:p>2097,515</text:p>
          </table:table-cell>
          <table:table-cell office:value-type="float" office:value="2043.309" calcext:value-type="float">
            <text:p>2043,309</text:p>
          </table:table-cell>
          <table:table-cell/>
          <table:table-cell office:value-type="float" office:value="19659.551" calcext:value-type="float">
            <text:p>19659,551</text:p>
          </table:table-cell>
          <table:table-cell office:value-type="float" office:value="19582.706" calcext:value-type="float">
            <text:p>19582,706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257.935" calcext:value-type="float">
            <text:p>257,935</text:p>
          </table:table-cell>
          <table:table-cell office:value-type="float" office:value="200.364" calcext:value-type="float">
            <text:p>200,364</text:p>
          </table:table-cell>
          <table:table-cell/>
          <table:table-cell office:value-type="float" office:value="2098.949" calcext:value-type="float">
            <text:p>2098,949</text:p>
          </table:table-cell>
          <table:table-cell office:value-type="float" office:value="2042.053" calcext:value-type="float">
            <text:p>2042,053</text:p>
          </table:table-cell>
          <table:table-cell/>
          <table:table-cell office:value-type="float" office:value="19641.391" calcext:value-type="float">
            <text:p>19641,391</text:p>
          </table:table-cell>
          <table:table-cell office:value-type="float" office:value="19580.614" calcext:value-type="float">
            <text:p>19580,614</text:p>
          </table:table-cell>
          <table:table-cell table:number-columns-repeated="7"/>
        </table:table-row>
        <table:table-row table:style-name="ro1">
          <table:table-cell office:value-type="float" office:value="257.388" calcext:value-type="float">
            <text:p>257,388</text:p>
          </table:table-cell>
          <table:table-cell office:value-type="float" office:value="200.313" calcext:value-type="float">
            <text:p>200,313</text:p>
          </table:table-cell>
          <table:table-cell/>
          <table:table-cell office:value-type="float" office:value="2271.464" calcext:value-type="float">
            <text:p>2271,464</text:p>
          </table:table-cell>
          <table:table-cell office:value-type="float" office:value="2041.48" calcext:value-type="float">
            <text:p>2041,48</text:p>
          </table:table-cell>
          <table:table-cell/>
          <table:table-cell office:value-type="float" office:value="19614.037" calcext:value-type="float">
            <text:p>19614,037</text:p>
          </table:table-cell>
          <table:table-cell office:value-type="float" office:value="19569.822" calcext:value-type="float">
            <text:p>19569,822</text:p>
          </table:table-cell>
          <table:table-cell table:number-columns-repeated="7"/>
        </table:table-row>
        <table:table-row table:style-name="ro1">
          <table:table-cell office:value-type="float" office:value="315.356" calcext:value-type="float">
            <text:p>315,356</text:p>
          </table:table-cell>
          <table:table-cell office:value-type="float" office:value="200.302" calcext:value-type="float">
            <text:p>200,302</text:p>
          </table:table-cell>
          <table:table-cell/>
          <table:table-cell office:value-type="float" office:value="2117.863" calcext:value-type="float">
            <text:p>2117,863</text:p>
          </table:table-cell>
          <table:table-cell office:value-type="float" office:value="2040.848" calcext:value-type="float">
            <text:p>2040,848</text:p>
          </table:table-cell>
          <table:table-cell/>
          <table:table-cell office:value-type="float" office:value="19639.359" calcext:value-type="float">
            <text:p>19639,359</text:p>
          </table:table-cell>
          <table:table-cell office:value-type="float" office:value="19562.79" calcext:value-type="float">
            <text:p>19562,79</text:p>
          </table:table-cell>
          <table:table-cell table:number-columns-repeated="7"/>
        </table:table-row>
        <table:table-row table:style-name="ro1">
          <table:table-cell office:value-type="float" office:value="258.033" calcext:value-type="float">
            <text:p>258,033</text:p>
          </table:table-cell>
          <table:table-cell office:value-type="float" office:value="200.284" calcext:value-type="float">
            <text:p>200,284</text:p>
          </table:table-cell>
          <table:table-cell/>
          <table:table-cell office:value-type="float" office:value="2280.98" calcext:value-type="float">
            <text:p>2280,98</text:p>
          </table:table-cell>
          <table:table-cell office:value-type="float" office:value="2040.663" calcext:value-type="float">
            <text:p>2040,663</text:p>
          </table:table-cell>
          <table:table-cell/>
          <table:table-cell office:value-type="float" office:value="19600.232" calcext:value-type="float">
            <text:p>19600,232</text:p>
          </table:table-cell>
          <table:table-cell office:value-type="float" office:value="19546.646" calcext:value-type="float">
            <text:p>19546,646</text:p>
          </table:table-cell>
          <table:table-cell table:number-columns-repeated="7"/>
        </table:table-row>
        <table:table-row table:style-name="ro1">
          <table:table-cell office:value-type="float" office:value="257.277" calcext:value-type="float">
            <text:p>257,277</text:p>
          </table:table-cell>
          <table:table-cell office:value-type="float" office:value="200.273" calcext:value-type="float">
            <text:p>200,273</text:p>
          </table:table-cell>
          <table:table-cell/>
          <table:table-cell office:value-type="float" office:value="2975.435" calcext:value-type="float">
            <text:p>2975,435</text:p>
          </table:table-cell>
          <table:table-cell office:value-type="float" office:value="2040.561" calcext:value-type="float">
            <text:p>2040,561</text:p>
          </table:table-cell>
          <table:table-cell/>
          <table:table-cell office:value-type="float" office:value="19541.26" calcext:value-type="float">
            <text:p>19541,26</text:p>
          </table:table-cell>
          <table:table-cell office:value-type="float" office:value="19487.506" calcext:value-type="float">
            <text:p>19487,506</text:p>
          </table:table-cell>
          <table:table-cell table:number-columns-repeated="7"/>
        </table:table-row>
        <table:table-row table:style-name="ro1">
          <table:table-cell office:value-type="float" office:value="259.073" calcext:value-type="float">
            <text:p>259,073</text:p>
          </table:table-cell>
          <table:table-cell office:value-type="float" office:value="200.264" calcext:value-type="float">
            <text:p>200,264</text:p>
          </table:table-cell>
          <table:table-cell/>
          <table:table-cell office:value-type="float" office:value="2080.898" calcext:value-type="float">
            <text:p>2080,898</text:p>
          </table:table-cell>
          <table:table-cell office:value-type="float" office:value="2040.521" calcext:value-type="float">
            <text:p>2040,521</text:p>
          </table:table-cell>
          <table:table-cell/>
          <table:table-cell office:value-type="float" office:value="19539.779" calcext:value-type="float">
            <text:p>19539,779</text:p>
          </table:table-cell>
          <table:table-cell office:value-type="float" office:value="19481.665" calcext:value-type="float">
            <text:p>19481,665</text:p>
          </table:table-cell>
          <table:table-cell table:number-columns-repeated="7"/>
        </table:table-row>
        <table:table-row table:style-name="ro1">
          <table:table-cell office:value-type="float" office:value="258.871" calcext:value-type="float">
            <text:p>258,871</text:p>
          </table:table-cell>
          <table:table-cell office:value-type="float" office:value="200.236" calcext:value-type="float">
            <text:p>200,236</text:p>
          </table:table-cell>
          <table:table-cell/>
          <table:table-cell office:value-type="float" office:value="2080.303" calcext:value-type="float">
            <text:p>2080,303</text:p>
          </table:table-cell>
          <table:table-cell office:value-type="float" office:value="2040.402" calcext:value-type="float">
            <text:p>2040,402</text:p>
          </table:table-cell>
          <table:table-cell/>
          <table:table-cell office:value-type="float" office:value="19524.113" calcext:value-type="float">
            <text:p>19524,113</text:p>
          </table:table-cell>
          <table:table-cell office:value-type="float" office:value="19469.697" calcext:value-type="float">
            <text:p>19469,697</text:p>
          </table:table-cell>
          <table:table-cell table:number-columns-repeated="7"/>
        </table:table-row>
        <table:table-row table:style-name="ro1">
          <table:table-cell office:value-type="float" office:value="239.781" calcext:value-type="float">
            <text:p>239,781</text:p>
          </table:table-cell>
          <table:table-cell office:value-type="float" office:value="195.079" calcext:value-type="float">
            <text:p>195,079</text:p>
          </table:table-cell>
          <table:table-cell/>
          <table:table-cell office:value-type="float" office:value="2079.91" calcext:value-type="float">
            <text:p>2079,91</text:p>
          </table:table-cell>
          <table:table-cell office:value-type="float" office:value="2037.841" calcext:value-type="float">
            <text:p>2037,841</text:p>
          </table:table-cell>
          <table:table-cell/>
          <table:table-cell office:value-type="float" office:value="19508.117" calcext:value-type="float">
            <text:p>19508,117</text:p>
          </table:table-cell>
          <table:table-cell office:value-type="float" office:value="19454.621" calcext:value-type="float">
            <text:p>19454,621</text:p>
          </table:table-cell>
          <table:table-cell table:number-columns-repeated="7"/>
        </table:table-row>
        <table:table-row table:style-name="ro1">
          <table:table-cell office:value-type="float" office:value="239.666" calcext:value-type="float">
            <text:p>239,666</text:p>
          </table:table-cell>
          <table:table-cell office:value-type="float" office:value="193.844" calcext:value-type="float">
            <text:p>193,844</text:p>
          </table:table-cell>
          <table:table-cell/>
          <table:table-cell office:value-type="float" office:value="2062.217" calcext:value-type="float">
            <text:p>2062,217</text:p>
          </table:table-cell>
          <table:table-cell office:value-type="float" office:value="2021.691" calcext:value-type="float">
            <text:p>2021,691</text:p>
          </table:table-cell>
          <table:table-cell/>
          <table:table-cell office:value-type="float" office:value="19720.733" calcext:value-type="float">
            <text:p>19720,733</text:p>
          </table:table-cell>
          <table:table-cell office:value-type="float" office:value="19446.046" calcext:value-type="float">
            <text:p>19446,046</text:p>
          </table:table-cell>
          <table:table-cell table:number-columns-repeated="7"/>
        </table:table-row>
        <table:table-row table:style-name="ro1">
          <table:table-cell office:value-type="float" office:value="238.22" calcext:value-type="float">
            <text:p>238,22</text:p>
          </table:table-cell>
          <table:table-cell office:value-type="float" office:value="192.485" calcext:value-type="float">
            <text:p>192,485</text:p>
          </table:table-cell>
          <table:table-cell/>
          <table:table-cell office:value-type="float" office:value="2079.496" calcext:value-type="float">
            <text:p>2079,496</text:p>
          </table:table-cell>
          <table:table-cell office:value-type="float" office:value="2021.642" calcext:value-type="float">
            <text:p>2021,642</text:p>
          </table:table-cell>
          <table:table-cell/>
          <table:table-cell office:value-type="float" office:value="19462.668" calcext:value-type="float">
            <text:p>19462,668</text:p>
          </table:table-cell>
          <table:table-cell office:value-type="float" office:value="19403.367" calcext:value-type="float">
            <text:p>19403,367</text:p>
          </table:table-cell>
          <table:table-cell table:number-columns-repeated="7"/>
        </table:table-row>
        <table:table-row table:style-name="ro1">
          <table:table-cell office:value-type="float" office:value="237.992" calcext:value-type="float">
            <text:p>237,992</text:p>
          </table:table-cell>
          <table:table-cell office:value-type="float" office:value="192.368" calcext:value-type="float">
            <text:p>192,368</text:p>
          </table:table-cell>
          <table:table-cell/>
          <table:table-cell office:value-type="float" office:value="2116.612" calcext:value-type="float">
            <text:p>2116,612</text:p>
          </table:table-cell>
          <table:table-cell office:value-type="float" office:value="2021.63" calcext:value-type="float">
            <text:p>2021,63</text:p>
          </table:table-cell>
          <table:table-cell/>
          <table:table-cell office:value-type="float" office:value="19459.025" calcext:value-type="float">
            <text:p>19459,025</text:p>
          </table:table-cell>
          <table:table-cell office:value-type="float" office:value="19382.84" calcext:value-type="float">
            <text:p>19382,84</text:p>
          </table:table-cell>
          <table:table-cell table:number-columns-repeated="7"/>
        </table:table-row>
        <table:table-row table:style-name="ro1">
          <table:table-cell office:value-type="float" office:value="238.096" calcext:value-type="float">
            <text:p>238,096</text:p>
          </table:table-cell>
          <table:table-cell office:value-type="float" office:value="192.353" calcext:value-type="float">
            <text:p>192,353</text:p>
          </table:table-cell>
          <table:table-cell/>
          <table:table-cell office:value-type="float" office:value="2075.505" calcext:value-type="float">
            <text:p>2075,505</text:p>
          </table:table-cell>
          <table:table-cell office:value-type="float" office:value="2020.941" calcext:value-type="float">
            <text:p>2020,941</text:p>
          </table:table-cell>
          <table:table-cell/>
          <table:table-cell office:value-type="float" office:value="19438.72" calcext:value-type="float">
            <text:p>19438,72</text:p>
          </table:table-cell>
          <table:table-cell office:value-type="float" office:value="19382.448" calcext:value-type="float">
            <text:p>19382,448</text:p>
          </table:table-cell>
          <table:table-cell table:number-columns-repeated="7"/>
        </table:table-row>
        <table:table-row table:style-name="ro1">
          <table:table-cell office:value-type="float" office:value="238.884" calcext:value-type="float">
            <text:p>238,884</text:p>
          </table:table-cell>
          <table:table-cell office:value-type="float" office:value="192.105" calcext:value-type="float">
            <text:p>192,105</text:p>
          </table:table-cell>
          <table:table-cell/>
          <table:table-cell office:value-type="float" office:value="2118.366" calcext:value-type="float">
            <text:p>2118,366</text:p>
          </table:table-cell>
          <table:table-cell office:value-type="float" office:value="2003.654" calcext:value-type="float">
            <text:p>2003,654</text:p>
          </table:table-cell>
          <table:table-cell/>
          <table:table-cell office:value-type="float" office:value="19445.125" calcext:value-type="float">
            <text:p>19445,125</text:p>
          </table:table-cell>
          <table:table-cell office:value-type="float" office:value="19361.911" calcext:value-type="float">
            <text:p>19361,911</text:p>
          </table:table-cell>
          <table:table-cell table:number-columns-repeated="7"/>
        </table:table-row>
        <table:table-row table:style-name="ro1">
          <table:table-cell office:value-type="float" office:value="239.839" calcext:value-type="float">
            <text:p>239,839</text:p>
          </table:table-cell>
          <table:table-cell office:value-type="float" office:value="190.428" calcext:value-type="float">
            <text:p>190,428</text:p>
          </table:table-cell>
          <table:table-cell/>
          <table:table-cell office:value-type="float" office:value="2044.782" calcext:value-type="float">
            <text:p>2044,782</text:p>
          </table:table-cell>
          <table:table-cell office:value-type="float" office:value="2000.891" calcext:value-type="float">
            <text:p>2000,891</text:p>
          </table:table-cell>
          <table:table-cell/>
          <table:table-cell office:value-type="float" office:value="19420.077" calcext:value-type="float">
            <text:p>19420,077</text:p>
          </table:table-cell>
          <table:table-cell office:value-type="float" office:value="19361.473" calcext:value-type="float">
            <text:p>19361,473</text:p>
          </table:table-cell>
          <table:table-cell table:number-columns-repeated="7"/>
        </table:table-row>
        <table:table-row table:style-name="ro1">
          <table:table-cell office:value-type="float" office:value="238.19" calcext:value-type="float">
            <text:p>238,19</text:p>
          </table:table-cell>
          <table:table-cell office:value-type="float" office:value="188.664" calcext:value-type="float">
            <text:p>188,664</text:p>
          </table:table-cell>
          <table:table-cell/>
          <table:table-cell office:value-type="float" office:value="2056.456" calcext:value-type="float">
            <text:p>2056,456</text:p>
          </table:table-cell>
          <table:table-cell office:value-type="float" office:value="1962.237" calcext:value-type="float">
            <text:p>1962,237</text:p>
          </table:table-cell>
          <table:table-cell/>
          <table:table-cell office:value-type="float" office:value="19401.422" calcext:value-type="float">
            <text:p>19401,422</text:p>
          </table:table-cell>
          <table:table-cell office:value-type="float" office:value="19355.262" calcext:value-type="float">
            <text:p>19355,262</text:p>
          </table:table-cell>
          <table:table-cell table:number-columns-repeated="7"/>
        </table:table-row>
        <table:table-row table:style-name="ro1">
          <table:table-cell office:value-type="float" office:value="236.642" calcext:value-type="float">
            <text:p>236,642</text:p>
          </table:table-cell>
          <table:table-cell office:value-type="float" office:value="188.382" calcext:value-type="float">
            <text:p>188,382</text:p>
          </table:table-cell>
          <table:table-cell/>
          <table:table-cell office:value-type="float" office:value="2056.713" calcext:value-type="float">
            <text:p>2056,713</text:p>
          </table:table-cell>
          <table:table-cell office:value-type="float" office:value="1961.588" calcext:value-type="float">
            <text:p>1961,588</text:p>
          </table:table-cell>
          <table:table-cell/>
          <table:table-cell office:value-type="float" office:value="19443.289" calcext:value-type="float">
            <text:p>19443,289</text:p>
          </table:table-cell>
          <table:table-cell office:value-type="float" office:value="19323.372" calcext:value-type="float">
            <text:p>19323,372</text:p>
          </table:table-cell>
          <table:table-cell table:number-columns-repeated="7"/>
        </table:table-row>
        <table:table-row table:style-name="ro1">
          <table:table-cell office:value-type="float" office:value="234.07" calcext:value-type="float">
            <text:p>234,07</text:p>
          </table:table-cell>
          <table:table-cell office:value-type="float" office:value="187.462" calcext:value-type="float">
            <text:p>187,462</text:p>
          </table:table-cell>
          <table:table-cell/>
          <table:table-cell office:value-type="float" office:value="2341.876" calcext:value-type="float">
            <text:p>2341,876</text:p>
          </table:table-cell>
          <table:table-cell office:value-type="float" office:value="1959.931" calcext:value-type="float">
            <text:p>1959,931</text:p>
          </table:table-cell>
          <table:table-cell/>
          <table:table-cell office:value-type="float" office:value="19399.386" calcext:value-type="float">
            <text:p>19399,386</text:p>
          </table:table-cell>
          <table:table-cell office:value-type="float" office:value="19322.616" calcext:value-type="float">
            <text:p>19322,616</text:p>
          </table:table-cell>
          <table:table-cell table:number-columns-repeated="7"/>
        </table:table-row>
        <table:table-row table:style-name="ro1">
          <table:table-cell office:value-type="float" office:value="233.422" calcext:value-type="float">
            <text:p>233,422</text:p>
          </table:table-cell>
          <table:table-cell office:value-type="float" office:value="181.247" calcext:value-type="float">
            <text:p>181,247</text:p>
          </table:table-cell>
          <table:table-cell/>
          <table:table-cell office:value-type="float" office:value="2017.017" calcext:value-type="float">
            <text:p>2017,017</text:p>
          </table:table-cell>
          <table:table-cell office:value-type="float" office:value="1959.909" calcext:value-type="float">
            <text:p>1959,909</text:p>
          </table:table-cell>
          <table:table-cell/>
          <table:table-cell office:value-type="float" office:value="19359.904" calcext:value-type="float">
            <text:p>19359,904</text:p>
          </table:table-cell>
          <table:table-cell office:value-type="float" office:value="19316.734" calcext:value-type="float">
            <text:p>19316,734</text:p>
          </table:table-cell>
          <table:table-cell table:number-columns-repeated="7"/>
        </table:table-row>
        <table:table-row table:style-name="ro1">
          <table:table-cell office:value-type="float" office:value="237.433" calcext:value-type="float">
            <text:p>237,433</text:p>
          </table:table-cell>
          <table:table-cell office:value-type="float" office:value="180.716" calcext:value-type="float">
            <text:p>180,716</text:p>
          </table:table-cell>
          <table:table-cell/>
          <table:table-cell office:value-type="float" office:value="1998.442" calcext:value-type="float">
            <text:p>1998,442</text:p>
          </table:table-cell>
          <table:table-cell office:value-type="float" office:value="1955.159" calcext:value-type="float">
            <text:p>1955,159</text:p>
          </table:table-cell>
          <table:table-cell/>
          <table:table-cell office:value-type="float" office:value="19358.549" calcext:value-type="float">
            <text:p>19358,549</text:p>
          </table:table-cell>
          <table:table-cell office:value-type="float" office:value="19299.537" calcext:value-type="float">
            <text:p>19299,537</text:p>
          </table:table-cell>
          <table:table-cell table:number-columns-repeated="7"/>
        </table:table-row>
        <table:table-row table:style-name="ro1">
          <table:table-cell office:value-type="float" office:value="254.781" calcext:value-type="float">
            <text:p>254,781</text:p>
          </table:table-cell>
          <table:table-cell office:value-type="float" office:value="180.712" calcext:value-type="float">
            <text:p>180,712</text:p>
          </table:table-cell>
          <table:table-cell/>
          <table:table-cell office:value-type="float" office:value="1999.055" calcext:value-type="float">
            <text:p>1999,055</text:p>
          </table:table-cell>
          <table:table-cell office:value-type="float" office:value="1954.809" calcext:value-type="float">
            <text:p>1954,809</text:p>
          </table:table-cell>
          <table:table-cell/>
          <table:table-cell office:value-type="float" office:value="19339.222" calcext:value-type="float">
            <text:p>19339,222</text:p>
          </table:table-cell>
          <table:table-cell office:value-type="float" office:value="19279.834" calcext:value-type="float">
            <text:p>19279,834</text:p>
          </table:table-cell>
          <table:table-cell table:number-columns-repeated="7"/>
        </table:table-row>
        <table:table-row table:style-name="ro1">
          <table:table-cell office:value-type="float" office:value="236.91" calcext:value-type="float">
            <text:p>236,91</text:p>
          </table:table-cell>
          <table:table-cell office:value-type="float" office:value="180.708" calcext:value-type="float">
            <text:p>180,708</text:p>
          </table:table-cell>
          <table:table-cell/>
          <table:table-cell office:value-type="float" office:value="1999.989" calcext:value-type="float">
            <text:p>1999,989</text:p>
          </table:table-cell>
          <table:table-cell office:value-type="float" office:value="1941.248" calcext:value-type="float">
            <text:p>1941,248</text:p>
          </table:table-cell>
          <table:table-cell/>
          <table:table-cell office:value-type="float" office:value="19536.273" calcext:value-type="float">
            <text:p>19536,273</text:p>
          </table:table-cell>
          <table:table-cell office:value-type="float" office:value="19277.194" calcext:value-type="float">
            <text:p>19277,194</text:p>
          </table:table-cell>
          <table:table-cell table:number-columns-repeated="7"/>
        </table:table-row>
        <table:table-row table:style-name="ro1">
          <table:table-cell office:value-type="float" office:value="240.925" calcext:value-type="float">
            <text:p>240,925</text:p>
          </table:table-cell>
          <table:table-cell office:value-type="float" office:value="180.668" calcext:value-type="float">
            <text:p>180,668</text:p>
          </table:table-cell>
          <table:table-cell/>
          <table:table-cell office:value-type="float" office:value="1997.712" calcext:value-type="float">
            <text:p>1997,712</text:p>
          </table:table-cell>
          <table:table-cell office:value-type="float" office:value="1940.647" calcext:value-type="float">
            <text:p>1940,647</text:p>
          </table:table-cell>
          <table:table-cell/>
          <table:table-cell office:value-type="float" office:value="19296.981" calcext:value-type="float">
            <text:p>19296,981</text:p>
          </table:table-cell>
          <table:table-cell office:value-type="float" office:value="19240.512" calcext:value-type="float">
            <text:p>19240,512</text:p>
          </table:table-cell>
          <table:table-cell table:number-columns-repeated="7"/>
        </table:table-row>
        <table:table-row table:style-name="ro1">
          <table:table-cell office:value-type="float" office:value="313.646" calcext:value-type="float">
            <text:p>313,646</text:p>
          </table:table-cell>
          <table:table-cell office:value-type="float" office:value="180.649" calcext:value-type="float">
            <text:p>180,649</text:p>
          </table:table-cell>
          <table:table-cell/>
          <table:table-cell office:value-type="float" office:value="1998.551" calcext:value-type="float">
            <text:p>1998,551</text:p>
          </table:table-cell>
          <table:table-cell office:value-type="float" office:value="1940.13" calcext:value-type="float">
            <text:p>1940,13</text:p>
          </table:table-cell>
          <table:table-cell/>
          <table:table-cell office:value-type="float" office:value="19277.964" calcext:value-type="float">
            <text:p>19277,964</text:p>
          </table:table-cell>
          <table:table-cell office:value-type="float" office:value="19220.07" calcext:value-type="float">
            <text:p>19220,07</text:p>
          </table:table-cell>
          <table:table-cell table:number-columns-repeated="7"/>
        </table:table-row>
        <table:table-row table:style-name="ro1">
          <table:table-cell office:value-type="float" office:value="238.572" calcext:value-type="float">
            <text:p>238,572</text:p>
          </table:table-cell>
          <table:table-cell office:value-type="float" office:value="180.627" calcext:value-type="float">
            <text:p>180,627</text:p>
          </table:table-cell>
          <table:table-cell/>
          <table:table-cell office:value-type="float" office:value="2016.952" calcext:value-type="float">
            <text:p>2016,952</text:p>
          </table:table-cell>
          <table:table-cell office:value-type="float" office:value="1939.946" calcext:value-type="float">
            <text:p>1939,946</text:p>
          </table:table-cell>
          <table:table-cell/>
          <table:table-cell office:value-type="float" office:value="19756.176" calcext:value-type="float">
            <text:p>19756,176</text:p>
          </table:table-cell>
          <table:table-cell office:value-type="float" office:value="19201.211" calcext:value-type="float">
            <text:p>19201,211</text:p>
          </table:table-cell>
          <table:table-cell table:number-columns-repeated="7"/>
        </table:table-row>
        <table:table-row table:style-name="ro1">
          <table:table-cell office:value-type="float" office:value="237.993" calcext:value-type="float">
            <text:p>237,993</text:p>
          </table:table-cell>
          <table:table-cell office:value-type="float" office:value="180.58" calcext:value-type="float">
            <text:p>180,58</text:p>
          </table:table-cell>
          <table:table-cell/>
          <table:table-cell office:value-type="float" office:value="1997.392" calcext:value-type="float">
            <text:p>1997,392</text:p>
          </table:table-cell>
          <table:table-cell office:value-type="float" office:value="1939.616" calcext:value-type="float">
            <text:p>1939,616</text:p>
          </table:table-cell>
          <table:table-cell/>
          <table:table-cell office:value-type="float" office:value="19242.383" calcext:value-type="float">
            <text:p>19242,383</text:p>
          </table:table-cell>
          <table:table-cell office:value-type="float" office:value="19199.888" calcext:value-type="float">
            <text:p>19199,888</text:p>
          </table:table-cell>
          <table:table-cell table:number-columns-repeated="7"/>
        </table:table-row>
        <table:table-row table:style-name="ro1">
          <table:table-cell office:value-type="float" office:value="256.374" calcext:value-type="float">
            <text:p>256,374</text:p>
          </table:table-cell>
          <table:table-cell office:value-type="float" office:value="180.56" calcext:value-type="float">
            <text:p>180,56</text:p>
          </table:table-cell>
          <table:table-cell/>
          <table:table-cell office:value-type="float" office:value="1978.743" calcext:value-type="float">
            <text:p>1978,743</text:p>
          </table:table-cell>
          <table:table-cell office:value-type="float" office:value="1936.745" calcext:value-type="float">
            <text:p>1936,745</text:p>
          </table:table-cell>
          <table:table-cell/>
          <table:table-cell office:value-type="float" office:value="19280.174" calcext:value-type="float">
            <text:p>19280,174</text:p>
          </table:table-cell>
          <table:table-cell office:value-type="float" office:value="19199.744" calcext:value-type="float">
            <text:p>19199,744</text:p>
          </table:table-cell>
          <table:table-cell table:number-columns-repeated="7"/>
        </table:table-row>
        <table:table-row table:style-name="ro1">
          <table:table-cell office:value-type="float" office:value="258.488" calcext:value-type="float">
            <text:p>258,488</text:p>
          </table:table-cell>
          <table:table-cell office:value-type="float" office:value="180.549" calcext:value-type="float">
            <text:p>180,549</text:p>
          </table:table-cell>
          <table:table-cell/>
          <table:table-cell office:value-type="float" office:value="1979.525" calcext:value-type="float">
            <text:p>1979,525</text:p>
          </table:table-cell>
          <table:table-cell office:value-type="float" office:value="1936.427" calcext:value-type="float">
            <text:p>1936,427</text:p>
          </table:table-cell>
          <table:table-cell/>
          <table:table-cell office:value-type="float" office:value="19220.394" calcext:value-type="float">
            <text:p>19220,394</text:p>
          </table:table-cell>
          <table:table-cell office:value-type="float" office:value="19172.203" calcext:value-type="float">
            <text:p>19172,203</text:p>
          </table:table-cell>
          <table:table-cell table:number-columns-repeated="7"/>
        </table:table-row>
        <table:table-row table:style-name="ro1">
          <table:table-cell office:value-type="float" office:value="257.94" calcext:value-type="float">
            <text:p>257,94</text:p>
          </table:table-cell>
          <table:table-cell office:value-type="float" office:value="180.539" calcext:value-type="float">
            <text:p>180,539</text:p>
          </table:table-cell>
          <table:table-cell/>
          <table:table-cell office:value-type="float" office:value="1978.156" calcext:value-type="float">
            <text:p>1978,156</text:p>
          </table:table-cell>
          <table:table-cell office:value-type="float" office:value="1935.489" calcext:value-type="float">
            <text:p>1935,489</text:p>
          </table:table-cell>
          <table:table-cell/>
          <table:table-cell office:value-type="float" office:value="19181.204" calcext:value-type="float">
            <text:p>19181,204</text:p>
          </table:table-cell>
          <table:table-cell office:value-type="float" office:value="19122.693" calcext:value-type="float">
            <text:p>19122,693</text:p>
          </table:table-cell>
          <table:table-cell table:number-columns-repeated="7"/>
        </table:table-row>
        <table:table-row table:style-name="ro1">
          <table:table-cell office:value-type="float" office:value="237.786" calcext:value-type="float">
            <text:p>237,786</text:p>
          </table:table-cell>
          <table:table-cell office:value-type="float" office:value="180.537" calcext:value-type="float">
            <text:p>180,537</text:p>
          </table:table-cell>
          <table:table-cell/>
          <table:table-cell office:value-type="float" office:value="1976.685" calcext:value-type="float">
            <text:p>1976,685</text:p>
          </table:table-cell>
          <table:table-cell office:value-type="float" office:value="1933.481" calcext:value-type="float">
            <text:p>1933,481</text:p>
          </table:table-cell>
          <table:table-cell/>
          <table:table-cell office:value-type="float" office:value="19278.447" calcext:value-type="float">
            <text:p>19278,447</text:p>
          </table:table-cell>
          <table:table-cell office:value-type="float" office:value="19101.231" calcext:value-type="float">
            <text:p>19101,231</text:p>
          </table:table-cell>
          <table:table-cell table:number-columns-repeated="7"/>
        </table:table-row>
        <table:table-row table:style-name="ro1">
          <table:table-cell office:value-type="float" office:value="238.271" calcext:value-type="float">
            <text:p>238,271</text:p>
          </table:table-cell>
          <table:table-cell office:value-type="float" office:value="180.535" calcext:value-type="float">
            <text:p>180,535</text:p>
          </table:table-cell>
          <table:table-cell/>
          <table:table-cell office:value-type="float" office:value="5723.917" calcext:value-type="float">
            <text:p>5723,917</text:p>
          </table:table-cell>
          <table:table-cell office:value-type="float" office:value="1933.014" calcext:value-type="float">
            <text:p>1933,014</text:p>
          </table:table-cell>
          <table:table-cell/>
          <table:table-cell office:value-type="float" office:value="19299.786" calcext:value-type="float">
            <text:p>19299,786</text:p>
          </table:table-cell>
          <table:table-cell office:value-type="float" office:value="19081.563" calcext:value-type="float">
            <text:p>19081,563</text:p>
          </table:table-cell>
          <table:table-cell table:number-columns-repeated="7"/>
        </table:table-row>
        <table:table-row table:style-name="ro1">
          <table:table-cell office:value-type="float" office:value="239.379" calcext:value-type="float">
            <text:p>239,379</text:p>
          </table:table-cell>
          <table:table-cell office:value-type="float" office:value="180.53" calcext:value-type="float">
            <text:p>180,53</text:p>
          </table:table-cell>
          <table:table-cell/>
          <table:table-cell office:value-type="float" office:value="1980.209" calcext:value-type="float">
            <text:p>1980,209</text:p>
          </table:table-cell>
          <table:table-cell office:value-type="float" office:value="1930.419" calcext:value-type="float">
            <text:p>1930,419</text:p>
          </table:table-cell>
          <table:table-cell/>
          <table:table-cell office:value-type="float" office:value="18925.808" calcext:value-type="float">
            <text:p>18925,808</text:p>
          </table:table-cell>
          <table:table-cell office:value-type="float" office:value="18873.106" calcext:value-type="float">
            <text:p>18873,106</text:p>
          </table:table-cell>
          <table:table-cell table:number-columns-repeated="7"/>
        </table:table-row>
        <table:table-row table:style-name="ro1">
          <table:table-cell office:value-type="float" office:value="276.659" calcext:value-type="float">
            <text:p>276,659</text:p>
          </table:table-cell>
          <table:table-cell office:value-type="float" office:value="180.527" calcext:value-type="float">
            <text:p>180,527</text:p>
          </table:table-cell>
          <table:table-cell/>
          <table:table-cell office:value-type="float" office:value="1966.22" calcext:value-type="float">
            <text:p>1966,22</text:p>
          </table:table-cell>
          <table:table-cell office:value-type="float" office:value="1924.378" calcext:value-type="float">
            <text:p>1924,378</text:p>
          </table:table-cell>
          <table:table-cell/>
          <table:table-cell office:value-type="float" office:value="18921.993" calcext:value-type="float">
            <text:p>18921,993</text:p>
          </table:table-cell>
          <table:table-cell office:value-type="float" office:value="18871.83" calcext:value-type="float">
            <text:p>18871,83</text:p>
          </table:table-cell>
          <table:table-cell table:number-columns-repeated="7"/>
        </table:table-row>
        <table:table-row table:style-name="ro1">
          <table:table-cell office:value-type="float" office:value="237.694" calcext:value-type="float">
            <text:p>237,694</text:p>
          </table:table-cell>
          <table:table-cell office:value-type="float" office:value="180.522" calcext:value-type="float">
            <text:p>180,522</text:p>
          </table:table-cell>
          <table:table-cell/>
          <table:table-cell office:value-type="float" office:value="2002.055" calcext:value-type="float">
            <text:p>2002,055</text:p>
          </table:table-cell>
          <table:table-cell office:value-type="float" office:value="1923.872" calcext:value-type="float">
            <text:p>1923,872</text:p>
          </table:table-cell>
          <table:table-cell table:number-columns-repeated="10"/>
        </table:table-row>
        <table:table-row table:style-name="ro1">
          <table:table-cell office:value-type="float" office:value="237.771" calcext:value-type="float">
            <text:p>237,771</text:p>
          </table:table-cell>
          <table:table-cell office:value-type="float" office:value="180.519" calcext:value-type="float">
            <text:p>180,519</text:p>
          </table:table-cell>
          <table:table-cell/>
          <table:table-cell office:value-type="float" office:value="2004.42" calcext:value-type="float">
            <text:p>2004,42</text:p>
          </table:table-cell>
          <table:table-cell office:value-type="float" office:value="1921.927" calcext:value-type="float">
            <text:p>1921,927</text:p>
          </table:table-cell>
          <table:table-cell table:number-columns-repeated="10"/>
        </table:table-row>
        <table:table-row table:style-name="ro1">
          <table:table-cell office:value-type="float" office:value="239.81" calcext:value-type="float">
            <text:p>239,81</text:p>
          </table:table-cell>
          <table:table-cell office:value-type="float" office:value="180.507" calcext:value-type="float">
            <text:p>180,507</text:p>
          </table:table-cell>
          <table:table-cell/>
          <table:table-cell office:value-type="float" office:value="1976.424" calcext:value-type="float">
            <text:p>1976,424</text:p>
          </table:table-cell>
          <table:table-cell office:value-type="float" office:value="1921.862" calcext:value-type="float">
            <text:p>1921,862</text:p>
          </table:table-cell>
          <table:table-cell table:number-columns-repeated="10"/>
        </table:table-row>
        <table:table-row table:style-name="ro1">
          <table:table-cell office:value-type="float" office:value="228.169" calcext:value-type="float">
            <text:p>228,169</text:p>
          </table:table-cell>
          <table:table-cell office:value-type="float" office:value="180.484" calcext:value-type="float">
            <text:p>180,484</text:p>
          </table:table-cell>
          <table:table-cell/>
          <table:table-cell office:value-type="float" office:value="2001.343" calcext:value-type="float">
            <text:p>2001,343</text:p>
          </table:table-cell>
          <table:table-cell office:value-type="float" office:value="1921.488" calcext:value-type="float">
            <text:p>1921,488</text:p>
          </table:table-cell>
          <table:table-cell table:number-columns-repeated="10"/>
        </table:table-row>
        <table:table-row table:style-name="ro1">
          <table:table-cell office:value-type="float" office:value="238.107" calcext:value-type="float">
            <text:p>238,107</text:p>
          </table:table-cell>
          <table:table-cell office:value-type="float" office:value="180.469" calcext:value-type="float">
            <text:p>180,469</text:p>
          </table:table-cell>
          <table:table-cell/>
          <table:table-cell office:value-type="float" office:value="1978.262" calcext:value-type="float">
            <text:p>1978,262</text:p>
          </table:table-cell>
          <table:table-cell office:value-type="float" office:value="1921.163" calcext:value-type="float">
            <text:p>1921,163</text:p>
          </table:table-cell>
          <table:table-cell table:number-columns-repeated="10"/>
        </table:table-row>
        <table:table-row table:style-name="ro1">
          <table:table-cell office:value-type="float" office:value="237.867" calcext:value-type="float">
            <text:p>237,867</text:p>
          </table:table-cell>
          <table:table-cell office:value-type="float" office:value="180.468" calcext:value-type="float">
            <text:p>180,468</text:p>
          </table:table-cell>
          <table:table-cell/>
          <table:table-cell office:value-type="float" office:value="1980.075" calcext:value-type="float">
            <text:p>1980,075</text:p>
          </table:table-cell>
          <table:table-cell office:value-type="float" office:value="1920.78" calcext:value-type="float">
            <text:p>1920,78</text:p>
          </table:table-cell>
          <table:table-cell table:number-columns-repeated="10"/>
        </table:table-row>
        <table:table-row table:style-name="ro1">
          <table:table-cell office:value-type="float" office:value="237.297" calcext:value-type="float">
            <text:p>237,297</text:p>
          </table:table-cell>
          <table:table-cell office:value-type="float" office:value="180.455" calcext:value-type="float">
            <text:p>180,455</text:p>
          </table:table-cell>
          <table:table-cell/>
          <table:table-cell office:value-type="float" office:value="1977.96" calcext:value-type="float">
            <text:p>1977,96</text:p>
          </table:table-cell>
          <table:table-cell office:value-type="float" office:value="1920.737" calcext:value-type="float">
            <text:p>1920,737</text:p>
          </table:table-cell>
          <table:table-cell table:number-columns-repeated="10"/>
        </table:table-row>
        <table:table-row table:style-name="ro1">
          <table:table-cell office:value-type="float" office:value="236.426" calcext:value-type="float">
            <text:p>236,426</text:p>
          </table:table-cell>
          <table:table-cell office:value-type="float" office:value="180.431" calcext:value-type="float">
            <text:p>180,431</text:p>
          </table:table-cell>
          <table:table-cell/>
          <table:table-cell office:value-type="float" office:value="1997.148" calcext:value-type="float">
            <text:p>1997,148</text:p>
          </table:table-cell>
          <table:table-cell office:value-type="float" office:value="1920.586" calcext:value-type="float">
            <text:p>1920,586</text:p>
          </table:table-cell>
          <table:table-cell table:number-columns-repeated="10"/>
        </table:table-row>
        <table:table-row table:style-name="ro1">
          <table:table-cell office:value-type="float" office:value="277.667" calcext:value-type="float">
            <text:p>277,667</text:p>
          </table:table-cell>
          <table:table-cell office:value-type="float" office:value="180.421" calcext:value-type="float">
            <text:p>180,421</text:p>
          </table:table-cell>
          <table:table-cell/>
          <table:table-cell office:value-type="float" office:value="2691.985" calcext:value-type="float">
            <text:p>2691,985</text:p>
          </table:table-cell>
          <table:table-cell office:value-type="float" office:value="1920.452" calcext:value-type="float">
            <text:p>1920,452</text:p>
          </table:table-cell>
          <table:table-cell table:number-columns-repeated="10"/>
        </table:table-row>
        <table:table-row table:style-name="ro1">
          <table:table-cell office:value-type="float" office:value="257.405" calcext:value-type="float">
            <text:p>257,405</text:p>
          </table:table-cell>
          <table:table-cell office:value-type="float" office:value="180.405" calcext:value-type="float">
            <text:p>180,405</text:p>
          </table:table-cell>
          <table:table-cell/>
          <table:table-cell office:value-type="float" office:value="1962.37" calcext:value-type="float">
            <text:p>1962,37</text:p>
          </table:table-cell>
          <table:table-cell office:value-type="float" office:value="1920.282" calcext:value-type="float">
            <text:p>1920,282</text:p>
          </table:table-cell>
          <table:table-cell table:number-columns-repeated="10"/>
        </table:table-row>
        <table:table-row table:style-name="ro1">
          <table:table-cell office:value-type="float" office:value="316.226" calcext:value-type="float">
            <text:p>316,226</text:p>
          </table:table-cell>
          <table:table-cell office:value-type="float" office:value="180.398" calcext:value-type="float">
            <text:p>180,398</text:p>
          </table:table-cell>
          <table:table-cell/>
          <table:table-cell office:value-type="float" office:value="1978.688" calcext:value-type="float">
            <text:p>1978,688</text:p>
          </table:table-cell>
          <table:table-cell office:value-type="float" office:value="1920.087" calcext:value-type="float">
            <text:p>1920,087</text:p>
          </table:table-cell>
          <table:table-cell table:number-columns-repeated="10"/>
        </table:table-row>
        <table:table-row table:style-name="ro1">
          <table:table-cell office:value-type="float" office:value="239.306" calcext:value-type="float">
            <text:p>239,306</text:p>
          </table:table-cell>
          <table:table-cell office:value-type="float" office:value="180.396" calcext:value-type="float">
            <text:p>180,396</text:p>
          </table:table-cell>
          <table:table-cell/>
          <table:table-cell office:value-type="float" office:value="1996.564" calcext:value-type="float">
            <text:p>1996,564</text:p>
          </table:table-cell>
          <table:table-cell office:value-type="float" office:value="1920.036" calcext:value-type="float">
            <text:p>1920,036</text:p>
          </table:table-cell>
          <table:table-cell table:number-columns-repeated="10"/>
        </table:table-row>
        <table:table-row table:style-name="ro1">
          <table:table-cell office:value-type="float" office:value="237.775" calcext:value-type="float">
            <text:p>237,775</text:p>
          </table:table-cell>
          <table:table-cell office:value-type="float" office:value="180.389" calcext:value-type="float">
            <text:p>180,389</text:p>
          </table:table-cell>
          <table:table-cell/>
          <table:table-cell office:value-type="float" office:value="1997.029" calcext:value-type="float">
            <text:p>1997,029</text:p>
          </table:table-cell>
          <table:table-cell office:value-type="float" office:value="1920.013" calcext:value-type="float">
            <text:p>1920,013</text:p>
          </table:table-cell>
          <table:table-cell table:number-columns-repeated="10"/>
        </table:table-row>
        <table:table-row table:style-name="ro1">
          <table:table-cell office:value-type="float" office:value="247.852" calcext:value-type="float">
            <text:p>247,852</text:p>
          </table:table-cell>
          <table:table-cell office:value-type="float" office:value="180.382" calcext:value-type="float">
            <text:p>180,382</text:p>
          </table:table-cell>
          <table:table-cell/>
          <table:table-cell office:value-type="float" office:value="1981.608" calcext:value-type="float">
            <text:p>1981,608</text:p>
          </table:table-cell>
          <table:table-cell office:value-type="float" office:value="1919.737" calcext:value-type="float">
            <text:p>1919,737</text:p>
          </table:table-cell>
          <table:table-cell table:number-columns-repeated="10"/>
        </table:table-row>
        <table:table-row table:style-name="ro1">
          <table:table-cell office:value-type="float" office:value="237.826" calcext:value-type="float">
            <text:p>237,826</text:p>
          </table:table-cell>
          <table:table-cell office:value-type="float" office:value="180.381" calcext:value-type="float">
            <text:p>180,381</text:p>
          </table:table-cell>
          <table:table-cell/>
          <table:table-cell office:value-type="float" office:value="1959.196" calcext:value-type="float">
            <text:p>1959,196</text:p>
          </table:table-cell>
          <table:table-cell office:value-type="float" office:value="1919.692" calcext:value-type="float">
            <text:p>1919,692</text:p>
          </table:table-cell>
          <table:table-cell table:number-columns-repeated="10"/>
        </table:table-row>
        <table:table-row table:style-name="ro1">
          <table:table-cell office:value-type="float" office:value="276.627" calcext:value-type="float">
            <text:p>276,627</text:p>
          </table:table-cell>
          <table:table-cell office:value-type="float" office:value="180.375" calcext:value-type="float">
            <text:p>180,375</text:p>
          </table:table-cell>
          <table:table-cell/>
          <table:table-cell office:value-type="float" office:value="1961.728" calcext:value-type="float">
            <text:p>1961,728</text:p>
          </table:table-cell>
          <table:table-cell office:value-type="float" office:value="1918.958" calcext:value-type="float">
            <text:p>1918,958</text:p>
          </table:table-cell>
          <table:table-cell table:number-columns-repeated="10"/>
        </table:table-row>
        <table:table-row table:style-name="ro1">
          <table:table-cell office:value-type="float" office:value="231.089" calcext:value-type="float">
            <text:p>231,089</text:p>
          </table:table-cell>
          <table:table-cell office:value-type="float" office:value="180.37" calcext:value-type="float">
            <text:p>180,37</text:p>
          </table:table-cell>
          <table:table-cell/>
          <table:table-cell office:value-type="float" office:value="1975.585" calcext:value-type="float">
            <text:p>1975,585</text:p>
          </table:table-cell>
          <table:table-cell office:value-type="float" office:value="1918.012" calcext:value-type="float">
            <text:p>1918,012</text:p>
          </table:table-cell>
          <table:table-cell table:number-columns-repeated="10"/>
        </table:table-row>
        <table:table-row table:style-name="ro1">
          <table:table-cell office:value-type="float" office:value="241.905" calcext:value-type="float">
            <text:p>241,905</text:p>
          </table:table-cell>
          <table:table-cell office:value-type="float" office:value="180.37" calcext:value-type="float">
            <text:p>180,37</text:p>
          </table:table-cell>
          <table:table-cell/>
          <table:table-cell office:value-type="float" office:value="1959.721" calcext:value-type="float">
            <text:p>1959,721</text:p>
          </table:table-cell>
          <table:table-cell office:value-type="float" office:value="1917.683" calcext:value-type="float">
            <text:p>1917,683</text:p>
          </table:table-cell>
          <table:table-cell table:number-columns-repeated="10"/>
        </table:table-row>
        <table:table-row table:style-name="ro1">
          <table:table-cell office:value-type="float" office:value="236.006" calcext:value-type="float">
            <text:p>236,006</text:p>
          </table:table-cell>
          <table:table-cell office:value-type="float" office:value="180.353" calcext:value-type="float">
            <text:p>180,353</text:p>
          </table:table-cell>
          <table:table-cell/>
          <table:table-cell office:value-type="float" office:value="1961.95" calcext:value-type="float">
            <text:p>1961,95</text:p>
          </table:table-cell>
          <table:table-cell office:value-type="float" office:value="1916.675" calcext:value-type="float">
            <text:p>1916,675</text:p>
          </table:table-cell>
          <table:table-cell table:number-columns-repeated="10"/>
        </table:table-row>
        <table:table-row table:style-name="ro1">
          <table:table-cell office:value-type="float" office:value="316.071" calcext:value-type="float">
            <text:p>316,071</text:p>
          </table:table-cell>
          <table:table-cell office:value-type="float" office:value="180.336" calcext:value-type="float">
            <text:p>180,336</text:p>
          </table:table-cell>
          <table:table-cell/>
          <table:table-cell office:value-type="float" office:value="1963.423" calcext:value-type="float">
            <text:p>1963,423</text:p>
          </table:table-cell>
          <table:table-cell office:value-type="float" office:value="1916.013" calcext:value-type="float">
            <text:p>1916,013</text:p>
          </table:table-cell>
          <table:table-cell table:number-columns-repeated="10"/>
        </table:table-row>
        <table:table-row table:style-name="ro1">
          <table:table-cell office:value-type="float" office:value="238.587" calcext:value-type="float">
            <text:p>238,587</text:p>
          </table:table-cell>
          <table:table-cell office:value-type="float" office:value="180.329" calcext:value-type="float">
            <text:p>180,329</text:p>
          </table:table-cell>
          <table:table-cell/>
          <table:table-cell office:value-type="float" office:value="2005.55" calcext:value-type="float">
            <text:p>2005,55</text:p>
          </table:table-cell>
          <table:table-cell office:value-type="float" office:value="1913.562" calcext:value-type="float">
            <text:p>1913,562</text:p>
          </table:table-cell>
          <table:table-cell table:number-columns-repeated="10"/>
        </table:table-row>
        <table:table-row table:style-name="ro1">
          <table:table-cell office:value-type="float" office:value="259.164" calcext:value-type="float">
            <text:p>259,164</text:p>
          </table:table-cell>
          <table:table-cell office:value-type="float" office:value="180.323" calcext:value-type="float">
            <text:p>180,323</text:p>
          </table:table-cell>
          <table:table-cell/>
          <table:table-cell office:value-type="float" office:value="1976.056" calcext:value-type="float">
            <text:p>1976,056</text:p>
          </table:table-cell>
          <table:table-cell office:value-type="float" office:value="1913.237" calcext:value-type="float">
            <text:p>1913,237</text:p>
          </table:table-cell>
          <table:table-cell table:number-columns-repeated="10"/>
        </table:table-row>
        <table:table-row table:style-name="ro1">
          <table:table-cell office:value-type="float" office:value="238.698" calcext:value-type="float">
            <text:p>238,698</text:p>
          </table:table-cell>
          <table:table-cell office:value-type="float" office:value="180.311" calcext:value-type="float">
            <text:p>180,311</text:p>
          </table:table-cell>
          <table:table-cell/>
          <table:table-cell office:value-type="float" office:value="1954.861" calcext:value-type="float">
            <text:p>1954,861</text:p>
          </table:table-cell>
          <table:table-cell office:value-type="float" office:value="1913.223" calcext:value-type="float">
            <text:p>1913,223</text:p>
          </table:table-cell>
          <table:table-cell table:number-columns-repeated="10"/>
        </table:table-row>
        <table:table-row table:style-name="ro1">
          <table:table-cell office:value-type="float" office:value="241.147" calcext:value-type="float">
            <text:p>241,147</text:p>
          </table:table-cell>
          <table:table-cell office:value-type="float" office:value="180.299" calcext:value-type="float">
            <text:p>180,299</text:p>
          </table:table-cell>
          <table:table-cell/>
          <table:table-cell office:value-type="float" office:value="1953.602" calcext:value-type="float">
            <text:p>1953,602</text:p>
          </table:table-cell>
          <table:table-cell office:value-type="float" office:value="1912.754" calcext:value-type="float">
            <text:p>1912,754</text:p>
          </table:table-cell>
          <table:table-cell table:number-columns-repeated="10"/>
        </table:table-row>
        <table:table-row table:style-name="ro1">
          <table:table-cell office:value-type="float" office:value="236.992" calcext:value-type="float">
            <text:p>236,992</text:p>
          </table:table-cell>
          <table:table-cell office:value-type="float" office:value="180.291" calcext:value-type="float">
            <text:p>180,291</text:p>
          </table:table-cell>
          <table:table-cell/>
          <table:table-cell office:value-type="float" office:value="2023.914" calcext:value-type="float">
            <text:p>2023,914</text:p>
          </table:table-cell>
          <table:table-cell office:value-type="float" office:value="1911.637" calcext:value-type="float">
            <text:p>1911,637</text:p>
          </table:table-cell>
          <table:table-cell table:number-columns-repeated="10"/>
        </table:table-row>
        <table:table-row table:style-name="ro1">
          <table:table-cell office:value-type="float" office:value="238.245" calcext:value-type="float">
            <text:p>238,245</text:p>
          </table:table-cell>
          <table:table-cell office:value-type="float" office:value="180.29" calcext:value-type="float">
            <text:p>180,29</text:p>
          </table:table-cell>
          <table:table-cell/>
          <table:table-cell office:value-type="float" office:value="1955.672" calcext:value-type="float">
            <text:p>1955,672</text:p>
          </table:table-cell>
          <table:table-cell office:value-type="float" office:value="1910.986" calcext:value-type="float">
            <text:p>1910,986</text:p>
          </table:table-cell>
          <table:table-cell table:number-columns-repeated="10"/>
        </table:table-row>
        <table:table-row table:style-name="ro1">
          <table:table-cell office:value-type="float" office:value="239.609" calcext:value-type="float">
            <text:p>239,609</text:p>
          </table:table-cell>
          <table:table-cell office:value-type="float" office:value="180.279" calcext:value-type="float">
            <text:p>180,279</text:p>
          </table:table-cell>
          <table:table-cell/>
          <table:table-cell office:value-type="float" office:value="1942.492" calcext:value-type="float">
            <text:p>1942,492</text:p>
          </table:table-cell>
          <table:table-cell office:value-type="float" office:value="1903.221" calcext:value-type="float">
            <text:p>1903,221</text:p>
          </table:table-cell>
          <table:table-cell table:number-columns-repeated="10"/>
        </table:table-row>
        <table:table-row table:style-name="ro1">
          <table:table-cell office:value-type="float" office:value="237.133" calcext:value-type="float">
            <text:p>237,133</text:p>
          </table:table-cell>
          <table:table-cell office:value-type="float" office:value="180.265" calcext:value-type="float">
            <text:p>180,265</text:p>
          </table:table-cell>
          <table:table-cell/>
          <table:table-cell office:value-type="float" office:value="1959.63" calcext:value-type="float">
            <text:p>1959,63</text:p>
          </table:table-cell>
          <table:table-cell office:value-type="float" office:value="1902.057" calcext:value-type="float">
            <text:p>1902,057</text:p>
          </table:table-cell>
          <table:table-cell table:number-columns-repeated="10"/>
        </table:table-row>
        <table:table-row table:style-name="ro1">
          <table:table-cell office:value-type="float" office:value="275.141" calcext:value-type="float">
            <text:p>275,141</text:p>
          </table:table-cell>
          <table:table-cell office:value-type="float" office:value="180.249" calcext:value-type="float">
            <text:p>180,249</text:p>
          </table:table-cell>
          <table:table-cell/>
          <table:table-cell office:value-type="float" office:value="1958.454" calcext:value-type="float">
            <text:p>1958,454</text:p>
          </table:table-cell>
          <table:table-cell office:value-type="float" office:value="1902.012" calcext:value-type="float">
            <text:p>1902,012</text:p>
          </table:table-cell>
          <table:table-cell table:number-columns-repeated="10"/>
        </table:table-row>
        <table:table-row table:style-name="ro1">
          <table:table-cell office:value-type="float" office:value="237.969" calcext:value-type="float">
            <text:p>237,969</text:p>
          </table:table-cell>
          <table:table-cell office:value-type="float" office:value="180.209" calcext:value-type="float">
            <text:p>180,209</text:p>
          </table:table-cell>
          <table:table-cell/>
          <table:table-cell office:value-type="float" office:value="1961.8" calcext:value-type="float">
            <text:p>1961,8</text:p>
          </table:table-cell>
          <table:table-cell office:value-type="float" office:value="1901.753" calcext:value-type="float">
            <text:p>1901,753</text:p>
          </table:table-cell>
          <table:table-cell table:number-columns-repeated="10"/>
        </table:table-row>
        <table:table-row table:style-name="ro1">
          <table:table-cell office:value-type="float" office:value="239.368" calcext:value-type="float">
            <text:p>239,368</text:p>
          </table:table-cell>
          <table:table-cell office:value-type="float" office:value="180.167" calcext:value-type="float">
            <text:p>180,167</text:p>
          </table:table-cell>
          <table:table-cell/>
          <table:table-cell office:value-type="float" office:value="1959.129" calcext:value-type="float">
            <text:p>1959,129</text:p>
          </table:table-cell>
          <table:table-cell office:value-type="float" office:value="1901.752" calcext:value-type="float">
            <text:p>1901,752</text:p>
          </table:table-cell>
          <table:table-cell table:number-columns-repeated="10"/>
        </table:table-row>
        <table:table-row table:style-name="ro1">
          <table:table-cell office:value-type="float" office:value="221.946" calcext:value-type="float">
            <text:p>221,946</text:p>
          </table:table-cell>
          <table:table-cell office:value-type="float" office:value="176.565" calcext:value-type="float">
            <text:p>176,565</text:p>
          </table:table-cell>
          <table:table-cell/>
          <table:table-cell office:value-type="float" office:value="1959.14" calcext:value-type="float">
            <text:p>1959,14</text:p>
          </table:table-cell>
          <table:table-cell office:value-type="float" office:value="1901.585" calcext:value-type="float">
            <text:p>1901,585</text:p>
          </table:table-cell>
          <table:table-cell table:number-columns-repeated="10"/>
        </table:table-row>
        <table:table-row table:style-name="ro1">
          <table:table-cell office:value-type="float" office:value="219.798" calcext:value-type="float">
            <text:p>219,798</text:p>
          </table:table-cell>
          <table:table-cell office:value-type="float" office:value="176.563" calcext:value-type="float">
            <text:p>176,563</text:p>
          </table:table-cell>
          <table:table-cell/>
          <table:table-cell office:value-type="float" office:value="1958.173" calcext:value-type="float">
            <text:p>1958,173</text:p>
          </table:table-cell>
          <table:table-cell office:value-type="float" office:value="1901.497" calcext:value-type="float">
            <text:p>1901,497</text:p>
          </table:table-cell>
          <table:table-cell table:number-columns-repeated="3"/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225.782" calcext:value-type="float">
            <text:p>225,782</text:p>
          </table:table-cell>
          <table:table-cell office:value-type="float" office:value="176.508" calcext:value-type="float">
            <text:p>176,508</text:p>
          </table:table-cell>
          <table:table-cell/>
          <table:table-cell office:value-type="float" office:value="2070.399" calcext:value-type="float">
            <text:p>2070,399</text:p>
          </table:table-cell>
          <table:table-cell office:value-type="float" office:value="1901.492" calcext:value-type="float">
            <text:p>1901,492</text:p>
          </table:table-cell>
          <table:table-cell table:number-columns-repeated="10"/>
        </table:table-row>
        <table:table-row table:style-name="ro1">
          <table:table-cell office:value-type="float" office:value="220.947" calcext:value-type="float">
            <text:p>220,947</text:p>
          </table:table-cell>
          <table:table-cell office:value-type="float" office:value="176.476" calcext:value-type="float">
            <text:p>176,476</text:p>
          </table:table-cell>
          <table:table-cell/>
          <table:table-cell office:value-type="float" office:value="1959.381" calcext:value-type="float">
            <text:p>1959,381</text:p>
          </table:table-cell>
          <table:table-cell office:value-type="float" office:value="1901.262" calcext:value-type="float">
            <text:p>1901,262</text:p>
          </table:table-cell>
          <table:table-cell table:number-columns-repeated="10"/>
        </table:table-row>
        <table:table-row table:style-name="ro1">
          <table:table-cell office:value-type="float" office:value="221.071" calcext:value-type="float">
            <text:p>221,071</text:p>
          </table:table-cell>
          <table:table-cell office:value-type="float" office:value="176.38" calcext:value-type="float">
            <text:p>176,38</text:p>
          </table:table-cell>
          <table:table-cell/>
          <table:table-cell office:value-type="float" office:value="1978.027" calcext:value-type="float">
            <text:p>1978,027</text:p>
          </table:table-cell>
          <table:table-cell office:value-type="float" office:value="1901.07" calcext:value-type="float">
            <text:p>1901,07</text:p>
          </table:table-cell>
          <table:table-cell table:number-columns-repeated="10"/>
        </table:table-row>
        <table:table-row table:style-name="ro1">
          <table:table-cell office:value-type="float" office:value="221.981" calcext:value-type="float">
            <text:p>221,981</text:p>
          </table:table-cell>
          <table:table-cell office:value-type="float" office:value="176.364" calcext:value-type="float">
            <text:p>176,364</text:p>
          </table:table-cell>
          <table:table-cell/>
          <table:table-cell office:value-type="float" office:value="1958.026" calcext:value-type="float">
            <text:p>1958,026</text:p>
          </table:table-cell>
          <table:table-cell office:value-type="float" office:value="1900.984" calcext:value-type="float">
            <text:p>1900,984</text:p>
          </table:table-cell>
          <table:table-cell table:number-columns-repeated="10"/>
        </table:table-row>
        <table:table-row table:style-name="ro1">
          <table:table-cell office:value-type="float" office:value="218.611" calcext:value-type="float">
            <text:p>218,611</text:p>
          </table:table-cell>
          <table:table-cell office:value-type="float" office:value="176.358" calcext:value-type="float">
            <text:p>176,358</text:p>
          </table:table-cell>
          <table:table-cell/>
          <table:table-cell office:value-type="float" office:value="1955.09" calcext:value-type="float">
            <text:p>1955,09</text:p>
          </table:table-cell>
          <table:table-cell office:value-type="float" office:value="1900.846" calcext:value-type="float">
            <text:p>1900,846</text:p>
          </table:table-cell>
          <table:table-cell table:number-columns-repeated="10"/>
        </table:table-row>
        <table:table-row table:style-name="ro1">
          <table:table-cell office:value-type="float" office:value="219.913" calcext:value-type="float">
            <text:p>219,913</text:p>
          </table:table-cell>
          <table:table-cell office:value-type="float" office:value="176.321" calcext:value-type="float">
            <text:p>176,321</text:p>
          </table:table-cell>
          <table:table-cell/>
          <table:table-cell office:value-type="float" office:value="1963.425" calcext:value-type="float">
            <text:p>1963,425</text:p>
          </table:table-cell>
          <table:table-cell office:value-type="float" office:value="1900.739" calcext:value-type="float">
            <text:p>1900,739</text:p>
          </table:table-cell>
          <table:table-cell table:number-columns-repeated="10"/>
        </table:table-row>
        <table:table-row table:style-name="ro1">
          <table:table-cell office:value-type="float" office:value="222.931" calcext:value-type="float">
            <text:p>222,931</text:p>
          </table:table-cell>
          <table:table-cell office:value-type="float" office:value="176.281" calcext:value-type="float">
            <text:p>176,281</text:p>
          </table:table-cell>
          <table:table-cell/>
          <table:table-cell office:value-type="float" office:value="1943.687" calcext:value-type="float">
            <text:p>1943,687</text:p>
          </table:table-cell>
          <table:table-cell office:value-type="float" office:value="1900.697" calcext:value-type="float">
            <text:p>1900,697</text:p>
          </table:table-cell>
          <table:table-cell table:number-columns-repeated="10"/>
        </table:table-row>
        <table:table-row table:style-name="ro1">
          <table:table-cell office:value-type="float" office:value="221.07" calcext:value-type="float">
            <text:p>221,07</text:p>
          </table:table-cell>
          <table:table-cell office:value-type="float" office:value="176.265" calcext:value-type="float">
            <text:p>176,265</text:p>
          </table:table-cell>
          <table:table-cell/>
          <table:table-cell office:value-type="float" office:value="1956.753" calcext:value-type="float">
            <text:p>1956,753</text:p>
          </table:table-cell>
          <table:table-cell office:value-type="float" office:value="1900.24" calcext:value-type="float">
            <text:p>1900,24</text:p>
          </table:table-cell>
          <table:table-cell table:number-columns-repeated="10"/>
        </table:table-row>
        <table:table-row table:style-name="ro1">
          <table:table-cell office:value-type="float" office:value="221.497" calcext:value-type="float">
            <text:p>221,497</text:p>
          </table:table-cell>
          <table:table-cell office:value-type="float" office:value="176.182" calcext:value-type="float">
            <text:p>176,182</text:p>
          </table:table-cell>
          <table:table-cell/>
          <table:table-cell office:value-type="float" office:value="1940.57" calcext:value-type="float">
            <text:p>1940,57</text:p>
          </table:table-cell>
          <table:table-cell office:value-type="float" office:value="1900.139" calcext:value-type="float">
            <text:p>1900,139</text:p>
          </table:table-cell>
          <table:table-cell table:number-columns-repeated="10"/>
        </table:table-row>
        <table:table-row table:style-name="ro1">
          <table:table-cell office:value-type="float" office:value="220.104" calcext:value-type="float">
            <text:p>220,104</text:p>
          </table:table-cell>
          <table:table-cell office:value-type="float" office:value="174.479" calcext:value-type="float">
            <text:p>174,479</text:p>
          </table:table-cell>
          <table:table-cell/>
          <table:table-cell office:value-type="float" office:value="1938.877" calcext:value-type="float">
            <text:p>1938,877</text:p>
          </table:table-cell>
          <table:table-cell office:value-type="float" office:value="1900.084" calcext:value-type="float">
            <text:p>1900,084</text:p>
          </table:table-cell>
          <table:table-cell table:number-columns-repeated="10"/>
        </table:table-row>
        <table:table-row table:style-name="ro1">
          <table:table-cell office:value-type="float" office:value="219.968" calcext:value-type="float">
            <text:p>219,968</text:p>
          </table:table-cell>
          <table:table-cell office:value-type="float" office:value="172.71" calcext:value-type="float">
            <text:p>172,71</text:p>
          </table:table-cell>
          <table:table-cell/>
          <table:table-cell office:value-type="float" office:value="1957.651" calcext:value-type="float">
            <text:p>1957,651</text:p>
          </table:table-cell>
          <table:table-cell office:value-type="float" office:value="1900.071" calcext:value-type="float">
            <text:p>1900,071</text:p>
          </table:table-cell>
          <table:table-cell table:number-columns-repeated="10"/>
        </table:table-row>
        <table:table-row table:style-name="ro1">
          <table:table-cell office:value-type="float" office:value="217.492" calcext:value-type="float">
            <text:p>217,492</text:p>
          </table:table-cell>
          <table:table-cell office:value-type="float" office:value="172.699" calcext:value-type="float">
            <text:p>172,699</text:p>
          </table:table-cell>
          <table:table-cell/>
          <table:table-cell office:value-type="float" office:value="1958.297" calcext:value-type="float">
            <text:p>1958,297</text:p>
          </table:table-cell>
          <table:table-cell office:value-type="float" office:value="1900.038" calcext:value-type="float">
            <text:p>1900,038</text:p>
          </table:table-cell>
          <table:table-cell table:number-columns-repeated="10"/>
        </table:table-row>
        <table:table-row table:style-name="ro1">
          <table:table-cell office:value-type="float" office:value="218.443" calcext:value-type="float">
            <text:p>218,443</text:p>
          </table:table-cell>
          <table:table-cell office:value-type="float" office:value="172.571" calcext:value-type="float">
            <text:p>172,571</text:p>
          </table:table-cell>
          <table:table-cell/>
          <table:table-cell office:value-type="float" office:value="1938.503" calcext:value-type="float">
            <text:p>1938,503</text:p>
          </table:table-cell>
          <table:table-cell office:value-type="float" office:value="1899.676" calcext:value-type="float">
            <text:p>1899,676</text:p>
          </table:table-cell>
          <table:table-cell table:number-columns-repeated="10"/>
        </table:table-row>
        <table:table-row table:style-name="ro1">
          <table:table-cell office:value-type="float" office:value="220.815" calcext:value-type="float">
            <text:p>220,815</text:p>
          </table:table-cell>
          <table:table-cell office:value-type="float" office:value="172.542" calcext:value-type="float">
            <text:p>172,542</text:p>
          </table:table-cell>
          <table:table-cell/>
          <table:table-cell office:value-type="float" office:value="1943.748" calcext:value-type="float">
            <text:p>1943,748</text:p>
          </table:table-cell>
          <table:table-cell office:value-type="float" office:value="1899.624" calcext:value-type="float">
            <text:p>1899,624</text:p>
          </table:table-cell>
          <table:table-cell table:number-columns-repeated="10"/>
        </table:table-row>
        <table:table-row table:style-name="ro1">
          <table:table-cell office:value-type="float" office:value="220.125" calcext:value-type="float">
            <text:p>220,125</text:p>
          </table:table-cell>
          <table:table-cell office:value-type="float" office:value="172.518" calcext:value-type="float">
            <text:p>172,518</text:p>
          </table:table-cell>
          <table:table-cell/>
          <table:table-cell office:value-type="float" office:value="1942.669" calcext:value-type="float">
            <text:p>1942,669</text:p>
          </table:table-cell>
          <table:table-cell office:value-type="float" office:value="1899.077" calcext:value-type="float">
            <text:p>1899,077</text:p>
          </table:table-cell>
          <table:table-cell table:number-columns-repeated="10"/>
        </table:table-row>
        <table:table-row table:style-name="ro1">
          <table:table-cell office:value-type="float" office:value="219.768" calcext:value-type="float">
            <text:p>219,768</text:p>
          </table:table-cell>
          <table:table-cell office:value-type="float" office:value="172.51" calcext:value-type="float">
            <text:p>172,51</text:p>
          </table:table-cell>
          <table:table-cell/>
          <table:table-cell office:value-type="float" office:value="1943.659" calcext:value-type="float">
            <text:p>1943,659</text:p>
          </table:table-cell>
          <table:table-cell office:value-type="float" office:value="1898.559" calcext:value-type="float">
            <text:p>1898,559</text:p>
          </table:table-cell>
          <table:table-cell table:number-columns-repeated="10"/>
        </table:table-row>
        <table:table-row table:style-name="ro1">
          <table:table-cell office:value-type="float" office:value="218.557" calcext:value-type="float">
            <text:p>218,557</text:p>
          </table:table-cell>
          <table:table-cell office:value-type="float" office:value="172.491" calcext:value-type="float">
            <text:p>172,491</text:p>
          </table:table-cell>
          <table:table-cell/>
          <table:table-cell office:value-type="float" office:value="1941.81" calcext:value-type="float">
            <text:p>1941,81</text:p>
          </table:table-cell>
          <table:table-cell office:value-type="float" office:value="1898.325" calcext:value-type="float">
            <text:p>1898,325</text:p>
          </table:table-cell>
          <table:table-cell table:number-columns-repeated="10"/>
        </table:table-row>
        <table:table-row table:style-name="ro1">
          <table:table-cell office:value-type="float" office:value="218.691" calcext:value-type="float">
            <text:p>218,691</text:p>
          </table:table-cell>
          <table:table-cell office:value-type="float" office:value="172.49" calcext:value-type="float">
            <text:p>172,49</text:p>
          </table:table-cell>
          <table:table-cell/>
          <table:table-cell office:value-type="float" office:value="1945.733" calcext:value-type="float">
            <text:p>1945,733</text:p>
          </table:table-cell>
          <table:table-cell office:value-type="float" office:value="1898.082" calcext:value-type="float">
            <text:p>1898,082</text:p>
          </table:table-cell>
          <table:table-cell table:number-columns-repeated="10"/>
        </table:table-row>
        <table:table-row table:style-name="ro1">
          <table:table-cell office:value-type="float" office:value="219.342" calcext:value-type="float">
            <text:p>219,342</text:p>
          </table:table-cell>
          <table:table-cell office:value-type="float" office:value="172.455" calcext:value-type="float">
            <text:p>172,455</text:p>
          </table:table-cell>
          <table:table-cell/>
          <table:table-cell office:value-type="float" office:value="1936.229" calcext:value-type="float">
            <text:p>1936,229</text:p>
          </table:table-cell>
          <table:table-cell office:value-type="float" office:value="1897.548" calcext:value-type="float">
            <text:p>1897,548</text:p>
          </table:table-cell>
          <table:table-cell table:number-columns-repeated="10"/>
        </table:table-row>
        <table:table-row table:style-name="ro1">
          <table:table-cell office:value-type="float" office:value="218.623" calcext:value-type="float">
            <text:p>218,623</text:p>
          </table:table-cell>
          <table:table-cell office:value-type="float" office:value="172.444" calcext:value-type="float">
            <text:p>172,444</text:p>
          </table:table-cell>
          <table:table-cell/>
          <table:table-cell office:value-type="float" office:value="1939.726" calcext:value-type="float">
            <text:p>1939,726</text:p>
          </table:table-cell>
          <table:table-cell office:value-type="float" office:value="1897.323" calcext:value-type="float">
            <text:p>1897,323</text:p>
          </table:table-cell>
          <table:table-cell table:number-columns-repeated="10"/>
        </table:table-row>
        <table:table-row table:style-name="ro1">
          <table:table-cell office:value-type="float" office:value="219.016" calcext:value-type="float">
            <text:p>219,016</text:p>
          </table:table-cell>
          <table:table-cell office:value-type="float" office:value="172.439" calcext:value-type="float">
            <text:p>172,439</text:p>
          </table:table-cell>
          <table:table-cell/>
          <table:table-cell office:value-type="float" office:value="1944.395" calcext:value-type="float">
            <text:p>1944,395</text:p>
          </table:table-cell>
          <table:table-cell office:value-type="float" office:value="1897.313" calcext:value-type="float">
            <text:p>1897,313</text:p>
          </table:table-cell>
          <table:table-cell table:number-columns-repeated="10"/>
        </table:table-row>
        <table:table-row table:style-name="ro1">
          <table:table-cell office:value-type="float" office:value="218.022" calcext:value-type="float">
            <text:p>218,022</text:p>
          </table:table-cell>
          <table:table-cell office:value-type="float" office:value="172.429" calcext:value-type="float">
            <text:p>172,429</text:p>
          </table:table-cell>
          <table:table-cell/>
          <table:table-cell office:value-type="float" office:value="1942.864" calcext:value-type="float">
            <text:p>1942,864</text:p>
          </table:table-cell>
          <table:table-cell office:value-type="float" office:value="1897.278" calcext:value-type="float">
            <text:p>1897,278</text:p>
          </table:table-cell>
          <table:table-cell table:number-columns-repeated="10"/>
        </table:table-row>
        <table:table-row table:style-name="ro1">
          <table:table-cell office:value-type="float" office:value="219.337" calcext:value-type="float">
            <text:p>219,337</text:p>
          </table:table-cell>
          <table:table-cell office:value-type="float" office:value="172.374" calcext:value-type="float">
            <text:p>172,374</text:p>
          </table:table-cell>
          <table:table-cell/>
          <table:table-cell office:value-type="float" office:value="1940.132" calcext:value-type="float">
            <text:p>1940,132</text:p>
          </table:table-cell>
          <table:table-cell office:value-type="float" office:value="1897.255" calcext:value-type="float">
            <text:p>1897,255</text:p>
          </table:table-cell>
          <table:table-cell table:number-columns-repeated="10"/>
        </table:table-row>
        <table:table-row table:style-name="ro1">
          <table:table-cell office:value-type="float" office:value="217.797" calcext:value-type="float">
            <text:p>217,797</text:p>
          </table:table-cell>
          <table:table-cell office:value-type="float" office:value="172.365" calcext:value-type="float">
            <text:p>172,365</text:p>
          </table:table-cell>
          <table:table-cell/>
          <table:table-cell office:value-type="float" office:value="1938.895" calcext:value-type="float">
            <text:p>1938,895</text:p>
          </table:table-cell>
          <table:table-cell office:value-type="float" office:value="1896.856" calcext:value-type="float">
            <text:p>1896,856</text:p>
          </table:table-cell>
          <table:table-cell table:number-columns-repeated="10"/>
        </table:table-row>
        <table:table-row table:style-name="ro1">
          <table:table-cell office:value-type="float" office:value="220.731" calcext:value-type="float">
            <text:p>220,731</text:p>
          </table:table-cell>
          <table:table-cell office:value-type="float" office:value="172.363" calcext:value-type="float">
            <text:p>172,363</text:p>
          </table:table-cell>
          <table:table-cell/>
          <table:table-cell office:value-type="float" office:value="1939.193" calcext:value-type="float">
            <text:p>1939,193</text:p>
          </table:table-cell>
          <table:table-cell office:value-type="float" office:value="1896.622" calcext:value-type="float">
            <text:p>1896,622</text:p>
          </table:table-cell>
          <table:table-cell table:number-columns-repeated="10"/>
        </table:table-row>
        <table:table-row table:style-name="ro1">
          <table:table-cell office:value-type="float" office:value="216.782" calcext:value-type="float">
            <text:p>216,782</text:p>
          </table:table-cell>
          <table:table-cell office:value-type="float" office:value="172.338" calcext:value-type="float">
            <text:p>172,338</text:p>
          </table:table-cell>
          <table:table-cell/>
          <table:table-cell office:value-type="float" office:value="1936.084" calcext:value-type="float">
            <text:p>1936,084</text:p>
          </table:table-cell>
          <table:table-cell office:value-type="float" office:value="1896.606" calcext:value-type="float">
            <text:p>1896,606</text:p>
          </table:table-cell>
          <table:table-cell table:number-columns-repeated="10"/>
        </table:table-row>
        <table:table-row table:style-name="ro1">
          <table:table-cell office:value-type="float" office:value="218.924" calcext:value-type="float">
            <text:p>218,924</text:p>
          </table:table-cell>
          <table:table-cell office:value-type="float" office:value="172.304" calcext:value-type="float">
            <text:p>172,304</text:p>
          </table:table-cell>
          <table:table-cell/>
          <table:table-cell office:value-type="float" office:value="1941.154" calcext:value-type="float">
            <text:p>1941,154</text:p>
          </table:table-cell>
          <table:table-cell office:value-type="float" office:value="1896.308" calcext:value-type="float">
            <text:p>1896,308</text:p>
          </table:table-cell>
          <table:table-cell table:number-columns-repeated="10"/>
        </table:table-row>
        <table:table-row table:style-name="ro1">
          <table:table-cell office:value-type="float" office:value="220.777" calcext:value-type="float">
            <text:p>220,777</text:p>
          </table:table-cell>
          <table:table-cell office:value-type="float" office:value="172.267" calcext:value-type="float">
            <text:p>172,267</text:p>
          </table:table-cell>
          <table:table-cell/>
          <table:table-cell office:value-type="float" office:value="1939.48" calcext:value-type="float">
            <text:p>1939,48</text:p>
          </table:table-cell>
          <table:table-cell office:value-type="float" office:value="1896.245" calcext:value-type="float">
            <text:p>1896,245</text:p>
          </table:table-cell>
          <table:table-cell table:number-columns-repeated="10"/>
        </table:table-row>
        <table:table-row table:style-name="ro1">
          <table:table-cell office:value-type="float" office:value="219.147" calcext:value-type="float">
            <text:p>219,147</text:p>
          </table:table-cell>
          <table:table-cell office:value-type="float" office:value="172.262" calcext:value-type="float">
            <text:p>172,262</text:p>
          </table:table-cell>
          <table:table-cell/>
          <table:table-cell office:value-type="float" office:value="1937.688" calcext:value-type="float">
            <text:p>1937,688</text:p>
          </table:table-cell>
          <table:table-cell office:value-type="float" office:value="1896.109" calcext:value-type="float">
            <text:p>1896,109</text:p>
          </table:table-cell>
          <table:table-cell table:number-columns-repeated="10"/>
        </table:table-row>
        <table:table-row table:style-name="ro1">
          <table:table-cell office:value-type="float" office:value="219.95" calcext:value-type="float">
            <text:p>219,95</text:p>
          </table:table-cell>
          <table:table-cell office:value-type="float" office:value="172.244" calcext:value-type="float">
            <text:p>172,244</text:p>
          </table:table-cell>
          <table:table-cell/>
          <table:table-cell office:value-type="float" office:value="1939.163" calcext:value-type="float">
            <text:p>1939,163</text:p>
          </table:table-cell>
          <table:table-cell office:value-type="float" office:value="1895.628" calcext:value-type="float">
            <text:p>1895,628</text:p>
          </table:table-cell>
          <table:table-cell table:number-columns-repeated="10"/>
        </table:table-row>
        <table:table-row table:style-name="ro1">
          <table:table-cell office:value-type="float" office:value="216.941" calcext:value-type="float">
            <text:p>216,941</text:p>
          </table:table-cell>
          <table:table-cell office:value-type="float" office:value="168.274" calcext:value-type="float">
            <text:p>168,274</text:p>
          </table:table-cell>
          <table:table-cell/>
          <table:table-cell office:value-type="float" office:value="1937.506" calcext:value-type="float">
            <text:p>1937,506</text:p>
          </table:table-cell>
          <table:table-cell office:value-type="float" office:value="1895.493" calcext:value-type="float">
            <text:p>1895,493</text:p>
          </table:table-cell>
          <table:table-cell table:number-columns-repeated="10"/>
        </table:table-row>
        <table:table-row table:style-name="ro1">
          <table:table-cell office:value-type="float" office:value="218.761" calcext:value-type="float">
            <text:p>218,761</text:p>
          </table:table-cell>
          <table:table-cell office:value-type="float" office:value="164.285" calcext:value-type="float">
            <text:p>164,285</text:p>
          </table:table-cell>
          <table:table-cell/>
          <table:table-cell office:value-type="float" office:value="1995.112" calcext:value-type="float">
            <text:p>1995,112</text:p>
          </table:table-cell>
          <table:table-cell office:value-type="float" office:value="1895.46" calcext:value-type="float">
            <text:p>1895,46</text:p>
          </table:table-cell>
          <table:table-cell table:number-columns-repeated="10"/>
        </table:table-row>
        <table:table-row table:style-name="ro1">
          <table:table-cell office:value-type="float" office:value="300.056" calcext:value-type="float">
            <text:p>300,056</text:p>
          </table:table-cell>
          <table:table-cell office:value-type="float" office:value="161.824" calcext:value-type="float">
            <text:p>161,824</text:p>
          </table:table-cell>
          <table:table-cell/>
          <table:table-cell office:value-type="float" office:value="1940.877" calcext:value-type="float">
            <text:p>1940,877</text:p>
          </table:table-cell>
          <table:table-cell office:value-type="float" office:value="1895.073" calcext:value-type="float">
            <text:p>1895,073</text:p>
          </table:table-cell>
          <table:table-cell table:number-columns-repeated="10"/>
        </table:table-row>
        <table:table-row table:style-name="ro1">
          <table:table-cell office:value-type="float" office:value="218.415" calcext:value-type="float">
            <text:p>218,415</text:p>
          </table:table-cell>
          <table:table-cell office:value-type="float" office:value="160.751" calcext:value-type="float">
            <text:p>160,751</text:p>
          </table:table-cell>
          <table:table-cell/>
          <table:table-cell office:value-type="float" office:value="1942.015" calcext:value-type="float">
            <text:p>1942,015</text:p>
          </table:table-cell>
          <table:table-cell office:value-type="float" office:value="1894.659" calcext:value-type="float">
            <text:p>1894,659</text:p>
          </table:table-cell>
          <table:table-cell table:number-columns-repeated="10"/>
        </table:table-row>
        <table:table-row table:style-name="ro1">
          <table:table-cell office:value-type="float" office:value="244.059" calcext:value-type="float">
            <text:p>244,059</text:p>
          </table:table-cell>
          <table:table-cell office:value-type="float" office:value="160.661" calcext:value-type="float">
            <text:p>160,661</text:p>
          </table:table-cell>
          <table:table-cell/>
          <table:table-cell office:value-type="float" office:value="1938.94" calcext:value-type="float">
            <text:p>1938,94</text:p>
          </table:table-cell>
          <table:table-cell office:value-type="float" office:value="1894.356" calcext:value-type="float">
            <text:p>1894,356</text:p>
          </table:table-cell>
          <table:table-cell table:number-columns-repeated="10"/>
        </table:table-row>
        <table:table-row table:style-name="ro1">
          <table:table-cell office:value-type="float" office:value="217.169" calcext:value-type="float">
            <text:p>217,169</text:p>
          </table:table-cell>
          <table:table-cell office:value-type="float" office:value="160.6" calcext:value-type="float">
            <text:p>160,6</text:p>
          </table:table-cell>
          <table:table-cell/>
          <table:table-cell office:value-type="float" office:value="1938.155" calcext:value-type="float">
            <text:p>1938,155</text:p>
          </table:table-cell>
          <table:table-cell office:value-type="float" office:value="1893.278" calcext:value-type="float">
            <text:p>1893,278</text:p>
          </table:table-cell>
          <table:table-cell table:number-columns-repeated="10"/>
        </table:table-row>
        <table:table-row table:style-name="ro1">
          <table:table-cell office:value-type="float" office:value="215.509" calcext:value-type="float">
            <text:p>215,509</text:p>
          </table:table-cell>
          <table:table-cell office:value-type="float" office:value="160.594" calcext:value-type="float">
            <text:p>160,594</text:p>
          </table:table-cell>
          <table:table-cell/>
          <table:table-cell office:value-type="float" office:value="1936.199" calcext:value-type="float">
            <text:p>1936,199</text:p>
          </table:table-cell>
          <table:table-cell office:value-type="float" office:value="1892.604" calcext:value-type="float">
            <text:p>1892,604</text:p>
          </table:table-cell>
          <table:table-cell table:number-columns-repeated="10"/>
        </table:table-row>
        <table:table-row table:style-name="ro1">
          <table:table-cell office:value-type="float" office:value="236.927" calcext:value-type="float">
            <text:p>236,927</text:p>
          </table:table-cell>
          <table:table-cell office:value-type="float" office:value="160.518" calcext:value-type="float">
            <text:p>160,518</text:p>
          </table:table-cell>
          <table:table-cell/>
          <table:table-cell office:value-type="float" office:value="3873.432" calcext:value-type="float">
            <text:p>3873,432</text:p>
          </table:table-cell>
          <table:table-cell office:value-type="float" office:value="1891.349" calcext:value-type="float">
            <text:p>1891,349</text:p>
          </table:table-cell>
          <table:table-cell table:number-columns-repeated="10"/>
        </table:table-row>
        <table:table-row table:style-name="ro1">
          <table:table-cell office:value-type="float" office:value="205.984" calcext:value-type="float">
            <text:p>205,984</text:p>
          </table:table-cell>
          <table:table-cell office:value-type="float" office:value="156.872" calcext:value-type="float">
            <text:p>156,872</text:p>
          </table:table-cell>
          <table:table-cell/>
          <table:table-cell office:value-type="float" office:value="1935.107" calcext:value-type="float">
            <text:p>1935,107</text:p>
          </table:table-cell>
          <table:table-cell office:value-type="float" office:value="1889.002" calcext:value-type="float">
            <text:p>1889,002</text:p>
          </table:table-cell>
          <table:table-cell table:number-columns-repeated="10"/>
        </table:table-row>
        <table:table-row table:style-name="ro1">
          <table:table-cell office:value-type="float" office:value="202.389" calcext:value-type="float">
            <text:p>202,389</text:p>
          </table:table-cell>
          <table:table-cell office:value-type="float" office:value="156.826" calcext:value-type="float">
            <text:p>156,826</text:p>
          </table:table-cell>
          <table:table-cell/>
          <table:table-cell office:value-type="float" office:value="1959.965" calcext:value-type="float">
            <text:p>1959,965</text:p>
          </table:table-cell>
          <table:table-cell office:value-type="float" office:value="1883.374" calcext:value-type="float">
            <text:p>1883,374</text:p>
          </table:table-cell>
          <table:table-cell table:number-columns-repeated="10"/>
        </table:table-row>
        <table:table-row table:style-name="ro1">
          <table:table-cell office:value-type="float" office:value="199.818" calcext:value-type="float">
            <text:p>199,818</text:p>
          </table:table-cell>
          <table:table-cell office:value-type="float" office:value="156.72" calcext:value-type="float">
            <text:p>156,72</text:p>
          </table:table-cell>
          <table:table-cell/>
          <table:table-cell office:value-type="float" office:value="1937.76" calcext:value-type="float">
            <text:p>1937,76</text:p>
          </table:table-cell>
          <table:table-cell office:value-type="float" office:value="1882.333" calcext:value-type="float">
            <text:p>1882,333</text:p>
          </table:table-cell>
          <table:table-cell table:number-columns-repeated="10"/>
        </table:table-row>
        <table:table-row table:style-name="ro1">
          <table:table-cell office:value-type="float" office:value="201.863" calcext:value-type="float">
            <text:p>201,863</text:p>
          </table:table-cell>
          <table:table-cell office:value-type="float" office:value="156.623" calcext:value-type="float">
            <text:p>156,623</text:p>
          </table:table-cell>
          <table:table-cell/>
          <table:table-cell office:value-type="float" office:value="1942.388" calcext:value-type="float">
            <text:p>1942,388</text:p>
          </table:table-cell>
          <table:table-cell office:value-type="float" office:value="1881.883" calcext:value-type="float">
            <text:p>1881,883</text:p>
          </table:table-cell>
          <table:table-cell table:number-columns-repeated="10"/>
        </table:table-row>
        <table:table-row table:style-name="ro1">
          <table:table-cell office:value-type="float" office:value="203.246" calcext:value-type="float">
            <text:p>203,246</text:p>
          </table:table-cell>
          <table:table-cell office:value-type="float" office:value="156.601" calcext:value-type="float">
            <text:p>156,601</text:p>
          </table:table-cell>
          <table:table-cell/>
          <table:table-cell office:value-type="float" office:value="1922.48" calcext:value-type="float">
            <text:p>1922,48</text:p>
          </table:table-cell>
          <table:table-cell office:value-type="float" office:value="1881.818" calcext:value-type="float">
            <text:p>1881,818</text:p>
          </table:table-cell>
          <table:table-cell table:number-columns-repeated="10"/>
        </table:table-row>
        <table:table-row table:style-name="ro1">
          <table:table-cell office:value-type="float" office:value="201.494" calcext:value-type="float">
            <text:p>201,494</text:p>
          </table:table-cell>
          <table:table-cell office:value-type="float" office:value="156.566" calcext:value-type="float">
            <text:p>156,566</text:p>
          </table:table-cell>
          <table:table-cell/>
          <table:table-cell office:value-type="float" office:value="1940.544" calcext:value-type="float">
            <text:p>1940,544</text:p>
          </table:table-cell>
          <table:table-cell office:value-type="float" office:value="1881.779" calcext:value-type="float">
            <text:p>1881,779</text:p>
          </table:table-cell>
          <table:table-cell table:number-columns-repeated="10"/>
        </table:table-row>
        <table:table-row table:style-name="ro1">
          <table:table-cell office:value-type="float" office:value="206.218" calcext:value-type="float">
            <text:p>206,218</text:p>
          </table:table-cell>
          <table:table-cell office:value-type="float" office:value="156.54" calcext:value-type="float">
            <text:p>156,54</text:p>
          </table:table-cell>
          <table:table-cell/>
          <table:table-cell office:value-type="float" office:value="1939.954" calcext:value-type="float">
            <text:p>1939,954</text:p>
          </table:table-cell>
          <table:table-cell office:value-type="float" office:value="1881.386" calcext:value-type="float">
            <text:p>1881,386</text:p>
          </table:table-cell>
          <table:table-cell table:number-columns-repeated="10"/>
        </table:table-row>
        <table:table-row table:style-name="ro1">
          <table:table-cell office:value-type="float" office:value="200.084" calcext:value-type="float">
            <text:p>200,084</text:p>
          </table:table-cell>
          <table:table-cell office:value-type="float" office:value="156.535" calcext:value-type="float">
            <text:p>156,535</text:p>
          </table:table-cell>
          <table:table-cell/>
          <table:table-cell office:value-type="float" office:value="1920.897" calcext:value-type="float">
            <text:p>1920,897</text:p>
          </table:table-cell>
          <table:table-cell office:value-type="float" office:value="1881.367" calcext:value-type="float">
            <text:p>1881,367</text:p>
          </table:table-cell>
          <table:table-cell table:number-columns-repeated="10"/>
        </table:table-row>
        <table:table-row table:style-name="ro1">
          <table:table-cell office:value-type="float" office:value="200.132" calcext:value-type="float">
            <text:p>200,132</text:p>
          </table:table-cell>
          <table:table-cell office:value-type="float" office:value="156.534" calcext:value-type="float">
            <text:p>156,534</text:p>
          </table:table-cell>
          <table:table-cell/>
          <table:table-cell office:value-type="float" office:value="1940.616" calcext:value-type="float">
            <text:p>1940,616</text:p>
          </table:table-cell>
          <table:table-cell office:value-type="float" office:value="1881.147" calcext:value-type="float">
            <text:p>1881,147</text:p>
          </table:table-cell>
          <table:table-cell table:number-columns-repeated="10"/>
        </table:table-row>
        <table:table-row table:style-name="ro1">
          <table:table-cell office:value-type="float" office:value="200.063" calcext:value-type="float">
            <text:p>200,063</text:p>
          </table:table-cell>
          <table:table-cell office:value-type="float" office:value="156.523" calcext:value-type="float">
            <text:p>156,523</text:p>
          </table:table-cell>
          <table:table-cell/>
          <table:table-cell office:value-type="float" office:value="1921.59" calcext:value-type="float">
            <text:p>1921,59</text:p>
          </table:table-cell>
          <table:table-cell office:value-type="float" office:value="1881.051" calcext:value-type="float">
            <text:p>1881,051</text:p>
          </table:table-cell>
          <table:table-cell table:number-columns-repeated="10"/>
        </table:table-row>
        <table:table-row table:style-name="ro1">
          <table:table-cell office:value-type="float" office:value="200.195" calcext:value-type="float">
            <text:p>200,195</text:p>
          </table:table-cell>
          <table:table-cell office:value-type="float" office:value="156.503" calcext:value-type="float">
            <text:p>156,503</text:p>
          </table:table-cell>
          <table:table-cell/>
          <table:table-cell office:value-type="float" office:value="1921.629" calcext:value-type="float">
            <text:p>1921,629</text:p>
          </table:table-cell>
          <table:table-cell office:value-type="float" office:value="1880.574" calcext:value-type="float">
            <text:p>1880,574</text:p>
          </table:table-cell>
          <table:table-cell table:number-columns-repeated="10"/>
        </table:table-row>
        <table:table-row table:style-name="ro1">
          <table:table-cell office:value-type="float" office:value="203.255" calcext:value-type="float">
            <text:p>203,255</text:p>
          </table:table-cell>
          <table:table-cell office:value-type="float" office:value="156.502" calcext:value-type="float">
            <text:p>156,502</text:p>
          </table:table-cell>
          <table:table-cell/>
          <table:table-cell office:value-type="float" office:value="1936.739" calcext:value-type="float">
            <text:p>1936,739</text:p>
          </table:table-cell>
          <table:table-cell office:value-type="float" office:value="1880.496" calcext:value-type="float">
            <text:p>1880,496</text:p>
          </table:table-cell>
          <table:table-cell table:number-columns-repeated="10"/>
        </table:table-row>
        <table:table-row table:style-name="ro1">
          <table:table-cell office:value-type="float" office:value="201.455" calcext:value-type="float">
            <text:p>201,455</text:p>
          </table:table-cell>
          <table:table-cell office:value-type="float" office:value="156.498" calcext:value-type="float">
            <text:p>156,498</text:p>
          </table:table-cell>
          <table:table-cell/>
          <table:table-cell office:value-type="float" office:value="1937.14" calcext:value-type="float">
            <text:p>1937,14</text:p>
          </table:table-cell>
          <table:table-cell office:value-type="float" office:value="1880.398" calcext:value-type="float">
            <text:p>1880,398</text:p>
          </table:table-cell>
          <table:table-cell table:number-columns-repeated="10"/>
        </table:table-row>
        <table:table-row table:style-name="ro1">
          <table:table-cell office:value-type="float" office:value="200.023" calcext:value-type="float">
            <text:p>200,023</text:p>
          </table:table-cell>
          <table:table-cell office:value-type="float" office:value="156.492" calcext:value-type="float">
            <text:p>156,492</text:p>
          </table:table-cell>
          <table:table-cell/>
          <table:table-cell office:value-type="float" office:value="1934.652" calcext:value-type="float">
            <text:p>1934,652</text:p>
          </table:table-cell>
          <table:table-cell office:value-type="float" office:value="1880.359" calcext:value-type="float">
            <text:p>1880,359</text:p>
          </table:table-cell>
          <table:table-cell table:number-columns-repeated="10"/>
        </table:table-row>
        <table:table-row table:style-name="ro1">
          <table:table-cell office:value-type="float" office:value="200.97" calcext:value-type="float">
            <text:p>200,97</text:p>
          </table:table-cell>
          <table:table-cell office:value-type="float" office:value="156.491" calcext:value-type="float">
            <text:p>156,491</text:p>
          </table:table-cell>
          <table:table-cell/>
          <table:table-cell office:value-type="float" office:value="1920.25" calcext:value-type="float">
            <text:p>1920,25</text:p>
          </table:table-cell>
          <table:table-cell office:value-type="float" office:value="1880.331" calcext:value-type="float">
            <text:p>1880,331</text:p>
          </table:table-cell>
          <table:table-cell table:number-columns-repeated="10"/>
        </table:table-row>
        <table:table-row table:style-name="ro1">
          <table:table-cell office:value-type="float" office:value="201.975" calcext:value-type="float">
            <text:p>201,975</text:p>
          </table:table-cell>
          <table:table-cell office:value-type="float" office:value="156.485" calcext:value-type="float">
            <text:p>156,485</text:p>
          </table:table-cell>
          <table:table-cell/>
          <table:table-cell office:value-type="float" office:value="1936.802" calcext:value-type="float">
            <text:p>1936,802</text:p>
          </table:table-cell>
          <table:table-cell office:value-type="float" office:value="1880.262" calcext:value-type="float">
            <text:p>1880,262</text:p>
          </table:table-cell>
          <table:table-cell table:number-columns-repeated="10"/>
        </table:table-row>
        <table:table-row table:style-name="ro1">
          <table:table-cell office:value-type="float" office:value="217.638" calcext:value-type="float">
            <text:p>217,638</text:p>
          </table:table-cell>
          <table:table-cell office:value-type="float" office:value="156.47" calcext:value-type="float">
            <text:p>156,47</text:p>
          </table:table-cell>
          <table:table-cell/>
          <table:table-cell office:value-type="float" office:value="1921.393" calcext:value-type="float">
            <text:p>1921,393</text:p>
          </table:table-cell>
          <table:table-cell office:value-type="float" office:value="1880.11" calcext:value-type="float">
            <text:p>1880,11</text:p>
          </table:table-cell>
          <table:table-cell table:number-columns-repeated="10"/>
        </table:table-row>
        <table:table-row table:style-name="ro1">
          <table:table-cell office:value-type="float" office:value="200.492" calcext:value-type="float">
            <text:p>200,492</text:p>
          </table:table-cell>
          <table:table-cell office:value-type="float" office:value="156.462" calcext:value-type="float">
            <text:p>156,462</text:p>
          </table:table-cell>
          <table:table-cell/>
          <table:table-cell office:value-type="float" office:value="1919.688" calcext:value-type="float">
            <text:p>1919,688</text:p>
          </table:table-cell>
          <table:table-cell office:value-type="float" office:value="1880.093" calcext:value-type="float">
            <text:p>1880,093</text:p>
          </table:table-cell>
          <table:table-cell table:number-columns-repeated="10"/>
        </table:table-row>
        <table:table-row table:style-name="ro1">
          <table:table-cell office:value-type="float" office:value="201.279" calcext:value-type="float">
            <text:p>201,279</text:p>
          </table:table-cell>
          <table:table-cell office:value-type="float" office:value="156.46" calcext:value-type="float">
            <text:p>156,46</text:p>
          </table:table-cell>
          <table:table-cell/>
          <table:table-cell office:value-type="float" office:value="1920.545" calcext:value-type="float">
            <text:p>1920,545</text:p>
          </table:table-cell>
          <table:table-cell office:value-type="float" office:value="1880.027" calcext:value-type="float">
            <text:p>1880,027</text:p>
          </table:table-cell>
          <table:table-cell table:number-columns-repeated="10"/>
        </table:table-row>
        <table:table-row table:style-name="ro1">
          <table:table-cell office:value-type="float" office:value="242.043" calcext:value-type="float">
            <text:p>242,043</text:p>
          </table:table-cell>
          <table:table-cell office:value-type="float" office:value="156.445" calcext:value-type="float">
            <text:p>156,445</text:p>
          </table:table-cell>
          <table:table-cell/>
          <table:table-cell office:value-type="float" office:value="1957.561" calcext:value-type="float">
            <text:p>1957,561</text:p>
          </table:table-cell>
          <table:table-cell office:value-type="float" office:value="1879.945" calcext:value-type="float">
            <text:p>1879,945</text:p>
          </table:table-cell>
          <table:table-cell table:number-columns-repeated="10"/>
        </table:table-row>
        <table:table-row table:style-name="ro1">
          <table:table-cell office:value-type="float" office:value="202.477" calcext:value-type="float">
            <text:p>202,477</text:p>
          </table:table-cell>
          <table:table-cell office:value-type="float" office:value="156.44" calcext:value-type="float">
            <text:p>156,44</text:p>
          </table:table-cell>
          <table:table-cell/>
          <table:table-cell office:value-type="float" office:value="1936.041" calcext:value-type="float">
            <text:p>1936,041</text:p>
          </table:table-cell>
          <table:table-cell office:value-type="float" office:value="1879.807" calcext:value-type="float">
            <text:p>1879,807</text:p>
          </table:table-cell>
          <table:table-cell table:number-columns-repeated="10"/>
        </table:table-row>
        <table:table-row table:style-name="ro1">
          <table:table-cell office:value-type="float" office:value="202.24" calcext:value-type="float">
            <text:p>202,24</text:p>
          </table:table-cell>
          <table:table-cell office:value-type="float" office:value="156.406" calcext:value-type="float">
            <text:p>156,406</text:p>
          </table:table-cell>
          <table:table-cell/>
          <table:table-cell office:value-type="float" office:value="1921.401" calcext:value-type="float">
            <text:p>1921,401</text:p>
          </table:table-cell>
          <table:table-cell office:value-type="float" office:value="1879.72" calcext:value-type="float">
            <text:p>1879,72</text:p>
          </table:table-cell>
          <table:table-cell table:number-columns-repeated="10"/>
        </table:table-row>
        <table:table-row table:style-name="ro1">
          <table:table-cell office:value-type="float" office:value="200.977" calcext:value-type="float">
            <text:p>200,977</text:p>
          </table:table-cell>
          <table:table-cell office:value-type="float" office:value="156.406" calcext:value-type="float">
            <text:p>156,406</text:p>
          </table:table-cell>
          <table:table-cell/>
          <table:table-cell office:value-type="float" office:value="1919.89" calcext:value-type="float">
            <text:p>1919,89</text:p>
          </table:table-cell>
          <table:table-cell office:value-type="float" office:value="1879.392" calcext:value-type="float">
            <text:p>1879,392</text:p>
          </table:table-cell>
          <table:table-cell table:number-columns-repeated="10"/>
        </table:table-row>
        <table:table-row table:style-name="ro1">
          <table:table-cell office:value-type="float" office:value="201.714" calcext:value-type="float">
            <text:p>201,714</text:p>
          </table:table-cell>
          <table:table-cell office:value-type="float" office:value="156.387" calcext:value-type="float">
            <text:p>156,387</text:p>
          </table:table-cell>
          <table:table-cell/>
          <table:table-cell office:value-type="float" office:value="1920.685" calcext:value-type="float">
            <text:p>1920,685</text:p>
          </table:table-cell>
          <table:table-cell office:value-type="float" office:value="1879.258" calcext:value-type="float">
            <text:p>1879,258</text:p>
          </table:table-cell>
          <table:table-cell table:number-columns-repeated="10"/>
        </table:table-row>
        <table:table-row table:style-name="ro1">
          <table:table-cell office:value-type="float" office:value="200.154" calcext:value-type="float">
            <text:p>200,154</text:p>
          </table:table-cell>
          <table:table-cell office:value-type="float" office:value="156.377" calcext:value-type="float">
            <text:p>156,377</text:p>
          </table:table-cell>
          <table:table-cell/>
          <table:table-cell office:value-type="float" office:value="1919.83" calcext:value-type="float">
            <text:p>1919,83</text:p>
          </table:table-cell>
          <table:table-cell office:value-type="float" office:value="1878.915" calcext:value-type="float">
            <text:p>1878,915</text:p>
          </table:table-cell>
          <table:table-cell table:number-columns-repeated="10"/>
        </table:table-row>
        <table:table-row table:style-name="ro1">
          <table:table-cell office:value-type="float" office:value="200.968" calcext:value-type="float">
            <text:p>200,968</text:p>
          </table:table-cell>
          <table:table-cell office:value-type="float" office:value="156.353" calcext:value-type="float">
            <text:p>156,353</text:p>
          </table:table-cell>
          <table:table-cell/>
          <table:table-cell office:value-type="float" office:value="1923.255" calcext:value-type="float">
            <text:p>1923,255</text:p>
          </table:table-cell>
          <table:table-cell office:value-type="float" office:value="1878.355" calcext:value-type="float">
            <text:p>1878,355</text:p>
          </table:table-cell>
          <table:table-cell table:number-columns-repeated="10"/>
        </table:table-row>
        <table:table-row table:style-name="ro1">
          <table:table-cell office:value-type="float" office:value="201.451" calcext:value-type="float">
            <text:p>201,451</text:p>
          </table:table-cell>
          <table:table-cell office:value-type="float" office:value="156.347" calcext:value-type="float">
            <text:p>156,347</text:p>
          </table:table-cell>
          <table:table-cell/>
          <table:table-cell office:value-type="float" office:value="1922.552" calcext:value-type="float">
            <text:p>1922,552</text:p>
          </table:table-cell>
          <table:table-cell office:value-type="float" office:value="1878.295" calcext:value-type="float">
            <text:p>1878,295</text:p>
          </table:table-cell>
          <table:table-cell table:number-columns-repeated="10"/>
        </table:table-row>
        <table:table-row table:style-name="ro1">
          <table:table-cell office:value-type="float" office:value="201.254" calcext:value-type="float">
            <text:p>201,254</text:p>
          </table:table-cell>
          <table:table-cell office:value-type="float" office:value="156.314" calcext:value-type="float">
            <text:p>156,314</text:p>
          </table:table-cell>
          <table:table-cell/>
          <table:table-cell office:value-type="float" office:value="1919.845" calcext:value-type="float">
            <text:p>1919,845</text:p>
          </table:table-cell>
          <table:table-cell office:value-type="float" office:value="1878.105" calcext:value-type="float">
            <text:p>1878,105</text:p>
          </table:table-cell>
          <table:table-cell table:number-columns-repeated="10"/>
        </table:table-row>
        <table:table-row table:style-name="ro1">
          <table:table-cell office:value-type="float" office:value="201.585" calcext:value-type="float">
            <text:p>201,585</text:p>
          </table:table-cell>
          <table:table-cell office:value-type="float" office:value="156.276" calcext:value-type="float">
            <text:p>156,276</text:p>
          </table:table-cell>
          <table:table-cell/>
          <table:table-cell office:value-type="float" office:value="1920.723" calcext:value-type="float">
            <text:p>1920,723</text:p>
          </table:table-cell>
          <table:table-cell office:value-type="float" office:value="1877.43" calcext:value-type="float">
            <text:p>1877,43</text:p>
          </table:table-cell>
          <table:table-cell table:number-columns-repeated="10"/>
        </table:table-row>
        <table:table-row table:style-name="ro1">
          <table:table-cell office:value-type="float" office:value="203.022" calcext:value-type="float">
            <text:p>203,022</text:p>
          </table:table-cell>
          <table:table-cell office:value-type="float" office:value="156.249" calcext:value-type="float">
            <text:p>156,249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876.259" calcext:value-type="float">
            <text:p>1876,259</text:p>
          </table:table-cell>
          <table:table-cell table:number-columns-repeated="10"/>
        </table:table-row>
        <table:table-row table:style-name="ro1">
          <table:table-cell office:value-type="float" office:value="201.016" calcext:value-type="float">
            <text:p>201,016</text:p>
          </table:table-cell>
          <table:table-cell office:value-type="float" office:value="156.242" calcext:value-type="float">
            <text:p>156,242</text:p>
          </table:table-cell>
          <table:table-cell/>
          <table:table-cell office:value-type="float" office:value="1917.998" calcext:value-type="float">
            <text:p>1917,998</text:p>
          </table:table-cell>
          <table:table-cell office:value-type="float" office:value="1875.84" calcext:value-type="float">
            <text:p>1875,84</text:p>
          </table:table-cell>
          <table:table-cell table:number-columns-repeated="10"/>
        </table:table-row>
        <table:table-row table:style-name="ro1">
          <table:table-cell office:value-type="float" office:value="199.995" calcext:value-type="float">
            <text:p>199,995</text:p>
          </table:table-cell>
          <table:table-cell office:value-type="float" office:value="156.091" calcext:value-type="float">
            <text:p>156,091</text:p>
          </table:table-cell>
          <table:table-cell/>
          <table:table-cell office:value-type="float" office:value="1919.583" calcext:value-type="float">
            <text:p>1919,583</text:p>
          </table:table-cell>
          <table:table-cell office:value-type="float" office:value="1873.382" calcext:value-type="float">
            <text:p>1873,382</text:p>
          </table:table-cell>
          <table:table-cell table:number-columns-repeated="10"/>
        </table:table-row>
        <table:table-row table:style-name="ro1">
          <table:table-cell office:value-type="float" office:value="201.304" calcext:value-type="float">
            <text:p>201,304</text:p>
          </table:table-cell>
          <table:table-cell office:value-type="float" office:value="152.733" calcext:value-type="float">
            <text:p>152,733</text:p>
          </table:table-cell>
          <table:table-cell/>
          <table:table-cell office:value-type="float" office:value="1920.863" calcext:value-type="float">
            <text:p>1920,863</text:p>
          </table:table-cell>
          <table:table-cell office:value-type="float" office:value="1872.253" calcext:value-type="float">
            <text:p>1872,253</text:p>
          </table:table-cell>
          <table:table-cell table:number-columns-repeated="10"/>
        </table:table-row>
        <table:table-row table:style-name="ro1">
          <table:table-cell office:value-type="float" office:value="198.287" calcext:value-type="float">
            <text:p>198,287</text:p>
          </table:table-cell>
          <table:table-cell office:value-type="float" office:value="152.71" calcext:value-type="float">
            <text:p>152,71</text:p>
          </table:table-cell>
          <table:table-cell/>
          <table:table-cell office:value-type="float" office:value="1960.796" calcext:value-type="float">
            <text:p>1960,796</text:p>
          </table:table-cell>
          <table:table-cell office:value-type="float" office:value="1863.734" calcext:value-type="float">
            <text:p>1863,734</text:p>
          </table:table-cell>
          <table:table-cell table:number-columns-repeated="10"/>
        </table:table-row>
        <table:table-row table:style-name="ro1">
          <table:table-cell office:value-type="float" office:value="199.911" calcext:value-type="float">
            <text:p>199,911</text:p>
          </table:table-cell>
          <table:table-cell office:value-type="float" office:value="152.704" calcext:value-type="float">
            <text:p>152,704</text:p>
          </table:table-cell>
          <table:table-cell/>
          <table:table-cell office:value-type="float" office:value="1902.436" calcext:value-type="float">
            <text:p>1902,436</text:p>
          </table:table-cell>
          <table:table-cell office:value-type="float" office:value="1863.537" calcext:value-type="float">
            <text:p>1863,537</text:p>
          </table:table-cell>
          <table:table-cell table:number-columns-repeated="10"/>
        </table:table-row>
        <table:table-row table:style-name="ro1">
          <table:table-cell office:value-type="float" office:value="201.339" calcext:value-type="float">
            <text:p>201,339</text:p>
          </table:table-cell>
          <table:table-cell office:value-type="float" office:value="152.682" calcext:value-type="float">
            <text:p>152,682</text:p>
          </table:table-cell>
          <table:table-cell/>
          <table:table-cell office:value-type="float" office:value="1920.389" calcext:value-type="float">
            <text:p>1920,389</text:p>
          </table:table-cell>
          <table:table-cell office:value-type="float" office:value="1863.42" calcext:value-type="float">
            <text:p>1863,42</text:p>
          </table:table-cell>
          <table:table-cell table:number-columns-repeated="10"/>
        </table:table-row>
        <table:table-row table:style-name="ro1">
          <table:table-cell office:value-type="float" office:value="205.039" calcext:value-type="float">
            <text:p>205,039</text:p>
          </table:table-cell>
          <table:table-cell office:value-type="float" office:value="152.661" calcext:value-type="float">
            <text:p>152,661</text:p>
          </table:table-cell>
          <table:table-cell/>
          <table:table-cell office:value-type="float" office:value="1921.904" calcext:value-type="float">
            <text:p>1921,904</text:p>
          </table:table-cell>
          <table:table-cell office:value-type="float" office:value="1863.355" calcext:value-type="float">
            <text:p>1863,355</text:p>
          </table:table-cell>
          <table:table-cell table:number-columns-repeated="10"/>
        </table:table-row>
        <table:table-row table:style-name="ro1">
          <table:table-cell office:value-type="float" office:value="203.174" calcext:value-type="float">
            <text:p>203,174</text:p>
          </table:table-cell>
          <table:table-cell office:value-type="float" office:value="152.653" calcext:value-type="float">
            <text:p>152,653</text:p>
          </table:table-cell>
          <table:table-cell/>
          <table:table-cell office:value-type="float" office:value="1920.052" calcext:value-type="float">
            <text:p>1920,052</text:p>
          </table:table-cell>
          <table:table-cell office:value-type="float" office:value="1863.206" calcext:value-type="float">
            <text:p>1863,206</text:p>
          </table:table-cell>
          <table:table-cell table:number-columns-repeated="10"/>
        </table:table-row>
        <table:table-row table:style-name="ro1">
          <table:table-cell office:value-type="float" office:value="199.759" calcext:value-type="float">
            <text:p>199,759</text:p>
          </table:table-cell>
          <table:table-cell office:value-type="float" office:value="152.631" calcext:value-type="float">
            <text:p>152,631</text:p>
          </table:table-cell>
          <table:table-cell/>
          <table:table-cell office:value-type="float" office:value="1921.195" calcext:value-type="float">
            <text:p>1921,195</text:p>
          </table:table-cell>
          <table:table-cell office:value-type="float" office:value="1862.866" calcext:value-type="float">
            <text:p>1862,866</text:p>
          </table:table-cell>
          <table:table-cell table:number-columns-repeated="10"/>
        </table:table-row>
        <table:table-row table:style-name="ro1">
          <table:table-cell office:value-type="float" office:value="204.844" calcext:value-type="float">
            <text:p>204,844</text:p>
          </table:table-cell>
          <table:table-cell office:value-type="float" office:value="152.383" calcext:value-type="float">
            <text:p>152,383</text:p>
          </table:table-cell>
          <table:table-cell/>
          <table:table-cell office:value-type="float" office:value="1920.103" calcext:value-type="float">
            <text:p>1920,103</text:p>
          </table:table-cell>
          <table:table-cell office:value-type="float" office:value="1862.741" calcext:value-type="float">
            <text:p>1862,741</text:p>
          </table:table-cell>
          <table:table-cell table:number-columns-repeated="10"/>
        </table:table-row>
        <table:table-row table:style-name="ro1">
          <table:table-cell office:value-type="float" office:value="194.506" calcext:value-type="float">
            <text:p>194,506</text:p>
          </table:table-cell>
          <table:table-cell office:value-type="float" office:value="152.327" calcext:value-type="float">
            <text:p>152,327</text:p>
          </table:table-cell>
          <table:table-cell/>
          <table:table-cell office:value-type="float" office:value="1922.093" calcext:value-type="float">
            <text:p>1922,093</text:p>
          </table:table-cell>
          <table:table-cell office:value-type="float" office:value="1862.731" calcext:value-type="float">
            <text:p>1862,731</text:p>
          </table:table-cell>
          <table:table-cell table:number-columns-repeated="10"/>
        </table:table-row>
        <table:table-row table:style-name="ro1">
          <table:table-cell office:value-type="float" office:value="197.787" calcext:value-type="float">
            <text:p>197,787</text:p>
          </table:table-cell>
          <table:table-cell office:value-type="float" office:value="152.306" calcext:value-type="float">
            <text:p>152,306</text:p>
          </table:table-cell>
          <table:table-cell/>
          <table:table-cell office:value-type="float" office:value="1938.623" calcext:value-type="float">
            <text:p>1938,623</text:p>
          </table:table-cell>
          <table:table-cell office:value-type="float" office:value="1862.502" calcext:value-type="float">
            <text:p>1862,502</text:p>
          </table:table-cell>
          <table:table-cell table:number-columns-repeated="10"/>
        </table:table-row>
        <table:table-row table:style-name="ro1">
          <table:table-cell office:value-type="float" office:value="200.175" calcext:value-type="float">
            <text:p>200,175</text:p>
          </table:table-cell>
          <table:table-cell office:value-type="float" office:value="148.471" calcext:value-type="float">
            <text:p>148,471</text:p>
          </table:table-cell>
          <table:table-cell/>
          <table:table-cell office:value-type="float" office:value="1902.441" calcext:value-type="float">
            <text:p>1902,441</text:p>
          </table:table-cell>
          <table:table-cell office:value-type="float" office:value="1862.349" calcext:value-type="float">
            <text:p>1862,349</text:p>
          </table:table-cell>
          <table:table-cell table:number-columns-repeated="10"/>
        </table:table-row>
        <table:table-row table:style-name="ro1">
          <table:table-cell office:value-type="float" office:value="201.112" calcext:value-type="float">
            <text:p>201,112</text:p>
          </table:table-cell>
          <table:table-cell office:value-type="float" office:value="148.426" calcext:value-type="float">
            <text:p>148,426</text:p>
          </table:table-cell>
          <table:table-cell/>
          <table:table-cell office:value-type="float" office:value="1919.388" calcext:value-type="float">
            <text:p>1919,388</text:p>
          </table:table-cell>
          <table:table-cell office:value-type="float" office:value="1862.09" calcext:value-type="float">
            <text:p>1862,09</text:p>
          </table:table-cell>
          <table:table-cell table:number-columns-repeated="10"/>
        </table:table-row>
        <table:table-row table:style-name="ro1">
          <table:table-cell office:value-type="float" office:value="203.432" calcext:value-type="float">
            <text:p>203,432</text:p>
          </table:table-cell>
          <table:table-cell office:value-type="float" office:value="144.555" calcext:value-type="float">
            <text:p>144,555</text:p>
          </table:table-cell>
          <table:table-cell/>
          <table:table-cell office:value-type="float" office:value="1902.558" calcext:value-type="float">
            <text:p>1902,558</text:p>
          </table:table-cell>
          <table:table-cell office:value-type="float" office:value="1861.949" calcext:value-type="float">
            <text:p>1861,949</text:p>
          </table:table-cell>
          <table:table-cell table:number-columns-repeated="10"/>
        </table:table-row>
        <table:table-row table:style-name="ro1">
          <table:table-cell office:value-type="float" office:value="219.706" calcext:value-type="float">
            <text:p>219,706</text:p>
          </table:table-cell>
          <table:table-cell office:value-type="float" office:value="143.038" calcext:value-type="float">
            <text:p>143,038</text:p>
          </table:table-cell>
          <table:table-cell/>
          <table:table-cell office:value-type="float" office:value="1944.448" calcext:value-type="float">
            <text:p>1944,448</text:p>
          </table:table-cell>
          <table:table-cell office:value-type="float" office:value="1861.854" calcext:value-type="float">
            <text:p>1861,854</text:p>
          </table:table-cell>
          <table:table-cell table:number-columns-repeated="10"/>
        </table:table-row>
        <table:table-row table:style-name="ro1">
          <table:table-cell office:value-type="float" office:value="182.325" calcext:value-type="float">
            <text:p>182,325</text:p>
          </table:table-cell>
          <table:table-cell office:value-type="float" office:value="140.542" calcext:value-type="float">
            <text:p>140,542</text:p>
          </table:table-cell>
          <table:table-cell/>
          <table:table-cell office:value-type="float" office:value="1902.354" calcext:value-type="float">
            <text:p>1902,354</text:p>
          </table:table-cell>
          <table:table-cell office:value-type="float" office:value="1861.564" calcext:value-type="float">
            <text:p>1861,564</text:p>
          </table:table-cell>
          <table:table-cell table:number-columns-repeated="10"/>
        </table:table-row>
        <table:table-row table:style-name="ro1">
          <table:table-cell office:value-type="float" office:value="193.048" calcext:value-type="float">
            <text:p>193,048</text:p>
          </table:table-cell>
          <table:table-cell office:value-type="float" office:value="140.369" calcext:value-type="float">
            <text:p>140,369</text:p>
          </table:table-cell>
          <table:table-cell/>
          <table:table-cell office:value-type="float" office:value="1902.701" calcext:value-type="float">
            <text:p>1902,701</text:p>
          </table:table-cell>
          <table:table-cell office:value-type="float" office:value="1861.348" calcext:value-type="float">
            <text:p>1861,348</text:p>
          </table:table-cell>
          <table:table-cell table:number-columns-repeated="10"/>
        </table:table-row>
        <table:table-row table:style-name="ro1">
          <table:table-cell office:value-type="float" office:value="181.847" calcext:value-type="float">
            <text:p>181,847</text:p>
          </table:table-cell>
          <table:table-cell office:value-type="float" office:value="140.253" calcext:value-type="float">
            <text:p>140,253</text:p>
          </table:table-cell>
          <table:table-cell/>
          <table:table-cell office:value-type="float" office:value="1922.349" calcext:value-type="float">
            <text:p>1922,349</text:p>
          </table:table-cell>
          <table:table-cell office:value-type="float" office:value="1861.095" calcext:value-type="float">
            <text:p>1861,095</text:p>
          </table:table-cell>
          <table:table-cell table:number-columns-repeated="10"/>
        </table:table-row>
        <table:table-row table:style-name="ro1">
          <table:table-cell office:value-type="float" office:value="183.428" calcext:value-type="float">
            <text:p>183,428</text:p>
          </table:table-cell>
          <table:table-cell office:value-type="float" office:value="136.671" calcext:value-type="float">
            <text:p>136,671</text:p>
          </table:table-cell>
          <table:table-cell/>
          <table:table-cell office:value-type="float" office:value="1919.641" calcext:value-type="float">
            <text:p>1919,641</text:p>
          </table:table-cell>
          <table:table-cell office:value-type="float" office:value="1860.992" calcext:value-type="float">
            <text:p>1860,992</text:p>
          </table:table-cell>
          <table:table-cell table:number-columns-repeated="10"/>
        </table:table-row>
        <table:table-row table:style-name="ro1">
          <table:table-cell office:value-type="float" office:value="183.091" calcext:value-type="float">
            <text:p>183,091</text:p>
          </table:table-cell>
          <table:table-cell office:value-type="float" office:value="136.619" calcext:value-type="float">
            <text:p>136,619</text:p>
          </table:table-cell>
          <table:table-cell/>
          <table:table-cell office:value-type="float" office:value="1902.357" calcext:value-type="float">
            <text:p>1902,357</text:p>
          </table:table-cell>
          <table:table-cell office:value-type="float" office:value="1860.575" calcext:value-type="float">
            <text:p>1860,575</text:p>
          </table:table-cell>
          <table:table-cell table:number-columns-repeated="10"/>
        </table:table-row>
        <table:table-row table:style-name="ro1">
          <table:table-cell office:value-type="float" office:value="180.971" calcext:value-type="float">
            <text:p>180,971</text:p>
          </table:table-cell>
          <table:table-cell office:value-type="float" office:value="136.615" calcext:value-type="float">
            <text:p>136,615</text:p>
          </table:table-cell>
          <table:table-cell/>
          <table:table-cell office:value-type="float" office:value="1911.326" calcext:value-type="float">
            <text:p>1911,326</text:p>
          </table:table-cell>
          <table:table-cell office:value-type="float" office:value="1860.373" calcext:value-type="float">
            <text:p>1860,373</text:p>
          </table:table-cell>
          <table:table-cell table:number-columns-repeated="10"/>
        </table:table-row>
        <table:table-row table:style-name="ro1">
          <table:table-cell office:value-type="float" office:value="181.809" calcext:value-type="float">
            <text:p>181,809</text:p>
          </table:table-cell>
          <table:table-cell office:value-type="float" office:value="136.546" calcext:value-type="float">
            <text:p>136,546</text:p>
          </table:table-cell>
          <table:table-cell/>
          <table:table-cell office:value-type="float" office:value="1903.662" calcext:value-type="float">
            <text:p>1903,662</text:p>
          </table:table-cell>
          <table:table-cell office:value-type="float" office:value="1860.142" calcext:value-type="float">
            <text:p>1860,142</text:p>
          </table:table-cell>
          <table:table-cell table:number-columns-repeated="10"/>
        </table:table-row>
        <table:table-row table:style-name="ro1">
          <table:table-cell office:value-type="float" office:value="183.25" calcext:value-type="float">
            <text:p>183,25</text:p>
          </table:table-cell>
          <table:table-cell office:value-type="float" office:value="136.533" calcext:value-type="float">
            <text:p>136,533</text:p>
          </table:table-cell>
          <table:table-cell/>
          <table:table-cell office:value-type="float" office:value="1903.986" calcext:value-type="float">
            <text:p>1903,986</text:p>
          </table:table-cell>
          <table:table-cell office:value-type="float" office:value="1860.117" calcext:value-type="float">
            <text:p>1860,117</text:p>
          </table:table-cell>
          <table:table-cell table:number-columns-repeated="10"/>
        </table:table-row>
        <table:table-row table:style-name="ro1">
          <table:table-cell office:value-type="float" office:value="181.323" calcext:value-type="float">
            <text:p>181,323</text:p>
          </table:table-cell>
          <table:table-cell office:value-type="float" office:value="136.517" calcext:value-type="float">
            <text:p>136,517</text:p>
          </table:table-cell>
          <table:table-cell/>
          <table:table-cell office:value-type="float" office:value="1918.325" calcext:value-type="float">
            <text:p>1918,325</text:p>
          </table:table-cell>
          <table:table-cell office:value-type="float" office:value="1859.837" calcext:value-type="float">
            <text:p>1859,837</text:p>
          </table:table-cell>
          <table:table-cell table:number-columns-repeated="10"/>
        </table:table-row>
        <table:table-row table:style-name="ro1">
          <table:table-cell office:value-type="float" office:value="179.639" calcext:value-type="float">
            <text:p>179,639</text:p>
          </table:table-cell>
          <table:table-cell office:value-type="float" office:value="136.456" calcext:value-type="float">
            <text:p>136,456</text:p>
          </table:table-cell>
          <table:table-cell/>
          <table:table-cell office:value-type="float" office:value="2180.246" calcext:value-type="float">
            <text:p>2180,246</text:p>
          </table:table-cell>
          <table:table-cell office:value-type="float" office:value="1859.708" calcext:value-type="float">
            <text:p>1859,708</text:p>
          </table:table-cell>
          <table:table-cell table:number-columns-repeated="10"/>
        </table:table-row>
        <table:table-row table:style-name="ro1">
          <table:table-cell office:value-type="float" office:value="182.191" calcext:value-type="float">
            <text:p>182,191</text:p>
          </table:table-cell>
          <table:table-cell office:value-type="float" office:value="136.439" calcext:value-type="float">
            <text:p>136,439</text:p>
          </table:table-cell>
          <table:table-cell/>
          <table:table-cell office:value-type="float" office:value="1902.022" calcext:value-type="float">
            <text:p>1902,022</text:p>
          </table:table-cell>
          <table:table-cell office:value-type="float" office:value="1859.378" calcext:value-type="float">
            <text:p>1859,378</text:p>
          </table:table-cell>
          <table:table-cell table:number-columns-repeated="10"/>
        </table:table-row>
        <table:table-row table:style-name="ro1">
          <table:table-cell office:value-type="float" office:value="181.194" calcext:value-type="float">
            <text:p>181,194</text:p>
          </table:table-cell>
          <table:table-cell office:value-type="float" office:value="136.435" calcext:value-type="float">
            <text:p>136,435</text:p>
          </table:table-cell>
          <table:table-cell/>
          <table:table-cell office:value-type="float" office:value="1904.396" calcext:value-type="float">
            <text:p>1904,396</text:p>
          </table:table-cell>
          <table:table-cell office:value-type="float" office:value="1859.293" calcext:value-type="float">
            <text:p>1859,293</text:p>
          </table:table-cell>
          <table:table-cell table:number-columns-repeated="10"/>
        </table:table-row>
        <table:table-row table:style-name="ro1">
          <table:table-cell office:value-type="float" office:value="182.599" calcext:value-type="float">
            <text:p>182,599</text:p>
          </table:table-cell>
          <table:table-cell office:value-type="float" office:value="136.433" calcext:value-type="float">
            <text:p>136,433</text:p>
          </table:table-cell>
          <table:table-cell/>
          <table:table-cell office:value-type="float" office:value="1901.186" calcext:value-type="float">
            <text:p>1901,186</text:p>
          </table:table-cell>
          <table:table-cell office:value-type="float" office:value="1858.922" calcext:value-type="float">
            <text:p>1858,922</text:p>
          </table:table-cell>
          <table:table-cell table:number-columns-repeated="10"/>
        </table:table-row>
        <table:table-row table:style-name="ro1">
          <table:table-cell office:value-type="float" office:value="183.277" calcext:value-type="float">
            <text:p>183,277</text:p>
          </table:table-cell>
          <table:table-cell office:value-type="float" office:value="136.432" calcext:value-type="float">
            <text:p>136,432</text:p>
          </table:table-cell>
          <table:table-cell/>
          <table:table-cell office:value-type="float" office:value="2327.172" calcext:value-type="float">
            <text:p>2327,172</text:p>
          </table:table-cell>
          <table:table-cell office:value-type="float" office:value="1858.692" calcext:value-type="float">
            <text:p>1858,692</text:p>
          </table:table-cell>
          <table:table-cell table:number-columns-repeated="10"/>
        </table:table-row>
        <table:table-row table:style-name="ro1">
          <table:table-cell office:value-type="float" office:value="187.278" calcext:value-type="float">
            <text:p>187,278</text:p>
          </table:table-cell>
          <table:table-cell office:value-type="float" office:value="136.423" calcext:value-type="float">
            <text:p>136,423</text:p>
          </table:table-cell>
          <table:table-cell/>
          <table:table-cell office:value-type="float" office:value="2928.073" calcext:value-type="float">
            <text:p>2928,073</text:p>
          </table:table-cell>
          <table:table-cell office:value-type="float" office:value="1858.639" calcext:value-type="float">
            <text:p>1858,639</text:p>
          </table:table-cell>
          <table:table-cell table:number-columns-repeated="10"/>
        </table:table-row>
        <table:table-row table:style-name="ro1">
          <table:table-cell office:value-type="float" office:value="181.866" calcext:value-type="float">
            <text:p>181,866</text:p>
          </table:table-cell>
          <table:table-cell office:value-type="float" office:value="136.418" calcext:value-type="float">
            <text:p>136,418</text:p>
          </table:table-cell>
          <table:table-cell/>
          <table:table-cell office:value-type="float" office:value="1902.349" calcext:value-type="float">
            <text:p>1902,349</text:p>
          </table:table-cell>
          <table:table-cell office:value-type="float" office:value="1858.591" calcext:value-type="float">
            <text:p>1858,591</text:p>
          </table:table-cell>
          <table:table-cell table:number-columns-repeated="10"/>
        </table:table-row>
        <table:table-row table:style-name="ro1">
          <table:table-cell office:value-type="float" office:value="187.436" calcext:value-type="float">
            <text:p>187,436</text:p>
          </table:table-cell>
          <table:table-cell office:value-type="float" office:value="136.411" calcext:value-type="float">
            <text:p>136,411</text:p>
          </table:table-cell>
          <table:table-cell/>
          <table:table-cell office:value-type="float" office:value="1906.155" calcext:value-type="float">
            <text:p>1906,155</text:p>
          </table:table-cell>
          <table:table-cell office:value-type="float" office:value="1857.539" calcext:value-type="float">
            <text:p>1857,539</text:p>
          </table:table-cell>
          <table:table-cell table:number-columns-repeated="10"/>
        </table:table-row>
        <table:table-row table:style-name="ro1">
          <table:table-cell office:value-type="float" office:value="180.325" calcext:value-type="float">
            <text:p>180,325</text:p>
          </table:table-cell>
          <table:table-cell office:value-type="float" office:value="136.405" calcext:value-type="float">
            <text:p>136,405</text:p>
          </table:table-cell>
          <table:table-cell/>
          <table:table-cell office:value-type="float" office:value="1900.842" calcext:value-type="float">
            <text:p>1900,842</text:p>
          </table:table-cell>
          <table:table-cell office:value-type="float" office:value="1857.101" calcext:value-type="float">
            <text:p>1857,101</text:p>
          </table:table-cell>
          <table:table-cell table:number-columns-repeated="10"/>
        </table:table-row>
        <table:table-row table:style-name="ro1">
          <table:table-cell office:value-type="float" office:value="183.851" calcext:value-type="float">
            <text:p>183,851</text:p>
          </table:table-cell>
          <table:table-cell office:value-type="float" office:value="136.374" calcext:value-type="float">
            <text:p>136,374</text:p>
          </table:table-cell>
          <table:table-cell/>
          <table:table-cell office:value-type="float" office:value="1904.545" calcext:value-type="float">
            <text:p>1904,545</text:p>
          </table:table-cell>
          <table:table-cell office:value-type="float" office:value="1856.941" calcext:value-type="float">
            <text:p>1856,941</text:p>
          </table:table-cell>
          <table:table-cell table:number-columns-repeated="10"/>
        </table:table-row>
        <table:table-row table:style-name="ro1">
          <table:table-cell office:value-type="float" office:value="182.425" calcext:value-type="float">
            <text:p>182,425</text:p>
          </table:table-cell>
          <table:table-cell office:value-type="float" office:value="136.3" calcext:value-type="float">
            <text:p>136,3</text:p>
          </table:table-cell>
          <table:table-cell/>
          <table:table-cell office:value-type="float" office:value="1897.505" calcext:value-type="float">
            <text:p>1897,505</text:p>
          </table:table-cell>
          <table:table-cell office:value-type="float" office:value="1856.788" calcext:value-type="float">
            <text:p>1856,788</text:p>
          </table:table-cell>
          <table:table-cell table:number-columns-repeated="10"/>
        </table:table-row>
        <table:table-row table:style-name="ro1">
          <table:table-cell office:value-type="float" office:value="186.467" calcext:value-type="float">
            <text:p>186,467</text:p>
          </table:table-cell>
          <table:table-cell office:value-type="float" office:value="136.284" calcext:value-type="float">
            <text:p>136,284</text:p>
          </table:table-cell>
          <table:table-cell/>
          <table:table-cell office:value-type="float" office:value="1898.273" calcext:value-type="float">
            <text:p>1898,273</text:p>
          </table:table-cell>
          <table:table-cell office:value-type="float" office:value="1856.532" calcext:value-type="float">
            <text:p>1856,532</text:p>
          </table:table-cell>
          <table:table-cell table:number-columns-repeated="10"/>
        </table:table-row>
        <table:table-row table:style-name="ro1">
          <table:table-cell office:value-type="float" office:value="181.944" calcext:value-type="float">
            <text:p>181,944</text:p>
          </table:table-cell>
          <table:table-cell office:value-type="float" office:value="136.274" calcext:value-type="float">
            <text:p>136,274</text:p>
          </table:table-cell>
          <table:table-cell/>
          <table:table-cell office:value-type="float" office:value="1900.486" calcext:value-type="float">
            <text:p>1900,486</text:p>
          </table:table-cell>
          <table:table-cell office:value-type="float" office:value="1856.425" calcext:value-type="float">
            <text:p>1856,425</text:p>
          </table:table-cell>
          <table:table-cell table:number-columns-repeated="10"/>
        </table:table-row>
        <table:table-row table:style-name="ro1">
          <table:table-cell office:value-type="float" office:value="183.465" calcext:value-type="float">
            <text:p>183,465</text:p>
          </table:table-cell>
          <table:table-cell office:value-type="float" office:value="136.257" calcext:value-type="float">
            <text:p>136,257</text:p>
          </table:table-cell>
          <table:table-cell/>
          <table:table-cell office:value-type="float" office:value="1897.536" calcext:value-type="float">
            <text:p>1897,536</text:p>
          </table:table-cell>
          <table:table-cell office:value-type="float" office:value="1855.512" calcext:value-type="float">
            <text:p>1855,512</text:p>
          </table:table-cell>
          <table:table-cell table:number-columns-repeated="10"/>
        </table:table-row>
        <table:table-row table:style-name="ro1">
          <table:table-cell office:value-type="float" office:value="181.831" calcext:value-type="float">
            <text:p>181,831</text:p>
          </table:table-cell>
          <table:table-cell office:value-type="float" office:value="136.25" calcext:value-type="float">
            <text:p>136,25</text:p>
          </table:table-cell>
          <table:table-cell/>
          <table:table-cell office:value-type="float" office:value="1903.132" calcext:value-type="float">
            <text:p>1903,132</text:p>
          </table:table-cell>
          <table:table-cell office:value-type="float" office:value="1851.097" calcext:value-type="float">
            <text:p>1851,097</text:p>
          </table:table-cell>
          <table:table-cell table:number-columns-repeated="10"/>
        </table:table-row>
        <table:table-row table:style-name="ro1">
          <table:table-cell office:value-type="float" office:value="180.664" calcext:value-type="float">
            <text:p>180,664</text:p>
          </table:table-cell>
          <table:table-cell office:value-type="float" office:value="136.246" calcext:value-type="float">
            <text:p>136,246</text:p>
          </table:table-cell>
          <table:table-cell/>
          <table:table-cell office:value-type="float" office:value="1919.157" calcext:value-type="float">
            <text:p>1919,157</text:p>
          </table:table-cell>
          <table:table-cell office:value-type="float" office:value="1849.782" calcext:value-type="float">
            <text:p>1849,782</text:p>
          </table:table-cell>
          <table:table-cell table:number-columns-repeated="10"/>
        </table:table-row>
        <table:table-row table:style-name="ro1">
          <table:table-cell office:value-type="float" office:value="180.805" calcext:value-type="float">
            <text:p>180,805</text:p>
          </table:table-cell>
          <table:table-cell office:value-type="float" office:value="136.226" calcext:value-type="float">
            <text:p>136,226</text:p>
          </table:table-cell>
          <table:table-cell/>
          <table:table-cell office:value-type="float" office:value="1920.121" calcext:value-type="float">
            <text:p>1920,121</text:p>
          </table:table-cell>
          <table:table-cell office:value-type="float" office:value="1843.751" calcext:value-type="float">
            <text:p>1843,751</text:p>
          </table:table-cell>
          <table:table-cell table:number-columns-repeated="10"/>
        </table:table-row>
        <table:table-row table:style-name="ro1">
          <table:table-cell office:value-type="float" office:value="182.013" calcext:value-type="float">
            <text:p>182,013</text:p>
          </table:table-cell>
          <table:table-cell office:value-type="float" office:value="136.178" calcext:value-type="float">
            <text:p>136,178</text:p>
          </table:table-cell>
          <table:table-cell/>
          <table:table-cell office:value-type="float" office:value="1883.653" calcext:value-type="float">
            <text:p>1883,653</text:p>
          </table:table-cell>
          <table:table-cell office:value-type="float" office:value="1842.981" calcext:value-type="float">
            <text:p>1842,981</text:p>
          </table:table-cell>
          <table:table-cell table:number-columns-repeated="10"/>
        </table:table-row>
        <table:table-row table:style-name="ro1">
          <table:table-cell office:value-type="float" office:value="184.87" calcext:value-type="float">
            <text:p>184,87</text:p>
          </table:table-cell>
          <table:table-cell office:value-type="float" office:value="136.12" calcext:value-type="float">
            <text:p>136,12</text:p>
          </table:table-cell>
          <table:table-cell/>
          <table:table-cell office:value-type="float" office:value="1918.898" calcext:value-type="float">
            <text:p>1918,898</text:p>
          </table:table-cell>
          <table:table-cell office:value-type="float" office:value="1842.142" calcext:value-type="float">
            <text:p>1842,142</text:p>
          </table:table-cell>
          <table:table-cell table:number-columns-repeated="10"/>
        </table:table-row>
        <table:table-row table:style-name="ro1">
          <table:table-cell office:value-type="float" office:value="183.029" calcext:value-type="float">
            <text:p>183,029</text:p>
          </table:table-cell>
          <table:table-cell office:value-type="float" office:value="132.553" calcext:value-type="float">
            <text:p>132,553</text:p>
          </table:table-cell>
          <table:table-cell/>
          <table:table-cell office:value-type="float" office:value="1922.132" calcext:value-type="float">
            <text:p>1922,132</text:p>
          </table:table-cell>
          <table:table-cell office:value-type="float" office:value="1841.544" calcext:value-type="float">
            <text:p>1841,544</text:p>
          </table:table-cell>
          <table:table-cell table:number-columns-repeated="10"/>
        </table:table-row>
        <table:table-row table:style-name="ro1">
          <table:table-cell office:value-type="float" office:value="170.246" calcext:value-type="float">
            <text:p>170,246</text:p>
          </table:table-cell>
          <table:table-cell office:value-type="float" office:value="128.44" calcext:value-type="float">
            <text:p>128,44</text:p>
          </table:table-cell>
          <table:table-cell/>
          <table:table-cell office:value-type="float" office:value="2876.541" calcext:value-type="float">
            <text:p>2876,541</text:p>
          </table:table-cell>
          <table:table-cell office:value-type="float" office:value="1840.015" calcext:value-type="float">
            <text:p>1840,015</text:p>
          </table:table-cell>
          <table:table-cell table:number-columns-repeated="10"/>
        </table:table-row>
        <table:table-row table:style-name="ro1">
          <table:table-cell office:value-type="float" office:value="192.739" calcext:value-type="float">
            <text:p>192,739</text:p>
          </table:table-cell>
          <table:table-cell office:value-type="float" office:value="124.247" calcext:value-type="float">
            <text:p>124,247</text:p>
          </table:table-cell>
          <table:table-cell/>
          <table:table-cell office:value-type="float" office:value="1885.991" calcext:value-type="float">
            <text:p>1885,991</text:p>
          </table:table-cell>
          <table:table-cell office:value-type="float" office:value="1836.536" calcext:value-type="float">
            <text:p>1836,536</text:p>
          </table:table-cell>
          <table:table-cell table:number-columns-repeated="10"/>
        </table:table-row>
        <table:table-row table:style-name="ro1">
          <table:table-cell office:value-type="float" office:value="161.666" calcext:value-type="float">
            <text:p>161,666</text:p>
          </table:table-cell>
          <table:table-cell office:value-type="float" office:value="116.498" calcext:value-type="float">
            <text:p>116,498</text:p>
          </table:table-cell>
          <table:table-cell/>
          <table:table-cell office:value-type="float" office:value="1890.063" calcext:value-type="float">
            <text:p>1890,063</text:p>
          </table:table-cell>
          <table:table-cell office:value-type="float" office:value="1833.724" calcext:value-type="float">
            <text:p>1833,724</text:p>
          </table:table-cell>
          <table:table-cell table:number-columns-repeated="10"/>
        </table:table-row>
        <table:table-row table:style-name="ro1">
          <table:table-cell office:value-type="float" office:value="179.729" calcext:value-type="float">
            <text:p>179,729</text:p>
          </table:table-cell>
          <table:table-cell office:value-type="float" office:value="116.36" calcext:value-type="float">
            <text:p>116,36</text:p>
          </table:table-cell>
          <table:table-cell/>
          <table:table-cell office:value-type="float" office:value="1993.222" calcext:value-type="float">
            <text:p>1993,222</text:p>
          </table:table-cell>
          <table:table-cell office:value-type="float" office:value="1832.141" calcext:value-type="float">
            <text:p>1832,141</text:p>
          </table:table-cell>
          <table:table-cell table:number-columns-repeated="10"/>
        </table:table-row>
        <table:table-row table:style-name="ro1">
          <table:table-cell office:value-type="float" office:value="167.287" calcext:value-type="float">
            <text:p>167,287</text:p>
          </table:table-cell>
          <table:table-cell office:value-type="float" office:value="116.188" calcext:value-type="float">
            <text:p>116,188</text:p>
          </table:table-cell>
          <table:table-cell/>
          <table:table-cell office:value-type="float" office:value="1881.672" calcext:value-type="float">
            <text:p>1881,672</text:p>
          </table:table-cell>
          <table:table-cell office:value-type="float" office:value="1823.832" calcext:value-type="float">
            <text:p>1823,832</text:p>
          </table:table-cell>
          <table:table-cell table:number-columns-repeated="10"/>
        </table:table-row>
        <table:table-row table:style-name="ro1">
          <table:table-cell office:value-type="float" office:value="162.737" calcext:value-type="float">
            <text:p>162,737</text:p>
          </table:table-cell>
          <table:table-cell office:value-type="float" office:value="112.467" calcext:value-type="float">
            <text:p>112,467</text:p>
          </table:table-cell>
          <table:table-cell/>
          <table:table-cell office:value-type="float" office:value="1935.855" calcext:value-type="float">
            <text:p>1935,855</text:p>
          </table:table-cell>
          <table:table-cell office:value-type="float" office:value="1823.543" calcext:value-type="float">
            <text:p>1823,543</text:p>
          </table:table-cell>
          <table:table-cell table:number-columns-repeated="10"/>
        </table:table-row>
        <table:table-row table:style-name="ro1">
          <table:table-cell office:value-type="float" office:value="173.091" calcext:value-type="float">
            <text:p>173,091</text:p>
          </table:table-cell>
          <table:table-cell office:value-type="float" office:value="112.463" calcext:value-type="float">
            <text:p>112,463</text:p>
          </table:table-cell>
          <table:table-cell/>
          <table:table-cell office:value-type="float" office:value="1871.493" calcext:value-type="float">
            <text:p>1871,493</text:p>
          </table:table-cell>
          <table:table-cell office:value-type="float" office:value="1822.907" calcext:value-type="float">
            <text:p>1822,907</text:p>
          </table:table-cell>
          <table:table-cell table:number-columns-repeated="10"/>
        </table:table-row>
        <table:table-row table:style-name="ro1">
          <table:table-cell office:value-type="float" office:value="157.371" calcext:value-type="float">
            <text:p>157,371</text:p>
          </table:table-cell>
          <table:table-cell office:value-type="float" office:value="108.363" calcext:value-type="float">
            <text:p>108,363</text:p>
          </table:table-cell>
          <table:table-cell/>
          <table:table-cell office:value-type="float" office:value="1918.292" calcext:value-type="float">
            <text:p>1918,292</text:p>
          </table:table-cell>
          <table:table-cell office:value-type="float" office:value="1820.573" calcext:value-type="float">
            <text:p>1820,573</text:p>
          </table:table-cell>
          <table:table-cell table:number-columns-repeated="10"/>
        </table:table-row>
        <table:table-row table:style-name="ro1">
          <table:table-cell office:value-type="float" office:value="153.467" calcext:value-type="float">
            <text:p>153,467</text:p>
          </table:table-cell>
          <table:table-cell office:value-type="float" office:value="108.238" calcext:value-type="float">
            <text:p>108,238</text:p>
          </table:table-cell>
          <table:table-cell/>
          <table:table-cell office:value-type="float" office:value="1862.858" calcext:value-type="float">
            <text:p>1862,858</text:p>
          </table:table-cell>
          <table:table-cell office:value-type="float" office:value="1820.413" calcext:value-type="float">
            <text:p>1820,413</text:p>
          </table:table-cell>
          <table:table-cell table:number-columns-repeated="10"/>
        </table:table-row>
        <table:table-row table:style-name="ro1">
          <table:table-cell office:value-type="float" office:value="102.916" calcext:value-type="float">
            <text:p>102,916</text:p>
          </table:table-cell>
          <table:table-cell office:value-type="float" office:value="57.537" calcext:value-type="float">
            <text:p>57,537</text:p>
          </table:table-cell>
          <table:table-cell/>
          <table:table-cell office:value-type="float" office:value="1858.955" calcext:value-type="float">
            <text:p>1858,955</text:p>
          </table:table-cell>
          <table:table-cell office:value-type="float" office:value="1815.724" calcext:value-type="float">
            <text:p>1815,724</text:p>
          </table:table-cell>
          <table:table-cell table:number-columns-repeated="10"/>
        </table:table-row>
      </table:table>
      <table:table table:name="GO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317.417" calcext:value-type="float">
            <text:p>317,417</text:p>
          </table:table-cell>
          <table:table-cell office:value-type="float" office:value="140.485" calcext:value-type="float">
            <text:p>140,485</text:p>
          </table:table-cell>
          <table:table-cell/>
          <table:table-cell office:value-type="float" office:value="1171.38" calcext:value-type="float">
            <text:p>1171,38</text:p>
          </table:table-cell>
          <table:table-cell office:value-type="float" office:value="1023.892" calcext:value-type="float">
            <text:p>1023,892</text:p>
          </table:table-cell>
          <table:table-cell/>
          <table:table-cell office:value-type="float" office:value="11100.06" calcext:value-type="float">
            <text:p>11100,06</text:p>
          </table:table-cell>
          <table:table-cell office:value-type="float" office:value="9480.99" calcext:value-type="float">
            <text:p>9480,99</text:p>
          </table:table-cell>
          <table:table-cell table:number-columns-repeated="5"/>
          <table:table-cell table:formula="of:=['GO-256MB'.N7]-['GO-256MB'.$L7]" office:value-type="float" office:value="2.99449494949492" calcext:value-type="float">
            <text:p>2,9944949495</text:p>
          </table:table-cell>
          <table:table-cell table:formula="of:=['GO-256MB'.O7]-['GO-256MB'.$L7]" office:value-type="float" office:value="71.2744949494949" calcext:value-type="float">
            <text:p>71,2744949495</text:p>
          </table:table-cell>
        </table:table-row>
        <table:table-row table:style-name="ro1">
          <table:table-cell office:value-type="float" office:value="813.736" calcext:value-type="float">
            <text:p>813,736</text:p>
          </table:table-cell>
          <table:table-cell office:value-type="float" office:value="101.063" calcext:value-type="float">
            <text:p>101,063</text:p>
          </table:table-cell>
          <table:table-cell/>
          <table:table-cell office:value-type="float" office:value="1563.976" calcext:value-type="float">
            <text:p>1563,976</text:p>
          </table:table-cell>
          <table:table-cell office:value-type="float" office:value="1020.523" calcext:value-type="float">
            <text:p>1020,523</text:p>
          </table:table-cell>
          <table:table-cell/>
          <table:table-cell office:value-type="float" office:value="9599.445" calcext:value-type="float">
            <text:p>9599,445</text:p>
          </table:table-cell>
          <table:table-cell office:value-type="float" office:value="9551.554" calcext:value-type="float">
            <text:p>9551,554</text:p>
          </table:table-cell>
          <table:table-cell/>
          <table:table-cell office:value-type="string" calcext:value-type="string">
            <text:p>numElem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536.084" calcext:value-type="float">
            <text:p>536,084</text:p>
          </table:table-cell>
          <table:table-cell office:value-type="float" office:value="96.571" calcext:value-type="float">
            <text:p>96,571</text:p>
          </table:table-cell>
          <table:table-cell/>
          <table:table-cell office:value-type="float" office:value="1061.084" calcext:value-type="float">
            <text:p>1061,084</text:p>
          </table:table-cell>
          <table:table-cell office:value-type="float" office:value="1012.389" calcext:value-type="float">
            <text:p>1012,389</text:p>
          </table:table-cell>
          <table:table-cell/>
          <table:table-cell office:value-type="float" office:value="9519.317" calcext:value-type="float">
            <text:p>9519,317</text:p>
          </table:table-cell>
          <table:table-cell office:value-type="float" office:value="9443.767" calcext:value-type="float">
            <text:p>9443,767</text:p>
          </table:table-cell>
          <table:table-cell/>
          <table:table-cell table:formula="of:=204-58"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table:formula="of:=AVERAGE(['GO-256MB'.$B$7:.$B$210])" office:value-type="float" office:value="69.2105050505051" calcext:value-type="float">
            <text:p>69,2105050505</text:p>
          </table:table-cell>
          <table:table-cell table:formula="of:=STDEV(['GO-256MB'.$B$7:.$B$210])" office:value-type="float" office:value="12.3779981224865" calcext:value-type="float">
            <text:p>12,3779981225</text:p>
          </table:table-cell>
          <table:table-cell table:formula="of:=MIN(['GO-256MB'.$B$5:.$B$104])" office:value-type="float" office:value="72.205" calcext:value-type="float">
            <text:p>72,205</text:p>
          </table:table-cell>
          <table:table-cell table:formula="of:=MAX(['GO-256MB'.$B$5:.$B$104])" office:value-type="float" office:value="140.485" calcext:value-type="float">
            <text:p>140,485</text:p>
          </table:table-cell>
        </table:table-row>
        <table:table-row table:style-name="ro1">
          <table:table-cell office:value-type="float" office:value="140.408" calcext:value-type="float">
            <text:p>140,408</text:p>
          </table:table-cell>
          <table:table-cell office:value-type="float" office:value="96.475" calcext:value-type="float">
            <text:p>96,475</text:p>
          </table:table-cell>
          <table:table-cell/>
          <table:table-cell office:value-type="float" office:value="1057.388" calcext:value-type="float">
            <text:p>1057,388</text:p>
          </table:table-cell>
          <table:table-cell office:value-type="float" office:value="1009.125" calcext:value-type="float">
            <text:p>1009,125</text:p>
          </table:table-cell>
          <table:table-cell/>
          <table:table-cell office:value-type="float" office:value="9619.984" calcext:value-type="float">
            <text:p>9619,984</text:p>
          </table:table-cell>
          <table:table-cell office:value-type="float" office:value="9521.229" calcext:value-type="float">
            <text:p>9521,229</text:p>
          </table:table-cell>
          <table:table-cell/>
          <table:table-cell table:formula="of:=203-8"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table:formula="of:=AVERAGE(['GO-256MB'.$E$5:.$E$210])" office:value-type="float" office:value="924.05054" calcext:value-type="float">
            <text:p>924,05054</text:p>
          </table:table-cell>
          <table:table-cell table:formula="of:=STDEV(['GO-256MB'.$E$5:.$E$210])" office:value-type="float" office:value="25.4596529682697" calcext:value-type="float">
            <text:p>25,4596529683</text:p>
          </table:table-cell>
          <table:table-cell table:formula="of:=MIN(['GO-256MB'.$E$5:.$E$104])" office:value-type="float" office:value="919.921" calcext:value-type="float">
            <text:p>919,921</text:p>
          </table:table-cell>
          <table:table-cell table:formula="of:=MAX(['GO-256MB'.$E$6:.$E$104])" office:value-type="float" office:value="1020.523" calcext:value-type="float">
            <text:p>1020,523</text:p>
          </table:table-cell>
        </table:table-row>
        <table:table-row table:style-name="ro1">
          <table:table-cell office:value-type="float" office:value="918.118" calcext:value-type="float">
            <text:p>918,118</text:p>
          </table:table-cell>
          <table:table-cell office:value-type="float" office:value="96.399" calcext:value-type="float">
            <text:p>96,399</text:p>
          </table:table-cell>
          <table:table-cell/>
          <table:table-cell office:value-type="float" office:value="1069.138" calcext:value-type="float">
            <text:p>1069,138</text:p>
          </table:table-cell>
          <table:table-cell office:value-type="float" office:value="1008.579" calcext:value-type="float">
            <text:p>1008,579</text:p>
          </table:table-cell>
          <table:table-cell/>
          <table:table-cell office:value-type="float" office:value="9552.375" calcext:value-type="float">
            <text:p>9552,375</text:p>
          </table:table-cell>
          <table:table-cell office:value-type="float" office:value="9353.331" calcext:value-type="float">
            <text:p>9353,33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O-256MB'.$H$5:.$H$87])" office:value-type="float" office:value="9440.46039583334" calcext:value-type="float">
            <text:p>9440,4603958333</text:p>
          </table:table-cell>
          <table:table-cell table:formula="of:=STDEV(['GO-256MB'.$H$5:.$H$87])" office:value-type="float" office:value="69.3160466680771" calcext:value-type="float">
            <text:p>69,3160466681</text:p>
          </table:table-cell>
          <table:table-cell table:number-columns-repeated="2"/>
        </table:table-row>
        <table:table-row table:style-name="ro1">
          <table:table-cell office:value-type="float" office:value="220.49" calcext:value-type="float">
            <text:p>220,49</text:p>
          </table:table-cell>
          <table:table-cell office:value-type="float" office:value="96.394" calcext:value-type="float">
            <text:p>96,394</text:p>
          </table:table-cell>
          <table:table-cell/>
          <table:table-cell office:value-type="float" office:value="1128.307" calcext:value-type="float">
            <text:p>1128,307</text:p>
          </table:table-cell>
          <table:table-cell office:value-type="float" office:value="1007.471" calcext:value-type="float">
            <text:p>1007,471</text:p>
          </table:table-cell>
          <table:table-cell/>
          <table:table-cell office:value-type="float" office:value="9531.731" calcext:value-type="float">
            <text:p>9531,731</text:p>
          </table:table-cell>
          <table:table-cell office:value-type="float" office:value="9408.794" calcext:value-type="float">
            <text:p>9408,794</text:p>
          </table:table-cell>
          <table:table-cell table:number-columns-repeated="7"/>
        </table:table-row>
        <table:table-row table:style-name="ro1">
          <table:table-cell office:value-type="float" office:value="139.76" calcext:value-type="float">
            <text:p>139,76</text:p>
          </table:table-cell>
          <table:table-cell office:value-type="float" office:value="92.804" calcext:value-type="float">
            <text:p>92,804</text:p>
          </table:table-cell>
          <table:table-cell/>
          <table:table-cell office:value-type="float" office:value="1198.73" calcext:value-type="float">
            <text:p>1198,73</text:p>
          </table:table-cell>
          <table:table-cell office:value-type="float" office:value="1000.729" calcext:value-type="float">
            <text:p>1000,729</text:p>
          </table:table-cell>
          <table:table-cell/>
          <table:table-cell office:value-type="float" office:value="9400.768" calcext:value-type="float">
            <text:p>9400,768</text:p>
          </table:table-cell>
          <table:table-cell office:value-type="float" office:value="9342.127" calcext:value-type="float">
            <text:p>9342,127</text:p>
          </table:table-cell>
          <table:table-cell table:number-columns-repeated="7"/>
        </table:table-row>
        <table:table-row table:style-name="ro1">
          <table:table-cell office:value-type="float" office:value="137.504" calcext:value-type="float">
            <text:p>137,504</text:p>
          </table:table-cell>
          <table:table-cell office:value-type="float" office:value="92.381" calcext:value-type="float">
            <text:p>92,381</text:p>
          </table:table-cell>
          <table:table-cell/>
          <table:table-cell office:value-type="float" office:value="1122.854" calcext:value-type="float">
            <text:p>1122,854</text:p>
          </table:table-cell>
          <table:table-cell office:value-type="float" office:value="996.486" calcext:value-type="float">
            <text:p>996,486</text:p>
          </table:table-cell>
          <table:table-cell/>
          <table:table-cell office:value-type="float" office:value="9418.235" calcext:value-type="float">
            <text:p>9418,235</text:p>
          </table:table-cell>
          <table:table-cell office:value-type="float" office:value="9366.351" calcext:value-type="float">
            <text:p>9366,351</text:p>
          </table:table-cell>
          <table:table-cell table:number-columns-repeated="7"/>
        </table:table-row>
        <table:table-row table:style-name="ro1">
          <table:table-cell office:value-type="float" office:value="141.994" calcext:value-type="float">
            <text:p>141,994</text:p>
          </table:table-cell>
          <table:table-cell office:value-type="float" office:value="92.361" calcext:value-type="float">
            <text:p>92,361</text:p>
          </table:table-cell>
          <table:table-cell/>
          <table:table-cell office:value-type="float" office:value="1040.315" calcext:value-type="float">
            <text:p>1040,315</text:p>
          </table:table-cell>
          <table:table-cell office:value-type="float" office:value="995.696" calcext:value-type="float">
            <text:p>995,696</text:p>
          </table:table-cell>
          <table:table-cell/>
          <table:table-cell office:value-type="float" office:value="9345.457" calcext:value-type="float">
            <text:p>9345,457</text:p>
          </table:table-cell>
          <table:table-cell office:value-type="float" office:value="9276.661" calcext:value-type="float">
            <text:p>9276,661</text:p>
          </table:table-cell>
          <table:table-cell table:number-columns-repeated="7"/>
        </table:table-row>
        <table:table-row table:style-name="ro1">
          <table:table-cell office:value-type="float" office:value="139.928" calcext:value-type="float">
            <text:p>139,928</text:p>
          </table:table-cell>
          <table:table-cell office:value-type="float" office:value="92.34" calcext:value-type="float">
            <text:p>92,34</text:p>
          </table:table-cell>
          <table:table-cell/>
          <table:table-cell office:value-type="float" office:value="1045.829" calcext:value-type="float">
            <text:p>1045,829</text:p>
          </table:table-cell>
          <table:table-cell office:value-type="float" office:value="992.541" calcext:value-type="float">
            <text:p>992,541</text:p>
          </table:table-cell>
          <table:table-cell/>
          <table:table-cell office:value-type="float" office:value="9470.636" calcext:value-type="float">
            <text:p>9470,636</text:p>
          </table:table-cell>
          <table:table-cell office:value-type="float" office:value="9420.566" calcext:value-type="float">
            <text:p>9420,566</text:p>
          </table:table-cell>
          <table:table-cell table:number-columns-repeated="7"/>
        </table:table-row>
        <table:table-row table:style-name="ro1">
          <table:table-cell office:value-type="float" office:value="451.134" calcext:value-type="float">
            <text:p>451,134</text:p>
          </table:table-cell>
          <table:table-cell office:value-type="float" office:value="92.327" calcext:value-type="float">
            <text:p>92,327</text:p>
          </table:table-cell>
          <table:table-cell/>
          <table:table-cell office:value-type="float" office:value="1037.415" calcext:value-type="float">
            <text:p>1037,415</text:p>
          </table:table-cell>
          <table:table-cell office:value-type="float" office:value="988.765" calcext:value-type="float">
            <text:p>988,765</text:p>
          </table:table-cell>
          <table:table-cell/>
          <table:table-cell office:value-type="float" office:value="9406.462" calcext:value-type="float">
            <text:p>9406,462</text:p>
          </table:table-cell>
          <table:table-cell office:value-type="float" office:value="9352.241" calcext:value-type="float">
            <text:p>9352,241</text:p>
          </table:table-cell>
          <table:table-cell table:number-columns-repeated="7"/>
        </table:table-row>
        <table:table-row table:style-name="ro1">
          <table:table-cell office:value-type="float" office:value="147.21" calcext:value-type="float">
            <text:p>147,21</text:p>
          </table:table-cell>
          <table:table-cell office:value-type="float" office:value="92.28" calcext:value-type="float">
            <text:p>92,28</text:p>
          </table:table-cell>
          <table:table-cell/>
          <table:table-cell office:value-type="float" office:value="1020.697" calcext:value-type="float">
            <text:p>1020,697</text:p>
          </table:table-cell>
          <table:table-cell office:value-type="float" office:value="973.847" calcext:value-type="float">
            <text:p>973,847</text:p>
          </table:table-cell>
          <table:table-cell/>
          <table:table-cell office:value-type="float" office:value="9497.667" calcext:value-type="float">
            <text:p>9497,667</text:p>
          </table:table-cell>
          <table:table-cell office:value-type="float" office:value="9444.57" calcext:value-type="float">
            <text:p>9444,57</text:p>
          </table:table-cell>
          <table:table-cell table:number-columns-repeated="7"/>
        </table:table-row>
        <table:table-row table:style-name="ro1">
          <table:table-cell office:value-type="float" office:value="139.283" calcext:value-type="float">
            <text:p>139,283</text:p>
          </table:table-cell>
          <table:table-cell office:value-type="float" office:value="92.259" calcext:value-type="float">
            <text:p>92,259</text:p>
          </table:table-cell>
          <table:table-cell/>
          <table:table-cell office:value-type="float" office:value="1017.101" calcext:value-type="float">
            <text:p>1017,101</text:p>
          </table:table-cell>
          <table:table-cell office:value-type="float" office:value="969.307" calcext:value-type="float">
            <text:p>969,307</text:p>
          </table:table-cell>
          <table:table-cell/>
          <table:table-cell office:value-type="float" office:value="9437.46" calcext:value-type="float">
            <text:p>9437,46</text:p>
          </table:table-cell>
          <table:table-cell office:value-type="float" office:value="9382.749" calcext:value-type="float">
            <text:p>9382,749</text:p>
          </table:table-cell>
          <table:table-cell table:number-columns-repeated="7"/>
        </table:table-row>
        <table:table-row table:style-name="ro1">
          <table:table-cell office:value-type="float" office:value="138.707" calcext:value-type="float">
            <text:p>138,707</text:p>
          </table:table-cell>
          <table:table-cell office:value-type="float" office:value="91.587" calcext:value-type="float">
            <text:p>91,587</text:p>
          </table:table-cell>
          <table:table-cell/>
          <table:table-cell office:value-type="float" office:value="2366.142" calcext:value-type="float">
            <text:p>2366,142</text:p>
          </table:table-cell>
          <table:table-cell office:value-type="float" office:value="964.683" calcext:value-type="float">
            <text:p>964,683</text:p>
          </table:table-cell>
          <table:table-cell/>
          <table:table-cell office:value-type="float" office:value="9557.004" calcext:value-type="float">
            <text:p>9557,004</text:p>
          </table:table-cell>
          <table:table-cell office:value-type="float" office:value="9502.531" calcext:value-type="float">
            <text:p>9502,531</text:p>
          </table:table-cell>
          <table:table-cell table:number-columns-repeated="7"/>
        </table:table-row>
        <table:table-row table:style-name="ro1">
          <table:table-cell office:value-type="float" office:value="136.994" calcext:value-type="float">
            <text:p>136,994</text:p>
          </table:table-cell>
          <table:table-cell office:value-type="float" office:value="88.572" calcext:value-type="float">
            <text:p>88,572</text:p>
          </table:table-cell>
          <table:table-cell/>
          <table:table-cell office:value-type="float" office:value="1012.884" calcext:value-type="float">
            <text:p>1012,884</text:p>
          </table:table-cell>
          <table:table-cell office:value-type="float" office:value="957.513" calcext:value-type="float">
            <text:p>957,513</text:p>
          </table:table-cell>
          <table:table-cell/>
          <table:table-cell office:value-type="float" office:value="9382.741" calcext:value-type="float">
            <text:p>9382,741</text:p>
          </table:table-cell>
          <table:table-cell office:value-type="float" office:value="9329.597" calcext:value-type="float">
            <text:p>9329,597</text:p>
          </table:table-cell>
          <table:table-cell table:number-columns-repeated="7"/>
        </table:table-row>
        <table:table-row table:style-name="ro1">
          <table:table-cell office:value-type="float" office:value="318.945" calcext:value-type="float">
            <text:p>318,945</text:p>
          </table:table-cell>
          <table:table-cell office:value-type="float" office:value="88.487" calcext:value-type="float">
            <text:p>88,487</text:p>
          </table:table-cell>
          <table:table-cell/>
          <table:table-cell office:value-type="float" office:value="1121.913" calcext:value-type="float">
            <text:p>1121,913</text:p>
          </table:table-cell>
          <table:table-cell office:value-type="float" office:value="953.639" calcext:value-type="float">
            <text:p>953,639</text:p>
          </table:table-cell>
          <table:table-cell/>
          <table:table-cell office:value-type="float" office:value="9564.211" calcext:value-type="float">
            <text:p>9564,211</text:p>
          </table:table-cell>
          <table:table-cell office:value-type="float" office:value="9510.681" calcext:value-type="float">
            <text:p>9510,681</text:p>
          </table:table-cell>
          <table:table-cell table:number-columns-repeated="7"/>
        </table:table-row>
        <table:table-row table:style-name="ro1">
          <table:table-cell office:value-type="float" office:value="137.793" calcext:value-type="float">
            <text:p>137,793</text:p>
          </table:table-cell>
          <table:table-cell office:value-type="float" office:value="88.473" calcext:value-type="float">
            <text:p>88,473</text:p>
          </table:table-cell>
          <table:table-cell/>
          <table:table-cell office:value-type="float" office:value="1279.913" calcext:value-type="float">
            <text:p>1279,913</text:p>
          </table:table-cell>
          <table:table-cell office:value-type="float" office:value="953.591" calcext:value-type="float">
            <text:p>953,591</text:p>
          </table:table-cell>
          <table:table-cell/>
          <table:table-cell office:value-type="float" office:value="9512.782" calcext:value-type="float">
            <text:p>9512,782</text:p>
          </table:table-cell>
          <table:table-cell office:value-type="float" office:value="9464.135" calcext:value-type="float">
            <text:p>9464,135</text:p>
          </table:table-cell>
          <table:table-cell table:number-columns-repeated="7"/>
        </table:table-row>
        <table:table-row table:style-name="ro1">
          <table:table-cell office:value-type="float" office:value="136.731" calcext:value-type="float">
            <text:p>136,731</text:p>
          </table:table-cell>
          <table:table-cell office:value-type="float" office:value="88.459" calcext:value-type="float">
            <text:p>88,459</text:p>
          </table:table-cell>
          <table:table-cell/>
          <table:table-cell office:value-type="float" office:value="1003.207" calcext:value-type="float">
            <text:p>1003,207</text:p>
          </table:table-cell>
          <table:table-cell office:value-type="float" office:value="953.498" calcext:value-type="float">
            <text:p>953,498</text:p>
          </table:table-cell>
          <table:table-cell/>
          <table:table-cell office:value-type="float" office:value="9462.184" calcext:value-type="float">
            <text:p>9462,184</text:p>
          </table:table-cell>
          <table:table-cell office:value-type="float" office:value="9412.143" calcext:value-type="float">
            <text:p>9412,143</text:p>
          </table:table-cell>
          <table:table-cell table:number-columns-repeated="7"/>
        </table:table-row>
        <table:table-row table:style-name="ro1">
          <table:table-cell office:value-type="float" office:value="140.706" calcext:value-type="float">
            <text:p>140,706</text:p>
          </table:table-cell>
          <table:table-cell office:value-type="float" office:value="88.338" calcext:value-type="float">
            <text:p>88,338</text:p>
          </table:table-cell>
          <table:table-cell/>
          <table:table-cell office:value-type="float" office:value="1003.751" calcext:value-type="float">
            <text:p>1003,751</text:p>
          </table:table-cell>
          <table:table-cell office:value-type="float" office:value="952.864" calcext:value-type="float">
            <text:p>952,864</text:p>
          </table:table-cell>
          <table:table-cell/>
          <table:table-cell office:value-type="float" office:value="9478.451" calcext:value-type="float">
            <text:p>9478,451</text:p>
          </table:table-cell>
          <table:table-cell office:value-type="float" office:value="9430.035" calcext:value-type="float">
            <text:p>9430,035</text:p>
          </table:table-cell>
          <table:table-cell table:number-columns-repeated="7"/>
        </table:table-row>
        <table:table-row table:style-name="ro1">
          <table:table-cell office:value-type="float" office:value="709.027" calcext:value-type="float">
            <text:p>709,027</text:p>
          </table:table-cell>
          <table:table-cell office:value-type="float" office:value="84.88" calcext:value-type="float">
            <text:p>84,88</text:p>
          </table:table-cell>
          <table:table-cell/>
          <table:table-cell office:value-type="float" office:value="1018.631" calcext:value-type="float">
            <text:p>1018,631</text:p>
          </table:table-cell>
          <table:table-cell office:value-type="float" office:value="952.463" calcext:value-type="float">
            <text:p>952,463</text:p>
          </table:table-cell>
          <table:table-cell/>
          <table:table-cell office:value-type="float" office:value="9519.366" calcext:value-type="float">
            <text:p>9519,366</text:p>
          </table:table-cell>
          <table:table-cell office:value-type="float" office:value="9471.158" calcext:value-type="float">
            <text:p>9471,158</text:p>
          </table:table-cell>
          <table:table-cell table:number-columns-repeated="7"/>
        </table:table-row>
        <table:table-row table:style-name="ro1">
          <table:table-cell office:value-type="float" office:value="128.788" calcext:value-type="float">
            <text:p>128,788</text:p>
          </table:table-cell>
          <table:table-cell office:value-type="float" office:value="84.606" calcext:value-type="float">
            <text:p>84,606</text:p>
          </table:table-cell>
          <table:table-cell/>
          <table:table-cell office:value-type="float" office:value="999.217" calcext:value-type="float">
            <text:p>999,217</text:p>
          </table:table-cell>
          <table:table-cell office:value-type="float" office:value="950.984" calcext:value-type="float">
            <text:p>950,984</text:p>
          </table:table-cell>
          <table:table-cell/>
          <table:table-cell office:value-type="float" office:value="9438.279" calcext:value-type="float">
            <text:p>9438,279</text:p>
          </table:table-cell>
          <table:table-cell office:value-type="float" office:value="9351.624" calcext:value-type="float">
            <text:p>9351,624</text:p>
          </table:table-cell>
          <table:table-cell table:number-columns-repeated="7"/>
        </table:table-row>
        <table:table-row table:style-name="ro1">
          <table:table-cell office:value-type="float" office:value="388.6" calcext:value-type="float">
            <text:p>388,6</text:p>
          </table:table-cell>
          <table:table-cell office:value-type="float" office:value="84.571" calcext:value-type="float">
            <text:p>84,571</text:p>
          </table:table-cell>
          <table:table-cell/>
          <table:table-cell office:value-type="float" office:value="998.235" calcext:value-type="float">
            <text:p>998,235</text:p>
          </table:table-cell>
          <table:table-cell office:value-type="float" office:value="949.663" calcext:value-type="float">
            <text:p>949,663</text:p>
          </table:table-cell>
          <table:table-cell/>
          <table:table-cell office:value-type="float" office:value="9541.246" calcext:value-type="float">
            <text:p>9541,246</text:p>
          </table:table-cell>
          <table:table-cell office:value-type="float" office:value="9491.317" calcext:value-type="float">
            <text:p>9491,317</text:p>
          </table:table-cell>
          <table:table-cell table:number-columns-repeated="7"/>
        </table:table-row>
        <table:table-row table:style-name="ro1">
          <table:table-cell office:value-type="float" office:value="141.938" calcext:value-type="float">
            <text:p>141,938</text:p>
          </table:table-cell>
          <table:table-cell office:value-type="float" office:value="84.448" calcext:value-type="float">
            <text:p>84,448</text:p>
          </table:table-cell>
          <table:table-cell/>
          <table:table-cell office:value-type="float" office:value="1031.18" calcext:value-type="float">
            <text:p>1031,18</text:p>
          </table:table-cell>
          <table:table-cell office:value-type="float" office:value="945.204" calcext:value-type="float">
            <text:p>945,204</text:p>
          </table:table-cell>
          <table:table-cell/>
          <table:table-cell office:value-type="float" office:value="9460.783" calcext:value-type="float">
            <text:p>9460,783</text:p>
          </table:table-cell>
          <table:table-cell office:value-type="float" office:value="9402.322" calcext:value-type="float">
            <text:p>9402,322</text:p>
          </table:table-cell>
          <table:table-cell table:number-columns-repeated="7"/>
        </table:table-row>
        <table:table-row table:style-name="ro1">
          <table:table-cell office:value-type="float" office:value="131.985" calcext:value-type="float">
            <text:p>131,985</text:p>
          </table:table-cell>
          <table:table-cell office:value-type="float" office:value="84.44" calcext:value-type="float">
            <text:p>84,44</text:p>
          </table:table-cell>
          <table:table-cell/>
          <table:table-cell office:value-type="float" office:value="1324.868" calcext:value-type="float">
            <text:p>1324,868</text:p>
          </table:table-cell>
          <table:table-cell office:value-type="float" office:value="942.112" calcext:value-type="float">
            <text:p>942,112</text:p>
          </table:table-cell>
          <table:table-cell/>
          <table:table-cell office:value-type="float" office:value="9518.866" calcext:value-type="float">
            <text:p>9518,866</text:p>
          </table:table-cell>
          <table:table-cell office:value-type="float" office:value="9469.5" calcext:value-type="float">
            <text:p>9469,5</text:p>
          </table:table-cell>
          <table:table-cell table:number-columns-repeated="7"/>
        </table:table-row>
        <table:table-row table:style-name="ro1">
          <table:table-cell office:value-type="float" office:value="146.398" calcext:value-type="float">
            <text:p>146,398</text:p>
          </table:table-cell>
          <table:table-cell office:value-type="float" office:value="84.437" calcext:value-type="float">
            <text:p>84,437</text:p>
          </table:table-cell>
          <table:table-cell/>
          <table:table-cell office:value-type="float" office:value="1274.896" calcext:value-type="float">
            <text:p>1274,896</text:p>
          </table:table-cell>
          <table:table-cell office:value-type="float" office:value="941.659" calcext:value-type="float">
            <text:p>941,659</text:p>
          </table:table-cell>
          <table:table-cell/>
          <table:table-cell office:value-type="float" office:value="9605.345" calcext:value-type="float">
            <text:p>9605,345</text:p>
          </table:table-cell>
          <table:table-cell office:value-type="float" office:value="9471.437" calcext:value-type="float">
            <text:p>9471,437</text:p>
          </table:table-cell>
          <table:table-cell table:number-columns-repeated="7"/>
        </table:table-row>
        <table:table-row table:style-name="ro1">
          <table:table-cell office:value-type="float" office:value="730.336" calcext:value-type="float">
            <text:p>730,336</text:p>
          </table:table-cell>
          <table:table-cell office:value-type="float" office:value="84.435" calcext:value-type="float">
            <text:p>84,435</text:p>
          </table:table-cell>
          <table:table-cell/>
          <table:table-cell office:value-type="float" office:value="1111.02" calcext:value-type="float">
            <text:p>1111,02</text:p>
          </table:table-cell>
          <table:table-cell office:value-type="float" office:value="941.163" calcext:value-type="float">
            <text:p>941,163</text:p>
          </table:table-cell>
          <table:table-cell/>
          <table:table-cell office:value-type="float" office:value="9657.147" calcext:value-type="float">
            <text:p>9657,147</text:p>
          </table:table-cell>
          <table:table-cell office:value-type="float" office:value="9538.183" calcext:value-type="float">
            <text:p>9538,183</text:p>
          </table:table-cell>
          <table:table-cell table:number-columns-repeated="7"/>
        </table:table-row>
        <table:table-row table:style-name="ro1">
          <table:table-cell office:value-type="float" office:value="136.786" calcext:value-type="float">
            <text:p>136,786</text:p>
          </table:table-cell>
          <table:table-cell office:value-type="float" office:value="84.359" calcext:value-type="float">
            <text:p>84,359</text:p>
          </table:table-cell>
          <table:table-cell/>
          <table:table-cell office:value-type="float" office:value="999.718" calcext:value-type="float">
            <text:p>999,718</text:p>
          </table:table-cell>
          <table:table-cell office:value-type="float" office:value="940.843" calcext:value-type="float">
            <text:p>940,843</text:p>
          </table:table-cell>
          <table:table-cell/>
          <table:table-cell office:value-type="float" office:value="9496.387" calcext:value-type="float">
            <text:p>9496,387</text:p>
          </table:table-cell>
          <table:table-cell office:value-type="float" office:value="9383.093" calcext:value-type="float">
            <text:p>9383,093</text:p>
          </table:table-cell>
          <table:table-cell table:number-columns-repeated="7"/>
        </table:table-row>
        <table:table-row table:style-name="ro1">
          <table:table-cell office:value-type="float" office:value="1159.289" calcext:value-type="float">
            <text:p>1159,289</text:p>
          </table:table-cell>
          <table:table-cell office:value-type="float" office:value="81.345" calcext:value-type="float">
            <text:p>81,345</text:p>
          </table:table-cell>
          <table:table-cell/>
          <table:table-cell office:value-type="float" office:value="993.977" calcext:value-type="float">
            <text:p>993,977</text:p>
          </table:table-cell>
          <table:table-cell office:value-type="float" office:value="940.681" calcext:value-type="float">
            <text:p>940,681</text:p>
          </table:table-cell>
          <table:table-cell/>
          <table:table-cell office:value-type="float" office:value="9614.643" calcext:value-type="float">
            <text:p>9614,643</text:p>
          </table:table-cell>
          <table:table-cell office:value-type="float" office:value="9522.304" calcext:value-type="float">
            <text:p>9522,304</text:p>
          </table:table-cell>
          <table:table-cell table:number-columns-repeated="7"/>
        </table:table-row>
        <table:table-row table:style-name="ro1">
          <table:table-cell office:value-type="float" office:value="933.012" calcext:value-type="float">
            <text:p>933,012</text:p>
          </table:table-cell>
          <table:table-cell office:value-type="float" office:value="80.683" calcext:value-type="float">
            <text:p>80,683</text:p>
          </table:table-cell>
          <table:table-cell/>
          <table:table-cell office:value-type="float" office:value="1000.153" calcext:value-type="float">
            <text:p>1000,153</text:p>
          </table:table-cell>
          <table:table-cell office:value-type="float" office:value="940.431" calcext:value-type="float">
            <text:p>940,431</text:p>
          </table:table-cell>
          <table:table-cell/>
          <table:table-cell office:value-type="float" office:value="9531.669" calcext:value-type="float">
            <text:p>9531,669</text:p>
          </table:table-cell>
          <table:table-cell office:value-type="float" office:value="9436.862" calcext:value-type="float">
            <text:p>9436,862</text:p>
          </table:table-cell>
          <table:table-cell table:number-columns-repeated="7"/>
        </table:table-row>
        <table:table-row table:style-name="ro1">
          <table:table-cell office:value-type="float" office:value="180.518" calcext:value-type="float">
            <text:p>180,518</text:p>
          </table:table-cell>
          <table:table-cell office:value-type="float" office:value="80.613" calcext:value-type="float">
            <text:p>80,613</text:p>
          </table:table-cell>
          <table:table-cell/>
          <table:table-cell office:value-type="float" office:value="1367.972" calcext:value-type="float">
            <text:p>1367,972</text:p>
          </table:table-cell>
          <table:table-cell office:value-type="float" office:value="940.16" calcext:value-type="float">
            <text:p>940,16</text:p>
          </table:table-cell>
          <table:table-cell/>
          <table:table-cell office:value-type="float" office:value="9594.009" calcext:value-type="float">
            <text:p>9594,009</text:p>
          </table:table-cell>
          <table:table-cell office:value-type="float" office:value="9503.041" calcext:value-type="float">
            <text:p>9503,041</text:p>
          </table:table-cell>
          <table:table-cell table:number-columns-repeated="7"/>
        </table:table-row>
        <table:table-row table:style-name="ro1">
          <table:table-cell office:value-type="float" office:value="137.791" calcext:value-type="float">
            <text:p>137,791</text:p>
          </table:table-cell>
          <table:table-cell office:value-type="float" office:value="80.611" calcext:value-type="float">
            <text:p>80,611</text:p>
          </table:table-cell>
          <table:table-cell/>
          <table:table-cell office:value-type="float" office:value="1183.48" calcext:value-type="float">
            <text:p>1183,48</text:p>
          </table:table-cell>
          <table:table-cell office:value-type="float" office:value="939.502" calcext:value-type="float">
            <text:p>939,502</text:p>
          </table:table-cell>
          <table:table-cell/>
          <table:table-cell office:value-type="float" office:value="9525.654" calcext:value-type="float">
            <text:p>9525,654</text:p>
          </table:table-cell>
          <table:table-cell office:value-type="float" office:value="9429.46" calcext:value-type="float">
            <text:p>9429,46</text:p>
          </table:table-cell>
          <table:table-cell table:number-columns-repeated="7"/>
        </table:table-row>
        <table:table-row table:style-name="ro1">
          <table:table-cell office:value-type="float" office:value="181.323" calcext:value-type="float">
            <text:p>181,323</text:p>
          </table:table-cell>
          <table:table-cell office:value-type="float" office:value="80.55" calcext:value-type="float">
            <text:p>80,55</text:p>
          </table:table-cell>
          <table:table-cell/>
          <table:table-cell office:value-type="float" office:value="1090.399" calcext:value-type="float">
            <text:p>1090,399</text:p>
          </table:table-cell>
          <table:table-cell office:value-type="float" office:value="939.328" calcext:value-type="float">
            <text:p>939,328</text:p>
          </table:table-cell>
          <table:table-cell/>
          <table:table-cell office:value-type="float" office:value="9676.374" calcext:value-type="float">
            <text:p>9676,374</text:p>
          </table:table-cell>
          <table:table-cell office:value-type="float" office:value="9622.987" calcext:value-type="float">
            <text:p>9622,987</text:p>
          </table:table-cell>
          <table:table-cell table:number-columns-repeated="7"/>
        </table:table-row>
        <table:table-row table:style-name="ro1">
          <table:table-cell office:value-type="float" office:value="577.242" calcext:value-type="float">
            <text:p>577,242</text:p>
          </table:table-cell>
          <table:table-cell office:value-type="float" office:value="80.495" calcext:value-type="float">
            <text:p>80,495</text:p>
          </table:table-cell>
          <table:table-cell/>
          <table:table-cell office:value-type="float" office:value="1382.298" calcext:value-type="float">
            <text:p>1382,298</text:p>
          </table:table-cell>
          <table:table-cell office:value-type="float" office:value="937.561" calcext:value-type="float">
            <text:p>937,561</text:p>
          </table:table-cell>
          <table:table-cell/>
          <table:table-cell office:value-type="float" office:value="9515.946" calcext:value-type="float">
            <text:p>9515,946</text:p>
          </table:table-cell>
          <table:table-cell office:value-type="float" office:value="9465.384" calcext:value-type="float">
            <text:p>9465,384</text:p>
          </table:table-cell>
          <table:table-cell table:number-columns-repeated="7"/>
        </table:table-row>
        <table:table-row table:style-name="ro1">
          <table:table-cell office:value-type="float" office:value="139.013" calcext:value-type="float">
            <text:p>139,013</text:p>
          </table:table-cell>
          <table:table-cell office:value-type="float" office:value="80.465" calcext:value-type="float">
            <text:p>80,465</text:p>
          </table:table-cell>
          <table:table-cell/>
          <table:table-cell office:value-type="float" office:value="1083.804" calcext:value-type="float">
            <text:p>1083,804</text:p>
          </table:table-cell>
          <table:table-cell office:value-type="float" office:value="937.162" calcext:value-type="float">
            <text:p>937,162</text:p>
          </table:table-cell>
          <table:table-cell/>
          <table:table-cell office:value-type="float" office:value="9542.938" calcext:value-type="float">
            <text:p>9542,938</text:p>
          </table:table-cell>
          <table:table-cell office:value-type="float" office:value="9488.312" calcext:value-type="float">
            <text:p>9488,312</text:p>
          </table:table-cell>
          <table:table-cell table:number-columns-repeated="7"/>
        </table:table-row>
        <table:table-row table:style-name="ro1">
          <table:table-cell office:value-type="float" office:value="316.768" calcext:value-type="float">
            <text:p>316,768</text:p>
          </table:table-cell>
          <table:table-cell office:value-type="float" office:value="80.425" calcext:value-type="float">
            <text:p>80,425</text:p>
          </table:table-cell>
          <table:table-cell/>
          <table:table-cell office:value-type="float" office:value="1826.418" calcext:value-type="float">
            <text:p>1826,418</text:p>
          </table:table-cell>
          <table:table-cell office:value-type="float" office:value="937.115" calcext:value-type="float">
            <text:p>937,115</text:p>
          </table:table-cell>
          <table:table-cell/>
          <table:table-cell office:value-type="float" office:value="9499.457" calcext:value-type="float">
            <text:p>9499,457</text:p>
          </table:table-cell>
          <table:table-cell office:value-type="float" office:value="9450.003" calcext:value-type="float">
            <text:p>9450,003</text:p>
          </table:table-cell>
          <table:table-cell table:number-columns-repeated="7"/>
        </table:table-row>
        <table:table-row table:style-name="ro1">
          <table:table-cell office:value-type="float" office:value="149.646" calcext:value-type="float">
            <text:p>149,646</text:p>
          </table:table-cell>
          <table:table-cell office:value-type="float" office:value="80.395" calcext:value-type="float">
            <text:p>80,395</text:p>
          </table:table-cell>
          <table:table-cell/>
          <table:table-cell office:value-type="float" office:value="983.5" calcext:value-type="float">
            <text:p>983,5</text:p>
          </table:table-cell>
          <table:table-cell office:value-type="float" office:value="936.731" calcext:value-type="float">
            <text:p>936,731</text:p>
          </table:table-cell>
          <table:table-cell/>
          <table:table-cell office:value-type="float" office:value="9576.801" calcext:value-type="float">
            <text:p>9576,801</text:p>
          </table:table-cell>
          <table:table-cell office:value-type="float" office:value="9509.821" calcext:value-type="float">
            <text:p>9509,821</text:p>
          </table:table-cell>
          <table:table-cell table:number-columns-repeated="7"/>
        </table:table-row>
        <table:table-row table:style-name="ro1">
          <table:table-cell office:value-type="float" office:value="186.806" calcext:value-type="float">
            <text:p>186,806</text:p>
          </table:table-cell>
          <table:table-cell office:value-type="float" office:value="80.374" calcext:value-type="float">
            <text:p>80,374</text:p>
          </table:table-cell>
          <table:table-cell/>
          <table:table-cell office:value-type="float" office:value="1207.024" calcext:value-type="float">
            <text:p>1207,024</text:p>
          </table:table-cell>
          <table:table-cell office:value-type="float" office:value="934.771" calcext:value-type="float">
            <text:p>934,771</text:p>
          </table:table-cell>
          <table:table-cell/>
          <table:table-cell office:value-type="float" office:value="9424.39" calcext:value-type="float">
            <text:p>9424,39</text:p>
          </table:table-cell>
          <table:table-cell office:value-type="float" office:value="9372.771" calcext:value-type="float">
            <text:p>9372,771</text:p>
          </table:table-cell>
          <table:table-cell table:number-columns-repeated="7"/>
        </table:table-row>
        <table:table-row table:style-name="ro1">
          <table:table-cell office:value-type="float" office:value="5755.309" calcext:value-type="float">
            <text:p>5755,309</text:p>
          </table:table-cell>
          <table:table-cell office:value-type="float" office:value="80.37" calcext:value-type="float">
            <text:p>80,37</text:p>
          </table:table-cell>
          <table:table-cell/>
          <table:table-cell office:value-type="float" office:value="980.697" calcext:value-type="float">
            <text:p>980,697</text:p>
          </table:table-cell>
          <table:table-cell office:value-type="float" office:value="934.645" calcext:value-type="float">
            <text:p>934,645</text:p>
          </table:table-cell>
          <table:table-cell/>
          <table:table-cell office:value-type="float" office:value="9518.526" calcext:value-type="float">
            <text:p>9518,526</text:p>
          </table:table-cell>
          <table:table-cell office:value-type="float" office:value="9469.074" calcext:value-type="float">
            <text:p>9469,074</text:p>
          </table:table-cell>
          <table:table-cell table:number-columns-repeated="7"/>
        </table:table-row>
        <table:table-row table:style-name="ro1">
          <table:table-cell office:value-type="float" office:value="562.375" calcext:value-type="float">
            <text:p>562,375</text:p>
          </table:table-cell>
          <table:table-cell office:value-type="float" office:value="80.298" calcext:value-type="float">
            <text:p>80,298</text:p>
          </table:table-cell>
          <table:table-cell/>
          <table:table-cell office:value-type="float" office:value="1000.203" calcext:value-type="float">
            <text:p>1000,203</text:p>
          </table:table-cell>
          <table:table-cell office:value-type="float" office:value="933.883" calcext:value-type="float">
            <text:p>933,883</text:p>
          </table:table-cell>
          <table:table-cell/>
          <table:table-cell office:value-type="float" office:value="9435.576" calcext:value-type="float">
            <text:p>9435,576</text:p>
          </table:table-cell>
          <table:table-cell office:value-type="float" office:value="9370.791" calcext:value-type="float">
            <text:p>9370,791</text:p>
          </table:table-cell>
          <table:table-cell table:number-columns-repeated="7"/>
        </table:table-row>
        <table:table-row table:style-name="ro1">
          <table:table-cell office:value-type="float" office:value="140.283" calcext:value-type="float">
            <text:p>140,283</text:p>
          </table:table-cell>
          <table:table-cell office:value-type="float" office:value="80.279" calcext:value-type="float">
            <text:p>80,279</text:p>
          </table:table-cell>
          <table:table-cell/>
          <table:table-cell office:value-type="float" office:value="985.431" calcext:value-type="float">
            <text:p>985,431</text:p>
          </table:table-cell>
          <table:table-cell office:value-type="float" office:value="933.791" calcext:value-type="float">
            <text:p>933,791</text:p>
          </table:table-cell>
          <table:table-cell/>
          <table:table-cell office:value-type="float" office:value="9482.409" calcext:value-type="float">
            <text:p>9482,409</text:p>
          </table:table-cell>
          <table:table-cell office:value-type="float" office:value="9430.492" calcext:value-type="float">
            <text:p>9430,492</text:p>
          </table:table-cell>
          <table:table-cell table:number-columns-repeated="7"/>
        </table:table-row>
        <table:table-row table:style-name="ro1">
          <table:table-cell office:value-type="float" office:value="162.556" calcext:value-type="float">
            <text:p>162,556</text:p>
          </table:table-cell>
          <table:table-cell office:value-type="float" office:value="80.278" calcext:value-type="float">
            <text:p>80,278</text:p>
          </table:table-cell>
          <table:table-cell/>
          <table:table-cell office:value-type="float" office:value="980.944" calcext:value-type="float">
            <text:p>980,944</text:p>
          </table:table-cell>
          <table:table-cell office:value-type="float" office:value="933.666" calcext:value-type="float">
            <text:p>933,666</text:p>
          </table:table-cell>
          <table:table-cell/>
          <table:table-cell office:value-type="float" office:value="9482.259" calcext:value-type="float">
            <text:p>9482,259</text:p>
          </table:table-cell>
          <table:table-cell office:value-type="float" office:value="9430.706" calcext:value-type="float">
            <text:p>9430,706</text:p>
          </table:table-cell>
          <table:table-cell table:number-columns-repeated="7"/>
        </table:table-row>
        <table:table-row table:style-name="ro1">
          <table:table-cell office:value-type="float" office:value="260.697" calcext:value-type="float">
            <text:p>260,697</text:p>
          </table:table-cell>
          <table:table-cell office:value-type="float" office:value="80.269" calcext:value-type="float">
            <text:p>80,269</text:p>
          </table:table-cell>
          <table:table-cell/>
          <table:table-cell office:value-type="float" office:value="986.685" calcext:value-type="float">
            <text:p>986,685</text:p>
          </table:table-cell>
          <table:table-cell office:value-type="float" office:value="933.655" calcext:value-type="float">
            <text:p>933,655</text:p>
          </table:table-cell>
          <table:table-cell/>
          <table:table-cell office:value-type="float" office:value="9517.587" calcext:value-type="float">
            <text:p>9517,587</text:p>
          </table:table-cell>
          <table:table-cell office:value-type="float" office:value="9439.738" calcext:value-type="float">
            <text:p>9439,738</text:p>
          </table:table-cell>
          <table:table-cell table:number-columns-repeated="7"/>
        </table:table-row>
        <table:table-row table:style-name="ro1">
          <table:table-cell office:value-type="float" office:value="308.041" calcext:value-type="float">
            <text:p>308,041</text:p>
          </table:table-cell>
          <table:table-cell office:value-type="float" office:value="80.259" calcext:value-type="float">
            <text:p>80,259</text:p>
          </table:table-cell>
          <table:table-cell/>
          <table:table-cell office:value-type="float" office:value="979.604" calcext:value-type="float">
            <text:p>979,604</text:p>
          </table:table-cell>
          <table:table-cell office:value-type="float" office:value="933.557" calcext:value-type="float">
            <text:p>933,557</text:p>
          </table:table-cell>
          <table:table-cell/>
          <table:table-cell office:value-type="float" office:value="9518.984" calcext:value-type="float">
            <text:p>9518,984</text:p>
          </table:table-cell>
          <table:table-cell office:value-type="float" office:value="9469.173" calcext:value-type="float">
            <text:p>9469,173</text:p>
          </table:table-cell>
          <table:table-cell table:number-columns-repeated="7"/>
        </table:table-row>
        <table:table-row table:style-name="ro1">
          <table:table-cell office:value-type="float" office:value="275.154" calcext:value-type="float">
            <text:p>275,154</text:p>
          </table:table-cell>
          <table:table-cell office:value-type="float" office:value="80.242" calcext:value-type="float">
            <text:p>80,242</text:p>
          </table:table-cell>
          <table:table-cell/>
          <table:table-cell office:value-type="float" office:value="981.82" calcext:value-type="float">
            <text:p>981,82</text:p>
          </table:table-cell>
          <table:table-cell office:value-type="float" office:value="933.491" calcext:value-type="float">
            <text:p>933,491</text:p>
          </table:table-cell>
          <table:table-cell/>
          <table:table-cell office:value-type="float" office:value="9361.963" calcext:value-type="float">
            <text:p>9361,963</text:p>
          </table:table-cell>
          <table:table-cell office:value-type="float" office:value="9308.34" calcext:value-type="float">
            <text:p>9308,34</text:p>
          </table:table-cell>
          <table:table-cell table:number-columns-repeated="7"/>
        </table:table-row>
        <table:table-row table:style-name="ro1">
          <table:table-cell office:value-type="float" office:value="685.149" calcext:value-type="float">
            <text:p>685,149</text:p>
          </table:table-cell>
          <table:table-cell office:value-type="float" office:value="80.19" calcext:value-type="float">
            <text:p>80,19</text:p>
          </table:table-cell>
          <table:table-cell/>
          <table:table-cell office:value-type="float" office:value="989.076" calcext:value-type="float">
            <text:p>989,076</text:p>
          </table:table-cell>
          <table:table-cell office:value-type="float" office:value="933.345" calcext:value-type="float">
            <text:p>933,345</text:p>
          </table:table-cell>
          <table:table-cell/>
          <table:table-cell office:value-type="float" office:value="9537.612" calcext:value-type="float">
            <text:p>9537,612</text:p>
          </table:table-cell>
          <table:table-cell office:value-type="float" office:value="9463.828" calcext:value-type="float">
            <text:p>9463,828</text:p>
          </table:table-cell>
          <table:table-cell table:number-columns-repeated="7"/>
        </table:table-row>
        <table:table-row table:style-name="ro1">
          <table:table-cell office:value-type="float" office:value="241.917" calcext:value-type="float">
            <text:p>241,917</text:p>
          </table:table-cell>
          <table:table-cell office:value-type="float" office:value="80.166" calcext:value-type="float">
            <text:p>80,166</text:p>
          </table:table-cell>
          <table:table-cell/>
          <table:table-cell office:value-type="float" office:value="1471.523" calcext:value-type="float">
            <text:p>1471,523</text:p>
          </table:table-cell>
          <table:table-cell office:value-type="float" office:value="933.07" calcext:value-type="float">
            <text:p>933,07</text:p>
          </table:table-cell>
          <table:table-cell/>
          <table:table-cell office:value-type="float" office:value="9439.651" calcext:value-type="float">
            <text:p>9439,651</text:p>
          </table:table-cell>
          <table:table-cell office:value-type="float" office:value="9386.965" calcext:value-type="float">
            <text:p>9386,965</text:p>
          </table:table-cell>
          <table:table-cell table:number-columns-repeated="7"/>
        </table:table-row>
        <table:table-row table:style-name="ro1">
          <table:table-cell office:value-type="float" office:value="285.219" calcext:value-type="float">
            <text:p>285,219</text:p>
          </table:table-cell>
          <table:table-cell office:value-type="float" office:value="80.152" calcext:value-type="float">
            <text:p>80,152</text:p>
          </table:table-cell>
          <table:table-cell/>
          <table:table-cell office:value-type="float" office:value="980.762" calcext:value-type="float">
            <text:p>980,762</text:p>
          </table:table-cell>
          <table:table-cell office:value-type="float" office:value="932.596" calcext:value-type="float">
            <text:p>932,596</text:p>
          </table:table-cell>
          <table:table-cell/>
          <table:table-cell office:value-type="float" office:value="9581.785" calcext:value-type="float">
            <text:p>9581,785</text:p>
          </table:table-cell>
          <table:table-cell office:value-type="float" office:value="9532.063" calcext:value-type="float">
            <text:p>9532,063</text:p>
          </table:table-cell>
          <table:table-cell table:number-columns-repeated="7"/>
        </table:table-row>
        <table:table-row table:style-name="ro1">
          <table:table-cell office:value-type="float" office:value="206.718" calcext:value-type="float">
            <text:p>206,718</text:p>
          </table:table-cell>
          <table:table-cell office:value-type="float" office:value="76.734" calcext:value-type="float">
            <text:p>76,734</text:p>
          </table:table-cell>
          <table:table-cell/>
          <table:table-cell office:value-type="float" office:value="979.668" calcext:value-type="float">
            <text:p>979,668</text:p>
          </table:table-cell>
          <table:table-cell office:value-type="float" office:value="932.517" calcext:value-type="float">
            <text:p>932,517</text:p>
          </table:table-cell>
          <table:table-cell/>
          <table:table-cell office:value-type="float" office:value="9518.373" calcext:value-type="float">
            <text:p>9518,373</text:p>
          </table:table-cell>
          <table:table-cell office:value-type="float" office:value="9467.298" calcext:value-type="float">
            <text:p>9467,298</text:p>
          </table:table-cell>
          <table:table-cell table:number-columns-repeated="7"/>
        </table:table-row>
        <table:table-row table:style-name="ro1">
          <table:table-cell office:value-type="float" office:value="172.83" calcext:value-type="float">
            <text:p>172,83</text:p>
          </table:table-cell>
          <table:table-cell office:value-type="float" office:value="76.679" calcext:value-type="float">
            <text:p>76,679</text:p>
          </table:table-cell>
          <table:table-cell/>
          <table:table-cell office:value-type="float" office:value="1499.878" calcext:value-type="float">
            <text:p>1499,878</text:p>
          </table:table-cell>
          <table:table-cell office:value-type="float" office:value="932.457" calcext:value-type="float">
            <text:p>932,457</text:p>
          </table:table-cell>
          <table:table-cell table:number-columns-repeated="10"/>
        </table:table-row>
        <table:table-row table:style-name="ro1">
          <table:table-cell office:value-type="float" office:value="784.134" calcext:value-type="float">
            <text:p>784,134</text:p>
          </table:table-cell>
          <table:table-cell office:value-type="float" office:value="76.606" calcext:value-type="float">
            <text:p>76,606</text:p>
          </table:table-cell>
          <table:table-cell/>
          <table:table-cell office:value-type="float" office:value="1025.198" calcext:value-type="float">
            <text:p>1025,198</text:p>
          </table:table-cell>
          <table:table-cell office:value-type="float" office:value="932.418" calcext:value-type="float">
            <text:p>932,418</text:p>
          </table:table-cell>
          <table:table-cell table:number-columns-repeated="10"/>
        </table:table-row>
        <table:table-row table:style-name="ro1">
          <table:table-cell office:value-type="float" office:value="450.666" calcext:value-type="float">
            <text:p>450,666</text:p>
          </table:table-cell>
          <table:table-cell office:value-type="float" office:value="76.597" calcext:value-type="float">
            <text:p>76,597</text:p>
          </table:table-cell>
          <table:table-cell/>
          <table:table-cell office:value-type="float" office:value="979.865" calcext:value-type="float">
            <text:p>979,865</text:p>
          </table:table-cell>
          <table:table-cell office:value-type="float" office:value="932.363" calcext:value-type="float">
            <text:p>932,363</text:p>
          </table:table-cell>
          <table:table-cell table:number-columns-repeated="10"/>
        </table:table-row>
        <table:table-row table:style-name="ro1">
          <table:table-cell office:value-type="float" office:value="122.02" calcext:value-type="float">
            <text:p>122,02</text:p>
          </table:table-cell>
          <table:table-cell office:value-type="float" office:value="76.585" calcext:value-type="float">
            <text:p>76,585</text:p>
          </table:table-cell>
          <table:table-cell/>
          <table:table-cell office:value-type="float" office:value="1027.374" calcext:value-type="float">
            <text:p>1027,374</text:p>
          </table:table-cell>
          <table:table-cell office:value-type="float" office:value="932.135" calcext:value-type="float">
            <text:p>932,135</text:p>
          </table:table-cell>
          <table:table-cell table:number-columns-repeated="10"/>
        </table:table-row>
        <table:table-row table:style-name="ro1">
          <table:table-cell office:value-type="float" office:value="121.986" calcext:value-type="float">
            <text:p>121,986</text:p>
          </table:table-cell>
          <table:table-cell office:value-type="float" office:value="76.573" calcext:value-type="float">
            <text:p>76,573</text:p>
          </table:table-cell>
          <table:table-cell/>
          <table:table-cell office:value-type="float" office:value="998.805" calcext:value-type="float">
            <text:p>998,805</text:p>
          </table:table-cell>
          <table:table-cell office:value-type="float" office:value="932.07" calcext:value-type="float">
            <text:p>932,07</text:p>
          </table:table-cell>
          <table:table-cell table:number-columns-repeated="10"/>
        </table:table-row>
        <table:table-row table:style-name="ro1">
          <table:table-cell office:value-type="float" office:value="121.771" calcext:value-type="float">
            <text:p>121,771</text:p>
          </table:table-cell>
          <table:table-cell office:value-type="float" office:value="76.546" calcext:value-type="float">
            <text:p>76,546</text:p>
          </table:table-cell>
          <table:table-cell/>
          <table:table-cell office:value-type="float" office:value="981.319" calcext:value-type="float">
            <text:p>981,319</text:p>
          </table:table-cell>
          <table:table-cell office:value-type="float" office:value="932.026" calcext:value-type="float">
            <text:p>932,026</text:p>
          </table:table-cell>
          <table:table-cell table:number-columns-repeated="10"/>
        </table:table-row>
        <table:table-row table:style-name="ro1">
          <table:table-cell office:value-type="float" office:value="998.692" calcext:value-type="float">
            <text:p>998,692</text:p>
          </table:table-cell>
          <table:table-cell office:value-type="float" office:value="76.462" calcext:value-type="float">
            <text:p>76,462</text:p>
          </table:table-cell>
          <table:table-cell/>
          <table:table-cell office:value-type="float" office:value="978.734" calcext:value-type="float">
            <text:p>978,734</text:p>
          </table:table-cell>
          <table:table-cell office:value-type="float" office:value="931.899" calcext:value-type="float">
            <text:p>931,899</text:p>
          </table:table-cell>
          <table:table-cell table:number-columns-repeated="10"/>
        </table:table-row>
        <table:table-row table:style-name="ro1">
          <table:table-cell office:value-type="float" office:value="124.002" calcext:value-type="float">
            <text:p>124,002</text:p>
          </table:table-cell>
          <table:table-cell office:value-type="float" office:value="76.461" calcext:value-type="float">
            <text:p>76,461</text:p>
          </table:table-cell>
          <table:table-cell/>
          <table:table-cell office:value-type="float" office:value="1001.859" calcext:value-type="float">
            <text:p>1001,859</text:p>
          </table:table-cell>
          <table:table-cell office:value-type="float" office:value="931.881" calcext:value-type="float">
            <text:p>931,881</text:p>
          </table:table-cell>
          <table:table-cell table:number-columns-repeated="10"/>
        </table:table-row>
        <table:table-row table:style-name="ro1">
          <table:table-cell office:value-type="float" office:value="190.789" calcext:value-type="float">
            <text:p>190,789</text:p>
          </table:table-cell>
          <table:table-cell office:value-type="float" office:value="76.418" calcext:value-type="float">
            <text:p>76,418</text:p>
          </table:table-cell>
          <table:table-cell/>
          <table:table-cell office:value-type="float" office:value="978.682" calcext:value-type="float">
            <text:p>978,682</text:p>
          </table:table-cell>
          <table:table-cell office:value-type="float" office:value="931.689" calcext:value-type="float">
            <text:p>931,689</text:p>
          </table:table-cell>
          <table:table-cell table:number-columns-repeated="10"/>
        </table:table-row>
        <table:table-row table:style-name="ro1">
          <table:table-cell office:value-type="float" office:value="142.053" calcext:value-type="float">
            <text:p>142,053</text:p>
          </table:table-cell>
          <table:table-cell office:value-type="float" office:value="76.382" calcext:value-type="float">
            <text:p>76,382</text:p>
          </table:table-cell>
          <table:table-cell/>
          <table:table-cell office:value-type="float" office:value="980.672" calcext:value-type="float">
            <text:p>980,672</text:p>
          </table:table-cell>
          <table:table-cell office:value-type="float" office:value="931.601" calcext:value-type="float">
            <text:p>931,601</text:p>
          </table:table-cell>
          <table:table-cell table:number-columns-repeated="10"/>
        </table:table-row>
        <table:table-row table:style-name="ro1">
          <table:table-cell office:value-type="float" office:value="402.259" calcext:value-type="float">
            <text:p>402,259</text:p>
          </table:table-cell>
          <table:table-cell office:value-type="float" office:value="76.379" calcext:value-type="float">
            <text:p>76,379</text:p>
          </table:table-cell>
          <table:table-cell/>
          <table:table-cell office:value-type="float" office:value="978.181" calcext:value-type="float">
            <text:p>978,181</text:p>
          </table:table-cell>
          <table:table-cell office:value-type="float" office:value="931.435" calcext:value-type="float">
            <text:p>931,435</text:p>
          </table:table-cell>
          <table:table-cell table:number-columns-repeated="10"/>
        </table:table-row>
        <table:table-row table:style-name="ro1">
          <table:table-cell office:value-type="float" office:value="212.38" calcext:value-type="float">
            <text:p>212,38</text:p>
          </table:table-cell>
          <table:table-cell office:value-type="float" office:value="76.369" calcext:value-type="float">
            <text:p>76,369</text:p>
          </table:table-cell>
          <table:table-cell/>
          <table:table-cell office:value-type="float" office:value="977.583" calcext:value-type="float">
            <text:p>977,583</text:p>
          </table:table-cell>
          <table:table-cell office:value-type="float" office:value="931.237" calcext:value-type="float">
            <text:p>931,237</text:p>
          </table:table-cell>
          <table:table-cell table:number-columns-repeated="10"/>
        </table:table-row>
        <table:table-row table:style-name="ro1">
          <table:table-cell office:value-type="float" office:value="1016.452" calcext:value-type="float">
            <text:p>1016,452</text:p>
          </table:table-cell>
          <table:table-cell office:value-type="float" office:value="76.361" calcext:value-type="float">
            <text:p>76,361</text:p>
          </table:table-cell>
          <table:table-cell/>
          <table:table-cell office:value-type="float" office:value="980.13" calcext:value-type="float">
            <text:p>980,13</text:p>
          </table:table-cell>
          <table:table-cell office:value-type="float" office:value="931.192" calcext:value-type="float">
            <text:p>931,192</text:p>
          </table:table-cell>
          <table:table-cell table:number-columns-repeated="10"/>
        </table:table-row>
        <table:table-row table:style-name="ro1">
          <table:table-cell office:value-type="float" office:value="121.211" calcext:value-type="float">
            <text:p>121,211</text:p>
          </table:table-cell>
          <table:table-cell office:value-type="float" office:value="76.328" calcext:value-type="float">
            <text:p>76,328</text:p>
          </table:table-cell>
          <table:table-cell/>
          <table:table-cell office:value-type="float" office:value="979.055" calcext:value-type="float">
            <text:p>979,055</text:p>
          </table:table-cell>
          <table:table-cell office:value-type="float" office:value="931.12" calcext:value-type="float">
            <text:p>931,12</text:p>
          </table:table-cell>
          <table:table-cell table:number-columns-repeated="10"/>
        </table:table-row>
        <table:table-row table:style-name="ro1">
          <table:table-cell office:value-type="float" office:value="137.47" calcext:value-type="float">
            <text:p>137,47</text:p>
          </table:table-cell>
          <table:table-cell office:value-type="float" office:value="76.321" calcext:value-type="float">
            <text:p>76,321</text:p>
          </table:table-cell>
          <table:table-cell/>
          <table:table-cell office:value-type="float" office:value="981.867" calcext:value-type="float">
            <text:p>981,867</text:p>
          </table:table-cell>
          <table:table-cell office:value-type="float" office:value="930.835" calcext:value-type="float">
            <text:p>930,835</text:p>
          </table:table-cell>
          <table:table-cell table:number-columns-repeated="10"/>
        </table:table-row>
        <table:table-row table:style-name="ro1">
          <table:table-cell office:value-type="float" office:value="120.34" calcext:value-type="float">
            <text:p>120,34</text:p>
          </table:table-cell>
          <table:table-cell office:value-type="float" office:value="76.283" calcext:value-type="float">
            <text:p>76,283</text:p>
          </table:table-cell>
          <table:table-cell/>
          <table:table-cell office:value-type="float" office:value="979.034" calcext:value-type="float">
            <text:p>979,034</text:p>
          </table:table-cell>
          <table:table-cell office:value-type="float" office:value="930.655" calcext:value-type="float">
            <text:p>930,655</text:p>
          </table:table-cell>
          <table:table-cell table:number-columns-repeated="10"/>
        </table:table-row>
        <table:table-row table:style-name="ro1">
          <table:table-cell office:value-type="float" office:value="218.25" calcext:value-type="float">
            <text:p>218,25</text:p>
          </table:table-cell>
          <table:table-cell office:value-type="float" office:value="76.198" calcext:value-type="float">
            <text:p>76,198</text:p>
          </table:table-cell>
          <table:table-cell/>
          <table:table-cell office:value-type="float" office:value="980.52" calcext:value-type="float">
            <text:p>980,52</text:p>
          </table:table-cell>
          <table:table-cell office:value-type="float" office:value="930.513" calcext:value-type="float">
            <text:p>930,513</text:p>
          </table:table-cell>
          <table:table-cell table:number-columns-repeated="10"/>
        </table:table-row>
        <table:table-row table:style-name="ro1">
          <table:table-cell office:value-type="float" office:value="134.8" calcext:value-type="float">
            <text:p>134,8</text:p>
          </table:table-cell>
          <table:table-cell office:value-type="float" office:value="76.179" calcext:value-type="float">
            <text:p>76,179</text:p>
          </table:table-cell>
          <table:table-cell/>
          <table:table-cell office:value-type="float" office:value="990.399" calcext:value-type="float">
            <text:p>990,399</text:p>
          </table:table-cell>
          <table:table-cell office:value-type="float" office:value="930.064" calcext:value-type="float">
            <text:p>930,064</text:p>
          </table:table-cell>
          <table:table-cell table:number-columns-repeated="10"/>
        </table:table-row>
        <table:table-row table:style-name="ro1">
          <table:table-cell office:value-type="float" office:value="122.475" calcext:value-type="float">
            <text:p>122,475</text:p>
          </table:table-cell>
          <table:table-cell office:value-type="float" office:value="75.629" calcext:value-type="float">
            <text:p>75,629</text:p>
          </table:table-cell>
          <table:table-cell/>
          <table:table-cell office:value-type="float" office:value="977.86" calcext:value-type="float">
            <text:p>977,86</text:p>
          </table:table-cell>
          <table:table-cell office:value-type="float" office:value="929.773" calcext:value-type="float">
            <text:p>929,773</text:p>
          </table:table-cell>
          <table:table-cell table:number-columns-repeated="10"/>
        </table:table-row>
        <table:table-row table:style-name="ro1">
          <table:table-cell office:value-type="float" office:value="141.492" calcext:value-type="float">
            <text:p>141,492</text:p>
          </table:table-cell>
          <table:table-cell office:value-type="float" office:value="75.336" calcext:value-type="float">
            <text:p>75,336</text:p>
          </table:table-cell>
          <table:table-cell/>
          <table:table-cell office:value-type="float" office:value="976.029" calcext:value-type="float">
            <text:p>976,029</text:p>
          </table:table-cell>
          <table:table-cell office:value-type="float" office:value="929.67" calcext:value-type="float">
            <text:p>929,67</text:p>
          </table:table-cell>
          <table:table-cell table:number-columns-repeated="10"/>
        </table:table-row>
        <table:table-row table:style-name="ro1">
          <table:table-cell office:value-type="float" office:value="119.415" calcext:value-type="float">
            <text:p>119,415</text:p>
          </table:table-cell>
          <table:table-cell office:value-type="float" office:value="74.832" calcext:value-type="float">
            <text:p>74,832</text:p>
          </table:table-cell>
          <table:table-cell/>
          <table:table-cell office:value-type="float" office:value="978.19" calcext:value-type="float">
            <text:p>978,19</text:p>
          </table:table-cell>
          <table:table-cell office:value-type="float" office:value="929.441" calcext:value-type="float">
            <text:p>929,441</text:p>
          </table:table-cell>
          <table:table-cell table:number-columns-repeated="10"/>
        </table:table-row>
        <table:table-row table:style-name="ro1">
          <table:table-cell office:value-type="float" office:value="121.127" calcext:value-type="float">
            <text:p>121,127</text:p>
          </table:table-cell>
          <table:table-cell office:value-type="float" office:value="73.286" calcext:value-type="float">
            <text:p>73,286</text:p>
          </table:table-cell>
          <table:table-cell/>
          <table:table-cell office:value-type="float" office:value="985.559" calcext:value-type="float">
            <text:p>985,559</text:p>
          </table:table-cell>
          <table:table-cell office:value-type="float" office:value="929.241" calcext:value-type="float">
            <text:p>929,241</text:p>
          </table:table-cell>
          <table:table-cell table:number-columns-repeated="10"/>
        </table:table-row>
        <table:table-row table:style-name="ro1">
          <table:table-cell office:value-type="float" office:value="120.125" calcext:value-type="float">
            <text:p>120,125</text:p>
          </table:table-cell>
          <table:table-cell office:value-type="float" office:value="72.724" calcext:value-type="float">
            <text:p>72,724</text:p>
          </table:table-cell>
          <table:table-cell/>
          <table:table-cell office:value-type="float" office:value="1057.888" calcext:value-type="float">
            <text:p>1057,888</text:p>
          </table:table-cell>
          <table:table-cell office:value-type="float" office:value="929.162" calcext:value-type="float">
            <text:p>929,162</text:p>
          </table:table-cell>
          <table:table-cell table:number-columns-repeated="10"/>
        </table:table-row>
        <table:table-row table:style-name="ro1">
          <table:table-cell office:value-type="float" office:value="117.458" calcext:value-type="float">
            <text:p>117,458</text:p>
          </table:table-cell>
          <table:table-cell office:value-type="float" office:value="72.701" calcext:value-type="float">
            <text:p>72,701</text:p>
          </table:table-cell>
          <table:table-cell/>
          <table:table-cell office:value-type="float" office:value="977.111" calcext:value-type="float">
            <text:p>977,111</text:p>
          </table:table-cell>
          <table:table-cell office:value-type="float" office:value="928.977" calcext:value-type="float">
            <text:p>928,977</text:p>
          </table:table-cell>
          <table:table-cell table:number-columns-repeated="10"/>
        </table:table-row>
        <table:table-row table:style-name="ro1">
          <table:table-cell office:value-type="float" office:value="688.539" calcext:value-type="float">
            <text:p>688,539</text:p>
          </table:table-cell>
          <table:table-cell office:value-type="float" office:value="72.57" calcext:value-type="float">
            <text:p>72,57</text:p>
          </table:table-cell>
          <table:table-cell/>
          <table:table-cell office:value-type="float" office:value="1260.845" calcext:value-type="float">
            <text:p>1260,845</text:p>
          </table:table-cell>
          <table:table-cell office:value-type="float" office:value="928.927" calcext:value-type="float">
            <text:p>928,927</text:p>
          </table:table-cell>
          <table:table-cell table:number-columns-repeated="10"/>
        </table:table-row>
        <table:table-row table:style-name="ro1">
          <table:table-cell office:value-type="float" office:value="557.075" calcext:value-type="float">
            <text:p>557,075</text:p>
          </table:table-cell>
          <table:table-cell office:value-type="float" office:value="72.514" calcext:value-type="float">
            <text:p>72,514</text:p>
          </table:table-cell>
          <table:table-cell/>
          <table:table-cell office:value-type="float" office:value="975.779" calcext:value-type="float">
            <text:p>975,779</text:p>
          </table:table-cell>
          <table:table-cell office:value-type="float" office:value="928.004" calcext:value-type="float">
            <text:p>928,004</text:p>
          </table:table-cell>
          <table:table-cell table:number-columns-repeated="10"/>
        </table:table-row>
        <table:table-row table:style-name="ro1">
          <table:table-cell office:value-type="float" office:value="120.523" calcext:value-type="float">
            <text:p>120,523</text:p>
          </table:table-cell>
          <table:table-cell office:value-type="float" office:value="72.513" calcext:value-type="float">
            <text:p>72,513</text:p>
          </table:table-cell>
          <table:table-cell/>
          <table:table-cell office:value-type="float" office:value="1764.306" calcext:value-type="float">
            <text:p>1764,306</text:p>
          </table:table-cell>
          <table:table-cell office:value-type="float" office:value="927.914" calcext:value-type="float">
            <text:p>927,914</text:p>
          </table:table-cell>
          <table:table-cell table:number-columns-repeated="10"/>
        </table:table-row>
        <table:table-row table:style-name="ro1">
          <table:table-cell office:value-type="float" office:value="121.48" calcext:value-type="float">
            <text:p>121,48</text:p>
          </table:table-cell>
          <table:table-cell office:value-type="float" office:value="72.51" calcext:value-type="float">
            <text:p>72,51</text:p>
          </table:table-cell>
          <table:table-cell/>
          <table:table-cell office:value-type="float" office:value="979.394" calcext:value-type="float">
            <text:p>979,394</text:p>
          </table:table-cell>
          <table:table-cell office:value-type="float" office:value="927.743" calcext:value-type="float">
            <text:p>927,743</text:p>
          </table:table-cell>
          <table:table-cell table:number-columns-repeated="10"/>
        </table:table-row>
        <table:table-row table:style-name="ro1">
          <table:table-cell office:value-type="float" office:value="122.086" calcext:value-type="float">
            <text:p>122,086</text:p>
          </table:table-cell>
          <table:table-cell office:value-type="float" office:value="72.462" calcext:value-type="float">
            <text:p>72,462</text:p>
          </table:table-cell>
          <table:table-cell/>
          <table:table-cell office:value-type="float" office:value="1071.659" calcext:value-type="float">
            <text:p>1071,659</text:p>
          </table:table-cell>
          <table:table-cell office:value-type="float" office:value="927.381" calcext:value-type="float">
            <text:p>927,381</text:p>
          </table:table-cell>
          <table:table-cell table:number-columns-repeated="10"/>
        </table:table-row>
        <table:table-row table:style-name="ro1">
          <table:table-cell office:value-type="float" office:value="120.682" calcext:value-type="float">
            <text:p>120,682</text:p>
          </table:table-cell>
          <table:table-cell office:value-type="float" office:value="72.449" calcext:value-type="float">
            <text:p>72,449</text:p>
          </table:table-cell>
          <table:table-cell/>
          <table:table-cell office:value-type="float" office:value="977.95" calcext:value-type="float">
            <text:p>977,95</text:p>
          </table:table-cell>
          <table:table-cell office:value-type="float" office:value="927.368" calcext:value-type="float">
            <text:p>927,368</text:p>
          </table:table-cell>
          <table:table-cell table:number-columns-repeated="10"/>
        </table:table-row>
        <table:table-row table:style-name="ro1">
          <table:table-cell office:value-type="float" office:value="118.401" calcext:value-type="float">
            <text:p>118,401</text:p>
          </table:table-cell>
          <table:table-cell office:value-type="float" office:value="72.448" calcext:value-type="float">
            <text:p>72,448</text:p>
          </table:table-cell>
          <table:table-cell/>
          <table:table-cell office:value-type="float" office:value="1216.484" calcext:value-type="float">
            <text:p>1216,484</text:p>
          </table:table-cell>
          <table:table-cell office:value-type="float" office:value="927.087" calcext:value-type="float">
            <text:p>927,087</text:p>
          </table:table-cell>
          <table:table-cell table:number-columns-repeated="10"/>
        </table:table-row>
        <table:table-row table:style-name="ro1">
          <table:table-cell office:value-type="float" office:value="117.809" calcext:value-type="float">
            <text:p>117,809</text:p>
          </table:table-cell>
          <table:table-cell office:value-type="float" office:value="72.433" calcext:value-type="float">
            <text:p>72,433</text:p>
          </table:table-cell>
          <table:table-cell/>
          <table:table-cell office:value-type="float" office:value="1317.541" calcext:value-type="float">
            <text:p>1317,541</text:p>
          </table:table-cell>
          <table:table-cell office:value-type="float" office:value="924.48" calcext:value-type="float">
            <text:p>924,48</text:p>
          </table:table-cell>
          <table:table-cell table:number-columns-repeated="10"/>
        </table:table-row>
        <table:table-row table:style-name="ro1">
          <table:table-cell office:value-type="float" office:value="118.988" calcext:value-type="float">
            <text:p>118,988</text:p>
          </table:table-cell>
          <table:table-cell office:value-type="float" office:value="72.433" calcext:value-type="float">
            <text:p>72,433</text:p>
          </table:table-cell>
          <table:table-cell/>
          <table:table-cell office:value-type="float" office:value="1001.583" calcext:value-type="float">
            <text:p>1001,583</text:p>
          </table:table-cell>
          <table:table-cell office:value-type="float" office:value="923.867" calcext:value-type="float">
            <text:p>923,867</text:p>
          </table:table-cell>
          <table:table-cell table:number-columns-repeated="10"/>
        </table:table-row>
        <table:table-row table:style-name="ro1">
          <table:table-cell office:value-type="float" office:value="122.402" calcext:value-type="float">
            <text:p>122,402</text:p>
          </table:table-cell>
          <table:table-cell office:value-type="float" office:value="72.419" calcext:value-type="float">
            <text:p>72,419</text:p>
          </table:table-cell>
          <table:table-cell/>
          <table:table-cell office:value-type="float" office:value="977.633" calcext:value-type="float">
            <text:p>977,633</text:p>
          </table:table-cell>
          <table:table-cell office:value-type="float" office:value="923.66" calcext:value-type="float">
            <text:p>923,66</text:p>
          </table:table-cell>
          <table:table-cell table:number-columns-repeated="10"/>
        </table:table-row>
        <table:table-row table:style-name="ro1">
          <table:table-cell office:value-type="float" office:value="118.59" calcext:value-type="float">
            <text:p>118,59</text:p>
          </table:table-cell>
          <table:table-cell office:value-type="float" office:value="72.401" calcext:value-type="float">
            <text:p>72,401</text:p>
          </table:table-cell>
          <table:table-cell/>
          <table:table-cell office:value-type="float" office:value="994.479" calcext:value-type="float">
            <text:p>994,479</text:p>
          </table:table-cell>
          <table:table-cell office:value-type="float" office:value="923.51" calcext:value-type="float">
            <text:p>923,51</text:p>
          </table:table-cell>
          <table:table-cell table:number-columns-repeated="10"/>
        </table:table-row>
        <table:table-row table:style-name="ro1">
          <table:table-cell office:value-type="float" office:value="123.409" calcext:value-type="float">
            <text:p>123,409</text:p>
          </table:table-cell>
          <table:table-cell office:value-type="float" office:value="72.399" calcext:value-type="float">
            <text:p>72,399</text:p>
          </table:table-cell>
          <table:table-cell/>
          <table:table-cell office:value-type="float" office:value="983.652" calcext:value-type="float">
            <text:p>983,652</text:p>
          </table:table-cell>
          <table:table-cell office:value-type="float" office:value="923.42" calcext:value-type="float">
            <text:p>923,42</text:p>
          </table:table-cell>
          <table:table-cell table:number-columns-repeated="10"/>
        </table:table-row>
        <table:table-row table:style-name="ro1">
          <table:table-cell office:value-type="float" office:value="118.031" calcext:value-type="float">
            <text:p>118,031</text:p>
          </table:table-cell>
          <table:table-cell office:value-type="float" office:value="72.368" calcext:value-type="float">
            <text:p>72,368</text:p>
          </table:table-cell>
          <table:table-cell/>
          <table:table-cell office:value-type="float" office:value="981.814" calcext:value-type="float">
            <text:p>981,814</text:p>
          </table:table-cell>
          <table:table-cell office:value-type="float" office:value="923.119" calcext:value-type="float">
            <text:p>923,119</text:p>
          </table:table-cell>
          <table:table-cell table:number-columns-repeated="10"/>
        </table:table-row>
        <table:table-row table:style-name="ro1">
          <table:table-cell office:value-type="float" office:value="520.641" calcext:value-type="float">
            <text:p>520,641</text:p>
          </table:table-cell>
          <table:table-cell office:value-type="float" office:value="72.354" calcext:value-type="float">
            <text:p>72,354</text:p>
          </table:table-cell>
          <table:table-cell/>
          <table:table-cell office:value-type="float" office:value="976.716" calcext:value-type="float">
            <text:p>976,716</text:p>
          </table:table-cell>
          <table:table-cell office:value-type="float" office:value="922.612" calcext:value-type="float">
            <text:p>922,612</text:p>
          </table:table-cell>
          <table:table-cell table:number-columns-repeated="10"/>
        </table:table-row>
        <table:table-row table:style-name="ro1">
          <table:table-cell office:value-type="float" office:value="121.082" calcext:value-type="float">
            <text:p>121,082</text:p>
          </table:table-cell>
          <table:table-cell office:value-type="float" office:value="72.318" calcext:value-type="float">
            <text:p>72,318</text:p>
          </table:table-cell>
          <table:table-cell/>
          <table:table-cell office:value-type="float" office:value="978.734" calcext:value-type="float">
            <text:p>978,734</text:p>
          </table:table-cell>
          <table:table-cell office:value-type="float" office:value="922.564" calcext:value-type="float">
            <text:p>922,564</text:p>
          </table:table-cell>
          <table:table-cell table:number-columns-repeated="10"/>
        </table:table-row>
        <table:table-row table:style-name="ro1">
          <table:table-cell office:value-type="float" office:value="120.918" calcext:value-type="float">
            <text:p>120,918</text:p>
          </table:table-cell>
          <table:table-cell office:value-type="float" office:value="72.317" calcext:value-type="float">
            <text:p>72,317</text:p>
          </table:table-cell>
          <table:table-cell/>
          <table:table-cell office:value-type="float" office:value="3464.589" calcext:value-type="float">
            <text:p>3464,589</text:p>
          </table:table-cell>
          <table:table-cell office:value-type="float" office:value="922.051" calcext:value-type="float">
            <text:p>922,051</text:p>
          </table:table-cell>
          <table:table-cell table:number-columns-repeated="10"/>
        </table:table-row>
        <table:table-row table:style-name="ro1">
          <table:table-cell office:value-type="float" office:value="117.758" calcext:value-type="float">
            <text:p>117,758</text:p>
          </table:table-cell>
          <table:table-cell office:value-type="float" office:value="72.301" calcext:value-type="float">
            <text:p>72,301</text:p>
          </table:table-cell>
          <table:table-cell/>
          <table:table-cell office:value-type="float" office:value="1200.448" calcext:value-type="float">
            <text:p>1200,448</text:p>
          </table:table-cell>
          <table:table-cell office:value-type="float" office:value="921.785" calcext:value-type="float">
            <text:p>921,785</text:p>
          </table:table-cell>
          <table:table-cell table:number-columns-repeated="10"/>
        </table:table-row>
        <table:table-row table:style-name="ro1">
          <table:table-cell office:value-type="float" office:value="119.176" calcext:value-type="float">
            <text:p>119,176</text:p>
          </table:table-cell>
          <table:table-cell office:value-type="float" office:value="72.299" calcext:value-type="float">
            <text:p>72,299</text:p>
          </table:table-cell>
          <table:table-cell/>
          <table:table-cell office:value-type="float" office:value="1023.573" calcext:value-type="float">
            <text:p>1023,573</text:p>
          </table:table-cell>
          <table:table-cell office:value-type="float" office:value="921.741" calcext:value-type="float">
            <text:p>921,741</text:p>
          </table:table-cell>
          <table:table-cell table:number-columns-repeated="10"/>
        </table:table-row>
        <table:table-row table:style-name="ro1">
          <table:table-cell office:value-type="float" office:value="120.55" calcext:value-type="float">
            <text:p>120,55</text:p>
          </table:table-cell>
          <table:table-cell office:value-type="float" office:value="72.295" calcext:value-type="float">
            <text:p>72,295</text:p>
          </table:table-cell>
          <table:table-cell/>
          <table:table-cell office:value-type="float" office:value="1009.007" calcext:value-type="float">
            <text:p>1009,007</text:p>
          </table:table-cell>
          <table:table-cell office:value-type="float" office:value="921.589" calcext:value-type="float">
            <text:p>921,589</text:p>
          </table:table-cell>
          <table:table-cell table:number-columns-repeated="10"/>
        </table:table-row>
        <table:table-row table:style-name="ro1">
          <table:table-cell office:value-type="float" office:value="118.368" calcext:value-type="float">
            <text:p>118,368</text:p>
          </table:table-cell>
          <table:table-cell office:value-type="float" office:value="72.272" calcext:value-type="float">
            <text:p>72,272</text:p>
          </table:table-cell>
          <table:table-cell/>
          <table:table-cell office:value-type="float" office:value="1395.9" calcext:value-type="float">
            <text:p>1395,9</text:p>
          </table:table-cell>
          <table:table-cell office:value-type="float" office:value="921.182" calcext:value-type="float">
            <text:p>921,182</text:p>
          </table:table-cell>
          <table:table-cell table:number-columns-repeated="10"/>
        </table:table-row>
        <table:table-row table:style-name="ro1">
          <table:table-cell office:value-type="float" office:value="119.196" calcext:value-type="float">
            <text:p>119,196</text:p>
          </table:table-cell>
          <table:table-cell office:value-type="float" office:value="72.259" calcext:value-type="float">
            <text:p>72,259</text:p>
          </table:table-cell>
          <table:table-cell/>
          <table:table-cell office:value-type="float" office:value="974.489" calcext:value-type="float">
            <text:p>974,489</text:p>
          </table:table-cell>
          <table:table-cell office:value-type="float" office:value="921.164" calcext:value-type="float">
            <text:p>921,164</text:p>
          </table:table-cell>
          <table:table-cell table:number-columns-repeated="10"/>
        </table:table-row>
        <table:table-row table:style-name="ro1">
          <table:table-cell office:value-type="float" office:value="1221.743" calcext:value-type="float">
            <text:p>1221,743</text:p>
          </table:table-cell>
          <table:table-cell office:value-type="float" office:value="72.255" calcext:value-type="float">
            <text:p>72,255</text:p>
          </table:table-cell>
          <table:table-cell/>
          <table:table-cell office:value-type="float" office:value="1312.682" calcext:value-type="float">
            <text:p>1312,682</text:p>
          </table:table-cell>
          <table:table-cell office:value-type="float" office:value="921.125" calcext:value-type="float">
            <text:p>921,125</text:p>
          </table:table-cell>
          <table:table-cell table:number-columns-repeated="10"/>
        </table:table-row>
        <table:table-row table:style-name="ro1">
          <table:table-cell office:value-type="float" office:value="349.593" calcext:value-type="float">
            <text:p>349,593</text:p>
          </table:table-cell>
          <table:table-cell office:value-type="float" office:value="72.255" calcext:value-type="float">
            <text:p>72,255</text:p>
          </table:table-cell>
          <table:table-cell/>
          <table:table-cell office:value-type="float" office:value="1008.198" calcext:value-type="float">
            <text:p>1008,198</text:p>
          </table:table-cell>
          <table:table-cell office:value-type="float" office:value="921.045" calcext:value-type="float">
            <text:p>921,045</text:p>
          </table:table-cell>
          <table:table-cell table:number-columns-repeated="10"/>
        </table:table-row>
        <table:table-row table:style-name="ro1">
          <table:table-cell office:value-type="float" office:value="117.526" calcext:value-type="float">
            <text:p>117,526</text:p>
          </table:table-cell>
          <table:table-cell office:value-type="float" office:value="72.235" calcext:value-type="float">
            <text:p>72,235</text:p>
          </table:table-cell>
          <table:table-cell/>
          <table:table-cell office:value-type="float" office:value="1111.661" calcext:value-type="float">
            <text:p>1111,661</text:p>
          </table:table-cell>
          <table:table-cell office:value-type="float" office:value="921.029" calcext:value-type="float">
            <text:p>921,029</text:p>
          </table:table-cell>
          <table:table-cell table:number-columns-repeated="10"/>
        </table:table-row>
        <table:table-row table:style-name="ro1">
          <table:table-cell office:value-type="float" office:value="124.88" calcext:value-type="float">
            <text:p>124,88</text:p>
          </table:table-cell>
          <table:table-cell office:value-type="float" office:value="72.227" calcext:value-type="float">
            <text:p>72,227</text:p>
          </table:table-cell>
          <table:table-cell/>
          <table:table-cell office:value-type="float" office:value="994.088" calcext:value-type="float">
            <text:p>994,088</text:p>
          </table:table-cell>
          <table:table-cell office:value-type="float" office:value="920.482" calcext:value-type="float">
            <text:p>920,482</text:p>
          </table:table-cell>
          <table:table-cell table:number-columns-repeated="10"/>
        </table:table-row>
        <table:table-row table:style-name="ro1">
          <table:table-cell office:value-type="float" office:value="122.353" calcext:value-type="float">
            <text:p>122,353</text:p>
          </table:table-cell>
          <table:table-cell office:value-type="float" office:value="72.227" calcext:value-type="float">
            <text:p>72,227</text:p>
          </table:table-cell>
          <table:table-cell/>
          <table:table-cell office:value-type="float" office:value="1642.394" calcext:value-type="float">
            <text:p>1642,394</text:p>
          </table:table-cell>
          <table:table-cell office:value-type="float" office:value="920.387" calcext:value-type="float">
            <text:p>920,387</text:p>
          </table:table-cell>
          <table:table-cell table:number-columns-repeated="10"/>
        </table:table-row>
        <table:table-row table:style-name="ro1">
          <table:table-cell office:value-type="float" office:value="119.442" calcext:value-type="float">
            <text:p>119,442</text:p>
          </table:table-cell>
          <table:table-cell office:value-type="float" office:value="72.218" calcext:value-type="float">
            <text:p>72,218</text:p>
          </table:table-cell>
          <table:table-cell/>
          <table:table-cell office:value-type="float" office:value="1795.865" calcext:value-type="float">
            <text:p>1795,865</text:p>
          </table:table-cell>
          <table:table-cell office:value-type="float" office:value="920.137" calcext:value-type="float">
            <text:p>920,137</text:p>
          </table:table-cell>
          <table:table-cell table:number-columns-repeated="10"/>
        </table:table-row>
        <table:table-row table:style-name="ro1">
          <table:table-cell office:value-type="float" office:value="119.958" calcext:value-type="float">
            <text:p>119,958</text:p>
          </table:table-cell>
          <table:table-cell office:value-type="float" office:value="72.205" calcext:value-type="float">
            <text:p>72,205</text:p>
          </table:table-cell>
          <table:table-cell/>
          <table:table-cell office:value-type="float" office:value="982.276" calcext:value-type="float">
            <text:p>982,276</text:p>
          </table:table-cell>
          <table:table-cell office:value-type="float" office:value="919.921" calcext:value-type="float">
            <text:p>919,921</text:p>
          </table:table-cell>
          <table:table-cell table:number-columns-repeated="10"/>
        </table:table-row>
        <table:table-row table:style-name="ro1">
          <table:table-cell office:value-type="float" office:value="116.286" calcext:value-type="float">
            <text:p>116,286</text:p>
          </table:table-cell>
          <table:table-cell office:value-type="float" office:value="72.172" calcext:value-type="float">
            <text:p>72,172</text:p>
          </table:table-cell>
          <table:table-cell/>
          <table:table-cell office:value-type="float" office:value="1077.232" calcext:value-type="float">
            <text:p>1077,232</text:p>
          </table:table-cell>
          <table:table-cell office:value-type="float" office:value="919.331" calcext:value-type="float">
            <text:p>919,331</text:p>
          </table:table-cell>
          <table:table-cell table:number-columns-repeated="10"/>
        </table:table-row>
        <table:table-row table:style-name="ro1">
          <table:table-cell office:value-type="float" office:value="118.271" calcext:value-type="float">
            <text:p>118,271</text:p>
          </table:table-cell>
          <table:table-cell office:value-type="float" office:value="72.116" calcext:value-type="float">
            <text:p>72,116</text:p>
          </table:table-cell>
          <table:table-cell/>
          <table:table-cell office:value-type="float" office:value="1972.887" calcext:value-type="float">
            <text:p>1972,887</text:p>
          </table:table-cell>
          <table:table-cell office:value-type="float" office:value="918.68" calcext:value-type="float">
            <text:p>918,68</text:p>
          </table:table-cell>
          <table:table-cell table:number-columns-repeated="10"/>
        </table:table-row>
        <table:table-row table:style-name="ro1">
          <table:table-cell office:value-type="float" office:value="118.812" calcext:value-type="float">
            <text:p>118,812</text:p>
          </table:table-cell>
          <table:table-cell office:value-type="float" office:value="70.52" calcext:value-type="float">
            <text:p>70,52</text:p>
          </table:table-cell>
          <table:table-cell/>
          <table:table-cell office:value-type="float" office:value="1033.773" calcext:value-type="float">
            <text:p>1033,773</text:p>
          </table:table-cell>
          <table:table-cell office:value-type="float" office:value="917.178" calcext:value-type="float">
            <text:p>917,178</text:p>
          </table:table-cell>
          <table:table-cell table:number-columns-repeated="10"/>
        </table:table-row>
        <table:table-row table:style-name="ro1">
          <table:table-cell office:value-type="float" office:value="123.72" calcext:value-type="float">
            <text:p>123,72</text:p>
          </table:table-cell>
          <table:table-cell office:value-type="float" office:value="68.563" calcext:value-type="float">
            <text:p>68,563</text:p>
          </table:table-cell>
          <table:table-cell/>
          <table:table-cell office:value-type="float" office:value="2014.514" calcext:value-type="float">
            <text:p>2014,514</text:p>
          </table:table-cell>
          <table:table-cell office:value-type="float" office:value="917.134" calcext:value-type="float">
            <text:p>917,134</text:p>
          </table:table-cell>
          <table:table-cell table:number-columns-repeated="10"/>
        </table:table-row>
        <table:table-row table:style-name="ro1">
          <table:table-cell office:value-type="float" office:value="115.478" calcext:value-type="float">
            <text:p>115,478</text:p>
          </table:table-cell>
          <table:table-cell office:value-type="float" office:value="68.473" calcext:value-type="float">
            <text:p>68,473</text:p>
          </table:table-cell>
          <table:table-cell/>
          <table:table-cell office:value-type="float" office:value="961.156" calcext:value-type="float">
            <text:p>961,156</text:p>
          </table:table-cell>
          <table:table-cell office:value-type="float" office:value="916.424" calcext:value-type="float">
            <text:p>916,424</text:p>
          </table:table-cell>
          <table:table-cell table:number-columns-repeated="10"/>
        </table:table-row>
        <table:table-row table:style-name="ro1">
          <table:table-cell office:value-type="float" office:value="121.045" calcext:value-type="float">
            <text:p>121,045</text:p>
          </table:table-cell>
          <table:table-cell office:value-type="float" office:value="68.468" calcext:value-type="float">
            <text:p>68,468</text:p>
          </table:table-cell>
          <table:table-cell/>
          <table:table-cell office:value-type="float" office:value="1041.122" calcext:value-type="float">
            <text:p>1041,122</text:p>
          </table:table-cell>
          <table:table-cell office:value-type="float" office:value="915.557" calcext:value-type="float">
            <text:p>915,557</text:p>
          </table:table-cell>
          <table:table-cell table:number-columns-repeated="10"/>
        </table:table-row>
        <table:table-row table:style-name="ro1">
          <table:table-cell office:value-type="float" office:value="136.159" calcext:value-type="float">
            <text:p>136,159</text:p>
          </table:table-cell>
          <table:table-cell office:value-type="float" office:value="68.461" calcext:value-type="float">
            <text:p>68,461</text:p>
          </table:table-cell>
          <table:table-cell/>
          <table:table-cell office:value-type="float" office:value="1065.679" calcext:value-type="float">
            <text:p>1065,679</text:p>
          </table:table-cell>
          <table:table-cell office:value-type="float" office:value="915.557" calcext:value-type="float">
            <text:p>915,557</text:p>
          </table:table-cell>
          <table:table-cell table:number-columns-repeated="10"/>
        </table:table-row>
        <table:table-row table:style-name="ro1">
          <table:table-cell office:value-type="float" office:value="390.6" calcext:value-type="float">
            <text:p>390,6</text:p>
          </table:table-cell>
          <table:table-cell office:value-type="float" office:value="68.44" calcext:value-type="float">
            <text:p>68,44</text:p>
          </table:table-cell>
          <table:table-cell/>
          <table:table-cell office:value-type="float" office:value="973.102" calcext:value-type="float">
            <text:p>973,102</text:p>
          </table:table-cell>
          <table:table-cell office:value-type="float" office:value="915.537" calcext:value-type="float">
            <text:p>915,537</text:p>
          </table:table-cell>
          <table:table-cell table:number-columns-repeated="10"/>
        </table:table-row>
        <table:table-row table:style-name="ro1">
          <table:table-cell office:value-type="float" office:value="240.982" calcext:value-type="float">
            <text:p>240,982</text:p>
          </table:table-cell>
          <table:table-cell office:value-type="float" office:value="68.425" calcext:value-type="float">
            <text:p>68,425</text:p>
          </table:table-cell>
          <table:table-cell/>
          <table:table-cell office:value-type="float" office:value="961.699" calcext:value-type="float">
            <text:p>961,699</text:p>
          </table:table-cell>
          <table:table-cell office:value-type="float" office:value="914.734" calcext:value-type="float">
            <text:p>914,734</text:p>
          </table:table-cell>
          <table:table-cell table:number-columns-repeated="10"/>
        </table:table-row>
        <table:table-row table:style-name="ro1">
          <table:table-cell office:value-type="float" office:value="115.11" calcext:value-type="float">
            <text:p>115,11</text:p>
          </table:table-cell>
          <table:table-cell office:value-type="float" office:value="68.413" calcext:value-type="float">
            <text:p>68,413</text:p>
          </table:table-cell>
          <table:table-cell/>
          <table:table-cell office:value-type="float" office:value="1225.538" calcext:value-type="float">
            <text:p>1225,538</text:p>
          </table:table-cell>
          <table:table-cell office:value-type="float" office:value="914.71" calcext:value-type="float">
            <text:p>914,71</text:p>
          </table:table-cell>
          <table:table-cell table:number-columns-repeated="10"/>
        </table:table-row>
        <table:table-row table:style-name="ro1">
          <table:table-cell office:value-type="float" office:value="433.816" calcext:value-type="float">
            <text:p>433,816</text:p>
          </table:table-cell>
          <table:table-cell office:value-type="float" office:value="68.398" calcext:value-type="float">
            <text:p>68,398</text:p>
          </table:table-cell>
          <table:table-cell/>
          <table:table-cell office:value-type="float" office:value="961.656" calcext:value-type="float">
            <text:p>961,656</text:p>
          </table:table-cell>
          <table:table-cell office:value-type="float" office:value="914.226" calcext:value-type="float">
            <text:p>914,226</text:p>
          </table:table-cell>
          <table:table-cell table:number-columns-repeated="10"/>
        </table:table-row>
        <table:table-row table:style-name="ro1">
          <table:table-cell office:value-type="float" office:value="116.853" calcext:value-type="float">
            <text:p>116,853</text:p>
          </table:table-cell>
          <table:table-cell office:value-type="float" office:value="68.39" calcext:value-type="float">
            <text:p>68,39</text:p>
          </table:table-cell>
          <table:table-cell/>
          <table:table-cell office:value-type="float" office:value="960.325" calcext:value-type="float">
            <text:p>960,325</text:p>
          </table:table-cell>
          <table:table-cell office:value-type="float" office:value="913.788" calcext:value-type="float">
            <text:p>913,788</text:p>
          </table:table-cell>
          <table:table-cell table:number-columns-repeated="10"/>
        </table:table-row>
        <table:table-row table:style-name="ro1">
          <table:table-cell office:value-type="float" office:value="367.247" calcext:value-type="float">
            <text:p>367,247</text:p>
          </table:table-cell>
          <table:table-cell office:value-type="float" office:value="68.351" calcext:value-type="float">
            <text:p>68,351</text:p>
          </table:table-cell>
          <table:table-cell/>
          <table:table-cell office:value-type="float" office:value="961.416" calcext:value-type="float">
            <text:p>961,416</text:p>
          </table:table-cell>
          <table:table-cell office:value-type="float" office:value="913.646" calcext:value-type="float">
            <text:p>913,646</text:p>
          </table:table-cell>
          <table:table-cell table:number-columns-repeated="10"/>
        </table:table-row>
        <table:table-row table:style-name="ro1">
          <table:table-cell office:value-type="float" office:value="117.409" calcext:value-type="float">
            <text:p>117,409</text:p>
          </table:table-cell>
          <table:table-cell office:value-type="float" office:value="68.327" calcext:value-type="float">
            <text:p>68,327</text:p>
          </table:table-cell>
          <table:table-cell/>
          <table:table-cell office:value-type="float" office:value="1013.657" calcext:value-type="float">
            <text:p>1013,657</text:p>
          </table:table-cell>
          <table:table-cell office:value-type="float" office:value="913.644" calcext:value-type="float">
            <text:p>913,644</text:p>
          </table:table-cell>
          <table:table-cell table:number-columns-repeated="10"/>
        </table:table-row>
        <table:table-row table:style-name="ro1">
          <table:table-cell office:value-type="float" office:value="326.43" calcext:value-type="float">
            <text:p>326,43</text:p>
          </table:table-cell>
          <table:table-cell office:value-type="float" office:value="68.319" calcext:value-type="float">
            <text:p>68,319</text:p>
          </table:table-cell>
          <table:table-cell/>
          <table:table-cell office:value-type="float" office:value="961.035" calcext:value-type="float">
            <text:p>961,035</text:p>
          </table:table-cell>
          <table:table-cell office:value-type="float" office:value="913.542" calcext:value-type="float">
            <text:p>913,542</text:p>
          </table:table-cell>
          <table:table-cell table:number-columns-repeated="10"/>
        </table:table-row>
        <table:table-row table:style-name="ro1">
          <table:table-cell office:value-type="float" office:value="165.375" calcext:value-type="float">
            <text:p>165,375</text:p>
          </table:table-cell>
          <table:table-cell office:value-type="float" office:value="68.27" calcext:value-type="float">
            <text:p>68,27</text:p>
          </table:table-cell>
          <table:table-cell/>
          <table:table-cell office:value-type="float" office:value="959.326" calcext:value-type="float">
            <text:p>959,326</text:p>
          </table:table-cell>
          <table:table-cell office:value-type="float" office:value="913.347" calcext:value-type="float">
            <text:p>913,347</text:p>
          </table:table-cell>
          <table:table-cell table:number-columns-repeated="10"/>
        </table:table-row>
        <table:table-row table:style-name="ro1">
          <table:table-cell office:value-type="float" office:value="172.617" calcext:value-type="float">
            <text:p>172,617</text:p>
          </table:table-cell>
          <table:table-cell office:value-type="float" office:value="68.266" calcext:value-type="float">
            <text:p>68,266</text:p>
          </table:table-cell>
          <table:table-cell/>
          <table:table-cell office:value-type="float" office:value="960.31" calcext:value-type="float">
            <text:p>960,31</text:p>
          </table:table-cell>
          <table:table-cell office:value-type="float" office:value="913.055" calcext:value-type="float">
            <text:p>913,055</text:p>
          </table:table-cell>
          <table:table-cell table:number-columns-repeated="10"/>
        </table:table-row>
        <table:table-row table:style-name="ro1">
          <table:table-cell office:value-type="float" office:value="146.392" calcext:value-type="float">
            <text:p>146,392</text:p>
          </table:table-cell>
          <table:table-cell office:value-type="float" office:value="68.242" calcext:value-type="float">
            <text:p>68,242</text:p>
          </table:table-cell>
          <table:table-cell/>
          <table:table-cell office:value-type="float" office:value="959.866" calcext:value-type="float">
            <text:p>959,866</text:p>
          </table:table-cell>
          <table:table-cell office:value-type="float" office:value="912.934" calcext:value-type="float">
            <text:p>912,934</text:p>
          </table:table-cell>
          <table:table-cell table:number-columns-repeated="10"/>
        </table:table-row>
        <table:table-row table:style-name="ro1">
          <table:table-cell office:value-type="float" office:value="120.278" calcext:value-type="float">
            <text:p>120,278</text:p>
          </table:table-cell>
          <table:table-cell office:value-type="float" office:value="68.235" calcext:value-type="float">
            <text:p>68,235</text:p>
          </table:table-cell>
          <table:table-cell/>
          <table:table-cell office:value-type="float" office:value="998.708" calcext:value-type="float">
            <text:p>998,708</text:p>
          </table:table-cell>
          <table:table-cell office:value-type="float" office:value="912.695" calcext:value-type="float">
            <text:p>912,695</text:p>
          </table:table-cell>
          <table:table-cell table:number-columns-repeated="10"/>
        </table:table-row>
        <table:table-row table:style-name="ro1">
          <table:table-cell office:value-type="float" office:value="119.933" calcext:value-type="float">
            <text:p>119,933</text:p>
          </table:table-cell>
          <table:table-cell office:value-type="float" office:value="68.221" calcext:value-type="float">
            <text:p>68,221</text:p>
          </table:table-cell>
          <table:table-cell/>
          <table:table-cell office:value-type="float" office:value="958.827" calcext:value-type="float">
            <text:p>958,827</text:p>
          </table:table-cell>
          <table:table-cell office:value-type="float" office:value="912.678" calcext:value-type="float">
            <text:p>912,678</text:p>
          </table:table-cell>
          <table:table-cell table:number-columns-repeated="10"/>
        </table:table-row>
        <table:table-row table:style-name="ro1">
          <table:table-cell office:value-type="float" office:value="124.665" calcext:value-type="float">
            <text:p>124,665</text:p>
          </table:table-cell>
          <table:table-cell office:value-type="float" office:value="68.214" calcext:value-type="float">
            <text:p>68,214</text:p>
          </table:table-cell>
          <table:table-cell/>
          <table:table-cell office:value-type="float" office:value="978.664" calcext:value-type="float">
            <text:p>978,664</text:p>
          </table:table-cell>
          <table:table-cell office:value-type="float" office:value="912.599" calcext:value-type="float">
            <text:p>912,599</text:p>
          </table:table-cell>
          <table:table-cell table:number-columns-repeated="10"/>
        </table:table-row>
        <table:table-row table:style-name="ro1">
          <table:table-cell office:value-type="float" office:value="117.204" calcext:value-type="float">
            <text:p>117,204</text:p>
          </table:table-cell>
          <table:table-cell office:value-type="float" office:value="68.202" calcext:value-type="float">
            <text:p>68,202</text:p>
          </table:table-cell>
          <table:table-cell/>
          <table:table-cell office:value-type="float" office:value="959.617" calcext:value-type="float">
            <text:p>959,617</text:p>
          </table:table-cell>
          <table:table-cell office:value-type="float" office:value="912.583" calcext:value-type="float">
            <text:p>912,583</text:p>
          </table:table-cell>
          <table:table-cell table:number-columns-repeated="10"/>
        </table:table-row>
        <table:table-row table:style-name="ro1">
          <table:table-cell office:value-type="float" office:value="116.669" calcext:value-type="float">
            <text:p>116,669</text:p>
          </table:table-cell>
          <table:table-cell office:value-type="float" office:value="68.194" calcext:value-type="float">
            <text:p>68,194</text:p>
          </table:table-cell>
          <table:table-cell/>
          <table:table-cell office:value-type="float" office:value="961.483" calcext:value-type="float">
            <text:p>961,483</text:p>
          </table:table-cell>
          <table:table-cell office:value-type="float" office:value="912.388" calcext:value-type="float">
            <text:p>912,388</text:p>
          </table:table-cell>
          <table:table-cell table:number-columns-repeated="10"/>
        </table:table-row>
        <table:table-row table:style-name="ro1">
          <table:table-cell office:value-type="float" office:value="177.363" calcext:value-type="float">
            <text:p>177,363</text:p>
          </table:table-cell>
          <table:table-cell office:value-type="float" office:value="68.192" calcext:value-type="float">
            <text:p>68,192</text:p>
          </table:table-cell>
          <table:table-cell/>
          <table:table-cell office:value-type="float" office:value="1421.795" calcext:value-type="float">
            <text:p>1421,795</text:p>
          </table:table-cell>
          <table:table-cell office:value-type="float" office:value="912.044" calcext:value-type="float">
            <text:p>912,044</text:p>
          </table:table-cell>
          <table:table-cell table:number-columns-repeated="10"/>
        </table:table-row>
        <table:table-row table:style-name="ro1">
          <table:table-cell office:value-type="float" office:value="117.683" calcext:value-type="float">
            <text:p>117,683</text:p>
          </table:table-cell>
          <table:table-cell office:value-type="float" office:value="68.133" calcext:value-type="float">
            <text:p>68,133</text:p>
          </table:table-cell>
          <table:table-cell/>
          <table:table-cell office:value-type="float" office:value="958.51" calcext:value-type="float">
            <text:p>958,51</text:p>
          </table:table-cell>
          <table:table-cell office:value-type="float" office:value="912.013" calcext:value-type="float">
            <text:p>912,013</text:p>
          </table:table-cell>
          <table:table-cell table:number-columns-repeated="10"/>
        </table:table-row>
        <table:table-row table:style-name="ro1">
          <table:table-cell office:value-type="float" office:value="121.558" calcext:value-type="float">
            <text:p>121,558</text:p>
          </table:table-cell>
          <table:table-cell office:value-type="float" office:value="68.128" calcext:value-type="float">
            <text:p>68,128</text:p>
          </table:table-cell>
          <table:table-cell/>
          <table:table-cell office:value-type="float" office:value="959.283" calcext:value-type="float">
            <text:p>959,283</text:p>
          </table:table-cell>
          <table:table-cell office:value-type="float" office:value="911.762" calcext:value-type="float">
            <text:p>911,762</text:p>
          </table:table-cell>
          <table:table-cell table:number-columns-repeated="10"/>
        </table:table-row>
        <table:table-row table:style-name="ro1">
          <table:table-cell office:value-type="float" office:value="116.799" calcext:value-type="float">
            <text:p>116,799</text:p>
          </table:table-cell>
          <table:table-cell office:value-type="float" office:value="68.067" calcext:value-type="float">
            <text:p>68,067</text:p>
          </table:table-cell>
          <table:table-cell/>
          <table:table-cell office:value-type="float" office:value="959.939" calcext:value-type="float">
            <text:p>959,939</text:p>
          </table:table-cell>
          <table:table-cell office:value-type="float" office:value="911.741" calcext:value-type="float">
            <text:p>911,741</text:p>
          </table:table-cell>
          <table:table-cell table:number-columns-repeated="10"/>
        </table:table-row>
        <table:table-row table:style-name="ro1">
          <table:table-cell office:value-type="float" office:value="984.857" calcext:value-type="float">
            <text:p>984,857</text:p>
          </table:table-cell>
          <table:table-cell office:value-type="float" office:value="67.055" calcext:value-type="float">
            <text:p>67,055</text:p>
          </table:table-cell>
          <table:table-cell/>
          <table:table-cell office:value-type="float" office:value="959.414" calcext:value-type="float">
            <text:p>959,414</text:p>
          </table:table-cell>
          <table:table-cell office:value-type="float" office:value="911.631" calcext:value-type="float">
            <text:p>911,631</text:p>
          </table:table-cell>
          <table:table-cell table:number-columns-repeated="10"/>
        </table:table-row>
        <table:table-row table:style-name="ro1">
          <table:table-cell office:value-type="float" office:value="1769.021" calcext:value-type="float">
            <text:p>1769,021</text:p>
          </table:table-cell>
          <table:table-cell office:value-type="float" office:value="64.462" calcext:value-type="float">
            <text:p>64,462</text:p>
          </table:table-cell>
          <table:table-cell/>
          <table:table-cell office:value-type="float" office:value="957.949" calcext:value-type="float">
            <text:p>957,949</text:p>
          </table:table-cell>
          <table:table-cell office:value-type="float" office:value="911.513" calcext:value-type="float">
            <text:p>911,513</text:p>
          </table:table-cell>
          <table:table-cell table:number-columns-repeated="10"/>
        </table:table-row>
        <table:table-row table:style-name="ro1">
          <table:table-cell office:value-type="float" office:value="601.956" calcext:value-type="float">
            <text:p>601,956</text:p>
          </table:table-cell>
          <table:table-cell office:value-type="float" office:value="64.459" calcext:value-type="float">
            <text:p>64,459</text:p>
          </table:table-cell>
          <table:table-cell/>
          <table:table-cell office:value-type="float" office:value="1005.45" calcext:value-type="float">
            <text:p>1005,45</text:p>
          </table:table-cell>
          <table:table-cell office:value-type="float" office:value="911.45" calcext:value-type="float">
            <text:p>911,45</text:p>
          </table:table-cell>
          <table:table-cell table:number-columns-repeated="10"/>
        </table:table-row>
        <table:table-row table:style-name="ro1">
          <table:table-cell office:value-type="float" office:value="329.755" calcext:value-type="float">
            <text:p>329,755</text:p>
          </table:table-cell>
          <table:table-cell office:value-type="float" office:value="64.34" calcext:value-type="float">
            <text:p>64,34</text:p>
          </table:table-cell>
          <table:table-cell/>
          <table:table-cell office:value-type="float" office:value="957.696" calcext:value-type="float">
            <text:p>957,696</text:p>
          </table:table-cell>
          <table:table-cell office:value-type="float" office:value="911.41" calcext:value-type="float">
            <text:p>911,41</text:p>
          </table:table-cell>
          <table:table-cell table:number-columns-repeated="10"/>
        </table:table-row>
        <table:table-row table:style-name="ro1">
          <table:table-cell office:value-type="float" office:value="396.621" calcext:value-type="float">
            <text:p>396,621</text:p>
          </table:table-cell>
          <table:table-cell office:value-type="float" office:value="64.334" calcext:value-type="float">
            <text:p>64,334</text:p>
          </table:table-cell>
          <table:table-cell/>
          <table:table-cell office:value-type="float" office:value="1034.926" calcext:value-type="float">
            <text:p>1034,926</text:p>
          </table:table-cell>
          <table:table-cell office:value-type="float" office:value="911.401" calcext:value-type="float">
            <text:p>911,401</text:p>
          </table:table-cell>
          <table:table-cell table:number-columns-repeated="10"/>
        </table:table-row>
        <table:table-row table:style-name="ro1">
          <table:table-cell office:value-type="float" office:value="409.385" calcext:value-type="float">
            <text:p>409,385</text:p>
          </table:table-cell>
          <table:table-cell office:value-type="float" office:value="64.333" calcext:value-type="float">
            <text:p>64,333</text:p>
          </table:table-cell>
          <table:table-cell/>
          <table:table-cell office:value-type="float" office:value="958.935" calcext:value-type="float">
            <text:p>958,935</text:p>
          </table:table-cell>
          <table:table-cell office:value-type="float" office:value="911.375" calcext:value-type="float">
            <text:p>911,375</text:p>
          </table:table-cell>
          <table:table-cell table:number-columns-repeated="10"/>
        </table:table-row>
        <table:table-row table:style-name="ro1">
          <table:table-cell office:value-type="float" office:value="1827.767" calcext:value-type="float">
            <text:p>1827,767</text:p>
          </table:table-cell>
          <table:table-cell office:value-type="float" office:value="64.27" calcext:value-type="float">
            <text:p>64,27</text:p>
          </table:table-cell>
          <table:table-cell/>
          <table:table-cell office:value-type="float" office:value="1083.542" calcext:value-type="float">
            <text:p>1083,542</text:p>
          </table:table-cell>
          <table:table-cell office:value-type="float" office:value="911.308" calcext:value-type="float">
            <text:p>911,308</text:p>
          </table:table-cell>
          <table:table-cell table:number-columns-repeated="10"/>
        </table:table-row>
        <table:table-row table:style-name="ro1">
          <table:table-cell office:value-type="float" office:value="139.968" calcext:value-type="float">
            <text:p>139,968</text:p>
          </table:table-cell>
          <table:table-cell office:value-type="float" office:value="64.248" calcext:value-type="float">
            <text:p>64,248</text:p>
          </table:table-cell>
          <table:table-cell/>
          <table:table-cell office:value-type="float" office:value="1085.064" calcext:value-type="float">
            <text:p>1085,064</text:p>
          </table:table-cell>
          <table:table-cell office:value-type="float" office:value="911.222" calcext:value-type="float">
            <text:p>911,222</text:p>
          </table:table-cell>
          <table:table-cell table:number-columns-repeated="10"/>
        </table:table-row>
        <table:table-row table:style-name="ro1">
          <table:table-cell office:value-type="float" office:value="239.103" calcext:value-type="float">
            <text:p>239,103</text:p>
          </table:table-cell>
          <table:table-cell office:value-type="float" office:value="64.248" calcext:value-type="float">
            <text:p>64,248</text:p>
          </table:table-cell>
          <table:table-cell/>
          <table:table-cell office:value-type="float" office:value="959.244" calcext:value-type="float">
            <text:p>959,244</text:p>
          </table:table-cell>
          <table:table-cell office:value-type="float" office:value="911.183" calcext:value-type="float">
            <text:p>911,183</text:p>
          </table:table-cell>
          <table:table-cell table:number-columns-repeated="10"/>
        </table:table-row>
        <table:table-row table:style-name="ro1">
          <table:table-cell office:value-type="float" office:value="125.795" calcext:value-type="float">
            <text:p>125,795</text:p>
          </table:table-cell>
          <table:table-cell office:value-type="float" office:value="64.231" calcext:value-type="float">
            <text:p>64,231</text:p>
          </table:table-cell>
          <table:table-cell/>
          <table:table-cell office:value-type="float" office:value="1005.705" calcext:value-type="float">
            <text:p>1005,705</text:p>
          </table:table-cell>
          <table:table-cell office:value-type="float" office:value="911.173" calcext:value-type="float">
            <text:p>911,173</text:p>
          </table:table-cell>
          <table:table-cell table:number-columns-repeated="10"/>
        </table:table-row>
        <table:table-row table:style-name="ro1">
          <table:table-cell office:value-type="float" office:value="128.607" calcext:value-type="float">
            <text:p>128,607</text:p>
          </table:table-cell>
          <table:table-cell office:value-type="float" office:value="64.168" calcext:value-type="float">
            <text:p>64,168</text:p>
          </table:table-cell>
          <table:table-cell/>
          <table:table-cell office:value-type="float" office:value="958.432" calcext:value-type="float">
            <text:p>958,432</text:p>
          </table:table-cell>
          <table:table-cell office:value-type="float" office:value="911.141" calcext:value-type="float">
            <text:p>911,141</text:p>
          </table:table-cell>
          <table:table-cell table:number-columns-repeated="10"/>
        </table:table-row>
        <table:table-row table:style-name="ro1">
          <table:table-cell office:value-type="float" office:value="190.131" calcext:value-type="float">
            <text:p>190,131</text:p>
          </table:table-cell>
          <table:table-cell office:value-type="float" office:value="64.145" calcext:value-type="float">
            <text:p>64,145</text:p>
          </table:table-cell>
          <table:table-cell/>
          <table:table-cell office:value-type="float" office:value="962.928" calcext:value-type="float">
            <text:p>962,928</text:p>
          </table:table-cell>
          <table:table-cell office:value-type="float" office:value="911.135" calcext:value-type="float">
            <text:p>911,135</text:p>
          </table:table-cell>
          <table:table-cell table:number-columns-repeated="10"/>
        </table:table-row>
        <table:table-row table:style-name="ro1">
          <table:table-cell office:value-type="float" office:value="122.679" calcext:value-type="float">
            <text:p>122,679</text:p>
          </table:table-cell>
          <table:table-cell office:value-type="float" office:value="64.042" calcext:value-type="float">
            <text:p>64,042</text:p>
          </table:table-cell>
          <table:table-cell/>
          <table:table-cell office:value-type="float" office:value="959.708" calcext:value-type="float">
            <text:p>959,708</text:p>
          </table:table-cell>
          <table:table-cell office:value-type="float" office:value="911.109" calcext:value-type="float">
            <text:p>911,109</text:p>
          </table:table-cell>
          <table:table-cell table:number-columns-repeated="10"/>
        </table:table-row>
        <table:table-row table:style-name="ro1">
          <table:table-cell office:value-type="float" office:value="374.502" calcext:value-type="float">
            <text:p>374,502</text:p>
          </table:table-cell>
          <table:table-cell office:value-type="float" office:value="60.446" calcext:value-type="float">
            <text:p>60,446</text:p>
          </table:table-cell>
          <table:table-cell/>
          <table:table-cell office:value-type="float" office:value="977.405" calcext:value-type="float">
            <text:p>977,405</text:p>
          </table:table-cell>
          <table:table-cell office:value-type="float" office:value="911.085" calcext:value-type="float">
            <text:p>911,085</text:p>
          </table:table-cell>
          <table:table-cell table:number-columns-repeated="10"/>
        </table:table-row>
        <table:table-row table:style-name="ro1">
          <table:table-cell office:value-type="float" office:value="274.229" calcext:value-type="float">
            <text:p>274,229</text:p>
          </table:table-cell>
          <table:table-cell office:value-type="float" office:value="60.421" calcext:value-type="float">
            <text:p>60,421</text:p>
          </table:table-cell>
          <table:table-cell/>
          <table:table-cell office:value-type="float" office:value="957.988" calcext:value-type="float">
            <text:p>957,988</text:p>
          </table:table-cell>
          <table:table-cell office:value-type="float" office:value="910.902" calcext:value-type="float">
            <text:p>910,902</text:p>
          </table:table-cell>
          <table:table-cell table:number-columns-repeated="10"/>
        </table:table-row>
        <table:table-row table:style-name="ro1">
          <table:table-cell office:value-type="float" office:value="301.993" calcext:value-type="float">
            <text:p>301,993</text:p>
          </table:table-cell>
          <table:table-cell office:value-type="float" office:value="60.413" calcext:value-type="float">
            <text:p>60,413</text:p>
          </table:table-cell>
          <table:table-cell/>
          <table:table-cell office:value-type="float" office:value="2668.776" calcext:value-type="float">
            <text:p>2668,776</text:p>
          </table:table-cell>
          <table:table-cell office:value-type="float" office:value="910.9" calcext:value-type="float">
            <text:p>910,9</text:p>
          </table:table-cell>
          <table:table-cell table:number-columns-repeated="10"/>
        </table:table-row>
        <table:table-row table:style-name="ro1">
          <table:table-cell office:value-type="float" office:value="576.308" calcext:value-type="float">
            <text:p>576,308</text:p>
          </table:table-cell>
          <table:table-cell office:value-type="float" office:value="60.411" calcext:value-type="float">
            <text:p>60,411</text:p>
          </table:table-cell>
          <table:table-cell/>
          <table:table-cell office:value-type="float" office:value="958.593" calcext:value-type="float">
            <text:p>958,593</text:p>
          </table:table-cell>
          <table:table-cell office:value-type="float" office:value="910.77" calcext:value-type="float">
            <text:p>910,77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0.401" calcext:value-type="float">
            <text:p>60,401</text:p>
          </table:table-cell>
          <table:table-cell/>
          <table:table-cell office:value-type="float" office:value="2899.723" calcext:value-type="float">
            <text:p>2899,723</text:p>
          </table:table-cell>
          <table:table-cell office:value-type="float" office:value="910.686" calcext:value-type="float">
            <text:p>910,686</text:p>
          </table:table-cell>
          <table:table-cell table:number-columns-repeated="10"/>
        </table:table-row>
        <table:table-row table:style-name="ro1">
          <table:table-cell office:value-type="float" office:value="529.293" calcext:value-type="float">
            <text:p>529,293</text:p>
          </table:table-cell>
          <table:table-cell office:value-type="float" office:value="60.261" calcext:value-type="float">
            <text:p>60,261</text:p>
          </table:table-cell>
          <table:table-cell/>
          <table:table-cell office:value-type="float" office:value="960.703" calcext:value-type="float">
            <text:p>960,703</text:p>
          </table:table-cell>
          <table:table-cell office:value-type="float" office:value="910.668" calcext:value-type="float">
            <text:p>910,668</text:p>
          </table:table-cell>
          <table:table-cell table:number-columns-repeated="10"/>
        </table:table-row>
        <table:table-row table:style-name="ro1">
          <table:table-cell office:value-type="float" office:value="401.221" calcext:value-type="float">
            <text:p>401,221</text:p>
          </table:table-cell>
          <table:table-cell office:value-type="float" office:value="60.14" calcext:value-type="float">
            <text:p>60,14</text:p>
          </table:table-cell>
          <table:table-cell/>
          <table:table-cell office:value-type="float" office:value="958.835" calcext:value-type="float">
            <text:p>958,835</text:p>
          </table:table-cell>
          <table:table-cell office:value-type="float" office:value="910.253" calcext:value-type="float">
            <text:p>910,253</text:p>
          </table:table-cell>
          <table:table-cell table:number-columns-repeated="10"/>
        </table:table-row>
        <table:table-row table:style-name="ro1">
          <table:table-cell office:value-type="float" office:value="183.378" calcext:value-type="float">
            <text:p>183,378</text:p>
          </table:table-cell>
          <table:table-cell office:value-type="float" office:value="60.131" calcext:value-type="float">
            <text:p>60,131</text:p>
          </table:table-cell>
          <table:table-cell/>
          <table:table-cell office:value-type="float" office:value="976.091" calcext:value-type="float">
            <text:p>976,091</text:p>
          </table:table-cell>
          <table:table-cell office:value-type="float" office:value="910.105" calcext:value-type="float">
            <text:p>910,105</text:p>
          </table:table-cell>
          <table:table-cell table:number-columns-repeated="10"/>
        </table:table-row>
        <table:table-row table:style-name="ro1">
          <table:table-cell office:value-type="float" office:value="102.493" calcext:value-type="float">
            <text:p>102,493</text:p>
          </table:table-cell>
          <table:table-cell office:value-type="float" office:value="56.605" calcext:value-type="float">
            <text:p>56,605</text:p>
          </table:table-cell>
          <table:table-cell/>
          <table:table-cell office:value-type="float" office:value="961.763" calcext:value-type="float">
            <text:p>961,763</text:p>
          </table:table-cell>
          <table:table-cell office:value-type="float" office:value="909.757" calcext:value-type="float">
            <text:p>909,757</text:p>
          </table:table-cell>
          <table:table-cell table:number-columns-repeated="10"/>
        </table:table-row>
        <table:table-row table:style-name="ro1">
          <table:table-cell office:value-type="float" office:value="108.263" calcext:value-type="float">
            <text:p>108,263</text:p>
          </table:table-cell>
          <table:table-cell office:value-type="float" office:value="56.457" calcext:value-type="float">
            <text:p>56,457</text:p>
          </table:table-cell>
          <table:table-cell/>
          <table:table-cell office:value-type="float" office:value="960.896" calcext:value-type="float">
            <text:p>960,896</text:p>
          </table:table-cell>
          <table:table-cell office:value-type="float" office:value="909.386" calcext:value-type="float">
            <text:p>909,386</text:p>
          </table:table-cell>
          <table:table-cell table:number-columns-repeated="10"/>
        </table:table-row>
        <table:table-row table:style-name="ro1">
          <table:table-cell office:value-type="float" office:value="102.453" calcext:value-type="float">
            <text:p>102,453</text:p>
          </table:table-cell>
          <table:table-cell office:value-type="float" office:value="56.411" calcext:value-type="float">
            <text:p>56,411</text:p>
          </table:table-cell>
          <table:table-cell/>
          <table:table-cell office:value-type="float" office:value="955.957" calcext:value-type="float">
            <text:p>955,957</text:p>
          </table:table-cell>
          <table:table-cell office:value-type="float" office:value="909.157" calcext:value-type="float">
            <text:p>909,157</text:p>
          </table:table-cell>
          <table:table-cell table:number-columns-repeated="10"/>
        </table:table-row>
        <table:table-row table:style-name="ro1">
          <table:table-cell office:value-type="float" office:value="101.262" calcext:value-type="float">
            <text:p>101,262</text:p>
          </table:table-cell>
          <table:table-cell office:value-type="float" office:value="56.352" calcext:value-type="float">
            <text:p>56,352</text:p>
          </table:table-cell>
          <table:table-cell/>
          <table:table-cell office:value-type="float" office:value="998.113" calcext:value-type="float">
            <text:p>998,113</text:p>
          </table:table-cell>
          <table:table-cell office:value-type="float" office:value="908.802" calcext:value-type="float">
            <text:p>908,802</text:p>
          </table:table-cell>
          <table:table-cell table:number-columns-repeated="10"/>
        </table:table-row>
        <table:table-row table:style-name="ro1">
          <table:table-cell office:value-type="float" office:value="100.523" calcext:value-type="float">
            <text:p>100,523</text:p>
          </table:table-cell>
          <table:table-cell office:value-type="float" office:value="56.332" calcext:value-type="float">
            <text:p>56,332</text:p>
          </table:table-cell>
          <table:table-cell/>
          <table:table-cell office:value-type="float" office:value="1254.747" calcext:value-type="float">
            <text:p>1254,747</text:p>
          </table:table-cell>
          <table:table-cell office:value-type="float" office:value="908.787" calcext:value-type="float">
            <text:p>908,787</text:p>
          </table:table-cell>
          <table:table-cell table:number-columns-repeated="10"/>
        </table:table-row>
        <table:table-row table:style-name="ro1">
          <table:table-cell office:value-type="float" office:value="212.582" calcext:value-type="float">
            <text:p>212,582</text:p>
          </table:table-cell>
          <table:table-cell office:value-type="float" office:value="56.293" calcext:value-type="float">
            <text:p>56,293</text:p>
          </table:table-cell>
          <table:table-cell/>
          <table:table-cell office:value-type="float" office:value="1108.63" calcext:value-type="float">
            <text:p>1108,63</text:p>
          </table:table-cell>
          <table:table-cell office:value-type="float" office:value="908.666" calcext:value-type="float">
            <text:p>908,666</text:p>
          </table:table-cell>
          <table:table-cell table:number-columns-repeated="10"/>
        </table:table-row>
        <table:table-row table:style-name="ro1">
          <table:table-cell office:value-type="float" office:value="102.442" calcext:value-type="float">
            <text:p>102,442</text:p>
          </table:table-cell>
          <table:table-cell office:value-type="float" office:value="56.279" calcext:value-type="float">
            <text:p>56,279</text:p>
          </table:table-cell>
          <table:table-cell/>
          <table:table-cell office:value-type="float" office:value="956.033" calcext:value-type="float">
            <text:p>956,033</text:p>
          </table:table-cell>
          <table:table-cell office:value-type="float" office:value="908.638" calcext:value-type="float">
            <text:p>908,638</text:p>
          </table:table-cell>
          <table:table-cell table:number-columns-repeated="10"/>
        </table:table-row>
        <table:table-row table:style-name="ro1">
          <table:table-cell office:value-type="float" office:value="292.036" calcext:value-type="float">
            <text:p>292,036</text:p>
          </table:table-cell>
          <table:table-cell office:value-type="float" office:value="56.268" calcext:value-type="float">
            <text:p>56,268</text:p>
          </table:table-cell>
          <table:table-cell/>
          <table:table-cell office:value-type="float" office:value="956.099" calcext:value-type="float">
            <text:p>956,099</text:p>
          </table:table-cell>
          <table:table-cell office:value-type="float" office:value="908.408" calcext:value-type="float">
            <text:p>908,408</text:p>
          </table:table-cell>
          <table:table-cell table:number-columns-repeated="10"/>
        </table:table-row>
        <table:table-row table:style-name="ro1">
          <table:table-cell office:value-type="float" office:value="100.075" calcext:value-type="float">
            <text:p>100,075</text:p>
          </table:table-cell>
          <table:table-cell office:value-type="float" office:value="56.26" calcext:value-type="float">
            <text:p>56,26</text:p>
          </table:table-cell>
          <table:table-cell/>
          <table:table-cell office:value-type="float" office:value="970.581" calcext:value-type="float">
            <text:p>970,581</text:p>
          </table:table-cell>
          <table:table-cell office:value-type="float" office:value="908.375" calcext:value-type="float">
            <text:p>908,375</text:p>
          </table:table-cell>
          <table:table-cell table:number-columns-repeated="10"/>
        </table:table-row>
        <table:table-row table:style-name="ro1">
          <table:table-cell office:value-type="float" office:value="102.594" calcext:value-type="float">
            <text:p>102,594</text:p>
          </table:table-cell>
          <table:table-cell office:value-type="float" office:value="56.259" calcext:value-type="float">
            <text:p>56,259</text:p>
          </table:table-cell>
          <table:table-cell/>
          <table:table-cell office:value-type="float" office:value="959.225" calcext:value-type="float">
            <text:p>959,225</text:p>
          </table:table-cell>
          <table:table-cell office:value-type="float" office:value="908.05" calcext:value-type="float">
            <text:p>908,05</text:p>
          </table:table-cell>
          <table:table-cell table:number-columns-repeated="10"/>
        </table:table-row>
        <table:table-row table:style-name="ro1">
          <table:table-cell office:value-type="float" office:value="1004.294" calcext:value-type="float">
            <text:p>1004,294</text:p>
          </table:table-cell>
          <table:table-cell office:value-type="float" office:value="56.239" calcext:value-type="float">
            <text:p>56,239</text:p>
          </table:table-cell>
          <table:table-cell/>
          <table:table-cell office:value-type="float" office:value="962.373" calcext:value-type="float">
            <text:p>962,373</text:p>
          </table:table-cell>
          <table:table-cell office:value-type="float" office:value="907.879" calcext:value-type="float">
            <text:p>907,879</text:p>
          </table:table-cell>
          <table:table-cell table:number-columns-repeated="10"/>
        </table:table-row>
        <table:table-row table:style-name="ro1">
          <table:table-cell office:value-type="float" office:value="102.964" calcext:value-type="float">
            <text:p>102,964</text:p>
          </table:table-cell>
          <table:table-cell office:value-type="float" office:value="56.238" calcext:value-type="float">
            <text:p>56,238</text:p>
          </table:table-cell>
          <table:table-cell/>
          <table:table-cell office:value-type="float" office:value="954.416" calcext:value-type="float">
            <text:p>954,416</text:p>
          </table:table-cell>
          <table:table-cell office:value-type="float" office:value="907.847" calcext:value-type="float">
            <text:p>907,847</text:p>
          </table:table-cell>
          <table:table-cell table:number-columns-repeated="10"/>
        </table:table-row>
        <table:table-row table:style-name="ro1">
          <table:table-cell office:value-type="float" office:value="101.264" calcext:value-type="float">
            <text:p>101,264</text:p>
          </table:table-cell>
          <table:table-cell office:value-type="float" office:value="56.224" calcext:value-type="float">
            <text:p>56,224</text:p>
          </table:table-cell>
          <table:table-cell/>
          <table:table-cell office:value-type="float" office:value="957.442" calcext:value-type="float">
            <text:p>957,442</text:p>
          </table:table-cell>
          <table:table-cell office:value-type="float" office:value="907.4" calcext:value-type="float">
            <text:p>907,4</text:p>
          </table:table-cell>
          <table:table-cell table:number-columns-repeated="10"/>
        </table:table-row>
        <table:table-row table:style-name="ro1">
          <table:table-cell office:value-type="float" office:value="100.881" calcext:value-type="float">
            <text:p>100,881</text:p>
          </table:table-cell>
          <table:table-cell office:value-type="float" office:value="56.19" calcext:value-type="float">
            <text:p>56,19</text:p>
          </table:table-cell>
          <table:table-cell/>
          <table:table-cell office:value-type="float" office:value="968.945" calcext:value-type="float">
            <text:p>968,945</text:p>
          </table:table-cell>
          <table:table-cell office:value-type="float" office:value="907.243" calcext:value-type="float">
            <text:p>907,243</text:p>
          </table:table-cell>
          <table:table-cell table:number-columns-repeated="10"/>
        </table:table-row>
        <table:table-row table:style-name="ro1">
          <table:table-cell office:value-type="float" office:value="99.278" calcext:value-type="float">
            <text:p>99,278</text:p>
          </table:table-cell>
          <table:table-cell office:value-type="float" office:value="56.161" calcext:value-type="float">
            <text:p>56,161</text:p>
          </table:table-cell>
          <table:table-cell/>
          <table:table-cell office:value-type="float" office:value="1020.593" calcext:value-type="float">
            <text:p>1020,593</text:p>
          </table:table-cell>
          <table:table-cell office:value-type="float" office:value="906.841" calcext:value-type="float">
            <text:p>906,841</text:p>
          </table:table-cell>
          <table:table-cell table:number-columns-repeated="10"/>
        </table:table-row>
        <table:table-row table:style-name="ro1">
          <table:table-cell office:value-type="float" office:value="103.476" calcext:value-type="float">
            <text:p>103,476</text:p>
          </table:table-cell>
          <table:table-cell office:value-type="float" office:value="56.15" calcext:value-type="float">
            <text:p>56,15</text:p>
          </table:table-cell>
          <table:table-cell/>
          <table:table-cell office:value-type="float" office:value="961.491" calcext:value-type="float">
            <text:p>961,491</text:p>
          </table:table-cell>
          <table:table-cell office:value-type="float" office:value="906.668" calcext:value-type="float">
            <text:p>906,668</text:p>
          </table:table-cell>
          <table:table-cell table:number-columns-repeated="10"/>
        </table:table-row>
        <table:table-row table:style-name="ro1">
          <table:table-cell office:value-type="float" office:value="101.137" calcext:value-type="float">
            <text:p>101,137</text:p>
          </table:table-cell>
          <table:table-cell office:value-type="float" office:value="56.143" calcext:value-type="float">
            <text:p>56,143</text:p>
          </table:table-cell>
          <table:table-cell/>
          <table:table-cell office:value-type="float" office:value="964.808" calcext:value-type="float">
            <text:p>964,808</text:p>
          </table:table-cell>
          <table:table-cell office:value-type="float" office:value="906.438" calcext:value-type="float">
            <text:p>906,438</text:p>
          </table:table-cell>
          <table:table-cell table:number-columns-repeated="10"/>
        </table:table-row>
        <table:table-row table:style-name="ro1">
          <table:table-cell office:value-type="float" office:value="130.894" calcext:value-type="float">
            <text:p>130,894</text:p>
          </table:table-cell>
          <table:table-cell office:value-type="float" office:value="56.139" calcext:value-type="float">
            <text:p>56,139</text:p>
          </table:table-cell>
          <table:table-cell/>
          <table:table-cell office:value-type="float" office:value="1020.096" calcext:value-type="float">
            <text:p>1020,096</text:p>
          </table:table-cell>
          <table:table-cell office:value-type="float" office:value="905.768" calcext:value-type="float">
            <text:p>905,768</text:p>
          </table:table-cell>
          <table:table-cell table:number-columns-repeated="10"/>
        </table:table-row>
        <table:table-row table:style-name="ro1">
          <table:table-cell office:value-type="float" office:value="160.658" calcext:value-type="float">
            <text:p>160,658</text:p>
          </table:table-cell>
          <table:table-cell office:value-type="float" office:value="56.123" calcext:value-type="float">
            <text:p>56,123</text:p>
          </table:table-cell>
          <table:table-cell/>
          <table:table-cell office:value-type="float" office:value="1069.366" calcext:value-type="float">
            <text:p>1069,366</text:p>
          </table:table-cell>
          <table:table-cell office:value-type="float" office:value="904.493" calcext:value-type="float">
            <text:p>904,493</text:p>
          </table:table-cell>
          <table:table-cell table:number-columns-repeated="10"/>
        </table:table-row>
        <table:table-row table:style-name="ro1">
          <table:table-cell office:value-type="float" office:value="101.163" calcext:value-type="float">
            <text:p>101,163</text:p>
          </table:table-cell>
          <table:table-cell office:value-type="float" office:value="56.107" calcext:value-type="float">
            <text:p>56,107</text:p>
          </table:table-cell>
          <table:table-cell/>
          <table:table-cell office:value-type="float" office:value="973.765" calcext:value-type="float">
            <text:p>973,765</text:p>
          </table:table-cell>
          <table:table-cell office:value-type="float" office:value="904.279" calcext:value-type="float">
            <text:p>904,279</text:p>
          </table:table-cell>
          <table:table-cell table:number-columns-repeated="10"/>
        </table:table-row>
        <table:table-row table:style-name="ro1">
          <table:table-cell office:value-type="float" office:value="100.745" calcext:value-type="float">
            <text:p>100,745</text:p>
          </table:table-cell>
          <table:table-cell office:value-type="float" office:value="55.964" calcext:value-type="float">
            <text:p>55,964</text:p>
          </table:table-cell>
          <table:table-cell/>
          <table:table-cell office:value-type="float" office:value="1286.459" calcext:value-type="float">
            <text:p>1286,459</text:p>
          </table:table-cell>
          <table:table-cell office:value-type="float" office:value="903.645" calcext:value-type="float">
            <text:p>903,645</text:p>
          </table:table-cell>
          <table:table-cell table:number-columns-repeated="10"/>
        </table:table-row>
        <table:table-row table:style-name="ro1">
          <table:table-cell office:value-type="float" office:value="103.18" calcext:value-type="float">
            <text:p>103,18</text:p>
          </table:table-cell>
          <table:table-cell office:value-type="float" office:value="52.509" calcext:value-type="float">
            <text:p>52,509</text:p>
          </table:table-cell>
          <table:table-cell/>
          <table:table-cell office:value-type="float" office:value="1038.431" calcext:value-type="float">
            <text:p>1038,431</text:p>
          </table:table-cell>
          <table:table-cell office:value-type="float" office:value="903.492" calcext:value-type="float">
            <text:p>903,492</text:p>
          </table:table-cell>
          <table:table-cell table:number-columns-repeated="10"/>
        </table:table-row>
        <table:table-row table:style-name="ro1">
          <table:table-cell office:value-type="float" office:value="105.403" calcext:value-type="float">
            <text:p>105,403</text:p>
          </table:table-cell>
          <table:table-cell office:value-type="float" office:value="52.501" calcext:value-type="float">
            <text:p>52,501</text:p>
          </table:table-cell>
          <table:table-cell/>
          <table:table-cell office:value-type="float" office:value="963.359" calcext:value-type="float">
            <text:p>963,359</text:p>
          </table:table-cell>
          <table:table-cell office:value-type="float" office:value="903.457" calcext:value-type="float">
            <text:p>903,457</text:p>
          </table:table-cell>
          <table:table-cell table:number-columns-repeated="10"/>
        </table:table-row>
        <table:table-row table:style-name="ro1">
          <table:table-cell office:value-type="float" office:value="508.289" calcext:value-type="float">
            <text:p>508,289</text:p>
          </table:table-cell>
          <table:table-cell office:value-type="float" office:value="52.491" calcext:value-type="float">
            <text:p>52,491</text:p>
          </table:table-cell>
          <table:table-cell/>
          <table:table-cell office:value-type="float" office:value="960.07" calcext:value-type="float">
            <text:p>960,07</text:p>
          </table:table-cell>
          <table:table-cell office:value-type="float" office:value="903.409" calcext:value-type="float">
            <text:p>903,409</text:p>
          </table:table-cell>
          <table:table-cell table:number-columns-repeated="10"/>
        </table:table-row>
        <table:table-row table:style-name="ro1">
          <table:table-cell office:value-type="float" office:value="99.006" calcext:value-type="float">
            <text:p>99,006</text:p>
          </table:table-cell>
          <table:table-cell office:value-type="float" office:value="52.486" calcext:value-type="float">
            <text:p>52,486</text:p>
          </table:table-cell>
          <table:table-cell/>
          <table:table-cell office:value-type="float" office:value="1075.297" calcext:value-type="float">
            <text:p>1075,297</text:p>
          </table:table-cell>
          <table:table-cell office:value-type="float" office:value="902.619" calcext:value-type="float">
            <text:p>902,619</text:p>
          </table:table-cell>
          <table:table-cell table:number-columns-repeated="10"/>
        </table:table-row>
        <table:table-row table:style-name="ro1">
          <table:table-cell office:value-type="float" office:value="102.323" calcext:value-type="float">
            <text:p>102,323</text:p>
          </table:table-cell>
          <table:table-cell office:value-type="float" office:value="52.459" calcext:value-type="float">
            <text:p>52,459</text:p>
          </table:table-cell>
          <table:table-cell/>
          <table:table-cell office:value-type="float" office:value="1105.626" calcext:value-type="float">
            <text:p>1105,626</text:p>
          </table:table-cell>
          <table:table-cell office:value-type="float" office:value="902.453" calcext:value-type="float">
            <text:p>902,453</text:p>
          </table:table-cell>
          <table:table-cell table:number-columns-repeated="10"/>
        </table:table-row>
        <table:table-row table:style-name="ro1">
          <table:table-cell office:value-type="float" office:value="102.593" calcext:value-type="float">
            <text:p>102,593</text:p>
          </table:table-cell>
          <table:table-cell office:value-type="float" office:value="52.415" calcext:value-type="float">
            <text:p>52,415</text:p>
          </table:table-cell>
          <table:table-cell/>
          <table:table-cell office:value-type="float" office:value="961.916" calcext:value-type="float">
            <text:p>961,916</text:p>
          </table:table-cell>
          <table:table-cell office:value-type="float" office:value="902.238" calcext:value-type="float">
            <text:p>902,238</text:p>
          </table:table-cell>
          <table:table-cell table:number-columns-repeated="10"/>
        </table:table-row>
        <table:table-row table:style-name="ro1">
          <table:table-cell office:value-type="float" office:value="101.411" calcext:value-type="float">
            <text:p>101,411</text:p>
          </table:table-cell>
          <table:table-cell office:value-type="float" office:value="52.404" calcext:value-type="float">
            <text:p>52,404</text:p>
          </table:table-cell>
          <table:table-cell/>
          <table:table-cell office:value-type="float" office:value="1057.843" calcext:value-type="float">
            <text:p>1057,843</text:p>
          </table:table-cell>
          <table:table-cell office:value-type="float" office:value="899.614" calcext:value-type="float">
            <text:p>899,614</text:p>
          </table:table-cell>
          <table:table-cell table:number-columns-repeated="10"/>
        </table:table-row>
        <table:table-row table:style-name="ro1">
          <table:table-cell office:value-type="float" office:value="99.258" calcext:value-type="float">
            <text:p>99,258</text:p>
          </table:table-cell>
          <table:table-cell office:value-type="float" office:value="52.393" calcext:value-type="float">
            <text:p>52,393</text:p>
          </table:table-cell>
          <table:table-cell/>
          <table:table-cell office:value-type="float" office:value="989.906" calcext:value-type="float">
            <text:p>989,906</text:p>
          </table:table-cell>
          <table:table-cell office:value-type="float" office:value="899.196" calcext:value-type="float">
            <text:p>899,196</text:p>
          </table:table-cell>
          <table:table-cell table:number-columns-repeated="10"/>
        </table:table-row>
        <table:table-row table:style-name="ro1">
          <table:table-cell office:value-type="float" office:value="248.249" calcext:value-type="float">
            <text:p>248,249</text:p>
          </table:table-cell>
          <table:table-cell office:value-type="float" office:value="52.359" calcext:value-type="float">
            <text:p>52,359</text:p>
          </table:table-cell>
          <table:table-cell/>
          <table:table-cell office:value-type="float" office:value="1369.843" calcext:value-type="float">
            <text:p>1369,843</text:p>
          </table:table-cell>
          <table:table-cell office:value-type="float" office:value="898.823" calcext:value-type="float">
            <text:p>898,823</text:p>
          </table:table-cell>
          <table:table-cell table:number-columns-repeated="10"/>
        </table:table-row>
        <table:table-row table:style-name="ro1">
          <table:table-cell office:value-type="float" office:value="344.137" calcext:value-type="float">
            <text:p>344,137</text:p>
          </table:table-cell>
          <table:table-cell office:value-type="float" office:value="52.357" calcext:value-type="float">
            <text:p>52,357</text:p>
          </table:table-cell>
          <table:table-cell/>
          <table:table-cell office:value-type="float" office:value="1075.496" calcext:value-type="float">
            <text:p>1075,496</text:p>
          </table:table-cell>
          <table:table-cell office:value-type="float" office:value="898.337" calcext:value-type="float">
            <text:p>898,337</text:p>
          </table:table-cell>
          <table:table-cell table:number-columns-repeated="10"/>
        </table:table-row>
        <table:table-row table:style-name="ro1">
          <table:table-cell office:value-type="float" office:value="100.68" calcext:value-type="float">
            <text:p>100,68</text:p>
          </table:table-cell>
          <table:table-cell office:value-type="float" office:value="52.341" calcext:value-type="float">
            <text:p>52,341</text:p>
          </table:table-cell>
          <table:table-cell/>
          <table:table-cell office:value-type="float" office:value="942.694" calcext:value-type="float">
            <text:p>942,694</text:p>
          </table:table-cell>
          <table:table-cell office:value-type="float" office:value="897.003" calcext:value-type="float">
            <text:p>897,003</text:p>
          </table:table-cell>
          <table:table-cell table:number-columns-repeated="10"/>
        </table:table-row>
        <table:table-row table:style-name="ro1">
          <table:table-cell office:value-type="float" office:value="101.342" calcext:value-type="float">
            <text:p>101,342</text:p>
          </table:table-cell>
          <table:table-cell office:value-type="float" office:value="52.322" calcext:value-type="float">
            <text:p>52,322</text:p>
          </table:table-cell>
          <table:table-cell/>
          <table:table-cell office:value-type="float" office:value="954.236" calcext:value-type="float">
            <text:p>954,236</text:p>
          </table:table-cell>
          <table:table-cell office:value-type="float" office:value="896.601" calcext:value-type="float">
            <text:p>896,601</text:p>
          </table:table-cell>
          <table:table-cell table:number-columns-repeated="10"/>
        </table:table-row>
        <table:table-row table:style-name="ro1">
          <table:table-cell office:value-type="float" office:value="275.817" calcext:value-type="float">
            <text:p>275,817</text:p>
          </table:table-cell>
          <table:table-cell office:value-type="float" office:value="52.32" calcext:value-type="float">
            <text:p>52,32</text:p>
          </table:table-cell>
          <table:table-cell/>
          <table:table-cell office:value-type="float" office:value="946.472" calcext:value-type="float">
            <text:p>946,472</text:p>
          </table:table-cell>
          <table:table-cell office:value-type="float" office:value="896.01" calcext:value-type="float">
            <text:p>896,01</text:p>
          </table:table-cell>
          <table:table-cell table:number-columns-repeated="10"/>
        </table:table-row>
        <table:table-row table:style-name="ro1">
          <table:table-cell office:value-type="float" office:value="100.697" calcext:value-type="float">
            <text:p>100,697</text:p>
          </table:table-cell>
          <table:table-cell office:value-type="float" office:value="52.295" calcext:value-type="float">
            <text:p>52,295</text:p>
          </table:table-cell>
          <table:table-cell/>
          <table:table-cell office:value-type="float" office:value="941.986" calcext:value-type="float">
            <text:p>941,986</text:p>
          </table:table-cell>
          <table:table-cell office:value-type="float" office:value="895.6" calcext:value-type="float">
            <text:p>895,6</text:p>
          </table:table-cell>
          <table:table-cell table:number-columns-repeated="10"/>
        </table:table-row>
        <table:table-row table:style-name="ro1">
          <table:table-cell office:value-type="float" office:value="98.776" calcext:value-type="float">
            <text:p>98,776</text:p>
          </table:table-cell>
          <table:table-cell office:value-type="float" office:value="52.231" calcext:value-type="float">
            <text:p>52,231</text:p>
          </table:table-cell>
          <table:table-cell/>
          <table:table-cell office:value-type="float" office:value="941.73" calcext:value-type="float">
            <text:p>941,73</text:p>
          </table:table-cell>
          <table:table-cell office:value-type="float" office:value="895.512" calcext:value-type="float">
            <text:p>895,512</text:p>
          </table:table-cell>
          <table:table-cell table:number-columns-repeated="10"/>
        </table:table-row>
        <table:table-row table:style-name="ro1">
          <table:table-cell office:value-type="float" office:value="98.106" calcext:value-type="float">
            <text:p>98,106</text:p>
          </table:table-cell>
          <table:table-cell office:value-type="float" office:value="52.226" calcext:value-type="float">
            <text:p>52,226</text:p>
          </table:table-cell>
          <table:table-cell/>
          <table:table-cell office:value-type="float" office:value="942.328" calcext:value-type="float">
            <text:p>942,328</text:p>
          </table:table-cell>
          <table:table-cell office:value-type="float" office:value="895.402" calcext:value-type="float">
            <text:p>895,402</text:p>
          </table:table-cell>
          <table:table-cell table:number-columns-repeated="10"/>
        </table:table-row>
        <table:table-row table:style-name="ro1">
          <table:table-cell office:value-type="float" office:value="97.551" calcext:value-type="float">
            <text:p>97,551</text:p>
          </table:table-cell>
          <table:table-cell office:value-type="float" office:value="52.221" calcext:value-type="float">
            <text:p>52,221</text:p>
          </table:table-cell>
          <table:table-cell/>
          <table:table-cell office:value-type="float" office:value="947.837" calcext:value-type="float">
            <text:p>947,837</text:p>
          </table:table-cell>
          <table:table-cell office:value-type="float" office:value="895.354" calcext:value-type="float">
            <text:p>895,354</text:p>
          </table:table-cell>
          <table:table-cell table:number-columns-repeated="10"/>
        </table:table-row>
        <table:table-row table:style-name="ro1">
          <table:table-cell office:value-type="float" office:value="115.954" calcext:value-type="float">
            <text:p>115,954</text:p>
          </table:table-cell>
          <table:table-cell office:value-type="float" office:value="52.191" calcext:value-type="float">
            <text:p>52,191</text:p>
          </table:table-cell>
          <table:table-cell/>
          <table:table-cell office:value-type="float" office:value="978.16" calcext:value-type="float">
            <text:p>978,16</text:p>
          </table:table-cell>
          <table:table-cell office:value-type="float" office:value="895.234" calcext:value-type="float">
            <text:p>895,234</text:p>
          </table:table-cell>
          <table:table-cell table:number-columns-repeated="10"/>
        </table:table-row>
        <table:table-row table:style-name="ro1">
          <table:table-cell office:value-type="float" office:value="102.049" calcext:value-type="float">
            <text:p>102,049</text:p>
          </table:table-cell>
          <table:table-cell office:value-type="float" office:value="52.187" calcext:value-type="float">
            <text:p>52,187</text:p>
          </table:table-cell>
          <table:table-cell/>
          <table:table-cell office:value-type="float" office:value="1016.959" calcext:value-type="float">
            <text:p>1016,959</text:p>
          </table:table-cell>
          <table:table-cell office:value-type="float" office:value="895.167" calcext:value-type="float">
            <text:p>895,167</text:p>
          </table:table-cell>
          <table:table-cell table:number-columns-repeated="10"/>
        </table:table-row>
        <table:table-row table:style-name="ro1">
          <table:table-cell office:value-type="float" office:value="99.621" calcext:value-type="float">
            <text:p>99,621</text:p>
          </table:table-cell>
          <table:table-cell office:value-type="float" office:value="52.164" calcext:value-type="float">
            <text:p>52,164</text:p>
          </table:table-cell>
          <table:table-cell/>
          <table:table-cell office:value-type="float" office:value="941.699" calcext:value-type="float">
            <text:p>941,699</text:p>
          </table:table-cell>
          <table:table-cell office:value-type="float" office:value="894.885" calcext:value-type="float">
            <text:p>894,885</text:p>
          </table:table-cell>
          <table:table-cell table:number-columns-repeated="10"/>
        </table:table-row>
        <table:table-row table:style-name="ro1">
          <table:table-cell office:value-type="float" office:value="356.104" calcext:value-type="float">
            <text:p>356,104</text:p>
          </table:table-cell>
          <table:table-cell office:value-type="float" office:value="52.148" calcext:value-type="float">
            <text:p>52,148</text:p>
          </table:table-cell>
          <table:table-cell/>
          <table:table-cell office:value-type="float" office:value="941.915" calcext:value-type="float">
            <text:p>941,915</text:p>
          </table:table-cell>
          <table:table-cell office:value-type="float" office:value="894.771" calcext:value-type="float">
            <text:p>894,771</text:p>
          </table:table-cell>
          <table:table-cell table:number-columns-repeated="10"/>
        </table:table-row>
        <table:table-row table:style-name="ro1">
          <table:table-cell office:value-type="float" office:value="100.972" calcext:value-type="float">
            <text:p>100,972</text:p>
          </table:table-cell>
          <table:table-cell office:value-type="float" office:value="51.995" calcext:value-type="float">
            <text:p>51,995</text:p>
          </table:table-cell>
          <table:table-cell/>
          <table:table-cell office:value-type="float" office:value="1152.236" calcext:value-type="float">
            <text:p>1152,236</text:p>
          </table:table-cell>
          <table:table-cell office:value-type="float" office:value="894.335" calcext:value-type="float">
            <text:p>894,335</text:p>
          </table:table-cell>
          <table:table-cell table:number-columns-repeated="10"/>
        </table:table-row>
        <table:table-row table:style-name="ro1">
          <table:table-cell office:value-type="float" office:value="339.719" calcext:value-type="float">
            <text:p>339,719</text:p>
          </table:table-cell>
          <table:table-cell office:value-type="float" office:value="48.477" calcext:value-type="float">
            <text:p>48,477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894.288" calcext:value-type="float">
            <text:p>894,288</text:p>
          </table:table-cell>
          <table:table-cell table:number-columns-repeated="10"/>
        </table:table-row>
        <table:table-row table:style-name="ro1">
          <table:table-cell office:value-type="float" office:value="1847.298" calcext:value-type="float">
            <text:p>1847,298</text:p>
          </table:table-cell>
          <table:table-cell office:value-type="float" office:value="48.348" calcext:value-type="float">
            <text:p>48,348</text:p>
          </table:table-cell>
          <table:table-cell/>
          <table:table-cell office:value-type="float" office:value="1085.673" calcext:value-type="float">
            <text:p>1085,673</text:p>
          </table:table-cell>
          <table:table-cell office:value-type="float" office:value="894.191" calcext:value-type="float">
            <text:p>894,191</text:p>
          </table:table-cell>
          <table:table-cell table:number-columns-repeated="10"/>
        </table:table-row>
        <table:table-row table:style-name="ro1">
          <table:table-cell office:value-type="float" office:value="274.689" calcext:value-type="float">
            <text:p>274,689</text:p>
          </table:table-cell>
          <table:table-cell office:value-type="float" office:value="48.273" calcext:value-type="float">
            <text:p>48,273</text:p>
          </table:table-cell>
          <table:table-cell/>
          <table:table-cell office:value-type="float" office:value="939.868" calcext:value-type="float">
            <text:p>939,868</text:p>
          </table:table-cell>
          <table:table-cell office:value-type="float" office:value="892.979" calcext:value-type="float">
            <text:p>892,979</text:p>
          </table:table-cell>
          <table:table-cell table:number-columns-repeated="10"/>
        </table:table-row>
        <table:table-row table:style-name="ro1">
          <table:table-cell office:value-type="float" office:value="101.812" calcext:value-type="float">
            <text:p>101,812</text:p>
          </table:table-cell>
          <table:table-cell office:value-type="float" office:value="48.272" calcext:value-type="float">
            <text:p>48,272</text:p>
          </table:table-cell>
          <table:table-cell/>
          <table:table-cell office:value-type="float" office:value="997.621" calcext:value-type="float">
            <text:p>997,621</text:p>
          </table:table-cell>
          <table:table-cell office:value-type="float" office:value="892.874" calcext:value-type="float">
            <text:p>892,874</text:p>
          </table:table-cell>
          <table:table-cell table:number-columns-repeated="10"/>
        </table:table-row>
        <table:table-row table:style-name="ro1">
          <table:table-cell office:value-type="float" office:value="95.299" calcext:value-type="float">
            <text:p>95,299</text:p>
          </table:table-cell>
          <table:table-cell office:value-type="float" office:value="48.162" calcext:value-type="float">
            <text:p>48,162</text:p>
          </table:table-cell>
          <table:table-cell/>
          <table:table-cell office:value-type="float" office:value="939.368" calcext:value-type="float">
            <text:p>939,368</text:p>
          </table:table-cell>
          <table:table-cell office:value-type="float" office:value="892.773" calcext:value-type="float">
            <text:p>892,773</text:p>
          </table:table-cell>
          <table:table-cell table:number-columns-repeated="10"/>
        </table:table-row>
        <table:table-row table:style-name="ro1">
          <table:table-cell office:value-type="float" office:value="98.214" calcext:value-type="float">
            <text:p>98,214</text:p>
          </table:table-cell>
          <table:table-cell office:value-type="float" office:value="48.136" calcext:value-type="float">
            <text:p>48,136</text:p>
          </table:table-cell>
          <table:table-cell/>
          <table:table-cell office:value-type="float" office:value="1057.508" calcext:value-type="float">
            <text:p>1057,508</text:p>
          </table:table-cell>
          <table:table-cell office:value-type="float" office:value="890.95" calcext:value-type="float">
            <text:p>890,95</text:p>
          </table:table-cell>
          <table:table-cell table:number-columns-repeated="10"/>
        </table:table-row>
        <table:table-row table:style-name="ro1">
          <table:table-cell office:value-type="float" office:value="1745.454" calcext:value-type="float">
            <text:p>1745,454</text:p>
          </table:table-cell>
          <table:table-cell office:value-type="float" office:value="44.306" calcext:value-type="float">
            <text:p>44,306</text:p>
          </table:table-cell>
          <table:table-cell/>
          <table:table-cell office:value-type="float" office:value="937.813" calcext:value-type="float">
            <text:p>937,813</text:p>
          </table:table-cell>
          <table:table-cell office:value-type="float" office:value="890.738" calcext:value-type="float">
            <text:p>890,738</text:p>
          </table:table-cell>
          <table:table-cell table:number-columns-repeated="10"/>
        </table:table-row>
        <table:table-row table:style-name="ro1">
          <table:table-cell office:value-type="float" office:value="521.309" calcext:value-type="float">
            <text:p>521,309</text:p>
          </table:table-cell>
          <table:table-cell office:value-type="float" office:value="44.259" calcext:value-type="float">
            <text:p>44,259</text:p>
          </table:table-cell>
          <table:table-cell/>
          <table:table-cell office:value-type="float" office:value="962.998" calcext:value-type="float">
            <text:p>962,998</text:p>
          </table:table-cell>
          <table:table-cell office:value-type="float" office:value="890.674" calcext:value-type="float">
            <text:p>890,674</text:p>
          </table:table-cell>
          <table:table-cell table:number-columns-repeated="10"/>
        </table:table-row>
        <table:table-row table:style-name="ro1">
          <table:table-cell office:value-type="float" office:value="96.336" calcext:value-type="float">
            <text:p>96,336</text:p>
          </table:table-cell>
          <table:table-cell office:value-type="float" office:value="44.012" calcext:value-type="float">
            <text:p>44,012</text:p>
          </table:table-cell>
          <table:table-cell/>
          <table:table-cell office:value-type="float" office:value="939.378" calcext:value-type="float">
            <text:p>939,378</text:p>
          </table:table-cell>
          <table:table-cell office:value-type="float" office:value="888.62" calcext:value-type="float">
            <text:p>888,62</text:p>
          </table:table-cell>
          <table:table-cell table:number-columns-repeated="10"/>
        </table:table-row>
      </table:table>
      <table:table table:name="GO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46.186" calcext:value-type="float">
            <text:p>146,186</text:p>
          </table:table-cell>
          <table:table-cell office:value-type="float" office:value="60.751" calcext:value-type="float">
            <text:p>60,751</text:p>
          </table:table-cell>
          <table:table-cell/>
          <table:table-cell office:value-type="float" office:value="559.204" calcext:value-type="float">
            <text:p>559,204</text:p>
          </table:table-cell>
          <table:table-cell office:value-type="float" office:value="514.289" calcext:value-type="float">
            <text:p>514,289</text:p>
          </table:table-cell>
          <table:table-cell/>
          <table:table-cell office:value-type="float" office:value="4916.375" calcext:value-type="float">
            <text:p>4916,375</text:p>
          </table:table-cell>
          <table:table-cell office:value-type="float" office:value="4841.879" calcext:value-type="float">
            <text:p>4841,879</text:p>
          </table:table-cell>
          <table:table-cell table:number-columns-repeated="5"/>
          <table:table-cell table:formula="of:=['GO-512MB'.N7]-['GO-512MB'.$L7]" office:value-type="float" office:value="2.28440000000002" calcext:value-type="float">
            <text:p>2,2844</text:p>
          </table:table-cell>
          <table:table-cell table:formula="of:=['GO-512MB'.O7]-['GO-512MB'.$L7]" office:value-type="float" office:value="34.5884" calcext:value-type="float">
            <text:p>34,5884</text:p>
          </table:table-cell>
        </table:table-row>
        <table:table-row table:style-name="ro1">
          <table:table-cell office:value-type="float" office:value="101.218" calcext:value-type="float">
            <text:p>101,218</text:p>
          </table:table-cell>
          <table:table-cell office:value-type="float" office:value="56.676" calcext:value-type="float">
            <text:p>56,676</text:p>
          </table:table-cell>
          <table:table-cell/>
          <table:table-cell office:value-type="float" office:value="791.02" calcext:value-type="float">
            <text:p>791,02</text:p>
          </table:table-cell>
          <table:table-cell office:value-type="float" office:value="510.607" calcext:value-type="float">
            <text:p>510,607</text:p>
          </table:table-cell>
          <table:table-cell/>
          <table:table-cell office:value-type="float" office:value="4883.098" calcext:value-type="float">
            <text:p>4883,098</text:p>
          </table:table-cell>
          <table:table-cell office:value-type="float" office:value="4839.406" calcext:value-type="float">
            <text:p>4839,406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03.741" calcext:value-type="float">
            <text:p>103,741</text:p>
          </table:table-cell>
          <table:table-cell office:value-type="float" office:value="56.613" calcext:value-type="float">
            <text:p>56,613</text:p>
          </table:table-cell>
          <table:table-cell/>
          <table:table-cell office:value-type="float" office:value="558.198" calcext:value-type="float">
            <text:p>558,198</text:p>
          </table:table-cell>
          <table:table-cell office:value-type="float" office:value="505.977" calcext:value-type="float">
            <text:p>505,977</text:p>
          </table:table-cell>
          <table:table-cell/>
          <table:table-cell office:value-type="float" office:value="4877.715" calcext:value-type="float">
            <text:p>4877,715</text:p>
          </table:table-cell>
          <table:table-cell office:value-type="float" office:value="4834.777" calcext:value-type="float">
            <text:p>4834,77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GO-512MB'.$B$20:.$B$210])" office:value-type="float" office:value="26.1626" calcext:value-type="float">
            <text:p>26,1626</text:p>
          </table:table-cell>
          <table:table-cell table:formula="of:=STDEV(['GO-512MB'.$B$20:.$B$210])" office:value-type="float" office:value="9.7177581599023" calcext:value-type="float">
            <text:p>9,7177581599</text:p>
          </table:table-cell>
          <table:table-cell table:formula="of:=MIN(['GO-512MB'.$B$5:.$B$104])" office:value-type="float" office:value="28.447" calcext:value-type="float">
            <text:p>28,447</text:p>
          </table:table-cell>
          <table:table-cell table:formula="of:=MAX(['GO-512MB'.$B$5:.$B$104])" office:value-type="float" office:value="60.751" calcext:value-type="float">
            <text:p>60,751</text:p>
          </table:table-cell>
        </table:table-row>
        <table:table-row table:style-name="ro1">
          <table:table-cell office:value-type="float" office:value="100.457" calcext:value-type="float">
            <text:p>100,457</text:p>
          </table:table-cell>
          <table:table-cell office:value-type="float" office:value="52.536" calcext:value-type="float">
            <text:p>52,536</text:p>
          </table:table-cell>
          <table:table-cell/>
          <table:table-cell office:value-type="float" office:value="544.515" calcext:value-type="float">
            <text:p>544,515</text:p>
          </table:table-cell>
          <table:table-cell office:value-type="float" office:value="499.713" calcext:value-type="float">
            <text:p>499,713</text:p>
          </table:table-cell>
          <table:table-cell/>
          <table:table-cell office:value-type="float" office:value="4877.779" calcext:value-type="float">
            <text:p>4877,779</text:p>
          </table:table-cell>
          <table:table-cell office:value-type="float" office:value="4832.028" calcext:value-type="float">
            <text:p>4832,02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GO-512MB'.$E$14:.$E$210])" office:value-type="float" office:value="460.581842931937" calcext:value-type="float">
            <text:p>460,5818429319</text:p>
          </table:table-cell>
          <table:table-cell table:formula="of:=STDEV(['GO-512MB'.$E$14:.$E$210])" office:value-type="float" office:value="10.3757647224289" calcext:value-type="float">
            <text:p>10,3757647224</text:p>
          </table:table-cell>
          <table:table-cell table:formula="of:=MIN(['GO-512MB'.$E$5:.$E$104])" office:value-type="float" office:value="458.486" calcext:value-type="float">
            <text:p>458,486</text:p>
          </table:table-cell>
          <table:table-cell table:formula="of:=MAX(['GO-512MB'.$E$5:.$E$104])" office:value-type="float" office:value="514.289" calcext:value-type="float">
            <text:p>514,289</text:p>
          </table:table-cell>
        </table:table-row>
        <table:table-row table:style-name="ro1">
          <table:table-cell office:value-type="float" office:value="98.443" calcext:value-type="float">
            <text:p>98,443</text:p>
          </table:table-cell>
          <table:table-cell office:value-type="float" office:value="52.494" calcext:value-type="float">
            <text:p>52,494</text:p>
          </table:table-cell>
          <table:table-cell/>
          <table:table-cell office:value-type="float" office:value="542.566" calcext:value-type="float">
            <text:p>542,566</text:p>
          </table:table-cell>
          <table:table-cell office:value-type="float" office:value="498.868" calcext:value-type="float">
            <text:p>498,868</text:p>
          </table:table-cell>
          <table:table-cell/>
          <table:table-cell office:value-type="float" office:value="4888.545" calcext:value-type="float">
            <text:p>4888,545</text:p>
          </table:table-cell>
          <table:table-cell office:value-type="float" office:value="4824.053" calcext:value-type="float">
            <text:p>4824,05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O-512MB'.$H$5:.$H$210])" office:value-type="float" office:value="4752.72801" calcext:value-type="float">
            <text:p>4752,72801</text:p>
          </table:table-cell>
          <table:table-cell table:formula="of:=STDEV(['GO-512MB'.$H$5:.$H$210])" office:value-type="float" office:value="31.1350855434652" calcext:value-type="float">
            <text:p>31,1350855435</text:p>
          </table:table-cell>
          <table:table-cell table:formula="of:=MIN(['GO-512MB'.$H$5:.$H$104])" office:value-type="float" office:value="4750.023" calcext:value-type="float">
            <text:p>4750,023</text:p>
          </table:table-cell>
          <table:table-cell table:formula="of:=MAX(['GO-512MB'.$H$5:.$H$104])" office:value-type="float" office:value="4841.879" calcext:value-type="float">
            <text:p>4841,879</text:p>
          </table:table-cell>
        </table:table-row>
        <table:table-row table:style-name="ro1">
          <table:table-cell office:value-type="float" office:value="99.251" calcext:value-type="float">
            <text:p>99,251</text:p>
          </table:table-cell>
          <table:table-cell office:value-type="float" office:value="52.493" calcext:value-type="float">
            <text:p>52,493</text:p>
          </table:table-cell>
          <table:table-cell/>
          <table:table-cell office:value-type="float" office:value="543.15" calcext:value-type="float">
            <text:p>543,15</text:p>
          </table:table-cell>
          <table:table-cell office:value-type="float" office:value="497.599" calcext:value-type="float">
            <text:p>497,599</text:p>
          </table:table-cell>
          <table:table-cell/>
          <table:table-cell office:value-type="float" office:value="5141.521" calcext:value-type="float">
            <text:p>5141,521</text:p>
          </table:table-cell>
          <table:table-cell office:value-type="float" office:value="4822.539" calcext:value-type="float">
            <text:p>4822,539</text:p>
          </table:table-cell>
          <table:table-cell table:number-columns-repeated="7"/>
        </table:table-row>
        <table:table-row table:style-name="ro1">
          <table:table-cell office:value-type="float" office:value="99.009" calcext:value-type="float">
            <text:p>99,009</text:p>
          </table:table-cell>
          <table:table-cell office:value-type="float" office:value="52.424" calcext:value-type="float">
            <text:p>52,424</text:p>
          </table:table-cell>
          <table:table-cell/>
          <table:table-cell office:value-type="float" office:value="541.328" calcext:value-type="float">
            <text:p>541,328</text:p>
          </table:table-cell>
          <table:table-cell office:value-type="float" office:value="497.516" calcext:value-type="float">
            <text:p>497,516</text:p>
          </table:table-cell>
          <table:table-cell/>
          <table:table-cell office:value-type="float" office:value="4881.513" calcext:value-type="float">
            <text:p>4881,513</text:p>
          </table:table-cell>
          <table:table-cell office:value-type="float" office:value="4822.532" calcext:value-type="float">
            <text:p>4822,532</text:p>
          </table:table-cell>
          <table:table-cell table:number-columns-repeated="7"/>
        </table:table-row>
        <table:table-row table:style-name="ro1">
          <table:table-cell office:value-type="float" office:value="99.302" calcext:value-type="float">
            <text:p>99,302</text:p>
          </table:table-cell>
          <table:table-cell office:value-type="float" office:value="52.413" calcext:value-type="float">
            <text:p>52,413</text:p>
          </table:table-cell>
          <table:table-cell/>
          <table:table-cell office:value-type="float" office:value="544.973" calcext:value-type="float">
            <text:p>544,973</text:p>
          </table:table-cell>
          <table:table-cell office:value-type="float" office:value="492.708" calcext:value-type="float">
            <text:p>492,708</text:p>
          </table:table-cell>
          <table:table-cell/>
          <table:table-cell office:value-type="float" office:value="5036.134" calcext:value-type="float">
            <text:p>5036,134</text:p>
          </table:table-cell>
          <table:table-cell office:value-type="float" office:value="4815.458" calcext:value-type="float">
            <text:p>4815,458</text:p>
          </table:table-cell>
          <table:table-cell table:number-columns-repeated="7"/>
        </table:table-row>
        <table:table-row table:style-name="ro1">
          <table:table-cell office:value-type="float" office:value="98.308" calcext:value-type="float">
            <text:p>98,308</text:p>
          </table:table-cell>
          <table:table-cell office:value-type="float" office:value="52.381" calcext:value-type="float">
            <text:p>52,381</text:p>
          </table:table-cell>
          <table:table-cell/>
          <table:table-cell office:value-type="float" office:value="542.723" calcext:value-type="float">
            <text:p>542,723</text:p>
          </table:table-cell>
          <table:table-cell office:value-type="float" office:value="491.968" calcext:value-type="float">
            <text:p>491,968</text:p>
          </table:table-cell>
          <table:table-cell/>
          <table:table-cell office:value-type="float" office:value="4862.414" calcext:value-type="float">
            <text:p>4862,414</text:p>
          </table:table-cell>
          <table:table-cell office:value-type="float" office:value="4815.199" calcext:value-type="float">
            <text:p>4815,199</text:p>
          </table:table-cell>
          <table:table-cell table:number-columns-repeated="7"/>
        </table:table-row>
        <table:table-row table:style-name="ro1">
          <table:table-cell office:value-type="float" office:value="98.434" calcext:value-type="float">
            <text:p>98,434</text:p>
          </table:table-cell>
          <table:table-cell office:value-type="float" office:value="51.179" calcext:value-type="float">
            <text:p>51,179</text:p>
          </table:table-cell>
          <table:table-cell/>
          <table:table-cell office:value-type="float" office:value="546.856" calcext:value-type="float">
            <text:p>546,856</text:p>
          </table:table-cell>
          <table:table-cell office:value-type="float" office:value="484.338" calcext:value-type="float">
            <text:p>484,338</text:p>
          </table:table-cell>
          <table:table-cell office:value-type="string" calcext:value-type="string">
            <text:p>←</text:p>
          </table:table-cell>
          <table:table-cell office:value-type="float" office:value="4860.676" calcext:value-type="float">
            <text:p>4860,676</text:p>
          </table:table-cell>
          <table:table-cell office:value-type="float" office:value="4814.195" calcext:value-type="float">
            <text:p>4814,195</text:p>
          </table:table-cell>
          <table:table-cell table:number-columns-repeated="7"/>
        </table:table-row>
        <table:table-row table:style-name="ro1">
          <table:table-cell office:value-type="float" office:value="93.557" calcext:value-type="float">
            <text:p>93,557</text:p>
          </table:table-cell>
          <table:table-cell office:value-type="float" office:value="48.553" calcext:value-type="float">
            <text:p>48,553</text:p>
          </table:table-cell>
          <table:table-cell/>
          <table:table-cell office:value-type="float" office:value="676.688" calcext:value-type="float">
            <text:p>676,688</text:p>
          </table:table-cell>
          <table:table-cell office:value-type="float" office:value="483.635" calcext:value-type="float">
            <text:p>483,635</text:p>
          </table:table-cell>
          <table:table-cell/>
          <table:table-cell office:value-type="float" office:value="4851.947" calcext:value-type="float">
            <text:p>4851,947</text:p>
          </table:table-cell>
          <table:table-cell office:value-type="float" office:value="4810.081" calcext:value-type="float">
            <text:p>4810,081</text:p>
          </table:table-cell>
          <table:table-cell table:number-columns-repeated="7"/>
        </table:table-row>
        <table:table-row table:style-name="ro1">
          <table:table-cell office:value-type="float" office:value="101.045" calcext:value-type="float">
            <text:p>101,045</text:p>
          </table:table-cell>
          <table:table-cell office:value-type="float" office:value="48.44" calcext:value-type="float">
            <text:p>48,44</text:p>
          </table:table-cell>
          <table:table-cell/>
          <table:table-cell office:value-type="float" office:value="667.833" calcext:value-type="float">
            <text:p>667,833</text:p>
          </table:table-cell>
          <table:table-cell office:value-type="float" office:value="481.717" calcext:value-type="float">
            <text:p>481,717</text:p>
          </table:table-cell>
          <table:table-cell/>
          <table:table-cell office:value-type="float" office:value="4916.602" calcext:value-type="float">
            <text:p>4916,602</text:p>
          </table:table-cell>
          <table:table-cell office:value-type="float" office:value="4809.815" calcext:value-type="float">
            <text:p>4809,815</text:p>
          </table:table-cell>
          <table:table-cell table:number-columns-repeated="7"/>
        </table:table-row>
        <table:table-row table:style-name="ro1">
          <table:table-cell office:value-type="float" office:value="99.703" calcext:value-type="float">
            <text:p>99,703</text:p>
          </table:table-cell>
          <table:table-cell office:value-type="float" office:value="48.398" calcext:value-type="float">
            <text:p>48,398</text:p>
          </table:table-cell>
          <table:table-cell/>
          <table:table-cell office:value-type="float" office:value="532.85" calcext:value-type="float">
            <text:p>532,85</text:p>
          </table:table-cell>
          <table:table-cell office:value-type="float" office:value="480.985" calcext:value-type="float">
            <text:p>480,985</text:p>
          </table:table-cell>
          <table:table-cell/>
          <table:table-cell office:value-type="float" office:value="5016.887" calcext:value-type="float">
            <text:p>5016,887</text:p>
          </table:table-cell>
          <table:table-cell office:value-type="float" office:value="4805.239" calcext:value-type="float">
            <text:p>4805,239</text:p>
          </table:table-cell>
          <table:table-cell table:number-columns-repeated="7"/>
        </table:table-row>
        <table:table-row table:style-name="ro1">
          <table:table-cell office:value-type="float" office:value="91.771" calcext:value-type="float">
            <text:p>91,771</text:p>
          </table:table-cell>
          <table:table-cell office:value-type="float" office:value="44.912" calcext:value-type="float">
            <text:p>44,912</text:p>
          </table:table-cell>
          <table:table-cell/>
          <table:table-cell office:value-type="float" office:value="814.736" calcext:value-type="float">
            <text:p>814,736</text:p>
          </table:table-cell>
          <table:table-cell office:value-type="float" office:value="479.933" calcext:value-type="float">
            <text:p>479,933</text:p>
          </table:table-cell>
          <table:table-cell/>
          <table:table-cell office:value-type="float" office:value="4846.544" calcext:value-type="float">
            <text:p>4846,544</text:p>
          </table:table-cell>
          <table:table-cell office:value-type="float" office:value="4799.728" calcext:value-type="float">
            <text:p>4799,728</text:p>
          </table:table-cell>
          <table:table-cell table:number-columns-repeated="7"/>
        </table:table-row>
        <table:table-row table:style-name="ro1">
          <table:table-cell office:value-type="float" office:value="94.492" calcext:value-type="float">
            <text:p>94,492</text:p>
          </table:table-cell>
          <table:table-cell office:value-type="float" office:value="44.543" calcext:value-type="float">
            <text:p>44,543</text:p>
          </table:table-cell>
          <table:table-cell/>
          <table:table-cell office:value-type="float" office:value="526.498" calcext:value-type="float">
            <text:p>526,498</text:p>
          </table:table-cell>
          <table:table-cell office:value-type="float" office:value="479.319" calcext:value-type="float">
            <text:p>479,319</text:p>
          </table:table-cell>
          <table:table-cell/>
          <table:table-cell office:value-type="float" office:value="4844.475" calcext:value-type="float">
            <text:p>4844,475</text:p>
          </table:table-cell>
          <table:table-cell office:value-type="float" office:value="4797.345" calcext:value-type="float">
            <text:p>4797,345</text:p>
          </table:table-cell>
          <table:table-cell table:number-columns-repeated="7"/>
        </table:table-row>
        <table:table-row table:style-name="ro1">
          <table:table-cell office:value-type="float" office:value="101.317" calcext:value-type="float">
            <text:p>101,317</text:p>
          </table:table-cell>
          <table:table-cell office:value-type="float" office:value="41.714" calcext:value-type="float">
            <text:p>41,714</text:p>
          </table:table-cell>
          <table:table-cell office:value-type="string" calcext:value-type="string">
            <text:p>←</text:p>
          </table:table-cell>
          <table:table-cell office:value-type="float" office:value="521.932" calcext:value-type="float">
            <text:p>521,932</text:p>
          </table:table-cell>
          <table:table-cell office:value-type="float" office:value="478.943" calcext:value-type="float">
            <text:p>478,943</text:p>
          </table:table-cell>
          <table:table-cell/>
          <table:table-cell office:value-type="float" office:value="4838.256" calcext:value-type="float">
            <text:p>4838,256</text:p>
          </table:table-cell>
          <table:table-cell office:value-type="float" office:value="4795.728" calcext:value-type="float">
            <text:p>4795,728</text:p>
          </table:table-cell>
          <table:table-cell table:number-columns-repeated="7"/>
        </table:table-row>
        <table:table-row table:style-name="ro1">
          <table:table-cell office:value-type="float" office:value="84.213" calcext:value-type="float">
            <text:p>84,213</text:p>
          </table:table-cell>
          <table:table-cell office:value-type="float" office:value="40.684" calcext:value-type="float">
            <text:p>40,684</text:p>
          </table:table-cell>
          <table:table-cell/>
          <table:table-cell office:value-type="float" office:value="525.654" calcext:value-type="float">
            <text:p>525,654</text:p>
          </table:table-cell>
          <table:table-cell office:value-type="float" office:value="478.849" calcext:value-type="float">
            <text:p>478,849</text:p>
          </table:table-cell>
          <table:table-cell/>
          <table:table-cell office:value-type="float" office:value="4838.559" calcext:value-type="float">
            <text:p>4838,559</text:p>
          </table:table-cell>
          <table:table-cell office:value-type="float" office:value="4795.656" calcext:value-type="float">
            <text:p>4795,656</text:p>
          </table:table-cell>
          <table:table-cell table:number-columns-repeated="7"/>
        </table:table-row>
        <table:table-row table:style-name="ro1">
          <table:table-cell office:value-type="float" office:value="82.473" calcext:value-type="float">
            <text:p>82,473</text:p>
          </table:table-cell>
          <table:table-cell office:value-type="float" office:value="40.672" calcext:value-type="float">
            <text:p>40,672</text:p>
          </table:table-cell>
          <table:table-cell/>
          <table:table-cell office:value-type="float" office:value="964.165" calcext:value-type="float">
            <text:p>964,165</text:p>
          </table:table-cell>
          <table:table-cell office:value-type="float" office:value="478.807" calcext:value-type="float">
            <text:p>478,807</text:p>
          </table:table-cell>
          <table:table-cell/>
          <table:table-cell office:value-type="float" office:value="4842.854" calcext:value-type="float">
            <text:p>4842,854</text:p>
          </table:table-cell>
          <table:table-cell office:value-type="float" office:value="4795.538" calcext:value-type="float">
            <text:p>4795,538</text:p>
          </table:table-cell>
          <table:table-cell table:number-columns-repeated="7"/>
        </table:table-row>
        <table:table-row table:style-name="ro1">
          <table:table-cell office:value-type="float" office:value="99.861" calcext:value-type="float">
            <text:p>99,861</text:p>
          </table:table-cell>
          <table:table-cell office:value-type="float" office:value="40.644" calcext:value-type="float">
            <text:p>40,644</text:p>
          </table:table-cell>
          <table:table-cell/>
          <table:table-cell office:value-type="float" office:value="870.187" calcext:value-type="float">
            <text:p>870,187</text:p>
          </table:table-cell>
          <table:table-cell office:value-type="float" office:value="478.5" calcext:value-type="float">
            <text:p>478,5</text:p>
          </table:table-cell>
          <table:table-cell/>
          <table:table-cell office:value-type="float" office:value="4844.041" calcext:value-type="float">
            <text:p>4844,041</text:p>
          </table:table-cell>
          <table:table-cell office:value-type="float" office:value="4795.088" calcext:value-type="float">
            <text:p>4795,088</text:p>
          </table:table-cell>
          <table:table-cell table:number-columns-repeated="7"/>
        </table:table-row>
        <table:table-row table:style-name="ro1">
          <table:table-cell office:value-type="float" office:value="97.648" calcext:value-type="float">
            <text:p>97,648</text:p>
          </table:table-cell>
          <table:table-cell office:value-type="float" office:value="40.613" calcext:value-type="float">
            <text:p>40,613</text:p>
          </table:table-cell>
          <table:table-cell/>
          <table:table-cell office:value-type="float" office:value="745.388" calcext:value-type="float">
            <text:p>745,388</text:p>
          </table:table-cell>
          <table:table-cell office:value-type="float" office:value="478.302" calcext:value-type="float">
            <text:p>478,302</text:p>
          </table:table-cell>
          <table:table-cell/>
          <table:table-cell office:value-type="float" office:value="4838.392" calcext:value-type="float">
            <text:p>4838,392</text:p>
          </table:table-cell>
          <table:table-cell office:value-type="float" office:value="4794.189" calcext:value-type="float">
            <text:p>4794,189</text:p>
          </table:table-cell>
          <table:table-cell table:number-columns-repeated="7"/>
        </table:table-row>
        <table:table-row table:style-name="ro1">
          <table:table-cell office:value-type="float" office:value="100.848" calcext:value-type="float">
            <text:p>100,848</text:p>
          </table:table-cell>
          <table:table-cell office:value-type="float" office:value="40.595" calcext:value-type="float">
            <text:p>40,595</text:p>
          </table:table-cell>
          <table:table-cell/>
          <table:table-cell office:value-type="float" office:value="521.603" calcext:value-type="float">
            <text:p>521,603</text:p>
          </table:table-cell>
          <table:table-cell office:value-type="float" office:value="477.947" calcext:value-type="float">
            <text:p>477,947</text:p>
          </table:table-cell>
          <table:table-cell/>
          <table:table-cell office:value-type="float" office:value="4837.547" calcext:value-type="float">
            <text:p>4837,547</text:p>
          </table:table-cell>
          <table:table-cell office:value-type="float" office:value="4793.896" calcext:value-type="float">
            <text:p>4793,896</text:p>
          </table:table-cell>
          <table:table-cell table:number-columns-repeated="7"/>
        </table:table-row>
        <table:table-row table:style-name="ro1">
          <table:table-cell office:value-type="float" office:value="103.787" calcext:value-type="float">
            <text:p>103,787</text:p>
          </table:table-cell>
          <table:table-cell office:value-type="float" office:value="40.59" calcext:value-type="float">
            <text:p>40,59</text:p>
          </table:table-cell>
          <table:table-cell/>
          <table:table-cell office:value-type="float" office:value="587.862" calcext:value-type="float">
            <text:p>587,862</text:p>
          </table:table-cell>
          <table:table-cell office:value-type="float" office:value="477.946" calcext:value-type="float">
            <text:p>477,946</text:p>
          </table:table-cell>
          <table:table-cell/>
          <table:table-cell office:value-type="float" office:value="4835.583" calcext:value-type="float">
            <text:p>4835,583</text:p>
          </table:table-cell>
          <table:table-cell office:value-type="float" office:value="4793.318" calcext:value-type="float">
            <text:p>4793,318</text:p>
          </table:table-cell>
          <table:table-cell table:number-columns-repeated="7"/>
        </table:table-row>
        <table:table-row table:style-name="ro1">
          <table:table-cell office:value-type="float" office:value="96.176" calcext:value-type="float">
            <text:p>96,176</text:p>
          </table:table-cell>
          <table:table-cell office:value-type="float" office:value="40.558" calcext:value-type="float">
            <text:p>40,558</text:p>
          </table:table-cell>
          <table:table-cell/>
          <table:table-cell office:value-type="float" office:value="520.289" calcext:value-type="float">
            <text:p>520,289</text:p>
          </table:table-cell>
          <table:table-cell office:value-type="float" office:value="477.639" calcext:value-type="float">
            <text:p>477,639</text:p>
          </table:table-cell>
          <table:table-cell/>
          <table:table-cell office:value-type="float" office:value="4838.583" calcext:value-type="float">
            <text:p>4838,583</text:p>
          </table:table-cell>
          <table:table-cell office:value-type="float" office:value="4792.959" calcext:value-type="float">
            <text:p>4792,959</text:p>
          </table:table-cell>
          <table:table-cell table:number-columns-repeated="7"/>
        </table:table-row>
        <table:table-row table:style-name="ro1">
          <table:table-cell office:value-type="float" office:value="101.447" calcext:value-type="float">
            <text:p>101,447</text:p>
          </table:table-cell>
          <table:table-cell office:value-type="float" office:value="40.526" calcext:value-type="float">
            <text:p>40,526</text:p>
          </table:table-cell>
          <table:table-cell/>
          <table:table-cell office:value-type="float" office:value="522.355" calcext:value-type="float">
            <text:p>522,355</text:p>
          </table:table-cell>
          <table:table-cell office:value-type="float" office:value="477.252" calcext:value-type="float">
            <text:p>477,252</text:p>
          </table:table-cell>
          <table:table-cell/>
          <table:table-cell office:value-type="float" office:value="4837.208" calcext:value-type="float">
            <text:p>4837,208</text:p>
          </table:table-cell>
          <table:table-cell office:value-type="float" office:value="4791.497" calcext:value-type="float">
            <text:p>4791,497</text:p>
          </table:table-cell>
          <table:table-cell table:number-columns-repeated="7"/>
        </table:table-row>
        <table:table-row table:style-name="ro1">
          <table:table-cell office:value-type="float" office:value="99.385" calcext:value-type="float">
            <text:p>99,385</text:p>
          </table:table-cell>
          <table:table-cell office:value-type="float" office:value="40.47" calcext:value-type="float">
            <text:p>40,47</text:p>
          </table:table-cell>
          <table:table-cell/>
          <table:table-cell office:value-type="float" office:value="519.838" calcext:value-type="float">
            <text:p>519,838</text:p>
          </table:table-cell>
          <table:table-cell office:value-type="float" office:value="477.2" calcext:value-type="float">
            <text:p>477,2</text:p>
          </table:table-cell>
          <table:table-cell/>
          <table:table-cell office:value-type="float" office:value="4838.586" calcext:value-type="float">
            <text:p>4838,586</text:p>
          </table:table-cell>
          <table:table-cell office:value-type="float" office:value="4790.835" calcext:value-type="float">
            <text:p>4790,835</text:p>
          </table:table-cell>
          <table:table-cell table:number-columns-repeated="7"/>
        </table:table-row>
        <table:table-row table:style-name="ro1">
          <table:table-cell office:value-type="float" office:value="100.625" calcext:value-type="float">
            <text:p>100,625</text:p>
          </table:table-cell>
          <table:table-cell office:value-type="float" office:value="40.467" calcext:value-type="float">
            <text:p>40,467</text:p>
          </table:table-cell>
          <table:table-cell/>
          <table:table-cell office:value-type="float" office:value="546.103" calcext:value-type="float">
            <text:p>546,103</text:p>
          </table:table-cell>
          <table:table-cell office:value-type="float" office:value="477.116" calcext:value-type="float">
            <text:p>477,116</text:p>
          </table:table-cell>
          <table:table-cell/>
          <table:table-cell office:value-type="float" office:value="5138.48" calcext:value-type="float">
            <text:p>5138,48</text:p>
          </table:table-cell>
          <table:table-cell office:value-type="float" office:value="4789.037" calcext:value-type="float">
            <text:p>4789,037</text:p>
          </table:table-cell>
          <table:table-cell table:number-columns-repeated="7"/>
        </table:table-row>
        <table:table-row table:style-name="ro1">
          <table:table-cell office:value-type="float" office:value="99.886" calcext:value-type="float">
            <text:p>99,886</text:p>
          </table:table-cell>
          <table:table-cell office:value-type="float" office:value="40.455" calcext:value-type="float">
            <text:p>40,455</text:p>
          </table:table-cell>
          <table:table-cell/>
          <table:table-cell office:value-type="float" office:value="522.128" calcext:value-type="float">
            <text:p>522,128</text:p>
          </table:table-cell>
          <table:table-cell office:value-type="float" office:value="476.627" calcext:value-type="float">
            <text:p>476,627</text:p>
          </table:table-cell>
          <table:table-cell/>
          <table:table-cell office:value-type="float" office:value="4840.815" calcext:value-type="float">
            <text:p>4840,815</text:p>
          </table:table-cell>
          <table:table-cell office:value-type="float" office:value="4788.667" calcext:value-type="float">
            <text:p>4788,667</text:p>
          </table:table-cell>
          <table:table-cell table:number-columns-repeated="7"/>
        </table:table-row>
        <table:table-row table:style-name="ro1">
          <table:table-cell office:value-type="float" office:value="91.76" calcext:value-type="float">
            <text:p>91,76</text:p>
          </table:table-cell>
          <table:table-cell office:value-type="float" office:value="40.432" calcext:value-type="float">
            <text:p>40,432</text:p>
          </table:table-cell>
          <table:table-cell/>
          <table:table-cell office:value-type="float" office:value="519.623" calcext:value-type="float">
            <text:p>519,623</text:p>
          </table:table-cell>
          <table:table-cell office:value-type="float" office:value="476.471" calcext:value-type="float">
            <text:p>476,471</text:p>
          </table:table-cell>
          <table:table-cell/>
          <table:table-cell office:value-type="float" office:value="4844.076" calcext:value-type="float">
            <text:p>4844,076</text:p>
          </table:table-cell>
          <table:table-cell office:value-type="float" office:value="4786.23" calcext:value-type="float">
            <text:p>4786,23</text:p>
          </table:table-cell>
          <table:table-cell table:number-columns-repeated="7"/>
        </table:table-row>
        <table:table-row table:style-name="ro1">
          <table:table-cell office:value-type="float" office:value="98.236" calcext:value-type="float">
            <text:p>98,236</text:p>
          </table:table-cell>
          <table:table-cell office:value-type="float" office:value="40.424" calcext:value-type="float">
            <text:p>40,424</text:p>
          </table:table-cell>
          <table:table-cell/>
          <table:table-cell office:value-type="float" office:value="519.146" calcext:value-type="float">
            <text:p>519,146</text:p>
          </table:table-cell>
          <table:table-cell office:value-type="float" office:value="476.04" calcext:value-type="float">
            <text:p>476,04</text:p>
          </table:table-cell>
          <table:table-cell/>
          <table:table-cell office:value-type="float" office:value="4936.242" calcext:value-type="float">
            <text:p>4936,242</text:p>
          </table:table-cell>
          <table:table-cell office:value-type="float" office:value="4785.91" calcext:value-type="float">
            <text:p>4785,91</text:p>
          </table:table-cell>
          <table:table-cell table:number-columns-repeated="7"/>
        </table:table-row>
        <table:table-row table:style-name="ro1">
          <table:table-cell office:value-type="float" office:value="85.895" calcext:value-type="float">
            <text:p>85,895</text:p>
          </table:table-cell>
          <table:table-cell office:value-type="float" office:value="40.402" calcext:value-type="float">
            <text:p>40,402</text:p>
          </table:table-cell>
          <table:table-cell/>
          <table:table-cell office:value-type="float" office:value="520.125" calcext:value-type="float">
            <text:p>520,125</text:p>
          </table:table-cell>
          <table:table-cell office:value-type="float" office:value="475.744" calcext:value-type="float">
            <text:p>475,744</text:p>
          </table:table-cell>
          <table:table-cell/>
          <table:table-cell office:value-type="float" office:value="4844.862" calcext:value-type="float">
            <text:p>4844,862</text:p>
          </table:table-cell>
          <table:table-cell office:value-type="float" office:value="4785.708" calcext:value-type="float">
            <text:p>4785,708</text:p>
          </table:table-cell>
          <table:table-cell table:number-columns-repeated="7"/>
        </table:table-row>
        <table:table-row table:style-name="ro1">
          <table:table-cell office:value-type="float" office:value="91.798" calcext:value-type="float">
            <text:p>91,798</text:p>
          </table:table-cell>
          <table:table-cell office:value-type="float" office:value="40.357" calcext:value-type="float">
            <text:p>40,357</text:p>
          </table:table-cell>
          <table:table-cell/>
          <table:table-cell office:value-type="float" office:value="520.041" calcext:value-type="float">
            <text:p>520,041</text:p>
          </table:table-cell>
          <table:table-cell office:value-type="float" office:value="475.409" calcext:value-type="float">
            <text:p>475,409</text:p>
          </table:table-cell>
          <table:table-cell/>
          <table:table-cell office:value-type="float" office:value="4837.003" calcext:value-type="float">
            <text:p>4837,003</text:p>
          </table:table-cell>
          <table:table-cell office:value-type="float" office:value="4785.033" calcext:value-type="float">
            <text:p>4785,033</text:p>
          </table:table-cell>
          <table:table-cell table:number-columns-repeated="7"/>
        </table:table-row>
        <table:table-row table:style-name="ro1">
          <table:table-cell office:value-type="float" office:value="100.125" calcext:value-type="float">
            <text:p>100,125</text:p>
          </table:table-cell>
          <table:table-cell office:value-type="float" office:value="40.353" calcext:value-type="float">
            <text:p>40,353</text:p>
          </table:table-cell>
          <table:table-cell/>
          <table:table-cell office:value-type="float" office:value="531.787" calcext:value-type="float">
            <text:p>531,787</text:p>
          </table:table-cell>
          <table:table-cell office:value-type="float" office:value="475.359" calcext:value-type="float">
            <text:p>475,359</text:p>
          </table:table-cell>
          <table:table-cell/>
          <table:table-cell office:value-type="float" office:value="4825.214" calcext:value-type="float">
            <text:p>4825,214</text:p>
          </table:table-cell>
          <table:table-cell office:value-type="float" office:value="4783.719" calcext:value-type="float">
            <text:p>4783,719</text:p>
          </table:table-cell>
          <table:table-cell table:number-columns-repeated="7"/>
        </table:table-row>
        <table:table-row table:style-name="ro1">
          <table:table-cell office:value-type="float" office:value="105.487" calcext:value-type="float">
            <text:p>105,487</text:p>
          </table:table-cell>
          <table:table-cell office:value-type="float" office:value="40.333" calcext:value-type="float">
            <text:p>40,333</text:p>
          </table:table-cell>
          <table:table-cell/>
          <table:table-cell office:value-type="float" office:value="520.66" calcext:value-type="float">
            <text:p>520,66</text:p>
          </table:table-cell>
          <table:table-cell office:value-type="float" office:value="474.627" calcext:value-type="float">
            <text:p>474,627</text:p>
          </table:table-cell>
          <table:table-cell/>
          <table:table-cell office:value-type="float" office:value="4982.621" calcext:value-type="float">
            <text:p>4982,621</text:p>
          </table:table-cell>
          <table:table-cell office:value-type="float" office:value="4783.671" calcext:value-type="float">
            <text:p>4783,671</text:p>
          </table:table-cell>
          <table:table-cell table:number-columns-repeated="7"/>
        </table:table-row>
        <table:table-row table:style-name="ro1">
          <table:table-cell office:value-type="float" office:value="97.658" calcext:value-type="float">
            <text:p>97,658</text:p>
          </table:table-cell>
          <table:table-cell office:value-type="float" office:value="40.251" calcext:value-type="float">
            <text:p>40,251</text:p>
          </table:table-cell>
          <table:table-cell/>
          <table:table-cell office:value-type="float" office:value="518.965" calcext:value-type="float">
            <text:p>518,965</text:p>
          </table:table-cell>
          <table:table-cell office:value-type="float" office:value="474.496" calcext:value-type="float">
            <text:p>474,496</text:p>
          </table:table-cell>
          <table:table-cell/>
          <table:table-cell office:value-type="float" office:value="4824.723" calcext:value-type="float">
            <text:p>4824,723</text:p>
          </table:table-cell>
          <table:table-cell office:value-type="float" office:value="4782.85" calcext:value-type="float">
            <text:p>4782,85</text:p>
          </table:table-cell>
          <table:table-cell table:number-columns-repeated="7"/>
        </table:table-row>
        <table:table-row table:style-name="ro1">
          <table:table-cell office:value-type="float" office:value="98.922" calcext:value-type="float">
            <text:p>98,922</text:p>
          </table:table-cell>
          <table:table-cell office:value-type="float" office:value="40.228" calcext:value-type="float">
            <text:p>40,228</text:p>
          </table:table-cell>
          <table:table-cell/>
          <table:table-cell office:value-type="float" office:value="517.801" calcext:value-type="float">
            <text:p>517,801</text:p>
          </table:table-cell>
          <table:table-cell office:value-type="float" office:value="474.464" calcext:value-type="float">
            <text:p>474,464</text:p>
          </table:table-cell>
          <table:table-cell/>
          <table:table-cell office:value-type="float" office:value="4848.342" calcext:value-type="float">
            <text:p>4848,342</text:p>
          </table:table-cell>
          <table:table-cell office:value-type="float" office:value="4782.214" calcext:value-type="float">
            <text:p>4782,214</text:p>
          </table:table-cell>
          <table:table-cell table:number-columns-repeated="7"/>
        </table:table-row>
        <table:table-row table:style-name="ro1">
          <table:table-cell office:value-type="float" office:value="87.563" calcext:value-type="float">
            <text:p>87,563</text:p>
          </table:table-cell>
          <table:table-cell office:value-type="float" office:value="40.199" calcext:value-type="float">
            <text:p>40,199</text:p>
          </table:table-cell>
          <table:table-cell/>
          <table:table-cell office:value-type="float" office:value="519.657" calcext:value-type="float">
            <text:p>519,657</text:p>
          </table:table-cell>
          <table:table-cell office:value-type="float" office:value="474.213" calcext:value-type="float">
            <text:p>474,213</text:p>
          </table:table-cell>
          <table:table-cell/>
          <table:table-cell office:value-type="float" office:value="4943.874" calcext:value-type="float">
            <text:p>4943,874</text:p>
          </table:table-cell>
          <table:table-cell office:value-type="float" office:value="4780.986" calcext:value-type="float">
            <text:p>4780,986</text:p>
          </table:table-cell>
          <table:table-cell table:number-columns-repeated="7"/>
        </table:table-row>
        <table:table-row table:style-name="ro1">
          <table:table-cell office:value-type="float" office:value="84.79" calcext:value-type="float">
            <text:p>84,79</text:p>
          </table:table-cell>
          <table:table-cell office:value-type="float" office:value="37.057" calcext:value-type="float">
            <text:p>37,057</text:p>
          </table:table-cell>
          <table:table-cell/>
          <table:table-cell office:value-type="float" office:value="518.412" calcext:value-type="float">
            <text:p>518,412</text:p>
          </table:table-cell>
          <table:table-cell office:value-type="float" office:value="474.121" calcext:value-type="float">
            <text:p>474,121</text:p>
          </table:table-cell>
          <table:table-cell/>
          <table:table-cell office:value-type="float" office:value="4823.285" calcext:value-type="float">
            <text:p>4823,285</text:p>
          </table:table-cell>
          <table:table-cell office:value-type="float" office:value="4780.89" calcext:value-type="float">
            <text:p>4780,89</text:p>
          </table:table-cell>
          <table:table-cell table:number-columns-repeated="7"/>
        </table:table-row>
        <table:table-row table:style-name="ro1">
          <table:table-cell office:value-type="float" office:value="92.011" calcext:value-type="float">
            <text:p>92,011</text:p>
          </table:table-cell>
          <table:table-cell office:value-type="float" office:value="36.972" calcext:value-type="float">
            <text:p>36,972</text:p>
          </table:table-cell>
          <table:table-cell/>
          <table:table-cell office:value-type="float" office:value="521.707" calcext:value-type="float">
            <text:p>521,707</text:p>
          </table:table-cell>
          <table:table-cell office:value-type="float" office:value="474.031" calcext:value-type="float">
            <text:p>474,031</text:p>
          </table:table-cell>
          <table:table-cell/>
          <table:table-cell office:value-type="float" office:value="4838.967" calcext:value-type="float">
            <text:p>4838,967</text:p>
          </table:table-cell>
          <table:table-cell office:value-type="float" office:value="4780.781" calcext:value-type="float">
            <text:p>4780,781</text:p>
          </table:table-cell>
          <table:table-cell table:number-columns-repeated="7"/>
        </table:table-row>
        <table:table-row table:style-name="ro1">
          <table:table-cell office:value-type="float" office:value="81.166" calcext:value-type="float">
            <text:p>81,166</text:p>
          </table:table-cell>
          <table:table-cell office:value-type="float" office:value="36.647" calcext:value-type="float">
            <text:p>36,647</text:p>
          </table:table-cell>
          <table:table-cell/>
          <table:table-cell office:value-type="float" office:value="520.677" calcext:value-type="float">
            <text:p>520,677</text:p>
          </table:table-cell>
          <table:table-cell office:value-type="float" office:value="473.893" calcext:value-type="float">
            <text:p>473,893</text:p>
          </table:table-cell>
          <table:table-cell/>
          <table:table-cell office:value-type="float" office:value="4840.879" calcext:value-type="float">
            <text:p>4840,879</text:p>
          </table:table-cell>
          <table:table-cell office:value-type="float" office:value="4780.483" calcext:value-type="float">
            <text:p>4780,483</text:p>
          </table:table-cell>
          <table:table-cell table:number-columns-repeated="7"/>
        </table:table-row>
        <table:table-row table:style-name="ro1">
          <table:table-cell office:value-type="float" office:value="83.503" calcext:value-type="float">
            <text:p>83,503</text:p>
          </table:table-cell>
          <table:table-cell office:value-type="float" office:value="36.638" calcext:value-type="float">
            <text:p>36,638</text:p>
          </table:table-cell>
          <table:table-cell/>
          <table:table-cell office:value-type="float" office:value="516.671" calcext:value-type="float">
            <text:p>516,671</text:p>
          </table:table-cell>
          <table:table-cell office:value-type="float" office:value="473.809" calcext:value-type="float">
            <text:p>473,809</text:p>
          </table:table-cell>
          <table:table-cell/>
          <table:table-cell office:value-type="float" office:value="4838.567" calcext:value-type="float">
            <text:p>4838,567</text:p>
          </table:table-cell>
          <table:table-cell office:value-type="float" office:value="4780.222" calcext:value-type="float">
            <text:p>4780,222</text:p>
          </table:table-cell>
          <table:table-cell table:number-columns-repeated="7"/>
        </table:table-row>
        <table:table-row table:style-name="ro1">
          <table:table-cell office:value-type="float" office:value="81.203" calcext:value-type="float">
            <text:p>81,203</text:p>
          </table:table-cell>
          <table:table-cell office:value-type="float" office:value="36.637" calcext:value-type="float">
            <text:p>36,637</text:p>
          </table:table-cell>
          <table:table-cell/>
          <table:table-cell office:value-type="float" office:value="521.572" calcext:value-type="float">
            <text:p>521,572</text:p>
          </table:table-cell>
          <table:table-cell office:value-type="float" office:value="473.804" calcext:value-type="float">
            <text:p>473,804</text:p>
          </table:table-cell>
          <table:table-cell/>
          <table:table-cell office:value-type="float" office:value="4823.747" calcext:value-type="float">
            <text:p>4823,747</text:p>
          </table:table-cell>
          <table:table-cell office:value-type="float" office:value="4779.487" calcext:value-type="float">
            <text:p>4779,487</text:p>
          </table:table-cell>
          <table:table-cell table:number-columns-repeated="7"/>
        </table:table-row>
        <table:table-row table:style-name="ro1">
          <table:table-cell office:value-type="float" office:value="82.003" calcext:value-type="float">
            <text:p>82,003</text:p>
          </table:table-cell>
          <table:table-cell office:value-type="float" office:value="36.617" calcext:value-type="float">
            <text:p>36,617</text:p>
          </table:table-cell>
          <table:table-cell/>
          <table:table-cell office:value-type="float" office:value="518.507" calcext:value-type="float">
            <text:p>518,507</text:p>
          </table:table-cell>
          <table:table-cell office:value-type="float" office:value="473.743" calcext:value-type="float">
            <text:p>473,743</text:p>
          </table:table-cell>
          <table:table-cell/>
          <table:table-cell office:value-type="float" office:value="4821.966" calcext:value-type="float">
            <text:p>4821,966</text:p>
          </table:table-cell>
          <table:table-cell office:value-type="float" office:value="4779.174" calcext:value-type="float">
            <text:p>4779,174</text:p>
          </table:table-cell>
          <table:table-cell table:number-columns-repeated="7"/>
        </table:table-row>
        <table:table-row table:style-name="ro1">
          <table:table-cell office:value-type="float" office:value="84.657" calcext:value-type="float">
            <text:p>84,657</text:p>
          </table:table-cell>
          <table:table-cell office:value-type="float" office:value="36.574" calcext:value-type="float">
            <text:p>36,574</text:p>
          </table:table-cell>
          <table:table-cell/>
          <table:table-cell office:value-type="float" office:value="520.521" calcext:value-type="float">
            <text:p>520,521</text:p>
          </table:table-cell>
          <table:table-cell office:value-type="float" office:value="473.733" calcext:value-type="float">
            <text:p>473,733</text:p>
          </table:table-cell>
          <table:table-cell/>
          <table:table-cell office:value-type="float" office:value="4845.353" calcext:value-type="float">
            <text:p>4845,353</text:p>
          </table:table-cell>
          <table:table-cell office:value-type="float" office:value="4776.989" calcext:value-type="float">
            <text:p>4776,989</text:p>
          </table:table-cell>
          <table:table-cell table:number-columns-repeated="7"/>
        </table:table-row>
        <table:table-row table:style-name="ro1">
          <table:table-cell office:value-type="float" office:value="81.999" calcext:value-type="float">
            <text:p>81,999</text:p>
          </table:table-cell>
          <table:table-cell office:value-type="float" office:value="36.574" calcext:value-type="float">
            <text:p>36,574</text:p>
          </table:table-cell>
          <table:table-cell/>
          <table:table-cell office:value-type="float" office:value="516.955" calcext:value-type="float">
            <text:p>516,955</text:p>
          </table:table-cell>
          <table:table-cell office:value-type="float" office:value="473.722" calcext:value-type="float">
            <text:p>473,722</text:p>
          </table:table-cell>
          <table:table-cell/>
          <table:table-cell office:value-type="float" office:value="4819.574" calcext:value-type="float">
            <text:p>4819,574</text:p>
          </table:table-cell>
          <table:table-cell office:value-type="float" office:value="4776.481" calcext:value-type="float">
            <text:p>4776,481</text:p>
          </table:table-cell>
          <table:table-cell table:number-columns-repeated="7"/>
        </table:table-row>
        <table:table-row table:style-name="ro1">
          <table:table-cell office:value-type="float" office:value="84.818" calcext:value-type="float">
            <text:p>84,818</text:p>
          </table:table-cell>
          <table:table-cell office:value-type="float" office:value="36.543" calcext:value-type="float">
            <text:p>36,543</text:p>
          </table:table-cell>
          <table:table-cell/>
          <table:table-cell office:value-type="float" office:value="518.589" calcext:value-type="float">
            <text:p>518,589</text:p>
          </table:table-cell>
          <table:table-cell office:value-type="float" office:value="473.449" calcext:value-type="float">
            <text:p>473,449</text:p>
          </table:table-cell>
          <table:table-cell/>
          <table:table-cell office:value-type="float" office:value="4824.561" calcext:value-type="float">
            <text:p>4824,561</text:p>
          </table:table-cell>
          <table:table-cell office:value-type="float" office:value="4776.102" calcext:value-type="float">
            <text:p>4776,102</text:p>
          </table:table-cell>
          <table:table-cell table:number-columns-repeated="7"/>
        </table:table-row>
        <table:table-row table:style-name="ro1">
          <table:table-cell office:value-type="float" office:value="83.159" calcext:value-type="float">
            <text:p>83,159</text:p>
          </table:table-cell>
          <table:table-cell office:value-type="float" office:value="36.538" calcext:value-type="float">
            <text:p>36,538</text:p>
          </table:table-cell>
          <table:table-cell/>
          <table:table-cell office:value-type="float" office:value="516.073" calcext:value-type="float">
            <text:p>516,073</text:p>
          </table:table-cell>
          <table:table-cell office:value-type="float" office:value="473.139" calcext:value-type="float">
            <text:p>473,139</text:p>
          </table:table-cell>
          <table:table-cell/>
          <table:table-cell office:value-type="float" office:value="4818.8" calcext:value-type="float">
            <text:p>4818,8</text:p>
          </table:table-cell>
          <table:table-cell office:value-type="float" office:value="4776.1" calcext:value-type="float">
            <text:p>4776,1</text:p>
          </table:table-cell>
          <table:table-cell table:number-columns-repeated="7"/>
        </table:table-row>
        <table:table-row table:style-name="ro1">
          <table:table-cell office:value-type="float" office:value="87.371" calcext:value-type="float">
            <text:p>87,371</text:p>
          </table:table-cell>
          <table:table-cell office:value-type="float" office:value="36.526" calcext:value-type="float">
            <text:p>36,526</text:p>
          </table:table-cell>
          <table:table-cell/>
          <table:table-cell office:value-type="float" office:value="517.575" calcext:value-type="float">
            <text:p>517,575</text:p>
          </table:table-cell>
          <table:table-cell office:value-type="float" office:value="472.933" calcext:value-type="float">
            <text:p>472,933</text:p>
          </table:table-cell>
          <table:table-cell/>
          <table:table-cell office:value-type="float" office:value="4821.074" calcext:value-type="float">
            <text:p>4821,074</text:p>
          </table:table-cell>
          <table:table-cell office:value-type="float" office:value="4775.814" calcext:value-type="float">
            <text:p>4775,814</text:p>
          </table:table-cell>
          <table:table-cell table:number-columns-repeated="7"/>
        </table:table-row>
        <table:table-row table:style-name="ro1">
          <table:table-cell office:value-type="float" office:value="82.311" calcext:value-type="float">
            <text:p>82,311</text:p>
          </table:table-cell>
          <table:table-cell office:value-type="float" office:value="36.521" calcext:value-type="float">
            <text:p>36,521</text:p>
          </table:table-cell>
          <table:table-cell/>
          <table:table-cell office:value-type="float" office:value="518.374" calcext:value-type="float">
            <text:p>518,374</text:p>
          </table:table-cell>
          <table:table-cell office:value-type="float" office:value="472.842" calcext:value-type="float">
            <text:p>472,842</text:p>
          </table:table-cell>
          <table:table-cell/>
          <table:table-cell office:value-type="float" office:value="4846.436" calcext:value-type="float">
            <text:p>4846,436</text:p>
          </table:table-cell>
          <table:table-cell office:value-type="float" office:value="4775.714" calcext:value-type="float">
            <text:p>4775,714</text:p>
          </table:table-cell>
          <table:table-cell table:number-columns-repeated="7"/>
        </table:table-row>
        <table:table-row table:style-name="ro1">
          <table:table-cell office:value-type="float" office:value="81.413" calcext:value-type="float">
            <text:p>81,413</text:p>
          </table:table-cell>
          <table:table-cell office:value-type="float" office:value="36.513" calcext:value-type="float">
            <text:p>36,513</text:p>
          </table:table-cell>
          <table:table-cell/>
          <table:table-cell office:value-type="float" office:value="522.913" calcext:value-type="float">
            <text:p>522,913</text:p>
          </table:table-cell>
          <table:table-cell office:value-type="float" office:value="472.58" calcext:value-type="float">
            <text:p>472,58</text:p>
          </table:table-cell>
          <table:table-cell/>
          <table:table-cell office:value-type="float" office:value="4817.512" calcext:value-type="float">
            <text:p>4817,512</text:p>
          </table:table-cell>
          <table:table-cell office:value-type="float" office:value="4775.694" calcext:value-type="float">
            <text:p>4775,694</text:p>
          </table:table-cell>
          <table:table-cell table:number-columns-repeated="7"/>
        </table:table-row>
        <table:table-row table:style-name="ro1">
          <table:table-cell office:value-type="float" office:value="586.682" calcext:value-type="float">
            <text:p>586,682</text:p>
          </table:table-cell>
          <table:table-cell office:value-type="float" office:value="36.507" calcext:value-type="float">
            <text:p>36,507</text:p>
          </table:table-cell>
          <table:table-cell/>
          <table:table-cell office:value-type="float" office:value="614.174" calcext:value-type="float">
            <text:p>614,174</text:p>
          </table:table-cell>
          <table:table-cell office:value-type="float" office:value="472.36" calcext:value-type="float">
            <text:p>472,36</text:p>
          </table:table-cell>
          <table:table-cell/>
          <table:table-cell office:value-type="float" office:value="4820.299" calcext:value-type="float">
            <text:p>4820,299</text:p>
          </table:table-cell>
          <table:table-cell office:value-type="float" office:value="4775.381" calcext:value-type="float">
            <text:p>4775,381</text:p>
          </table:table-cell>
          <table:table-cell table:number-columns-repeated="7"/>
        </table:table-row>
        <table:table-row table:style-name="ro1">
          <table:table-cell office:value-type="float" office:value="82.072" calcext:value-type="float">
            <text:p>82,072</text:p>
          </table:table-cell>
          <table:table-cell office:value-type="float" office:value="36.484" calcext:value-type="float">
            <text:p>36,484</text:p>
          </table:table-cell>
          <table:table-cell/>
          <table:table-cell office:value-type="float" office:value="519.079" calcext:value-type="float">
            <text:p>519,079</text:p>
          </table:table-cell>
          <table:table-cell office:value-type="float" office:value="472.212" calcext:value-type="float">
            <text:p>472,212</text:p>
          </table:table-cell>
          <table:table-cell/>
          <table:table-cell office:value-type="float" office:value="4818.523" calcext:value-type="float">
            <text:p>4818,523</text:p>
          </table:table-cell>
          <table:table-cell office:value-type="float" office:value="4775.121" calcext:value-type="float">
            <text:p>4775,121</text:p>
          </table:table-cell>
          <table:table-cell table:number-columns-repeated="7"/>
        </table:table-row>
        <table:table-row table:style-name="ro1">
          <table:table-cell office:value-type="float" office:value="82.737" calcext:value-type="float">
            <text:p>82,737</text:p>
          </table:table-cell>
          <table:table-cell office:value-type="float" office:value="36.468" calcext:value-type="float">
            <text:p>36,468</text:p>
          </table:table-cell>
          <table:table-cell/>
          <table:table-cell office:value-type="float" office:value="519.111" calcext:value-type="float">
            <text:p>519,111</text:p>
          </table:table-cell>
          <table:table-cell office:value-type="float" office:value="472.103" calcext:value-type="float">
            <text:p>472,103</text:p>
          </table:table-cell>
          <table:table-cell/>
          <table:table-cell office:value-type="float" office:value="4861.81" calcext:value-type="float">
            <text:p>4861,81</text:p>
          </table:table-cell>
          <table:table-cell office:value-type="float" office:value="4774.535" calcext:value-type="float">
            <text:p>4774,535</text:p>
          </table:table-cell>
          <table:table-cell table:number-columns-repeated="7"/>
        </table:table-row>
        <table:table-row table:style-name="ro1">
          <table:table-cell office:value-type="float" office:value="85.38" calcext:value-type="float">
            <text:p>85,38</text:p>
          </table:table-cell>
          <table:table-cell office:value-type="float" office:value="36.453" calcext:value-type="float">
            <text:p>36,453</text:p>
          </table:table-cell>
          <table:table-cell/>
          <table:table-cell office:value-type="float" office:value="516.126" calcext:value-type="float">
            <text:p>516,126</text:p>
          </table:table-cell>
          <table:table-cell office:value-type="float" office:value="471.114" calcext:value-type="float">
            <text:p>471,114</text:p>
          </table:table-cell>
          <table:table-cell/>
          <table:table-cell office:value-type="float" office:value="5015.542" calcext:value-type="float">
            <text:p>5015,542</text:p>
          </table:table-cell>
          <table:table-cell office:value-type="float" office:value="4773.523" calcext:value-type="float">
            <text:p>4773,523</text:p>
          </table:table-cell>
          <table:table-cell table:number-columns-repeated="7"/>
        </table:table-row>
        <table:table-row table:style-name="ro1">
          <table:table-cell office:value-type="float" office:value="83.051" calcext:value-type="float">
            <text:p>83,051</text:p>
          </table:table-cell>
          <table:table-cell office:value-type="float" office:value="36.429" calcext:value-type="float">
            <text:p>36,429</text:p>
          </table:table-cell>
          <table:table-cell/>
          <table:table-cell office:value-type="float" office:value="514.661" calcext:value-type="float">
            <text:p>514,661</text:p>
          </table:table-cell>
          <table:table-cell office:value-type="float" office:value="471.043" calcext:value-type="float">
            <text:p>471,043</text:p>
          </table:table-cell>
          <table:table-cell/>
          <table:table-cell office:value-type="float" office:value="4816.03" calcext:value-type="float">
            <text:p>4816,03</text:p>
          </table:table-cell>
          <table:table-cell office:value-type="float" office:value="4773.417" calcext:value-type="float">
            <text:p>4773,417</text:p>
          </table:table-cell>
          <table:table-cell table:number-columns-repeated="7"/>
        </table:table-row>
        <table:table-row table:style-name="ro1">
          <table:table-cell office:value-type="float" office:value="83.819" calcext:value-type="float">
            <text:p>83,819</text:p>
          </table:table-cell>
          <table:table-cell office:value-type="float" office:value="36.409" calcext:value-type="float">
            <text:p>36,409</text:p>
          </table:table-cell>
          <table:table-cell/>
          <table:table-cell office:value-type="float" office:value="520.301" calcext:value-type="float">
            <text:p>520,301</text:p>
          </table:table-cell>
          <table:table-cell office:value-type="float" office:value="470.017" calcext:value-type="float">
            <text:p>470,017</text:p>
          </table:table-cell>
          <table:table-cell/>
          <table:table-cell office:value-type="float" office:value="4934.819" calcext:value-type="float">
            <text:p>4934,819</text:p>
          </table:table-cell>
          <table:table-cell office:value-type="float" office:value="4773.201" calcext:value-type="float">
            <text:p>4773,201</text:p>
          </table:table-cell>
          <table:table-cell table:number-columns-repeated="7"/>
        </table:table-row>
        <table:table-row table:style-name="ro1">
          <table:table-cell office:value-type="float" office:value="83.641" calcext:value-type="float">
            <text:p>83,641</text:p>
          </table:table-cell>
          <table:table-cell office:value-type="float" office:value="36.407" calcext:value-type="float">
            <text:p>36,407</text:p>
          </table:table-cell>
          <table:table-cell/>
          <table:table-cell office:value-type="float" office:value="514.782" calcext:value-type="float">
            <text:p>514,782</text:p>
          </table:table-cell>
          <table:table-cell office:value-type="float" office:value="469.898" calcext:value-type="float">
            <text:p>469,898</text:p>
          </table:table-cell>
          <table:table-cell/>
          <table:table-cell office:value-type="float" office:value="4817.631" calcext:value-type="float">
            <text:p>4817,631</text:p>
          </table:table-cell>
          <table:table-cell office:value-type="float" office:value="4773.143" calcext:value-type="float">
            <text:p>4773,143</text:p>
          </table:table-cell>
          <table:table-cell table:number-columns-repeated="7"/>
        </table:table-row>
        <table:table-row table:style-name="ro1">
          <table:table-cell office:value-type="float" office:value="82.157" calcext:value-type="float">
            <text:p>82,157</text:p>
          </table:table-cell>
          <table:table-cell office:value-type="float" office:value="36.384" calcext:value-type="float">
            <text:p>36,384</text:p>
          </table:table-cell>
          <table:table-cell/>
          <table:table-cell office:value-type="float" office:value="521.599" calcext:value-type="float">
            <text:p>521,599</text:p>
          </table:table-cell>
          <table:table-cell office:value-type="float" office:value="469.892" calcext:value-type="float">
            <text:p>469,892</text:p>
          </table:table-cell>
          <table:table-cell/>
          <table:table-cell office:value-type="float" office:value="4815.583" calcext:value-type="float">
            <text:p>4815,583</text:p>
          </table:table-cell>
          <table:table-cell office:value-type="float" office:value="4773.042" calcext:value-type="float">
            <text:p>4773,042</text:p>
          </table:table-cell>
          <table:table-cell table:number-columns-repeated="7"/>
        </table:table-row>
        <table:table-row table:style-name="ro1">
          <table:table-cell office:value-type="float" office:value="83.541" calcext:value-type="float">
            <text:p>83,541</text:p>
          </table:table-cell>
          <table:table-cell office:value-type="float" office:value="36.272" calcext:value-type="float">
            <text:p>36,272</text:p>
          </table:table-cell>
          <table:table-cell/>
          <table:table-cell office:value-type="float" office:value="832.065" calcext:value-type="float">
            <text:p>832,065</text:p>
          </table:table-cell>
          <table:table-cell office:value-type="float" office:value="467.745" calcext:value-type="float">
            <text:p>467,745</text:p>
          </table:table-cell>
          <table:table-cell/>
          <table:table-cell office:value-type="float" office:value="4815.425" calcext:value-type="float">
            <text:p>4815,425</text:p>
          </table:table-cell>
          <table:table-cell office:value-type="float" office:value="4772.885" calcext:value-type="float">
            <text:p>4772,885</text:p>
          </table:table-cell>
          <table:table-cell table:number-columns-repeated="7"/>
        </table:table-row>
        <table:table-row table:style-name="ro1">
          <table:table-cell office:value-type="float" office:value="82.453" calcext:value-type="float">
            <text:p>82,453</text:p>
          </table:table-cell>
          <table:table-cell office:value-type="float" office:value="34.797" calcext:value-type="float">
            <text:p>34,797</text:p>
          </table:table-cell>
          <table:table-cell/>
          <table:table-cell office:value-type="float" office:value="540.49" calcext:value-type="float">
            <text:p>540,49</text:p>
          </table:table-cell>
          <table:table-cell office:value-type="float" office:value="467.579" calcext:value-type="float">
            <text:p>467,579</text:p>
          </table:table-cell>
          <table:table-cell/>
          <table:table-cell office:value-type="float" office:value="4814.221" calcext:value-type="float">
            <text:p>4814,221</text:p>
          </table:table-cell>
          <table:table-cell office:value-type="float" office:value="4771.564" calcext:value-type="float">
            <text:p>4771,564</text:p>
          </table:table-cell>
          <table:table-cell table:number-columns-repeated="7"/>
        </table:table-row>
        <table:table-row table:style-name="ro1">
          <table:table-cell office:value-type="float" office:value="84.225" calcext:value-type="float">
            <text:p>84,225</text:p>
          </table:table-cell>
          <table:table-cell office:value-type="float" office:value="33.175" calcext:value-type="float">
            <text:p>33,175</text:p>
          </table:table-cell>
          <table:table-cell/>
          <table:table-cell office:value-type="float" office:value="511.126" calcext:value-type="float">
            <text:p>511,126</text:p>
          </table:table-cell>
          <table:table-cell office:value-type="float" office:value="467.395" calcext:value-type="float">
            <text:p>467,395</text:p>
          </table:table-cell>
          <table:table-cell/>
          <table:table-cell office:value-type="float" office:value="4818.096" calcext:value-type="float">
            <text:p>4818,096</text:p>
          </table:table-cell>
          <table:table-cell office:value-type="float" office:value="4770.384" calcext:value-type="float">
            <text:p>4770,384</text:p>
          </table:table-cell>
          <table:table-cell table:number-columns-repeated="7"/>
        </table:table-row>
        <table:table-row table:style-name="ro1">
          <table:table-cell office:value-type="float" office:value="82.555" calcext:value-type="float">
            <text:p>82,555</text:p>
          </table:table-cell>
          <table:table-cell office:value-type="float" office:value="32.925" calcext:value-type="float">
            <text:p>32,925</text:p>
          </table:table-cell>
          <table:table-cell/>
          <table:table-cell office:value-type="float" office:value="623.293" calcext:value-type="float">
            <text:p>623,293</text:p>
          </table:table-cell>
          <table:table-cell office:value-type="float" office:value="466.01" calcext:value-type="float">
            <text:p>466,01</text:p>
          </table:table-cell>
          <table:table-cell/>
          <table:table-cell office:value-type="float" office:value="4917.263" calcext:value-type="float">
            <text:p>4917,263</text:p>
          </table:table-cell>
          <table:table-cell office:value-type="float" office:value="4768.394" calcext:value-type="float">
            <text:p>4768,394</text:p>
          </table:table-cell>
          <table:table-cell table:number-columns-repeated="7"/>
        </table:table-row>
        <table:table-row table:style-name="ro1">
          <table:table-cell office:value-type="float" office:value="76.609" calcext:value-type="float">
            <text:p>76,609</text:p>
          </table:table-cell>
          <table:table-cell office:value-type="float" office:value="32.898" calcext:value-type="float">
            <text:p>32,898</text:p>
          </table:table-cell>
          <table:table-cell/>
          <table:table-cell office:value-type="float" office:value="522.964" calcext:value-type="float">
            <text:p>522,964</text:p>
          </table:table-cell>
          <table:table-cell office:value-type="float" office:value="465.781" calcext:value-type="float">
            <text:p>465,781</text:p>
          </table:table-cell>
          <table:table-cell/>
          <table:table-cell office:value-type="float" office:value="4819.035" calcext:value-type="float">
            <text:p>4819,035</text:p>
          </table:table-cell>
          <table:table-cell office:value-type="float" office:value="4768.042" calcext:value-type="float">
            <text:p>4768,042</text:p>
          </table:table-cell>
          <table:table-cell table:number-columns-repeated="7"/>
        </table:table-row>
        <table:table-row table:style-name="ro1">
          <table:table-cell office:value-type="float" office:value="78.475" calcext:value-type="float">
            <text:p>78,475</text:p>
          </table:table-cell>
          <table:table-cell office:value-type="float" office:value="32.813" calcext:value-type="float">
            <text:p>32,813</text:p>
          </table:table-cell>
          <table:table-cell/>
          <table:table-cell office:value-type="float" office:value="513.645" calcext:value-type="float">
            <text:p>513,645</text:p>
          </table:table-cell>
          <table:table-cell office:value-type="float" office:value="465.771" calcext:value-type="float">
            <text:p>465,771</text:p>
          </table:table-cell>
          <table:table-cell/>
          <table:table-cell office:value-type="float" office:value="4818.426" calcext:value-type="float">
            <text:p>4818,426</text:p>
          </table:table-cell>
          <table:table-cell office:value-type="float" office:value="4767.631" calcext:value-type="float">
            <text:p>4767,631</text:p>
          </table:table-cell>
          <table:table-cell table:number-columns-repeated="7"/>
        </table:table-row>
        <table:table-row table:style-name="ro1">
          <table:table-cell office:value-type="float" office:value="80.759" calcext:value-type="float">
            <text:p>80,759</text:p>
          </table:table-cell>
          <table:table-cell office:value-type="float" office:value="32.778" calcext:value-type="float">
            <text:p>32,778</text:p>
          </table:table-cell>
          <table:table-cell/>
          <table:table-cell office:value-type="float" office:value="512.838" calcext:value-type="float">
            <text:p>512,838</text:p>
          </table:table-cell>
          <table:table-cell office:value-type="float" office:value="465.703" calcext:value-type="float">
            <text:p>465,703</text:p>
          </table:table-cell>
          <table:table-cell/>
          <table:table-cell office:value-type="float" office:value="4819.791" calcext:value-type="float">
            <text:p>4819,791</text:p>
          </table:table-cell>
          <table:table-cell office:value-type="float" office:value="4767.271" calcext:value-type="float">
            <text:p>4767,271</text:p>
          </table:table-cell>
          <table:table-cell table:number-columns-repeated="7"/>
        </table:table-row>
        <table:table-row table:style-name="ro1">
          <table:table-cell office:value-type="float" office:value="77.623" calcext:value-type="float">
            <text:p>77,623</text:p>
          </table:table-cell>
          <table:table-cell office:value-type="float" office:value="32.701" calcext:value-type="float">
            <text:p>32,701</text:p>
          </table:table-cell>
          <table:table-cell/>
          <table:table-cell office:value-type="float" office:value="509.812" calcext:value-type="float">
            <text:p>509,812</text:p>
          </table:table-cell>
          <table:table-cell office:value-type="float" office:value="465.56" calcext:value-type="float">
            <text:p>465,56</text:p>
          </table:table-cell>
          <table:table-cell/>
          <table:table-cell office:value-type="float" office:value="5001.145" calcext:value-type="float">
            <text:p>5001,145</text:p>
          </table:table-cell>
          <table:table-cell office:value-type="float" office:value="4767.218" calcext:value-type="float">
            <text:p>4767,218</text:p>
          </table:table-cell>
          <table:table-cell table:number-columns-repeated="7"/>
        </table:table-row>
        <table:table-row table:style-name="ro1">
          <table:table-cell office:value-type="float" office:value="79.464" calcext:value-type="float">
            <text:p>79,464</text:p>
          </table:table-cell>
          <table:table-cell office:value-type="float" office:value="32.622" calcext:value-type="float">
            <text:p>32,622</text:p>
          </table:table-cell>
          <table:table-cell/>
          <table:table-cell office:value-type="float" office:value="523.811" calcext:value-type="float">
            <text:p>523,811</text:p>
          </table:table-cell>
          <table:table-cell office:value-type="float" office:value="465.191" calcext:value-type="float">
            <text:p>465,191</text:p>
          </table:table-cell>
          <table:table-cell/>
          <table:table-cell office:value-type="float" office:value="4805.88" calcext:value-type="float">
            <text:p>4805,88</text:p>
          </table:table-cell>
          <table:table-cell office:value-type="float" office:value="4765.183" calcext:value-type="float">
            <text:p>4765,183</text:p>
          </table:table-cell>
          <table:table-cell table:number-columns-repeated="7"/>
        </table:table-row>
        <table:table-row table:style-name="ro1">
          <table:table-cell office:value-type="float" office:value="79.207" calcext:value-type="float">
            <text:p>79,207</text:p>
          </table:table-cell>
          <table:table-cell office:value-type="float" office:value="32.591" calcext:value-type="float">
            <text:p>32,591</text:p>
          </table:table-cell>
          <table:table-cell/>
          <table:table-cell office:value-type="float" office:value="513.093" calcext:value-type="float">
            <text:p>513,093</text:p>
          </table:table-cell>
          <table:table-cell office:value-type="float" office:value="464.702" calcext:value-type="float">
            <text:p>464,702</text:p>
          </table:table-cell>
          <table:table-cell/>
          <table:table-cell office:value-type="float" office:value="4812.381" calcext:value-type="float">
            <text:p>4812,381</text:p>
          </table:table-cell>
          <table:table-cell office:value-type="float" office:value="4761.786" calcext:value-type="float">
            <text:p>4761,786</text:p>
          </table:table-cell>
          <table:table-cell table:number-columns-repeated="7"/>
        </table:table-row>
        <table:table-row table:style-name="ro1">
          <table:table-cell office:value-type="float" office:value="79.312" calcext:value-type="float">
            <text:p>79,312</text:p>
          </table:table-cell>
          <table:table-cell office:value-type="float" office:value="32.549" calcext:value-type="float">
            <text:p>32,549</text:p>
          </table:table-cell>
          <table:table-cell/>
          <table:table-cell office:value-type="float" office:value="525.16" calcext:value-type="float">
            <text:p>525,16</text:p>
          </table:table-cell>
          <table:table-cell office:value-type="float" office:value="464.603" calcext:value-type="float">
            <text:p>464,603</text:p>
          </table:table-cell>
          <table:table-cell/>
          <table:table-cell office:value-type="float" office:value="4816.056" calcext:value-type="float">
            <text:p>4816,056</text:p>
          </table:table-cell>
          <table:table-cell office:value-type="float" office:value="4761.248" calcext:value-type="float">
            <text:p>4761,248</text:p>
          </table:table-cell>
          <table:table-cell table:number-columns-repeated="7"/>
        </table:table-row>
        <table:table-row table:style-name="ro1">
          <table:table-cell office:value-type="float" office:value="83.973" calcext:value-type="float">
            <text:p>83,973</text:p>
          </table:table-cell>
          <table:table-cell office:value-type="float" office:value="32.536" calcext:value-type="float">
            <text:p>32,536</text:p>
          </table:table-cell>
          <table:table-cell/>
          <table:table-cell office:value-type="float" office:value="521.512" calcext:value-type="float">
            <text:p>521,512</text:p>
          </table:table-cell>
          <table:table-cell office:value-type="float" office:value="464.444" calcext:value-type="float">
            <text:p>464,444</text:p>
          </table:table-cell>
          <table:table-cell/>
          <table:table-cell office:value-type="float" office:value="4916.677" calcext:value-type="float">
            <text:p>4916,677</text:p>
          </table:table-cell>
          <table:table-cell office:value-type="float" office:value="4761.074" calcext:value-type="float">
            <text:p>4761,074</text:p>
          </table:table-cell>
          <table:table-cell table:number-columns-repeated="7"/>
        </table:table-row>
        <table:table-row table:style-name="ro1">
          <table:table-cell office:value-type="float" office:value="78.306" calcext:value-type="float">
            <text:p>78,306</text:p>
          </table:table-cell>
          <table:table-cell office:value-type="float" office:value="32.526" calcext:value-type="float">
            <text:p>32,526</text:p>
          </table:table-cell>
          <table:table-cell/>
          <table:table-cell office:value-type="float" office:value="509.973" calcext:value-type="float">
            <text:p>509,973</text:p>
          </table:table-cell>
          <table:table-cell office:value-type="float" office:value="464.358" calcext:value-type="float">
            <text:p>464,358</text:p>
          </table:table-cell>
          <table:table-cell/>
          <table:table-cell office:value-type="float" office:value="4819.703" calcext:value-type="float">
            <text:p>4819,703</text:p>
          </table:table-cell>
          <table:table-cell office:value-type="float" office:value="4760.755" calcext:value-type="float">
            <text:p>4760,755</text:p>
          </table:table-cell>
          <table:table-cell table:number-columns-repeated="7"/>
        </table:table-row>
        <table:table-row table:style-name="ro1">
          <table:table-cell office:value-type="float" office:value="80.232" calcext:value-type="float">
            <text:p>80,232</text:p>
          </table:table-cell>
          <table:table-cell office:value-type="float" office:value="32.511" calcext:value-type="float">
            <text:p>32,511</text:p>
          </table:table-cell>
          <table:table-cell/>
          <table:table-cell office:value-type="float" office:value="514.449" calcext:value-type="float">
            <text:p>514,449</text:p>
          </table:table-cell>
          <table:table-cell office:value-type="float" office:value="464.094" calcext:value-type="float">
            <text:p>464,094</text:p>
          </table:table-cell>
          <table:table-cell/>
          <table:table-cell office:value-type="float" office:value="4809.594" calcext:value-type="float">
            <text:p>4809,594</text:p>
          </table:table-cell>
          <table:table-cell office:value-type="float" office:value="4760.384" calcext:value-type="float">
            <text:p>4760,384</text:p>
          </table:table-cell>
          <table:table-cell table:number-columns-repeated="7"/>
        </table:table-row>
        <table:table-row table:style-name="ro1">
          <table:table-cell office:value-type="float" office:value="82.922" calcext:value-type="float">
            <text:p>82,922</text:p>
          </table:table-cell>
          <table:table-cell office:value-type="float" office:value="32.495" calcext:value-type="float">
            <text:p>32,495</text:p>
          </table:table-cell>
          <table:table-cell/>
          <table:table-cell office:value-type="float" office:value="525.847" calcext:value-type="float">
            <text:p>525,847</text:p>
          </table:table-cell>
          <table:table-cell office:value-type="float" office:value="463.123" calcext:value-type="float">
            <text:p>463,123</text:p>
          </table:table-cell>
          <table:table-cell/>
          <table:table-cell office:value-type="float" office:value="4967.254" calcext:value-type="float">
            <text:p>4967,254</text:p>
          </table:table-cell>
          <table:table-cell office:value-type="float" office:value="4760.317" calcext:value-type="float">
            <text:p>4760,317</text:p>
          </table:table-cell>
          <table:table-cell table:number-columns-repeated="7"/>
        </table:table-row>
        <table:table-row table:style-name="ro1">
          <table:table-cell office:value-type="float" office:value="78.172" calcext:value-type="float">
            <text:p>78,172</text:p>
          </table:table-cell>
          <table:table-cell office:value-type="float" office:value="32.487" calcext:value-type="float">
            <text:p>32,487</text:p>
          </table:table-cell>
          <table:table-cell/>
          <table:table-cell office:value-type="float" office:value="521.106" calcext:value-type="float">
            <text:p>521,106</text:p>
          </table:table-cell>
          <table:table-cell office:value-type="float" office:value="462.872" calcext:value-type="float">
            <text:p>462,872</text:p>
          </table:table-cell>
          <table:table-cell/>
          <table:table-cell office:value-type="float" office:value="4803.974" calcext:value-type="float">
            <text:p>4803,974</text:p>
          </table:table-cell>
          <table:table-cell office:value-type="float" office:value="4758.959" calcext:value-type="float">
            <text:p>4758,959</text:p>
          </table:table-cell>
          <table:table-cell table:number-columns-repeated="7"/>
        </table:table-row>
        <table:table-row table:style-name="ro1">
          <table:table-cell office:value-type="float" office:value="81.235" calcext:value-type="float">
            <text:p>81,235</text:p>
          </table:table-cell>
          <table:table-cell office:value-type="float" office:value="32.474" calcext:value-type="float">
            <text:p>32,474</text:p>
          </table:table-cell>
          <table:table-cell/>
          <table:table-cell office:value-type="float" office:value="505.962" calcext:value-type="float">
            <text:p>505,962</text:p>
          </table:table-cell>
          <table:table-cell office:value-type="float" office:value="462.814" calcext:value-type="float">
            <text:p>462,814</text:p>
          </table:table-cell>
          <table:table-cell/>
          <table:table-cell office:value-type="float" office:value="4803.939" calcext:value-type="float">
            <text:p>4803,939</text:p>
          </table:table-cell>
          <table:table-cell office:value-type="float" office:value="4758.551" calcext:value-type="float">
            <text:p>4758,551</text:p>
          </table:table-cell>
          <table:table-cell table:number-columns-repeated="7"/>
        </table:table-row>
        <table:table-row table:style-name="ro1">
          <table:table-cell office:value-type="float" office:value="78.329" calcext:value-type="float">
            <text:p>78,329</text:p>
          </table:table-cell>
          <table:table-cell office:value-type="float" office:value="32.463" calcext:value-type="float">
            <text:p>32,463</text:p>
          </table:table-cell>
          <table:table-cell/>
          <table:table-cell office:value-type="float" office:value="791.975" calcext:value-type="float">
            <text:p>791,975</text:p>
          </table:table-cell>
          <table:table-cell office:value-type="float" office:value="462.109" calcext:value-type="float">
            <text:p>462,109</text:p>
          </table:table-cell>
          <table:table-cell/>
          <table:table-cell office:value-type="float" office:value="4800.729" calcext:value-type="float">
            <text:p>4800,729</text:p>
          </table:table-cell>
          <table:table-cell office:value-type="float" office:value="4758.455" calcext:value-type="float">
            <text:p>4758,455</text:p>
          </table:table-cell>
          <table:table-cell table:number-columns-repeated="7"/>
        </table:table-row>
        <table:table-row table:style-name="ro1">
          <table:table-cell office:value-type="float" office:value="78.591" calcext:value-type="float">
            <text:p>78,591</text:p>
          </table:table-cell>
          <table:table-cell office:value-type="float" office:value="32.461" calcext:value-type="float">
            <text:p>32,461</text:p>
          </table:table-cell>
          <table:table-cell/>
          <table:table-cell office:value-type="float" office:value="551.206" calcext:value-type="float">
            <text:p>551,206</text:p>
          </table:table-cell>
          <table:table-cell office:value-type="float" office:value="462.047" calcext:value-type="float">
            <text:p>462,047</text:p>
          </table:table-cell>
          <table:table-cell/>
          <table:table-cell office:value-type="float" office:value="4801.975" calcext:value-type="float">
            <text:p>4801,975</text:p>
          </table:table-cell>
          <table:table-cell office:value-type="float" office:value="4758.431" calcext:value-type="float">
            <text:p>4758,431</text:p>
          </table:table-cell>
          <table:table-cell table:number-columns-repeated="7"/>
        </table:table-row>
        <table:table-row table:style-name="ro1">
          <table:table-cell office:value-type="float" office:value="79.37" calcext:value-type="float">
            <text:p>79,37</text:p>
          </table:table-cell>
          <table:table-cell office:value-type="float" office:value="32.444" calcext:value-type="float">
            <text:p>32,444</text:p>
          </table:table-cell>
          <table:table-cell/>
          <table:table-cell office:value-type="float" office:value="506.856" calcext:value-type="float">
            <text:p>506,856</text:p>
          </table:table-cell>
          <table:table-cell office:value-type="float" office:value="462.046" calcext:value-type="float">
            <text:p>462,046</text:p>
          </table:table-cell>
          <table:table-cell/>
          <table:table-cell office:value-type="float" office:value="4801.669" calcext:value-type="float">
            <text:p>4801,669</text:p>
          </table:table-cell>
          <table:table-cell office:value-type="float" office:value="4758.083" calcext:value-type="float">
            <text:p>4758,083</text:p>
          </table:table-cell>
          <table:table-cell table:number-columns-repeated="7"/>
        </table:table-row>
        <table:table-row table:style-name="ro1">
          <table:table-cell office:value-type="float" office:value="77.116" calcext:value-type="float">
            <text:p>77,116</text:p>
          </table:table-cell>
          <table:table-cell office:value-type="float" office:value="32.408" calcext:value-type="float">
            <text:p>32,408</text:p>
          </table:table-cell>
          <table:table-cell/>
          <table:table-cell office:value-type="float" office:value="585.451" calcext:value-type="float">
            <text:p>585,451</text:p>
          </table:table-cell>
          <table:table-cell office:value-type="float" office:value="461.919" calcext:value-type="float">
            <text:p>461,919</text:p>
          </table:table-cell>
          <table:table-cell/>
          <table:table-cell office:value-type="float" office:value="4800.073" calcext:value-type="float">
            <text:p>4800,073</text:p>
          </table:table-cell>
          <table:table-cell office:value-type="float" office:value="4757.584" calcext:value-type="float">
            <text:p>4757,584</text:p>
          </table:table-cell>
          <table:table-cell table:number-columns-repeated="7"/>
        </table:table-row>
        <table:table-row table:style-name="ro1">
          <table:table-cell office:value-type="float" office:value="78.235" calcext:value-type="float">
            <text:p>78,235</text:p>
          </table:table-cell>
          <table:table-cell office:value-type="float" office:value="32.408" calcext:value-type="float">
            <text:p>32,408</text:p>
          </table:table-cell>
          <table:table-cell/>
          <table:table-cell office:value-type="float" office:value="563.362" calcext:value-type="float">
            <text:p>563,362</text:p>
          </table:table-cell>
          <table:table-cell office:value-type="float" office:value="461.683" calcext:value-type="float">
            <text:p>461,683</text:p>
          </table:table-cell>
          <table:table-cell/>
          <table:table-cell office:value-type="float" office:value="4800.662" calcext:value-type="float">
            <text:p>4800,662</text:p>
          </table:table-cell>
          <table:table-cell office:value-type="float" office:value="4757.388" calcext:value-type="float">
            <text:p>4757,388</text:p>
          </table:table-cell>
          <table:table-cell table:number-columns-repeated="7"/>
        </table:table-row>
        <table:table-row table:style-name="ro1">
          <table:table-cell office:value-type="float" office:value="80.687" calcext:value-type="float">
            <text:p>80,687</text:p>
          </table:table-cell>
          <table:table-cell office:value-type="float" office:value="32.396" calcext:value-type="float">
            <text:p>32,396</text:p>
          </table:table-cell>
          <table:table-cell/>
          <table:table-cell office:value-type="float" office:value="522.012" calcext:value-type="float">
            <text:p>522,012</text:p>
          </table:table-cell>
          <table:table-cell office:value-type="float" office:value="461.652" calcext:value-type="float">
            <text:p>461,652</text:p>
          </table:table-cell>
          <table:table-cell/>
          <table:table-cell office:value-type="float" office:value="4800.018" calcext:value-type="float">
            <text:p>4800,018</text:p>
          </table:table-cell>
          <table:table-cell office:value-type="float" office:value="4757.144" calcext:value-type="float">
            <text:p>4757,144</text:p>
          </table:table-cell>
          <table:table-cell table:number-columns-repeated="7"/>
        </table:table-row>
        <table:table-row table:style-name="ro1">
          <table:table-cell office:value-type="float" office:value="76.673" calcext:value-type="float">
            <text:p>76,673</text:p>
          </table:table-cell>
          <table:table-cell office:value-type="float" office:value="32.39" calcext:value-type="float">
            <text:p>32,39</text:p>
          </table:table-cell>
          <table:table-cell/>
          <table:table-cell office:value-type="float" office:value="587.508" calcext:value-type="float">
            <text:p>587,508</text:p>
          </table:table-cell>
          <table:table-cell office:value-type="float" office:value="461.578" calcext:value-type="float">
            <text:p>461,578</text:p>
          </table:table-cell>
          <table:table-cell/>
          <table:table-cell office:value-type="float" office:value="4800.519" calcext:value-type="float">
            <text:p>4800,519</text:p>
          </table:table-cell>
          <table:table-cell office:value-type="float" office:value="4756.974" calcext:value-type="float">
            <text:p>4756,974</text:p>
          </table:table-cell>
          <table:table-cell table:number-columns-repeated="7"/>
        </table:table-row>
        <table:table-row table:style-name="ro1">
          <table:table-cell office:value-type="float" office:value="78.514" calcext:value-type="float">
            <text:p>78,514</text:p>
          </table:table-cell>
          <table:table-cell office:value-type="float" office:value="32.37" calcext:value-type="float">
            <text:p>32,37</text:p>
          </table:table-cell>
          <table:table-cell/>
          <table:table-cell office:value-type="float" office:value="579.826" calcext:value-type="float">
            <text:p>579,826</text:p>
          </table:table-cell>
          <table:table-cell office:value-type="float" office:value="461.222" calcext:value-type="float">
            <text:p>461,222</text:p>
          </table:table-cell>
          <table:table-cell/>
          <table:table-cell office:value-type="float" office:value="4799.36" calcext:value-type="float">
            <text:p>4799,36</text:p>
          </table:table-cell>
          <table:table-cell office:value-type="float" office:value="4756.698" calcext:value-type="float">
            <text:p>4756,698</text:p>
          </table:table-cell>
          <table:table-cell table:number-columns-repeated="7"/>
        </table:table-row>
        <table:table-row table:style-name="ro1">
          <table:table-cell office:value-type="float" office:value="79.798" calcext:value-type="float">
            <text:p>79,798</text:p>
          </table:table-cell>
          <table:table-cell office:value-type="float" office:value="32.318" calcext:value-type="float">
            <text:p>32,318</text:p>
          </table:table-cell>
          <table:table-cell/>
          <table:table-cell office:value-type="float" office:value="520.943" calcext:value-type="float">
            <text:p>520,943</text:p>
          </table:table-cell>
          <table:table-cell office:value-type="float" office:value="461.207" calcext:value-type="float">
            <text:p>461,207</text:p>
          </table:table-cell>
          <table:table-cell/>
          <table:table-cell office:value-type="float" office:value="4798.163" calcext:value-type="float">
            <text:p>4798,163</text:p>
          </table:table-cell>
          <table:table-cell office:value-type="float" office:value="4755.554" calcext:value-type="float">
            <text:p>4755,554</text:p>
          </table:table-cell>
          <table:table-cell table:number-columns-repeated="7"/>
        </table:table-row>
        <table:table-row table:style-name="ro1">
          <table:table-cell office:value-type="float" office:value="79.462" calcext:value-type="float">
            <text:p>79,462</text:p>
          </table:table-cell>
          <table:table-cell office:value-type="float" office:value="32.29" calcext:value-type="float">
            <text:p>32,29</text:p>
          </table:table-cell>
          <table:table-cell/>
          <table:table-cell office:value-type="float" office:value="519.235" calcext:value-type="float">
            <text:p>519,235</text:p>
          </table:table-cell>
          <table:table-cell office:value-type="float" office:value="461.203" calcext:value-type="float">
            <text:p>461,203</text:p>
          </table:table-cell>
          <table:table-cell/>
          <table:table-cell office:value-type="float" office:value="4800.381" calcext:value-type="float">
            <text:p>4800,381</text:p>
          </table:table-cell>
          <table:table-cell office:value-type="float" office:value="4755.261" calcext:value-type="float">
            <text:p>4755,261</text:p>
          </table:table-cell>
          <table:table-cell table:number-columns-repeated="7"/>
        </table:table-row>
        <table:table-row table:style-name="ro1">
          <table:table-cell office:value-type="float" office:value="88.286" calcext:value-type="float">
            <text:p>88,286</text:p>
          </table:table-cell>
          <table:table-cell office:value-type="float" office:value="32.286" calcext:value-type="float">
            <text:p>32,286</text:p>
          </table:table-cell>
          <table:table-cell/>
          <table:table-cell office:value-type="float" office:value="515.506" calcext:value-type="float">
            <text:p>515,506</text:p>
          </table:table-cell>
          <table:table-cell office:value-type="float" office:value="460.952" calcext:value-type="float">
            <text:p>460,952</text:p>
          </table:table-cell>
          <table:table-cell/>
          <table:table-cell office:value-type="float" office:value="4800.479" calcext:value-type="float">
            <text:p>4800,479</text:p>
          </table:table-cell>
          <table:table-cell office:value-type="float" office:value="4755.237" calcext:value-type="float">
            <text:p>4755,237</text:p>
          </table:table-cell>
          <table:table-cell table:number-columns-repeated="7"/>
        </table:table-row>
        <table:table-row table:style-name="ro1">
          <table:table-cell office:value-type="float" office:value="77.944" calcext:value-type="float">
            <text:p>77,944</text:p>
          </table:table-cell>
          <table:table-cell office:value-type="float" office:value="32.276" calcext:value-type="float">
            <text:p>32,276</text:p>
          </table:table-cell>
          <table:table-cell/>
          <table:table-cell office:value-type="float" office:value="507.664" calcext:value-type="float">
            <text:p>507,664</text:p>
          </table:table-cell>
          <table:table-cell office:value-type="float" office:value="460.93" calcext:value-type="float">
            <text:p>460,93</text:p>
          </table:table-cell>
          <table:table-cell/>
          <table:table-cell office:value-type="float" office:value="4803.679" calcext:value-type="float">
            <text:p>4803,679</text:p>
          </table:table-cell>
          <table:table-cell office:value-type="float" office:value="4755.133" calcext:value-type="float">
            <text:p>4755,133</text:p>
          </table:table-cell>
          <table:table-cell table:number-columns-repeated="7"/>
        </table:table-row>
        <table:table-row table:style-name="ro1">
          <table:table-cell office:value-type="float" office:value="80.251" calcext:value-type="float">
            <text:p>80,251</text:p>
          </table:table-cell>
          <table:table-cell office:value-type="float" office:value="32.271" calcext:value-type="float">
            <text:p>32,271</text:p>
          </table:table-cell>
          <table:table-cell/>
          <table:table-cell office:value-type="float" office:value="505.349" calcext:value-type="float">
            <text:p>505,349</text:p>
          </table:table-cell>
          <table:table-cell office:value-type="float" office:value="460.914" calcext:value-type="float">
            <text:p>460,914</text:p>
          </table:table-cell>
          <table:table-cell/>
          <table:table-cell office:value-type="float" office:value="4798.031" calcext:value-type="float">
            <text:p>4798,031</text:p>
          </table:table-cell>
          <table:table-cell office:value-type="float" office:value="4754.864" calcext:value-type="float">
            <text:p>4754,864</text:p>
          </table:table-cell>
          <table:table-cell table:number-columns-repeated="7"/>
        </table:table-row>
        <table:table-row table:style-name="ro1">
          <table:table-cell office:value-type="float" office:value="81.682" calcext:value-type="float">
            <text:p>81,682</text:p>
          </table:table-cell>
          <table:table-cell office:value-type="float" office:value="29.207" calcext:value-type="float">
            <text:p>29,207</text:p>
          </table:table-cell>
          <table:table-cell/>
          <table:table-cell office:value-type="float" office:value="517.569" calcext:value-type="float">
            <text:p>517,569</text:p>
          </table:table-cell>
          <table:table-cell office:value-type="float" office:value="460.875" calcext:value-type="float">
            <text:p>460,875</text:p>
          </table:table-cell>
          <table:table-cell/>
          <table:table-cell office:value-type="float" office:value="4904.617" calcext:value-type="float">
            <text:p>4904,617</text:p>
          </table:table-cell>
          <table:table-cell office:value-type="float" office:value="4754.604" calcext:value-type="float">
            <text:p>4754,604</text:p>
          </table:table-cell>
          <table:table-cell table:number-columns-repeated="7"/>
        </table:table-row>
        <table:table-row table:style-name="ro1">
          <table:table-cell office:value-type="float" office:value="74.588" calcext:value-type="float">
            <text:p>74,588</text:p>
          </table:table-cell>
          <table:table-cell office:value-type="float" office:value="29.017" calcext:value-type="float">
            <text:p>29,017</text:p>
          </table:table-cell>
          <table:table-cell/>
          <table:table-cell office:value-type="float" office:value="518.939" calcext:value-type="float">
            <text:p>518,939</text:p>
          </table:table-cell>
          <table:table-cell office:value-type="float" office:value="460.856" calcext:value-type="float">
            <text:p>460,856</text:p>
          </table:table-cell>
          <table:table-cell/>
          <table:table-cell office:value-type="float" office:value="4796.933" calcext:value-type="float">
            <text:p>4796,933</text:p>
          </table:table-cell>
          <table:table-cell office:value-type="float" office:value="4754.456" calcext:value-type="float">
            <text:p>4754,456</text:p>
          </table:table-cell>
          <table:table-cell table:number-columns-repeated="7"/>
        </table:table-row>
        <table:table-row table:style-name="ro1">
          <table:table-cell office:value-type="float" office:value="76.185" calcext:value-type="float">
            <text:p>76,185</text:p>
          </table:table-cell>
          <table:table-cell office:value-type="float" office:value="28.801" calcext:value-type="float">
            <text:p>28,801</text:p>
          </table:table-cell>
          <table:table-cell/>
          <table:table-cell office:value-type="float" office:value="502.797" calcext:value-type="float">
            <text:p>502,797</text:p>
          </table:table-cell>
          <table:table-cell office:value-type="float" office:value="460.644" calcext:value-type="float">
            <text:p>460,644</text:p>
          </table:table-cell>
          <table:table-cell/>
          <table:table-cell office:value-type="float" office:value="4803.197" calcext:value-type="float">
            <text:p>4803,197</text:p>
          </table:table-cell>
          <table:table-cell office:value-type="float" office:value="4754.191" calcext:value-type="float">
            <text:p>4754,191</text:p>
          </table:table-cell>
          <table:table-cell table:number-columns-repeated="7"/>
        </table:table-row>
        <table:table-row table:style-name="ro1">
          <table:table-cell office:value-type="float" office:value="80.602" calcext:value-type="float">
            <text:p>80,602</text:p>
          </table:table-cell>
          <table:table-cell office:value-type="float" office:value="28.789" calcext:value-type="float">
            <text:p>28,789</text:p>
          </table:table-cell>
          <table:table-cell/>
          <table:table-cell office:value-type="float" office:value="517.402" calcext:value-type="float">
            <text:p>517,402</text:p>
          </table:table-cell>
          <table:table-cell office:value-type="float" office:value="460.562" calcext:value-type="float">
            <text:p>460,562</text:p>
          </table:table-cell>
          <table:table-cell/>
          <table:table-cell office:value-type="float" office:value="4806.864" calcext:value-type="float">
            <text:p>4806,864</text:p>
          </table:table-cell>
          <table:table-cell office:value-type="float" office:value="4753.844" calcext:value-type="float">
            <text:p>4753,844</text:p>
          </table:table-cell>
          <table:table-cell table:number-columns-repeated="7"/>
        </table:table-row>
        <table:table-row table:style-name="ro1">
          <table:table-cell office:value-type="float" office:value="83.538" calcext:value-type="float">
            <text:p>83,538</text:p>
          </table:table-cell>
          <table:table-cell office:value-type="float" office:value="28.605" calcext:value-type="float">
            <text:p>28,605</text:p>
          </table:table-cell>
          <table:table-cell/>
          <table:table-cell office:value-type="float" office:value="833.507" calcext:value-type="float">
            <text:p>833,507</text:p>
          </table:table-cell>
          <table:table-cell office:value-type="float" office:value="460.457" calcext:value-type="float">
            <text:p>460,457</text:p>
          </table:table-cell>
          <table:table-cell/>
          <table:table-cell office:value-type="float" office:value="4798.631" calcext:value-type="float">
            <text:p>4798,631</text:p>
          </table:table-cell>
          <table:table-cell office:value-type="float" office:value="4753.599" calcext:value-type="float">
            <text:p>4753,599</text:p>
          </table:table-cell>
          <table:table-cell table:number-columns-repeated="7"/>
        </table:table-row>
        <table:table-row table:style-name="ro1">
          <table:table-cell office:value-type="float" office:value="87.811" calcext:value-type="float">
            <text:p>87,811</text:p>
          </table:table-cell>
          <table:table-cell office:value-type="float" office:value="28.582" calcext:value-type="float">
            <text:p>28,582</text:p>
          </table:table-cell>
          <table:table-cell/>
          <table:table-cell office:value-type="float" office:value="519.452" calcext:value-type="float">
            <text:p>519,452</text:p>
          </table:table-cell>
          <table:table-cell office:value-type="float" office:value="460.42" calcext:value-type="float">
            <text:p>460,42</text:p>
          </table:table-cell>
          <table:table-cell/>
          <table:table-cell office:value-type="float" office:value="4797.358" calcext:value-type="float">
            <text:p>4797,358</text:p>
          </table:table-cell>
          <table:table-cell office:value-type="float" office:value="4753.089" calcext:value-type="float">
            <text:p>4753,089</text:p>
          </table:table-cell>
          <table:table-cell table:number-columns-repeated="7"/>
        </table:table-row>
        <table:table-row table:style-name="ro1">
          <table:table-cell office:value-type="float" office:value="73.636" calcext:value-type="float">
            <text:p>73,636</text:p>
          </table:table-cell>
          <table:table-cell office:value-type="float" office:value="28.575" calcext:value-type="float">
            <text:p>28,575</text:p>
          </table:table-cell>
          <table:table-cell/>
          <table:table-cell office:value-type="float" office:value="502.335" calcext:value-type="float">
            <text:p>502,335</text:p>
          </table:table-cell>
          <table:table-cell office:value-type="float" office:value="460.335" calcext:value-type="float">
            <text:p>460,335</text:p>
          </table:table-cell>
          <table:table-cell/>
          <table:table-cell office:value-type="float" office:value="4924.408" calcext:value-type="float">
            <text:p>4924,408</text:p>
          </table:table-cell>
          <table:table-cell office:value-type="float" office:value="4752.963" calcext:value-type="float">
            <text:p>4752,963</text:p>
          </table:table-cell>
          <table:table-cell table:number-columns-repeated="7"/>
        </table:table-row>
        <table:table-row table:style-name="ro1">
          <table:table-cell office:value-type="float" office:value="75.296" calcext:value-type="float">
            <text:p>75,296</text:p>
          </table:table-cell>
          <table:table-cell office:value-type="float" office:value="28.547" calcext:value-type="float">
            <text:p>28,547</text:p>
          </table:table-cell>
          <table:table-cell/>
          <table:table-cell office:value-type="float" office:value="518.595" calcext:value-type="float">
            <text:p>518,595</text:p>
          </table:table-cell>
          <table:table-cell office:value-type="float" office:value="460.118" calcext:value-type="float">
            <text:p>460,118</text:p>
          </table:table-cell>
          <table:table-cell/>
          <table:table-cell office:value-type="float" office:value="4798.029" calcext:value-type="float">
            <text:p>4798,029</text:p>
          </table:table-cell>
          <table:table-cell office:value-type="float" office:value="4751.97" calcext:value-type="float">
            <text:p>4751,97</text:p>
          </table:table-cell>
          <table:table-cell table:number-columns-repeated="7"/>
        </table:table-row>
        <table:table-row table:style-name="ro1">
          <table:table-cell office:value-type="float" office:value="77.404" calcext:value-type="float">
            <text:p>77,404</text:p>
          </table:table-cell>
          <table:table-cell office:value-type="float" office:value="28.502" calcext:value-type="float">
            <text:p>28,502</text:p>
          </table:table-cell>
          <table:table-cell/>
          <table:table-cell office:value-type="float" office:value="509.229" calcext:value-type="float">
            <text:p>509,229</text:p>
          </table:table-cell>
          <table:table-cell office:value-type="float" office:value="459.725" calcext:value-type="float">
            <text:p>459,725</text:p>
          </table:table-cell>
          <table:table-cell/>
          <table:table-cell office:value-type="float" office:value="4798.399" calcext:value-type="float">
            <text:p>4798,399</text:p>
          </table:table-cell>
          <table:table-cell office:value-type="float" office:value="4751.283" calcext:value-type="float">
            <text:p>4751,283</text:p>
          </table:table-cell>
          <table:table-cell table:number-columns-repeated="7"/>
        </table:table-row>
        <table:table-row table:style-name="ro1">
          <table:table-cell office:value-type="float" office:value="79.955" calcext:value-type="float">
            <text:p>79,955</text:p>
          </table:table-cell>
          <table:table-cell office:value-type="float" office:value="28.497" calcext:value-type="float">
            <text:p>28,497</text:p>
          </table:table-cell>
          <table:table-cell/>
          <table:table-cell office:value-type="float" office:value="520.431" calcext:value-type="float">
            <text:p>520,431</text:p>
          </table:table-cell>
          <table:table-cell office:value-type="float" office:value="459.59" calcext:value-type="float">
            <text:p>459,59</text:p>
          </table:table-cell>
          <table:table-cell/>
          <table:table-cell office:value-type="float" office:value="4798.359" calcext:value-type="float">
            <text:p>4798,359</text:p>
          </table:table-cell>
          <table:table-cell office:value-type="float" office:value="4751.117" calcext:value-type="float">
            <text:p>4751,117</text:p>
          </table:table-cell>
          <table:table-cell table:number-columns-repeated="7"/>
        </table:table-row>
        <table:table-row table:style-name="ro1">
          <table:table-cell office:value-type="float" office:value="74.6" calcext:value-type="float">
            <text:p>74,6</text:p>
          </table:table-cell>
          <table:table-cell office:value-type="float" office:value="28.494" calcext:value-type="float">
            <text:p>28,494</text:p>
          </table:table-cell>
          <table:table-cell/>
          <table:table-cell office:value-type="float" office:value="501.785" calcext:value-type="float">
            <text:p>501,785</text:p>
          </table:table-cell>
          <table:table-cell office:value-type="float" office:value="458.97" calcext:value-type="float">
            <text:p>458,97</text:p>
          </table:table-cell>
          <table:table-cell/>
          <table:table-cell office:value-type="float" office:value="4799.183" calcext:value-type="float">
            <text:p>4799,183</text:p>
          </table:table-cell>
          <table:table-cell office:value-type="float" office:value="4751.029" calcext:value-type="float">
            <text:p>4751,029</text:p>
          </table:table-cell>
          <table:table-cell table:number-columns-repeated="7"/>
        </table:table-row>
        <table:table-row table:style-name="ro1">
          <table:table-cell office:value-type="float" office:value="74.976" calcext:value-type="float">
            <text:p>74,976</text:p>
          </table:table-cell>
          <table:table-cell office:value-type="float" office:value="28.491" calcext:value-type="float">
            <text:p>28,491</text:p>
          </table:table-cell>
          <table:table-cell/>
          <table:table-cell office:value-type="float" office:value="505.843" calcext:value-type="float">
            <text:p>505,843</text:p>
          </table:table-cell>
          <table:table-cell office:value-type="float" office:value="458.493" calcext:value-type="float">
            <text:p>458,493</text:p>
          </table:table-cell>
          <table:table-cell/>
          <table:table-cell office:value-type="float" office:value="4793.733" calcext:value-type="float">
            <text:p>4793,733</text:p>
          </table:table-cell>
          <table:table-cell office:value-type="float" office:value="4750.119" calcext:value-type="float">
            <text:p>4750,119</text:p>
          </table:table-cell>
          <table:table-cell table:number-columns-repeated="7"/>
        </table:table-row>
        <table:table-row table:style-name="ro1">
          <table:table-cell office:value-type="float" office:value="74.284" calcext:value-type="float">
            <text:p>74,284</text:p>
          </table:table-cell>
          <table:table-cell office:value-type="float" office:value="28.447" calcext:value-type="float">
            <text:p>28,447</text:p>
          </table:table-cell>
          <table:table-cell/>
          <table:table-cell office:value-type="float" office:value="500.811" calcext:value-type="float">
            <text:p>500,811</text:p>
          </table:table-cell>
          <table:table-cell office:value-type="float" office:value="458.486" calcext:value-type="float">
            <text:p>458,486</text:p>
          </table:table-cell>
          <table:table-cell/>
          <table:table-cell office:value-type="float" office:value="4800.042" calcext:value-type="float">
            <text:p>4800,042</text:p>
          </table:table-cell>
          <table:table-cell office:value-type="float" office:value="4750.023" calcext:value-type="float">
            <text:p>4750,023</text:p>
          </table:table-cell>
          <table:table-cell table:number-columns-repeated="7"/>
        </table:table-row>
        <table:table-row table:style-name="ro1">
          <table:table-cell office:value-type="float" office:value="75.812" calcext:value-type="float">
            <text:p>75,812</text:p>
          </table:table-cell>
          <table:table-cell office:value-type="float" office:value="28.445" calcext:value-type="float">
            <text:p>28,445</text:p>
          </table:table-cell>
          <table:table-cell/>
          <table:table-cell office:value-type="float" office:value="508.487" calcext:value-type="float">
            <text:p>508,487</text:p>
          </table:table-cell>
          <table:table-cell office:value-type="float" office:value="458.478" calcext:value-type="float">
            <text:p>458,478</text:p>
          </table:table-cell>
          <table:table-cell/>
          <table:table-cell office:value-type="float" office:value="4799.428" calcext:value-type="float">
            <text:p>4799,428</text:p>
          </table:table-cell>
          <table:table-cell office:value-type="float" office:value="4749.122" calcext:value-type="float">
            <text:p>4749,122</text:p>
          </table:table-cell>
          <table:table-cell table:number-columns-repeated="7"/>
        </table:table-row>
        <table:table-row table:style-name="ro1">
          <table:table-cell office:value-type="float" office:value="75.766" calcext:value-type="float">
            <text:p>75,766</text:p>
          </table:table-cell>
          <table:table-cell office:value-type="float" office:value="28.437" calcext:value-type="float">
            <text:p>28,437</text:p>
          </table:table-cell>
          <table:table-cell/>
          <table:table-cell office:value-type="float" office:value="529.972" calcext:value-type="float">
            <text:p>529,972</text:p>
          </table:table-cell>
          <table:table-cell office:value-type="float" office:value="458.464" calcext:value-type="float">
            <text:p>458,464</text:p>
          </table:table-cell>
          <table:table-cell/>
          <table:table-cell office:value-type="float" office:value="4798.678" calcext:value-type="float">
            <text:p>4798,678</text:p>
          </table:table-cell>
          <table:table-cell office:value-type="float" office:value="4748.675" calcext:value-type="float">
            <text:p>4748,675</text:p>
          </table:table-cell>
          <table:table-cell table:number-columns-repeated="7"/>
        </table:table-row>
        <table:table-row table:style-name="ro1">
          <table:table-cell office:value-type="float" office:value="74.893" calcext:value-type="float">
            <text:p>74,893</text:p>
          </table:table-cell>
          <table:table-cell office:value-type="float" office:value="28.426" calcext:value-type="float">
            <text:p>28,426</text:p>
          </table:table-cell>
          <table:table-cell/>
          <table:table-cell office:value-type="float" office:value="500.953" calcext:value-type="float">
            <text:p>500,953</text:p>
          </table:table-cell>
          <table:table-cell office:value-type="float" office:value="457.88" calcext:value-type="float">
            <text:p>457,88</text:p>
          </table:table-cell>
          <table:table-cell/>
          <table:table-cell office:value-type="float" office:value="4793.977" calcext:value-type="float">
            <text:p>4793,977</text:p>
          </table:table-cell>
          <table:table-cell office:value-type="float" office:value="4747.556" calcext:value-type="float">
            <text:p>4747,556</text:p>
          </table:table-cell>
          <table:table-cell table:number-columns-repeated="7"/>
        </table:table-row>
        <table:table-row table:style-name="ro1">
          <table:table-cell office:value-type="float" office:value="73.636" calcext:value-type="float">
            <text:p>73,636</text:p>
          </table:table-cell>
          <table:table-cell office:value-type="float" office:value="28.419" calcext:value-type="float">
            <text:p>28,419</text:p>
          </table:table-cell>
          <table:table-cell/>
          <table:table-cell office:value-type="float" office:value="502.168" calcext:value-type="float">
            <text:p>502,168</text:p>
          </table:table-cell>
          <table:table-cell office:value-type="float" office:value="457.802" calcext:value-type="float">
            <text:p>457,802</text:p>
          </table:table-cell>
          <table:table-cell/>
          <table:table-cell office:value-type="float" office:value="4819.818" calcext:value-type="float">
            <text:p>4819,818</text:p>
          </table:table-cell>
          <table:table-cell office:value-type="float" office:value="4746.496" calcext:value-type="float">
            <text:p>4746,496</text:p>
          </table:table-cell>
          <table:table-cell table:number-columns-repeated="7"/>
        </table:table-row>
        <table:table-row table:style-name="ro1">
          <table:table-cell office:value-type="float" office:value="82.961" calcext:value-type="float">
            <text:p>82,961</text:p>
          </table:table-cell>
          <table:table-cell office:value-type="float" office:value="28.418" calcext:value-type="float">
            <text:p>28,418</text:p>
          </table:table-cell>
          <table:table-cell/>
          <table:table-cell office:value-type="float" office:value="503.342" calcext:value-type="float">
            <text:p>503,342</text:p>
          </table:table-cell>
          <table:table-cell office:value-type="float" office:value="457.721" calcext:value-type="float">
            <text:p>457,721</text:p>
          </table:table-cell>
          <table:table-cell/>
          <table:table-cell office:value-type="float" office:value="4863.886" calcext:value-type="float">
            <text:p>4863,886</text:p>
          </table:table-cell>
          <table:table-cell office:value-type="float" office:value="4745.381" calcext:value-type="float">
            <text:p>4745,381</text:p>
          </table:table-cell>
          <table:table-cell table:number-columns-repeated="7"/>
        </table:table-row>
        <table:table-row table:style-name="ro1">
          <table:table-cell office:value-type="float" office:value="74.692" calcext:value-type="float">
            <text:p>74,692</text:p>
          </table:table-cell>
          <table:table-cell office:value-type="float" office:value="28.414" calcext:value-type="float">
            <text:p>28,414</text:p>
          </table:table-cell>
          <table:table-cell/>
          <table:table-cell office:value-type="float" office:value="500.412" calcext:value-type="float">
            <text:p>500,412</text:p>
          </table:table-cell>
          <table:table-cell office:value-type="float" office:value="457.542" calcext:value-type="float">
            <text:p>457,542</text:p>
          </table:table-cell>
          <table:table-cell/>
          <table:table-cell office:value-type="float" office:value="4851.133" calcext:value-type="float">
            <text:p>4851,133</text:p>
          </table:table-cell>
          <table:table-cell office:value-type="float" office:value="4744.057" calcext:value-type="float">
            <text:p>4744,057</text:p>
          </table:table-cell>
          <table:table-cell table:number-columns-repeated="7"/>
        </table:table-row>
        <table:table-row table:style-name="ro1">
          <table:table-cell office:value-type="float" office:value="74.501" calcext:value-type="float">
            <text:p>74,501</text:p>
          </table:table-cell>
          <table:table-cell office:value-type="float" office:value="28.414" calcext:value-type="float">
            <text:p>28,414</text:p>
          </table:table-cell>
          <table:table-cell/>
          <table:table-cell office:value-type="float" office:value="502.725" calcext:value-type="float">
            <text:p>502,725</text:p>
          </table:table-cell>
          <table:table-cell office:value-type="float" office:value="457.146" calcext:value-type="float">
            <text:p>457,146</text:p>
          </table:table-cell>
          <table:table-cell/>
          <table:table-cell office:value-type="float" office:value="4897.482" calcext:value-type="float">
            <text:p>4897,482</text:p>
          </table:table-cell>
          <table:table-cell office:value-type="float" office:value="4743.838" calcext:value-type="float">
            <text:p>4743,838</text:p>
          </table:table-cell>
          <table:table-cell table:number-columns-repeated="7"/>
        </table:table-row>
        <table:table-row table:style-name="ro1">
          <table:table-cell office:value-type="float" office:value="73.134" calcext:value-type="float">
            <text:p>73,134</text:p>
          </table:table-cell>
          <table:table-cell office:value-type="float" office:value="28.412" calcext:value-type="float">
            <text:p>28,412</text:p>
          </table:table-cell>
          <table:table-cell/>
          <table:table-cell office:value-type="float" office:value="503.48" calcext:value-type="float">
            <text:p>503,48</text:p>
          </table:table-cell>
          <table:table-cell office:value-type="float" office:value="457.084" calcext:value-type="float">
            <text:p>457,084</text:p>
          </table:table-cell>
          <table:table-cell/>
          <table:table-cell office:value-type="float" office:value="4801.116" calcext:value-type="float">
            <text:p>4801,116</text:p>
          </table:table-cell>
          <table:table-cell office:value-type="float" office:value="4743.775" calcext:value-type="float">
            <text:p>4743,775</text:p>
          </table:table-cell>
          <table:table-cell table:number-columns-repeated="7"/>
        </table:table-row>
        <table:table-row table:style-name="ro1">
          <table:table-cell office:value-type="float" office:value="74.775" calcext:value-type="float">
            <text:p>74,775</text:p>
          </table:table-cell>
          <table:table-cell office:value-type="float" office:value="28.395" calcext:value-type="float">
            <text:p>28,395</text:p>
          </table:table-cell>
          <table:table-cell/>
          <table:table-cell office:value-type="float" office:value="501.325" calcext:value-type="float">
            <text:p>501,325</text:p>
          </table:table-cell>
          <table:table-cell office:value-type="float" office:value="457.011" calcext:value-type="float">
            <text:p>457,011</text:p>
          </table:table-cell>
          <table:table-cell/>
          <table:table-cell office:value-type="float" office:value="4799.497" calcext:value-type="float">
            <text:p>4799,497</text:p>
          </table:table-cell>
          <table:table-cell office:value-type="float" office:value="4743.515" calcext:value-type="float">
            <text:p>4743,515</text:p>
          </table:table-cell>
          <table:table-cell table:number-columns-repeated="7"/>
        </table:table-row>
        <table:table-row table:style-name="ro1">
          <table:table-cell office:value-type="float" office:value="80.351" calcext:value-type="float">
            <text:p>80,351</text:p>
          </table:table-cell>
          <table:table-cell office:value-type="float" office:value="28.39" calcext:value-type="float">
            <text:p>28,39</text:p>
          </table:table-cell>
          <table:table-cell/>
          <table:table-cell office:value-type="float" office:value="504.491" calcext:value-type="float">
            <text:p>504,491</text:p>
          </table:table-cell>
          <table:table-cell office:value-type="float" office:value="456.968" calcext:value-type="float">
            <text:p>456,968</text:p>
          </table:table-cell>
          <table:table-cell/>
          <table:table-cell office:value-type="float" office:value="4786.361" calcext:value-type="float">
            <text:p>4786,361</text:p>
          </table:table-cell>
          <table:table-cell office:value-type="float" office:value="4743.382" calcext:value-type="float">
            <text:p>4743,382</text:p>
          </table:table-cell>
          <table:table-cell table:number-columns-repeated="7"/>
        </table:table-row>
        <table:table-row table:style-name="ro1">
          <table:table-cell office:value-type="float" office:value="85.995" calcext:value-type="float">
            <text:p>85,995</text:p>
          </table:table-cell>
          <table:table-cell office:value-type="float" office:value="28.388" calcext:value-type="float">
            <text:p>28,388</text:p>
          </table:table-cell>
          <table:table-cell/>
          <table:table-cell office:value-type="float" office:value="501.401" calcext:value-type="float">
            <text:p>501,401</text:p>
          </table:table-cell>
          <table:table-cell office:value-type="float" office:value="456.83" calcext:value-type="float">
            <text:p>456,83</text:p>
          </table:table-cell>
          <table:table-cell/>
          <table:table-cell office:value-type="float" office:value="4798.871" calcext:value-type="float">
            <text:p>4798,871</text:p>
          </table:table-cell>
          <table:table-cell office:value-type="float" office:value="4742.855" calcext:value-type="float">
            <text:p>4742,855</text:p>
          </table:table-cell>
          <table:table-cell table:number-columns-repeated="7"/>
        </table:table-row>
        <table:table-row table:style-name="ro1">
          <table:table-cell office:value-type="float" office:value="74.23" calcext:value-type="float">
            <text:p>74,23</text:p>
          </table:table-cell>
          <table:table-cell office:value-type="float" office:value="28.379" calcext:value-type="float">
            <text:p>28,379</text:p>
          </table:table-cell>
          <table:table-cell/>
          <table:table-cell office:value-type="float" office:value="500.996" calcext:value-type="float">
            <text:p>500,996</text:p>
          </table:table-cell>
          <table:table-cell office:value-type="float" office:value="456.783" calcext:value-type="float">
            <text:p>456,783</text:p>
          </table:table-cell>
          <table:table-cell/>
          <table:table-cell office:value-type="float" office:value="4800.952" calcext:value-type="float">
            <text:p>4800,952</text:p>
          </table:table-cell>
          <table:table-cell office:value-type="float" office:value="4742.352" calcext:value-type="float">
            <text:p>4742,352</text:p>
          </table:table-cell>
          <table:table-cell table:number-columns-repeated="7"/>
        </table:table-row>
        <table:table-row table:style-name="ro1">
          <table:table-cell office:value-type="float" office:value="74.3" calcext:value-type="float">
            <text:p>74,3</text:p>
          </table:table-cell>
          <table:table-cell office:value-type="float" office:value="28.362" calcext:value-type="float">
            <text:p>28,362</text:p>
          </table:table-cell>
          <table:table-cell/>
          <table:table-cell office:value-type="float" office:value="501.521" calcext:value-type="float">
            <text:p>501,521</text:p>
          </table:table-cell>
          <table:table-cell office:value-type="float" office:value="456.775" calcext:value-type="float">
            <text:p>456,775</text:p>
          </table:table-cell>
          <table:table-cell/>
          <table:table-cell office:value-type="float" office:value="4826.085" calcext:value-type="float">
            <text:p>4826,085</text:p>
          </table:table-cell>
          <table:table-cell office:value-type="float" office:value="4741.407" calcext:value-type="float">
            <text:p>4741,407</text:p>
          </table:table-cell>
          <table:table-cell table:number-columns-repeated="7"/>
        </table:table-row>
        <table:table-row table:style-name="ro1">
          <table:table-cell office:value-type="float" office:value="79.183" calcext:value-type="float">
            <text:p>79,183</text:p>
          </table:table-cell>
          <table:table-cell office:value-type="float" office:value="28.353" calcext:value-type="float">
            <text:p>28,353</text:p>
          </table:table-cell>
          <table:table-cell/>
          <table:table-cell office:value-type="float" office:value="500.271" calcext:value-type="float">
            <text:p>500,271</text:p>
          </table:table-cell>
          <table:table-cell office:value-type="float" office:value="456.636" calcext:value-type="float">
            <text:p>456,636</text:p>
          </table:table-cell>
          <table:table-cell/>
          <table:table-cell office:value-type="float" office:value="4784.588" calcext:value-type="float">
            <text:p>4784,588</text:p>
          </table:table-cell>
          <table:table-cell office:value-type="float" office:value="4740.782" calcext:value-type="float">
            <text:p>4740,782</text:p>
          </table:table-cell>
          <table:table-cell table:number-columns-repeated="7"/>
        </table:table-row>
        <table:table-row table:style-name="ro1">
          <table:table-cell office:value-type="float" office:value="76.735" calcext:value-type="float">
            <text:p>76,735</text:p>
          </table:table-cell>
          <table:table-cell office:value-type="float" office:value="28.34" calcext:value-type="float">
            <text:p>28,34</text:p>
          </table:table-cell>
          <table:table-cell/>
          <table:table-cell office:value-type="float" office:value="511.561" calcext:value-type="float">
            <text:p>511,561</text:p>
          </table:table-cell>
          <table:table-cell office:value-type="float" office:value="456.591" calcext:value-type="float">
            <text:p>456,591</text:p>
          </table:table-cell>
          <table:table-cell/>
          <table:table-cell office:value-type="float" office:value="4889.459" calcext:value-type="float">
            <text:p>4889,459</text:p>
          </table:table-cell>
          <table:table-cell office:value-type="float" office:value="4740.324" calcext:value-type="float">
            <text:p>4740,324</text:p>
          </table:table-cell>
          <table:table-cell table:number-columns-repeated="7"/>
        </table:table-row>
        <table:table-row table:style-name="ro1">
          <table:table-cell office:value-type="float" office:value="82.394" calcext:value-type="float">
            <text:p>82,394</text:p>
          </table:table-cell>
          <table:table-cell office:value-type="float" office:value="28.323" calcext:value-type="float">
            <text:p>28,323</text:p>
          </table:table-cell>
          <table:table-cell/>
          <table:table-cell office:value-type="float" office:value="502.736" calcext:value-type="float">
            <text:p>502,736</text:p>
          </table:table-cell>
          <table:table-cell office:value-type="float" office:value="456.587" calcext:value-type="float">
            <text:p>456,587</text:p>
          </table:table-cell>
          <table:table-cell/>
          <table:table-cell office:value-type="float" office:value="4783.075" calcext:value-type="float">
            <text:p>4783,075</text:p>
          </table:table-cell>
          <table:table-cell office:value-type="float" office:value="4739.285" calcext:value-type="float">
            <text:p>4739,285</text:p>
          </table:table-cell>
          <table:table-cell table:number-columns-repeated="7"/>
        </table:table-row>
        <table:table-row table:style-name="ro1">
          <table:table-cell office:value-type="float" office:value="76.412" calcext:value-type="float">
            <text:p>76,412</text:p>
          </table:table-cell>
          <table:table-cell office:value-type="float" office:value="28.307" calcext:value-type="float">
            <text:p>28,307</text:p>
          </table:table-cell>
          <table:table-cell/>
          <table:table-cell office:value-type="float" office:value="500.004" calcext:value-type="float">
            <text:p>500,004</text:p>
          </table:table-cell>
          <table:table-cell office:value-type="float" office:value="456.545" calcext:value-type="float">
            <text:p>456,545</text:p>
          </table:table-cell>
          <table:table-cell/>
          <table:table-cell office:value-type="float" office:value="4781.26" calcext:value-type="float">
            <text:p>4781,26</text:p>
          </table:table-cell>
          <table:table-cell office:value-type="float" office:value="4739.23" calcext:value-type="float">
            <text:p>4739,23</text:p>
          </table:table-cell>
          <table:table-cell table:number-columns-repeated="7"/>
        </table:table-row>
        <table:table-row table:style-name="ro1">
          <table:table-cell office:value-type="float" office:value="75.787" calcext:value-type="float">
            <text:p>75,787</text:p>
          </table:table-cell>
          <table:table-cell office:value-type="float" office:value="28.306" calcext:value-type="float">
            <text:p>28,306</text:p>
          </table:table-cell>
          <table:table-cell/>
          <table:table-cell office:value-type="float" office:value="505.778" calcext:value-type="float">
            <text:p>505,778</text:p>
          </table:table-cell>
          <table:table-cell office:value-type="float" office:value="456.512" calcext:value-type="float">
            <text:p>456,512</text:p>
          </table:table-cell>
          <table:table-cell/>
          <table:table-cell office:value-type="float" office:value="4781.08" calcext:value-type="float">
            <text:p>4781,08</text:p>
          </table:table-cell>
          <table:table-cell office:value-type="float" office:value="4739.196" calcext:value-type="float">
            <text:p>4739,196</text:p>
          </table:table-cell>
          <table:table-cell table:number-columns-repeated="7"/>
        </table:table-row>
        <table:table-row table:style-name="ro1">
          <table:table-cell office:value-type="float" office:value="78.556" calcext:value-type="float">
            <text:p>78,556</text:p>
          </table:table-cell>
          <table:table-cell office:value-type="float" office:value="28.306" calcext:value-type="float">
            <text:p>28,306</text:p>
          </table:table-cell>
          <table:table-cell/>
          <table:table-cell office:value-type="float" office:value="498.704" calcext:value-type="float">
            <text:p>498,704</text:p>
          </table:table-cell>
          <table:table-cell office:value-type="float" office:value="456.357" calcext:value-type="float">
            <text:p>456,357</text:p>
          </table:table-cell>
          <table:table-cell/>
          <table:table-cell office:value-type="float" office:value="4800.177" calcext:value-type="float">
            <text:p>4800,177</text:p>
          </table:table-cell>
          <table:table-cell office:value-type="float" office:value="4738.634" calcext:value-type="float">
            <text:p>4738,634</text:p>
          </table:table-cell>
          <table:table-cell table:number-columns-repeated="7"/>
        </table:table-row>
        <table:table-row table:style-name="ro1">
          <table:table-cell office:value-type="float" office:value="75.537" calcext:value-type="float">
            <text:p>75,537</text:p>
          </table:table-cell>
          <table:table-cell office:value-type="float" office:value="28.298" calcext:value-type="float">
            <text:p>28,298</text:p>
          </table:table-cell>
          <table:table-cell/>
          <table:table-cell office:value-type="float" office:value="499.086" calcext:value-type="float">
            <text:p>499,086</text:p>
          </table:table-cell>
          <table:table-cell office:value-type="float" office:value="456.357" calcext:value-type="float">
            <text:p>456,357</text:p>
          </table:table-cell>
          <table:table-cell/>
          <table:table-cell office:value-type="float" office:value="4781.201" calcext:value-type="float">
            <text:p>4781,201</text:p>
          </table:table-cell>
          <table:table-cell office:value-type="float" office:value="4738.428" calcext:value-type="float">
            <text:p>4738,428</text:p>
          </table:table-cell>
          <table:table-cell table:number-columns-repeated="7"/>
        </table:table-row>
        <table:table-row table:style-name="ro1">
          <table:table-cell office:value-type="float" office:value="81.295" calcext:value-type="float">
            <text:p>81,295</text:p>
          </table:table-cell>
          <table:table-cell office:value-type="float" office:value="28.288" calcext:value-type="float">
            <text:p>28,288</text:p>
          </table:table-cell>
          <table:table-cell/>
          <table:table-cell office:value-type="float" office:value="500.126" calcext:value-type="float">
            <text:p>500,126</text:p>
          </table:table-cell>
          <table:table-cell office:value-type="float" office:value="456.28" calcext:value-type="float">
            <text:p>456,28</text:p>
          </table:table-cell>
          <table:table-cell/>
          <table:table-cell office:value-type="float" office:value="4794.138" calcext:value-type="float">
            <text:p>4794,138</text:p>
          </table:table-cell>
          <table:table-cell office:value-type="float" office:value="4737.912" calcext:value-type="float">
            <text:p>4737,912</text:p>
          </table:table-cell>
          <table:table-cell table:number-columns-repeated="7"/>
        </table:table-row>
        <table:table-row table:style-name="ro1">
          <table:table-cell office:value-type="float" office:value="74.955" calcext:value-type="float">
            <text:p>74,955</text:p>
          </table:table-cell>
          <table:table-cell office:value-type="float" office:value="28.208" calcext:value-type="float">
            <text:p>28,208</text:p>
          </table:table-cell>
          <table:table-cell/>
          <table:table-cell office:value-type="float" office:value="502.828" calcext:value-type="float">
            <text:p>502,828</text:p>
          </table:table-cell>
          <table:table-cell office:value-type="float" office:value="456.206" calcext:value-type="float">
            <text:p>456,206</text:p>
          </table:table-cell>
          <table:table-cell/>
          <table:table-cell office:value-type="float" office:value="4780.762" calcext:value-type="float">
            <text:p>4780,762</text:p>
          </table:table-cell>
          <table:table-cell office:value-type="float" office:value="4737.852" calcext:value-type="float">
            <text:p>4737,852</text:p>
          </table:table-cell>
          <table:table-cell table:number-columns-repeated="7"/>
        </table:table-row>
        <table:table-row table:style-name="ro1">
          <table:table-cell office:value-type="float" office:value="69.891" calcext:value-type="float">
            <text:p>69,891</text:p>
          </table:table-cell>
          <table:table-cell office:value-type="float" office:value="24.658" calcext:value-type="float">
            <text:p>24,658</text:p>
          </table:table-cell>
          <table:table-cell/>
          <table:table-cell office:value-type="float" office:value="499.931" calcext:value-type="float">
            <text:p>499,931</text:p>
          </table:table-cell>
          <table:table-cell office:value-type="float" office:value="456.18" calcext:value-type="float">
            <text:p>456,18</text:p>
          </table:table-cell>
          <table:table-cell/>
          <table:table-cell office:value-type="float" office:value="4780.7" calcext:value-type="float">
            <text:p>4780,7</text:p>
          </table:table-cell>
          <table:table-cell office:value-type="float" office:value="4737.278" calcext:value-type="float">
            <text:p>4737,278</text:p>
          </table:table-cell>
          <table:table-cell table:number-columns-repeated="7"/>
        </table:table-row>
        <table:table-row table:style-name="ro1">
          <table:table-cell office:value-type="float" office:value="80.308" calcext:value-type="float">
            <text:p>80,308</text:p>
          </table:table-cell>
          <table:table-cell office:value-type="float" office:value="24.494" calcext:value-type="float">
            <text:p>24,494</text:p>
          </table:table-cell>
          <table:table-cell/>
          <table:table-cell office:value-type="float" office:value="499.638" calcext:value-type="float">
            <text:p>499,638</text:p>
          </table:table-cell>
          <table:table-cell office:value-type="float" office:value="456.051" calcext:value-type="float">
            <text:p>456,051</text:p>
          </table:table-cell>
          <table:table-cell/>
          <table:table-cell office:value-type="float" office:value="4802.011" calcext:value-type="float">
            <text:p>4802,011</text:p>
          </table:table-cell>
          <table:table-cell office:value-type="float" office:value="4737.125" calcext:value-type="float">
            <text:p>4737,125</text:p>
          </table:table-cell>
          <table:table-cell table:number-columns-repeated="7"/>
        </table:table-row>
        <table:table-row table:style-name="ro1">
          <table:table-cell office:value-type="float" office:value="73.101" calcext:value-type="float">
            <text:p>73,101</text:p>
          </table:table-cell>
          <table:table-cell office:value-type="float" office:value="24.485" calcext:value-type="float">
            <text:p>24,485</text:p>
          </table:table-cell>
          <table:table-cell/>
          <table:table-cell office:value-type="float" office:value="499.429" calcext:value-type="float">
            <text:p>499,429</text:p>
          </table:table-cell>
          <table:table-cell office:value-type="float" office:value="456.047" calcext:value-type="float">
            <text:p>456,047</text:p>
          </table:table-cell>
          <table:table-cell/>
          <table:table-cell office:value-type="float" office:value="4779.48" calcext:value-type="float">
            <text:p>4779,48</text:p>
          </table:table-cell>
          <table:table-cell office:value-type="float" office:value="4737.068" calcext:value-type="float">
            <text:p>4737,068</text:p>
          </table:table-cell>
          <table:table-cell table:number-columns-repeated="7"/>
        </table:table-row>
        <table:table-row table:style-name="ro1">
          <table:table-cell office:value-type="float" office:value="115.152" calcext:value-type="float">
            <text:p>115,152</text:p>
          </table:table-cell>
          <table:table-cell office:value-type="float" office:value="24.481" calcext:value-type="float">
            <text:p>24,481</text:p>
          </table:table-cell>
          <table:table-cell/>
          <table:table-cell office:value-type="float" office:value="500.387" calcext:value-type="float">
            <text:p>500,387</text:p>
          </table:table-cell>
          <table:table-cell office:value-type="float" office:value="455.863" calcext:value-type="float">
            <text:p>455,863</text:p>
          </table:table-cell>
          <table:table-cell/>
          <table:table-cell office:value-type="float" office:value="4779.896" calcext:value-type="float">
            <text:p>4779,896</text:p>
          </table:table-cell>
          <table:table-cell office:value-type="float" office:value="4737.004" calcext:value-type="float">
            <text:p>4737,004</text:p>
          </table:table-cell>
          <table:table-cell table:number-columns-repeated="7"/>
        </table:table-row>
        <table:table-row table:style-name="ro1">
          <table:table-cell office:value-type="float" office:value="70.61" calcext:value-type="float">
            <text:p>70,61</text:p>
          </table:table-cell>
          <table:table-cell office:value-type="float" office:value="24.447" calcext:value-type="float">
            <text:p>24,447</text:p>
          </table:table-cell>
          <table:table-cell/>
          <table:table-cell office:value-type="float" office:value="499.18" calcext:value-type="float">
            <text:p>499,18</text:p>
          </table:table-cell>
          <table:table-cell office:value-type="float" office:value="455.793" calcext:value-type="float">
            <text:p>455,793</text:p>
          </table:table-cell>
          <table:table-cell/>
          <table:table-cell office:value-type="float" office:value="4782.482" calcext:value-type="float">
            <text:p>4782,482</text:p>
          </table:table-cell>
          <table:table-cell office:value-type="float" office:value="4736.947" calcext:value-type="float">
            <text:p>4736,947</text:p>
          </table:table-cell>
          <table:table-cell table:number-columns-repeated="7"/>
        </table:table-row>
        <table:table-row table:style-name="ro1">
          <table:table-cell office:value-type="float" office:value="73.291" calcext:value-type="float">
            <text:p>73,291</text:p>
          </table:table-cell>
          <table:table-cell office:value-type="float" office:value="24.417" calcext:value-type="float">
            <text:p>24,417</text:p>
          </table:table-cell>
          <table:table-cell/>
          <table:table-cell office:value-type="float" office:value="496.723" calcext:value-type="float">
            <text:p>496,723</text:p>
          </table:table-cell>
          <table:table-cell office:value-type="float" office:value="455.659" calcext:value-type="float">
            <text:p>455,659</text:p>
          </table:table-cell>
          <table:table-cell/>
          <table:table-cell office:value-type="float" office:value="4779.341" calcext:value-type="float">
            <text:p>4779,341</text:p>
          </table:table-cell>
          <table:table-cell office:value-type="float" office:value="4736.814" calcext:value-type="float">
            <text:p>4736,814</text:p>
          </table:table-cell>
          <table:table-cell table:number-columns-repeated="7"/>
        </table:table-row>
        <table:table-row table:style-name="ro1">
          <table:table-cell office:value-type="float" office:value="79.477" calcext:value-type="float">
            <text:p>79,477</text:p>
          </table:table-cell>
          <table:table-cell office:value-type="float" office:value="24.335" calcext:value-type="float">
            <text:p>24,335</text:p>
          </table:table-cell>
          <table:table-cell/>
          <table:table-cell office:value-type="float" office:value="510.126" calcext:value-type="float">
            <text:p>510,126</text:p>
          </table:table-cell>
          <table:table-cell office:value-type="float" office:value="455.425" calcext:value-type="float">
            <text:p>455,425</text:p>
          </table:table-cell>
          <table:table-cell/>
          <table:table-cell office:value-type="float" office:value="4891.618" calcext:value-type="float">
            <text:p>4891,618</text:p>
          </table:table-cell>
          <table:table-cell office:value-type="float" office:value="4736.78" calcext:value-type="float">
            <text:p>4736,78</text:p>
          </table:table-cell>
          <table:table-cell table:number-columns-repeated="7"/>
        </table:table-row>
        <table:table-row table:style-name="ro1">
          <table:table-cell office:value-type="float" office:value="72.031" calcext:value-type="float">
            <text:p>72,031</text:p>
          </table:table-cell>
          <table:table-cell office:value-type="float" office:value="24.14" calcext:value-type="float">
            <text:p>24,14</text:p>
          </table:table-cell>
          <table:table-cell/>
          <table:table-cell office:value-type="float" office:value="497.952" calcext:value-type="float">
            <text:p>497,952</text:p>
          </table:table-cell>
          <table:table-cell office:value-type="float" office:value="455.403" calcext:value-type="float">
            <text:p>455,403</text:p>
          </table:table-cell>
          <table:table-cell/>
          <table:table-cell office:value-type="float" office:value="4782.072" calcext:value-type="float">
            <text:p>4782,072</text:p>
          </table:table-cell>
          <table:table-cell office:value-type="float" office:value="4736.727" calcext:value-type="float">
            <text:p>4736,727</text:p>
          </table:table-cell>
          <table:table-cell table:number-columns-repeated="7"/>
        </table:table-row>
        <table:table-row table:style-name="ro1">
          <table:table-cell office:value-type="float" office:value="70.144" calcext:value-type="float">
            <text:p>70,144</text:p>
          </table:table-cell>
          <table:table-cell office:value-type="float" office:value="20.497" calcext:value-type="float">
            <text:p>20,497</text:p>
          </table:table-cell>
          <table:table-cell/>
          <table:table-cell office:value-type="float" office:value="644.719" calcext:value-type="float">
            <text:p>644,719</text:p>
          </table:table-cell>
          <table:table-cell office:value-type="float" office:value="454.97" calcext:value-type="float">
            <text:p>454,97</text:p>
          </table:table-cell>
          <table:table-cell/>
          <table:table-cell office:value-type="float" office:value="4783.112" calcext:value-type="float">
            <text:p>4783,112</text:p>
          </table:table-cell>
          <table:table-cell office:value-type="float" office:value="4736.688" calcext:value-type="float">
            <text:p>4736,688</text:p>
          </table:table-cell>
          <table:table-cell table:number-columns-repeated="7"/>
        </table:table-row>
        <table:table-row table:style-name="ro1">
          <table:table-cell office:value-type="float" office:value="68.071" calcext:value-type="float">
            <text:p>68,071</text:p>
          </table:table-cell>
          <table:table-cell office:value-type="float" office:value="20.455" calcext:value-type="float">
            <text:p>20,455</text:p>
          </table:table-cell>
          <table:table-cell/>
          <table:table-cell office:value-type="float" office:value="508.368" calcext:value-type="float">
            <text:p>508,368</text:p>
          </table:table-cell>
          <table:table-cell office:value-type="float" office:value="454.945" calcext:value-type="float">
            <text:p>454,945</text:p>
          </table:table-cell>
          <table:table-cell/>
          <table:table-cell office:value-type="float" office:value="4779.786" calcext:value-type="float">
            <text:p>4779,786</text:p>
          </table:table-cell>
          <table:table-cell office:value-type="float" office:value="4736.538" calcext:value-type="float">
            <text:p>4736,538</text:p>
          </table:table-cell>
          <table:table-cell table:number-columns-repeated="7"/>
        </table:table-row>
        <table:table-row table:style-name="ro1">
          <table:table-cell office:value-type="float" office:value="69.442" calcext:value-type="float">
            <text:p>69,442</text:p>
          </table:table-cell>
          <table:table-cell office:value-type="float" office:value="20.45" calcext:value-type="float">
            <text:p>20,45</text:p>
          </table:table-cell>
          <table:table-cell/>
          <table:table-cell office:value-type="float" office:value="497.15" calcext:value-type="float">
            <text:p>497,15</text:p>
          </table:table-cell>
          <table:table-cell office:value-type="float" office:value="454.913" calcext:value-type="float">
            <text:p>454,913</text:p>
          </table:table-cell>
          <table:table-cell/>
          <table:table-cell office:value-type="float" office:value="4780.037" calcext:value-type="float">
            <text:p>4780,037</text:p>
          </table:table-cell>
          <table:table-cell office:value-type="float" office:value="4736.315" calcext:value-type="float">
            <text:p>4736,315</text:p>
          </table:table-cell>
          <table:table-cell table:number-columns-repeated="7"/>
        </table:table-row>
        <table:table-row table:style-name="ro1">
          <table:table-cell office:value-type="float" office:value="67.662" calcext:value-type="float">
            <text:p>67,662</text:p>
          </table:table-cell>
          <table:table-cell office:value-type="float" office:value="20.385" calcext:value-type="float">
            <text:p>20,385</text:p>
          </table:table-cell>
          <table:table-cell/>
          <table:table-cell office:value-type="float" office:value="499.562" calcext:value-type="float">
            <text:p>499,562</text:p>
          </table:table-cell>
          <table:table-cell office:value-type="float" office:value="454.85" calcext:value-type="float">
            <text:p>454,85</text:p>
          </table:table-cell>
          <table:table-cell/>
          <table:table-cell office:value-type="float" office:value="4781.792" calcext:value-type="float">
            <text:p>4781,792</text:p>
          </table:table-cell>
          <table:table-cell office:value-type="float" office:value="4736.27" calcext:value-type="float">
            <text:p>4736,27</text:p>
          </table:table-cell>
          <table:table-cell table:number-columns-repeated="7"/>
        </table:table-row>
        <table:table-row table:style-name="ro1">
          <table:table-cell office:value-type="float" office:value="68.38" calcext:value-type="float">
            <text:p>68,38</text:p>
          </table:table-cell>
          <table:table-cell office:value-type="float" office:value="20.351" calcext:value-type="float">
            <text:p>20,351</text:p>
          </table:table-cell>
          <table:table-cell/>
          <table:table-cell office:value-type="float" office:value="647.64" calcext:value-type="float">
            <text:p>647,64</text:p>
          </table:table-cell>
          <table:table-cell office:value-type="float" office:value="454.633" calcext:value-type="float">
            <text:p>454,633</text:p>
          </table:table-cell>
          <table:table-cell/>
          <table:table-cell office:value-type="float" office:value="5054.525" calcext:value-type="float">
            <text:p>5054,525</text:p>
          </table:table-cell>
          <table:table-cell office:value-type="float" office:value="4735.91" calcext:value-type="float">
            <text:p>4735,91</text:p>
          </table:table-cell>
          <table:table-cell table:number-columns-repeated="7"/>
        </table:table-row>
        <table:table-row table:style-name="ro1">
          <table:table-cell office:value-type="float" office:value="65.363" calcext:value-type="float">
            <text:p>65,363</text:p>
          </table:table-cell>
          <table:table-cell office:value-type="float" office:value="20.287" calcext:value-type="float">
            <text:p>20,287</text:p>
          </table:table-cell>
          <table:table-cell/>
          <table:table-cell office:value-type="float" office:value="498.394" calcext:value-type="float">
            <text:p>498,394</text:p>
          </table:table-cell>
          <table:table-cell office:value-type="float" office:value="454.54" calcext:value-type="float">
            <text:p>454,54</text:p>
          </table:table-cell>
          <table:table-cell/>
          <table:table-cell office:value-type="float" office:value="4778.37" calcext:value-type="float">
            <text:p>4778,37</text:p>
          </table:table-cell>
          <table:table-cell office:value-type="float" office:value="4735.686" calcext:value-type="float">
            <text:p>4735,686</text:p>
          </table:table-cell>
          <table:table-cell table:number-columns-repeated="7"/>
        </table:table-row>
        <table:table-row table:style-name="ro1">
          <table:table-cell office:value-type="float" office:value="59.928" calcext:value-type="float">
            <text:p>59,928</text:p>
          </table:table-cell>
          <table:table-cell office:value-type="float" office:value="16.688" calcext:value-type="float">
            <text:p>16,688</text:p>
          </table:table-cell>
          <table:table-cell/>
          <table:table-cell office:value-type="float" office:value="500.291" calcext:value-type="float">
            <text:p>500,291</text:p>
          </table:table-cell>
          <table:table-cell office:value-type="float" office:value="454.535" calcext:value-type="float">
            <text:p>454,535</text:p>
          </table:table-cell>
          <table:table-cell/>
          <table:table-cell office:value-type="float" office:value="4779.331" calcext:value-type="float">
            <text:p>4779,331</text:p>
          </table:table-cell>
          <table:table-cell office:value-type="float" office:value="4735.576" calcext:value-type="float">
            <text:p>4735,576</text:p>
          </table:table-cell>
          <table:table-cell table:number-columns-repeated="7"/>
        </table:table-row>
        <table:table-row table:style-name="ro1">
          <table:table-cell office:value-type="float" office:value="59.988" calcext:value-type="float">
            <text:p>59,988</text:p>
          </table:table-cell>
          <table:table-cell office:value-type="float" office:value="16.647" calcext:value-type="float">
            <text:p>16,647</text:p>
          </table:table-cell>
          <table:table-cell/>
          <table:table-cell office:value-type="float" office:value="498.424" calcext:value-type="float">
            <text:p>498,424</text:p>
          </table:table-cell>
          <table:table-cell office:value-type="float" office:value="454.4" calcext:value-type="float">
            <text:p>454,4</text:p>
          </table:table-cell>
          <table:table-cell/>
          <table:table-cell office:value-type="float" office:value="4818.131" calcext:value-type="float">
            <text:p>4818,131</text:p>
          </table:table-cell>
          <table:table-cell office:value-type="float" office:value="4735.537" calcext:value-type="float">
            <text:p>4735,537</text:p>
          </table:table-cell>
          <table:table-cell table:number-columns-repeated="7"/>
        </table:table-row>
        <table:table-row table:style-name="ro1">
          <table:table-cell office:value-type="float" office:value="59.987" calcext:value-type="float">
            <text:p>59,987</text:p>
          </table:table-cell>
          <table:table-cell office:value-type="float" office:value="16.579" calcext:value-type="float">
            <text:p>16,579</text:p>
          </table:table-cell>
          <table:table-cell/>
          <table:table-cell office:value-type="float" office:value="499.704" calcext:value-type="float">
            <text:p>499,704</text:p>
          </table:table-cell>
          <table:table-cell office:value-type="float" office:value="454.103" calcext:value-type="float">
            <text:p>454,103</text:p>
          </table:table-cell>
          <table:table-cell/>
          <table:table-cell office:value-type="float" office:value="4778.406" calcext:value-type="float">
            <text:p>4778,406</text:p>
          </table:table-cell>
          <table:table-cell office:value-type="float" office:value="4735.054" calcext:value-type="float">
            <text:p>4735,054</text:p>
          </table:table-cell>
          <table:table-cell table:number-columns-repeated="7"/>
        </table:table-row>
        <table:table-row table:style-name="ro1">
          <table:table-cell office:value-type="float" office:value="61.256" calcext:value-type="float">
            <text:p>61,256</text:p>
          </table:table-cell>
          <table:table-cell office:value-type="float" office:value="16.558" calcext:value-type="float">
            <text:p>16,558</text:p>
          </table:table-cell>
          <table:table-cell/>
          <table:table-cell office:value-type="float" office:value="501.907" calcext:value-type="float">
            <text:p>501,907</text:p>
          </table:table-cell>
          <table:table-cell office:value-type="float" office:value="454.085" calcext:value-type="float">
            <text:p>454,085</text:p>
          </table:table-cell>
          <table:table-cell/>
          <table:table-cell office:value-type="float" office:value="4807.805" calcext:value-type="float">
            <text:p>4807,805</text:p>
          </table:table-cell>
          <table:table-cell office:value-type="float" office:value="4734.658" calcext:value-type="float">
            <text:p>4734,658</text:p>
          </table:table-cell>
          <table:table-cell table:number-columns-repeated="7"/>
        </table:table-row>
        <table:table-row table:style-name="ro1">
          <table:table-cell office:value-type="float" office:value="63.005" calcext:value-type="float">
            <text:p>63,005</text:p>
          </table:table-cell>
          <table:table-cell office:value-type="float" office:value="16.545" calcext:value-type="float">
            <text:p>16,545</text:p>
          </table:table-cell>
          <table:table-cell/>
          <table:table-cell office:value-type="float" office:value="500.039" calcext:value-type="float">
            <text:p>500,039</text:p>
          </table:table-cell>
          <table:table-cell office:value-type="float" office:value="454.046" calcext:value-type="float">
            <text:p>454,046</text:p>
          </table:table-cell>
          <table:table-cell/>
          <table:table-cell office:value-type="float" office:value="4777.556" calcext:value-type="float">
            <text:p>4777,556</text:p>
          </table:table-cell>
          <table:table-cell office:value-type="float" office:value="4734.548" calcext:value-type="float">
            <text:p>4734,548</text:p>
          </table:table-cell>
          <table:table-cell table:number-columns-repeated="7"/>
        </table:table-row>
        <table:table-row table:style-name="ro1">
          <table:table-cell office:value-type="float" office:value="65.074" calcext:value-type="float">
            <text:p>65,074</text:p>
          </table:table-cell>
          <table:table-cell office:value-type="float" office:value="16.544" calcext:value-type="float">
            <text:p>16,544</text:p>
          </table:table-cell>
          <table:table-cell/>
          <table:table-cell office:value-type="float" office:value="534.751" calcext:value-type="float">
            <text:p>534,751</text:p>
          </table:table-cell>
          <table:table-cell office:value-type="float" office:value="453.883" calcext:value-type="float">
            <text:p>453,883</text:p>
          </table:table-cell>
          <table:table-cell/>
          <table:table-cell office:value-type="float" office:value="4783.38" calcext:value-type="float">
            <text:p>4783,38</text:p>
          </table:table-cell>
          <table:table-cell office:value-type="float" office:value="4734.45" calcext:value-type="float">
            <text:p>4734,45</text:p>
          </table:table-cell>
          <table:table-cell table:number-columns-repeated="7"/>
        </table:table-row>
        <table:table-row table:style-name="ro1">
          <table:table-cell office:value-type="float" office:value="66.019" calcext:value-type="float">
            <text:p>66,019</text:p>
          </table:table-cell>
          <table:table-cell office:value-type="float" office:value="16.534" calcext:value-type="float">
            <text:p>16,534</text:p>
          </table:table-cell>
          <table:table-cell/>
          <table:table-cell office:value-type="float" office:value="502.846" calcext:value-type="float">
            <text:p>502,846</text:p>
          </table:table-cell>
          <table:table-cell office:value-type="float" office:value="453.861" calcext:value-type="float">
            <text:p>453,861</text:p>
          </table:table-cell>
          <table:table-cell/>
          <table:table-cell office:value-type="float" office:value="4835.151" calcext:value-type="float">
            <text:p>4835,151</text:p>
          </table:table-cell>
          <table:table-cell office:value-type="float" office:value="4733.817" calcext:value-type="float">
            <text:p>4733,817</text:p>
          </table:table-cell>
          <table:table-cell table:number-columns-repeated="7"/>
        </table:table-row>
        <table:table-row table:style-name="ro1">
          <table:table-cell office:value-type="float" office:value="63.387" calcext:value-type="float">
            <text:p>63,387</text:p>
          </table:table-cell>
          <table:table-cell office:value-type="float" office:value="16.528" calcext:value-type="float">
            <text:p>16,528</text:p>
          </table:table-cell>
          <table:table-cell/>
          <table:table-cell office:value-type="float" office:value="499.318" calcext:value-type="float">
            <text:p>499,318</text:p>
          </table:table-cell>
          <table:table-cell office:value-type="float" office:value="453.773" calcext:value-type="float">
            <text:p>453,773</text:p>
          </table:table-cell>
          <table:table-cell/>
          <table:table-cell office:value-type="float" office:value="4776.164" calcext:value-type="float">
            <text:p>4776,164</text:p>
          </table:table-cell>
          <table:table-cell office:value-type="float" office:value="4733.638" calcext:value-type="float">
            <text:p>4733,638</text:p>
          </table:table-cell>
          <table:table-cell table:number-columns-repeated="7"/>
        </table:table-row>
        <table:table-row table:style-name="ro1">
          <table:table-cell office:value-type="float" office:value="60.695" calcext:value-type="float">
            <text:p>60,695</text:p>
          </table:table-cell>
          <table:table-cell office:value-type="float" office:value="16.5" calcext:value-type="float">
            <text:p>16,5</text:p>
          </table:table-cell>
          <table:table-cell/>
          <table:table-cell office:value-type="float" office:value="629.309" calcext:value-type="float">
            <text:p>629,309</text:p>
          </table:table-cell>
          <table:table-cell office:value-type="float" office:value="453.729" calcext:value-type="float">
            <text:p>453,729</text:p>
          </table:table-cell>
          <table:table-cell/>
          <table:table-cell office:value-type="float" office:value="4779.948" calcext:value-type="float">
            <text:p>4779,948</text:p>
          </table:table-cell>
          <table:table-cell office:value-type="float" office:value="4733.313" calcext:value-type="float">
            <text:p>4733,313</text:p>
          </table:table-cell>
          <table:table-cell table:number-columns-repeated="7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16.499" calcext:value-type="float">
            <text:p>16,499</text:p>
          </table:table-cell>
          <table:table-cell/>
          <table:table-cell office:value-type="float" office:value="623.696" calcext:value-type="float">
            <text:p>623,696</text:p>
          </table:table-cell>
          <table:table-cell office:value-type="float" office:value="453.679" calcext:value-type="float">
            <text:p>453,679</text:p>
          </table:table-cell>
          <table:table-cell/>
          <table:table-cell office:value-type="float" office:value="4780.607" calcext:value-type="float">
            <text:p>4780,607</text:p>
          </table:table-cell>
          <table:table-cell office:value-type="float" office:value="4733.058" calcext:value-type="float">
            <text:p>4733,058</text:p>
          </table:table-cell>
          <table:table-cell table:number-columns-repeated="7"/>
        </table:table-row>
        <table:table-row table:style-name="ro1">
          <table:table-cell office:value-type="float" office:value="62.115" calcext:value-type="float">
            <text:p>62,115</text:p>
          </table:table-cell>
          <table:table-cell office:value-type="float" office:value="16.495" calcext:value-type="float">
            <text:p>16,495</text:p>
          </table:table-cell>
          <table:table-cell/>
          <table:table-cell office:value-type="float" office:value="497.606" calcext:value-type="float">
            <text:p>497,606</text:p>
          </table:table-cell>
          <table:table-cell office:value-type="float" office:value="453.633" calcext:value-type="float">
            <text:p>453,633</text:p>
          </table:table-cell>
          <table:table-cell/>
          <table:table-cell office:value-type="float" office:value="4774.954" calcext:value-type="float">
            <text:p>4774,954</text:p>
          </table:table-cell>
          <table:table-cell office:value-type="float" office:value="4732.908" calcext:value-type="float">
            <text:p>4732,908</text:p>
          </table:table-cell>
          <table:table-cell table:number-columns-repeated="7"/>
        </table:table-row>
        <table:table-row table:style-name="ro1">
          <table:table-cell office:value-type="float" office:value="60.835" calcext:value-type="float">
            <text:p>60,835</text:p>
          </table:table-cell>
          <table:table-cell office:value-type="float" office:value="16.489" calcext:value-type="float">
            <text:p>16,489</text:p>
          </table:table-cell>
          <table:table-cell/>
          <table:table-cell office:value-type="float" office:value="502.604" calcext:value-type="float">
            <text:p>502,604</text:p>
          </table:table-cell>
          <table:table-cell office:value-type="float" office:value="453.593" calcext:value-type="float">
            <text:p>453,593</text:p>
          </table:table-cell>
          <table:table-cell/>
          <table:table-cell office:value-type="float" office:value="4797.309" calcext:value-type="float">
            <text:p>4797,309</text:p>
          </table:table-cell>
          <table:table-cell office:value-type="float" office:value="4732.798" calcext:value-type="float">
            <text:p>4732,798</text:p>
          </table:table-cell>
          <table:table-cell table:number-columns-repeated="7"/>
        </table:table-row>
        <table:table-row table:style-name="ro1">
          <table:table-cell office:value-type="float" office:value="62.457" calcext:value-type="float">
            <text:p>62,457</text:p>
          </table:table-cell>
          <table:table-cell office:value-type="float" office:value="16.457" calcext:value-type="float">
            <text:p>16,457</text:p>
          </table:table-cell>
          <table:table-cell/>
          <table:table-cell office:value-type="float" office:value="497.02" calcext:value-type="float">
            <text:p>497,02</text:p>
          </table:table-cell>
          <table:table-cell office:value-type="float" office:value="453.582" calcext:value-type="float">
            <text:p>453,582</text:p>
          </table:table-cell>
          <table:table-cell/>
          <table:table-cell office:value-type="float" office:value="4775.322" calcext:value-type="float">
            <text:p>4775,322</text:p>
          </table:table-cell>
          <table:table-cell office:value-type="float" office:value="4732.429" calcext:value-type="float">
            <text:p>4732,429</text:p>
          </table:table-cell>
          <table:table-cell table:number-columns-repeated="7"/>
        </table:table-row>
        <table:table-row table:style-name="ro1">
          <table:table-cell office:value-type="float" office:value="81.979" calcext:value-type="float">
            <text:p>81,979</text:p>
          </table:table-cell>
          <table:table-cell office:value-type="float" office:value="16.453" calcext:value-type="float">
            <text:p>16,453</text:p>
          </table:table-cell>
          <table:table-cell/>
          <table:table-cell office:value-type="float" office:value="517.489" calcext:value-type="float">
            <text:p>517,489</text:p>
          </table:table-cell>
          <table:table-cell office:value-type="float" office:value="453.577" calcext:value-type="float">
            <text:p>453,577</text:p>
          </table:table-cell>
          <table:table-cell/>
          <table:table-cell office:value-type="float" office:value="4776.464" calcext:value-type="float">
            <text:p>4776,464</text:p>
          </table:table-cell>
          <table:table-cell office:value-type="float" office:value="4732.199" calcext:value-type="float">
            <text:p>4732,199</text:p>
          </table:table-cell>
          <table:table-cell table:number-columns-repeated="7"/>
        </table:table-row>
        <table:table-row table:style-name="ro1">
          <table:table-cell office:value-type="float" office:value="62.212" calcext:value-type="float">
            <text:p>62,212</text:p>
          </table:table-cell>
          <table:table-cell office:value-type="float" office:value="16.443" calcext:value-type="float">
            <text:p>16,443</text:p>
          </table:table-cell>
          <table:table-cell/>
          <table:table-cell office:value-type="float" office:value="496.1" calcext:value-type="float">
            <text:p>496,1</text:p>
          </table:table-cell>
          <table:table-cell office:value-type="float" office:value="453.565" calcext:value-type="float">
            <text:p>453,565</text:p>
          </table:table-cell>
          <table:table-cell/>
          <table:table-cell office:value-type="float" office:value="4774.054" calcext:value-type="float">
            <text:p>4774,054</text:p>
          </table:table-cell>
          <table:table-cell office:value-type="float" office:value="4732.011" calcext:value-type="float">
            <text:p>4732,011</text:p>
          </table:table-cell>
          <table:table-cell table:number-columns-repeated="7"/>
        </table:table-row>
        <table:table-row table:style-name="ro1">
          <table:table-cell office:value-type="float" office:value="63.894" calcext:value-type="float">
            <text:p>63,894</text:p>
          </table:table-cell>
          <table:table-cell office:value-type="float" office:value="16.439" calcext:value-type="float">
            <text:p>16,439</text:p>
          </table:table-cell>
          <table:table-cell/>
          <table:table-cell office:value-type="float" office:value="498.803" calcext:value-type="float">
            <text:p>498,803</text:p>
          </table:table-cell>
          <table:table-cell office:value-type="float" office:value="453.537" calcext:value-type="float">
            <text:p>453,537</text:p>
          </table:table-cell>
          <table:table-cell/>
          <table:table-cell office:value-type="float" office:value="4804.942" calcext:value-type="float">
            <text:p>4804,942</text:p>
          </table:table-cell>
          <table:table-cell office:value-type="float" office:value="4731.71" calcext:value-type="float">
            <text:p>4731,71</text:p>
          </table:table-cell>
          <table:table-cell table:number-columns-repeated="7"/>
        </table:table-row>
        <table:table-row table:style-name="ro1">
          <table:table-cell office:value-type="float" office:value="63.81" calcext:value-type="float">
            <text:p>63,81</text:p>
          </table:table-cell>
          <table:table-cell office:value-type="float" office:value="16.431" calcext:value-type="float">
            <text:p>16,431</text:p>
          </table:table-cell>
          <table:table-cell/>
          <table:table-cell office:value-type="float" office:value="497.789" calcext:value-type="float">
            <text:p>497,789</text:p>
          </table:table-cell>
          <table:table-cell office:value-type="float" office:value="453.47" calcext:value-type="float">
            <text:p>453,47</text:p>
          </table:table-cell>
          <table:table-cell/>
          <table:table-cell office:value-type="float" office:value="4782.537" calcext:value-type="float">
            <text:p>4782,537</text:p>
          </table:table-cell>
          <table:table-cell office:value-type="float" office:value="4731.62" calcext:value-type="float">
            <text:p>4731,62</text:p>
          </table:table-cell>
          <table:table-cell table:number-columns-repeated="7"/>
        </table:table-row>
        <table:table-row table:style-name="ro1">
          <table:table-cell office:value-type="float" office:value="62.863" calcext:value-type="float">
            <text:p>62,863</text:p>
          </table:table-cell>
          <table:table-cell office:value-type="float" office:value="16.424" calcext:value-type="float">
            <text:p>16,424</text:p>
          </table:table-cell>
          <table:table-cell/>
          <table:table-cell office:value-type="float" office:value="497.231" calcext:value-type="float">
            <text:p>497,231</text:p>
          </table:table-cell>
          <table:table-cell office:value-type="float" office:value="453.404" calcext:value-type="float">
            <text:p>453,404</text:p>
          </table:table-cell>
          <table:table-cell/>
          <table:table-cell office:value-type="float" office:value="4774.319" calcext:value-type="float">
            <text:p>4774,319</text:p>
          </table:table-cell>
          <table:table-cell office:value-type="float" office:value="4731.409" calcext:value-type="float">
            <text:p>4731,409</text:p>
          </table:table-cell>
          <table:table-cell table:number-columns-repeated="7"/>
        </table:table-row>
        <table:table-row table:style-name="ro1">
          <table:table-cell office:value-type="float" office:value="60.658" calcext:value-type="float">
            <text:p>60,658</text:p>
          </table:table-cell>
          <table:table-cell office:value-type="float" office:value="16.406" calcext:value-type="float">
            <text:p>16,406</text:p>
          </table:table-cell>
          <table:table-cell/>
          <table:table-cell office:value-type="float" office:value="497.797" calcext:value-type="float">
            <text:p>497,797</text:p>
          </table:table-cell>
          <table:table-cell office:value-type="float" office:value="453.356" calcext:value-type="float">
            <text:p>453,356</text:p>
          </table:table-cell>
          <table:table-cell/>
          <table:table-cell office:value-type="float" office:value="4773.586" calcext:value-type="float">
            <text:p>4773,586</text:p>
          </table:table-cell>
          <table:table-cell office:value-type="float" office:value="4730.417" calcext:value-type="float">
            <text:p>4730,417</text:p>
          </table:table-cell>
          <table:table-cell table:number-columns-repeated="7"/>
        </table:table-row>
        <table:table-row table:style-name="ro1">
          <table:table-cell office:value-type="float" office:value="66.196" calcext:value-type="float">
            <text:p>66,196</text:p>
          </table:table-cell>
          <table:table-cell office:value-type="float" office:value="16.395" calcext:value-type="float">
            <text:p>16,395</text:p>
          </table:table-cell>
          <table:table-cell/>
          <table:table-cell office:value-type="float" office:value="503.407" calcext:value-type="float">
            <text:p>503,407</text:p>
          </table:table-cell>
          <table:table-cell office:value-type="float" office:value="453.342" calcext:value-type="float">
            <text:p>453,342</text:p>
          </table:table-cell>
          <table:table-cell/>
          <table:table-cell office:value-type="float" office:value="4779.701" calcext:value-type="float">
            <text:p>4779,701</text:p>
          </table:table-cell>
          <table:table-cell office:value-type="float" office:value="4730.224" calcext:value-type="float">
            <text:p>4730,224</text:p>
          </table:table-cell>
          <table:table-cell table:number-columns-repeated="7"/>
        </table:table-row>
        <table:table-row table:style-name="ro1">
          <table:table-cell office:value-type="float" office:value="68.711" calcext:value-type="float">
            <text:p>68,711</text:p>
          </table:table-cell>
          <table:table-cell office:value-type="float" office:value="16.388" calcext:value-type="float">
            <text:p>16,388</text:p>
          </table:table-cell>
          <table:table-cell/>
          <table:table-cell office:value-type="float" office:value="499.459" calcext:value-type="float">
            <text:p>499,459</text:p>
          </table:table-cell>
          <table:table-cell office:value-type="float" office:value="453.154" calcext:value-type="float">
            <text:p>453,154</text:p>
          </table:table-cell>
          <table:table-cell/>
          <table:table-cell office:value-type="float" office:value="4793.256" calcext:value-type="float">
            <text:p>4793,256</text:p>
          </table:table-cell>
          <table:table-cell office:value-type="float" office:value="4728.671" calcext:value-type="float">
            <text:p>4728,671</text:p>
          </table:table-cell>
          <table:table-cell table:number-columns-repeated="7"/>
        </table:table-row>
        <table:table-row table:style-name="ro1">
          <table:table-cell office:value-type="float" office:value="62.859" calcext:value-type="float">
            <text:p>62,859</text:p>
          </table:table-cell>
          <table:table-cell office:value-type="float" office:value="16.369" calcext:value-type="float">
            <text:p>16,369</text:p>
          </table:table-cell>
          <table:table-cell/>
          <table:table-cell office:value-type="float" office:value="500.269" calcext:value-type="float">
            <text:p>500,269</text:p>
          </table:table-cell>
          <table:table-cell office:value-type="float" office:value="453.086" calcext:value-type="float">
            <text:p>453,086</text:p>
          </table:table-cell>
          <table:table-cell/>
          <table:table-cell office:value-type="float" office:value="4826.286" calcext:value-type="float">
            <text:p>4826,286</text:p>
          </table:table-cell>
          <table:table-cell office:value-type="float" office:value="4726.114" calcext:value-type="float">
            <text:p>4726,114</text:p>
          </table:table-cell>
          <table:table-cell table:number-columns-repeated="7"/>
        </table:table-row>
        <table:table-row table:style-name="ro1">
          <table:table-cell office:value-type="float" office:value="64.956" calcext:value-type="float">
            <text:p>64,956</text:p>
          </table:table-cell>
          <table:table-cell office:value-type="float" office:value="16.367" calcext:value-type="float">
            <text:p>16,367</text:p>
          </table:table-cell>
          <table:table-cell/>
          <table:table-cell office:value-type="float" office:value="495.465" calcext:value-type="float">
            <text:p>495,465</text:p>
          </table:table-cell>
          <table:table-cell office:value-type="float" office:value="453.005" calcext:value-type="float">
            <text:p>453,005</text:p>
          </table:table-cell>
          <table:table-cell/>
          <table:table-cell office:value-type="float" office:value="4785.745" calcext:value-type="float">
            <text:p>4785,745</text:p>
          </table:table-cell>
          <table:table-cell office:value-type="float" office:value="4725.936" calcext:value-type="float">
            <text:p>4725,936</text:p>
          </table:table-cell>
          <table:table-cell table:number-columns-repeated="7"/>
        </table:table-row>
        <table:table-row table:style-name="ro1">
          <table:table-cell office:value-type="float" office:value="65.008" calcext:value-type="float">
            <text:p>65,008</text:p>
          </table:table-cell>
          <table:table-cell office:value-type="float" office:value="16.364" calcext:value-type="float">
            <text:p>16,364</text:p>
          </table:table-cell>
          <table:table-cell/>
          <table:table-cell office:value-type="float" office:value="499.084" calcext:value-type="float">
            <text:p>499,084</text:p>
          </table:table-cell>
          <table:table-cell office:value-type="float" office:value="452.992" calcext:value-type="float">
            <text:p>452,992</text:p>
          </table:table-cell>
          <table:table-cell/>
          <table:table-cell office:value-type="float" office:value="4795.114" calcext:value-type="float">
            <text:p>4795,114</text:p>
          </table:table-cell>
          <table:table-cell office:value-type="float" office:value="4725.466" calcext:value-type="float">
            <text:p>4725,466</text:p>
          </table:table-cell>
          <table:table-cell table:number-columns-repeated="7"/>
        </table:table-row>
        <table:table-row table:style-name="ro1">
          <table:table-cell office:value-type="float" office:value="62.796" calcext:value-type="float">
            <text:p>62,796</text:p>
          </table:table-cell>
          <table:table-cell office:value-type="float" office:value="16.357" calcext:value-type="float">
            <text:p>16,357</text:p>
          </table:table-cell>
          <table:table-cell/>
          <table:table-cell office:value-type="float" office:value="501.616" calcext:value-type="float">
            <text:p>501,616</text:p>
          </table:table-cell>
          <table:table-cell office:value-type="float" office:value="452.749" calcext:value-type="float">
            <text:p>452,749</text:p>
          </table:table-cell>
          <table:table-cell/>
          <table:table-cell office:value-type="float" office:value="4772.022" calcext:value-type="float">
            <text:p>4772,022</text:p>
          </table:table-cell>
          <table:table-cell office:value-type="float" office:value="4725.449" calcext:value-type="float">
            <text:p>4725,449</text:p>
          </table:table-cell>
          <table:table-cell table:number-columns-repeated="7"/>
        </table:table-row>
        <table:table-row table:style-name="ro1">
          <table:table-cell office:value-type="float" office:value="89.902" calcext:value-type="float">
            <text:p>89,902</text:p>
          </table:table-cell>
          <table:table-cell office:value-type="float" office:value="16.343" calcext:value-type="float">
            <text:p>16,343</text:p>
          </table:table-cell>
          <table:table-cell/>
          <table:table-cell office:value-type="float" office:value="500.187" calcext:value-type="float">
            <text:p>500,187</text:p>
          </table:table-cell>
          <table:table-cell office:value-type="float" office:value="452.747" calcext:value-type="float">
            <text:p>452,747</text:p>
          </table:table-cell>
          <table:table-cell/>
          <table:table-cell office:value-type="float" office:value="4766.139" calcext:value-type="float">
            <text:p>4766,139</text:p>
          </table:table-cell>
          <table:table-cell office:value-type="float" office:value="4724.703" calcext:value-type="float">
            <text:p>4724,703</text:p>
          </table:table-cell>
          <table:table-cell table:number-columns-repeated="7"/>
        </table:table-row>
        <table:table-row table:style-name="ro1">
          <table:table-cell office:value-type="float" office:value="70.126" calcext:value-type="float">
            <text:p>70,126</text:p>
          </table:table-cell>
          <table:table-cell office:value-type="float" office:value="16.327" calcext:value-type="float">
            <text:p>16,327</text:p>
          </table:table-cell>
          <table:table-cell/>
          <table:table-cell office:value-type="float" office:value="500.893" calcext:value-type="float">
            <text:p>500,893</text:p>
          </table:table-cell>
          <table:table-cell office:value-type="float" office:value="452.682" calcext:value-type="float">
            <text:p>452,682</text:p>
          </table:table-cell>
          <table:table-cell/>
          <table:table-cell office:value-type="float" office:value="4935.431" calcext:value-type="float">
            <text:p>4935,431</text:p>
          </table:table-cell>
          <table:table-cell office:value-type="float" office:value="4724.394" calcext:value-type="float">
            <text:p>4724,394</text:p>
          </table:table-cell>
          <table:table-cell table:number-columns-repeated="7"/>
        </table:table-row>
        <table:table-row table:style-name="ro1">
          <table:table-cell office:value-type="float" office:value="68.812" calcext:value-type="float">
            <text:p>68,812</text:p>
          </table:table-cell>
          <table:table-cell office:value-type="float" office:value="16.245" calcext:value-type="float">
            <text:p>16,245</text:p>
          </table:table-cell>
          <table:table-cell/>
          <table:table-cell office:value-type="float" office:value="495.403" calcext:value-type="float">
            <text:p>495,403</text:p>
          </table:table-cell>
          <table:table-cell office:value-type="float" office:value="452.64" calcext:value-type="float">
            <text:p>452,64</text:p>
          </table:table-cell>
          <table:table-cell/>
          <table:table-cell office:value-type="float" office:value="4766.562" calcext:value-type="float">
            <text:p>4766,562</text:p>
          </table:table-cell>
          <table:table-cell office:value-type="float" office:value="4723.279" calcext:value-type="float">
            <text:p>4723,279</text:p>
          </table:table-cell>
          <table:table-cell table:number-columns-repeated="7"/>
        </table:table-row>
        <table:table-row table:style-name="ro1">
          <table:table-cell office:value-type="float" office:value="62.81" calcext:value-type="float">
            <text:p>62,81</text:p>
          </table:table-cell>
          <table:table-cell office:value-type="float" office:value="16.235" calcext:value-type="float">
            <text:p>16,235</text:p>
          </table:table-cell>
          <table:table-cell/>
          <table:table-cell office:value-type="float" office:value="496.046" calcext:value-type="float">
            <text:p>496,046</text:p>
          </table:table-cell>
          <table:table-cell office:value-type="float" office:value="452.495" calcext:value-type="float">
            <text:p>452,495</text:p>
          </table:table-cell>
          <table:table-cell/>
          <table:table-cell office:value-type="float" office:value="4786.603" calcext:value-type="float">
            <text:p>4786,603</text:p>
          </table:table-cell>
          <table:table-cell office:value-type="float" office:value="4721.693" calcext:value-type="float">
            <text:p>4721,693</text:p>
          </table:table-cell>
          <table:table-cell table:number-columns-repeated="7"/>
        </table:table-row>
        <table:table-row table:style-name="ro1">
          <table:table-cell office:value-type="float" office:value="60.595" calcext:value-type="float">
            <text:p>60,595</text:p>
          </table:table-cell>
          <table:table-cell office:value-type="float" office:value="16.233" calcext:value-type="float">
            <text:p>16,233</text:p>
          </table:table-cell>
          <table:table-cell/>
          <table:table-cell office:value-type="float" office:value="495.901" calcext:value-type="float">
            <text:p>495,901</text:p>
          </table:table-cell>
          <table:table-cell office:value-type="float" office:value="452.39" calcext:value-type="float">
            <text:p>452,39</text:p>
          </table:table-cell>
          <table:table-cell/>
          <table:table-cell office:value-type="float" office:value="4763.908" calcext:value-type="float">
            <text:p>4763,908</text:p>
          </table:table-cell>
          <table:table-cell office:value-type="float" office:value="4721.171" calcext:value-type="float">
            <text:p>4721,171</text:p>
          </table:table-cell>
          <table:table-cell table:number-columns-repeated="7"/>
        </table:table-row>
        <table:table-row table:style-name="ro1">
          <table:table-cell office:value-type="float" office:value="71.369" calcext:value-type="float">
            <text:p>71,369</text:p>
          </table:table-cell>
          <table:table-cell office:value-type="float" office:value="16.224" calcext:value-type="float">
            <text:p>16,224</text:p>
          </table:table-cell>
          <table:table-cell/>
          <table:table-cell office:value-type="float" office:value="499.349" calcext:value-type="float">
            <text:p>499,349</text:p>
          </table:table-cell>
          <table:table-cell office:value-type="float" office:value="452.211" calcext:value-type="float">
            <text:p>452,211</text:p>
          </table:table-cell>
          <table:table-cell/>
          <table:table-cell office:value-type="float" office:value="4762.607" calcext:value-type="float">
            <text:p>4762,607</text:p>
          </table:table-cell>
          <table:table-cell office:value-type="float" office:value="4720.876" calcext:value-type="float">
            <text:p>4720,876</text:p>
          </table:table-cell>
          <table:table-cell table:number-columns-repeated="7"/>
        </table:table-row>
        <table:table-row table:style-name="ro1">
          <table:table-cell office:value-type="float" office:value="70.339" calcext:value-type="float">
            <text:p>70,339</text:p>
          </table:table-cell>
          <table:table-cell office:value-type="float" office:value="16.224" calcext:value-type="float">
            <text:p>16,224</text:p>
          </table:table-cell>
          <table:table-cell/>
          <table:table-cell office:value-type="float" office:value="619.673" calcext:value-type="float">
            <text:p>619,673</text:p>
          </table:table-cell>
          <table:table-cell office:value-type="float" office:value="452.174" calcext:value-type="float">
            <text:p>452,174</text:p>
          </table:table-cell>
          <table:table-cell/>
          <table:table-cell office:value-type="float" office:value="4762.054" calcext:value-type="float">
            <text:p>4762,054</text:p>
          </table:table-cell>
          <table:table-cell office:value-type="float" office:value="4720.663" calcext:value-type="float">
            <text:p>4720,663</text:p>
          </table:table-cell>
          <table:table-cell table:number-columns-repeated="7"/>
        </table:table-row>
        <table:table-row table:style-name="ro1">
          <table:table-cell office:value-type="float" office:value="80.598" calcext:value-type="float">
            <text:p>80,598</text:p>
          </table:table-cell>
          <table:table-cell office:value-type="float" office:value="16.184" calcext:value-type="float">
            <text:p>16,184</text:p>
          </table:table-cell>
          <table:table-cell/>
          <table:table-cell office:value-type="float" office:value="496.189" calcext:value-type="float">
            <text:p>496,189</text:p>
          </table:table-cell>
          <table:table-cell office:value-type="float" office:value="452.112" calcext:value-type="float">
            <text:p>452,112</text:p>
          </table:table-cell>
          <table:table-cell/>
          <table:table-cell office:value-type="float" office:value="4786.179" calcext:value-type="float">
            <text:p>4786,179</text:p>
          </table:table-cell>
          <table:table-cell office:value-type="float" office:value="4720.257" calcext:value-type="float">
            <text:p>4720,257</text:p>
          </table:table-cell>
          <table:table-cell table:number-columns-repeated="7"/>
        </table:table-row>
        <table:table-row table:style-name="ro1">
          <table:table-cell office:value-type="float" office:value="60.759" calcext:value-type="float">
            <text:p>60,759</text:p>
          </table:table-cell>
          <table:table-cell office:value-type="float" office:value="12.909" calcext:value-type="float">
            <text:p>12,909</text:p>
          </table:table-cell>
          <table:table-cell/>
          <table:table-cell office:value-type="float" office:value="496.538" calcext:value-type="float">
            <text:p>496,538</text:p>
          </table:table-cell>
          <table:table-cell office:value-type="float" office:value="452.009" calcext:value-type="float">
            <text:p>452,009</text:p>
          </table:table-cell>
          <table:table-cell/>
          <table:table-cell office:value-type="float" office:value="4762.28" calcext:value-type="float">
            <text:p>4762,28</text:p>
          </table:table-cell>
          <table:table-cell office:value-type="float" office:value="4719.854" calcext:value-type="float">
            <text:p>4719,854</text:p>
          </table:table-cell>
          <table:table-cell table:number-columns-repeated="7"/>
        </table:table-row>
        <table:table-row table:style-name="ro1">
          <table:table-cell office:value-type="float" office:value="58.846" calcext:value-type="float">
            <text:p>58,846</text:p>
          </table:table-cell>
          <table:table-cell office:value-type="float" office:value="12.687" calcext:value-type="float">
            <text:p>12,687</text:p>
          </table:table-cell>
          <table:table-cell/>
          <table:table-cell office:value-type="float" office:value="524.22" calcext:value-type="float">
            <text:p>524,22</text:p>
          </table:table-cell>
          <table:table-cell office:value-type="float" office:value="451.933" calcext:value-type="float">
            <text:p>451,933</text:p>
          </table:table-cell>
          <table:table-cell/>
          <table:table-cell office:value-type="float" office:value="4762.725" calcext:value-type="float">
            <text:p>4762,725</text:p>
          </table:table-cell>
          <table:table-cell office:value-type="float" office:value="4719.816" calcext:value-type="float">
            <text:p>4719,816</text:p>
          </table:table-cell>
          <table:table-cell table:number-columns-repeated="7"/>
        </table:table-row>
        <table:table-row table:style-name="ro1">
          <table:table-cell office:value-type="float" office:value="59.043" calcext:value-type="float">
            <text:p>59,043</text:p>
          </table:table-cell>
          <table:table-cell office:value-type="float" office:value="12.517" calcext:value-type="float">
            <text:p>12,517</text:p>
          </table:table-cell>
          <table:table-cell/>
          <table:table-cell office:value-type="float" office:value="496.691" calcext:value-type="float">
            <text:p>496,691</text:p>
          </table:table-cell>
          <table:table-cell office:value-type="float" office:value="451.901" calcext:value-type="float">
            <text:p>451,901</text:p>
          </table:table-cell>
          <table:table-cell/>
          <table:table-cell office:value-type="float" office:value="4763.601" calcext:value-type="float">
            <text:p>4763,601</text:p>
          </table:table-cell>
          <table:table-cell office:value-type="float" office:value="4719.472" calcext:value-type="float">
            <text:p>4719,472</text:p>
          </table:table-cell>
          <table:table-cell table:number-columns-repeated="7"/>
        </table:table-row>
        <table:table-row table:style-name="ro1">
          <table:table-cell office:value-type="float" office:value="61.205" calcext:value-type="float">
            <text:p>61,205</text:p>
          </table:table-cell>
          <table:table-cell office:value-type="float" office:value="12.471" calcext:value-type="float">
            <text:p>12,471</text:p>
          </table:table-cell>
          <table:table-cell/>
          <table:table-cell office:value-type="float" office:value="497.973" calcext:value-type="float">
            <text:p>497,973</text:p>
          </table:table-cell>
          <table:table-cell office:value-type="float" office:value="451.779" calcext:value-type="float">
            <text:p>451,779</text:p>
          </table:table-cell>
          <table:table-cell/>
          <table:table-cell office:value-type="float" office:value="4760.736" calcext:value-type="float">
            <text:p>4760,736</text:p>
          </table:table-cell>
          <table:table-cell office:value-type="float" office:value="4719.172" calcext:value-type="float">
            <text:p>4719,172</text:p>
          </table:table-cell>
          <table:table-cell table:number-columns-repeated="7"/>
        </table:table-row>
        <table:table-row table:style-name="ro1">
          <table:table-cell office:value-type="float" office:value="63.079" calcext:value-type="float">
            <text:p>63,079</text:p>
          </table:table-cell>
          <table:table-cell office:value-type="float" office:value="12.387" calcext:value-type="float">
            <text:p>12,387</text:p>
          </table:table-cell>
          <table:table-cell/>
          <table:table-cell office:value-type="float" office:value="498.44" calcext:value-type="float">
            <text:p>498,44</text:p>
          </table:table-cell>
          <table:table-cell office:value-type="float" office:value="451.589" calcext:value-type="float">
            <text:p>451,589</text:p>
          </table:table-cell>
          <table:table-cell/>
          <table:table-cell office:value-type="float" office:value="4833.606" calcext:value-type="float">
            <text:p>4833,606</text:p>
          </table:table-cell>
          <table:table-cell office:value-type="float" office:value="4717.644" calcext:value-type="float">
            <text:p>4717,644</text:p>
          </table:table-cell>
          <table:table-cell table:number-columns-repeated="7"/>
        </table:table-row>
        <table:table-row table:style-name="ro1">
          <table:table-cell office:value-type="float" office:value="67.881" calcext:value-type="float">
            <text:p>67,881</text:p>
          </table:table-cell>
          <table:table-cell office:value-type="float" office:value="12.378" calcext:value-type="float">
            <text:p>12,378</text:p>
          </table:table-cell>
          <table:table-cell/>
          <table:table-cell office:value-type="float" office:value="500.788" calcext:value-type="float">
            <text:p>500,788</text:p>
          </table:table-cell>
          <table:table-cell office:value-type="float" office:value="451.107" calcext:value-type="float">
            <text:p>451,107</text:p>
          </table:table-cell>
          <table:table-cell/>
          <table:table-cell office:value-type="float" office:value="4761.584" calcext:value-type="float">
            <text:p>4761,584</text:p>
          </table:table-cell>
          <table:table-cell office:value-type="float" office:value="4717.642" calcext:value-type="float">
            <text:p>4717,642</text:p>
          </table:table-cell>
          <table:table-cell table:number-columns-repeated="7"/>
        </table:table-row>
        <table:table-row table:style-name="ro1">
          <table:table-cell office:value-type="float" office:value="58.276" calcext:value-type="float">
            <text:p>58,276</text:p>
          </table:table-cell>
          <table:table-cell office:value-type="float" office:value="12.374" calcext:value-type="float">
            <text:p>12,374</text:p>
          </table:table-cell>
          <table:table-cell/>
          <table:table-cell office:value-type="float" office:value="498.328" calcext:value-type="float">
            <text:p>498,328</text:p>
          </table:table-cell>
          <table:table-cell office:value-type="float" office:value="451.047" calcext:value-type="float">
            <text:p>451,047</text:p>
          </table:table-cell>
          <table:table-cell/>
          <table:table-cell office:value-type="float" office:value="4759.531" calcext:value-type="float">
            <text:p>4759,531</text:p>
          </table:table-cell>
          <table:table-cell office:value-type="float" office:value="4717.305" calcext:value-type="float">
            <text:p>4717,305</text:p>
          </table:table-cell>
          <table:table-cell table:number-columns-repeated="7"/>
        </table:table-row>
        <table:table-row table:style-name="ro1">
          <table:table-cell office:value-type="float" office:value="57.21" calcext:value-type="float">
            <text:p>57,21</text:p>
          </table:table-cell>
          <table:table-cell office:value-type="float" office:value="12.371" calcext:value-type="float">
            <text:p>12,371</text:p>
          </table:table-cell>
          <table:table-cell/>
          <table:table-cell office:value-type="float" office:value="494.372" calcext:value-type="float">
            <text:p>494,372</text:p>
          </table:table-cell>
          <table:table-cell office:value-type="float" office:value="451.002" calcext:value-type="float">
            <text:p>451,002</text:p>
          </table:table-cell>
          <table:table-cell/>
          <table:table-cell office:value-type="float" office:value="4758.994" calcext:value-type="float">
            <text:p>4758,994</text:p>
          </table:table-cell>
          <table:table-cell office:value-type="float" office:value="4717.245" calcext:value-type="float">
            <text:p>4717,245</text:p>
          </table:table-cell>
          <table:table-cell table:number-columns-repeated="7"/>
        </table:table-row>
        <table:table-row table:style-name="ro1">
          <table:table-cell office:value-type="float" office:value="59.823" calcext:value-type="float">
            <text:p>59,823</text:p>
          </table:table-cell>
          <table:table-cell office:value-type="float" office:value="12.365" calcext:value-type="float">
            <text:p>12,365</text:p>
          </table:table-cell>
          <table:table-cell/>
          <table:table-cell office:value-type="float" office:value="495.799" calcext:value-type="float">
            <text:p>495,799</text:p>
          </table:table-cell>
          <table:table-cell office:value-type="float" office:value="450.234" calcext:value-type="float">
            <text:p>450,234</text:p>
          </table:table-cell>
          <table:table-cell/>
          <table:table-cell office:value-type="float" office:value="4760.677" calcext:value-type="float">
            <text:p>4760,677</text:p>
          </table:table-cell>
          <table:table-cell office:value-type="float" office:value="4716.98" calcext:value-type="float">
            <text:p>4716,98</text:p>
          </table:table-cell>
          <table:table-cell table:number-columns-repeated="7"/>
        </table:table-row>
        <table:table-row table:style-name="ro1">
          <table:table-cell office:value-type="float" office:value="60.709" calcext:value-type="float">
            <text:p>60,709</text:p>
          </table:table-cell>
          <table:table-cell office:value-type="float" office:value="12.365" calcext:value-type="float">
            <text:p>12,365</text:p>
          </table:table-cell>
          <table:table-cell/>
          <table:table-cell office:value-type="float" office:value="499.151" calcext:value-type="float">
            <text:p>499,151</text:p>
          </table:table-cell>
          <table:table-cell office:value-type="float" office:value="450.122" calcext:value-type="float">
            <text:p>450,122</text:p>
          </table:table-cell>
          <table:table-cell/>
          <table:table-cell office:value-type="float" office:value="4776.033" calcext:value-type="float">
            <text:p>4776,033</text:p>
          </table:table-cell>
          <table:table-cell office:value-type="float" office:value="4716.913" calcext:value-type="float">
            <text:p>4716,913</text:p>
          </table:table-cell>
          <table:table-cell table:number-columns-repeated="7"/>
        </table:table-row>
        <table:table-row table:style-name="ro1">
          <table:table-cell office:value-type="float" office:value="58.855" calcext:value-type="float">
            <text:p>58,855</text:p>
          </table:table-cell>
          <table:table-cell office:value-type="float" office:value="12.36" calcext:value-type="float">
            <text:p>12,36</text:p>
          </table:table-cell>
          <table:table-cell/>
          <table:table-cell office:value-type="float" office:value="498.968" calcext:value-type="float">
            <text:p>498,968</text:p>
          </table:table-cell>
          <table:table-cell office:value-type="float" office:value="449.94" calcext:value-type="float">
            <text:p>449,94</text:p>
          </table:table-cell>
          <table:table-cell/>
          <table:table-cell office:value-type="float" office:value="4830.905" calcext:value-type="float">
            <text:p>4830,905</text:p>
          </table:table-cell>
          <table:table-cell office:value-type="float" office:value="4716.341" calcext:value-type="float">
            <text:p>4716,341</text:p>
          </table:table-cell>
          <table:table-cell table:number-columns-repeated="7"/>
        </table:table-row>
        <table:table-row table:style-name="ro1">
          <table:table-cell office:value-type="float" office:value="61.262" calcext:value-type="float">
            <text:p>61,262</text:p>
          </table:table-cell>
          <table:table-cell office:value-type="float" office:value="12.352" calcext:value-type="float">
            <text:p>12,352</text:p>
          </table:table-cell>
          <table:table-cell/>
          <table:table-cell office:value-type="float" office:value="497.037" calcext:value-type="float">
            <text:p>497,037</text:p>
          </table:table-cell>
          <table:table-cell office:value-type="float" office:value="449.898" calcext:value-type="float">
            <text:p>449,898</text:p>
          </table:table-cell>
          <table:table-cell/>
          <table:table-cell office:value-type="float" office:value="4757.836" calcext:value-type="float">
            <text:p>4757,836</text:p>
          </table:table-cell>
          <table:table-cell office:value-type="float" office:value="4715.745" calcext:value-type="float">
            <text:p>4715,745</text:p>
          </table:table-cell>
          <table:table-cell table:number-columns-repeated="7"/>
        </table:table-row>
        <table:table-row table:style-name="ro1">
          <table:table-cell office:value-type="float" office:value="58.907" calcext:value-type="float">
            <text:p>58,907</text:p>
          </table:table-cell>
          <table:table-cell office:value-type="float" office:value="12.351" calcext:value-type="float">
            <text:p>12,351</text:p>
          </table:table-cell>
          <table:table-cell/>
          <table:table-cell office:value-type="float" office:value="493.062" calcext:value-type="float">
            <text:p>493,062</text:p>
          </table:table-cell>
          <table:table-cell office:value-type="float" office:value="449.728" calcext:value-type="float">
            <text:p>449,728</text:p>
          </table:table-cell>
          <table:table-cell/>
          <table:table-cell office:value-type="float" office:value="4764.437" calcext:value-type="float">
            <text:p>4764,437</text:p>
          </table:table-cell>
          <table:table-cell office:value-type="float" office:value="4715.445" calcext:value-type="float">
            <text:p>4715,445</text:p>
          </table:table-cell>
          <table:table-cell table:number-columns-repeated="7"/>
        </table:table-row>
        <table:table-row table:style-name="ro1">
          <table:table-cell office:value-type="float" office:value="60.566" calcext:value-type="float">
            <text:p>60,566</text:p>
          </table:table-cell>
          <table:table-cell office:value-type="float" office:value="12.349" calcext:value-type="float">
            <text:p>12,349</text:p>
          </table:table-cell>
          <table:table-cell/>
          <table:table-cell office:value-type="float" office:value="499.171" calcext:value-type="float">
            <text:p>499,171</text:p>
          </table:table-cell>
          <table:table-cell office:value-type="float" office:value="449.587" calcext:value-type="float">
            <text:p>449,587</text:p>
          </table:table-cell>
          <table:table-cell/>
          <table:table-cell office:value-type="float" office:value="4755.294" calcext:value-type="float">
            <text:p>4755,294</text:p>
          </table:table-cell>
          <table:table-cell office:value-type="float" office:value="4714.413" calcext:value-type="float">
            <text:p>4714,413</text:p>
          </table:table-cell>
          <table:table-cell table:number-columns-repeated="7"/>
        </table:table-row>
        <table:table-row table:style-name="ro1">
          <table:table-cell office:value-type="float" office:value="58.213" calcext:value-type="float">
            <text:p>58,213</text:p>
          </table:table-cell>
          <table:table-cell office:value-type="float" office:value="12.348" calcext:value-type="float">
            <text:p>12,348</text:p>
          </table:table-cell>
          <table:table-cell/>
          <table:table-cell office:value-type="float" office:value="496.308" calcext:value-type="float">
            <text:p>496,308</text:p>
          </table:table-cell>
          <table:table-cell office:value-type="float" office:value="449.399" calcext:value-type="float">
            <text:p>449,399</text:p>
          </table:table-cell>
          <table:table-cell/>
          <table:table-cell office:value-type="float" office:value="4778.828" calcext:value-type="float">
            <text:p>4778,828</text:p>
          </table:table-cell>
          <table:table-cell office:value-type="float" office:value="4714.066" calcext:value-type="float">
            <text:p>4714,066</text:p>
          </table:table-cell>
          <table:table-cell table:number-columns-repeated="7"/>
        </table:table-row>
        <table:table-row table:style-name="ro1">
          <table:table-cell office:value-type="float" office:value="58.386" calcext:value-type="float">
            <text:p>58,386</text:p>
          </table:table-cell>
          <table:table-cell office:value-type="float" office:value="12.34" calcext:value-type="float">
            <text:p>12,34</text:p>
          </table:table-cell>
          <table:table-cell/>
          <table:table-cell office:value-type="float" office:value="502.236" calcext:value-type="float">
            <text:p>502,236</text:p>
          </table:table-cell>
          <table:table-cell office:value-type="float" office:value="449.124" calcext:value-type="float">
            <text:p>449,124</text:p>
          </table:table-cell>
          <table:table-cell/>
          <table:table-cell office:value-type="float" office:value="4758.106" calcext:value-type="float">
            <text:p>4758,106</text:p>
          </table:table-cell>
          <table:table-cell office:value-type="float" office:value="4713.99" calcext:value-type="float">
            <text:p>4713,99</text:p>
          </table:table-cell>
          <table:table-cell table:number-columns-repeated="7"/>
        </table:table-row>
        <table:table-row table:style-name="ro1">
          <table:table-cell office:value-type="float" office:value="67.025" calcext:value-type="float">
            <text:p>67,025</text:p>
          </table:table-cell>
          <table:table-cell office:value-type="float" office:value="12.323" calcext:value-type="float">
            <text:p>12,323</text:p>
          </table:table-cell>
          <table:table-cell/>
          <table:table-cell office:value-type="float" office:value="499.953" calcext:value-type="float">
            <text:p>499,953</text:p>
          </table:table-cell>
          <table:table-cell office:value-type="float" office:value="449.016" calcext:value-type="float">
            <text:p>449,016</text:p>
          </table:table-cell>
          <table:table-cell/>
          <table:table-cell office:value-type="float" office:value="4986.479" calcext:value-type="float">
            <text:p>4986,479</text:p>
          </table:table-cell>
          <table:table-cell office:value-type="float" office:value="4713.89" calcext:value-type="float">
            <text:p>4713,89</text:p>
          </table:table-cell>
          <table:table-cell table:number-columns-repeated="7"/>
        </table:table-row>
        <table:table-row table:style-name="ro1">
          <table:table-cell office:value-type="float" office:value="69.963" calcext:value-type="float">
            <text:p>69,963</text:p>
          </table:table-cell>
          <table:table-cell office:value-type="float" office:value="12.32" calcext:value-type="float">
            <text:p>12,32</text:p>
          </table:table-cell>
          <table:table-cell/>
          <table:table-cell office:value-type="float" office:value="493.907" calcext:value-type="float">
            <text:p>493,907</text:p>
          </table:table-cell>
          <table:table-cell office:value-type="float" office:value="448.998" calcext:value-type="float">
            <text:p>448,998</text:p>
          </table:table-cell>
          <table:table-cell/>
          <table:table-cell office:value-type="float" office:value="4756.906" calcext:value-type="float">
            <text:p>4756,906</text:p>
          </table:table-cell>
          <table:table-cell office:value-type="float" office:value="4713.877" calcext:value-type="float">
            <text:p>4713,877</text:p>
          </table:table-cell>
          <table:table-cell table:number-columns-repeated="7"/>
        </table:table-row>
        <table:table-row table:style-name="ro1">
          <table:table-cell office:value-type="float" office:value="59.033" calcext:value-type="float">
            <text:p>59,033</text:p>
          </table:table-cell>
          <table:table-cell office:value-type="float" office:value="12.306" calcext:value-type="float">
            <text:p>12,306</text:p>
          </table:table-cell>
          <table:table-cell/>
          <table:table-cell office:value-type="float" office:value="499.42" calcext:value-type="float">
            <text:p>499,42</text:p>
          </table:table-cell>
          <table:table-cell office:value-type="float" office:value="448.863" calcext:value-type="float">
            <text:p>448,863</text:p>
          </table:table-cell>
          <table:table-cell/>
          <table:table-cell office:value-type="float" office:value="4758.972" calcext:value-type="float">
            <text:p>4758,972</text:p>
          </table:table-cell>
          <table:table-cell office:value-type="float" office:value="4713.414" calcext:value-type="float">
            <text:p>4713,414</text:p>
          </table:table-cell>
          <table:table-cell table:number-columns-repeated="7"/>
        </table:table-row>
        <table:table-row table:style-name="ro1">
          <table:table-cell office:value-type="float" office:value="59.397" calcext:value-type="float">
            <text:p>59,397</text:p>
          </table:table-cell>
          <table:table-cell office:value-type="float" office:value="12.298" calcext:value-type="float">
            <text:p>12,298</text:p>
          </table:table-cell>
          <table:table-cell/>
          <table:table-cell office:value-type="float" office:value="494.311" calcext:value-type="float">
            <text:p>494,311</text:p>
          </table:table-cell>
          <table:table-cell office:value-type="float" office:value="448.618" calcext:value-type="float">
            <text:p>448,618</text:p>
          </table:table-cell>
          <table:table-cell/>
          <table:table-cell office:value-type="float" office:value="4757.305" calcext:value-type="float">
            <text:p>4757,305</text:p>
          </table:table-cell>
          <table:table-cell office:value-type="float" office:value="4712.857" calcext:value-type="float">
            <text:p>4712,857</text:p>
          </table:table-cell>
          <table:table-cell table:number-columns-repeated="7"/>
        </table:table-row>
        <table:table-row table:style-name="ro1">
          <table:table-cell office:value-type="float" office:value="57.46" calcext:value-type="float">
            <text:p>57,46</text:p>
          </table:table-cell>
          <table:table-cell office:value-type="float" office:value="12.297" calcext:value-type="float">
            <text:p>12,297</text:p>
          </table:table-cell>
          <table:table-cell/>
          <table:table-cell office:value-type="float" office:value="494.596" calcext:value-type="float">
            <text:p>494,596</text:p>
          </table:table-cell>
          <table:table-cell office:value-type="float" office:value="448.577" calcext:value-type="float">
            <text:p>448,577</text:p>
          </table:table-cell>
          <table:table-cell/>
          <table:table-cell office:value-type="float" office:value="4756.012" calcext:value-type="float">
            <text:p>4756,012</text:p>
          </table:table-cell>
          <table:table-cell office:value-type="float" office:value="4712.389" calcext:value-type="float">
            <text:p>4712,389</text:p>
          </table:table-cell>
          <table:table-cell table:number-columns-repeated="7"/>
        </table:table-row>
        <table:table-row table:style-name="ro1">
          <table:table-cell office:value-type="float" office:value="56.616" calcext:value-type="float">
            <text:p>56,616</text:p>
          </table:table-cell>
          <table:table-cell office:value-type="float" office:value="12.296" calcext:value-type="float">
            <text:p>12,296</text:p>
          </table:table-cell>
          <table:table-cell/>
          <table:table-cell office:value-type="float" office:value="636.576" calcext:value-type="float">
            <text:p>636,576</text:p>
          </table:table-cell>
          <table:table-cell office:value-type="float" office:value="448.428" calcext:value-type="float">
            <text:p>448,428</text:p>
          </table:table-cell>
          <table:table-cell/>
          <table:table-cell office:value-type="float" office:value="4830.886" calcext:value-type="float">
            <text:p>4830,886</text:p>
          </table:table-cell>
          <table:table-cell office:value-type="float" office:value="4711.852" calcext:value-type="float">
            <text:p>4711,852</text:p>
          </table:table-cell>
          <table:table-cell table:number-columns-repeated="7"/>
        </table:table-row>
        <table:table-row table:style-name="ro1">
          <table:table-cell office:value-type="float" office:value="59.55" calcext:value-type="float">
            <text:p>59,55</text:p>
          </table:table-cell>
          <table:table-cell office:value-type="float" office:value="12.287" calcext:value-type="float">
            <text:p>12,287</text:p>
          </table:table-cell>
          <table:table-cell/>
          <table:table-cell office:value-type="float" office:value="497.322" calcext:value-type="float">
            <text:p>497,322</text:p>
          </table:table-cell>
          <table:table-cell office:value-type="float" office:value="448.165" calcext:value-type="float">
            <text:p>448,165</text:p>
          </table:table-cell>
          <table:table-cell/>
          <table:table-cell office:value-type="float" office:value="4757.533" calcext:value-type="float">
            <text:p>4757,533</text:p>
          </table:table-cell>
          <table:table-cell office:value-type="float" office:value="4709.462" calcext:value-type="float">
            <text:p>4709,462</text:p>
          </table:table-cell>
          <table:table-cell table:number-columns-repeated="7"/>
        </table:table-row>
        <table:table-row table:style-name="ro1">
          <table:table-cell office:value-type="float" office:value="74.485" calcext:value-type="float">
            <text:p>74,485</text:p>
          </table:table-cell>
          <table:table-cell office:value-type="float" office:value="12.287" calcext:value-type="float">
            <text:p>12,287</text:p>
          </table:table-cell>
          <table:table-cell/>
          <table:table-cell office:value-type="float" office:value="614.574" calcext:value-type="float">
            <text:p>614,574</text:p>
          </table:table-cell>
          <table:table-cell office:value-type="float" office:value="448.114" calcext:value-type="float">
            <text:p>448,114</text:p>
          </table:table-cell>
          <table:table-cell/>
          <table:table-cell office:value-type="float" office:value="4833.645" calcext:value-type="float">
            <text:p>4833,645</text:p>
          </table:table-cell>
          <table:table-cell office:value-type="float" office:value="4709.382" calcext:value-type="float">
            <text:p>4709,382</text:p>
          </table:table-cell>
          <table:table-cell table:number-columns-repeated="7"/>
        </table:table-row>
        <table:table-row table:style-name="ro1">
          <table:table-cell office:value-type="float" office:value="58.926" calcext:value-type="float">
            <text:p>58,926</text:p>
          </table:table-cell>
          <table:table-cell office:value-type="float" office:value="12.276" calcext:value-type="float">
            <text:p>12,276</text:p>
          </table:table-cell>
          <table:table-cell/>
          <table:table-cell office:value-type="float" office:value="672.571" calcext:value-type="float">
            <text:p>672,571</text:p>
          </table:table-cell>
          <table:table-cell office:value-type="float" office:value="447.795" calcext:value-type="float">
            <text:p>447,795</text:p>
          </table:table-cell>
          <table:table-cell/>
          <table:table-cell office:value-type="float" office:value="4955.78" calcext:value-type="float">
            <text:p>4955,78</text:p>
          </table:table-cell>
          <table:table-cell office:value-type="float" office:value="4706.724" calcext:value-type="float">
            <text:p>4706,724</text:p>
          </table:table-cell>
          <table:table-cell table:number-columns-repeated="7"/>
        </table:table-row>
        <table:table-row table:style-name="ro1">
          <table:table-cell office:value-type="float" office:value="74.501" calcext:value-type="float">
            <text:p>74,501</text:p>
          </table:table-cell>
          <table:table-cell office:value-type="float" office:value="12.246" calcext:value-type="float">
            <text:p>12,246</text:p>
          </table:table-cell>
          <table:table-cell/>
          <table:table-cell office:value-type="float" office:value="499.778" calcext:value-type="float">
            <text:p>499,778</text:p>
          </table:table-cell>
          <table:table-cell office:value-type="float" office:value="440.034" calcext:value-type="float">
            <text:p>440,034</text:p>
          </table:table-cell>
          <table:table-cell/>
          <table:table-cell office:value-type="float" office:value="4754.351" calcext:value-type="float">
            <text:p>4754,351</text:p>
          </table:table-cell>
          <table:table-cell office:value-type="float" office:value="4705.458" calcext:value-type="float">
            <text:p>4705,458</text:p>
          </table:table-cell>
          <table:table-cell table:number-columns-repeated="7"/>
        </table:table-row>
        <table:table-row table:style-name="ro1">
          <table:table-cell office:value-type="float" office:value="63.366" calcext:value-type="float">
            <text:p>63,366</text:p>
          </table:table-cell>
          <table:table-cell office:value-type="float" office:value="12.245" calcext:value-type="float">
            <text:p>12,245</text:p>
          </table:table-cell>
          <table:table-cell/>
          <table:table-cell office:value-type="float" office:value="490.723" calcext:value-type="float">
            <text:p>490,723</text:p>
          </table:table-cell>
          <table:table-cell office:value-type="float" office:value="440.019" calcext:value-type="float">
            <text:p>440,019</text:p>
          </table:table-cell>
          <table:table-cell/>
          <table:table-cell office:value-type="float" office:value="4952.259" calcext:value-type="float">
            <text:p>4952,259</text:p>
          </table:table-cell>
          <table:table-cell office:value-type="float" office:value="4695.723" calcext:value-type="float">
            <text:p>4695,723</text:p>
          </table:table-cell>
          <table:table-cell table:number-columns-repeated="7"/>
        </table:table-row>
        <table:table-row table:style-name="ro1">
          <table:table-cell office:value-type="float" office:value="60.065" calcext:value-type="float">
            <text:p>60,065</text:p>
          </table:table-cell>
          <table:table-cell office:value-type="float" office:value="12.215" calcext:value-type="float">
            <text:p>12,215</text:p>
          </table:table-cell>
          <table:table-cell/>
          <table:table-cell office:value-type="float" office:value="495.135" calcext:value-type="float">
            <text:p>495,135</text:p>
          </table:table-cell>
          <table:table-cell office:value-type="float" office:value="437.824" calcext:value-type="float">
            <text:p>437,824</text:p>
          </table:table-cell>
          <table:table-cell/>
          <table:table-cell office:value-type="float" office:value="4736.623" calcext:value-type="float">
            <text:p>4736,623</text:p>
          </table:table-cell>
          <table:table-cell office:value-type="float" office:value="4694.702" calcext:value-type="float">
            <text:p>4694,702</text:p>
          </table:table-cell>
          <table:table-cell table:number-columns-repeated="7"/>
        </table:table-row>
        <table:table-row table:style-name="ro1">
          <table:table-cell office:value-type="float" office:value="59.005" calcext:value-type="float">
            <text:p>59,005</text:p>
          </table:table-cell>
          <table:table-cell office:value-type="float" office:value="12.214" calcext:value-type="float">
            <text:p>12,214</text:p>
          </table:table-cell>
          <table:table-cell/>
          <table:table-cell office:value-type="float" office:value="554.171" calcext:value-type="float">
            <text:p>554,171</text:p>
          </table:table-cell>
          <table:table-cell office:value-type="float" office:value="436.305" calcext:value-type="float">
            <text:p>436,305</text:p>
          </table:table-cell>
          <table:table-cell/>
          <table:table-cell office:value-type="float" office:value="4740.019" calcext:value-type="float">
            <text:p>4740,019</text:p>
          </table:table-cell>
          <table:table-cell office:value-type="float" office:value="4693.921" calcext:value-type="float">
            <text:p>4693,921</text:p>
          </table:table-cell>
          <table:table-cell table:number-columns-repeated="7"/>
        </table:table-row>
        <table:table-row table:style-name="ro1">
          <table:table-cell office:value-type="float" office:value="59.276" calcext:value-type="float">
            <text:p>59,276</text:p>
          </table:table-cell>
          <table:table-cell office:value-type="float" office:value="12.199" calcext:value-type="float">
            <text:p>12,199</text:p>
          </table:table-cell>
          <table:table-cell/>
          <table:table-cell office:value-type="float" office:value="479.92" calcext:value-type="float">
            <text:p>479,92</text:p>
          </table:table-cell>
          <table:table-cell office:value-type="float" office:value="436.124" calcext:value-type="float">
            <text:p>436,124</text:p>
          </table:table-cell>
          <table:table-cell/>
          <table:table-cell office:value-type="float" office:value="4760.039" calcext:value-type="float">
            <text:p>4760,039</text:p>
          </table:table-cell>
          <table:table-cell office:value-type="float" office:value="4693.041" calcext:value-type="float">
            <text:p>4693,041</text:p>
          </table:table-cell>
          <table:table-cell table:number-columns-repeated="7"/>
        </table:table-row>
        <table:table-row table:style-name="ro1">
          <table:table-cell office:value-type="float" office:value="59.287" calcext:value-type="float">
            <text:p>59,287</text:p>
          </table:table-cell>
          <table:table-cell office:value-type="float" office:value="12.174" calcext:value-type="float">
            <text:p>12,174</text:p>
          </table:table-cell>
          <table:table-cell/>
          <table:table-cell office:value-type="float" office:value="473.414" calcext:value-type="float">
            <text:p>473,414</text:p>
          </table:table-cell>
          <table:table-cell office:value-type="float" office:value="431.382" calcext:value-type="float">
            <text:p>431,382</text:p>
          </table:table-cell>
          <table:table-cell/>
          <table:table-cell office:value-type="float" office:value="4733.498" calcext:value-type="float">
            <text:p>4733,498</text:p>
          </table:table-cell>
          <table:table-cell office:value-type="float" office:value="4686.581" calcext:value-type="float">
            <text:p>4686,581</text:p>
          </table:table-cell>
          <table:table-cell table:number-columns-repeated="7"/>
        </table:table-row>
      </table:table>
      <table:table table:name="GO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600.216" calcext:value-type="float">
            <text:p>600,216</text:p>
          </table:table-cell>
          <table:table-cell office:value-type="float" office:value="16.31" calcext:value-type="float">
            <text:p>16,31</text:p>
          </table:table-cell>
          <table:table-cell/>
          <table:table-cell office:value-type="float" office:value="759.542" calcext:value-type="float">
            <text:p>759,542</text:p>
          </table:table-cell>
          <table:table-cell office:value-type="float" office:value="231.534" calcext:value-type="float">
            <text:p>231,534</text:p>
          </table:table-cell>
          <table:table-cell/>
          <table:table-cell office:value-type="float" office:value="2532.494" calcext:value-type="float">
            <text:p>2532,494</text:p>
          </table:table-cell>
          <table:table-cell office:value-type="float" office:value="2299.425" calcext:value-type="float">
            <text:p>2299,425</text:p>
          </table:table-cell>
          <table:table-cell table:number-columns-repeated="5"/>
          <table:table-cell table:formula="of:=['GO-1024MB'.N7]-['GO-1024MB'.$L7]" office:value-type="float" office:value="-3.002125" calcext:value-type="float">
            <text:p>-3,002125</text:p>
          </table:table-cell>
          <table:table-cell table:formula="of:=['GO-1024MB'.O7]-['GO-1024MB'.$L7]" office:value-type="float" office:value="21.565875" calcext:value-type="float">
            <text:p>21,565875</text:p>
          </table:table-cell>
        </table:table-row>
        <table:table-row table:style-name="ro1">
          <table:table-cell office:value-type="float" office:value="66.13" calcext:value-type="float">
            <text:p>66,13</text:p>
          </table:table-cell>
          <table:table-cell office:value-type="float" office:value="12.396" calcext:value-type="float">
            <text:p>12,396</text:p>
          </table:table-cell>
          <table:table-cell/>
          <table:table-cell office:value-type="float" office:value="288.119" calcext:value-type="float">
            <text:p>288,119</text:p>
          </table:table-cell>
          <table:table-cell office:value-type="float" office:value="233.603" calcext:value-type="float">
            <text:p>233,603</text:p>
          </table:table-cell>
          <table:table-cell/>
          <table:table-cell office:value-type="float" office:value="2344.835" calcext:value-type="float">
            <text:p>2344,835</text:p>
          </table:table-cell>
          <table:table-cell office:value-type="float" office:value="2299.249" calcext:value-type="float">
            <text:p>2299,249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62.376" calcext:value-type="float">
            <text:p>62,376</text:p>
          </table:table-cell>
          <table:table-cell office:value-type="float" office:value="12.266" calcext:value-type="float">
            <text:p>12,266</text:p>
          </table:table-cell>
          <table:table-cell/>
          <table:table-cell office:value-type="float" office:value="282.606" calcext:value-type="float">
            <text:p>282,606</text:p>
          </table:table-cell>
          <table:table-cell office:value-type="float" office:value="213.267" calcext:value-type="float">
            <text:p>213,267</text:p>
          </table:table-cell>
          <table:table-cell/>
          <table:table-cell office:value-type="float" office:value="2355.652" calcext:value-type="float">
            <text:p>2355,652</text:p>
          </table:table-cell>
          <table:table-cell office:value-type="float" office:value="2304.008" calcext:value-type="float">
            <text:p>2304,00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GO-1024MB'.$B$5:.$B$204])" office:value-type="float" office:value="14.861125" calcext:value-type="float">
            <text:p>14,861125</text:p>
          </table:table-cell>
          <table:table-cell table:formula="of:=STDEV(['GO-1024MB'.$B$5:.$B$204])" office:value-type="float" office:value="4.42368301150823" calcext:value-type="float">
            <text:p>4,4236830115</text:p>
          </table:table-cell>
          <table:table-cell table:formula="of:=MIN(['GO-1024MB'.$B$5:.$B$104])" office:value-type="float" office:value="11.859" calcext:value-type="float">
            <text:p>11,859</text:p>
          </table:table-cell>
          <table:table-cell table:formula="of:=MAX(['GO-1024MB'.$B$5:.$B$104])" office:value-type="float" office:value="36.427" calcext:value-type="float">
            <text:p>36,427</text:p>
          </table:table-cell>
        </table:table-row>
        <table:table-row table:style-name="ro1">
          <table:table-cell office:value-type="float" office:value="69.859" calcext:value-type="float">
            <text:p>69,859</text:p>
          </table:table-cell>
          <table:table-cell office:value-type="float" office:value="12.364" calcext:value-type="float">
            <text:p>12,364</text:p>
          </table:table-cell>
          <table:table-cell/>
          <table:table-cell office:value-type="float" office:value="277.429" calcext:value-type="float">
            <text:p>277,429</text:p>
          </table:table-cell>
          <table:table-cell office:value-type="float" office:value="233.143" calcext:value-type="float">
            <text:p>233,143</text:p>
          </table:table-cell>
          <table:table-cell/>
          <table:table-cell office:value-type="float" office:value="2323.202" calcext:value-type="float">
            <text:p>2323,202</text:p>
          </table:table-cell>
          <table:table-cell office:value-type="float" office:value="2278.722" calcext:value-type="float">
            <text:p>2278,72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GO-1024MB'.$E$5:.$E$210])" office:value-type="float" office:value="218.751185" calcext:value-type="float">
            <text:p>218,751185</text:p>
          </table:table-cell>
          <table:table-cell table:formula="of:=STDEV(['GO-1024MB'.$E$5:.$E$210])" office:value-type="float" office:value="6.56309179275864" calcext:value-type="float">
            <text:p>6,5630917928</text:p>
          </table:table-cell>
          <table:table-cell table:formula="of:=MIN(['GO-1024MB'.$E$5:.$E$168])" office:value-type="float" office:value="208.299" calcext:value-type="float">
            <text:p>208,299</text:p>
          </table:table-cell>
          <table:table-cell table:formula="of:=MAX(['GO-1024MB'.$E$5:.$E$168])" office:value-type="float" office:value="256.936" calcext:value-type="float">
            <text:p>256,936</text:p>
          </table:table-cell>
        </table:table-row>
        <table:table-row table:style-name="ro1">
          <table:table-cell office:value-type="float" office:value="78.315" calcext:value-type="float">
            <text:p>78,315</text:p>
          </table:table-cell>
          <table:table-cell office:value-type="float" office:value="16.18" calcext:value-type="float">
            <text:p>16,18</text:p>
          </table:table-cell>
          <table:table-cell/>
          <table:table-cell office:value-type="float" office:value="277.781" calcext:value-type="float">
            <text:p>277,781</text:p>
          </table:table-cell>
          <table:table-cell office:value-type="float" office:value="220.799" calcext:value-type="float">
            <text:p>220,799</text:p>
          </table:table-cell>
          <table:table-cell/>
          <table:table-cell office:value-type="float" office:value="2334.359" calcext:value-type="float">
            <text:p>2334,359</text:p>
          </table:table-cell>
          <table:table-cell office:value-type="float" office:value="2287.299" calcext:value-type="float">
            <text:p>2287,299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O-1024MB'.$H$5:.$H$210])" office:value-type="float" office:value="2304.20247" calcext:value-type="float">
            <text:p>2304,20247</text:p>
          </table:table-cell>
          <table:table-cell table:formula="of:=STDEV(['GO-1024MB'.$H$5:.$H$210])" office:value-type="float" office:value="23.0994156635854" calcext:value-type="float">
            <text:p>23,0994156636</text:p>
          </table:table-cell>
          <table:table-cell table:formula="of:=MIN(['GO-1024MB'.$H$5:.$H$204])" office:value-type="float" office:value="2263.153" calcext:value-type="float">
            <text:p>2263,153</text:p>
          </table:table-cell>
          <table:table-cell table:formula="of:=MAX(['GO-1024MB'.$H$5:.$H$104])" office:value-type="float" office:value="2383.67" calcext:value-type="float">
            <text:p>2383,67</text:p>
          </table:table-cell>
        </table:table-row>
        <table:table-row table:style-name="ro1">
          <table:table-cell office:value-type="float" office:value="72.115" calcext:value-type="float">
            <text:p>72,115</text:p>
          </table:table-cell>
          <table:table-cell office:value-type="float" office:value="12.16" calcext:value-type="float">
            <text:p>12,16</text:p>
          </table:table-cell>
          <table:table-cell/>
          <table:table-cell office:value-type="float" office:value="297.869" calcext:value-type="float">
            <text:p>297,869</text:p>
          </table:table-cell>
          <table:table-cell office:value-type="float" office:value="242.15" calcext:value-type="float">
            <text:p>242,15</text:p>
          </table:table-cell>
          <table:table-cell/>
          <table:table-cell office:value-type="float" office:value="2320.62" calcext:value-type="float">
            <text:p>2320,62</text:p>
          </table:table-cell>
          <table:table-cell office:value-type="float" office:value="2274.946" calcext:value-type="float">
            <text:p>2274,946</text:p>
          </table:table-cell>
          <table:table-cell table:number-columns-repeated="7"/>
        </table:table-row>
        <table:table-row table:style-name="ro1">
          <table:table-cell office:value-type="float" office:value="66.896" calcext:value-type="float">
            <text:p>66,896</text:p>
          </table:table-cell>
          <table:table-cell office:value-type="float" office:value="12.275" calcext:value-type="float">
            <text:p>12,275</text:p>
          </table:table-cell>
          <table:table-cell/>
          <table:table-cell office:value-type="float" office:value="262.745" calcext:value-type="float">
            <text:p>262,745</text:p>
          </table:table-cell>
          <table:table-cell office:value-type="float" office:value="212.261" calcext:value-type="float">
            <text:p>212,261</text:p>
          </table:table-cell>
          <table:table-cell/>
          <table:table-cell office:value-type="float" office:value="2364.487" calcext:value-type="float">
            <text:p>2364,487</text:p>
          </table:table-cell>
          <table:table-cell office:value-type="float" office:value="2314.281" calcext:value-type="float">
            <text:p>2314,281</text:p>
          </table:table-cell>
          <table:table-cell table:number-columns-repeated="7"/>
        </table:table-row>
        <table:table-row table:style-name="ro1">
          <table:table-cell office:value-type="float" office:value="78.581" calcext:value-type="float">
            <text:p>78,581</text:p>
          </table:table-cell>
          <table:table-cell office:value-type="float" office:value="12.284" calcext:value-type="float">
            <text:p>12,284</text:p>
          </table:table-cell>
          <table:table-cell/>
          <table:table-cell office:value-type="float" office:value="261.266" calcext:value-type="float">
            <text:p>261,266</text:p>
          </table:table-cell>
          <table:table-cell office:value-type="float" office:value="212.633" calcext:value-type="float">
            <text:p>212,633</text:p>
          </table:table-cell>
          <table:table-cell/>
          <table:table-cell office:value-type="float" office:value="2331.395" calcext:value-type="float">
            <text:p>2331,395</text:p>
          </table:table-cell>
          <table:table-cell office:value-type="float" office:value="2284.641" calcext:value-type="float">
            <text:p>2284,641</text:p>
          </table:table-cell>
          <table:table-cell table:number-columns-repeated="7"/>
        </table:table-row>
        <table:table-row table:style-name="ro1">
          <table:table-cell office:value-type="float" office:value="69.138" calcext:value-type="float">
            <text:p>69,138</text:p>
          </table:table-cell>
          <table:table-cell office:value-type="float" office:value="12.362" calcext:value-type="float">
            <text:p>12,362</text:p>
          </table:table-cell>
          <table:table-cell/>
          <table:table-cell office:value-type="float" office:value="278.381" calcext:value-type="float">
            <text:p>278,381</text:p>
          </table:table-cell>
          <table:table-cell office:value-type="float" office:value="225.086" calcext:value-type="float">
            <text:p>225,086</text:p>
          </table:table-cell>
          <table:table-cell/>
          <table:table-cell office:value-type="float" office:value="2364.834" calcext:value-type="float">
            <text:p>2364,834</text:p>
          </table:table-cell>
          <table:table-cell office:value-type="float" office:value="2303.343" calcext:value-type="float">
            <text:p>2303,343</text:p>
          </table:table-cell>
          <table:table-cell table:number-columns-repeated="7"/>
        </table:table-row>
        <table:table-row table:style-name="ro1">
          <table:table-cell office:value-type="float" office:value="67.784" calcext:value-type="float">
            <text:p>67,784</text:p>
          </table:table-cell>
          <table:table-cell office:value-type="float" office:value="12.264" calcext:value-type="float">
            <text:p>12,264</text:p>
          </table:table-cell>
          <table:table-cell/>
          <table:table-cell office:value-type="float" office:value="275.983" calcext:value-type="float">
            <text:p>275,983</text:p>
          </table:table-cell>
          <table:table-cell office:value-type="float" office:value="213.169" calcext:value-type="float">
            <text:p>213,169</text:p>
          </table:table-cell>
          <table:table-cell/>
          <table:table-cell office:value-type="float" office:value="2343.414" calcext:value-type="float">
            <text:p>2343,414</text:p>
          </table:table-cell>
          <table:table-cell office:value-type="float" office:value="2294.994" calcext:value-type="float">
            <text:p>2294,994</text:p>
          </table:table-cell>
          <table:table-cell table:number-columns-repeated="7"/>
        </table:table-row>
        <table:table-row table:style-name="ro1">
          <table:table-cell office:value-type="float" office:value="63.613" calcext:value-type="float">
            <text:p>63,613</text:p>
          </table:table-cell>
          <table:table-cell office:value-type="float" office:value="12.135" calcext:value-type="float">
            <text:p>12,135</text:p>
          </table:table-cell>
          <table:table-cell/>
          <table:table-cell office:value-type="float" office:value="261.463" calcext:value-type="float">
            <text:p>261,463</text:p>
          </table:table-cell>
          <table:table-cell office:value-type="float" office:value="213.327" calcext:value-type="float">
            <text:p>213,327</text:p>
          </table:table-cell>
          <table:table-cell/>
          <table:table-cell office:value-type="float" office:value="2375.647" calcext:value-type="float">
            <text:p>2375,647</text:p>
          </table:table-cell>
          <table:table-cell office:value-type="float" office:value="2325.133" calcext:value-type="float">
            <text:p>2325,133</text:p>
          </table:table-cell>
          <table:table-cell table:number-columns-repeated="7"/>
        </table:table-row>
        <table:table-row table:style-name="ro1">
          <table:table-cell office:value-type="float" office:value="65.231" calcext:value-type="float">
            <text:p>65,231</text:p>
          </table:table-cell>
          <table:table-cell office:value-type="float" office:value="12.496" calcext:value-type="float">
            <text:p>12,496</text:p>
          </table:table-cell>
          <table:table-cell/>
          <table:table-cell office:value-type="float" office:value="278.691" calcext:value-type="float">
            <text:p>278,691</text:p>
          </table:table-cell>
          <table:table-cell office:value-type="float" office:value="224.273" calcext:value-type="float">
            <text:p>224,273</text:p>
          </table:table-cell>
          <table:table-cell/>
          <table:table-cell office:value-type="float" office:value="2360.112" calcext:value-type="float">
            <text:p>2360,112</text:p>
          </table:table-cell>
          <table:table-cell office:value-type="float" office:value="2294.459" calcext:value-type="float">
            <text:p>2294,459</text:p>
          </table:table-cell>
          <table:table-cell table:number-columns-repeated="7"/>
        </table:table-row>
        <table:table-row table:style-name="ro1">
          <table:table-cell office:value-type="float" office:value="61.2" calcext:value-type="float">
            <text:p>61,2</text:p>
          </table:table-cell>
          <table:table-cell office:value-type="float" office:value="12.25" calcext:value-type="float">
            <text:p>12,25</text:p>
          </table:table-cell>
          <table:table-cell/>
          <table:table-cell office:value-type="float" office:value="264.05" calcext:value-type="float">
            <text:p>264,05</text:p>
          </table:table-cell>
          <table:table-cell office:value-type="float" office:value="216.831" calcext:value-type="float">
            <text:p>216,831</text:p>
          </table:table-cell>
          <table:table-cell/>
          <table:table-cell office:value-type="float" office:value="2338.043" calcext:value-type="float">
            <text:p>2338,043</text:p>
          </table:table-cell>
          <table:table-cell office:value-type="float" office:value="2292.879" calcext:value-type="float">
            <text:p>2292,879</text:p>
          </table:table-cell>
          <table:table-cell table:number-columns-repeated="7"/>
        </table:table-row>
        <table:table-row table:style-name="ro1">
          <table:table-cell office:value-type="float" office:value="63.194" calcext:value-type="float">
            <text:p>63,194</text:p>
          </table:table-cell>
          <table:table-cell office:value-type="float" office:value="12.169" calcext:value-type="float">
            <text:p>12,169</text:p>
          </table:table-cell>
          <table:table-cell/>
          <table:table-cell office:value-type="float" office:value="259.262" calcext:value-type="float">
            <text:p>259,262</text:p>
          </table:table-cell>
          <table:table-cell office:value-type="float" office:value="216.496" calcext:value-type="float">
            <text:p>216,496</text:p>
          </table:table-cell>
          <table:table-cell/>
          <table:table-cell office:value-type="float" office:value="2367.139" calcext:value-type="float">
            <text:p>2367,139</text:p>
          </table:table-cell>
          <table:table-cell office:value-type="float" office:value="2316.296" calcext:value-type="float">
            <text:p>2316,296</text:p>
          </table:table-cell>
          <table:table-cell table:number-columns-repeated="7"/>
        </table:table-row>
        <table:table-row table:style-name="ro1">
          <table:table-cell office:value-type="float" office:value="61.083" calcext:value-type="float">
            <text:p>61,083</text:p>
          </table:table-cell>
          <table:table-cell office:value-type="float" office:value="12.228" calcext:value-type="float">
            <text:p>12,228</text:p>
          </table:table-cell>
          <table:table-cell/>
          <table:table-cell office:value-type="float" office:value="279.633" calcext:value-type="float">
            <text:p>279,633</text:p>
          </table:table-cell>
          <table:table-cell office:value-type="float" office:value="223.828" calcext:value-type="float">
            <text:p>223,828</text:p>
          </table:table-cell>
          <table:table-cell/>
          <table:table-cell office:value-type="float" office:value="2337.599" calcext:value-type="float">
            <text:p>2337,599</text:p>
          </table:table-cell>
          <table:table-cell office:value-type="float" office:value="2286.128" calcext:value-type="float">
            <text:p>2286,128</text:p>
          </table:table-cell>
          <table:table-cell table:number-columns-repeated="7"/>
        </table:table-row>
        <table:table-row table:style-name="ro1">
          <table:table-cell office:value-type="float" office:value="65.749" calcext:value-type="float">
            <text:p>65,749</text:p>
          </table:table-cell>
          <table:table-cell office:value-type="float" office:value="12.234" calcext:value-type="float">
            <text:p>12,234</text:p>
          </table:table-cell>
          <table:table-cell/>
          <table:table-cell office:value-type="float" office:value="263.769" calcext:value-type="float">
            <text:p>263,769</text:p>
          </table:table-cell>
          <table:table-cell office:value-type="float" office:value="216.639" calcext:value-type="float">
            <text:p>216,639</text:p>
          </table:table-cell>
          <table:table-cell/>
          <table:table-cell office:value-type="float" office:value="2334.353" calcext:value-type="float">
            <text:p>2334,353</text:p>
          </table:table-cell>
          <table:table-cell office:value-type="float" office:value="2286.324" calcext:value-type="float">
            <text:p>2286,324</text:p>
          </table:table-cell>
          <table:table-cell table:number-columns-repeated="7"/>
        </table:table-row>
        <table:table-row table:style-name="ro1">
          <table:table-cell office:value-type="float" office:value="68.116" calcext:value-type="float">
            <text:p>68,116</text:p>
          </table:table-cell>
          <table:table-cell office:value-type="float" office:value="16.414" calcext:value-type="float">
            <text:p>16,414</text:p>
          </table:table-cell>
          <table:table-cell/>
          <table:table-cell office:value-type="float" office:value="259.771" calcext:value-type="float">
            <text:p>259,771</text:p>
          </table:table-cell>
          <table:table-cell office:value-type="float" office:value="213.544" calcext:value-type="float">
            <text:p>213,544</text:p>
          </table:table-cell>
          <table:table-cell/>
          <table:table-cell office:value-type="float" office:value="2340.538" calcext:value-type="float">
            <text:p>2340,538</text:p>
          </table:table-cell>
          <table:table-cell office:value-type="float" office:value="2294.038" calcext:value-type="float">
            <text:p>2294,038</text:p>
          </table:table-cell>
          <table:table-cell table:number-columns-repeated="7"/>
        </table:table-row>
        <table:table-row table:style-name="ro1">
          <table:table-cell office:value-type="float" office:value="64.729" calcext:value-type="float">
            <text:p>64,729</text:p>
          </table:table-cell>
          <table:table-cell office:value-type="float" office:value="12.456" calcext:value-type="float">
            <text:p>12,456</text:p>
          </table:table-cell>
          <table:table-cell/>
          <table:table-cell office:value-type="float" office:value="262.373" calcext:value-type="float">
            <text:p>262,373</text:p>
          </table:table-cell>
          <table:table-cell office:value-type="float" office:value="218.135" calcext:value-type="float">
            <text:p>218,135</text:p>
          </table:table-cell>
          <table:table-cell/>
          <table:table-cell office:value-type="float" office:value="2360.175" calcext:value-type="float">
            <text:p>2360,175</text:p>
          </table:table-cell>
          <table:table-cell office:value-type="float" office:value="2313.142" calcext:value-type="float">
            <text:p>2313,142</text:p>
          </table:table-cell>
          <table:table-cell table:number-columns-repeated="7"/>
        </table:table-row>
        <table:table-row table:style-name="ro1">
          <table:table-cell office:value-type="float" office:value="74.755" calcext:value-type="float">
            <text:p>74,755</text:p>
          </table:table-cell>
          <table:table-cell office:value-type="float" office:value="12.202" calcext:value-type="float">
            <text:p>12,202</text:p>
          </table:table-cell>
          <table:table-cell/>
          <table:table-cell office:value-type="float" office:value="270.005" calcext:value-type="float">
            <text:p>270,005</text:p>
          </table:table-cell>
          <table:table-cell office:value-type="float" office:value="220.852" calcext:value-type="float">
            <text:p>220,852</text:p>
          </table:table-cell>
          <table:table-cell/>
          <table:table-cell office:value-type="float" office:value="2360.1" calcext:value-type="float">
            <text:p>2360,1</text:p>
          </table:table-cell>
          <table:table-cell office:value-type="float" office:value="2313.078" calcext:value-type="float">
            <text:p>2313,078</text:p>
          </table:table-cell>
          <table:table-cell table:number-columns-repeated="7"/>
        </table:table-row>
        <table:table-row table:style-name="ro1">
          <table:table-cell office:value-type="float" office:value="61.806" calcext:value-type="float">
            <text:p>61,806</text:p>
          </table:table-cell>
          <table:table-cell office:value-type="float" office:value="12.217" calcext:value-type="float">
            <text:p>12,217</text:p>
          </table:table-cell>
          <table:table-cell/>
          <table:table-cell office:value-type="float" office:value="264.755" calcext:value-type="float">
            <text:p>264,755</text:p>
          </table:table-cell>
          <table:table-cell office:value-type="float" office:value="217.461" calcext:value-type="float">
            <text:p>217,461</text:p>
          </table:table-cell>
          <table:table-cell/>
          <table:table-cell office:value-type="float" office:value="2370.918" calcext:value-type="float">
            <text:p>2370,918</text:p>
          </table:table-cell>
          <table:table-cell office:value-type="float" office:value="2311.163" calcext:value-type="float">
            <text:p>2311,163</text:p>
          </table:table-cell>
          <table:table-cell table:number-columns-repeated="7"/>
        </table:table-row>
        <table:table-row table:style-name="ro1">
          <table:table-cell office:value-type="float" office:value="62.576" calcext:value-type="float">
            <text:p>62,576</text:p>
          </table:table-cell>
          <table:table-cell office:value-type="float" office:value="12.248" calcext:value-type="float">
            <text:p>12,248</text:p>
          </table:table-cell>
          <table:table-cell/>
          <table:table-cell office:value-type="float" office:value="259.822" calcext:value-type="float">
            <text:p>259,822</text:p>
          </table:table-cell>
          <table:table-cell office:value-type="float" office:value="216.129" calcext:value-type="float">
            <text:p>216,129</text:p>
          </table:table-cell>
          <table:table-cell/>
          <table:table-cell office:value-type="float" office:value="2367.66" calcext:value-type="float">
            <text:p>2367,66</text:p>
          </table:table-cell>
          <table:table-cell office:value-type="float" office:value="2317.55" calcext:value-type="float">
            <text:p>2317,55</text:p>
          </table:table-cell>
          <table:table-cell table:number-columns-repeated="7"/>
        </table:table-row>
        <table:table-row table:style-name="ro1">
          <table:table-cell office:value-type="float" office:value="61.735" calcext:value-type="float">
            <text:p>61,735</text:p>
          </table:table-cell>
          <table:table-cell office:value-type="float" office:value="12.278" calcext:value-type="float">
            <text:p>12,278</text:p>
          </table:table-cell>
          <table:table-cell/>
          <table:table-cell office:value-type="float" office:value="259.581" calcext:value-type="float">
            <text:p>259,581</text:p>
          </table:table-cell>
          <table:table-cell office:value-type="float" office:value="213.073" calcext:value-type="float">
            <text:p>213,073</text:p>
          </table:table-cell>
          <table:table-cell/>
          <table:table-cell office:value-type="float" office:value="2361.102" calcext:value-type="float">
            <text:p>2361,102</text:p>
          </table:table-cell>
          <table:table-cell office:value-type="float" office:value="2311.181" calcext:value-type="float">
            <text:p>2311,181</text:p>
          </table:table-cell>
          <table:table-cell table:number-columns-repeated="7"/>
        </table:table-row>
        <table:table-row table:style-name="ro1">
          <table:table-cell office:value-type="float" office:value="60.883" calcext:value-type="float">
            <text:p>60,883</text:p>
          </table:table-cell>
          <table:table-cell office:value-type="float" office:value="12.093" calcext:value-type="float">
            <text:p>12,093</text:p>
          </table:table-cell>
          <table:table-cell/>
          <table:table-cell office:value-type="float" office:value="260.245" calcext:value-type="float">
            <text:p>260,245</text:p>
          </table:table-cell>
          <table:table-cell office:value-type="float" office:value="212.972" calcext:value-type="float">
            <text:p>212,972</text:p>
          </table:table-cell>
          <table:table-cell/>
          <table:table-cell office:value-type="float" office:value="2340.632" calcext:value-type="float">
            <text:p>2340,632</text:p>
          </table:table-cell>
          <table:table-cell office:value-type="float" office:value="2297.003" calcext:value-type="float">
            <text:p>2297,003</text:p>
          </table:table-cell>
          <table:table-cell table:number-columns-repeated="7"/>
        </table:table-row>
        <table:table-row table:style-name="ro1">
          <table:table-cell office:value-type="float" office:value="61.795" calcext:value-type="float">
            <text:p>61,795</text:p>
          </table:table-cell>
          <table:table-cell office:value-type="float" office:value="12.074" calcext:value-type="float">
            <text:p>12,074</text:p>
          </table:table-cell>
          <table:table-cell/>
          <table:table-cell office:value-type="float" office:value="262.24" calcext:value-type="float">
            <text:p>262,24</text:p>
          </table:table-cell>
          <table:table-cell office:value-type="float" office:value="214.271" calcext:value-type="float">
            <text:p>214,271</text:p>
          </table:table-cell>
          <table:table-cell/>
          <table:table-cell office:value-type="float" office:value="2344.712" calcext:value-type="float">
            <text:p>2344,712</text:p>
          </table:table-cell>
          <table:table-cell office:value-type="float" office:value="2292.662" calcext:value-type="float">
            <text:p>2292,662</text:p>
          </table:table-cell>
          <table:table-cell table:number-columns-repeated="7"/>
        </table:table-row>
        <table:table-row table:style-name="ro1">
          <table:table-cell office:value-type="float" office:value="67.598" calcext:value-type="float">
            <text:p>67,598</text:p>
          </table:table-cell>
          <table:table-cell office:value-type="float" office:value="12.162" calcext:value-type="float">
            <text:p>12,162</text:p>
          </table:table-cell>
          <table:table-cell/>
          <table:table-cell office:value-type="float" office:value="257.87" calcext:value-type="float">
            <text:p>257,87</text:p>
          </table:table-cell>
          <table:table-cell office:value-type="float" office:value="208.299" calcext:value-type="float">
            <text:p>208,299</text:p>
          </table:table-cell>
          <table:table-cell/>
          <table:table-cell office:value-type="float" office:value="2355.394" calcext:value-type="float">
            <text:p>2355,394</text:p>
          </table:table-cell>
          <table:table-cell office:value-type="float" office:value="2309.36" calcext:value-type="float">
            <text:p>2309,36</text:p>
          </table:table-cell>
          <table:table-cell table:number-columns-repeated="7"/>
        </table:table-row>
        <table:table-row table:style-name="ro1">
          <table:table-cell office:value-type="float" office:value="79.866" calcext:value-type="float">
            <text:p>79,866</text:p>
          </table:table-cell>
          <table:table-cell office:value-type="float" office:value="20.157" calcext:value-type="float">
            <text:p>20,157</text:p>
          </table:table-cell>
          <table:table-cell/>
          <table:table-cell office:value-type="float" office:value="261.263" calcext:value-type="float">
            <text:p>261,263</text:p>
          </table:table-cell>
          <table:table-cell office:value-type="float" office:value="216.199" calcext:value-type="float">
            <text:p>216,199</text:p>
          </table:table-cell>
          <table:table-cell/>
          <table:table-cell office:value-type="float" office:value="2364.449" calcext:value-type="float">
            <text:p>2364,449</text:p>
          </table:table-cell>
          <table:table-cell office:value-type="float" office:value="2317.379" calcext:value-type="float">
            <text:p>2317,379</text:p>
          </table:table-cell>
          <table:table-cell table:number-columns-repeated="7"/>
        </table:table-row>
        <table:table-row table:style-name="ro1">
          <table:table-cell office:value-type="float" office:value="61.118" calcext:value-type="float">
            <text:p>61,118</text:p>
          </table:table-cell>
          <table:table-cell office:value-type="float" office:value="12.037" calcext:value-type="float">
            <text:p>12,037</text:p>
          </table:table-cell>
          <table:table-cell/>
          <table:table-cell office:value-type="float" office:value="276.909" calcext:value-type="float">
            <text:p>276,909</text:p>
          </table:table-cell>
          <table:table-cell office:value-type="float" office:value="228.264" calcext:value-type="float">
            <text:p>228,264</text:p>
          </table:table-cell>
          <table:table-cell/>
          <table:table-cell office:value-type="float" office:value="2377.725" calcext:value-type="float">
            <text:p>2377,725</text:p>
          </table:table-cell>
          <table:table-cell office:value-type="float" office:value="2328.595" calcext:value-type="float">
            <text:p>2328,595</text:p>
          </table:table-cell>
          <table:table-cell table:number-columns-repeated="7"/>
        </table:table-row>
        <table:table-row table:style-name="ro1">
          <table:table-cell office:value-type="float" office:value="64.954" calcext:value-type="float">
            <text:p>64,954</text:p>
          </table:table-cell>
          <table:table-cell office:value-type="float" office:value="12.192" calcext:value-type="float">
            <text:p>12,192</text:p>
          </table:table-cell>
          <table:table-cell/>
          <table:table-cell office:value-type="float" office:value="261.563" calcext:value-type="float">
            <text:p>261,563</text:p>
          </table:table-cell>
          <table:table-cell office:value-type="float" office:value="217.981" calcext:value-type="float">
            <text:p>217,981</text:p>
          </table:table-cell>
          <table:table-cell/>
          <table:table-cell office:value-type="float" office:value="2378.827" calcext:value-type="float">
            <text:p>2378,827</text:p>
          </table:table-cell>
          <table:table-cell office:value-type="float" office:value="2330.262" calcext:value-type="float">
            <text:p>2330,262</text:p>
          </table:table-cell>
          <table:table-cell table:number-columns-repeated="7"/>
        </table:table-row>
        <table:table-row table:style-name="ro1">
          <table:table-cell office:value-type="float" office:value="73.849" calcext:value-type="float">
            <text:p>73,849</text:p>
          </table:table-cell>
          <table:table-cell office:value-type="float" office:value="20.117" calcext:value-type="float">
            <text:p>20,117</text:p>
          </table:table-cell>
          <table:table-cell/>
          <table:table-cell office:value-type="float" office:value="260.824" calcext:value-type="float">
            <text:p>260,824</text:p>
          </table:table-cell>
          <table:table-cell office:value-type="float" office:value="212.989" calcext:value-type="float">
            <text:p>212,989</text:p>
          </table:table-cell>
          <table:table-cell/>
          <table:table-cell office:value-type="float" office:value="2380.085" calcext:value-type="float">
            <text:p>2380,085</text:p>
          </table:table-cell>
          <table:table-cell office:value-type="float" office:value="2329.178" calcext:value-type="float">
            <text:p>2329,178</text:p>
          </table:table-cell>
          <table:table-cell table:number-columns-repeated="7"/>
        </table:table-row>
        <table:table-row table:style-name="ro1">
          <table:table-cell office:value-type="float" office:value="61.468" calcext:value-type="float">
            <text:p>61,468</text:p>
          </table:table-cell>
          <table:table-cell office:value-type="float" office:value="12.185" calcext:value-type="float">
            <text:p>12,185</text:p>
          </table:table-cell>
          <table:table-cell/>
          <table:table-cell office:value-type="float" office:value="261.855" calcext:value-type="float">
            <text:p>261,855</text:p>
          </table:table-cell>
          <table:table-cell office:value-type="float" office:value="217.394" calcext:value-type="float">
            <text:p>217,394</text:p>
          </table:table-cell>
          <table:table-cell/>
          <table:table-cell office:value-type="float" office:value="2356.823" calcext:value-type="float">
            <text:p>2356,823</text:p>
          </table:table-cell>
          <table:table-cell office:value-type="float" office:value="2309.888" calcext:value-type="float">
            <text:p>2309,888</text:p>
          </table:table-cell>
          <table:table-cell table:number-columns-repeated="7"/>
        </table:table-row>
        <table:table-row table:style-name="ro1">
          <table:table-cell office:value-type="float" office:value="62.562" calcext:value-type="float">
            <text:p>62,562</text:p>
          </table:table-cell>
          <table:table-cell office:value-type="float" office:value="12.281" calcext:value-type="float">
            <text:p>12,281</text:p>
          </table:table-cell>
          <table:table-cell/>
          <table:table-cell office:value-type="float" office:value="259.218" calcext:value-type="float">
            <text:p>259,218</text:p>
          </table:table-cell>
          <table:table-cell office:value-type="float" office:value="213.029" calcext:value-type="float">
            <text:p>213,029</text:p>
          </table:table-cell>
          <table:table-cell/>
          <table:table-cell office:value-type="float" office:value="2359.546" calcext:value-type="float">
            <text:p>2359,546</text:p>
          </table:table-cell>
          <table:table-cell office:value-type="float" office:value="2315.784" calcext:value-type="float">
            <text:p>2315,784</text:p>
          </table:table-cell>
          <table:table-cell table:number-columns-repeated="7"/>
        </table:table-row>
        <table:table-row table:style-name="ro1">
          <table:table-cell office:value-type="float" office:value="65.038" calcext:value-type="float">
            <text:p>65,038</text:p>
          </table:table-cell>
          <table:table-cell office:value-type="float" office:value="12.709" calcext:value-type="float">
            <text:p>12,709</text:p>
          </table:table-cell>
          <table:table-cell/>
          <table:table-cell office:value-type="float" office:value="275.159" calcext:value-type="float">
            <text:p>275,159</text:p>
          </table:table-cell>
          <table:table-cell office:value-type="float" office:value="226.165" calcext:value-type="float">
            <text:p>226,165</text:p>
          </table:table-cell>
          <table:table-cell/>
          <table:table-cell office:value-type="float" office:value="2345.068" calcext:value-type="float">
            <text:p>2345,068</text:p>
          </table:table-cell>
          <table:table-cell office:value-type="float" office:value="2300.924" calcext:value-type="float">
            <text:p>2300,924</text:p>
          </table:table-cell>
          <table:table-cell table:number-columns-repeated="7"/>
        </table:table-row>
        <table:table-row table:style-name="ro1">
          <table:table-cell office:value-type="float" office:value="76.373" calcext:value-type="float">
            <text:p>76,373</text:p>
          </table:table-cell>
          <table:table-cell office:value-type="float" office:value="24.272" calcext:value-type="float">
            <text:p>24,272</text:p>
          </table:table-cell>
          <table:table-cell/>
          <table:table-cell office:value-type="float" office:value="264.972" calcext:value-type="float">
            <text:p>264,972</text:p>
          </table:table-cell>
          <table:table-cell office:value-type="float" office:value="217.003" calcext:value-type="float">
            <text:p>217,003</text:p>
          </table:table-cell>
          <table:table-cell/>
          <table:table-cell office:value-type="float" office:value="2356.206" calcext:value-type="float">
            <text:p>2356,206</text:p>
          </table:table-cell>
          <table:table-cell office:value-type="float" office:value="2306.071" calcext:value-type="float">
            <text:p>2306,071</text:p>
          </table:table-cell>
          <table:table-cell table:number-columns-repeated="7"/>
        </table:table-row>
        <table:table-row table:style-name="ro1">
          <table:table-cell office:value-type="float" office:value="75.729" calcext:value-type="float">
            <text:p>75,729</text:p>
          </table:table-cell>
          <table:table-cell office:value-type="float" office:value="20.272" calcext:value-type="float">
            <text:p>20,272</text:p>
          </table:table-cell>
          <table:table-cell/>
          <table:table-cell office:value-type="float" office:value="260.186" calcext:value-type="float">
            <text:p>260,186</text:p>
          </table:table-cell>
          <table:table-cell office:value-type="float" office:value="212.442" calcext:value-type="float">
            <text:p>212,442</text:p>
          </table:table-cell>
          <table:table-cell/>
          <table:table-cell office:value-type="float" office:value="2343.626" calcext:value-type="float">
            <text:p>2343,626</text:p>
          </table:table-cell>
          <table:table-cell office:value-type="float" office:value="2299.93" calcext:value-type="float">
            <text:p>2299,93</text:p>
          </table:table-cell>
          <table:table-cell table:number-columns-repeated="7"/>
        </table:table-row>
        <table:table-row table:style-name="ro1">
          <table:table-cell office:value-type="float" office:value="66.106" calcext:value-type="float">
            <text:p>66,106</text:p>
          </table:table-cell>
          <table:table-cell office:value-type="float" office:value="12.261" calcext:value-type="float">
            <text:p>12,261</text:p>
          </table:table-cell>
          <table:table-cell/>
          <table:table-cell office:value-type="float" office:value="259.775" calcext:value-type="float">
            <text:p>259,775</text:p>
          </table:table-cell>
          <table:table-cell office:value-type="float" office:value="212.238" calcext:value-type="float">
            <text:p>212,238</text:p>
          </table:table-cell>
          <table:table-cell/>
          <table:table-cell office:value-type="float" office:value="2340.37" calcext:value-type="float">
            <text:p>2340,37</text:p>
          </table:table-cell>
          <table:table-cell office:value-type="float" office:value="2294.414" calcext:value-type="float">
            <text:p>2294,414</text:p>
          </table:table-cell>
          <table:table-cell table:number-columns-repeated="7"/>
        </table:table-row>
        <table:table-row table:style-name="ro1">
          <table:table-cell office:value-type="float" office:value="62.931" calcext:value-type="float">
            <text:p>62,931</text:p>
          </table:table-cell>
          <table:table-cell office:value-type="float" office:value="12.376" calcext:value-type="float">
            <text:p>12,376</text:p>
          </table:table-cell>
          <table:table-cell/>
          <table:table-cell office:value-type="float" office:value="272.433" calcext:value-type="float">
            <text:p>272,433</text:p>
          </table:table-cell>
          <table:table-cell office:value-type="float" office:value="222.947" calcext:value-type="float">
            <text:p>222,947</text:p>
          </table:table-cell>
          <table:table-cell/>
          <table:table-cell office:value-type="float" office:value="2391.619" calcext:value-type="float">
            <text:p>2391,619</text:p>
          </table:table-cell>
          <table:table-cell office:value-type="float" office:value="2343.323" calcext:value-type="float">
            <text:p>2343,323</text:p>
          </table:table-cell>
          <table:table-cell table:number-columns-repeated="7"/>
        </table:table-row>
        <table:table-row table:style-name="ro1">
          <table:table-cell office:value-type="float" office:value="74.038" calcext:value-type="float">
            <text:p>74,038</text:p>
          </table:table-cell>
          <table:table-cell office:value-type="float" office:value="20.279" calcext:value-type="float">
            <text:p>20,279</text:p>
          </table:table-cell>
          <table:table-cell/>
          <table:table-cell office:value-type="float" office:value="262.869" calcext:value-type="float">
            <text:p>262,869</text:p>
          </table:table-cell>
          <table:table-cell office:value-type="float" office:value="213.589" calcext:value-type="float">
            <text:p>213,589</text:p>
          </table:table-cell>
          <table:table-cell/>
          <table:table-cell office:value-type="float" office:value="2400.568" calcext:value-type="float">
            <text:p>2400,568</text:p>
          </table:table-cell>
          <table:table-cell office:value-type="float" office:value="2355.242" calcext:value-type="float">
            <text:p>2355,242</text:p>
          </table:table-cell>
          <table:table-cell table:number-columns-repeated="7"/>
        </table:table-row>
        <table:table-row table:style-name="ro1">
          <table:table-cell office:value-type="float" office:value="77.412" calcext:value-type="float">
            <text:p>77,412</text:p>
          </table:table-cell>
          <table:table-cell office:value-type="float" office:value="20.213" calcext:value-type="float">
            <text:p>20,213</text:p>
          </table:table-cell>
          <table:table-cell/>
          <table:table-cell office:value-type="float" office:value="264.17" calcext:value-type="float">
            <text:p>264,17</text:p>
          </table:table-cell>
          <table:table-cell office:value-type="float" office:value="217.432" calcext:value-type="float">
            <text:p>217,432</text:p>
          </table:table-cell>
          <table:table-cell/>
          <table:table-cell office:value-type="float" office:value="2400.976" calcext:value-type="float">
            <text:p>2400,976</text:p>
          </table:table-cell>
          <table:table-cell office:value-type="float" office:value="2353.112" calcext:value-type="float">
            <text:p>2353,112</text:p>
          </table:table-cell>
          <table:table-cell table:number-columns-repeated="7"/>
        </table:table-row>
        <table:table-row table:style-name="ro1">
          <table:table-cell office:value-type="float" office:value="77.177" calcext:value-type="float">
            <text:p>77,177</text:p>
          </table:table-cell>
          <table:table-cell office:value-type="float" office:value="20.368" calcext:value-type="float">
            <text:p>20,368</text:p>
          </table:table-cell>
          <table:table-cell/>
          <table:table-cell office:value-type="float" office:value="275.097" calcext:value-type="float">
            <text:p>275,097</text:p>
          </table:table-cell>
          <table:table-cell office:value-type="float" office:value="227.695" calcext:value-type="float">
            <text:p>227,695</text:p>
          </table:table-cell>
          <table:table-cell/>
          <table:table-cell office:value-type="float" office:value="2413.888" calcext:value-type="float">
            <text:p>2413,888</text:p>
          </table:table-cell>
          <table:table-cell office:value-type="float" office:value="2353.79" calcext:value-type="float">
            <text:p>2353,79</text:p>
          </table:table-cell>
          <table:table-cell table:number-columns-repeated="7"/>
        </table:table-row>
        <table:table-row table:style-name="ro1">
          <table:table-cell office:value-type="float" office:value="62.935" calcext:value-type="float">
            <text:p>62,935</text:p>
          </table:table-cell>
          <table:table-cell office:value-type="float" office:value="12.128" calcext:value-type="float">
            <text:p>12,128</text:p>
          </table:table-cell>
          <table:table-cell/>
          <table:table-cell office:value-type="float" office:value="281.631" calcext:value-type="float">
            <text:p>281,631</text:p>
          </table:table-cell>
          <table:table-cell office:value-type="float" office:value="233.672" calcext:value-type="float">
            <text:p>233,672</text:p>
          </table:table-cell>
          <table:table-cell/>
          <table:table-cell office:value-type="float" office:value="2490.297" calcext:value-type="float">
            <text:p>2490,297</text:p>
          </table:table-cell>
          <table:table-cell office:value-type="float" office:value="2347.562" calcext:value-type="float">
            <text:p>2347,562</text:p>
          </table:table-cell>
          <table:table-cell table:number-columns-repeated="7"/>
        </table:table-row>
        <table:table-row table:style-name="ro1">
          <table:table-cell office:value-type="float" office:value="62.905" calcext:value-type="float">
            <text:p>62,905</text:p>
          </table:table-cell>
          <table:table-cell office:value-type="float" office:value="12.169" calcext:value-type="float">
            <text:p>12,169</text:p>
          </table:table-cell>
          <table:table-cell/>
          <table:table-cell office:value-type="float" office:value="278.842" calcext:value-type="float">
            <text:p>278,842</text:p>
          </table:table-cell>
          <table:table-cell office:value-type="float" office:value="229.81" calcext:value-type="float">
            <text:p>229,81</text:p>
          </table:table-cell>
          <table:table-cell/>
          <table:table-cell office:value-type="float" office:value="2453.721" calcext:value-type="float">
            <text:p>2453,721</text:p>
          </table:table-cell>
          <table:table-cell office:value-type="float" office:value="2316.631" calcext:value-type="float">
            <text:p>2316,631</text:p>
          </table:table-cell>
          <table:table-cell table:number-columns-repeated="7"/>
        </table:table-row>
        <table:table-row table:style-name="ro1">
          <table:table-cell office:value-type="float" office:value="63.633" calcext:value-type="float">
            <text:p>63,633</text:p>
          </table:table-cell>
          <table:table-cell office:value-type="float" office:value="11.932" calcext:value-type="float">
            <text:p>11,932</text:p>
          </table:table-cell>
          <table:table-cell/>
          <table:table-cell office:value-type="float" office:value="279.809" calcext:value-type="float">
            <text:p>279,809</text:p>
          </table:table-cell>
          <table:table-cell office:value-type="float" office:value="226.271" calcext:value-type="float">
            <text:p>226,271</text:p>
          </table:table-cell>
          <table:table-cell/>
          <table:table-cell office:value-type="float" office:value="2348.095" calcext:value-type="float">
            <text:p>2348,095</text:p>
          </table:table-cell>
          <table:table-cell office:value-type="float" office:value="2304.031" calcext:value-type="float">
            <text:p>2304,031</text:p>
          </table:table-cell>
          <table:table-cell table:number-columns-repeated="7"/>
        </table:table-row>
        <table:table-row table:style-name="ro1">
          <table:table-cell office:value-type="float" office:value="73.367" calcext:value-type="float">
            <text:p>73,367</text:p>
          </table:table-cell>
          <table:table-cell office:value-type="float" office:value="19.963" calcext:value-type="float">
            <text:p>19,963</text:p>
          </table:table-cell>
          <table:table-cell/>
          <table:table-cell office:value-type="float" office:value="264.834" calcext:value-type="float">
            <text:p>264,834</text:p>
          </table:table-cell>
          <table:table-cell office:value-type="float" office:value="217.774" calcext:value-type="float">
            <text:p>217,774</text:p>
          </table:table-cell>
          <table:table-cell/>
          <table:table-cell office:value-type="float" office:value="2384.826" calcext:value-type="float">
            <text:p>2384,826</text:p>
          </table:table-cell>
          <table:table-cell office:value-type="float" office:value="2328.402" calcext:value-type="float">
            <text:p>2328,402</text:p>
          </table:table-cell>
          <table:table-cell table:number-columns-repeated="7"/>
        </table:table-row>
        <table:table-row table:style-name="ro1">
          <table:table-cell office:value-type="float" office:value="76.666" calcext:value-type="float">
            <text:p>76,666</text:p>
          </table:table-cell>
          <table:table-cell office:value-type="float" office:value="20.294" calcext:value-type="float">
            <text:p>20,294</text:p>
          </table:table-cell>
          <table:table-cell/>
          <table:table-cell office:value-type="float" office:value="276.475" calcext:value-type="float">
            <text:p>276,475</text:p>
          </table:table-cell>
          <table:table-cell office:value-type="float" office:value="229.051" calcext:value-type="float">
            <text:p>229,051</text:p>
          </table:table-cell>
          <table:table-cell/>
          <table:table-cell office:value-type="float" office:value="2410.378" calcext:value-type="float">
            <text:p>2410,378</text:p>
          </table:table-cell>
          <table:table-cell office:value-type="float" office:value="2305.233" calcext:value-type="float">
            <text:p>2305,233</text:p>
          </table:table-cell>
          <table:table-cell table:number-columns-repeated="7"/>
        </table:table-row>
        <table:table-row table:style-name="ro1">
          <table:table-cell office:value-type="float" office:value="64.158" calcext:value-type="float">
            <text:p>64,158</text:p>
          </table:table-cell>
          <table:table-cell office:value-type="float" office:value="12.313" calcext:value-type="float">
            <text:p>12,313</text:p>
          </table:table-cell>
          <table:table-cell/>
          <table:table-cell office:value-type="float" office:value="256.052" calcext:value-type="float">
            <text:p>256,052</text:p>
          </table:table-cell>
          <table:table-cell office:value-type="float" office:value="208.938" calcext:value-type="float">
            <text:p>208,938</text:p>
          </table:table-cell>
          <table:table-cell/>
          <table:table-cell office:value-type="float" office:value="2397.556" calcext:value-type="float">
            <text:p>2397,556</text:p>
          </table:table-cell>
          <table:table-cell office:value-type="float" office:value="2354.237" calcext:value-type="float">
            <text:p>2354,237</text:p>
          </table:table-cell>
          <table:table-cell table:number-columns-repeated="7"/>
        </table:table-row>
        <table:table-row table:style-name="ro1">
          <table:table-cell office:value-type="float" office:value="64.937" calcext:value-type="float">
            <text:p>64,937</text:p>
          </table:table-cell>
          <table:table-cell office:value-type="float" office:value="12.073" calcext:value-type="float">
            <text:p>12,073</text:p>
          </table:table-cell>
          <table:table-cell/>
          <table:table-cell office:value-type="float" office:value="266.69" calcext:value-type="float">
            <text:p>266,69</text:p>
          </table:table-cell>
          <table:table-cell office:value-type="float" office:value="214.578" calcext:value-type="float">
            <text:p>214,578</text:p>
          </table:table-cell>
          <table:table-cell/>
          <table:table-cell office:value-type="float" office:value="2400.238" calcext:value-type="float">
            <text:p>2400,238</text:p>
          </table:table-cell>
          <table:table-cell office:value-type="float" office:value="2355.635" calcext:value-type="float">
            <text:p>2355,635</text:p>
          </table:table-cell>
          <table:table-cell table:number-columns-repeated="7"/>
        </table:table-row>
        <table:table-row table:style-name="ro1">
          <table:table-cell office:value-type="float" office:value="64.352" calcext:value-type="float">
            <text:p>64,352</text:p>
          </table:table-cell>
          <table:table-cell office:value-type="float" office:value="12.251" calcext:value-type="float">
            <text:p>12,251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29.067" calcext:value-type="float">
            <text:p>229,067</text:p>
          </table:table-cell>
          <table:table-cell/>
          <table:table-cell office:value-type="float" office:value="2493.663" calcext:value-type="float">
            <text:p>2493,663</text:p>
          </table:table-cell>
          <table:table-cell office:value-type="float" office:value="2334.387" calcext:value-type="float">
            <text:p>2334,387</text:p>
          </table:table-cell>
          <table:table-cell table:number-columns-repeated="7"/>
        </table:table-row>
        <table:table-row table:style-name="ro1">
          <table:table-cell office:value-type="float" office:value="85.555" calcext:value-type="float">
            <text:p>85,555</text:p>
          </table:table-cell>
          <table:table-cell office:value-type="float" office:value="20.191" calcext:value-type="float">
            <text:p>20,191</text:p>
          </table:table-cell>
          <table:table-cell/>
          <table:table-cell office:value-type="float" office:value="259.984" calcext:value-type="float">
            <text:p>259,984</text:p>
          </table:table-cell>
          <table:table-cell office:value-type="float" office:value="213.235" calcext:value-type="float">
            <text:p>213,235</text:p>
          </table:table-cell>
          <table:table-cell/>
          <table:table-cell office:value-type="float" office:value="2504.919" calcext:value-type="float">
            <text:p>2504,919</text:p>
          </table:table-cell>
          <table:table-cell office:value-type="float" office:value="2333.54" calcext:value-type="float">
            <text:p>2333,54</text:p>
          </table:table-cell>
          <table:table-cell table:number-columns-repeated="7"/>
        </table:table-row>
        <table:table-row table:style-name="ro1">
          <table:table-cell office:value-type="float" office:value="65.931" calcext:value-type="float">
            <text:p>65,931</text:p>
          </table:table-cell>
          <table:table-cell office:value-type="float" office:value="11.935" calcext:value-type="float">
            <text:p>11,935</text:p>
          </table:table-cell>
          <table:table-cell/>
          <table:table-cell office:value-type="float" office:value="293.489" calcext:value-type="float">
            <text:p>293,489</text:p>
          </table:table-cell>
          <table:table-cell office:value-type="float" office:value="220.835" calcext:value-type="float">
            <text:p>220,835</text:p>
          </table:table-cell>
          <table:table-cell/>
          <table:table-cell office:value-type="float" office:value="2341.645" calcext:value-type="float">
            <text:p>2341,645</text:p>
          </table:table-cell>
          <table:table-cell office:value-type="float" office:value="2293.564" calcext:value-type="float">
            <text:p>2293,564</text:p>
          </table:table-cell>
          <table:table-cell table:number-columns-repeated="7"/>
        </table:table-row>
        <table:table-row table:style-name="ro1">
          <table:table-cell office:value-type="float" office:value="62.201" calcext:value-type="float">
            <text:p>62,201</text:p>
          </table:table-cell>
          <table:table-cell office:value-type="float" office:value="12.031" calcext:value-type="float">
            <text:p>12,031</text:p>
          </table:table-cell>
          <table:table-cell/>
          <table:table-cell office:value-type="float" office:value="468.561" calcext:value-type="float">
            <text:p>468,561</text:p>
          </table:table-cell>
          <table:table-cell office:value-type="float" office:value="217.367" calcext:value-type="float">
            <text:p>217,367</text:p>
          </table:table-cell>
          <table:table-cell/>
          <table:table-cell office:value-type="float" office:value="2340.451" calcext:value-type="float">
            <text:p>2340,451</text:p>
          </table:table-cell>
          <table:table-cell office:value-type="float" office:value="2297.902" calcext:value-type="float">
            <text:p>2297,902</text:p>
          </table:table-cell>
          <table:table-cell table:number-columns-repeated="7"/>
        </table:table-row>
        <table:table-row table:style-name="ro1">
          <table:table-cell office:value-type="float" office:value="59.797" calcext:value-type="float">
            <text:p>59,797</text:p>
          </table:table-cell>
          <table:table-cell office:value-type="float" office:value="11.984" calcext:value-type="float">
            <text:p>11,984</text:p>
          </table:table-cell>
          <table:table-cell/>
          <table:table-cell office:value-type="float" office:value="306.008" calcext:value-type="float">
            <text:p>306,008</text:p>
          </table:table-cell>
          <table:table-cell office:value-type="float" office:value="217.08" calcext:value-type="float">
            <text:p>217,08</text:p>
          </table:table-cell>
          <table:table-cell/>
          <table:table-cell office:value-type="float" office:value="2335.928" calcext:value-type="float">
            <text:p>2335,928</text:p>
          </table:table-cell>
          <table:table-cell office:value-type="float" office:value="2288.198" calcext:value-type="float">
            <text:p>2288,198</text:p>
          </table:table-cell>
          <table:table-cell table:number-columns-repeated="7"/>
        </table:table-row>
        <table:table-row table:style-name="ro1">
          <table:table-cell office:value-type="float" office:value="74.47" calcext:value-type="float">
            <text:p>74,47</text:p>
          </table:table-cell>
          <table:table-cell office:value-type="float" office:value="24.618" calcext:value-type="float">
            <text:p>24,618</text:p>
          </table:table-cell>
          <table:table-cell/>
          <table:table-cell office:value-type="float" office:value="326.461" calcext:value-type="float">
            <text:p>326,461</text:p>
          </table:table-cell>
          <table:table-cell office:value-type="float" office:value="217.543" calcext:value-type="float">
            <text:p>217,543</text:p>
          </table:table-cell>
          <table:table-cell/>
          <table:table-cell office:value-type="float" office:value="2387.248" calcext:value-type="float">
            <text:p>2387,248</text:p>
          </table:table-cell>
          <table:table-cell office:value-type="float" office:value="2337.774" calcext:value-type="float">
            <text:p>2337,774</text:p>
          </table:table-cell>
          <table:table-cell table:number-columns-repeated="7"/>
        </table:table-row>
        <table:table-row table:style-name="ro1">
          <table:table-cell office:value-type="float" office:value="61.068" calcext:value-type="float">
            <text:p>61,068</text:p>
          </table:table-cell>
          <table:table-cell office:value-type="float" office:value="12.264" calcext:value-type="float">
            <text:p>12,264</text:p>
          </table:table-cell>
          <table:table-cell/>
          <table:table-cell office:value-type="float" office:value="308.089" calcext:value-type="float">
            <text:p>308,089</text:p>
          </table:table-cell>
          <table:table-cell office:value-type="float" office:value="222.041" calcext:value-type="float">
            <text:p>222,041</text:p>
          </table:table-cell>
          <table:table-cell/>
          <table:table-cell office:value-type="float" office:value="2412.239" calcext:value-type="float">
            <text:p>2412,239</text:p>
          </table:table-cell>
          <table:table-cell office:value-type="float" office:value="2363.298" calcext:value-type="float">
            <text:p>2363,298</text:p>
          </table:table-cell>
          <table:table-cell table:number-columns-repeated="7"/>
        </table:table-row>
        <table:table-row table:style-name="ro1">
          <table:table-cell office:value-type="float" office:value="60.151" calcext:value-type="float">
            <text:p>60,151</text:p>
          </table:table-cell>
          <table:table-cell office:value-type="float" office:value="12.254" calcext:value-type="float">
            <text:p>12,254</text:p>
          </table:table-cell>
          <table:table-cell/>
          <table:table-cell office:value-type="float" office:value="271.88" calcext:value-type="float">
            <text:p>271,88</text:p>
          </table:table-cell>
          <table:table-cell office:value-type="float" office:value="224.624" calcext:value-type="float">
            <text:p>224,624</text:p>
          </table:table-cell>
          <table:table-cell/>
          <table:table-cell office:value-type="float" office:value="2400.222" calcext:value-type="float">
            <text:p>2400,222</text:p>
          </table:table-cell>
          <table:table-cell office:value-type="float" office:value="2343.551" calcext:value-type="float">
            <text:p>2343,551</text:p>
          </table:table-cell>
          <table:table-cell table:number-columns-repeated="7"/>
        </table:table-row>
        <table:table-row table:style-name="ro1">
          <table:table-cell office:value-type="float" office:value="74.911" calcext:value-type="float">
            <text:p>74,911</text:p>
          </table:table-cell>
          <table:table-cell office:value-type="float" office:value="24.17" calcext:value-type="float">
            <text:p>24,17</text:p>
          </table:table-cell>
          <table:table-cell/>
          <table:table-cell office:value-type="float" office:value="299.322" calcext:value-type="float">
            <text:p>299,322</text:p>
          </table:table-cell>
          <table:table-cell office:value-type="float" office:value="256.936" calcext:value-type="float">
            <text:p>256,936</text:p>
          </table:table-cell>
          <table:table-cell/>
          <table:table-cell office:value-type="float" office:value="2362.571" calcext:value-type="float">
            <text:p>2362,571</text:p>
          </table:table-cell>
          <table:table-cell office:value-type="float" office:value="2315.194" calcext:value-type="float">
            <text:p>2315,194</text:p>
          </table:table-cell>
          <table:table-cell table:number-columns-repeated="7"/>
        </table:table-row>
        <table:table-row table:style-name="ro1">
          <table:table-cell office:value-type="float" office:value="59.431" calcext:value-type="float">
            <text:p>59,431</text:p>
          </table:table-cell>
          <table:table-cell office:value-type="float" office:value="12.147" calcext:value-type="float">
            <text:p>12,147</text:p>
          </table:table-cell>
          <table:table-cell/>
          <table:table-cell office:value-type="float" office:value="265.391" calcext:value-type="float">
            <text:p>265,391</text:p>
          </table:table-cell>
          <table:table-cell office:value-type="float" office:value="220.811" calcext:value-type="float">
            <text:p>220,811</text:p>
          </table:table-cell>
          <table:table-cell/>
          <table:table-cell office:value-type="float" office:value="2327.416" calcext:value-type="float">
            <text:p>2327,416</text:p>
          </table:table-cell>
          <table:table-cell office:value-type="float" office:value="2272.979" calcext:value-type="float">
            <text:p>2272,979</text:p>
          </table:table-cell>
          <table:table-cell table:number-columns-repeated="7"/>
        </table:table-row>
        <table:table-row table:style-name="ro1">
          <table:table-cell office:value-type="float" office:value="80.311" calcext:value-type="float">
            <text:p>80,311</text:p>
          </table:table-cell>
          <table:table-cell office:value-type="float" office:value="20.084" calcext:value-type="float">
            <text:p>20,084</text:p>
          </table:table-cell>
          <table:table-cell/>
          <table:table-cell office:value-type="float" office:value="262.439" calcext:value-type="float">
            <text:p>262,439</text:p>
          </table:table-cell>
          <table:table-cell office:value-type="float" office:value="217.235" calcext:value-type="float">
            <text:p>217,235</text:p>
          </table:table-cell>
          <table:table-cell/>
          <table:table-cell office:value-type="float" office:value="2350.684" calcext:value-type="float">
            <text:p>2350,684</text:p>
          </table:table-cell>
          <table:table-cell office:value-type="float" office:value="2305.75" calcext:value-type="float">
            <text:p>2305,75</text:p>
          </table:table-cell>
          <table:table-cell table:number-columns-repeated="7"/>
        </table:table-row>
        <table:table-row table:style-name="ro1">
          <table:table-cell office:value-type="float" office:value="64.909" calcext:value-type="float">
            <text:p>64,909</text:p>
          </table:table-cell>
          <table:table-cell office:value-type="float" office:value="16.273" calcext:value-type="float">
            <text:p>16,273</text:p>
          </table:table-cell>
          <table:table-cell/>
          <table:table-cell office:value-type="float" office:value="259.567" calcext:value-type="float">
            <text:p>259,567</text:p>
          </table:table-cell>
          <table:table-cell office:value-type="float" office:value="216.237" calcext:value-type="float">
            <text:p>216,237</text:p>
          </table:table-cell>
          <table:table-cell/>
          <table:table-cell office:value-type="float" office:value="2326.469" calcext:value-type="float">
            <text:p>2326,469</text:p>
          </table:table-cell>
          <table:table-cell office:value-type="float" office:value="2277.257" calcext:value-type="float">
            <text:p>2277,257</text:p>
          </table:table-cell>
          <table:table-cell table:number-columns-repeated="7"/>
        </table:table-row>
        <table:table-row table:style-name="ro1">
          <table:table-cell office:value-type="float" office:value="62.625" calcext:value-type="float">
            <text:p>62,625</text:p>
          </table:table-cell>
          <table:table-cell office:value-type="float" office:value="12.135" calcext:value-type="float">
            <text:p>12,135</text:p>
          </table:table-cell>
          <table:table-cell/>
          <table:table-cell office:value-type="float" office:value="257.395" calcext:value-type="float">
            <text:p>257,395</text:p>
          </table:table-cell>
          <table:table-cell office:value-type="float" office:value="213.348" calcext:value-type="float">
            <text:p>213,348</text:p>
          </table:table-cell>
          <table:table-cell/>
          <table:table-cell office:value-type="float" office:value="2389.791" calcext:value-type="float">
            <text:p>2389,791</text:p>
          </table:table-cell>
          <table:table-cell office:value-type="float" office:value="2290.333" calcext:value-type="float">
            <text:p>2290,333</text:p>
          </table:table-cell>
          <table:table-cell table:number-columns-repeated="7"/>
        </table:table-row>
        <table:table-row table:style-name="ro1">
          <table:table-cell office:value-type="float" office:value="61.876" calcext:value-type="float">
            <text:p>61,876</text:p>
          </table:table-cell>
          <table:table-cell office:value-type="float" office:value="12.282" calcext:value-type="float">
            <text:p>12,282</text:p>
          </table:table-cell>
          <table:table-cell/>
          <table:table-cell office:value-type="float" office:value="262.959" calcext:value-type="float">
            <text:p>262,959</text:p>
          </table:table-cell>
          <table:table-cell office:value-type="float" office:value="216.847" calcext:value-type="float">
            <text:p>216,847</text:p>
          </table:table-cell>
          <table:table-cell/>
          <table:table-cell office:value-type="float" office:value="2563.757" calcext:value-type="float">
            <text:p>2563,757</text:p>
          </table:table-cell>
          <table:table-cell office:value-type="float" office:value="2292.661" calcext:value-type="float">
            <text:p>2292,661</text:p>
          </table:table-cell>
          <table:table-cell table:number-columns-repeated="7"/>
        </table:table-row>
        <table:table-row table:style-name="ro1">
          <table:table-cell office:value-type="float" office:value="66.069" calcext:value-type="float">
            <text:p>66,069</text:p>
          </table:table-cell>
          <table:table-cell office:value-type="float" office:value="12.219" calcext:value-type="float">
            <text:p>12,219</text:p>
          </table:table-cell>
          <table:table-cell/>
          <table:table-cell office:value-type="float" office:value="258.277" calcext:value-type="float">
            <text:p>258,277</text:p>
          </table:table-cell>
          <table:table-cell office:value-type="float" office:value="213.571" calcext:value-type="float">
            <text:p>213,571</text:p>
          </table:table-cell>
          <table:table-cell/>
          <table:table-cell office:value-type="float" office:value="2341.26" calcext:value-type="float">
            <text:p>2341,26</text:p>
          </table:table-cell>
          <table:table-cell office:value-type="float" office:value="2289.148" calcext:value-type="float">
            <text:p>2289,148</text:p>
          </table:table-cell>
          <table:table-cell table:number-columns-repeated="7"/>
        </table:table-row>
        <table:table-row table:style-name="ro1">
          <table:table-cell office:value-type="float" office:value="88.428" calcext:value-type="float">
            <text:p>88,428</text:p>
          </table:table-cell>
          <table:table-cell office:value-type="float" office:value="36.427" calcext:value-type="float">
            <text:p>36,427</text:p>
          </table:table-cell>
          <table:table-cell/>
          <table:table-cell office:value-type="float" office:value="263.786" calcext:value-type="float">
            <text:p>263,786</text:p>
          </table:table-cell>
          <table:table-cell office:value-type="float" office:value="217.716" calcext:value-type="float">
            <text:p>217,716</text:p>
          </table:table-cell>
          <table:table-cell/>
          <table:table-cell office:value-type="float" office:value="2360.551" calcext:value-type="float">
            <text:p>2360,551</text:p>
          </table:table-cell>
          <table:table-cell office:value-type="float" office:value="2314.265" calcext:value-type="float">
            <text:p>2314,265</text:p>
          </table:table-cell>
          <table:table-cell table:number-columns-repeated="7"/>
        </table:table-row>
        <table:table-row table:style-name="ro1">
          <table:table-cell office:value-type="float" office:value="61.26" calcext:value-type="float">
            <text:p>61,26</text:p>
          </table:table-cell>
          <table:table-cell office:value-type="float" office:value="12.201" calcext:value-type="float">
            <text:p>12,201</text:p>
          </table:table-cell>
          <table:table-cell/>
          <table:table-cell office:value-type="float" office:value="256.698" calcext:value-type="float">
            <text:p>256,698</text:p>
          </table:table-cell>
          <table:table-cell office:value-type="float" office:value="213.377" calcext:value-type="float">
            <text:p>213,377</text:p>
          </table:table-cell>
          <table:table-cell/>
          <table:table-cell office:value-type="float" office:value="2360.566" calcext:value-type="float">
            <text:p>2360,566</text:p>
          </table:table-cell>
          <table:table-cell office:value-type="float" office:value="2304.373" calcext:value-type="float">
            <text:p>2304,373</text:p>
          </table:table-cell>
          <table:table-cell table:number-columns-repeated="7"/>
        </table:table-row>
        <table:table-row table:style-name="ro1">
          <table:table-cell office:value-type="float" office:value="78.194" calcext:value-type="float">
            <text:p>78,194</text:p>
          </table:table-cell>
          <table:table-cell office:value-type="float" office:value="24.295" calcext:value-type="float">
            <text:p>24,295</text:p>
          </table:table-cell>
          <table:table-cell/>
          <table:table-cell office:value-type="float" office:value="259.713" calcext:value-type="float">
            <text:p>259,713</text:p>
          </table:table-cell>
          <table:table-cell office:value-type="float" office:value="217.395" calcext:value-type="float">
            <text:p>217,395</text:p>
          </table:table-cell>
          <table:table-cell/>
          <table:table-cell office:value-type="float" office:value="2360.109" calcext:value-type="float">
            <text:p>2360,109</text:p>
          </table:table-cell>
          <table:table-cell office:value-type="float" office:value="2310.472" calcext:value-type="float">
            <text:p>2310,472</text:p>
          </table:table-cell>
          <table:table-cell table:number-columns-repeated="7"/>
        </table:table-row>
        <table:table-row table:style-name="ro1">
          <table:table-cell office:value-type="float" office:value="59.093" calcext:value-type="float">
            <text:p>59,093</text:p>
          </table:table-cell>
          <table:table-cell office:value-type="float" office:value="12.142" calcext:value-type="float">
            <text:p>12,142</text:p>
          </table:table-cell>
          <table:table-cell/>
          <table:table-cell office:value-type="float" office:value="260.988" calcext:value-type="float">
            <text:p>260,988</text:p>
          </table:table-cell>
          <table:table-cell office:value-type="float" office:value="216.09" calcext:value-type="float">
            <text:p>216,09</text:p>
          </table:table-cell>
          <table:table-cell/>
          <table:table-cell office:value-type="float" office:value="2335.991" calcext:value-type="float">
            <text:p>2335,991</text:p>
          </table:table-cell>
          <table:table-cell office:value-type="float" office:value="2286.439" calcext:value-type="float">
            <text:p>2286,439</text:p>
          </table:table-cell>
          <table:table-cell table:number-columns-repeated="7"/>
        </table:table-row>
        <table:table-row table:style-name="ro1">
          <table:table-cell office:value-type="float" office:value="60.059" calcext:value-type="float">
            <text:p>60,059</text:p>
          </table:table-cell>
          <table:table-cell office:value-type="float" office:value="12.205" calcext:value-type="float">
            <text:p>12,205</text:p>
          </table:table-cell>
          <table:table-cell/>
          <table:table-cell office:value-type="float" office:value="261.706" calcext:value-type="float">
            <text:p>261,706</text:p>
          </table:table-cell>
          <table:table-cell office:value-type="float" office:value="217.972" calcext:value-type="float">
            <text:p>217,972</text:p>
          </table:table-cell>
          <table:table-cell/>
          <table:table-cell office:value-type="float" office:value="2365.968" calcext:value-type="float">
            <text:p>2365,968</text:p>
          </table:table-cell>
          <table:table-cell office:value-type="float" office:value="2280.679" calcext:value-type="float">
            <text:p>2280,679</text:p>
          </table:table-cell>
          <table:table-cell table:number-columns-repeated="7"/>
        </table:table-row>
        <table:table-row table:style-name="ro1">
          <table:table-cell office:value-type="float" office:value="59.452" calcext:value-type="float">
            <text:p>59,452</text:p>
          </table:table-cell>
          <table:table-cell office:value-type="float" office:value="11.859" calcext:value-type="float">
            <text:p>11,859</text:p>
          </table:table-cell>
          <table:table-cell/>
          <table:table-cell office:value-type="float" office:value="275.088" calcext:value-type="float">
            <text:p>275,088</text:p>
          </table:table-cell>
          <table:table-cell office:value-type="float" office:value="225.595" calcext:value-type="float">
            <text:p>225,595</text:p>
          </table:table-cell>
          <table:table-cell/>
          <table:table-cell office:value-type="float" office:value="2384.098" calcext:value-type="float">
            <text:p>2384,098</text:p>
          </table:table-cell>
          <table:table-cell office:value-type="float" office:value="2305.513" calcext:value-type="float">
            <text:p>2305,513</text:p>
          </table:table-cell>
          <table:table-cell table:number-columns-repeated="7"/>
        </table:table-row>
        <table:table-row table:style-name="ro1">
          <table:table-cell office:value-type="float" office:value="64.4" calcext:value-type="float">
            <text:p>64,4</text:p>
          </table:table-cell>
          <table:table-cell office:value-type="float" office:value="12.097" calcext:value-type="float">
            <text:p>12,097</text:p>
          </table:table-cell>
          <table:table-cell/>
          <table:table-cell office:value-type="float" office:value="261.664" calcext:value-type="float">
            <text:p>261,664</text:p>
          </table:table-cell>
          <table:table-cell office:value-type="float" office:value="217.114" calcext:value-type="float">
            <text:p>217,114</text:p>
          </table:table-cell>
          <table:table-cell/>
          <table:table-cell office:value-type="float" office:value="2442.084" calcext:value-type="float">
            <text:p>2442,084</text:p>
          </table:table-cell>
          <table:table-cell office:value-type="float" office:value="2363.916" calcext:value-type="float">
            <text:p>2363,916</text:p>
          </table:table-cell>
          <table:table-cell table:number-columns-repeated="7"/>
        </table:table-row>
        <table:table-row table:style-name="ro1">
          <table:table-cell office:value-type="float" office:value="72.504" calcext:value-type="float">
            <text:p>72,504</text:p>
          </table:table-cell>
          <table:table-cell office:value-type="float" office:value="24.14" calcext:value-type="float">
            <text:p>24,14</text:p>
          </table:table-cell>
          <table:table-cell/>
          <table:table-cell office:value-type="float" office:value="255.875" calcext:value-type="float">
            <text:p>255,875</text:p>
          </table:table-cell>
          <table:table-cell office:value-type="float" office:value="212.46" calcext:value-type="float">
            <text:p>212,46</text:p>
          </table:table-cell>
          <table:table-cell/>
          <table:table-cell office:value-type="float" office:value="2470.394" calcext:value-type="float">
            <text:p>2470,394</text:p>
          </table:table-cell>
          <table:table-cell office:value-type="float" office:value="2333.591" calcext:value-type="float">
            <text:p>2333,591</text:p>
          </table:table-cell>
          <table:table-cell table:number-columns-repeated="7"/>
        </table:table-row>
        <table:table-row table:style-name="ro1">
          <table:table-cell office:value-type="float" office:value="59.885" calcext:value-type="float">
            <text:p>59,885</text:p>
          </table:table-cell>
          <table:table-cell office:value-type="float" office:value="12.143" calcext:value-type="float">
            <text:p>12,143</text:p>
          </table:table-cell>
          <table:table-cell/>
          <table:table-cell office:value-type="float" office:value="260.365" calcext:value-type="float">
            <text:p>260,365</text:p>
          </table:table-cell>
          <table:table-cell office:value-type="float" office:value="216.406" calcext:value-type="float">
            <text:p>216,406</text:p>
          </table:table-cell>
          <table:table-cell/>
          <table:table-cell office:value-type="float" office:value="2387.609" calcext:value-type="float">
            <text:p>2387,609</text:p>
          </table:table-cell>
          <table:table-cell office:value-type="float" office:value="2339.972" calcext:value-type="float">
            <text:p>2339,972</text:p>
          </table:table-cell>
          <table:table-cell table:number-columns-repeated="7"/>
        </table:table-row>
        <table:table-row table:style-name="ro1">
          <table:table-cell office:value-type="float" office:value="82.907" calcext:value-type="float">
            <text:p>82,907</text:p>
          </table:table-cell>
          <table:table-cell office:value-type="float" office:value="20.304" calcext:value-type="float">
            <text:p>20,304</text:p>
          </table:table-cell>
          <table:table-cell/>
          <table:table-cell office:value-type="float" office:value="261.919" calcext:value-type="float">
            <text:p>261,919</text:p>
          </table:table-cell>
          <table:table-cell office:value-type="float" office:value="216.896" calcext:value-type="float">
            <text:p>216,896</text:p>
          </table:table-cell>
          <table:table-cell/>
          <table:table-cell office:value-type="float" office:value="2430.038" calcext:value-type="float">
            <text:p>2430,038</text:p>
          </table:table-cell>
          <table:table-cell office:value-type="float" office:value="2383.67" calcext:value-type="float">
            <text:p>2383,67</text:p>
          </table:table-cell>
          <table:table-cell table:number-columns-repeated="7"/>
        </table:table-row>
        <table:table-row table:style-name="ro1">
          <table:table-cell office:value-type="float" office:value="61.98" calcext:value-type="float">
            <text:p>61,98</text:p>
          </table:table-cell>
          <table:table-cell office:value-type="float" office:value="12.042" calcext:value-type="float">
            <text:p>12,042</text:p>
          </table:table-cell>
          <table:table-cell/>
          <table:table-cell office:value-type="float" office:value="259.834" calcext:value-type="float">
            <text:p>259,834</text:p>
          </table:table-cell>
          <table:table-cell office:value-type="float" office:value="216.787" calcext:value-type="float">
            <text:p>216,787</text:p>
          </table:table-cell>
          <table:table-cell/>
          <table:table-cell office:value-type="float" office:value="2386.95" calcext:value-type="float">
            <text:p>2386,95</text:p>
          </table:table-cell>
          <table:table-cell office:value-type="float" office:value="2337.506" calcext:value-type="float">
            <text:p>2337,506</text:p>
          </table:table-cell>
          <table:table-cell table:number-columns-repeated="7"/>
        </table:table-row>
        <table:table-row table:style-name="ro1">
          <table:table-cell office:value-type="float" office:value="81.354" calcext:value-type="float">
            <text:p>81,354</text:p>
          </table:table-cell>
          <table:table-cell office:value-type="float" office:value="24.187" calcext:value-type="float">
            <text:p>24,187</text:p>
          </table:table-cell>
          <table:table-cell/>
          <table:table-cell office:value-type="float" office:value="259.16" calcext:value-type="float">
            <text:p>259,16</text:p>
          </table:table-cell>
          <table:table-cell office:value-type="float" office:value="213.075" calcext:value-type="float">
            <text:p>213,075</text:p>
          </table:table-cell>
          <table:table-cell/>
          <table:table-cell office:value-type="float" office:value="2377.265" calcext:value-type="float">
            <text:p>2377,265</text:p>
          </table:table-cell>
          <table:table-cell office:value-type="float" office:value="2329.488" calcext:value-type="float">
            <text:p>2329,488</text:p>
          </table:table-cell>
          <table:table-cell table:number-columns-repeated="7"/>
        </table:table-row>
        <table:table-row table:style-name="ro1">
          <table:table-cell office:value-type="float" office:value="57.946" calcext:value-type="float">
            <text:p>57,946</text:p>
          </table:table-cell>
          <table:table-cell office:value-type="float" office:value="12.239" calcext:value-type="float">
            <text:p>12,239</text:p>
          </table:table-cell>
          <table:table-cell/>
          <table:table-cell office:value-type="float" office:value="272.052" calcext:value-type="float">
            <text:p>272,052</text:p>
          </table:table-cell>
          <table:table-cell office:value-type="float" office:value="217.17" calcext:value-type="float">
            <text:p>217,17</text:p>
          </table:table-cell>
          <table:table-cell/>
          <table:table-cell office:value-type="float" office:value="2322.289" calcext:value-type="float">
            <text:p>2322,289</text:p>
          </table:table-cell>
          <table:table-cell office:value-type="float" office:value="2274.333" calcext:value-type="float">
            <text:p>2274,333</text:p>
          </table:table-cell>
          <table:table-cell table:number-columns-repeated="7"/>
        </table:table-row>
        <table:table-row table:style-name="ro1">
          <table:table-cell office:value-type="float" office:value="62.308" calcext:value-type="float">
            <text:p>62,308</text:p>
          </table:table-cell>
          <table:table-cell office:value-type="float" office:value="12.289" calcext:value-type="float">
            <text:p>12,289</text:p>
          </table:table-cell>
          <table:table-cell/>
          <table:table-cell office:value-type="float" office:value="335.563" calcext:value-type="float">
            <text:p>335,563</text:p>
          </table:table-cell>
          <table:table-cell office:value-type="float" office:value="220.92" calcext:value-type="float">
            <text:p>220,92</text:p>
          </table:table-cell>
          <table:table-cell/>
          <table:table-cell office:value-type="float" office:value="2333.543" calcext:value-type="float">
            <text:p>2333,543</text:p>
          </table:table-cell>
          <table:table-cell office:value-type="float" office:value="2287.072" calcext:value-type="float">
            <text:p>2287,072</text:p>
          </table:table-cell>
          <table:table-cell table:number-columns-repeated="7"/>
        </table:table-row>
        <table:table-row table:style-name="ro1">
          <table:table-cell office:value-type="float" office:value="58.738" calcext:value-type="float">
            <text:p>58,738</text:p>
          </table:table-cell>
          <table:table-cell office:value-type="float" office:value="12.135" calcext:value-type="float">
            <text:p>12,135</text:p>
          </table:table-cell>
          <table:table-cell/>
          <table:table-cell office:value-type="float" office:value="427.28" calcext:value-type="float">
            <text:p>427,28</text:p>
          </table:table-cell>
          <table:table-cell office:value-type="float" office:value="227.988" calcext:value-type="float">
            <text:p>227,988</text:p>
          </table:table-cell>
          <table:table-cell/>
          <table:table-cell office:value-type="float" office:value="2327.358" calcext:value-type="float">
            <text:p>2327,358</text:p>
          </table:table-cell>
          <table:table-cell office:value-type="float" office:value="2277.812" calcext:value-type="float">
            <text:p>2277,812</text:p>
          </table:table-cell>
          <table:table-cell table:number-columns-repeated="7"/>
        </table:table-row>
        <table:table-row table:style-name="ro1">
          <table:table-cell office:value-type="float" office:value="60.992" calcext:value-type="float">
            <text:p>60,992</text:p>
          </table:table-cell>
          <table:table-cell office:value-type="float" office:value="12.309" calcext:value-type="float">
            <text:p>12,309</text:p>
          </table:table-cell>
          <table:table-cell/>
          <table:table-cell office:value-type="float" office:value="306.592" calcext:value-type="float">
            <text:p>306,592</text:p>
          </table:table-cell>
          <table:table-cell office:value-type="float" office:value="222.882" calcext:value-type="float">
            <text:p>222,882</text:p>
          </table:table-cell>
          <table:table-cell/>
          <table:table-cell office:value-type="float" office:value="2321.493" calcext:value-type="float">
            <text:p>2321,493</text:p>
          </table:table-cell>
          <table:table-cell office:value-type="float" office:value="2272.005" calcext:value-type="float">
            <text:p>2272,005</text:p>
          </table:table-cell>
          <table:table-cell table:number-columns-repeated="7"/>
        </table:table-row>
        <table:table-row table:style-name="ro1">
          <table:table-cell office:value-type="float" office:value="60.041" calcext:value-type="float">
            <text:p>60,041</text:p>
          </table:table-cell>
          <table:table-cell office:value-type="float" office:value="12.282" calcext:value-type="float">
            <text:p>12,282</text:p>
          </table:table-cell>
          <table:table-cell/>
          <table:table-cell office:value-type="float" office:value="256.887" calcext:value-type="float">
            <text:p>256,887</text:p>
          </table:table-cell>
          <table:table-cell office:value-type="float" office:value="212.946" calcext:value-type="float">
            <text:p>212,946</text:p>
          </table:table-cell>
          <table:table-cell/>
          <table:table-cell office:value-type="float" office:value="2358.415" calcext:value-type="float">
            <text:p>2358,415</text:p>
          </table:table-cell>
          <table:table-cell office:value-type="float" office:value="2311.111" calcext:value-type="float">
            <text:p>2311,111</text:p>
          </table:table-cell>
          <table:table-cell table:number-columns-repeated="7"/>
        </table:table-row>
        <table:table-row table:style-name="ro1">
          <table:table-cell office:value-type="float" office:value="72.291" calcext:value-type="float">
            <text:p>72,291</text:p>
          </table:table-cell>
          <table:table-cell office:value-type="float" office:value="24.43" calcext:value-type="float">
            <text:p>24,43</text:p>
          </table:table-cell>
          <table:table-cell/>
          <table:table-cell office:value-type="float" office:value="258.058" calcext:value-type="float">
            <text:p>258,058</text:p>
          </table:table-cell>
          <table:table-cell office:value-type="float" office:value="216.772" calcext:value-type="float">
            <text:p>216,772</text:p>
          </table:table-cell>
          <table:table-cell/>
          <table:table-cell office:value-type="float" office:value="2347.86" calcext:value-type="float">
            <text:p>2347,86</text:p>
          </table:table-cell>
          <table:table-cell office:value-type="float" office:value="2290.785" calcext:value-type="float">
            <text:p>2290,785</text:p>
          </table:table-cell>
          <table:table-cell table:number-columns-repeated="7"/>
        </table:table-row>
        <table:table-row table:style-name="ro1">
          <table:table-cell office:value-type="float" office:value="62.415" calcext:value-type="float">
            <text:p>62,415</text:p>
          </table:table-cell>
          <table:table-cell office:value-type="float" office:value="12.194" calcext:value-type="float">
            <text:p>12,194</text:p>
          </table:table-cell>
          <table:table-cell/>
          <table:table-cell office:value-type="float" office:value="262.242" calcext:value-type="float">
            <text:p>262,242</text:p>
          </table:table-cell>
          <table:table-cell office:value-type="float" office:value="212.247" calcext:value-type="float">
            <text:p>212,247</text:p>
          </table:table-cell>
          <table:table-cell/>
          <table:table-cell office:value-type="float" office:value="2368.94" calcext:value-type="float">
            <text:p>2368,94</text:p>
          </table:table-cell>
          <table:table-cell office:value-type="float" office:value="2286.03" calcext:value-type="float">
            <text:p>2286,03</text:p>
          </table:table-cell>
          <table:table-cell table:number-columns-repeated="7"/>
        </table:table-row>
        <table:table-row table:style-name="ro1">
          <table:table-cell office:value-type="float" office:value="60.776" calcext:value-type="float">
            <text:p>60,776</text:p>
          </table:table-cell>
          <table:table-cell office:value-type="float" office:value="12.192" calcext:value-type="float">
            <text:p>12,192</text:p>
          </table:table-cell>
          <table:table-cell/>
          <table:table-cell office:value-type="float" office:value="260.437" calcext:value-type="float">
            <text:p>260,437</text:p>
          </table:table-cell>
          <table:table-cell office:value-type="float" office:value="213.216" calcext:value-type="float">
            <text:p>213,216</text:p>
          </table:table-cell>
          <table:table-cell/>
          <table:table-cell office:value-type="float" office:value="2318.411" calcext:value-type="float">
            <text:p>2318,411</text:p>
          </table:table-cell>
          <table:table-cell office:value-type="float" office:value="2271.172" calcext:value-type="float">
            <text:p>2271,172</text:p>
          </table:table-cell>
          <table:table-cell table:number-columns-repeated="7"/>
        </table:table-row>
        <table:table-row table:style-name="ro1">
          <table:table-cell office:value-type="float" office:value="134.684" calcext:value-type="float">
            <text:p>134,684</text:p>
          </table:table-cell>
          <table:table-cell office:value-type="float" office:value="12.314" calcext:value-type="float">
            <text:p>12,314</text:p>
          </table:table-cell>
          <table:table-cell/>
          <table:table-cell office:value-type="float" office:value="260.714" calcext:value-type="float">
            <text:p>260,714</text:p>
          </table:table-cell>
          <table:table-cell office:value-type="float" office:value="217.474" calcext:value-type="float">
            <text:p>217,474</text:p>
          </table:table-cell>
          <table:table-cell/>
          <table:table-cell office:value-type="float" office:value="2317.775" calcext:value-type="float">
            <text:p>2317,775</text:p>
          </table:table-cell>
          <table:table-cell office:value-type="float" office:value="2272.633" calcext:value-type="float">
            <text:p>2272,633</text:p>
          </table:table-cell>
          <table:table-cell table:number-columns-repeated="7"/>
        </table:table-row>
        <table:table-row table:style-name="ro1">
          <table:table-cell office:value-type="float" office:value="64.881" calcext:value-type="float">
            <text:p>64,881</text:p>
          </table:table-cell>
          <table:table-cell office:value-type="float" office:value="20.173" calcext:value-type="float">
            <text:p>20,173</text:p>
          </table:table-cell>
          <table:table-cell/>
          <table:table-cell office:value-type="float" office:value="258.448" calcext:value-type="float">
            <text:p>258,448</text:p>
          </table:table-cell>
          <table:table-cell office:value-type="float" office:value="212.776" calcext:value-type="float">
            <text:p>212,776</text:p>
          </table:table-cell>
          <table:table-cell/>
          <table:table-cell office:value-type="float" office:value="2363.876" calcext:value-type="float">
            <text:p>2363,876</text:p>
          </table:table-cell>
          <table:table-cell office:value-type="float" office:value="2316.2" calcext:value-type="float">
            <text:p>2316,2</text:p>
          </table:table-cell>
          <table:table-cell table:number-columns-repeated="7"/>
        </table:table-row>
        <table:table-row table:style-name="ro1">
          <table:table-cell office:value-type="float" office:value="60.347" calcext:value-type="float">
            <text:p>60,347</text:p>
          </table:table-cell>
          <table:table-cell office:value-type="float" office:value="12.18" calcext:value-type="float">
            <text:p>12,18</text:p>
          </table:table-cell>
          <table:table-cell/>
          <table:table-cell office:value-type="float" office:value="260.102" calcext:value-type="float">
            <text:p>260,102</text:p>
          </table:table-cell>
          <table:table-cell office:value-type="float" office:value="216.076" calcext:value-type="float">
            <text:p>216,076</text:p>
          </table:table-cell>
          <table:table-cell/>
          <table:table-cell office:value-type="float" office:value="2401.56" calcext:value-type="float">
            <text:p>2401,56</text:p>
          </table:table-cell>
          <table:table-cell office:value-type="float" office:value="2354.103" calcext:value-type="float">
            <text:p>2354,103</text:p>
          </table:table-cell>
          <table:table-cell table:number-columns-repeated="7"/>
        </table:table-row>
        <table:table-row table:style-name="ro1">
          <table:table-cell office:value-type="float" office:value="62.413" calcext:value-type="float">
            <text:p>62,413</text:p>
          </table:table-cell>
          <table:table-cell office:value-type="float" office:value="12.274" calcext:value-type="float">
            <text:p>12,274</text:p>
          </table:table-cell>
          <table:table-cell/>
          <table:table-cell office:value-type="float" office:value="258.508" calcext:value-type="float">
            <text:p>258,508</text:p>
          </table:table-cell>
          <table:table-cell office:value-type="float" office:value="216.568" calcext:value-type="float">
            <text:p>216,568</text:p>
          </table:table-cell>
          <table:table-cell/>
          <table:table-cell office:value-type="float" office:value="2399.933" calcext:value-type="float">
            <text:p>2399,933</text:p>
          </table:table-cell>
          <table:table-cell office:value-type="float" office:value="2343.877" calcext:value-type="float">
            <text:p>2343,877</text:p>
          </table:table-cell>
          <table:table-cell table:number-columns-repeated="7"/>
        </table:table-row>
        <table:table-row table:style-name="ro1">
          <table:table-cell office:value-type="float" office:value="61.162" calcext:value-type="float">
            <text:p>61,162</text:p>
          </table:table-cell>
          <table:table-cell office:value-type="float" office:value="12.327" calcext:value-type="float">
            <text:p>12,327</text:p>
          </table:table-cell>
          <table:table-cell/>
          <table:table-cell office:value-type="float" office:value="264.63" calcext:value-type="float">
            <text:p>264,63</text:p>
          </table:table-cell>
          <table:table-cell office:value-type="float" office:value="222.561" calcext:value-type="float">
            <text:p>222,561</text:p>
          </table:table-cell>
          <table:table-cell/>
          <table:table-cell office:value-type="float" office:value="2338.014" calcext:value-type="float">
            <text:p>2338,014</text:p>
          </table:table-cell>
          <table:table-cell office:value-type="float" office:value="2286.102" calcext:value-type="float">
            <text:p>2286,102</text:p>
          </table:table-cell>
          <table:table-cell table:number-columns-repeated="7"/>
        </table:table-row>
        <table:table-row table:style-name="ro1">
          <table:table-cell office:value-type="float" office:value="81.097" calcext:value-type="float">
            <text:p>81,097</text:p>
          </table:table-cell>
          <table:table-cell office:value-type="float" office:value="24.049" calcext:value-type="float">
            <text:p>24,049</text:p>
          </table:table-cell>
          <table:table-cell/>
          <table:table-cell office:value-type="float" office:value="273.426" calcext:value-type="float">
            <text:p>273,426</text:p>
          </table:table-cell>
          <table:table-cell office:value-type="float" office:value="229.8" calcext:value-type="float">
            <text:p>229,8</text:p>
          </table:table-cell>
          <table:table-cell/>
          <table:table-cell office:value-type="float" office:value="2343.943" calcext:value-type="float">
            <text:p>2343,943</text:p>
          </table:table-cell>
          <table:table-cell office:value-type="float" office:value="2286.911" calcext:value-type="float">
            <text:p>2286,911</text:p>
          </table:table-cell>
          <table:table-cell table:number-columns-repeated="7"/>
        </table:table-row>
        <table:table-row table:style-name="ro1">
          <table:table-cell office:value-type="float" office:value="62.386" calcext:value-type="float">
            <text:p>62,386</text:p>
          </table:table-cell>
          <table:table-cell office:value-type="float" office:value="12.375" calcext:value-type="float">
            <text:p>12,375</text:p>
          </table:table-cell>
          <table:table-cell/>
          <table:table-cell office:value-type="float" office:value="280.551" calcext:value-type="float">
            <text:p>280,551</text:p>
          </table:table-cell>
          <table:table-cell office:value-type="float" office:value="222.326" calcext:value-type="float">
            <text:p>222,326</text:p>
          </table:table-cell>
          <table:table-cell/>
          <table:table-cell office:value-type="float" office:value="2352.675" calcext:value-type="float">
            <text:p>2352,675</text:p>
          </table:table-cell>
          <table:table-cell office:value-type="float" office:value="2303.152" calcext:value-type="float">
            <text:p>2303,152</text:p>
          </table:table-cell>
          <table:table-cell table:number-columns-repeated="7"/>
        </table:table-row>
        <table:table-row table:style-name="ro1">
          <table:table-cell office:value-type="float" office:value="73.481" calcext:value-type="float">
            <text:p>73,481</text:p>
          </table:table-cell>
          <table:table-cell office:value-type="float" office:value="20.244" calcext:value-type="float">
            <text:p>20,244</text:p>
          </table:table-cell>
          <table:table-cell/>
          <table:table-cell office:value-type="float" office:value="268.147" calcext:value-type="float">
            <text:p>268,147</text:p>
          </table:table-cell>
          <table:table-cell office:value-type="float" office:value="222.882" calcext:value-type="float">
            <text:p>222,882</text:p>
          </table:table-cell>
          <table:table-cell/>
          <table:table-cell office:value-type="float" office:value="2359.403" calcext:value-type="float">
            <text:p>2359,403</text:p>
          </table:table-cell>
          <table:table-cell office:value-type="float" office:value="2313.787" calcext:value-type="float">
            <text:p>2313,787</text:p>
          </table:table-cell>
          <table:table-cell table:number-columns-repeated="7"/>
        </table:table-row>
        <table:table-row table:style-name="ro1">
          <table:table-cell office:value-type="float" office:value="62.649" calcext:value-type="float">
            <text:p>62,649</text:p>
          </table:table-cell>
          <table:table-cell office:value-type="float" office:value="12.181" calcext:value-type="float">
            <text:p>12,181</text:p>
          </table:table-cell>
          <table:table-cell/>
          <table:table-cell office:value-type="float" office:value="273.283" calcext:value-type="float">
            <text:p>273,283</text:p>
          </table:table-cell>
          <table:table-cell office:value-type="float" office:value="225.963" calcext:value-type="float">
            <text:p>225,963</text:p>
          </table:table-cell>
          <table:table-cell/>
          <table:table-cell office:value-type="float" office:value="2360.447" calcext:value-type="float">
            <text:p>2360,447</text:p>
          </table:table-cell>
          <table:table-cell office:value-type="float" office:value="2313.297" calcext:value-type="float">
            <text:p>2313,297</text:p>
          </table:table-cell>
          <table:table-cell table:number-columns-repeated="7"/>
        </table:table-row>
        <table:table-row table:style-name="ro1">
          <table:table-cell office:value-type="float" office:value="72.555" calcext:value-type="float">
            <text:p>72,555</text:p>
          </table:table-cell>
          <table:table-cell office:value-type="float" office:value="24.425" calcext:value-type="float">
            <text:p>24,425</text:p>
          </table:table-cell>
          <table:table-cell/>
          <table:table-cell office:value-type="float" office:value="263.579" calcext:value-type="float">
            <text:p>263,579</text:p>
          </table:table-cell>
          <table:table-cell office:value-type="float" office:value="217.632" calcext:value-type="float">
            <text:p>217,632</text:p>
          </table:table-cell>
          <table:table-cell/>
          <table:table-cell office:value-type="float" office:value="2336.925" calcext:value-type="float">
            <text:p>2336,925</text:p>
          </table:table-cell>
          <table:table-cell office:value-type="float" office:value="2292.94" calcext:value-type="float">
            <text:p>2292,94</text:p>
          </table:table-cell>
          <table:table-cell table:number-columns-repeated="7"/>
        </table:table-row>
        <table:table-row table:style-name="ro1">
          <table:table-cell office:value-type="float" office:value="61.464" calcext:value-type="float">
            <text:p>61,464</text:p>
          </table:table-cell>
          <table:table-cell office:value-type="float" office:value="12.155" calcext:value-type="float">
            <text:p>12,155</text:p>
          </table:table-cell>
          <table:table-cell/>
          <table:table-cell office:value-type="float" office:value="256.013" calcext:value-type="float">
            <text:p>256,013</text:p>
          </table:table-cell>
          <table:table-cell office:value-type="float" office:value="212.608" calcext:value-type="float">
            <text:p>212,608</text:p>
          </table:table-cell>
          <table:table-cell/>
          <table:table-cell office:value-type="float" office:value="2361.028" calcext:value-type="float">
            <text:p>2361,028</text:p>
          </table:table-cell>
          <table:table-cell office:value-type="float" office:value="2313.323" calcext:value-type="float">
            <text:p>2313,323</text:p>
          </table:table-cell>
          <table:table-cell table:number-columns-repeated="7"/>
        </table:table-row>
        <table:table-row table:style-name="ro1">
          <table:table-cell office:value-type="float" office:value="58.905" calcext:value-type="float">
            <text:p>58,905</text:p>
          </table:table-cell>
          <table:table-cell office:value-type="float" office:value="12.29" calcext:value-type="float">
            <text:p>12,29</text:p>
          </table:table-cell>
          <table:table-cell/>
          <table:table-cell office:value-type="float" office:value="260.5" calcext:value-type="float">
            <text:p>260,5</text:p>
          </table:table-cell>
          <table:table-cell office:value-type="float" office:value="216.687" calcext:value-type="float">
            <text:p>216,687</text:p>
          </table:table-cell>
          <table:table-cell/>
          <table:table-cell office:value-type="float" office:value="2345.228" calcext:value-type="float">
            <text:p>2345,228</text:p>
          </table:table-cell>
          <table:table-cell office:value-type="float" office:value="2300.523" calcext:value-type="float">
            <text:p>2300,523</text:p>
          </table:table-cell>
          <table:table-cell table:number-columns-repeated="7"/>
        </table:table-row>
        <table:table-row table:style-name="ro1">
          <table:table-cell office:value-type="float" office:value="63.122" calcext:value-type="float">
            <text:p>63,122</text:p>
          </table:table-cell>
          <table:table-cell office:value-type="float" office:value="16.038" calcext:value-type="float">
            <text:p>16,038</text:p>
          </table:table-cell>
          <table:table-cell/>
          <table:table-cell office:value-type="float" office:value="265.726" calcext:value-type="float">
            <text:p>265,726</text:p>
          </table:table-cell>
          <table:table-cell office:value-type="float" office:value="217.833" calcext:value-type="float">
            <text:p>217,833</text:p>
          </table:table-cell>
          <table:table-cell/>
          <table:table-cell office:value-type="float" office:value="2338.571" calcext:value-type="float">
            <text:p>2338,571</text:p>
          </table:table-cell>
          <table:table-cell office:value-type="float" office:value="2293.516" calcext:value-type="float">
            <text:p>2293,516</text:p>
          </table:table-cell>
          <table:table-cell table:number-columns-repeated="7"/>
        </table:table-row>
        <table:table-row table:style-name="ro1">
          <table:table-cell office:value-type="float" office:value="61.337" calcext:value-type="float">
            <text:p>61,337</text:p>
          </table:table-cell>
          <table:table-cell office:value-type="float" office:value="16.052" calcext:value-type="float">
            <text:p>16,052</text:p>
          </table:table-cell>
          <table:table-cell/>
          <table:table-cell office:value-type="float" office:value="261.904" calcext:value-type="float">
            <text:p>261,904</text:p>
          </table:table-cell>
          <table:table-cell office:value-type="float" office:value="212.757" calcext:value-type="float">
            <text:p>212,757</text:p>
          </table:table-cell>
          <table:table-cell/>
          <table:table-cell office:value-type="float" office:value="2381.977" calcext:value-type="float">
            <text:p>2381,977</text:p>
          </table:table-cell>
          <table:table-cell office:value-type="float" office:value="2325.518" calcext:value-type="float">
            <text:p>2325,518</text:p>
          </table:table-cell>
          <table:table-cell table:number-columns-repeated="7"/>
        </table:table-row>
        <table:table-row table:style-name="ro1">
          <table:table-cell office:value-type="float" office:value="59.925" calcext:value-type="float">
            <text:p>59,925</text:p>
          </table:table-cell>
          <table:table-cell office:value-type="float" office:value="12.306" calcext:value-type="float">
            <text:p>12,306</text:p>
          </table:table-cell>
          <table:table-cell/>
          <table:table-cell office:value-type="float" office:value="268.395" calcext:value-type="float">
            <text:p>268,395</text:p>
          </table:table-cell>
          <table:table-cell office:value-type="float" office:value="220.752" calcext:value-type="float">
            <text:p>220,752</text:p>
          </table:table-cell>
          <table:table-cell/>
          <table:table-cell office:value-type="float" office:value="2360.61" calcext:value-type="float">
            <text:p>2360,61</text:p>
          </table:table-cell>
          <table:table-cell office:value-type="float" office:value="2313.819" calcext:value-type="float">
            <text:p>2313,819</text:p>
          </table:table-cell>
          <table:table-cell table:number-columns-repeated="7"/>
        </table:table-row>
        <table:table-row table:style-name="ro1">
          <table:table-cell office:value-type="float" office:value="60.067" calcext:value-type="float">
            <text:p>60,067</text:p>
          </table:table-cell>
          <table:table-cell office:value-type="float" office:value="12.284" calcext:value-type="float">
            <text:p>12,284</text:p>
          </table:table-cell>
          <table:table-cell/>
          <table:table-cell office:value-type="float" office:value="262.861" calcext:value-type="float">
            <text:p>262,861</text:p>
          </table:table-cell>
          <table:table-cell office:value-type="float" office:value="217.465" calcext:value-type="float">
            <text:p>217,465</text:p>
          </table:table-cell>
          <table:table-cell/>
          <table:table-cell office:value-type="float" office:value="2335.825" calcext:value-type="float">
            <text:p>2335,825</text:p>
          </table:table-cell>
          <table:table-cell office:value-type="float" office:value="2284.682" calcext:value-type="float">
            <text:p>2284,682</text:p>
          </table:table-cell>
          <table:table-cell table:number-columns-repeated="7"/>
        </table:table-row>
        <table:table-row table:style-name="ro1">
          <table:table-cell office:value-type="float" office:value="59.724" calcext:value-type="float">
            <text:p>59,724</text:p>
          </table:table-cell>
          <table:table-cell office:value-type="float" office:value="11.908" calcext:value-type="float">
            <text:p>11,908</text:p>
          </table:table-cell>
          <table:table-cell/>
          <table:table-cell office:value-type="float" office:value="261.849" calcext:value-type="float">
            <text:p>261,849</text:p>
          </table:table-cell>
          <table:table-cell office:value-type="float" office:value="218.12" calcext:value-type="float">
            <text:p>218,12</text:p>
          </table:table-cell>
          <table:table-cell/>
          <table:table-cell office:value-type="float" office:value="2340.046" calcext:value-type="float">
            <text:p>2340,046</text:p>
          </table:table-cell>
          <table:table-cell office:value-type="float" office:value="2292.726" calcext:value-type="float">
            <text:p>2292,726</text:p>
          </table:table-cell>
          <table:table-cell table:number-columns-repeated="7"/>
        </table:table-row>
        <table:table-row table:style-name="ro1">
          <table:table-cell office:value-type="float" office:value="61.649" calcext:value-type="float">
            <text:p>61,649</text:p>
          </table:table-cell>
          <table:table-cell office:value-type="float" office:value="12.224" calcext:value-type="float">
            <text:p>12,224</text:p>
          </table:table-cell>
          <table:table-cell/>
          <table:table-cell office:value-type="float" office:value="261.508" calcext:value-type="float">
            <text:p>261,508</text:p>
          </table:table-cell>
          <table:table-cell office:value-type="float" office:value="218.13" calcext:value-type="float">
            <text:p>218,13</text:p>
          </table:table-cell>
          <table:table-cell/>
          <table:table-cell office:value-type="float" office:value="2363.062" calcext:value-type="float">
            <text:p>2363,062</text:p>
          </table:table-cell>
          <table:table-cell office:value-type="float" office:value="2312.988" calcext:value-type="float">
            <text:p>2312,988</text:p>
          </table:table-cell>
          <table:table-cell table:number-columns-repeated="7"/>
        </table:table-row>
        <table:table-row table:style-name="ro1">
          <table:table-cell office:value-type="float" office:value="73.273" calcext:value-type="float">
            <text:p>73,273</text:p>
          </table:table-cell>
          <table:table-cell office:value-type="float" office:value="24.27" calcext:value-type="float">
            <text:p>24,27</text:p>
          </table:table-cell>
          <table:table-cell/>
          <table:table-cell office:value-type="float" office:value="258.372" calcext:value-type="float">
            <text:p>258,372</text:p>
          </table:table-cell>
          <table:table-cell office:value-type="float" office:value="214.806" calcext:value-type="float">
            <text:p>214,806</text:p>
          </table:table-cell>
          <table:table-cell/>
          <table:table-cell office:value-type="float" office:value="2321.648" calcext:value-type="float">
            <text:p>2321,648</text:p>
          </table:table-cell>
          <table:table-cell office:value-type="float" office:value="2273.295" calcext:value-type="float">
            <text:p>2273,295</text:p>
          </table:table-cell>
          <table:table-cell table:number-columns-repeated="7"/>
        </table:table-row>
        <table:table-row table:style-name="ro1">
          <table:table-cell office:value-type="float" office:value="61.607" calcext:value-type="float">
            <text:p>61,607</text:p>
          </table:table-cell>
          <table:table-cell office:value-type="float" office:value="12.316" calcext:value-type="float">
            <text:p>12,316</text:p>
          </table:table-cell>
          <table:table-cell/>
          <table:table-cell office:value-type="float" office:value="259.764" calcext:value-type="float">
            <text:p>259,764</text:p>
          </table:table-cell>
          <table:table-cell office:value-type="float" office:value="213.331" calcext:value-type="float">
            <text:p>213,331</text:p>
          </table:table-cell>
          <table:table-cell/>
          <table:table-cell office:value-type="float" office:value="2341.855" calcext:value-type="float">
            <text:p>2341,855</text:p>
          </table:table-cell>
          <table:table-cell office:value-type="float" office:value="2294.323" calcext:value-type="float">
            <text:p>2294,323</text:p>
          </table:table-cell>
          <table:table-cell table:number-columns-repeated="7"/>
        </table:table-row>
        <table:table-row table:style-name="ro1">
          <table:table-cell office:value-type="float" office:value="63.369" calcext:value-type="float">
            <text:p>63,369</text:p>
          </table:table-cell>
          <table:table-cell office:value-type="float" office:value="16.227" calcext:value-type="float">
            <text:p>16,227</text:p>
          </table:table-cell>
          <table:table-cell/>
          <table:table-cell office:value-type="float" office:value="259.538" calcext:value-type="float">
            <text:p>259,538</text:p>
          </table:table-cell>
          <table:table-cell office:value-type="float" office:value="217.41" calcext:value-type="float">
            <text:p>217,41</text:p>
          </table:table-cell>
          <table:table-cell/>
          <table:table-cell office:value-type="float" office:value="2392.117" calcext:value-type="float">
            <text:p>2392,117</text:p>
          </table:table-cell>
          <table:table-cell office:value-type="float" office:value="2341.976" calcext:value-type="float">
            <text:p>2341,976</text:p>
          </table:table-cell>
          <table:table-cell table:number-columns-repeated="7"/>
        </table:table-row>
        <table:table-row table:style-name="ro1">
          <table:table-cell office:value-type="float" office:value="57.564" calcext:value-type="float">
            <text:p>57,564</text:p>
          </table:table-cell>
          <table:table-cell office:value-type="float" office:value="12.244" calcext:value-type="float">
            <text:p>12,244</text:p>
          </table:table-cell>
          <table:table-cell/>
          <table:table-cell office:value-type="float" office:value="260.708" calcext:value-type="float">
            <text:p>260,708</text:p>
          </table:table-cell>
          <table:table-cell office:value-type="float" office:value="218.025" calcext:value-type="float">
            <text:p>218,025</text:p>
          </table:table-cell>
          <table:table-cell/>
          <table:table-cell office:value-type="float" office:value="2387.126" calcext:value-type="float">
            <text:p>2387,126</text:p>
          </table:table-cell>
          <table:table-cell office:value-type="float" office:value="2335.946" calcext:value-type="float">
            <text:p>2335,946</text:p>
          </table:table-cell>
          <table:table-cell table:number-columns-repeated="7"/>
        </table:table-row>
        <table:table-row table:style-name="ro1">
          <table:table-cell office:value-type="float" office:value="59.478" calcext:value-type="float">
            <text:p>59,478</text:p>
          </table:table-cell>
          <table:table-cell office:value-type="float" office:value="12.502" calcext:value-type="float">
            <text:p>12,502</text:p>
          </table:table-cell>
          <table:table-cell/>
          <table:table-cell office:value-type="float" office:value="259.78" calcext:value-type="float">
            <text:p>259,78</text:p>
          </table:table-cell>
          <table:table-cell office:value-type="float" office:value="214.47" calcext:value-type="float">
            <text:p>214,47</text:p>
          </table:table-cell>
          <table:table-cell/>
          <table:table-cell office:value-type="float" office:value="2373.483" calcext:value-type="float">
            <text:p>2373,483</text:p>
          </table:table-cell>
          <table:table-cell office:value-type="float" office:value="2325.447" calcext:value-type="float">
            <text:p>2325,447</text:p>
          </table:table-cell>
          <table:table-cell table:number-columns-repeated="7"/>
        </table:table-row>
        <table:table-row table:style-name="ro1">
          <table:table-cell office:value-type="float" office:value="59.173" calcext:value-type="float">
            <text:p>59,173</text:p>
          </table:table-cell>
          <table:table-cell office:value-type="float" office:value="12.266" calcext:value-type="float">
            <text:p>12,266</text:p>
          </table:table-cell>
          <table:table-cell/>
          <table:table-cell office:value-type="float" office:value="260.037" calcext:value-type="float">
            <text:p>260,037</text:p>
          </table:table-cell>
          <table:table-cell office:value-type="float" office:value="214.609" calcext:value-type="float">
            <text:p>214,609</text:p>
          </table:table-cell>
          <table:table-cell/>
          <table:table-cell office:value-type="float" office:value="2387.639" calcext:value-type="float">
            <text:p>2387,639</text:p>
          </table:table-cell>
          <table:table-cell office:value-type="float" office:value="2333.34" calcext:value-type="float">
            <text:p>2333,34</text:p>
          </table:table-cell>
          <table:table-cell table:number-columns-repeated="7"/>
        </table:table-row>
        <table:table-row table:style-name="ro1">
          <table:table-cell office:value-type="float" office:value="77.677" calcext:value-type="float">
            <text:p>77,677</text:p>
          </table:table-cell>
          <table:table-cell office:value-type="float" office:value="20.295" calcext:value-type="float">
            <text:p>20,295</text:p>
          </table:table-cell>
          <table:table-cell/>
          <table:table-cell office:value-type="float" office:value="274.585" calcext:value-type="float">
            <text:p>274,585</text:p>
          </table:table-cell>
          <table:table-cell office:value-type="float" office:value="221.457" calcext:value-type="float">
            <text:p>221,457</text:p>
          </table:table-cell>
          <table:table-cell/>
          <table:table-cell office:value-type="float" office:value="2390.091" calcext:value-type="float">
            <text:p>2390,091</text:p>
          </table:table-cell>
          <table:table-cell office:value-type="float" office:value="2342.827" calcext:value-type="float">
            <text:p>2342,827</text:p>
          </table:table-cell>
          <table:table-cell table:number-columns-repeated="7"/>
        </table:table-row>
        <table:table-row table:style-name="ro1">
          <table:table-cell office:value-type="float" office:value="79.914" calcext:value-type="float">
            <text:p>79,914</text:p>
          </table:table-cell>
          <table:table-cell office:value-type="float" office:value="20.322" calcext:value-type="float">
            <text:p>20,322</text:p>
          </table:table-cell>
          <table:table-cell/>
          <table:table-cell office:value-type="float" office:value="343.744" calcext:value-type="float">
            <text:p>343,744</text:p>
          </table:table-cell>
          <table:table-cell office:value-type="float" office:value="216.172" calcext:value-type="float">
            <text:p>216,172</text:p>
          </table:table-cell>
          <table:table-cell/>
          <table:table-cell office:value-type="float" office:value="2373.659" calcext:value-type="float">
            <text:p>2373,659</text:p>
          </table:table-cell>
          <table:table-cell office:value-type="float" office:value="2312.825" calcext:value-type="float">
            <text:p>2312,825</text:p>
          </table:table-cell>
          <table:table-cell table:number-columns-repeated="7"/>
        </table:table-row>
        <table:table-row table:style-name="ro1">
          <table:table-cell office:value-type="float" office:value="64.63" calcext:value-type="float">
            <text:p>64,63</text:p>
          </table:table-cell>
          <table:table-cell office:value-type="float" office:value="16.186" calcext:value-type="float">
            <text:p>16,186</text:p>
          </table:table-cell>
          <table:table-cell/>
          <table:table-cell office:value-type="float" office:value="385.181" calcext:value-type="float">
            <text:p>385,181</text:p>
          </table:table-cell>
          <table:table-cell office:value-type="float" office:value="217.103" calcext:value-type="float">
            <text:p>217,103</text:p>
          </table:table-cell>
          <table:table-cell/>
          <table:table-cell office:value-type="float" office:value="2370.285" calcext:value-type="float">
            <text:p>2370,285</text:p>
          </table:table-cell>
          <table:table-cell office:value-type="float" office:value="2319.869" calcext:value-type="float">
            <text:p>2319,869</text:p>
          </table:table-cell>
          <table:table-cell table:number-columns-repeated="7"/>
        </table:table-row>
        <table:table-row table:style-name="ro1">
          <table:table-cell office:value-type="float" office:value="79.646" calcext:value-type="float">
            <text:p>79,646</text:p>
          </table:table-cell>
          <table:table-cell office:value-type="float" office:value="32.218" calcext:value-type="float">
            <text:p>32,218</text:p>
          </table:table-cell>
          <table:table-cell/>
          <table:table-cell office:value-type="float" office:value="359.197" calcext:value-type="float">
            <text:p>359,197</text:p>
          </table:table-cell>
          <table:table-cell office:value-type="float" office:value="224.154" calcext:value-type="float">
            <text:p>224,154</text:p>
          </table:table-cell>
          <table:table-cell/>
          <table:table-cell office:value-type="float" office:value="2384.58" calcext:value-type="float">
            <text:p>2384,58</text:p>
          </table:table-cell>
          <table:table-cell office:value-type="float" office:value="2336.315" calcext:value-type="float">
            <text:p>2336,315</text:p>
          </table:table-cell>
          <table:table-cell table:number-columns-repeated="7"/>
        </table:table-row>
        <table:table-row table:style-name="ro1">
          <table:table-cell office:value-type="float" office:value="58.889" calcext:value-type="float">
            <text:p>58,889</text:p>
          </table:table-cell>
          <table:table-cell office:value-type="float" office:value="12.215" calcext:value-type="float">
            <text:p>12,215</text:p>
          </table:table-cell>
          <table:table-cell/>
          <table:table-cell office:value-type="float" office:value="342.522" calcext:value-type="float">
            <text:p>342,522</text:p>
          </table:table-cell>
          <table:table-cell office:value-type="float" office:value="240.916" calcext:value-type="float">
            <text:p>240,916</text:p>
          </table:table-cell>
          <table:table-cell/>
          <table:table-cell office:value-type="float" office:value="2379.243" calcext:value-type="float">
            <text:p>2379,243</text:p>
          </table:table-cell>
          <table:table-cell office:value-type="float" office:value="2332.568" calcext:value-type="float">
            <text:p>2332,568</text:p>
          </table:table-cell>
          <table:table-cell table:number-columns-repeated="7"/>
        </table:table-row>
        <table:table-row table:style-name="ro1">
          <table:table-cell office:value-type="float" office:value="56.959" calcext:value-type="float">
            <text:p>56,959</text:p>
          </table:table-cell>
          <table:table-cell office:value-type="float" office:value="12.159" calcext:value-type="float">
            <text:p>12,159</text:p>
          </table:table-cell>
          <table:table-cell/>
          <table:table-cell office:value-type="float" office:value="386.876" calcext:value-type="float">
            <text:p>386,876</text:p>
          </table:table-cell>
          <table:table-cell office:value-type="float" office:value="221.392" calcext:value-type="float">
            <text:p>221,392</text:p>
          </table:table-cell>
          <table:table-cell/>
          <table:table-cell office:value-type="float" office:value="2383.245" calcext:value-type="float">
            <text:p>2383,245</text:p>
          </table:table-cell>
          <table:table-cell office:value-type="float" office:value="2331.781" calcext:value-type="float">
            <text:p>2331,781</text:p>
          </table:table-cell>
          <table:table-cell table:number-columns-repeated="7"/>
        </table:table-row>
        <table:table-row table:style-name="ro1">
          <table:table-cell office:value-type="float" office:value="67.79" calcext:value-type="float">
            <text:p>67,79</text:p>
          </table:table-cell>
          <table:table-cell office:value-type="float" office:value="16.086" calcext:value-type="float">
            <text:p>16,086</text:p>
          </table:table-cell>
          <table:table-cell/>
          <table:table-cell office:value-type="float" office:value="267.151" calcext:value-type="float">
            <text:p>267,151</text:p>
          </table:table-cell>
          <table:table-cell office:value-type="float" office:value="217.437" calcext:value-type="float">
            <text:p>217,437</text:p>
          </table:table-cell>
          <table:table-cell/>
          <table:table-cell office:value-type="float" office:value="2378.581" calcext:value-type="float">
            <text:p>2378,581</text:p>
          </table:table-cell>
          <table:table-cell office:value-type="float" office:value="2318.905" calcext:value-type="float">
            <text:p>2318,905</text:p>
          </table:table-cell>
          <table:table-cell table:number-columns-repeated="7"/>
        </table:table-row>
        <table:table-row table:style-name="ro1">
          <table:table-cell office:value-type="float" office:value="96.064" calcext:value-type="float">
            <text:p>96,064</text:p>
          </table:table-cell>
          <table:table-cell office:value-type="float" office:value="12.234" calcext:value-type="float">
            <text:p>12,234</text:p>
          </table:table-cell>
          <table:table-cell/>
          <table:table-cell office:value-type="float" office:value="260.952" calcext:value-type="float">
            <text:p>260,952</text:p>
          </table:table-cell>
          <table:table-cell office:value-type="float" office:value="217.574" calcext:value-type="float">
            <text:p>217,574</text:p>
          </table:table-cell>
          <table:table-cell/>
          <table:table-cell office:value-type="float" office:value="2382.687" calcext:value-type="float">
            <text:p>2382,687</text:p>
          </table:table-cell>
          <table:table-cell office:value-type="float" office:value="2329.389" calcext:value-type="float">
            <text:p>2329,389</text:p>
          </table:table-cell>
          <table:table-cell table:number-columns-repeated="7"/>
        </table:table-row>
        <table:table-row table:style-name="ro1">
          <table:table-cell office:value-type="float" office:value="61.879" calcext:value-type="float">
            <text:p>61,879</text:p>
          </table:table-cell>
          <table:table-cell office:value-type="float" office:value="12.108" calcext:value-type="float">
            <text:p>12,108</text:p>
          </table:table-cell>
          <table:table-cell/>
          <table:table-cell office:value-type="float" office:value="255.948" calcext:value-type="float">
            <text:p>255,948</text:p>
          </table:table-cell>
          <table:table-cell office:value-type="float" office:value="212.794" calcext:value-type="float">
            <text:p>212,794</text:p>
          </table:table-cell>
          <table:table-cell/>
          <table:table-cell office:value-type="float" office:value="2356.074" calcext:value-type="float">
            <text:p>2356,074</text:p>
          </table:table-cell>
          <table:table-cell office:value-type="float" office:value="2310.626" calcext:value-type="float">
            <text:p>2310,626</text:p>
          </table:table-cell>
          <table:table-cell table:number-columns-repeated="7"/>
        </table:table-row>
        <table:table-row table:style-name="ro1">
          <table:table-cell office:value-type="float" office:value="57.608" calcext:value-type="float">
            <text:p>57,608</text:p>
          </table:table-cell>
          <table:table-cell office:value-type="float" office:value="12.154" calcext:value-type="float">
            <text:p>12,154</text:p>
          </table:table-cell>
          <table:table-cell/>
          <table:table-cell office:value-type="float" office:value="284.713" calcext:value-type="float">
            <text:p>284,713</text:p>
          </table:table-cell>
          <table:table-cell office:value-type="float" office:value="224.724" calcext:value-type="float">
            <text:p>224,724</text:p>
          </table:table-cell>
          <table:table-cell/>
          <table:table-cell office:value-type="float" office:value="2356.802" calcext:value-type="float">
            <text:p>2356,802</text:p>
          </table:table-cell>
          <table:table-cell office:value-type="float" office:value="2309.144" calcext:value-type="float">
            <text:p>2309,144</text:p>
          </table:table-cell>
          <table:table-cell table:number-columns-repeated="7"/>
        </table:table-row>
        <table:table-row table:style-name="ro1">
          <table:table-cell office:value-type="float" office:value="60.76" calcext:value-type="float">
            <text:p>60,76</text:p>
          </table:table-cell>
          <table:table-cell office:value-type="float" office:value="12.292" calcext:value-type="float">
            <text:p>12,292</text:p>
          </table:table-cell>
          <table:table-cell/>
          <table:table-cell office:value-type="float" office:value="259.811" calcext:value-type="float">
            <text:p>259,811</text:p>
          </table:table-cell>
          <table:table-cell office:value-type="float" office:value="212.683" calcext:value-type="float">
            <text:p>212,683</text:p>
          </table:table-cell>
          <table:table-cell/>
          <table:table-cell office:value-type="float" office:value="2362.235" calcext:value-type="float">
            <text:p>2362,235</text:p>
          </table:table-cell>
          <table:table-cell office:value-type="float" office:value="2311.172" calcext:value-type="float">
            <text:p>2311,172</text:p>
          </table:table-cell>
          <table:table-cell table:number-columns-repeated="7"/>
        </table:table-row>
        <table:table-row table:style-name="ro1">
          <table:table-cell office:value-type="float" office:value="57.793" calcext:value-type="float">
            <text:p>57,793</text:p>
          </table:table-cell>
          <table:table-cell office:value-type="float" office:value="12.084" calcext:value-type="float">
            <text:p>12,084</text:p>
          </table:table-cell>
          <table:table-cell/>
          <table:table-cell office:value-type="float" office:value="279.133" calcext:value-type="float">
            <text:p>279,133</text:p>
          </table:table-cell>
          <table:table-cell office:value-type="float" office:value="228.8" calcext:value-type="float">
            <text:p>228,8</text:p>
          </table:table-cell>
          <table:table-cell/>
          <table:table-cell office:value-type="float" office:value="2374.377" calcext:value-type="float">
            <text:p>2374,377</text:p>
          </table:table-cell>
          <table:table-cell office:value-type="float" office:value="2325.012" calcext:value-type="float">
            <text:p>2325,012</text:p>
          </table:table-cell>
          <table:table-cell table:number-columns-repeated="7"/>
        </table:table-row>
        <table:table-row table:style-name="ro1">
          <table:table-cell office:value-type="float" office:value="63.64" calcext:value-type="float">
            <text:p>63,64</text:p>
          </table:table-cell>
          <table:table-cell office:value-type="float" office:value="12.378" calcext:value-type="float">
            <text:p>12,378</text:p>
          </table:table-cell>
          <table:table-cell/>
          <table:table-cell office:value-type="float" office:value="257.63" calcext:value-type="float">
            <text:p>257,63</text:p>
          </table:table-cell>
          <table:table-cell office:value-type="float" office:value="213.398" calcext:value-type="float">
            <text:p>213,398</text:p>
          </table:table-cell>
          <table:table-cell/>
          <table:table-cell office:value-type="float" office:value="2364.923" calcext:value-type="float">
            <text:p>2364,923</text:p>
          </table:table-cell>
          <table:table-cell office:value-type="float" office:value="2318.41" calcext:value-type="float">
            <text:p>2318,41</text:p>
          </table:table-cell>
          <table:table-cell table:number-columns-repeated="7"/>
        </table:table-row>
        <table:table-row table:style-name="ro1">
          <table:table-cell office:value-type="float" office:value="64.899" calcext:value-type="float">
            <text:p>64,899</text:p>
          </table:table-cell>
          <table:table-cell office:value-type="float" office:value="12.059" calcext:value-type="float">
            <text:p>12,059</text:p>
          </table:table-cell>
          <table:table-cell/>
          <table:table-cell office:value-type="float" office:value="261.543" calcext:value-type="float">
            <text:p>261,543</text:p>
          </table:table-cell>
          <table:table-cell office:value-type="float" office:value="215.131" calcext:value-type="float">
            <text:p>215,131</text:p>
          </table:table-cell>
          <table:table-cell/>
          <table:table-cell office:value-type="float" office:value="2337.634" calcext:value-type="float">
            <text:p>2337,634</text:p>
          </table:table-cell>
          <table:table-cell office:value-type="float" office:value="2292.3" calcext:value-type="float">
            <text:p>2292,3</text:p>
          </table:table-cell>
          <table:table-cell table:number-columns-repeated="7"/>
        </table:table-row>
        <table:table-row table:style-name="ro1">
          <table:table-cell office:value-type="float" office:value="74.644" calcext:value-type="float">
            <text:p>74,644</text:p>
          </table:table-cell>
          <table:table-cell office:value-type="float" office:value="20.361" calcext:value-type="float">
            <text:p>20,361</text:p>
          </table:table-cell>
          <table:table-cell/>
          <table:table-cell office:value-type="float" office:value="260.988" calcext:value-type="float">
            <text:p>260,988</text:p>
          </table:table-cell>
          <table:table-cell office:value-type="float" office:value="217.382" calcext:value-type="float">
            <text:p>217,382</text:p>
          </table:table-cell>
          <table:table-cell/>
          <table:table-cell office:value-type="float" office:value="2378.316" calcext:value-type="float">
            <text:p>2378,316</text:p>
          </table:table-cell>
          <table:table-cell office:value-type="float" office:value="2335.057" calcext:value-type="float">
            <text:p>2335,057</text:p>
          </table:table-cell>
          <table:table-cell table:number-columns-repeated="7"/>
        </table:table-row>
        <table:table-row table:style-name="ro1">
          <table:table-cell office:value-type="float" office:value="63.216" calcext:value-type="float">
            <text:p>63,216</text:p>
          </table:table-cell>
          <table:table-cell office:value-type="float" office:value="12.182" calcext:value-type="float">
            <text:p>12,182</text:p>
          </table:table-cell>
          <table:table-cell/>
          <table:table-cell office:value-type="float" office:value="260.656" calcext:value-type="float">
            <text:p>260,656</text:p>
          </table:table-cell>
          <table:table-cell office:value-type="float" office:value="213.562" calcext:value-type="float">
            <text:p>213,562</text:p>
          </table:table-cell>
          <table:table-cell/>
          <table:table-cell office:value-type="float" office:value="2357.244" calcext:value-type="float">
            <text:p>2357,244</text:p>
          </table:table-cell>
          <table:table-cell office:value-type="float" office:value="2309.164" calcext:value-type="float">
            <text:p>2309,164</text:p>
          </table:table-cell>
          <table:table-cell table:number-columns-repeated="7"/>
        </table:table-row>
        <table:table-row table:style-name="ro1">
          <table:table-cell office:value-type="float" office:value="64.442" calcext:value-type="float">
            <text:p>64,442</text:p>
          </table:table-cell>
          <table:table-cell office:value-type="float" office:value="12.301" calcext:value-type="float">
            <text:p>12,301</text:p>
          </table:table-cell>
          <table:table-cell/>
          <table:table-cell office:value-type="float" office:value="270.709" calcext:value-type="float">
            <text:p>270,709</text:p>
          </table:table-cell>
          <table:table-cell office:value-type="float" office:value="225.217" calcext:value-type="float">
            <text:p>225,217</text:p>
          </table:table-cell>
          <table:table-cell/>
          <table:table-cell office:value-type="float" office:value="2339.749" calcext:value-type="float">
            <text:p>2339,749</text:p>
          </table:table-cell>
          <table:table-cell office:value-type="float" office:value="2293.001" calcext:value-type="float">
            <text:p>2293,001</text:p>
          </table:table-cell>
          <table:table-cell table:number-columns-repeated="7"/>
        </table:table-row>
        <table:table-row table:style-name="ro1">
          <table:table-cell office:value-type="float" office:value="65.335" calcext:value-type="float">
            <text:p>65,335</text:p>
          </table:table-cell>
          <table:table-cell office:value-type="float" office:value="16.255" calcext:value-type="float">
            <text:p>16,255</text:p>
          </table:table-cell>
          <table:table-cell/>
          <table:table-cell office:value-type="float" office:value="266.159" calcext:value-type="float">
            <text:p>266,159</text:p>
          </table:table-cell>
          <table:table-cell office:value-type="float" office:value="221.407" calcext:value-type="float">
            <text:p>221,407</text:p>
          </table:table-cell>
          <table:table-cell/>
          <table:table-cell office:value-type="float" office:value="2339.109" calcext:value-type="float">
            <text:p>2339,109</text:p>
          </table:table-cell>
          <table:table-cell office:value-type="float" office:value="2290.762" calcext:value-type="float">
            <text:p>2290,762</text:p>
          </table:table-cell>
          <table:table-cell table:number-columns-repeated="7"/>
        </table:table-row>
        <table:table-row table:style-name="ro1">
          <table:table-cell office:value-type="float" office:value="65.345" calcext:value-type="float">
            <text:p>65,345</text:p>
          </table:table-cell>
          <table:table-cell office:value-type="float" office:value="12.37" calcext:value-type="float">
            <text:p>12,37</text:p>
          </table:table-cell>
          <table:table-cell/>
          <table:table-cell office:value-type="float" office:value="273.894" calcext:value-type="float">
            <text:p>273,894</text:p>
          </table:table-cell>
          <table:table-cell office:value-type="float" office:value="221.519" calcext:value-type="float">
            <text:p>221,519</text:p>
          </table:table-cell>
          <table:table-cell/>
          <table:table-cell office:value-type="float" office:value="2346.959" calcext:value-type="float">
            <text:p>2346,959</text:p>
          </table:table-cell>
          <table:table-cell office:value-type="float" office:value="2299.429" calcext:value-type="float">
            <text:p>2299,429</text:p>
          </table:table-cell>
          <table:table-cell table:number-columns-repeated="7"/>
        </table:table-row>
        <table:table-row table:style-name="ro1">
          <table:table-cell office:value-type="float" office:value="74.518" calcext:value-type="float">
            <text:p>74,518</text:p>
          </table:table-cell>
          <table:table-cell office:value-type="float" office:value="20.186" calcext:value-type="float">
            <text:p>20,186</text:p>
          </table:table-cell>
          <table:table-cell/>
          <table:table-cell office:value-type="float" office:value="261.489" calcext:value-type="float">
            <text:p>261,489</text:p>
          </table:table-cell>
          <table:table-cell office:value-type="float" office:value="217.111" calcext:value-type="float">
            <text:p>217,111</text:p>
          </table:table-cell>
          <table:table-cell/>
          <table:table-cell office:value-type="float" office:value="2342.05" calcext:value-type="float">
            <text:p>2342,05</text:p>
          </table:table-cell>
          <table:table-cell office:value-type="float" office:value="2289.177" calcext:value-type="float">
            <text:p>2289,177</text:p>
          </table:table-cell>
          <table:table-cell table:number-columns-repeated="7"/>
        </table:table-row>
        <table:table-row table:style-name="ro1">
          <table:table-cell office:value-type="float" office:value="57.609" calcext:value-type="float">
            <text:p>57,609</text:p>
          </table:table-cell>
          <table:table-cell office:value-type="float" office:value="11.964" calcext:value-type="float">
            <text:p>11,964</text:p>
          </table:table-cell>
          <table:table-cell/>
          <table:table-cell office:value-type="float" office:value="258.768" calcext:value-type="float">
            <text:p>258,768</text:p>
          </table:table-cell>
          <table:table-cell office:value-type="float" office:value="216.301" calcext:value-type="float">
            <text:p>216,301</text:p>
          </table:table-cell>
          <table:table-cell/>
          <table:table-cell office:value-type="float" office:value="2336.396" calcext:value-type="float">
            <text:p>2336,396</text:p>
          </table:table-cell>
          <table:table-cell office:value-type="float" office:value="2285.777" calcext:value-type="float">
            <text:p>2285,777</text:p>
          </table:table-cell>
          <table:table-cell table:number-columns-repeated="7"/>
        </table:table-row>
        <table:table-row table:style-name="ro1">
          <table:table-cell office:value-type="float" office:value="67.362" calcext:value-type="float">
            <text:p>67,362</text:p>
          </table:table-cell>
          <table:table-cell office:value-type="float" office:value="20.176" calcext:value-type="float">
            <text:p>20,176</text:p>
          </table:table-cell>
          <table:table-cell/>
          <table:table-cell office:value-type="float" office:value="267.652" calcext:value-type="float">
            <text:p>267,652</text:p>
          </table:table-cell>
          <table:table-cell office:value-type="float" office:value="225.733" calcext:value-type="float">
            <text:p>225,733</text:p>
          </table:table-cell>
          <table:table-cell/>
          <table:table-cell office:value-type="float" office:value="2364.889" calcext:value-type="float">
            <text:p>2364,889</text:p>
          </table:table-cell>
          <table:table-cell office:value-type="float" office:value="2319.769" calcext:value-type="float">
            <text:p>2319,769</text:p>
          </table:table-cell>
          <table:table-cell table:number-columns-repeated="7"/>
        </table:table-row>
        <table:table-row table:style-name="ro1">
          <table:table-cell office:value-type="float" office:value="75.253" calcext:value-type="float">
            <text:p>75,253</text:p>
          </table:table-cell>
          <table:table-cell office:value-type="float" office:value="24.194" calcext:value-type="float">
            <text:p>24,194</text:p>
          </table:table-cell>
          <table:table-cell/>
          <table:table-cell office:value-type="float" office:value="272.416" calcext:value-type="float">
            <text:p>272,416</text:p>
          </table:table-cell>
          <table:table-cell office:value-type="float" office:value="221.55" calcext:value-type="float">
            <text:p>221,55</text:p>
          </table:table-cell>
          <table:table-cell/>
          <table:table-cell office:value-type="float" office:value="2320.565" calcext:value-type="float">
            <text:p>2320,565</text:p>
          </table:table-cell>
          <table:table-cell office:value-type="float" office:value="2266.939" calcext:value-type="float">
            <text:p>2266,939</text:p>
          </table:table-cell>
          <table:table-cell table:number-columns-repeated="7"/>
        </table:table-row>
        <table:table-row table:style-name="ro1">
          <table:table-cell office:value-type="float" office:value="59.458" calcext:value-type="float">
            <text:p>59,458</text:p>
          </table:table-cell>
          <table:table-cell office:value-type="float" office:value="12.108" calcext:value-type="float">
            <text:p>12,108</text:p>
          </table:table-cell>
          <table:table-cell/>
          <table:table-cell office:value-type="float" office:value="263.29" calcext:value-type="float">
            <text:p>263,29</text:p>
          </table:table-cell>
          <table:table-cell office:value-type="float" office:value="221.9" calcext:value-type="float">
            <text:p>221,9</text:p>
          </table:table-cell>
          <table:table-cell/>
          <table:table-cell office:value-type="float" office:value="2328.251" calcext:value-type="float">
            <text:p>2328,251</text:p>
          </table:table-cell>
          <table:table-cell office:value-type="float" office:value="2282.069" calcext:value-type="float">
            <text:p>2282,069</text:p>
          </table:table-cell>
          <table:table-cell table:number-columns-repeated="7"/>
        </table:table-row>
        <table:table-row table:style-name="ro1">
          <table:table-cell office:value-type="float" office:value="63.712" calcext:value-type="float">
            <text:p>63,712</text:p>
          </table:table-cell>
          <table:table-cell office:value-type="float" office:value="16.194" calcext:value-type="float">
            <text:p>16,194</text:p>
          </table:table-cell>
          <table:table-cell/>
          <table:table-cell office:value-type="float" office:value="259.149" calcext:value-type="float">
            <text:p>259,149</text:p>
          </table:table-cell>
          <table:table-cell office:value-type="float" office:value="216.929" calcext:value-type="float">
            <text:p>216,929</text:p>
          </table:table-cell>
          <table:table-cell/>
          <table:table-cell office:value-type="float" office:value="2321.562" calcext:value-type="float">
            <text:p>2321,562</text:p>
          </table:table-cell>
          <table:table-cell office:value-type="float" office:value="2274.874" calcext:value-type="float">
            <text:p>2274,874</text:p>
          </table:table-cell>
          <table:table-cell table:number-columns-repeated="7"/>
        </table:table-row>
        <table:table-row table:style-name="ro1">
          <table:table-cell office:value-type="float" office:value="59.227" calcext:value-type="float">
            <text:p>59,227</text:p>
          </table:table-cell>
          <table:table-cell office:value-type="float" office:value="12.103" calcext:value-type="float">
            <text:p>12,103</text:p>
          </table:table-cell>
          <table:table-cell/>
          <table:table-cell office:value-type="float" office:value="274.381" calcext:value-type="float">
            <text:p>274,381</text:p>
          </table:table-cell>
          <table:table-cell office:value-type="float" office:value="217.227" calcext:value-type="float">
            <text:p>217,227</text:p>
          </table:table-cell>
          <table:table-cell/>
          <table:table-cell office:value-type="float" office:value="2363.453" calcext:value-type="float">
            <text:p>2363,453</text:p>
          </table:table-cell>
          <table:table-cell office:value-type="float" office:value="2318.542" calcext:value-type="float">
            <text:p>2318,542</text:p>
          </table:table-cell>
          <table:table-cell table:number-columns-repeated="7"/>
        </table:table-row>
        <table:table-row table:style-name="ro1">
          <table:table-cell office:value-type="float" office:value="61.018" calcext:value-type="float">
            <text:p>61,018</text:p>
          </table:table-cell>
          <table:table-cell office:value-type="float" office:value="16.285" calcext:value-type="float">
            <text:p>16,285</text:p>
          </table:table-cell>
          <table:table-cell/>
          <table:table-cell office:value-type="float" office:value="268.537" calcext:value-type="float">
            <text:p>268,537</text:p>
          </table:table-cell>
          <table:table-cell office:value-type="float" office:value="224.965" calcext:value-type="float">
            <text:p>224,965</text:p>
          </table:table-cell>
          <table:table-cell/>
          <table:table-cell office:value-type="float" office:value="2340.514" calcext:value-type="float">
            <text:p>2340,514</text:p>
          </table:table-cell>
          <table:table-cell office:value-type="float" office:value="2294.053" calcext:value-type="float">
            <text:p>2294,053</text:p>
          </table:table-cell>
          <table:table-cell table:number-columns-repeated="7"/>
        </table:table-row>
        <table:table-row table:style-name="ro1">
          <table:table-cell office:value-type="float" office:value="62.198" calcext:value-type="float">
            <text:p>62,198</text:p>
          </table:table-cell>
          <table:table-cell office:value-type="float" office:value="12.207" calcext:value-type="float">
            <text:p>12,207</text:p>
          </table:table-cell>
          <table:table-cell/>
          <table:table-cell office:value-type="float" office:value="278.801" calcext:value-type="float">
            <text:p>278,801</text:p>
          </table:table-cell>
          <table:table-cell office:value-type="float" office:value="226.313" calcext:value-type="float">
            <text:p>226,313</text:p>
          </table:table-cell>
          <table:table-cell/>
          <table:table-cell office:value-type="float" office:value="2335.385" calcext:value-type="float">
            <text:p>2335,385</text:p>
          </table:table-cell>
          <table:table-cell office:value-type="float" office:value="2290.275" calcext:value-type="float">
            <text:p>2290,275</text:p>
          </table:table-cell>
          <table:table-cell table:number-columns-repeated="7"/>
        </table:table-row>
        <table:table-row table:style-name="ro1">
          <table:table-cell office:value-type="float" office:value="59.327" calcext:value-type="float">
            <text:p>59,327</text:p>
          </table:table-cell>
          <table:table-cell office:value-type="float" office:value="12.181" calcext:value-type="float">
            <text:p>12,181</text:p>
          </table:table-cell>
          <table:table-cell/>
          <table:table-cell office:value-type="float" office:value="260.971" calcext:value-type="float">
            <text:p>260,971</text:p>
          </table:table-cell>
          <table:table-cell office:value-type="float" office:value="209.312" calcext:value-type="float">
            <text:p>209,312</text:p>
          </table:table-cell>
          <table:table-cell/>
          <table:table-cell office:value-type="float" office:value="2341.683" calcext:value-type="float">
            <text:p>2341,683</text:p>
          </table:table-cell>
          <table:table-cell office:value-type="float" office:value="2293.331" calcext:value-type="float">
            <text:p>2293,331</text:p>
          </table:table-cell>
          <table:table-cell table:number-columns-repeated="7"/>
        </table:table-row>
        <table:table-row table:style-name="ro1">
          <table:table-cell office:value-type="float" office:value="78.106" calcext:value-type="float">
            <text:p>78,106</text:p>
          </table:table-cell>
          <table:table-cell office:value-type="float" office:value="24.309" calcext:value-type="float">
            <text:p>24,309</text:p>
          </table:table-cell>
          <table:table-cell/>
          <table:table-cell office:value-type="float" office:value="277.885" calcext:value-type="float">
            <text:p>277,885</text:p>
          </table:table-cell>
          <table:table-cell office:value-type="float" office:value="226.238" calcext:value-type="float">
            <text:p>226,238</text:p>
          </table:table-cell>
          <table:table-cell/>
          <table:table-cell office:value-type="float" office:value="2318.743" calcext:value-type="float">
            <text:p>2318,743</text:p>
          </table:table-cell>
          <table:table-cell office:value-type="float" office:value="2272.139" calcext:value-type="float">
            <text:p>2272,139</text:p>
          </table:table-cell>
          <table:table-cell table:number-columns-repeated="7"/>
        </table:table-row>
        <table:table-row table:style-name="ro1">
          <table:table-cell office:value-type="float" office:value="63.122" calcext:value-type="float">
            <text:p>63,122</text:p>
          </table:table-cell>
          <table:table-cell office:value-type="float" office:value="15.942" calcext:value-type="float">
            <text:p>15,942</text:p>
          </table:table-cell>
          <table:table-cell/>
          <table:table-cell office:value-type="float" office:value="254.616" calcext:value-type="float">
            <text:p>254,616</text:p>
          </table:table-cell>
          <table:table-cell office:value-type="float" office:value="213.89" calcext:value-type="float">
            <text:p>213,89</text:p>
          </table:table-cell>
          <table:table-cell/>
          <table:table-cell office:value-type="float" office:value="2327.037" calcext:value-type="float">
            <text:p>2327,037</text:p>
          </table:table-cell>
          <table:table-cell office:value-type="float" office:value="2273.493" calcext:value-type="float">
            <text:p>2273,493</text:p>
          </table:table-cell>
          <table:table-cell table:number-columns-repeated="7"/>
        </table:table-row>
        <table:table-row table:style-name="ro1">
          <table:table-cell office:value-type="float" office:value="58.845" calcext:value-type="float">
            <text:p>58,845</text:p>
          </table:table-cell>
          <table:table-cell office:value-type="float" office:value="12.278" calcext:value-type="float">
            <text:p>12,278</text:p>
          </table:table-cell>
          <table:table-cell/>
          <table:table-cell office:value-type="float" office:value="263.791" calcext:value-type="float">
            <text:p>263,791</text:p>
          </table:table-cell>
          <table:table-cell office:value-type="float" office:value="217.014" calcext:value-type="float">
            <text:p>217,014</text:p>
          </table:table-cell>
          <table:table-cell/>
          <table:table-cell office:value-type="float" office:value="2331.154" calcext:value-type="float">
            <text:p>2331,154</text:p>
          </table:table-cell>
          <table:table-cell office:value-type="float" office:value="2274.855" calcext:value-type="float">
            <text:p>2274,855</text:p>
          </table:table-cell>
          <table:table-cell table:number-columns-repeated="7"/>
        </table:table-row>
        <table:table-row table:style-name="ro1">
          <table:table-cell office:value-type="float" office:value="61.452" calcext:value-type="float">
            <text:p>61,452</text:p>
          </table:table-cell>
          <table:table-cell office:value-type="float" office:value="12.263" calcext:value-type="float">
            <text:p>12,263</text:p>
          </table:table-cell>
          <table:table-cell/>
          <table:table-cell office:value-type="float" office:value="265.424" calcext:value-type="float">
            <text:p>265,424</text:p>
          </table:table-cell>
          <table:table-cell office:value-type="float" office:value="218.828" calcext:value-type="float">
            <text:p>218,828</text:p>
          </table:table-cell>
          <table:table-cell/>
          <table:table-cell office:value-type="float" office:value="2329.176" calcext:value-type="float">
            <text:p>2329,176</text:p>
          </table:table-cell>
          <table:table-cell office:value-type="float" office:value="2281.755" calcext:value-type="float">
            <text:p>2281,755</text:p>
          </table:table-cell>
          <table:table-cell table:number-columns-repeated="7"/>
        </table:table-row>
        <table:table-row table:style-name="ro1">
          <table:table-cell office:value-type="float" office:value="62.004" calcext:value-type="float">
            <text:p>62,004</text:p>
          </table:table-cell>
          <table:table-cell office:value-type="float" office:value="12.132" calcext:value-type="float">
            <text:p>12,132</text:p>
          </table:table-cell>
          <table:table-cell/>
          <table:table-cell office:value-type="float" office:value="284.388" calcext:value-type="float">
            <text:p>284,388</text:p>
          </table:table-cell>
          <table:table-cell office:value-type="float" office:value="229.818" calcext:value-type="float">
            <text:p>229,818</text:p>
          </table:table-cell>
          <table:table-cell/>
          <table:table-cell office:value-type="float" office:value="2335.718" calcext:value-type="float">
            <text:p>2335,718</text:p>
          </table:table-cell>
          <table:table-cell office:value-type="float" office:value="2287.924" calcext:value-type="float">
            <text:p>2287,924</text:p>
          </table:table-cell>
          <table:table-cell table:number-columns-repeated="7"/>
        </table:table-row>
        <table:table-row table:style-name="ro1">
          <table:table-cell office:value-type="float" office:value="75.994" calcext:value-type="float">
            <text:p>75,994</text:p>
          </table:table-cell>
          <table:table-cell office:value-type="float" office:value="28.164" calcext:value-type="float">
            <text:p>28,164</text:p>
          </table:table-cell>
          <table:table-cell/>
          <table:table-cell office:value-type="float" office:value="267.841" calcext:value-type="float">
            <text:p>267,841</text:p>
          </table:table-cell>
          <table:table-cell office:value-type="float" office:value="217.037" calcext:value-type="float">
            <text:p>217,037</text:p>
          </table:table-cell>
          <table:table-cell/>
          <table:table-cell office:value-type="float" office:value="2336.989" calcext:value-type="float">
            <text:p>2336,989</text:p>
          </table:table-cell>
          <table:table-cell office:value-type="float" office:value="2287.487" calcext:value-type="float">
            <text:p>2287,487</text:p>
          </table:table-cell>
          <table:table-cell table:number-columns-repeated="7"/>
        </table:table-row>
        <table:table-row table:style-name="ro1">
          <table:table-cell office:value-type="float" office:value="63.648" calcext:value-type="float">
            <text:p>63,648</text:p>
          </table:table-cell>
          <table:table-cell office:value-type="float" office:value="11.992" calcext:value-type="float">
            <text:p>11,992</text:p>
          </table:table-cell>
          <table:table-cell/>
          <table:table-cell office:value-type="float" office:value="257.42" calcext:value-type="float">
            <text:p>257,42</text:p>
          </table:table-cell>
          <table:table-cell office:value-type="float" office:value="216.52" calcext:value-type="float">
            <text:p>216,52</text:p>
          </table:table-cell>
          <table:table-cell/>
          <table:table-cell office:value-type="float" office:value="2357.45" calcext:value-type="float">
            <text:p>2357,45</text:p>
          </table:table-cell>
          <table:table-cell office:value-type="float" office:value="2306.958" calcext:value-type="float">
            <text:p>2306,958</text:p>
          </table:table-cell>
          <table:table-cell table:number-columns-repeated="7"/>
        </table:table-row>
        <table:table-row table:style-name="ro1">
          <table:table-cell office:value-type="float" office:value="70.039" calcext:value-type="float">
            <text:p>70,039</text:p>
          </table:table-cell>
          <table:table-cell office:value-type="float" office:value="20.042" calcext:value-type="float">
            <text:p>20,042</text:p>
          </table:table-cell>
          <table:table-cell/>
          <table:table-cell office:value-type="float" office:value="264.421" calcext:value-type="float">
            <text:p>264,421</text:p>
          </table:table-cell>
          <table:table-cell office:value-type="float" office:value="221.384" calcext:value-type="float">
            <text:p>221,384</text:p>
          </table:table-cell>
          <table:table-cell/>
          <table:table-cell office:value-type="float" office:value="2322.134" calcext:value-type="float">
            <text:p>2322,134</text:p>
          </table:table-cell>
          <table:table-cell office:value-type="float" office:value="2275.693" calcext:value-type="float">
            <text:p>2275,693</text:p>
          </table:table-cell>
          <table:table-cell table:number-columns-repeated="7"/>
        </table:table-row>
        <table:table-row table:style-name="ro1">
          <table:table-cell office:value-type="float" office:value="64.063" calcext:value-type="float">
            <text:p>64,063</text:p>
          </table:table-cell>
          <table:table-cell office:value-type="float" office:value="16.069" calcext:value-type="float">
            <text:p>16,069</text:p>
          </table:table-cell>
          <table:table-cell/>
          <table:table-cell office:value-type="float" office:value="278.207" calcext:value-type="float">
            <text:p>278,207</text:p>
          </table:table-cell>
          <table:table-cell office:value-type="float" office:value="235.607" calcext:value-type="float">
            <text:p>235,607</text:p>
          </table:table-cell>
          <table:table-cell/>
          <table:table-cell office:value-type="float" office:value="2320.303" calcext:value-type="float">
            <text:p>2320,303</text:p>
          </table:table-cell>
          <table:table-cell office:value-type="float" office:value="2269.713" calcext:value-type="float">
            <text:p>2269,713</text:p>
          </table:table-cell>
          <table:table-cell table:number-columns-repeated="7"/>
        </table:table-row>
        <table:table-row table:style-name="ro1">
          <table:table-cell office:value-type="float" office:value="60.003" calcext:value-type="float">
            <text:p>60,003</text:p>
          </table:table-cell>
          <table:table-cell office:value-type="float" office:value="12.064" calcext:value-type="float">
            <text:p>12,064</text:p>
          </table:table-cell>
          <table:table-cell/>
          <table:table-cell office:value-type="float" office:value="258.348" calcext:value-type="float">
            <text:p>258,348</text:p>
          </table:table-cell>
          <table:table-cell office:value-type="float" office:value="214.132" calcext:value-type="float">
            <text:p>214,132</text:p>
          </table:table-cell>
          <table:table-cell/>
          <table:table-cell office:value-type="float" office:value="2307.041" calcext:value-type="float">
            <text:p>2307,041</text:p>
          </table:table-cell>
          <table:table-cell office:value-type="float" office:value="2263.153" calcext:value-type="float">
            <text:p>2263,153</text:p>
          </table:table-cell>
          <table:table-cell table:number-columns-repeated="7"/>
        </table:table-row>
        <table:table-row table:style-name="ro1">
          <table:table-cell office:value-type="float" office:value="61.166" calcext:value-type="float">
            <text:p>61,166</text:p>
          </table:table-cell>
          <table:table-cell office:value-type="float" office:value="16.376" calcext:value-type="float">
            <text:p>16,376</text:p>
          </table:table-cell>
          <table:table-cell/>
          <table:table-cell office:value-type="float" office:value="262.627" calcext:value-type="float">
            <text:p>262,627</text:p>
          </table:table-cell>
          <table:table-cell office:value-type="float" office:value="217.96" calcext:value-type="float">
            <text:p>217,96</text:p>
          </table:table-cell>
          <table:table-cell/>
          <table:table-cell office:value-type="float" office:value="2331.138" calcext:value-type="float">
            <text:p>2331,138</text:p>
          </table:table-cell>
          <table:table-cell office:value-type="float" office:value="2280.415" calcext:value-type="float">
            <text:p>2280,415</text:p>
          </table:table-cell>
          <table:table-cell table:number-columns-repeated="7"/>
        </table:table-row>
        <table:table-row table:style-name="ro1">
          <table:table-cell office:value-type="float" office:value="58.9" calcext:value-type="float">
            <text:p>58,9</text:p>
          </table:table-cell>
          <table:table-cell office:value-type="float" office:value="12.178" calcext:value-type="float">
            <text:p>12,178</text:p>
          </table:table-cell>
          <table:table-cell/>
          <table:table-cell office:value-type="float" office:value="262.649" calcext:value-type="float">
            <text:p>262,649</text:p>
          </table:table-cell>
          <table:table-cell office:value-type="float" office:value="218.021" calcext:value-type="float">
            <text:p>218,021</text:p>
          </table:table-cell>
          <table:table-cell/>
          <table:table-cell office:value-type="float" office:value="2341.867" calcext:value-type="float">
            <text:p>2341,867</text:p>
          </table:table-cell>
          <table:table-cell office:value-type="float" office:value="2297.454" calcext:value-type="float">
            <text:p>2297,454</text:p>
          </table:table-cell>
          <table:table-cell table:number-columns-repeated="7"/>
        </table:table-row>
        <table:table-row table:style-name="ro1">
          <table:table-cell office:value-type="float" office:value="65.018" calcext:value-type="float">
            <text:p>65,018</text:p>
          </table:table-cell>
          <table:table-cell office:value-type="float" office:value="12.209" calcext:value-type="float">
            <text:p>12,209</text:p>
          </table:table-cell>
          <table:table-cell/>
          <table:table-cell office:value-type="float" office:value="256.499" calcext:value-type="float">
            <text:p>256,499</text:p>
          </table:table-cell>
          <table:table-cell office:value-type="float" office:value="213.043" calcext:value-type="float">
            <text:p>213,043</text:p>
          </table:table-cell>
          <table:table-cell/>
          <table:table-cell office:value-type="float" office:value="2329.415" calcext:value-type="float">
            <text:p>2329,415</text:p>
          </table:table-cell>
          <table:table-cell office:value-type="float" office:value="2275.995" calcext:value-type="float">
            <text:p>2275,995</text:p>
          </table:table-cell>
          <table:table-cell table:number-columns-repeated="7"/>
        </table:table-row>
        <table:table-row table:style-name="ro1">
          <table:table-cell office:value-type="float" office:value="60.239" calcext:value-type="float">
            <text:p>60,239</text:p>
          </table:table-cell>
          <table:table-cell office:value-type="float" office:value="12.242" calcext:value-type="float">
            <text:p>12,242</text:p>
          </table:table-cell>
          <table:table-cell/>
          <table:table-cell office:value-type="float" office:value="257.805" calcext:value-type="float">
            <text:p>257,805</text:p>
          </table:table-cell>
          <table:table-cell office:value-type="float" office:value="216.334" calcext:value-type="float">
            <text:p>216,334</text:p>
          </table:table-cell>
          <table:table-cell/>
          <table:table-cell office:value-type="float" office:value="2355.008" calcext:value-type="float">
            <text:p>2355,008</text:p>
          </table:table-cell>
          <table:table-cell office:value-type="float" office:value="2305.328" calcext:value-type="float">
            <text:p>2305,328</text:p>
          </table:table-cell>
          <table:table-cell table:number-columns-repeated="7"/>
        </table:table-row>
        <table:table-row table:style-name="ro1">
          <table:table-cell office:value-type="float" office:value="59.698" calcext:value-type="float">
            <text:p>59,698</text:p>
          </table:table-cell>
          <table:table-cell office:value-type="float" office:value="12.162" calcext:value-type="float">
            <text:p>12,162</text:p>
          </table:table-cell>
          <table:table-cell/>
          <table:table-cell office:value-type="float" office:value="262.415" calcext:value-type="float">
            <text:p>262,415</text:p>
          </table:table-cell>
          <table:table-cell office:value-type="float" office:value="217.003" calcext:value-type="float">
            <text:p>217,003</text:p>
          </table:table-cell>
          <table:table-cell/>
          <table:table-cell office:value-type="float" office:value="2360.519" calcext:value-type="float">
            <text:p>2360,519</text:p>
          </table:table-cell>
          <table:table-cell office:value-type="float" office:value="2312.274" calcext:value-type="float">
            <text:p>2312,274</text:p>
          </table:table-cell>
          <table:table-cell table:number-columns-repeated="7"/>
        </table:table-row>
        <table:table-row table:style-name="ro1">
          <table:table-cell office:value-type="float" office:value="65.167" calcext:value-type="float">
            <text:p>65,167</text:p>
          </table:table-cell>
          <table:table-cell office:value-type="float" office:value="12.148" calcext:value-type="float">
            <text:p>12,148</text:p>
          </table:table-cell>
          <table:table-cell/>
          <table:table-cell office:value-type="float" office:value="259.605" calcext:value-type="float">
            <text:p>259,605</text:p>
          </table:table-cell>
          <table:table-cell office:value-type="float" office:value="213.155" calcext:value-type="float">
            <text:p>213,155</text:p>
          </table:table-cell>
          <table:table-cell/>
          <table:table-cell office:value-type="float" office:value="2358.636" calcext:value-type="float">
            <text:p>2358,636</text:p>
          </table:table-cell>
          <table:table-cell office:value-type="float" office:value="2309.311" calcext:value-type="float">
            <text:p>2309,311</text:p>
          </table:table-cell>
          <table:table-cell table:number-columns-repeated="7"/>
        </table:table-row>
        <table:table-row table:style-name="ro1">
          <table:table-cell office:value-type="float" office:value="87.21" calcext:value-type="float">
            <text:p>87,21</text:p>
          </table:table-cell>
          <table:table-cell office:value-type="float" office:value="20.354" calcext:value-type="float">
            <text:p>20,354</text:p>
          </table:table-cell>
          <table:table-cell/>
          <table:table-cell office:value-type="float" office:value="264.965" calcext:value-type="float">
            <text:p>264,965</text:p>
          </table:table-cell>
          <table:table-cell office:value-type="float" office:value="217.21" calcext:value-type="float">
            <text:p>217,21</text:p>
          </table:table-cell>
          <table:table-cell/>
          <table:table-cell office:value-type="float" office:value="2332.401" calcext:value-type="float">
            <text:p>2332,401</text:p>
          </table:table-cell>
          <table:table-cell office:value-type="float" office:value="2282.792" calcext:value-type="float">
            <text:p>2282,792</text:p>
          </table:table-cell>
          <table:table-cell table:number-columns-repeated="7"/>
        </table:table-row>
        <table:table-row table:style-name="ro1">
          <table:table-cell office:value-type="float" office:value="58.22" calcext:value-type="float">
            <text:p>58,22</text:p>
          </table:table-cell>
          <table:table-cell office:value-type="float" office:value="12.503" calcext:value-type="float">
            <text:p>12,503</text:p>
          </table:table-cell>
          <table:table-cell/>
          <table:table-cell office:value-type="float" office:value="274.96" calcext:value-type="float">
            <text:p>274,96</text:p>
          </table:table-cell>
          <table:table-cell office:value-type="float" office:value="221.964" calcext:value-type="float">
            <text:p>221,964</text:p>
          </table:table-cell>
          <table:table-cell/>
          <table:table-cell office:value-type="float" office:value="2310.36" calcext:value-type="float">
            <text:p>2310,36</text:p>
          </table:table-cell>
          <table:table-cell office:value-type="float" office:value="2265.843" calcext:value-type="float">
            <text:p>2265,843</text:p>
          </table:table-cell>
          <table:table-cell table:number-columns-repeated="7"/>
        </table:table-row>
        <table:table-row table:style-name="ro1">
          <table:table-cell office:value-type="float" office:value="68.769" calcext:value-type="float">
            <text:p>68,769</text:p>
          </table:table-cell>
          <table:table-cell office:value-type="float" office:value="12.351" calcext:value-type="float">
            <text:p>12,351</text:p>
          </table:table-cell>
          <table:table-cell/>
          <table:table-cell office:value-type="float" office:value="257.532" calcext:value-type="float">
            <text:p>257,532</text:p>
          </table:table-cell>
          <table:table-cell office:value-type="float" office:value="209.952" calcext:value-type="float">
            <text:p>209,952</text:p>
          </table:table-cell>
          <table:table-cell/>
          <table:table-cell office:value-type="float" office:value="2329.011" calcext:value-type="float">
            <text:p>2329,011</text:p>
          </table:table-cell>
          <table:table-cell office:value-type="float" office:value="2281.584" calcext:value-type="float">
            <text:p>2281,584</text:p>
          </table:table-cell>
          <table:table-cell table:number-columns-repeated="7"/>
        </table:table-row>
        <table:table-row table:style-name="ro1">
          <table:table-cell office:value-type="float" office:value="61.245" calcext:value-type="float">
            <text:p>61,245</text:p>
          </table:table-cell>
          <table:table-cell office:value-type="float" office:value="12.25" calcext:value-type="float">
            <text:p>12,25</text:p>
          </table:table-cell>
          <table:table-cell/>
          <table:table-cell office:value-type="float" office:value="264.515" calcext:value-type="float">
            <text:p>264,515</text:p>
          </table:table-cell>
          <table:table-cell office:value-type="float" office:value="216.765" calcext:value-type="float">
            <text:p>216,765</text:p>
          </table:table-cell>
          <table:table-cell/>
          <table:table-cell office:value-type="float" office:value="2344.812" calcext:value-type="float">
            <text:p>2344,812</text:p>
          </table:table-cell>
          <table:table-cell office:value-type="float" office:value="2291.064" calcext:value-type="float">
            <text:p>2291,064</text:p>
          </table:table-cell>
          <table:table-cell table:number-columns-repeated="7"/>
        </table:table-row>
        <table:table-row table:style-name="ro1">
          <table:table-cell office:value-type="float" office:value="69.689" calcext:value-type="float">
            <text:p>69,689</text:p>
          </table:table-cell>
          <table:table-cell office:value-type="float" office:value="20.352" calcext:value-type="float">
            <text:p>20,352</text:p>
          </table:table-cell>
          <table:table-cell/>
          <table:table-cell office:value-type="float" office:value="260.154" calcext:value-type="float">
            <text:p>260,154</text:p>
          </table:table-cell>
          <table:table-cell office:value-type="float" office:value="217.593" calcext:value-type="float">
            <text:p>217,593</text:p>
          </table:table-cell>
          <table:table-cell/>
          <table:table-cell office:value-type="float" office:value="2342.858" calcext:value-type="float">
            <text:p>2342,858</text:p>
          </table:table-cell>
          <table:table-cell office:value-type="float" office:value="2293.978" calcext:value-type="float">
            <text:p>2293,978</text:p>
          </table:table-cell>
          <table:table-cell table:number-columns-repeated="7"/>
        </table:table-row>
        <table:table-row table:style-name="ro1">
          <table:table-cell office:value-type="float" office:value="69.422" calcext:value-type="float">
            <text:p>69,422</text:p>
          </table:table-cell>
          <table:table-cell office:value-type="float" office:value="20.096" calcext:value-type="float">
            <text:p>20,096</text:p>
          </table:table-cell>
          <table:table-cell/>
          <table:table-cell office:value-type="float" office:value="281.248" calcext:value-type="float">
            <text:p>281,248</text:p>
          </table:table-cell>
          <table:table-cell office:value-type="float" office:value="226.943" calcext:value-type="float">
            <text:p>226,943</text:p>
          </table:table-cell>
          <table:table-cell/>
          <table:table-cell office:value-type="float" office:value="2323.402" calcext:value-type="float">
            <text:p>2323,402</text:p>
          </table:table-cell>
          <table:table-cell office:value-type="float" office:value="2277.636" calcext:value-type="float">
            <text:p>2277,636</text:p>
          </table:table-cell>
          <table:table-cell table:number-columns-repeated="7"/>
        </table:table-row>
        <table:table-row table:style-name="ro1">
          <table:table-cell office:value-type="float" office:value="69.942" calcext:value-type="float">
            <text:p>69,942</text:p>
          </table:table-cell>
          <table:table-cell office:value-type="float" office:value="20.264" calcext:value-type="float">
            <text:p>20,264</text:p>
          </table:table-cell>
          <table:table-cell/>
          <table:table-cell office:value-type="float" office:value="256.717" calcext:value-type="float">
            <text:p>256,717</text:p>
          </table:table-cell>
          <table:table-cell office:value-type="float" office:value="215.565" calcext:value-type="float">
            <text:p>215,565</text:p>
          </table:table-cell>
          <table:table-cell/>
          <table:table-cell office:value-type="float" office:value="2335.068" calcext:value-type="float">
            <text:p>2335,068</text:p>
          </table:table-cell>
          <table:table-cell office:value-type="float" office:value="2287.52" calcext:value-type="float">
            <text:p>2287,52</text:p>
          </table:table-cell>
          <table:table-cell table:number-columns-repeated="7"/>
        </table:table-row>
        <table:table-row table:style-name="ro1">
          <table:table-cell office:value-type="float" office:value="79.688" calcext:value-type="float">
            <text:p>79,688</text:p>
          </table:table-cell>
          <table:table-cell office:value-type="float" office:value="20.288" calcext:value-type="float">
            <text:p>20,288</text:p>
          </table:table-cell>
          <table:table-cell/>
          <table:table-cell office:value-type="float" office:value="264.35" calcext:value-type="float">
            <text:p>264,35</text:p>
          </table:table-cell>
          <table:table-cell office:value-type="float" office:value="218.885" calcext:value-type="float">
            <text:p>218,885</text:p>
          </table:table-cell>
          <table:table-cell/>
          <table:table-cell office:value-type="float" office:value="2320.663" calcext:value-type="float">
            <text:p>2320,663</text:p>
          </table:table-cell>
          <table:table-cell office:value-type="float" office:value="2272.663" calcext:value-type="float">
            <text:p>2272,663</text:p>
          </table:table-cell>
          <table:table-cell table:number-columns-repeated="7"/>
        </table:table-row>
        <table:table-row table:style-name="ro1">
          <table:table-cell office:value-type="float" office:value="60.93" calcext:value-type="float">
            <text:p>60,93</text:p>
          </table:table-cell>
          <table:table-cell office:value-type="float" office:value="16.262" calcext:value-type="float">
            <text:p>16,262</text:p>
          </table:table-cell>
          <table:table-cell/>
          <table:table-cell office:value-type="float" office:value="255.312" calcext:value-type="float">
            <text:p>255,312</text:p>
          </table:table-cell>
          <table:table-cell office:value-type="float" office:value="212.817" calcext:value-type="float">
            <text:p>212,817</text:p>
          </table:table-cell>
          <table:table-cell/>
          <table:table-cell office:value-type="float" office:value="2332.845" calcext:value-type="float">
            <text:p>2332,845</text:p>
          </table:table-cell>
          <table:table-cell office:value-type="float" office:value="2286.677" calcext:value-type="float">
            <text:p>2286,677</text:p>
          </table:table-cell>
          <table:table-cell table:number-columns-repeated="7"/>
        </table:table-row>
        <table:table-row table:style-name="ro1">
          <table:table-cell office:value-type="float" office:value="57.884" calcext:value-type="float">
            <text:p>57,884</text:p>
          </table:table-cell>
          <table:table-cell office:value-type="float" office:value="12.324" calcext:value-type="float">
            <text:p>12,324</text:p>
          </table:table-cell>
          <table:table-cell/>
          <table:table-cell office:value-type="float" office:value="259.976" calcext:value-type="float">
            <text:p>259,976</text:p>
          </table:table-cell>
          <table:table-cell office:value-type="float" office:value="217.246" calcext:value-type="float">
            <text:p>217,246</text:p>
          </table:table-cell>
          <table:table-cell/>
          <table:table-cell office:value-type="float" office:value="2367.022" calcext:value-type="float">
            <text:p>2367,022</text:p>
          </table:table-cell>
          <table:table-cell office:value-type="float" office:value="2281.527" calcext:value-type="float">
            <text:p>2281,527</text:p>
          </table:table-cell>
          <table:table-cell table:number-columns-repeated="7"/>
        </table:table-row>
        <table:table-row table:style-name="ro1">
          <table:table-cell office:value-type="float" office:value="59.703" calcext:value-type="float">
            <text:p>59,703</text:p>
          </table:table-cell>
          <table:table-cell office:value-type="float" office:value="12.372" calcext:value-type="float">
            <text:p>12,372</text:p>
          </table:table-cell>
          <table:table-cell/>
          <table:table-cell office:value-type="float" office:value="268.661" calcext:value-type="float">
            <text:p>268,661</text:p>
          </table:table-cell>
          <table:table-cell office:value-type="float" office:value="215.355" calcext:value-type="float">
            <text:p>215,355</text:p>
          </table:table-cell>
          <table:table-cell/>
          <table:table-cell office:value-type="float" office:value="2393.175" calcext:value-type="float">
            <text:p>2393,175</text:p>
          </table:table-cell>
          <table:table-cell office:value-type="float" office:value="2299.66" calcext:value-type="float">
            <text:p>2299,66</text:p>
          </table:table-cell>
          <table:table-cell table:number-columns-repeated="7"/>
        </table:table-row>
        <table:table-row table:style-name="ro1">
          <table:table-cell office:value-type="float" office:value="62.813" calcext:value-type="float">
            <text:p>62,813</text:p>
          </table:table-cell>
          <table:table-cell office:value-type="float" office:value="12.248" calcext:value-type="float">
            <text:p>12,248</text:p>
          </table:table-cell>
          <table:table-cell/>
          <table:table-cell office:value-type="float" office:value="268.646" calcext:value-type="float">
            <text:p>268,646</text:p>
          </table:table-cell>
          <table:table-cell office:value-type="float" office:value="221.334" calcext:value-type="float">
            <text:p>221,334</text:p>
          </table:table-cell>
          <table:table-cell/>
          <table:table-cell office:value-type="float" office:value="2351.122" calcext:value-type="float">
            <text:p>2351,122</text:p>
          </table:table-cell>
          <table:table-cell office:value-type="float" office:value="2306.606" calcext:value-type="float">
            <text:p>2306,606</text:p>
          </table:table-cell>
          <table:table-cell table:number-columns-repeated="7"/>
        </table:table-row>
        <table:table-row table:style-name="ro1">
          <table:table-cell office:value-type="float" office:value="63.811" calcext:value-type="float">
            <text:p>63,811</text:p>
          </table:table-cell>
          <table:table-cell office:value-type="float" office:value="16.209" calcext:value-type="float">
            <text:p>16,209</text:p>
          </table:table-cell>
          <table:table-cell/>
          <table:table-cell office:value-type="float" office:value="260.448" calcext:value-type="float">
            <text:p>260,448</text:p>
          </table:table-cell>
          <table:table-cell office:value-type="float" office:value="216.128" calcext:value-type="float">
            <text:p>216,128</text:p>
          </table:table-cell>
          <table:table-cell/>
          <table:table-cell office:value-type="float" office:value="2349.805" calcext:value-type="float">
            <text:p>2349,805</text:p>
          </table:table-cell>
          <table:table-cell office:value-type="float" office:value="2300.635" calcext:value-type="float">
            <text:p>2300,635</text:p>
          </table:table-cell>
          <table:table-cell table:number-columns-repeated="7"/>
        </table:table-row>
        <table:table-row table:style-name="ro1">
          <table:table-cell office:value-type="float" office:value="61.771" calcext:value-type="float">
            <text:p>61,771</text:p>
          </table:table-cell>
          <table:table-cell office:value-type="float" office:value="12.281" calcext:value-type="float">
            <text:p>12,281</text:p>
          </table:table-cell>
          <table:table-cell/>
          <table:table-cell office:value-type="float" office:value="261.457" calcext:value-type="float">
            <text:p>261,457</text:p>
          </table:table-cell>
          <table:table-cell office:value-type="float" office:value="216.15" calcext:value-type="float">
            <text:p>216,15</text:p>
          </table:table-cell>
          <table:table-cell/>
          <table:table-cell office:value-type="float" office:value="2327.92" calcext:value-type="float">
            <text:p>2327,92</text:p>
          </table:table-cell>
          <table:table-cell office:value-type="float" office:value="2279.956" calcext:value-type="float">
            <text:p>2279,956</text:p>
          </table:table-cell>
          <table:table-cell table:number-columns-repeated="7"/>
        </table:table-row>
        <table:table-row table:style-name="ro1">
          <table:table-cell office:value-type="float" office:value="62.186" calcext:value-type="float">
            <text:p>62,186</text:p>
          </table:table-cell>
          <table:table-cell office:value-type="float" office:value="12.115" calcext:value-type="float">
            <text:p>12,115</text:p>
          </table:table-cell>
          <table:table-cell/>
          <table:table-cell office:value-type="float" office:value="258.354" calcext:value-type="float">
            <text:p>258,354</text:p>
          </table:table-cell>
          <table:table-cell office:value-type="float" office:value="216.532" calcext:value-type="float">
            <text:p>216,532</text:p>
          </table:table-cell>
          <table:table-cell/>
          <table:table-cell office:value-type="float" office:value="2320.637" calcext:value-type="float">
            <text:p>2320,637</text:p>
          </table:table-cell>
          <table:table-cell office:value-type="float" office:value="2276.035" calcext:value-type="float">
            <text:p>2276,035</text:p>
          </table:table-cell>
          <table:table-cell table:number-columns-repeated="7"/>
        </table:table-row>
        <table:table-row table:style-name="ro1">
          <table:table-cell office:value-type="float" office:value="60.916" calcext:value-type="float">
            <text:p>60,916</text:p>
          </table:table-cell>
          <table:table-cell office:value-type="float" office:value="12.221" calcext:value-type="float">
            <text:p>12,221</text:p>
          </table:table-cell>
          <table:table-cell/>
          <table:table-cell office:value-type="float" office:value="277.094" calcext:value-type="float">
            <text:p>277,094</text:p>
          </table:table-cell>
          <table:table-cell office:value-type="float" office:value="221.172" calcext:value-type="float">
            <text:p>221,172</text:p>
          </table:table-cell>
          <table:table-cell/>
          <table:table-cell office:value-type="float" office:value="2351.815" calcext:value-type="float">
            <text:p>2351,815</text:p>
          </table:table-cell>
          <table:table-cell office:value-type="float" office:value="2306.543" calcext:value-type="float">
            <text:p>2306,543</text:p>
          </table:table-cell>
          <table:table-cell table:number-columns-repeated="7"/>
        </table:table-row>
        <table:table-row table:style-name="ro1">
          <table:table-cell office:value-type="float" office:value="68.827" calcext:value-type="float">
            <text:p>68,827</text:p>
          </table:table-cell>
          <table:table-cell office:value-type="float" office:value="20.287" calcext:value-type="float">
            <text:p>20,287</text:p>
          </table:table-cell>
          <table:table-cell/>
          <table:table-cell office:value-type="float" office:value="287.343" calcext:value-type="float">
            <text:p>287,343</text:p>
          </table:table-cell>
          <table:table-cell office:value-type="float" office:value="245.347" calcext:value-type="float">
            <text:p>245,347</text:p>
          </table:table-cell>
          <table:table-cell/>
          <table:table-cell office:value-type="float" office:value="2332.181" calcext:value-type="float">
            <text:p>2332,181</text:p>
          </table:table-cell>
          <table:table-cell office:value-type="float" office:value="2285.159" calcext:value-type="float">
            <text:p>2285,159</text:p>
          </table:table-cell>
          <table:table-cell table:number-columns-repeated="7"/>
        </table:table-row>
        <table:table-row table:style-name="ro1">
          <table:table-cell office:value-type="float" office:value="64.256" calcext:value-type="float">
            <text:p>64,256</text:p>
          </table:table-cell>
          <table:table-cell office:value-type="float" office:value="16.354" calcext:value-type="float">
            <text:p>16,354</text:p>
          </table:table-cell>
          <table:table-cell/>
          <table:table-cell office:value-type="float" office:value="254.865" calcext:value-type="float">
            <text:p>254,865</text:p>
          </table:table-cell>
          <table:table-cell office:value-type="float" office:value="212.484" calcext:value-type="float">
            <text:p>212,484</text:p>
          </table:table-cell>
          <table:table-cell/>
          <table:table-cell office:value-type="float" office:value="2536.574" calcext:value-type="float">
            <text:p>2536,574</text:p>
          </table:table-cell>
          <table:table-cell office:value-type="float" office:value="2300.241" calcext:value-type="float">
            <text:p>2300,241</text:p>
          </table:table-cell>
          <table:table-cell table:number-columns-repeated="7"/>
        </table:table-row>
        <table:table-row table:style-name="ro1">
          <table:table-cell office:value-type="float" office:value="58.942" calcext:value-type="float">
            <text:p>58,942</text:p>
          </table:table-cell>
          <table:table-cell office:value-type="float" office:value="12.451" calcext:value-type="float">
            <text:p>12,451</text:p>
          </table:table-cell>
          <table:table-cell/>
          <table:table-cell office:value-type="float" office:value="259.522" calcext:value-type="float">
            <text:p>259,522</text:p>
          </table:table-cell>
          <table:table-cell office:value-type="float" office:value="215.921" calcext:value-type="float">
            <text:p>215,921</text:p>
          </table:table-cell>
          <table:table-cell/>
          <table:table-cell office:value-type="float" office:value="2524.951" calcext:value-type="float">
            <text:p>2524,951</text:p>
          </table:table-cell>
          <table:table-cell office:value-type="float" office:value="2307.32" calcext:value-type="float">
            <text:p>2307,32</text:p>
          </table:table-cell>
          <table:table-cell table:number-columns-repeated="7"/>
        </table:table-row>
        <table:table-row table:style-name="ro1">
          <table:table-cell office:value-type="float" office:value="60.169" calcext:value-type="float">
            <text:p>60,169</text:p>
          </table:table-cell>
          <table:table-cell office:value-type="float" office:value="11.992" calcext:value-type="float">
            <text:p>11,992</text:p>
          </table:table-cell>
          <table:table-cell/>
          <table:table-cell office:value-type="float" office:value="262.241" calcext:value-type="float">
            <text:p>262,241</text:p>
          </table:table-cell>
          <table:table-cell office:value-type="float" office:value="216.835" calcext:value-type="float">
            <text:p>216,835</text:p>
          </table:table-cell>
          <table:table-cell/>
          <table:table-cell office:value-type="float" office:value="2371.841" calcext:value-type="float">
            <text:p>2371,841</text:p>
          </table:table-cell>
          <table:table-cell office:value-type="float" office:value="2282.835" calcext:value-type="float">
            <text:p>2282,835</text:p>
          </table:table-cell>
          <table:table-cell table:number-columns-repeated="7"/>
        </table:table-row>
        <table:table-row table:style-name="ro1">
          <table:table-cell office:value-type="float" office:value="62.4" calcext:value-type="float">
            <text:p>62,4</text:p>
          </table:table-cell>
          <table:table-cell office:value-type="float" office:value="12.041" calcext:value-type="float">
            <text:p>12,041</text:p>
          </table:table-cell>
          <table:table-cell/>
          <table:table-cell office:value-type="float" office:value="256.727" calcext:value-type="float">
            <text:p>256,727</text:p>
          </table:table-cell>
          <table:table-cell office:value-type="float" office:value="212.987" calcext:value-type="float">
            <text:p>212,987</text:p>
          </table:table-cell>
          <table:table-cell/>
          <table:table-cell office:value-type="float" office:value="2336.705" calcext:value-type="float">
            <text:p>2336,705</text:p>
          </table:table-cell>
          <table:table-cell office:value-type="float" office:value="2291.807" calcext:value-type="float">
            <text:p>2291,807</text:p>
          </table:table-cell>
          <table:table-cell table:number-columns-repeated="7"/>
        </table:table-row>
        <table:table-row table:style-name="ro1">
          <table:table-cell office:value-type="float" office:value="57.646" calcext:value-type="float">
            <text:p>57,646</text:p>
          </table:table-cell>
          <table:table-cell office:value-type="float" office:value="11.938" calcext:value-type="float">
            <text:p>11,938</text:p>
          </table:table-cell>
          <table:table-cell/>
          <table:table-cell office:value-type="float" office:value="263.837" calcext:value-type="float">
            <text:p>263,837</text:p>
          </table:table-cell>
          <table:table-cell office:value-type="float" office:value="216.943" calcext:value-type="float">
            <text:p>216,943</text:p>
          </table:table-cell>
          <table:table-cell/>
          <table:table-cell office:value-type="float" office:value="2345.921" calcext:value-type="float">
            <text:p>2345,921</text:p>
          </table:table-cell>
          <table:table-cell office:value-type="float" office:value="2297.066" calcext:value-type="float">
            <text:p>2297,066</text:p>
          </table:table-cell>
          <table:table-cell table:number-columns-repeated="7"/>
        </table:table-row>
        <table:table-row table:style-name="ro1">
          <table:table-cell office:value-type="float" office:value="69.634" calcext:value-type="float">
            <text:p>69,634</text:p>
          </table:table-cell>
          <table:table-cell office:value-type="float" office:value="12.339" calcext:value-type="float">
            <text:p>12,339</text:p>
          </table:table-cell>
          <table:table-cell/>
          <table:table-cell office:value-type="float" office:value="260.281" calcext:value-type="float">
            <text:p>260,281</text:p>
          </table:table-cell>
          <table:table-cell office:value-type="float" office:value="212.596" calcext:value-type="float">
            <text:p>212,596</text:p>
          </table:table-cell>
          <table:table-cell/>
          <table:table-cell office:value-type="float" office:value="2340.535" calcext:value-type="float">
            <text:p>2340,535</text:p>
          </table:table-cell>
          <table:table-cell office:value-type="float" office:value="2290.695" calcext:value-type="float">
            <text:p>2290,695</text:p>
          </table:table-cell>
          <table:table-cell table:number-columns-repeated="7"/>
        </table:table-row>
        <table:table-row table:style-name="ro1">
          <table:table-cell office:value-type="float" office:value="68.579" calcext:value-type="float">
            <text:p>68,579</text:p>
          </table:table-cell>
          <table:table-cell office:value-type="float" office:value="20.239" calcext:value-type="float">
            <text:p>20,239</text:p>
          </table:table-cell>
          <table:table-cell/>
          <table:table-cell office:value-type="float" office:value="261.144" calcext:value-type="float">
            <text:p>261,144</text:p>
          </table:table-cell>
          <table:table-cell office:value-type="float" office:value="212.117" calcext:value-type="float">
            <text:p>212,117</text:p>
          </table:table-cell>
          <table:table-cell/>
          <table:table-cell office:value-type="float" office:value="2377.914" calcext:value-type="float">
            <text:p>2377,914</text:p>
          </table:table-cell>
          <table:table-cell office:value-type="float" office:value="2324.407" calcext:value-type="float">
            <text:p>2324,407</text:p>
          </table:table-cell>
          <table:table-cell table:number-columns-repeated="7"/>
        </table:table-row>
        <table:table-row table:style-name="ro1">
          <table:table-cell office:value-type="float" office:value="57.948" calcext:value-type="float">
            <text:p>57,948</text:p>
          </table:table-cell>
          <table:table-cell office:value-type="float" office:value="12.158" calcext:value-type="float">
            <text:p>12,158</text:p>
          </table:table-cell>
          <table:table-cell/>
          <table:table-cell office:value-type="float" office:value="258.23" calcext:value-type="float">
            <text:p>258,23</text:p>
          </table:table-cell>
          <table:table-cell office:value-type="float" office:value="212.369" calcext:value-type="float">
            <text:p>212,369</text:p>
          </table:table-cell>
          <table:table-cell/>
          <table:table-cell office:value-type="float" office:value="2378.718" calcext:value-type="float">
            <text:p>2378,718</text:p>
          </table:table-cell>
          <table:table-cell office:value-type="float" office:value="2332.294" calcext:value-type="float">
            <text:p>2332,294</text:p>
          </table:table-cell>
          <table:table-cell table:number-columns-repeated="7"/>
        </table:table-row>
        <table:table-row table:style-name="ro1">
          <table:table-cell office:value-type="float" office:value="58.236" calcext:value-type="float">
            <text:p>58,236</text:p>
          </table:table-cell>
          <table:table-cell office:value-type="float" office:value="12.179" calcext:value-type="float">
            <text:p>12,179</text:p>
          </table:table-cell>
          <table:table-cell/>
          <table:table-cell office:value-type="float" office:value="258.954" calcext:value-type="float">
            <text:p>258,954</text:p>
          </table:table-cell>
          <table:table-cell office:value-type="float" office:value="212.612" calcext:value-type="float">
            <text:p>212,612</text:p>
          </table:table-cell>
          <table:table-cell/>
          <table:table-cell office:value-type="float" office:value="2380.269" calcext:value-type="float">
            <text:p>2380,269</text:p>
          </table:table-cell>
          <table:table-cell office:value-type="float" office:value="2334.896" calcext:value-type="float">
            <text:p>2334,896</text:p>
          </table:table-cell>
          <table:table-cell table:number-columns-repeated="7"/>
        </table:table-row>
        <table:table-row table:style-name="ro1">
          <table:table-cell office:value-type="float" office:value="64.769" calcext:value-type="float">
            <text:p>64,769</text:p>
          </table:table-cell>
          <table:table-cell office:value-type="float" office:value="12.231" calcext:value-type="float">
            <text:p>12,231</text:p>
          </table:table-cell>
          <table:table-cell/>
          <table:table-cell office:value-type="float" office:value="258.41" calcext:value-type="float">
            <text:p>258,41</text:p>
          </table:table-cell>
          <table:table-cell office:value-type="float" office:value="214.08" calcext:value-type="float">
            <text:p>214,08</text:p>
          </table:table-cell>
          <table:table-cell/>
          <table:table-cell office:value-type="float" office:value="2380.454" calcext:value-type="float">
            <text:p>2380,454</text:p>
          </table:table-cell>
          <table:table-cell office:value-type="float" office:value="2334.03" calcext:value-type="float">
            <text:p>2334,03</text:p>
          </table:table-cell>
          <table:table-cell table:number-columns-repeated="7"/>
        </table:table-row>
        <table:table-row table:style-name="ro1">
          <table:table-cell office:value-type="float" office:value="62.211" calcext:value-type="float">
            <text:p>62,211</text:p>
          </table:table-cell>
          <table:table-cell office:value-type="float" office:value="16.339" calcext:value-type="float">
            <text:p>16,339</text:p>
          </table:table-cell>
          <table:table-cell/>
          <table:table-cell office:value-type="float" office:value="263.428" calcext:value-type="float">
            <text:p>263,428</text:p>
          </table:table-cell>
          <table:table-cell office:value-type="float" office:value="216.696" calcext:value-type="float">
            <text:p>216,696</text:p>
          </table:table-cell>
          <table:table-cell/>
          <table:table-cell office:value-type="float" office:value="2381.17" calcext:value-type="float">
            <text:p>2381,17</text:p>
          </table:table-cell>
          <table:table-cell office:value-type="float" office:value="2333.869" calcext:value-type="float">
            <text:p>2333,869</text:p>
          </table:table-cell>
          <table:table-cell table:number-columns-repeated="7"/>
        </table:table-row>
        <table:table-row table:style-name="ro1">
          <table:table-cell office:value-type="float" office:value="59.601" calcext:value-type="float">
            <text:p>59,601</text:p>
          </table:table-cell>
          <table:table-cell office:value-type="float" office:value="12.334" calcext:value-type="float">
            <text:p>12,334</text:p>
          </table:table-cell>
          <table:table-cell/>
          <table:table-cell office:value-type="float" office:value="254.69" calcext:value-type="float">
            <text:p>254,69</text:p>
          </table:table-cell>
          <table:table-cell office:value-type="float" office:value="213.513" calcext:value-type="float">
            <text:p>213,513</text:p>
          </table:table-cell>
          <table:table-cell/>
          <table:table-cell office:value-type="float" office:value="2377.356" calcext:value-type="float">
            <text:p>2377,356</text:p>
          </table:table-cell>
          <table:table-cell office:value-type="float" office:value="2331.729" calcext:value-type="float">
            <text:p>2331,729</text:p>
          </table:table-cell>
          <table:table-cell table:number-columns-repeated="7"/>
        </table:table-row>
        <table:table-row table:style-name="ro1">
          <table:table-cell office:value-type="float" office:value="59.211" calcext:value-type="float">
            <text:p>59,211</text:p>
          </table:table-cell>
          <table:table-cell office:value-type="float" office:value="12.228" calcext:value-type="float">
            <text:p>12,228</text:p>
          </table:table-cell>
          <table:table-cell/>
          <table:table-cell office:value-type="float" office:value="257.668" calcext:value-type="float">
            <text:p>257,668</text:p>
          </table:table-cell>
          <table:table-cell office:value-type="float" office:value="215.721" calcext:value-type="float">
            <text:p>215,721</text:p>
          </table:table-cell>
          <table:table-cell/>
          <table:table-cell office:value-type="float" office:value="2391.517" calcext:value-type="float">
            <text:p>2391,517</text:p>
          </table:table-cell>
          <table:table-cell office:value-type="float" office:value="2326.721" calcext:value-type="float">
            <text:p>2326,721</text:p>
          </table:table-cell>
          <table:table-cell table:number-columns-repeated="7"/>
        </table:table-row>
        <table:table-row table:style-name="ro1">
          <table:table-cell office:value-type="float" office:value="61.632" calcext:value-type="float">
            <text:p>61,632</text:p>
          </table:table-cell>
          <table:table-cell office:value-type="float" office:value="12.175" calcext:value-type="float">
            <text:p>12,175</text:p>
          </table:table-cell>
          <table:table-cell/>
          <table:table-cell office:value-type="float" office:value="260.292" calcext:value-type="float">
            <text:p>260,292</text:p>
          </table:table-cell>
          <table:table-cell office:value-type="float" office:value="216.129" calcext:value-type="float">
            <text:p>216,129</text:p>
          </table:table-cell>
          <table:table-cell/>
          <table:table-cell office:value-type="float" office:value="2511.129" calcext:value-type="float">
            <text:p>2511,129</text:p>
          </table:table-cell>
          <table:table-cell office:value-type="float" office:value="2303.9" calcext:value-type="float">
            <text:p>2303,9</text:p>
          </table:table-cell>
          <table:table-cell table:number-columns-repeated="7"/>
        </table:table-row>
        <table:table-row table:style-name="ro1">
          <table:table-cell office:value-type="float" office:value="61.824" calcext:value-type="float">
            <text:p>61,824</text:p>
          </table:table-cell>
          <table:table-cell office:value-type="float" office:value="12.283" calcext:value-type="float">
            <text:p>12,283</text:p>
          </table:table-cell>
          <table:table-cell/>
          <table:table-cell office:value-type="float" office:value="260.505" calcext:value-type="float">
            <text:p>260,505</text:p>
          </table:table-cell>
          <table:table-cell office:value-type="float" office:value="216.958" calcext:value-type="float">
            <text:p>216,958</text:p>
          </table:table-cell>
          <table:table-cell/>
          <table:table-cell office:value-type="float" office:value="2334.824" calcext:value-type="float">
            <text:p>2334,824</text:p>
          </table:table-cell>
          <table:table-cell office:value-type="float" office:value="2285.25" calcext:value-type="float">
            <text:p>2285,25</text:p>
          </table:table-cell>
          <table:table-cell table:number-columns-repeated="7"/>
        </table:table-row>
        <table:table-row table:style-name="ro1">
          <table:table-cell office:value-type="float" office:value="61.653" calcext:value-type="float">
            <text:p>61,653</text:p>
          </table:table-cell>
          <table:table-cell office:value-type="float" office:value="12.343" calcext:value-type="float">
            <text:p>12,343</text:p>
          </table:table-cell>
          <table:table-cell/>
          <table:table-cell office:value-type="float" office:value="259.908" calcext:value-type="float">
            <text:p>259,908</text:p>
          </table:table-cell>
          <table:table-cell office:value-type="float" office:value="215.778" calcext:value-type="float">
            <text:p>215,778</text:p>
          </table:table-cell>
          <table:table-cell/>
          <table:table-cell office:value-type="float" office:value="2358.201" calcext:value-type="float">
            <text:p>2358,201</text:p>
          </table:table-cell>
          <table:table-cell office:value-type="float" office:value="2291.587" calcext:value-type="float">
            <text:p>2291,587</text:p>
          </table:table-cell>
          <table:table-cell table:number-columns-repeated="7"/>
        </table:table-row>
        <table:table-row table:style-name="ro1">
          <table:table-cell office:value-type="float" office:value="58.824" calcext:value-type="float">
            <text:p>58,824</text:p>
          </table:table-cell>
          <table:table-cell office:value-type="float" office:value="12.277" calcext:value-type="float">
            <text:p>12,277</text:p>
          </table:table-cell>
          <table:table-cell/>
          <table:table-cell office:value-type="float" office:value="259.72" calcext:value-type="float">
            <text:p>259,72</text:p>
          </table:table-cell>
          <table:table-cell office:value-type="float" office:value="215.222" calcext:value-type="float">
            <text:p>215,222</text:p>
          </table:table-cell>
          <table:table-cell/>
          <table:table-cell office:value-type="float" office:value="2363.055" calcext:value-type="float">
            <text:p>2363,055</text:p>
          </table:table-cell>
          <table:table-cell office:value-type="float" office:value="2309.826" calcext:value-type="float">
            <text:p>2309,826</text:p>
          </table:table-cell>
          <table:table-cell table:number-columns-repeated="7"/>
        </table:table-row>
        <table:table-row table:style-name="ro1">
          <table:table-cell office:value-type="float" office:value="71.457" calcext:value-type="float">
            <text:p>71,457</text:p>
          </table:table-cell>
          <table:table-cell office:value-type="float" office:value="20.411" calcext:value-type="float">
            <text:p>20,411</text:p>
          </table:table-cell>
          <table:table-cell/>
          <table:table-cell office:value-type="float" office:value="267.697" calcext:value-type="float">
            <text:p>267,697</text:p>
          </table:table-cell>
          <table:table-cell office:value-type="float" office:value="216.373" calcext:value-type="float">
            <text:p>216,373</text:p>
          </table:table-cell>
          <table:table-cell/>
          <table:table-cell office:value-type="float" office:value="3115.092" calcext:value-type="float">
            <text:p>3115,092</text:p>
          </table:table-cell>
          <table:table-cell office:value-type="float" office:value="2286.018" calcext:value-type="float">
            <text:p>2286,018</text:p>
          </table:table-cell>
          <table:table-cell table:number-columns-repeated="7"/>
        </table:table-row>
        <table:table-row table:style-name="ro1">
          <table:table-cell office:value-type="float" office:value="62.656" calcext:value-type="float">
            <text:p>62,656</text:p>
          </table:table-cell>
          <table:table-cell office:value-type="float" office:value="16.388" calcext:value-type="float">
            <text:p>16,388</text:p>
          </table:table-cell>
          <table:table-cell/>
          <table:table-cell office:value-type="float" office:value="273.227" calcext:value-type="float">
            <text:p>273,227</text:p>
          </table:table-cell>
          <table:table-cell office:value-type="float" office:value="228.433" calcext:value-type="float">
            <text:p>228,433</text:p>
          </table:table-cell>
          <table:table-cell/>
          <table:table-cell office:value-type="float" office:value="2457.795" calcext:value-type="float">
            <text:p>2457,795</text:p>
          </table:table-cell>
          <table:table-cell office:value-type="float" office:value="2277.521" calcext:value-type="float">
            <text:p>2277,521</text:p>
          </table:table-cell>
          <table:table-cell table:number-columns-repeated="7"/>
        </table:table-row>
        <table:table-row table:style-name="ro1">
          <table:table-cell office:value-type="float" office:value="65.57" calcext:value-type="float">
            <text:p>65,57</text:p>
          </table:table-cell>
          <table:table-cell office:value-type="float" office:value="12.29" calcext:value-type="float">
            <text:p>12,29</text:p>
          </table:table-cell>
          <table:table-cell/>
          <table:table-cell office:value-type="float" office:value="258.474" calcext:value-type="float">
            <text:p>258,474</text:p>
          </table:table-cell>
          <table:table-cell office:value-type="float" office:value="216.532" calcext:value-type="float">
            <text:p>216,532</text:p>
          </table:table-cell>
          <table:table-cell/>
          <table:table-cell office:value-type="float" office:value="2427.787" calcext:value-type="float">
            <text:p>2427,787</text:p>
          </table:table-cell>
          <table:table-cell office:value-type="float" office:value="2290.219" calcext:value-type="float">
            <text:p>2290,219</text:p>
          </table:table-cell>
          <table:table-cell table:number-columns-repeated="7"/>
        </table:table-row>
        <table:table-row table:style-name="ro1">
          <table:table-cell office:value-type="float" office:value="65.276" calcext:value-type="float">
            <text:p>65,276</text:p>
          </table:table-cell>
          <table:table-cell office:value-type="float" office:value="12.221" calcext:value-type="float">
            <text:p>12,221</text:p>
          </table:table-cell>
          <table:table-cell/>
          <table:table-cell office:value-type="float" office:value="262.467" calcext:value-type="float">
            <text:p>262,467</text:p>
          </table:table-cell>
          <table:table-cell office:value-type="float" office:value="221.232" calcext:value-type="float">
            <text:p>221,232</text:p>
          </table:table-cell>
          <table:table-cell/>
          <table:table-cell office:value-type="float" office:value="2320.32" calcext:value-type="float">
            <text:p>2320,32</text:p>
          </table:table-cell>
          <table:table-cell office:value-type="float" office:value="2273.471" calcext:value-type="float">
            <text:p>2273,471</text:p>
          </table:table-cell>
          <table:table-cell table:number-columns-repeated="7"/>
        </table:table-row>
        <table:table-row table:style-name="ro1">
          <table:table-cell office:value-type="float" office:value="64.429" calcext:value-type="float">
            <text:p>64,429</text:p>
          </table:table-cell>
          <table:table-cell office:value-type="float" office:value="16.268" calcext:value-type="float">
            <text:p>16,268</text:p>
          </table:table-cell>
          <table:table-cell/>
          <table:table-cell office:value-type="float" office:value="262.603" calcext:value-type="float">
            <text:p>262,603</text:p>
          </table:table-cell>
          <table:table-cell office:value-type="float" office:value="218.126" calcext:value-type="float">
            <text:p>218,126</text:p>
          </table:table-cell>
          <table:table-cell/>
          <table:table-cell office:value-type="float" office:value="2338.793" calcext:value-type="float">
            <text:p>2338,793</text:p>
          </table:table-cell>
          <table:table-cell office:value-type="float" office:value="2290.644" calcext:value-type="float">
            <text:p>2290,644</text:p>
          </table:table-cell>
          <table:table-cell table:number-columns-repeated="7"/>
        </table:table-row>
        <table:table-row table:style-name="ro1">
          <table:table-cell office:value-type="float" office:value="61.106" calcext:value-type="float">
            <text:p>61,106</text:p>
          </table:table-cell>
          <table:table-cell office:value-type="float" office:value="11.93" calcext:value-type="float">
            <text:p>11,93</text:p>
          </table:table-cell>
          <table:table-cell/>
          <table:table-cell office:value-type="float" office:value="257.035" calcext:value-type="float">
            <text:p>257,035</text:p>
          </table:table-cell>
          <table:table-cell office:value-type="float" office:value="212.135" calcext:value-type="float">
            <text:p>212,135</text:p>
          </table:table-cell>
          <table:table-cell/>
          <table:table-cell office:value-type="float" office:value="2347.637" calcext:value-type="float">
            <text:p>2347,637</text:p>
          </table:table-cell>
          <table:table-cell office:value-type="float" office:value="2295.861" calcext:value-type="float">
            <text:p>2295,861</text:p>
          </table:table-cell>
          <table:table-cell table:number-columns-repeated="7"/>
        </table:table-row>
        <table:table-row table:style-name="ro1">
          <table:table-cell office:value-type="float" office:value="78.608" calcext:value-type="float">
            <text:p>78,608</text:p>
          </table:table-cell>
          <table:table-cell office:value-type="float" office:value="20.374" calcext:value-type="float">
            <text:p>20,374</text:p>
          </table:table-cell>
          <table:table-cell/>
          <table:table-cell office:value-type="float" office:value="259.343" calcext:value-type="float">
            <text:p>259,343</text:p>
          </table:table-cell>
          <table:table-cell office:value-type="float" office:value="216.507" calcext:value-type="float">
            <text:p>216,507</text:p>
          </table:table-cell>
          <table:table-cell/>
          <table:table-cell office:value-type="float" office:value="2368.463" calcext:value-type="float">
            <text:p>2368,463</text:p>
          </table:table-cell>
          <table:table-cell office:value-type="float" office:value="2302.289" calcext:value-type="float">
            <text:p>2302,289</text:p>
          </table:table-cell>
          <table:table-cell table:number-columns-repeated="7"/>
        </table:table-row>
        <table:table-row table:style-name="ro1">
          <table:table-cell office:value-type="float" office:value="65.16" calcext:value-type="float">
            <text:p>65,16</text:p>
          </table:table-cell>
          <table:table-cell office:value-type="float" office:value="16.295" calcext:value-type="float">
            <text:p>16,295</text:p>
          </table:table-cell>
          <table:table-cell/>
          <table:table-cell office:value-type="float" office:value="258.632" calcext:value-type="float">
            <text:p>258,632</text:p>
          </table:table-cell>
          <table:table-cell office:value-type="float" office:value="216.112" calcext:value-type="float">
            <text:p>216,112</text:p>
          </table:table-cell>
          <table:table-cell/>
          <table:table-cell office:value-type="float" office:value="2364.386" calcext:value-type="float">
            <text:p>2364,386</text:p>
          </table:table-cell>
          <table:table-cell office:value-type="float" office:value="2289.106" calcext:value-type="float">
            <text:p>2289,106</text:p>
          </table:table-cell>
          <table:table-cell table:number-columns-repeated="7"/>
        </table:table-row>
        <table:table-row table:style-name="ro1">
          <table:table-cell office:value-type="float" office:value="61.236" calcext:value-type="float">
            <text:p>61,236</text:p>
          </table:table-cell>
          <table:table-cell office:value-type="float" office:value="11.948" calcext:value-type="float">
            <text:p>11,948</text:p>
          </table:table-cell>
          <table:table-cell/>
          <table:table-cell office:value-type="float" office:value="261.002" calcext:value-type="float">
            <text:p>261,002</text:p>
          </table:table-cell>
          <table:table-cell office:value-type="float" office:value="216.264" calcext:value-type="float">
            <text:p>216,264</text:p>
          </table:table-cell>
          <table:table-cell/>
          <table:table-cell office:value-type="float" office:value="2442.181" calcext:value-type="float">
            <text:p>2442,181</text:p>
          </table:table-cell>
          <table:table-cell office:value-type="float" office:value="2303.521" calcext:value-type="float">
            <text:p>2303,521</text:p>
          </table:table-cell>
          <table:table-cell table:number-columns-repeated="7"/>
        </table:table-row>
        <table:table-row table:style-name="ro1">
          <table:table-cell office:value-type="float" office:value="60.89" calcext:value-type="float">
            <text:p>60,89</text:p>
          </table:table-cell>
          <table:table-cell office:value-type="float" office:value="12.156" calcext:value-type="float">
            <text:p>12,156</text:p>
          </table:table-cell>
          <table:table-cell/>
          <table:table-cell office:value-type="float" office:value="260.059" calcext:value-type="float">
            <text:p>260,059</text:p>
          </table:table-cell>
          <table:table-cell office:value-type="float" office:value="216.705" calcext:value-type="float">
            <text:p>216,705</text:p>
          </table:table-cell>
          <table:table-cell/>
          <table:table-cell office:value-type="float" office:value="2334.523" calcext:value-type="float">
            <text:p>2334,523</text:p>
          </table:table-cell>
          <table:table-cell office:value-type="float" office:value="2287.196" calcext:value-type="float">
            <text:p>2287,196</text:p>
          </table:table-cell>
          <table:table-cell table:number-columns-repeated="7"/>
        </table:table-row>
        <table:table-row table:style-name="ro1">
          <table:table-cell office:value-type="float" office:value="57.782" calcext:value-type="float">
            <text:p>57,782</text:p>
          </table:table-cell>
          <table:table-cell office:value-type="float" office:value="12.131" calcext:value-type="float">
            <text:p>12,131</text:p>
          </table:table-cell>
          <table:table-cell/>
          <table:table-cell office:value-type="float" office:value="276.784" calcext:value-type="float">
            <text:p>276,784</text:p>
          </table:table-cell>
          <table:table-cell office:value-type="float" office:value="220.426" calcext:value-type="float">
            <text:p>220,426</text:p>
          </table:table-cell>
          <table:table-cell/>
          <table:table-cell office:value-type="float" office:value="2326.155" calcext:value-type="float">
            <text:p>2326,155</text:p>
          </table:table-cell>
          <table:table-cell office:value-type="float" office:value="2277.272" calcext:value-type="float">
            <text:p>2277,272</text:p>
          </table:table-cell>
          <table:table-cell table:number-columns-repeated="7"/>
        </table:table-row>
        <table:table-row table:style-name="ro1">
          <table:table-cell office:value-type="float" office:value="60.879" calcext:value-type="float">
            <text:p>60,879</text:p>
          </table:table-cell>
          <table:table-cell office:value-type="float" office:value="12.06" calcext:value-type="float">
            <text:p>12,06</text:p>
          </table:table-cell>
          <table:table-cell/>
          <table:table-cell office:value-type="float" office:value="263.153" calcext:value-type="float">
            <text:p>263,153</text:p>
          </table:table-cell>
          <table:table-cell office:value-type="float" office:value="221.243" calcext:value-type="float">
            <text:p>221,243</text:p>
          </table:table-cell>
          <table:table-cell/>
          <table:table-cell office:value-type="float" office:value="2337.057" calcext:value-type="float">
            <text:p>2337,057</text:p>
          </table:table-cell>
          <table:table-cell office:value-type="float" office:value="2290.111" calcext:value-type="float">
            <text:p>2290,111</text:p>
          </table:table-cell>
          <table:table-cell table:number-columns-repeated="7"/>
        </table:table-row>
        <table:table-row table:style-name="ro1">
          <table:table-cell office:value-type="float" office:value="60.07" calcext:value-type="float">
            <text:p>60,07</text:p>
          </table:table-cell>
          <table:table-cell office:value-type="float" office:value="12.221" calcext:value-type="float">
            <text:p>12,221</text:p>
          </table:table-cell>
          <table:table-cell/>
          <table:table-cell office:value-type="float" office:value="261.616" calcext:value-type="float">
            <text:p>261,616</text:p>
          </table:table-cell>
          <table:table-cell office:value-type="float" office:value="216.896" calcext:value-type="float">
            <text:p>216,896</text:p>
          </table:table-cell>
          <table:table-cell/>
          <table:table-cell office:value-type="float" office:value="2319.827" calcext:value-type="float">
            <text:p>2319,827</text:p>
          </table:table-cell>
          <table:table-cell office:value-type="float" office:value="2273.076" calcext:value-type="float">
            <text:p>2273,076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.329" calcext:value-type="float">
            <text:p>24,329</text:p>
          </table:table-cell>
          <table:table-cell/>
          <table:table-cell office:value-type="float" office:value="276.135" calcext:value-type="float">
            <text:p>276,135</text:p>
          </table:table-cell>
          <table:table-cell office:value-type="float" office:value="224.779" calcext:value-type="float">
            <text:p>224,779</text:p>
          </table:table-cell>
          <table:table-cell/>
          <table:table-cell office:value-type="float" office:value="2432.102" calcext:value-type="float">
            <text:p>2432,102</text:p>
          </table:table-cell>
          <table:table-cell office:value-type="float" office:value="2296.273" calcext:value-type="float">
            <text:p>2296,273</text:p>
          </table:table-cell>
          <table:table-cell table:number-columns-repeated="7"/>
        </table:table-row>
        <table:table-row table:style-name="ro1">
          <table:table-cell office:value-type="float" office:value="60.06" calcext:value-type="float">
            <text:p>60,06</text:p>
          </table:table-cell>
          <table:table-cell office:value-type="float" office:value="12.101" calcext:value-type="float">
            <text:p>12,101</text:p>
          </table:table-cell>
          <table:table-cell/>
          <table:table-cell office:value-type="float" office:value="264.909" calcext:value-type="float">
            <text:p>264,909</text:p>
          </table:table-cell>
          <table:table-cell office:value-type="float" office:value="220.662" calcext:value-type="float">
            <text:p>220,662</text:p>
          </table:table-cell>
          <table:table-cell/>
          <table:table-cell office:value-type="float" office:value="2400.719" calcext:value-type="float">
            <text:p>2400,719</text:p>
          </table:table-cell>
          <table:table-cell office:value-type="float" office:value="2292.123" calcext:value-type="float">
            <text:p>2292,123</text:p>
          </table:table-cell>
          <table:table-cell table:number-columns-repeated="7"/>
        </table:table-row>
        <table:table-row table:style-name="ro1">
          <table:table-cell office:value-type="float" office:value="60.503" calcext:value-type="float">
            <text:p>60,503</text:p>
          </table:table-cell>
          <table:table-cell office:value-type="float" office:value="12.315" calcext:value-type="float">
            <text:p>12,315</text:p>
          </table:table-cell>
          <table:table-cell/>
          <table:table-cell office:value-type="float" office:value="258.508" calcext:value-type="float">
            <text:p>258,508</text:p>
          </table:table-cell>
          <table:table-cell office:value-type="float" office:value="213.648" calcext:value-type="float">
            <text:p>213,648</text:p>
          </table:table-cell>
          <table:table-cell/>
          <table:table-cell office:value-type="float" office:value="2335.378" calcext:value-type="float">
            <text:p>2335,378</text:p>
          </table:table-cell>
          <table:table-cell office:value-type="float" office:value="2283.042" calcext:value-type="float">
            <text:p>2283,042</text:p>
          </table:table-cell>
          <table:table-cell table:number-columns-repeated="7"/>
        </table:table-row>
      </table:table>
      <table:table table:name="GO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512.135" calcext:value-type="float">
            <text:p>512,135</text:p>
          </table:table-cell>
          <table:table-cell office:value-type="float" office:value="12.506" calcext:value-type="float">
            <text:p>12,506</text:p>
          </table:table-cell>
          <table:table-cell/>
          <table:table-cell office:value-type="float" office:value="377.777" calcext:value-type="float">
            <text:p>377,777</text:p>
          </table:table-cell>
          <table:table-cell office:value-type="float" office:value="132.437" calcext:value-type="float">
            <text:p>132,437</text:p>
          </table:table-cell>
          <table:table-cell/>
          <table:table-cell office:value-type="float" office:value="1638.003" calcext:value-type="float">
            <text:p>1638,003</text:p>
          </table:table-cell>
          <table:table-cell office:value-type="float" office:value="1252.485" calcext:value-type="float">
            <text:p>1252,485</text:p>
          </table:table-cell>
          <table:table-cell table:number-columns-repeated="5"/>
          <table:table-cell table:formula="of:=['GO-2048MB'.N7]-['GO-2048MB'.$L7]" office:value-type="float" office:value="-0.357675126903562" calcext:value-type="float">
            <text:p>-0,3576751269</text:p>
          </table:table-cell>
          <table:table-cell table:formula="of:=['GO-2048MB'.O7]-['GO-2048MB'.$L7]" office:value-type="float" office:value="11.9173248730964" calcext:value-type="float">
            <text:p>11,9173248731</text:p>
          </table:table-cell>
        </table:table-row>
        <table:table-row table:style-name="ro1">
          <table:table-cell office:value-type="float" office:value="59.005" calcext:value-type="float">
            <text:p>59,005</text:p>
          </table:table-cell>
          <table:table-cell office:value-type="float" office:value="12.772" calcext:value-type="float">
            <text:p>12,772</text:p>
          </table:table-cell>
          <table:table-cell/>
          <table:table-cell office:value-type="float" office:value="179.177" calcext:value-type="float">
            <text:p>179,177</text:p>
          </table:table-cell>
          <table:table-cell office:value-type="float" office:value="127.725" calcext:value-type="float">
            <text:p>127,725</text:p>
          </table:table-cell>
          <table:table-cell/>
          <table:table-cell office:value-type="float" office:value="1452.291" calcext:value-type="float">
            <text:p>1452,291</text:p>
          </table:table-cell>
          <table:table-cell office:value-type="float" office:value="1254.558" calcext:value-type="float">
            <text:p>1254,558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55.053" calcext:value-type="float">
            <text:p>55,053</text:p>
          </table:table-cell>
          <table:table-cell office:value-type="float" office:value="12.481" calcext:value-type="float">
            <text:p>12,481</text:p>
          </table:table-cell>
          <table:table-cell/>
          <table:table-cell office:value-type="float" office:value="169.49" calcext:value-type="float">
            <text:p>169,49</text:p>
          </table:table-cell>
          <table:table-cell office:value-type="float" office:value="123.517" calcext:value-type="float">
            <text:p>123,517</text:p>
          </table:table-cell>
          <table:table-cell/>
          <table:table-cell office:value-type="float" office:value="1289.786" calcext:value-type="float">
            <text:p>1289,786</text:p>
          </table:table-cell>
          <table:table-cell office:value-type="float" office:value="1243.322" calcext:value-type="float">
            <text:p>1243,3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GO-2048MB'.$B$8:.$B$204])" office:value-type="float" office:value="12.6516751269036" calcext:value-type="float">
            <text:p>12,6516751269</text:p>
          </table:table-cell>
          <table:table-cell table:formula="of:=STDEV(['GO-2048MB'.$B$8:.$B$204])" office:value-type="float" office:value="1.46797031751417" calcext:value-type="float">
            <text:p>1,4679703175</text:p>
          </table:table-cell>
          <table:table-cell table:formula="of:=MIN(['GO-2048MB'.$B$5:.$B$104])" office:value-type="float" office:value="12.294" calcext:value-type="float">
            <text:p>12,294</text:p>
          </table:table-cell>
          <table:table-cell table:formula="of:=MAX(['GO-2048MB'.$B$5:.$B$104])" office:value-type="float" office:value="24.569" calcext:value-type="float">
            <text:p>24,569</text:p>
          </table:table-cell>
        </table:table-row>
        <table:table-row table:style-name="ro1">
          <table:table-cell office:value-type="float" office:value="57.927" calcext:value-type="float">
            <text:p>57,927</text:p>
          </table:table-cell>
          <table:table-cell office:value-type="float" office:value="12.451" calcext:value-type="float">
            <text:p>12,451</text:p>
          </table:table-cell>
          <table:table-cell/>
          <table:table-cell office:value-type="float" office:value="170.627" calcext:value-type="float">
            <text:p>170,627</text:p>
          </table:table-cell>
          <table:table-cell office:value-type="float" office:value="123.346" calcext:value-type="float">
            <text:p>123,346</text:p>
          </table:table-cell>
          <table:table-cell/>
          <table:table-cell office:value-type="float" office:value="1331.882" calcext:value-type="float">
            <text:p>1331,882</text:p>
          </table:table-cell>
          <table:table-cell office:value-type="float" office:value="1262.631" calcext:value-type="float">
            <text:p>1262,63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GO-2048MB'.$E$8:.$E$204])" office:value-type="float" office:value="124.412908629442" calcext:value-type="float">
            <text:p>124,4129086294</text:p>
          </table:table-cell>
          <table:table-cell table:formula="of:=STDEV(['GO-2048MB'.$E$8:.$E$204])" office:value-type="float" office:value="2.65257296188803" calcext:value-type="float">
            <text:p>2,6525729619</text:p>
          </table:table-cell>
          <table:table-cell table:formula="of:=MIN(['GO-2048MB'.$E$5:.$E$104])" office:value-type="float" office:value="122.815" calcext:value-type="float">
            <text:p>122,815</text:p>
          </table:table-cell>
          <table:table-cell table:formula="of:=MAX(['GO-2048MB'.$E$5:.$E$104])" office:value-type="float" office:value="139.679" calcext:value-type="float">
            <text:p>139,679</text:p>
          </table:table-cell>
        </table:table-row>
        <table:table-row table:style-name="ro1">
          <table:table-cell office:value-type="float" office:value="57.131" calcext:value-type="float">
            <text:p>57,131</text:p>
          </table:table-cell>
          <table:table-cell office:value-type="float" office:value="12.623" calcext:value-type="float">
            <text:p>12,623</text:p>
          </table:table-cell>
          <table:table-cell/>
          <table:table-cell office:value-type="float" office:value="171.136" calcext:value-type="float">
            <text:p>171,136</text:p>
          </table:table-cell>
          <table:table-cell office:value-type="float" office:value="123.665" calcext:value-type="float">
            <text:p>123,665</text:p>
          </table:table-cell>
          <table:table-cell/>
          <table:table-cell office:value-type="float" office:value="1303.516" calcext:value-type="float">
            <text:p>1303,516</text:p>
          </table:table-cell>
          <table:table-cell office:value-type="float" office:value="1240.465" calcext:value-type="float">
            <text:p>1240,46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O-2048MB'.$H$5:.$H$201])" office:value-type="float" office:value="1241.33167005076" calcext:value-type="float">
            <text:p>1241,3316700508</text:p>
          </table:table-cell>
          <table:table-cell table:formula="of:=STDEV(['GO-2048MB'.$H$5:.$H$201])" office:value-type="float" office:value="14.0159271838952" calcext:value-type="float">
            <text:p>14,0159271839</text:p>
          </table:table-cell>
          <table:table-cell table:number-columns-repeated="2"/>
        </table:table-row>
        <table:table-row table:style-name="ro1">
          <table:table-cell office:value-type="float" office:value="56.982" calcext:value-type="float">
            <text:p>56,982</text:p>
          </table:table-cell>
          <table:table-cell office:value-type="float" office:value="12.335" calcext:value-type="float">
            <text:p>12,335</text:p>
          </table:table-cell>
          <table:table-cell/>
          <table:table-cell office:value-type="float" office:value="172.268" calcext:value-type="float">
            <text:p>172,268</text:p>
          </table:table-cell>
          <table:table-cell office:value-type="float" office:value="123.016" calcext:value-type="float">
            <text:p>123,016</text:p>
          </table:table-cell>
          <table:table-cell/>
          <table:table-cell office:value-type="float" office:value="1300.917" calcext:value-type="float">
            <text:p>1300,917</text:p>
          </table:table-cell>
          <table:table-cell office:value-type="float" office:value="1240.684" calcext:value-type="float">
            <text:p>1240,684</text:p>
          </table:table-cell>
          <table:table-cell table:number-columns-repeated="7"/>
        </table:table-row>
        <table:table-row table:style-name="ro1">
          <table:table-cell office:value-type="float" office:value="58.131" calcext:value-type="float">
            <text:p>58,131</text:p>
          </table:table-cell>
          <table:table-cell office:value-type="float" office:value="12.536" calcext:value-type="float">
            <text:p>12,536</text:p>
          </table:table-cell>
          <table:table-cell/>
          <table:table-cell office:value-type="float" office:value="169.414" calcext:value-type="float">
            <text:p>169,414</text:p>
          </table:table-cell>
          <table:table-cell office:value-type="float" office:value="123.691" calcext:value-type="float">
            <text:p>123,691</text:p>
          </table:table-cell>
          <table:table-cell/>
          <table:table-cell office:value-type="float" office:value="1359.011" calcext:value-type="float">
            <text:p>1359,011</text:p>
          </table:table-cell>
          <table:table-cell office:value-type="float" office:value="1239.231" calcext:value-type="float">
            <text:p>1239,231</text:p>
          </table:table-cell>
          <table:table-cell table:number-columns-repeated="7"/>
        </table:table-row>
        <table:table-row table:style-name="ro1">
          <table:table-cell office:value-type="float" office:value="55.807" calcext:value-type="float">
            <text:p>55,807</text:p>
          </table:table-cell>
          <table:table-cell office:value-type="float" office:value="12.549" calcext:value-type="float">
            <text:p>12,549</text:p>
          </table:table-cell>
          <table:table-cell/>
          <table:table-cell office:value-type="float" office:value="168.865" calcext:value-type="float">
            <text:p>168,865</text:p>
          </table:table-cell>
          <table:table-cell office:value-type="float" office:value="123.418" calcext:value-type="float">
            <text:p>123,418</text:p>
          </table:table-cell>
          <table:table-cell/>
          <table:table-cell office:value-type="float" office:value="1369.682" calcext:value-type="float">
            <text:p>1369,682</text:p>
          </table:table-cell>
          <table:table-cell office:value-type="float" office:value="1259.6" calcext:value-type="float">
            <text:p>1259,6</text:p>
          </table:table-cell>
          <table:table-cell table:number-columns-repeated="7"/>
        </table:table-row>
        <table:table-row table:style-name="ro1">
          <table:table-cell office:value-type="float" office:value="56.514" calcext:value-type="float">
            <text:p>56,514</text:p>
          </table:table-cell>
          <table:table-cell office:value-type="float" office:value="12.416" calcext:value-type="float">
            <text:p>12,416</text:p>
          </table:table-cell>
          <table:table-cell/>
          <table:table-cell office:value-type="float" office:value="170.148" calcext:value-type="float">
            <text:p>170,148</text:p>
          </table:table-cell>
          <table:table-cell office:value-type="float" office:value="123.132" calcext:value-type="float">
            <text:p>123,132</text:p>
          </table:table-cell>
          <table:table-cell/>
          <table:table-cell office:value-type="float" office:value="1295.675" calcext:value-type="float">
            <text:p>1295,675</text:p>
          </table:table-cell>
          <table:table-cell office:value-type="float" office:value="1244.713" calcext:value-type="float">
            <text:p>1244,713</text:p>
          </table:table-cell>
          <table:table-cell table:number-columns-repeated="7"/>
        </table:table-row>
        <table:table-row table:style-name="ro1">
          <table:table-cell office:value-type="float" office:value="55.706" calcext:value-type="float">
            <text:p>55,706</text:p>
          </table:table-cell>
          <table:table-cell office:value-type="float" office:value="12.433" calcext:value-type="float">
            <text:p>12,433</text:p>
          </table:table-cell>
          <table:table-cell/>
          <table:table-cell office:value-type="float" office:value="171.252" calcext:value-type="float">
            <text:p>171,252</text:p>
          </table:table-cell>
          <table:table-cell office:value-type="float" office:value="123.505" calcext:value-type="float">
            <text:p>123,505</text:p>
          </table:table-cell>
          <table:table-cell/>
          <table:table-cell office:value-type="float" office:value="1295.109" calcext:value-type="float">
            <text:p>1295,109</text:p>
          </table:table-cell>
          <table:table-cell office:value-type="float" office:value="1247.15" calcext:value-type="float">
            <text:p>1247,15</text:p>
          </table:table-cell>
          <table:table-cell table:number-columns-repeated="7"/>
        </table:table-row>
        <table:table-row table:style-name="ro1">
          <table:table-cell office:value-type="float" office:value="58.293" calcext:value-type="float">
            <text:p>58,293</text:p>
          </table:table-cell>
          <table:table-cell office:value-type="float" office:value="12.636" calcext:value-type="float">
            <text:p>12,636</text:p>
          </table:table-cell>
          <table:table-cell/>
          <table:table-cell office:value-type="float" office:value="180.633" calcext:value-type="float">
            <text:p>180,633</text:p>
          </table:table-cell>
          <table:table-cell office:value-type="float" office:value="124.671" calcext:value-type="float">
            <text:p>124,671</text:p>
          </table:table-cell>
          <table:table-cell/>
          <table:table-cell office:value-type="float" office:value="1301.531" calcext:value-type="float">
            <text:p>1301,531</text:p>
          </table:table-cell>
          <table:table-cell office:value-type="float" office:value="1258.143" calcext:value-type="float">
            <text:p>1258,143</text:p>
          </table:table-cell>
          <table:table-cell table:number-columns-repeated="7"/>
        </table:table-row>
        <table:table-row table:style-name="ro1">
          <table:table-cell office:value-type="float" office:value="57.105" calcext:value-type="float">
            <text:p>57,105</text:p>
          </table:table-cell>
          <table:table-cell office:value-type="float" office:value="12.415" calcext:value-type="float">
            <text:p>12,415</text:p>
          </table:table-cell>
          <table:table-cell/>
          <table:table-cell office:value-type="float" office:value="170.92" calcext:value-type="float">
            <text:p>170,92</text:p>
          </table:table-cell>
          <table:table-cell office:value-type="float" office:value="123.563" calcext:value-type="float">
            <text:p>123,563</text:p>
          </table:table-cell>
          <table:table-cell/>
          <table:table-cell office:value-type="float" office:value="1292.501" calcext:value-type="float">
            <text:p>1292,501</text:p>
          </table:table-cell>
          <table:table-cell office:value-type="float" office:value="1246.12" calcext:value-type="float">
            <text:p>1246,12</text:p>
          </table:table-cell>
          <table:table-cell table:number-columns-repeated="7"/>
        </table:table-row>
        <table:table-row table:style-name="ro1">
          <table:table-cell office:value-type="float" office:value="56.48" calcext:value-type="float">
            <text:p>56,48</text:p>
          </table:table-cell>
          <table:table-cell office:value-type="float" office:value="12.42" calcext:value-type="float">
            <text:p>12,42</text:p>
          </table:table-cell>
          <table:table-cell/>
          <table:table-cell office:value-type="float" office:value="172.698" calcext:value-type="float">
            <text:p>172,698</text:p>
          </table:table-cell>
          <table:table-cell office:value-type="float" office:value="124.717" calcext:value-type="float">
            <text:p>124,717</text:p>
          </table:table-cell>
          <table:table-cell/>
          <table:table-cell office:value-type="float" office:value="1286.351" calcext:value-type="float">
            <text:p>1286,351</text:p>
          </table:table-cell>
          <table:table-cell office:value-type="float" office:value="1238.985" calcext:value-type="float">
            <text:p>1238,985</text:p>
          </table:table-cell>
          <table:table-cell table:number-columns-repeated="7"/>
        </table:table-row>
        <table:table-row table:style-name="ro1">
          <table:table-cell office:value-type="float" office:value="54.697" calcext:value-type="float">
            <text:p>54,697</text:p>
          </table:table-cell>
          <table:table-cell office:value-type="float" office:value="12.617" calcext:value-type="float">
            <text:p>12,617</text:p>
          </table:table-cell>
          <table:table-cell/>
          <table:table-cell office:value-type="float" office:value="176.788" calcext:value-type="float">
            <text:p>176,788</text:p>
          </table:table-cell>
          <table:table-cell office:value-type="float" office:value="123.469" calcext:value-type="float">
            <text:p>123,469</text:p>
          </table:table-cell>
          <table:table-cell/>
          <table:table-cell office:value-type="float" office:value="1287.233" calcext:value-type="float">
            <text:p>1287,233</text:p>
          </table:table-cell>
          <table:table-cell office:value-type="float" office:value="1245.971" calcext:value-type="float">
            <text:p>1245,971</text:p>
          </table:table-cell>
          <table:table-cell table:number-columns-repeated="7"/>
        </table:table-row>
        <table:table-row table:style-name="ro1">
          <table:table-cell office:value-type="float" office:value="56.128" calcext:value-type="float">
            <text:p>56,128</text:p>
          </table:table-cell>
          <table:table-cell office:value-type="float" office:value="12.351" calcext:value-type="float">
            <text:p>12,351</text:p>
          </table:table-cell>
          <table:table-cell/>
          <table:table-cell office:value-type="float" office:value="168.531" calcext:value-type="float">
            <text:p>168,531</text:p>
          </table:table-cell>
          <table:table-cell office:value-type="float" office:value="123.317" calcext:value-type="float">
            <text:p>123,317</text:p>
          </table:table-cell>
          <table:table-cell/>
          <table:table-cell office:value-type="float" office:value="1294.438" calcext:value-type="float">
            <text:p>1294,438</text:p>
          </table:table-cell>
          <table:table-cell office:value-type="float" office:value="1247.764" calcext:value-type="float">
            <text:p>1247,764</text:p>
          </table:table-cell>
          <table:table-cell table:number-columns-repeated="7"/>
        </table:table-row>
        <table:table-row table:style-name="ro1">
          <table:table-cell office:value-type="float" office:value="59.78" calcext:value-type="float">
            <text:p>59,78</text:p>
          </table:table-cell>
          <table:table-cell office:value-type="float" office:value="12.404" calcext:value-type="float">
            <text:p>12,404</text:p>
          </table:table-cell>
          <table:table-cell/>
          <table:table-cell office:value-type="float" office:value="173.081" calcext:value-type="float">
            <text:p>173,081</text:p>
          </table:table-cell>
          <table:table-cell office:value-type="float" office:value="123.058" calcext:value-type="float">
            <text:p>123,058</text:p>
          </table:table-cell>
          <table:table-cell/>
          <table:table-cell office:value-type="float" office:value="1286.412" calcext:value-type="float">
            <text:p>1286,412</text:p>
          </table:table-cell>
          <table:table-cell office:value-type="float" office:value="1240.426" calcext:value-type="float">
            <text:p>1240,426</text:p>
          </table:table-cell>
          <table:table-cell table:number-columns-repeated="7"/>
        </table:table-row>
        <table:table-row table:style-name="ro1">
          <table:table-cell office:value-type="float" office:value="58.1" calcext:value-type="float">
            <text:p>58,1</text:p>
          </table:table-cell>
          <table:table-cell office:value-type="float" office:value="12.383" calcext:value-type="float">
            <text:p>12,383</text:p>
          </table:table-cell>
          <table:table-cell/>
          <table:table-cell office:value-type="float" office:value="172.755" calcext:value-type="float">
            <text:p>172,755</text:p>
          </table:table-cell>
          <table:table-cell office:value-type="float" office:value="123.033" calcext:value-type="float">
            <text:p>123,033</text:p>
          </table:table-cell>
          <table:table-cell/>
          <table:table-cell office:value-type="float" office:value="1361.042" calcext:value-type="float">
            <text:p>1361,042</text:p>
          </table:table-cell>
          <table:table-cell office:value-type="float" office:value="1247.68" calcext:value-type="float">
            <text:p>1247,68</text:p>
          </table:table-cell>
          <table:table-cell table:number-columns-repeated="7"/>
        </table:table-row>
        <table:table-row table:style-name="ro1">
          <table:table-cell office:value-type="float" office:value="56.485" calcext:value-type="float">
            <text:p>56,485</text:p>
          </table:table-cell>
          <table:table-cell office:value-type="float" office:value="12.663" calcext:value-type="float">
            <text:p>12,663</text:p>
          </table:table-cell>
          <table:table-cell/>
          <table:table-cell office:value-type="float" office:value="169.367" calcext:value-type="float">
            <text:p>169,367</text:p>
          </table:table-cell>
          <table:table-cell office:value-type="float" office:value="123.44" calcext:value-type="float">
            <text:p>123,44</text:p>
          </table:table-cell>
          <table:table-cell/>
          <table:table-cell office:value-type="float" office:value="1403.782" calcext:value-type="float">
            <text:p>1403,782</text:p>
          </table:table-cell>
          <table:table-cell office:value-type="float" office:value="1258.273" calcext:value-type="float">
            <text:p>1258,273</text:p>
          </table:table-cell>
          <table:table-cell table:number-columns-repeated="7"/>
        </table:table-row>
        <table:table-row table:style-name="ro1">
          <table:table-cell office:value-type="float" office:value="58.073" calcext:value-type="float">
            <text:p>58,073</text:p>
          </table:table-cell>
          <table:table-cell office:value-type="float" office:value="12.744" calcext:value-type="float">
            <text:p>12,744</text:p>
          </table:table-cell>
          <table:table-cell/>
          <table:table-cell office:value-type="float" office:value="169.866" calcext:value-type="float">
            <text:p>169,866</text:p>
          </table:table-cell>
          <table:table-cell office:value-type="float" office:value="124.725" calcext:value-type="float">
            <text:p>124,725</text:p>
          </table:table-cell>
          <table:table-cell/>
          <table:table-cell office:value-type="float" office:value="1344.964" calcext:value-type="float">
            <text:p>1344,964</text:p>
          </table:table-cell>
          <table:table-cell office:value-type="float" office:value="1290.824" calcext:value-type="float">
            <text:p>1290,824</text:p>
          </table:table-cell>
          <table:table-cell table:number-columns-repeated="7"/>
        </table:table-row>
        <table:table-row table:style-name="ro1">
          <table:table-cell office:value-type="float" office:value="59.075" calcext:value-type="float">
            <text:p>59,075</text:p>
          </table:table-cell>
          <table:table-cell office:value-type="float" office:value="12.436" calcext:value-type="float">
            <text:p>12,436</text:p>
          </table:table-cell>
          <table:table-cell/>
          <table:table-cell office:value-type="float" office:value="170.137" calcext:value-type="float">
            <text:p>170,137</text:p>
          </table:table-cell>
          <table:table-cell office:value-type="float" office:value="123.276" calcext:value-type="float">
            <text:p>123,276</text:p>
          </table:table-cell>
          <table:table-cell/>
          <table:table-cell office:value-type="float" office:value="1353.558" calcext:value-type="float">
            <text:p>1353,558</text:p>
          </table:table-cell>
          <table:table-cell office:value-type="float" office:value="1306.225" calcext:value-type="float">
            <text:p>1306,225</text:p>
          </table:table-cell>
          <table:table-cell table:number-columns-repeated="7"/>
        </table:table-row>
        <table:table-row table:style-name="ro1">
          <table:table-cell office:value-type="float" office:value="58.148" calcext:value-type="float">
            <text:p>58,148</text:p>
          </table:table-cell>
          <table:table-cell office:value-type="float" office:value="12.447" calcext:value-type="float">
            <text:p>12,447</text:p>
          </table:table-cell>
          <table:table-cell/>
          <table:table-cell office:value-type="float" office:value="175.955" calcext:value-type="float">
            <text:p>175,955</text:p>
          </table:table-cell>
          <table:table-cell office:value-type="float" office:value="123.289" calcext:value-type="float">
            <text:p>123,289</text:p>
          </table:table-cell>
          <table:table-cell/>
          <table:table-cell office:value-type="float" office:value="1328.43" calcext:value-type="float">
            <text:p>1328,43</text:p>
          </table:table-cell>
          <table:table-cell office:value-type="float" office:value="1279.901" calcext:value-type="float">
            <text:p>1279,901</text:p>
          </table:table-cell>
          <table:table-cell table:number-columns-repeated="7"/>
        </table:table-row>
        <table:table-row table:style-name="ro1">
          <table:table-cell office:value-type="float" office:value="64.872" calcext:value-type="float">
            <text:p>64,872</text:p>
          </table:table-cell>
          <table:table-cell office:value-type="float" office:value="12.366" calcext:value-type="float">
            <text:p>12,366</text:p>
          </table:table-cell>
          <table:table-cell/>
          <table:table-cell office:value-type="float" office:value="171.043" calcext:value-type="float">
            <text:p>171,043</text:p>
          </table:table-cell>
          <table:table-cell office:value-type="float" office:value="123.569" calcext:value-type="float">
            <text:p>123,569</text:p>
          </table:table-cell>
          <table:table-cell/>
          <table:table-cell office:value-type="float" office:value="1296.673" calcext:value-type="float">
            <text:p>1296,673</text:p>
          </table:table-cell>
          <table:table-cell office:value-type="float" office:value="1252.225" calcext:value-type="float">
            <text:p>1252,225</text:p>
          </table:table-cell>
          <table:table-cell table:number-columns-repeated="7"/>
        </table:table-row>
        <table:table-row table:style-name="ro1">
          <table:table-cell office:value-type="float" office:value="57.481" calcext:value-type="float">
            <text:p>57,481</text:p>
          </table:table-cell>
          <table:table-cell office:value-type="float" office:value="12.409" calcext:value-type="float">
            <text:p>12,409</text:p>
          </table:table-cell>
          <table:table-cell/>
          <table:table-cell office:value-type="float" office:value="177.06" calcext:value-type="float">
            <text:p>177,06</text:p>
          </table:table-cell>
          <table:table-cell office:value-type="float" office:value="129.744" calcext:value-type="float">
            <text:p>129,744</text:p>
          </table:table-cell>
          <table:table-cell/>
          <table:table-cell office:value-type="float" office:value="1295.65" calcext:value-type="float">
            <text:p>1295,65</text:p>
          </table:table-cell>
          <table:table-cell office:value-type="float" office:value="1247.927" calcext:value-type="float">
            <text:p>1247,927</text:p>
          </table:table-cell>
          <table:table-cell table:number-columns-repeated="7"/>
        </table:table-row>
        <table:table-row table:style-name="ro1">
          <table:table-cell office:value-type="float" office:value="55.066" calcext:value-type="float">
            <text:p>55,066</text:p>
          </table:table-cell>
          <table:table-cell office:value-type="float" office:value="12.616" calcext:value-type="float">
            <text:p>12,616</text:p>
          </table:table-cell>
          <table:table-cell/>
          <table:table-cell office:value-type="float" office:value="170.541" calcext:value-type="float">
            <text:p>170,541</text:p>
          </table:table-cell>
          <table:table-cell office:value-type="float" office:value="123.785" calcext:value-type="float">
            <text:p>123,785</text:p>
          </table:table-cell>
          <table:table-cell/>
          <table:table-cell office:value-type="float" office:value="1311.144" calcext:value-type="float">
            <text:p>1311,144</text:p>
          </table:table-cell>
          <table:table-cell office:value-type="float" office:value="1262.867" calcext:value-type="float">
            <text:p>1262,867</text:p>
          </table:table-cell>
          <table:table-cell table:number-columns-repeated="7"/>
        </table:table-row>
        <table:table-row table:style-name="ro1">
          <table:table-cell office:value-type="float" office:value="57.587" calcext:value-type="float">
            <text:p>57,587</text:p>
          </table:table-cell>
          <table:table-cell office:value-type="float" office:value="12.52" calcext:value-type="float">
            <text:p>12,52</text:p>
          </table:table-cell>
          <table:table-cell/>
          <table:table-cell office:value-type="float" office:value="172.885" calcext:value-type="float">
            <text:p>172,885</text:p>
          </table:table-cell>
          <table:table-cell office:value-type="float" office:value="123.494" calcext:value-type="float">
            <text:p>123,494</text:p>
          </table:table-cell>
          <table:table-cell/>
          <table:table-cell office:value-type="float" office:value="1304.959" calcext:value-type="float">
            <text:p>1304,959</text:p>
          </table:table-cell>
          <table:table-cell office:value-type="float" office:value="1258.476" calcext:value-type="float">
            <text:p>1258,476</text:p>
          </table:table-cell>
          <table:table-cell table:number-columns-repeated="7"/>
        </table:table-row>
        <table:table-row table:style-name="ro1">
          <table:table-cell office:value-type="float" office:value="56.915" calcext:value-type="float">
            <text:p>56,915</text:p>
          </table:table-cell>
          <table:table-cell office:value-type="float" office:value="12.447" calcext:value-type="float">
            <text:p>12,447</text:p>
          </table:table-cell>
          <table:table-cell/>
          <table:table-cell office:value-type="float" office:value="169.556" calcext:value-type="float">
            <text:p>169,556</text:p>
          </table:table-cell>
          <table:table-cell office:value-type="float" office:value="123.064" calcext:value-type="float">
            <text:p>123,064</text:p>
          </table:table-cell>
          <table:table-cell/>
          <table:table-cell office:value-type="float" office:value="1284.651" calcext:value-type="float">
            <text:p>1284,651</text:p>
          </table:table-cell>
          <table:table-cell office:value-type="float" office:value="1240.392" calcext:value-type="float">
            <text:p>1240,392</text:p>
          </table:table-cell>
          <table:table-cell table:number-columns-repeated="7"/>
        </table:table-row>
        <table:table-row table:style-name="ro1">
          <table:table-cell office:value-type="float" office:value="56.787" calcext:value-type="float">
            <text:p>56,787</text:p>
          </table:table-cell>
          <table:table-cell office:value-type="float" office:value="12.43" calcext:value-type="float">
            <text:p>12,43</text:p>
          </table:table-cell>
          <table:table-cell/>
          <table:table-cell office:value-type="float" office:value="173.273" calcext:value-type="float">
            <text:p>173,273</text:p>
          </table:table-cell>
          <table:table-cell office:value-type="float" office:value="127.028" calcext:value-type="float">
            <text:p>127,028</text:p>
          </table:table-cell>
          <table:table-cell/>
          <table:table-cell office:value-type="float" office:value="1293.196" calcext:value-type="float">
            <text:p>1293,196</text:p>
          </table:table-cell>
          <table:table-cell office:value-type="float" office:value="1232.358" calcext:value-type="float">
            <text:p>1232,358</text:p>
          </table:table-cell>
          <table:table-cell table:number-columns-repeated="7"/>
        </table:table-row>
        <table:table-row table:style-name="ro1">
          <table:table-cell office:value-type="float" office:value="55.887" calcext:value-type="float">
            <text:p>55,887</text:p>
          </table:table-cell>
          <table:table-cell office:value-type="float" office:value="12.425" calcext:value-type="float">
            <text:p>12,425</text:p>
          </table:table-cell>
          <table:table-cell/>
          <table:table-cell office:value-type="float" office:value="169.378" calcext:value-type="float">
            <text:p>169,378</text:p>
          </table:table-cell>
          <table:table-cell office:value-type="float" office:value="123.53" calcext:value-type="float">
            <text:p>123,53</text:p>
          </table:table-cell>
          <table:table-cell/>
          <table:table-cell office:value-type="float" office:value="1293.79" calcext:value-type="float">
            <text:p>1293,79</text:p>
          </table:table-cell>
          <table:table-cell office:value-type="float" office:value="1236.277" calcext:value-type="float">
            <text:p>1236,277</text:p>
          </table:table-cell>
          <table:table-cell table:number-columns-repeated="7"/>
        </table:table-row>
        <table:table-row table:style-name="ro1">
          <table:table-cell office:value-type="float" office:value="68.655" calcext:value-type="float">
            <text:p>68,655</text:p>
          </table:table-cell>
          <table:table-cell office:value-type="float" office:value="24.569" calcext:value-type="float">
            <text:p>24,569</text:p>
          </table:table-cell>
          <table:table-cell/>
          <table:table-cell office:value-type="float" office:value="167.92" calcext:value-type="float">
            <text:p>167,92</text:p>
          </table:table-cell>
          <table:table-cell office:value-type="float" office:value="123.33" calcext:value-type="float">
            <text:p>123,33</text:p>
          </table:table-cell>
          <table:table-cell/>
          <table:table-cell office:value-type="float" office:value="1410.485" calcext:value-type="float">
            <text:p>1410,485</text:p>
          </table:table-cell>
          <table:table-cell office:value-type="float" office:value="1242.905" calcext:value-type="float">
            <text:p>1242,905</text:p>
          </table:table-cell>
          <table:table-cell table:number-columns-repeated="7"/>
        </table:table-row>
        <table:table-row table:style-name="ro1">
          <table:table-cell office:value-type="float" office:value="72.039" calcext:value-type="float">
            <text:p>72,039</text:p>
          </table:table-cell>
          <table:table-cell office:value-type="float" office:value="12.596" calcext:value-type="float">
            <text:p>12,596</text:p>
          </table:table-cell>
          <table:table-cell/>
          <table:table-cell office:value-type="float" office:value="170.025" calcext:value-type="float">
            <text:p>170,025</text:p>
          </table:table-cell>
          <table:table-cell office:value-type="float" office:value="123.921" calcext:value-type="float">
            <text:p>123,921</text:p>
          </table:table-cell>
          <table:table-cell/>
          <table:table-cell office:value-type="float" office:value="1299.745" calcext:value-type="float">
            <text:p>1299,745</text:p>
          </table:table-cell>
          <table:table-cell office:value-type="float" office:value="1252.167" calcext:value-type="float">
            <text:p>1252,167</text:p>
          </table:table-cell>
          <table:table-cell table:number-columns-repeated="7"/>
        </table:table-row>
        <table:table-row table:style-name="ro1">
          <table:table-cell office:value-type="float" office:value="56.197" calcext:value-type="float">
            <text:p>56,197</text:p>
          </table:table-cell>
          <table:table-cell office:value-type="float" office:value="12.468" calcext:value-type="float">
            <text:p>12,468</text:p>
          </table:table-cell>
          <table:table-cell/>
          <table:table-cell office:value-type="float" office:value="167.922" calcext:value-type="float">
            <text:p>167,922</text:p>
          </table:table-cell>
          <table:table-cell office:value-type="float" office:value="122.823" calcext:value-type="float">
            <text:p>122,823</text:p>
          </table:table-cell>
          <table:table-cell/>
          <table:table-cell office:value-type="float" office:value="1281.302" calcext:value-type="float">
            <text:p>1281,302</text:p>
          </table:table-cell>
          <table:table-cell office:value-type="float" office:value="1237.01" calcext:value-type="float">
            <text:p>1237,01</text:p>
          </table:table-cell>
          <table:table-cell table:number-columns-repeated="7"/>
        </table:table-row>
        <table:table-row table:style-name="ro1">
          <table:table-cell office:value-type="float" office:value="56.868" calcext:value-type="float">
            <text:p>56,868</text:p>
          </table:table-cell>
          <table:table-cell office:value-type="float" office:value="12.507" calcext:value-type="float">
            <text:p>12,507</text:p>
          </table:table-cell>
          <table:table-cell/>
          <table:table-cell office:value-type="float" office:value="173.161" calcext:value-type="float">
            <text:p>173,161</text:p>
          </table:table-cell>
          <table:table-cell office:value-type="float" office:value="123.994" calcext:value-type="float">
            <text:p>123,994</text:p>
          </table:table-cell>
          <table:table-cell/>
          <table:table-cell office:value-type="float" office:value="1310.711" calcext:value-type="float">
            <text:p>1310,711</text:p>
          </table:table-cell>
          <table:table-cell office:value-type="float" office:value="1261.892" calcext:value-type="float">
            <text:p>1261,892</text:p>
          </table:table-cell>
          <table:table-cell table:number-columns-repeated="7"/>
        </table:table-row>
        <table:table-row table:style-name="ro1">
          <table:table-cell office:value-type="float" office:value="60.782" calcext:value-type="float">
            <text:p>60,782</text:p>
          </table:table-cell>
          <table:table-cell office:value-type="float" office:value="12.539" calcext:value-type="float">
            <text:p>12,539</text:p>
          </table:table-cell>
          <table:table-cell/>
          <table:table-cell office:value-type="float" office:value="171.453" calcext:value-type="float">
            <text:p>171,453</text:p>
          </table:table-cell>
          <table:table-cell office:value-type="float" office:value="123.432" calcext:value-type="float">
            <text:p>123,432</text:p>
          </table:table-cell>
          <table:table-cell/>
          <table:table-cell office:value-type="float" office:value="1282.273" calcext:value-type="float">
            <text:p>1282,273</text:p>
          </table:table-cell>
          <table:table-cell office:value-type="float" office:value="1236.01" calcext:value-type="float">
            <text:p>1236,01</text:p>
          </table:table-cell>
          <table:table-cell table:number-columns-repeated="7"/>
        </table:table-row>
        <table:table-row table:style-name="ro1">
          <table:table-cell office:value-type="float" office:value="56.702" calcext:value-type="float">
            <text:p>56,702</text:p>
          </table:table-cell>
          <table:table-cell office:value-type="float" office:value="12.512" calcext:value-type="float">
            <text:p>12,512</text:p>
          </table:table-cell>
          <table:table-cell/>
          <table:table-cell office:value-type="float" office:value="172.638" calcext:value-type="float">
            <text:p>172,638</text:p>
          </table:table-cell>
          <table:table-cell office:value-type="float" office:value="123.163" calcext:value-type="float">
            <text:p>123,163</text:p>
          </table:table-cell>
          <table:table-cell/>
          <table:table-cell office:value-type="float" office:value="1301.497" calcext:value-type="float">
            <text:p>1301,497</text:p>
          </table:table-cell>
          <table:table-cell office:value-type="float" office:value="1254.645" calcext:value-type="float">
            <text:p>1254,645</text:p>
          </table:table-cell>
          <table:table-cell table:number-columns-repeated="7"/>
        </table:table-row>
        <table:table-row table:style-name="ro1">
          <table:table-cell office:value-type="float" office:value="58.098" calcext:value-type="float">
            <text:p>58,098</text:p>
          </table:table-cell>
          <table:table-cell office:value-type="float" office:value="12.57" calcext:value-type="float">
            <text:p>12,57</text:p>
          </table:table-cell>
          <table:table-cell/>
          <table:table-cell office:value-type="float" office:value="173.413" calcext:value-type="float">
            <text:p>173,413</text:p>
          </table:table-cell>
          <table:table-cell office:value-type="float" office:value="123.441" calcext:value-type="float">
            <text:p>123,441</text:p>
          </table:table-cell>
          <table:table-cell/>
          <table:table-cell office:value-type="float" office:value="1307.471" calcext:value-type="float">
            <text:p>1307,471</text:p>
          </table:table-cell>
          <table:table-cell office:value-type="float" office:value="1231.333" calcext:value-type="float">
            <text:p>1231,333</text:p>
          </table:table-cell>
          <table:table-cell table:number-columns-repeated="7"/>
        </table:table-row>
        <table:table-row table:style-name="ro1">
          <table:table-cell office:value-type="float" office:value="56.442" calcext:value-type="float">
            <text:p>56,442</text:p>
          </table:table-cell>
          <table:table-cell office:value-type="float" office:value="12.376" calcext:value-type="float">
            <text:p>12,376</text:p>
          </table:table-cell>
          <table:table-cell/>
          <table:table-cell office:value-type="float" office:value="198.869" calcext:value-type="float">
            <text:p>198,869</text:p>
          </table:table-cell>
          <table:table-cell office:value-type="float" office:value="123.1" calcext:value-type="float">
            <text:p>123,1</text:p>
          </table:table-cell>
          <table:table-cell/>
          <table:table-cell office:value-type="float" office:value="1283.539" calcext:value-type="float">
            <text:p>1283,539</text:p>
          </table:table-cell>
          <table:table-cell office:value-type="float" office:value="1240.246" calcext:value-type="float">
            <text:p>1240,246</text:p>
          </table:table-cell>
          <table:table-cell table:number-columns-repeated="7"/>
        </table:table-row>
        <table:table-row table:style-name="ro1">
          <table:table-cell office:value-type="float" office:value="56.364" calcext:value-type="float">
            <text:p>56,364</text:p>
          </table:table-cell>
          <table:table-cell office:value-type="float" office:value="12.55" calcext:value-type="float">
            <text:p>12,55</text:p>
          </table:table-cell>
          <table:table-cell/>
          <table:table-cell office:value-type="float" office:value="171.055" calcext:value-type="float">
            <text:p>171,055</text:p>
          </table:table-cell>
          <table:table-cell office:value-type="float" office:value="123.784" calcext:value-type="float">
            <text:p>123,784</text:p>
          </table:table-cell>
          <table:table-cell/>
          <table:table-cell office:value-type="float" office:value="1278.351" calcext:value-type="float">
            <text:p>1278,351</text:p>
          </table:table-cell>
          <table:table-cell office:value-type="float" office:value="1235.012" calcext:value-type="float">
            <text:p>1235,012</text:p>
          </table:table-cell>
          <table:table-cell table:number-columns-repeated="7"/>
        </table:table-row>
        <table:table-row table:style-name="ro1">
          <table:table-cell office:value-type="float" office:value="56.146" calcext:value-type="float">
            <text:p>56,146</text:p>
          </table:table-cell>
          <table:table-cell office:value-type="float" office:value="12.579" calcext:value-type="float">
            <text:p>12,579</text:p>
          </table:table-cell>
          <table:table-cell/>
          <table:table-cell office:value-type="float" office:value="168.683" calcext:value-type="float">
            <text:p>168,683</text:p>
          </table:table-cell>
          <table:table-cell office:value-type="float" office:value="122.95" calcext:value-type="float">
            <text:p>122,95</text:p>
          </table:table-cell>
          <table:table-cell/>
          <table:table-cell office:value-type="float" office:value="1275.788" calcext:value-type="float">
            <text:p>1275,788</text:p>
          </table:table-cell>
          <table:table-cell office:value-type="float" office:value="1231.392" calcext:value-type="float">
            <text:p>1231,392</text:p>
          </table:table-cell>
          <table:table-cell table:number-columns-repeated="7"/>
        </table:table-row>
        <table:table-row table:style-name="ro1">
          <table:table-cell office:value-type="float" office:value="56.348" calcext:value-type="float">
            <text:p>56,348</text:p>
          </table:table-cell>
          <table:table-cell office:value-type="float" office:value="12.504" calcext:value-type="float">
            <text:p>12,504</text:p>
          </table:table-cell>
          <table:table-cell/>
          <table:table-cell office:value-type="float" office:value="169.803" calcext:value-type="float">
            <text:p>169,803</text:p>
          </table:table-cell>
          <table:table-cell office:value-type="float" office:value="122.914" calcext:value-type="float">
            <text:p>122,914</text:p>
          </table:table-cell>
          <table:table-cell/>
          <table:table-cell office:value-type="float" office:value="1308.543" calcext:value-type="float">
            <text:p>1308,543</text:p>
          </table:table-cell>
          <table:table-cell office:value-type="float" office:value="1248.486" calcext:value-type="float">
            <text:p>1248,486</text:p>
          </table:table-cell>
          <table:table-cell table:number-columns-repeated="7"/>
        </table:table-row>
        <table:table-row table:style-name="ro1">
          <table:table-cell office:value-type="float" office:value="56.988" calcext:value-type="float">
            <text:p>56,988</text:p>
          </table:table-cell>
          <table:table-cell office:value-type="float" office:value="12.489" calcext:value-type="float">
            <text:p>12,489</text:p>
          </table:table-cell>
          <table:table-cell/>
          <table:table-cell office:value-type="float" office:value="166.483" calcext:value-type="float">
            <text:p>166,483</text:p>
          </table:table-cell>
          <table:table-cell office:value-type="float" office:value="123.459" calcext:value-type="float">
            <text:p>123,459</text:p>
          </table:table-cell>
          <table:table-cell/>
          <table:table-cell office:value-type="float" office:value="1289.91" calcext:value-type="float">
            <text:p>1289,91</text:p>
          </table:table-cell>
          <table:table-cell office:value-type="float" office:value="1247.452" calcext:value-type="float">
            <text:p>1247,452</text:p>
          </table:table-cell>
          <table:table-cell table:number-columns-repeated="7"/>
        </table:table-row>
        <table:table-row table:style-name="ro1">
          <table:table-cell office:value-type="float" office:value="57.908" calcext:value-type="float">
            <text:p>57,908</text:p>
          </table:table-cell>
          <table:table-cell office:value-type="float" office:value="12.522" calcext:value-type="float">
            <text:p>12,522</text:p>
          </table:table-cell>
          <table:table-cell/>
          <table:table-cell office:value-type="float" office:value="170.72" calcext:value-type="float">
            <text:p>170,72</text:p>
          </table:table-cell>
          <table:table-cell office:value-type="float" office:value="124.637" calcext:value-type="float">
            <text:p>124,637</text:p>
          </table:table-cell>
          <table:table-cell/>
          <table:table-cell office:value-type="float" office:value="1314.164" calcext:value-type="float">
            <text:p>1314,164</text:p>
          </table:table-cell>
          <table:table-cell office:value-type="float" office:value="1262.311" calcext:value-type="float">
            <text:p>1262,311</text:p>
          </table:table-cell>
          <table:table-cell table:number-columns-repeated="7"/>
        </table:table-row>
        <table:table-row table:style-name="ro1">
          <table:table-cell office:value-type="float" office:value="57.754" calcext:value-type="float">
            <text:p>57,754</text:p>
          </table:table-cell>
          <table:table-cell office:value-type="float" office:value="12.452" calcext:value-type="float">
            <text:p>12,452</text:p>
          </table:table-cell>
          <table:table-cell/>
          <table:table-cell office:value-type="float" office:value="169.458" calcext:value-type="float">
            <text:p>169,458</text:p>
          </table:table-cell>
          <table:table-cell office:value-type="float" office:value="123.271" calcext:value-type="float">
            <text:p>123,271</text:p>
          </table:table-cell>
          <table:table-cell/>
          <table:table-cell office:value-type="float" office:value="1314.784" calcext:value-type="float">
            <text:p>1314,784</text:p>
          </table:table-cell>
          <table:table-cell office:value-type="float" office:value="1224.883" calcext:value-type="float">
            <text:p>1224,883</text:p>
          </table:table-cell>
          <table:table-cell table:number-columns-repeated="7"/>
        </table:table-row>
        <table:table-row table:style-name="ro1">
          <table:table-cell office:value-type="float" office:value="53.327" calcext:value-type="float">
            <text:p>53,327</text:p>
          </table:table-cell>
          <table:table-cell office:value-type="float" office:value="12.472" calcext:value-type="float">
            <text:p>12,472</text:p>
          </table:table-cell>
          <table:table-cell/>
          <table:table-cell office:value-type="float" office:value="169.761" calcext:value-type="float">
            <text:p>169,761</text:p>
          </table:table-cell>
          <table:table-cell office:value-type="float" office:value="123.329" calcext:value-type="float">
            <text:p>123,329</text:p>
          </table:table-cell>
          <table:table-cell/>
          <table:table-cell office:value-type="float" office:value="1273.898" calcext:value-type="float">
            <text:p>1273,898</text:p>
          </table:table-cell>
          <table:table-cell office:value-type="float" office:value="1231.687" calcext:value-type="float">
            <text:p>1231,687</text:p>
          </table:table-cell>
          <table:table-cell table:number-columns-repeated="7"/>
        </table:table-row>
        <table:table-row table:style-name="ro1">
          <table:table-cell office:value-type="float" office:value="54.939" calcext:value-type="float">
            <text:p>54,939</text:p>
          </table:table-cell>
          <table:table-cell office:value-type="float" office:value="12.444" calcext:value-type="float">
            <text:p>12,444</text:p>
          </table:table-cell>
          <table:table-cell/>
          <table:table-cell office:value-type="float" office:value="171.723" calcext:value-type="float">
            <text:p>171,723</text:p>
          </table:table-cell>
          <table:table-cell office:value-type="float" office:value="125.333" calcext:value-type="float">
            <text:p>125,333</text:p>
          </table:table-cell>
          <table:table-cell/>
          <table:table-cell office:value-type="float" office:value="1295.782" calcext:value-type="float">
            <text:p>1295,782</text:p>
          </table:table-cell>
          <table:table-cell office:value-type="float" office:value="1230.69" calcext:value-type="float">
            <text:p>1230,69</text:p>
          </table:table-cell>
          <table:table-cell table:number-columns-repeated="7"/>
        </table:table-row>
        <table:table-row table:style-name="ro1">
          <table:table-cell office:value-type="float" office:value="54.328" calcext:value-type="float">
            <text:p>54,328</text:p>
          </table:table-cell>
          <table:table-cell office:value-type="float" office:value="12.389" calcext:value-type="float">
            <text:p>12,389</text:p>
          </table:table-cell>
          <table:table-cell/>
          <table:table-cell office:value-type="float" office:value="168.803" calcext:value-type="float">
            <text:p>168,803</text:p>
          </table:table-cell>
          <table:table-cell office:value-type="float" office:value="123.445" calcext:value-type="float">
            <text:p>123,445</text:p>
          </table:table-cell>
          <table:table-cell/>
          <table:table-cell office:value-type="float" office:value="1331.152" calcext:value-type="float">
            <text:p>1331,152</text:p>
          </table:table-cell>
          <table:table-cell office:value-type="float" office:value="1249.577" calcext:value-type="float">
            <text:p>1249,577</text:p>
          </table:table-cell>
          <table:table-cell table:number-columns-repeated="7"/>
        </table:table-row>
        <table:table-row table:style-name="ro1">
          <table:table-cell office:value-type="float" office:value="54.57" calcext:value-type="float">
            <text:p>54,57</text:p>
          </table:table-cell>
          <table:table-cell office:value-type="float" office:value="12.448" calcext:value-type="float">
            <text:p>12,448</text:p>
          </table:table-cell>
          <table:table-cell/>
          <table:table-cell office:value-type="float" office:value="168.389" calcext:value-type="float">
            <text:p>168,389</text:p>
          </table:table-cell>
          <table:table-cell office:value-type="float" office:value="123.175" calcext:value-type="float">
            <text:p>123,175</text:p>
          </table:table-cell>
          <table:table-cell/>
          <table:table-cell office:value-type="float" office:value="1279.797" calcext:value-type="float">
            <text:p>1279,797</text:p>
          </table:table-cell>
          <table:table-cell office:value-type="float" office:value="1235.105" calcext:value-type="float">
            <text:p>1235,105</text:p>
          </table:table-cell>
          <table:table-cell table:number-columns-repeated="7"/>
        </table:table-row>
        <table:table-row table:style-name="ro1">
          <table:table-cell office:value-type="float" office:value="56.027" calcext:value-type="float">
            <text:p>56,027</text:p>
          </table:table-cell>
          <table:table-cell office:value-type="float" office:value="12.418" calcext:value-type="float">
            <text:p>12,418</text:p>
          </table:table-cell>
          <table:table-cell/>
          <table:table-cell office:value-type="float" office:value="172.477" calcext:value-type="float">
            <text:p>172,477</text:p>
          </table:table-cell>
          <table:table-cell office:value-type="float" office:value="123.2" calcext:value-type="float">
            <text:p>123,2</text:p>
          </table:table-cell>
          <table:table-cell/>
          <table:table-cell office:value-type="float" office:value="1281.435" calcext:value-type="float">
            <text:p>1281,435</text:p>
          </table:table-cell>
          <table:table-cell office:value-type="float" office:value="1238.914" calcext:value-type="float">
            <text:p>1238,914</text:p>
          </table:table-cell>
          <table:table-cell table:number-columns-repeated="7"/>
        </table:table-row>
        <table:table-row table:style-name="ro1">
          <table:table-cell office:value-type="float" office:value="56.224" calcext:value-type="float">
            <text:p>56,224</text:p>
          </table:table-cell>
          <table:table-cell office:value-type="float" office:value="12.421" calcext:value-type="float">
            <text:p>12,421</text:p>
          </table:table-cell>
          <table:table-cell/>
          <table:table-cell office:value-type="float" office:value="171.278" calcext:value-type="float">
            <text:p>171,278</text:p>
          </table:table-cell>
          <table:table-cell office:value-type="float" office:value="124.075" calcext:value-type="float">
            <text:p>124,075</text:p>
          </table:table-cell>
          <table:table-cell/>
          <table:table-cell office:value-type="float" office:value="1278.701" calcext:value-type="float">
            <text:p>1278,701</text:p>
          </table:table-cell>
          <table:table-cell office:value-type="float" office:value="1236.758" calcext:value-type="float">
            <text:p>1236,758</text:p>
          </table:table-cell>
          <table:table-cell table:number-columns-repeated="7"/>
        </table:table-row>
        <table:table-row table:style-name="ro1">
          <table:table-cell office:value-type="float" office:value="58.039" calcext:value-type="float">
            <text:p>58,039</text:p>
          </table:table-cell>
          <table:table-cell office:value-type="float" office:value="12.532" calcext:value-type="float">
            <text:p>12,532</text:p>
          </table:table-cell>
          <table:table-cell/>
          <table:table-cell office:value-type="float" office:value="169.989" calcext:value-type="float">
            <text:p>169,989</text:p>
          </table:table-cell>
          <table:table-cell office:value-type="float" office:value="122.815" calcext:value-type="float">
            <text:p>122,815</text:p>
          </table:table-cell>
          <table:table-cell/>
          <table:table-cell office:value-type="float" office:value="1274.522" calcext:value-type="float">
            <text:p>1274,522</text:p>
          </table:table-cell>
          <table:table-cell office:value-type="float" office:value="1232.376" calcext:value-type="float">
            <text:p>1232,376</text:p>
          </table:table-cell>
          <table:table-cell table:number-columns-repeated="7"/>
        </table:table-row>
        <table:table-row table:style-name="ro1">
          <table:table-cell office:value-type="float" office:value="59.605" calcext:value-type="float">
            <text:p>59,605</text:p>
          </table:table-cell>
          <table:table-cell office:value-type="float" office:value="12.475" calcext:value-type="float">
            <text:p>12,475</text:p>
          </table:table-cell>
          <table:table-cell/>
          <table:table-cell office:value-type="float" office:value="172.216" calcext:value-type="float">
            <text:p>172,216</text:p>
          </table:table-cell>
          <table:table-cell office:value-type="float" office:value="122.893" calcext:value-type="float">
            <text:p>122,893</text:p>
          </table:table-cell>
          <table:table-cell/>
          <table:table-cell office:value-type="float" office:value="1282.787" calcext:value-type="float">
            <text:p>1282,787</text:p>
          </table:table-cell>
          <table:table-cell office:value-type="float" office:value="1237.965" calcext:value-type="float">
            <text:p>1237,965</text:p>
          </table:table-cell>
          <table:table-cell table:number-columns-repeated="7"/>
        </table:table-row>
        <table:table-row table:style-name="ro1">
          <table:table-cell office:value-type="float" office:value="60.276" calcext:value-type="float">
            <text:p>60,276</text:p>
          </table:table-cell>
          <table:table-cell office:value-type="float" office:value="12.462" calcext:value-type="float">
            <text:p>12,462</text:p>
          </table:table-cell>
          <table:table-cell/>
          <table:table-cell office:value-type="float" office:value="170.505" calcext:value-type="float">
            <text:p>170,505</text:p>
          </table:table-cell>
          <table:table-cell office:value-type="float" office:value="124.251" calcext:value-type="float">
            <text:p>124,251</text:p>
          </table:table-cell>
          <table:table-cell/>
          <table:table-cell office:value-type="float" office:value="1274.776" calcext:value-type="float">
            <text:p>1274,776</text:p>
          </table:table-cell>
          <table:table-cell office:value-type="float" office:value="1230.19" calcext:value-type="float">
            <text:p>1230,19</text:p>
          </table:table-cell>
          <table:table-cell table:number-columns-repeated="7"/>
        </table:table-row>
        <table:table-row table:style-name="ro1">
          <table:table-cell office:value-type="float" office:value="61.468" calcext:value-type="float">
            <text:p>61,468</text:p>
          </table:table-cell>
          <table:table-cell office:value-type="float" office:value="12.573" calcext:value-type="float">
            <text:p>12,573</text:p>
          </table:table-cell>
          <table:table-cell/>
          <table:table-cell office:value-type="float" office:value="167.876" calcext:value-type="float">
            <text:p>167,876</text:p>
          </table:table-cell>
          <table:table-cell office:value-type="float" office:value="123.533" calcext:value-type="float">
            <text:p>123,533</text:p>
          </table:table-cell>
          <table:table-cell/>
          <table:table-cell office:value-type="float" office:value="1273.634" calcext:value-type="float">
            <text:p>1273,634</text:p>
          </table:table-cell>
          <table:table-cell office:value-type="float" office:value="1227.947" calcext:value-type="float">
            <text:p>1227,947</text:p>
          </table:table-cell>
          <table:table-cell table:number-columns-repeated="7"/>
        </table:table-row>
        <table:table-row table:style-name="ro1">
          <table:table-cell office:value-type="float" office:value="60.669" calcext:value-type="float">
            <text:p>60,669</text:p>
          </table:table-cell>
          <table:table-cell office:value-type="float" office:value="12.417" calcext:value-type="float">
            <text:p>12,417</text:p>
          </table:table-cell>
          <table:table-cell/>
          <table:table-cell office:value-type="float" office:value="169.704" calcext:value-type="float">
            <text:p>169,704</text:p>
          </table:table-cell>
          <table:table-cell office:value-type="float" office:value="123.494" calcext:value-type="float">
            <text:p>123,494</text:p>
          </table:table-cell>
          <table:table-cell/>
          <table:table-cell office:value-type="float" office:value="1274.967" calcext:value-type="float">
            <text:p>1274,967</text:p>
          </table:table-cell>
          <table:table-cell office:value-type="float" office:value="1232.518" calcext:value-type="float">
            <text:p>1232,518</text:p>
          </table:table-cell>
          <table:table-cell table:number-columns-repeated="7"/>
        </table:table-row>
        <table:table-row table:style-name="ro1">
          <table:table-cell office:value-type="float" office:value="61.676" calcext:value-type="float">
            <text:p>61,676</text:p>
          </table:table-cell>
          <table:table-cell office:value-type="float" office:value="12.625" calcext:value-type="float">
            <text:p>12,625</text:p>
          </table:table-cell>
          <table:table-cell/>
          <table:table-cell office:value-type="float" office:value="171.287" calcext:value-type="float">
            <text:p>171,28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79.704" calcext:value-type="float">
            <text:p>1279,704</text:p>
          </table:table-cell>
          <table:table-cell office:value-type="float" office:value="1230.456" calcext:value-type="float">
            <text:p>1230,456</text:p>
          </table:table-cell>
          <table:table-cell table:number-columns-repeated="7"/>
        </table:table-row>
        <table:table-row table:style-name="ro1">
          <table:table-cell office:value-type="float" office:value="54.839" calcext:value-type="float">
            <text:p>54,839</text:p>
          </table:table-cell>
          <table:table-cell office:value-type="float" office:value="12.492" calcext:value-type="float">
            <text:p>12,492</text:p>
          </table:table-cell>
          <table:table-cell/>
          <table:table-cell office:value-type="float" office:value="175.514" calcext:value-type="float">
            <text:p>175,514</text:p>
          </table:table-cell>
          <table:table-cell office:value-type="float" office:value="129.036" calcext:value-type="float">
            <text:p>129,036</text:p>
          </table:table-cell>
          <table:table-cell/>
          <table:table-cell office:value-type="float" office:value="1316.846" calcext:value-type="float">
            <text:p>1316,846</text:p>
          </table:table-cell>
          <table:table-cell office:value-type="float" office:value="1272.34" calcext:value-type="float">
            <text:p>1272,34</text:p>
          </table:table-cell>
          <table:table-cell table:number-columns-repeated="7"/>
        </table:table-row>
        <table:table-row table:style-name="ro1">
          <table:table-cell office:value-type="float" office:value="63.936" calcext:value-type="float">
            <text:p>63,936</text:p>
          </table:table-cell>
          <table:table-cell office:value-type="float" office:value="12.679" calcext:value-type="float">
            <text:p>12,679</text:p>
          </table:table-cell>
          <table:table-cell/>
          <table:table-cell office:value-type="float" office:value="173.535" calcext:value-type="float">
            <text:p>173,535</text:p>
          </table:table-cell>
          <table:table-cell office:value-type="float" office:value="124.868" calcext:value-type="float">
            <text:p>124,868</text:p>
          </table:table-cell>
          <table:table-cell/>
          <table:table-cell office:value-type="float" office:value="1273.896" calcext:value-type="float">
            <text:p>1273,896</text:p>
          </table:table-cell>
          <table:table-cell office:value-type="float" office:value="1229.25" calcext:value-type="float">
            <text:p>1229,25</text:p>
          </table:table-cell>
          <table:table-cell table:number-columns-repeated="7"/>
        </table:table-row>
        <table:table-row table:style-name="ro1">
          <table:table-cell office:value-type="float" office:value="54.396" calcext:value-type="float">
            <text:p>54,396</text:p>
          </table:table-cell>
          <table:table-cell office:value-type="float" office:value="12.421" calcext:value-type="float">
            <text:p>12,421</text:p>
          </table:table-cell>
          <table:table-cell/>
          <table:table-cell office:value-type="float" office:value="168.643" calcext:value-type="float">
            <text:p>168,643</text:p>
          </table:table-cell>
          <table:table-cell office:value-type="float" office:value="123.399" calcext:value-type="float">
            <text:p>123,399</text:p>
          </table:table-cell>
          <table:table-cell/>
          <table:table-cell office:value-type="float" office:value="1274.991" calcext:value-type="float">
            <text:p>1274,991</text:p>
          </table:table-cell>
          <table:table-cell office:value-type="float" office:value="1229.453" calcext:value-type="float">
            <text:p>1229,453</text:p>
          </table:table-cell>
          <table:table-cell table:number-columns-repeated="7"/>
        </table:table-row>
        <table:table-row table:style-name="ro1">
          <table:table-cell office:value-type="float" office:value="57.115" calcext:value-type="float">
            <text:p>57,115</text:p>
          </table:table-cell>
          <table:table-cell office:value-type="float" office:value="12.532" calcext:value-type="float">
            <text:p>12,532</text:p>
          </table:table-cell>
          <table:table-cell/>
          <table:table-cell office:value-type="float" office:value="166.844" calcext:value-type="float">
            <text:p>166,844</text:p>
          </table:table-cell>
          <table:table-cell office:value-type="float" office:value="123.821" calcext:value-type="float">
            <text:p>123,821</text:p>
          </table:table-cell>
          <table:table-cell/>
          <table:table-cell office:value-type="float" office:value="1276.456" calcext:value-type="float">
            <text:p>1276,456</text:p>
          </table:table-cell>
          <table:table-cell office:value-type="float" office:value="1231.523" calcext:value-type="float">
            <text:p>1231,523</text:p>
          </table:table-cell>
          <table:table-cell table:number-columns-repeated="7"/>
        </table:table-row>
        <table:table-row table:style-name="ro1">
          <table:table-cell office:value-type="float" office:value="57.209" calcext:value-type="float">
            <text:p>57,209</text:p>
          </table:table-cell>
          <table:table-cell office:value-type="float" office:value="12.404" calcext:value-type="float">
            <text:p>12,404</text:p>
          </table:table-cell>
          <table:table-cell/>
          <table:table-cell office:value-type="float" office:value="173.19" calcext:value-type="float">
            <text:p>173,19</text:p>
          </table:table-cell>
          <table:table-cell office:value-type="float" office:value="123.556" calcext:value-type="float">
            <text:p>123,556</text:p>
          </table:table-cell>
          <table:table-cell/>
          <table:table-cell office:value-type="float" office:value="1277.486" calcext:value-type="float">
            <text:p>1277,486</text:p>
          </table:table-cell>
          <table:table-cell office:value-type="float" office:value="1233.11" calcext:value-type="float">
            <text:p>1233,11</text:p>
          </table:table-cell>
          <table:table-cell table:number-columns-repeated="7"/>
        </table:table-row>
        <table:table-row table:style-name="ro1">
          <table:table-cell office:value-type="float" office:value="55.777" calcext:value-type="float">
            <text:p>55,777</text:p>
          </table:table-cell>
          <table:table-cell office:value-type="float" office:value="12.411" calcext:value-type="float">
            <text:p>12,411</text:p>
          </table:table-cell>
          <table:table-cell/>
          <table:table-cell office:value-type="float" office:value="170.234" calcext:value-type="float">
            <text:p>170,234</text:p>
          </table:table-cell>
          <table:table-cell office:value-type="float" office:value="123.346" calcext:value-type="float">
            <text:p>123,346</text:p>
          </table:table-cell>
          <table:table-cell/>
          <table:table-cell office:value-type="float" office:value="1279.289" calcext:value-type="float">
            <text:p>1279,289</text:p>
          </table:table-cell>
          <table:table-cell office:value-type="float" office:value="1235.617" calcext:value-type="float">
            <text:p>1235,617</text:p>
          </table:table-cell>
          <table:table-cell table:number-columns-repeated="7"/>
        </table:table-row>
        <table:table-row table:style-name="ro1">
          <table:table-cell office:value-type="float" office:value="54.113" calcext:value-type="float">
            <text:p>54,113</text:p>
          </table:table-cell>
          <table:table-cell office:value-type="float" office:value="12.638" calcext:value-type="float">
            <text:p>12,638</text:p>
          </table:table-cell>
          <table:table-cell/>
          <table:table-cell office:value-type="float" office:value="168.618" calcext:value-type="float">
            <text:p>168,618</text:p>
          </table:table-cell>
          <table:table-cell office:value-type="float" office:value="123.009" calcext:value-type="float">
            <text:p>123,009</text:p>
          </table:table-cell>
          <table:table-cell/>
          <table:table-cell office:value-type="float" office:value="1290.77" calcext:value-type="float">
            <text:p>1290,77</text:p>
          </table:table-cell>
          <table:table-cell office:value-type="float" office:value="1248.357" calcext:value-type="float">
            <text:p>1248,357</text:p>
          </table:table-cell>
          <table:table-cell table:number-columns-repeated="7"/>
        </table:table-row>
        <table:table-row table:style-name="ro1">
          <table:table-cell office:value-type="float" office:value="55.863" calcext:value-type="float">
            <text:p>55,863</text:p>
          </table:table-cell>
          <table:table-cell office:value-type="float" office:value="12.486" calcext:value-type="float">
            <text:p>12,486</text:p>
          </table:table-cell>
          <table:table-cell/>
          <table:table-cell office:value-type="float" office:value="170.01" calcext:value-type="float">
            <text:p>170,01</text:p>
          </table:table-cell>
          <table:table-cell office:value-type="float" office:value="123.026" calcext:value-type="float">
            <text:p>123,026</text:p>
          </table:table-cell>
          <table:table-cell/>
          <table:table-cell office:value-type="float" office:value="1281.282" calcext:value-type="float">
            <text:p>1281,282</text:p>
          </table:table-cell>
          <table:table-cell office:value-type="float" office:value="1236.534" calcext:value-type="float">
            <text:p>1236,534</text:p>
          </table:table-cell>
          <table:table-cell table:number-columns-repeated="7"/>
        </table:table-row>
        <table:table-row table:style-name="ro1">
          <table:table-cell office:value-type="float" office:value="54.277" calcext:value-type="float">
            <text:p>54,277</text:p>
          </table:table-cell>
          <table:table-cell office:value-type="float" office:value="12.508" calcext:value-type="float">
            <text:p>12,508</text:p>
          </table:table-cell>
          <table:table-cell/>
          <table:table-cell office:value-type="float" office:value="168.89" calcext:value-type="float">
            <text:p>168,89</text:p>
          </table:table-cell>
          <table:table-cell office:value-type="float" office:value="123.173" calcext:value-type="float">
            <text:p>123,173</text:p>
          </table:table-cell>
          <table:table-cell/>
          <table:table-cell office:value-type="float" office:value="1274.585" calcext:value-type="float">
            <text:p>1274,585</text:p>
          </table:table-cell>
          <table:table-cell office:value-type="float" office:value="1231.619" calcext:value-type="float">
            <text:p>1231,619</text:p>
          </table:table-cell>
          <table:table-cell table:number-columns-repeated="7"/>
        </table:table-row>
        <table:table-row table:style-name="ro1">
          <table:table-cell office:value-type="float" office:value="58.955" calcext:value-type="float">
            <text:p>58,955</text:p>
          </table:table-cell>
          <table:table-cell office:value-type="float" office:value="12.41" calcext:value-type="float">
            <text:p>12,41</text:p>
          </table:table-cell>
          <table:table-cell/>
          <table:table-cell office:value-type="float" office:value="170.125" calcext:value-type="float">
            <text:p>170,125</text:p>
          </table:table-cell>
          <table:table-cell office:value-type="float" office:value="123.597" calcext:value-type="float">
            <text:p>123,597</text:p>
          </table:table-cell>
          <table:table-cell/>
          <table:table-cell office:value-type="float" office:value="1291.35" calcext:value-type="float">
            <text:p>1291,35</text:p>
          </table:table-cell>
          <table:table-cell office:value-type="float" office:value="1229.013" calcext:value-type="float">
            <text:p>1229,013</text:p>
          </table:table-cell>
          <table:table-cell table:number-columns-repeated="7"/>
        </table:table-row>
        <table:table-row table:style-name="ro1">
          <table:table-cell office:value-type="float" office:value="55.388" calcext:value-type="float">
            <text:p>55,388</text:p>
          </table:table-cell>
          <table:table-cell office:value-type="float" office:value="12.373" calcext:value-type="float">
            <text:p>12,373</text:p>
          </table:table-cell>
          <table:table-cell/>
          <table:table-cell office:value-type="float" office:value="173.126" calcext:value-type="float">
            <text:p>173,126</text:p>
          </table:table-cell>
          <table:table-cell office:value-type="float" office:value="127.666" calcext:value-type="float">
            <text:p>127,666</text:p>
          </table:table-cell>
          <table:table-cell/>
          <table:table-cell office:value-type="float" office:value="1275.03" calcext:value-type="float">
            <text:p>1275,03</text:p>
          </table:table-cell>
          <table:table-cell office:value-type="float" office:value="1229.245" calcext:value-type="float">
            <text:p>1229,245</text:p>
          </table:table-cell>
          <table:table-cell table:number-columns-repeated="7"/>
        </table:table-row>
        <table:table-row table:style-name="ro1">
          <table:table-cell office:value-type="float" office:value="57.821" calcext:value-type="float">
            <text:p>57,821</text:p>
          </table:table-cell>
          <table:table-cell office:value-type="float" office:value="12.559" calcext:value-type="float">
            <text:p>12,559</text:p>
          </table:table-cell>
          <table:table-cell/>
          <table:table-cell office:value-type="float" office:value="167.405" calcext:value-type="float">
            <text:p>167,405</text:p>
          </table:table-cell>
          <table:table-cell office:value-type="float" office:value="123.599" calcext:value-type="float">
            <text:p>123,599</text:p>
          </table:table-cell>
          <table:table-cell/>
          <table:table-cell office:value-type="float" office:value="1274.37" calcext:value-type="float">
            <text:p>1274,37</text:p>
          </table:table-cell>
          <table:table-cell office:value-type="float" office:value="1231.821" calcext:value-type="float">
            <text:p>1231,821</text:p>
          </table:table-cell>
          <table:table-cell table:number-columns-repeated="7"/>
        </table:table-row>
        <table:table-row table:style-name="ro1">
          <table:table-cell office:value-type="float" office:value="57.395" calcext:value-type="float">
            <text:p>57,395</text:p>
          </table:table-cell>
          <table:table-cell office:value-type="float" office:value="12.454" calcext:value-type="float">
            <text:p>12,454</text:p>
          </table:table-cell>
          <table:table-cell/>
          <table:table-cell office:value-type="float" office:value="168.075" calcext:value-type="float">
            <text:p>168,075</text:p>
          </table:table-cell>
          <table:table-cell office:value-type="float" office:value="123.102" calcext:value-type="float">
            <text:p>123,102</text:p>
          </table:table-cell>
          <table:table-cell/>
          <table:table-cell office:value-type="float" office:value="1276.244" calcext:value-type="float">
            <text:p>1276,244</text:p>
          </table:table-cell>
          <table:table-cell office:value-type="float" office:value="1233.093" calcext:value-type="float">
            <text:p>1233,093</text:p>
          </table:table-cell>
          <table:table-cell table:number-columns-repeated="7"/>
        </table:table-row>
        <table:table-row table:style-name="ro1">
          <table:table-cell office:value-type="float" office:value="56.433" calcext:value-type="float">
            <text:p>56,433</text:p>
          </table:table-cell>
          <table:table-cell office:value-type="float" office:value="12.407" calcext:value-type="float">
            <text:p>12,407</text:p>
          </table:table-cell>
          <table:table-cell/>
          <table:table-cell office:value-type="float" office:value="171.174" calcext:value-type="float">
            <text:p>171,174</text:p>
          </table:table-cell>
          <table:table-cell office:value-type="float" office:value="123.083" calcext:value-type="float">
            <text:p>123,083</text:p>
          </table:table-cell>
          <table:table-cell/>
          <table:table-cell office:value-type="float" office:value="1295.613" calcext:value-type="float">
            <text:p>1295,613</text:p>
          </table:table-cell>
          <table:table-cell office:value-type="float" office:value="1252.567" calcext:value-type="float">
            <text:p>1252,567</text:p>
          </table:table-cell>
          <table:table-cell table:number-columns-repeated="7"/>
        </table:table-row>
        <table:table-row table:style-name="ro1">
          <table:table-cell office:value-type="float" office:value="74.008" calcext:value-type="float">
            <text:p>74,008</text:p>
          </table:table-cell>
          <table:table-cell office:value-type="float" office:value="24.521" calcext:value-type="float">
            <text:p>24,521</text:p>
          </table:table-cell>
          <table:table-cell/>
          <table:table-cell office:value-type="float" office:value="173.053" calcext:value-type="float">
            <text:p>173,053</text:p>
          </table:table-cell>
          <table:table-cell office:value-type="float" office:value="128.136" calcext:value-type="float">
            <text:p>128,136</text:p>
          </table:table-cell>
          <table:table-cell/>
          <table:table-cell office:value-type="float" office:value="1279.744" calcext:value-type="float">
            <text:p>1279,744</text:p>
          </table:table-cell>
          <table:table-cell office:value-type="float" office:value="1235.095" calcext:value-type="float">
            <text:p>1235,095</text:p>
          </table:table-cell>
          <table:table-cell table:number-columns-repeated="7"/>
        </table:table-row>
        <table:table-row table:style-name="ro1">
          <table:table-cell office:value-type="float" office:value="55.743" calcext:value-type="float">
            <text:p>55,743</text:p>
          </table:table-cell>
          <table:table-cell office:value-type="float" office:value="12.434" calcext:value-type="float">
            <text:p>12,434</text:p>
          </table:table-cell>
          <table:table-cell/>
          <table:table-cell office:value-type="float" office:value="170.398" calcext:value-type="float">
            <text:p>170,398</text:p>
          </table:table-cell>
          <table:table-cell office:value-type="float" office:value="123.34" calcext:value-type="float">
            <text:p>123,34</text:p>
          </table:table-cell>
          <table:table-cell/>
          <table:table-cell office:value-type="float" office:value="1277.743" calcext:value-type="float">
            <text:p>1277,743</text:p>
          </table:table-cell>
          <table:table-cell office:value-type="float" office:value="1231.123" calcext:value-type="float">
            <text:p>1231,123</text:p>
          </table:table-cell>
          <table:table-cell table:number-columns-repeated="7"/>
        </table:table-row>
        <table:table-row table:style-name="ro1">
          <table:table-cell office:value-type="float" office:value="58.616" calcext:value-type="float">
            <text:p>58,616</text:p>
          </table:table-cell>
          <table:table-cell office:value-type="float" office:value="12.514" calcext:value-type="float">
            <text:p>12,514</text:p>
          </table:table-cell>
          <table:table-cell/>
          <table:table-cell office:value-type="float" office:value="166.858" calcext:value-type="float">
            <text:p>166,858</text:p>
          </table:table-cell>
          <table:table-cell office:value-type="float" office:value="123.012" calcext:value-type="float">
            <text:p>123,012</text:p>
          </table:table-cell>
          <table:table-cell/>
          <table:table-cell office:value-type="float" office:value="1270.765" calcext:value-type="float">
            <text:p>1270,765</text:p>
          </table:table-cell>
          <table:table-cell office:value-type="float" office:value="1229.349" calcext:value-type="float">
            <text:p>1229,349</text:p>
          </table:table-cell>
          <table:table-cell table:number-columns-repeated="7"/>
        </table:table-row>
        <table:table-row table:style-name="ro1">
          <table:table-cell office:value-type="float" office:value="60.601" calcext:value-type="float">
            <text:p>60,601</text:p>
          </table:table-cell>
          <table:table-cell office:value-type="float" office:value="12.499" calcext:value-type="float">
            <text:p>12,499</text:p>
          </table:table-cell>
          <table:table-cell/>
          <table:table-cell office:value-type="float" office:value="170.175" calcext:value-type="float">
            <text:p>170,175</text:p>
          </table:table-cell>
          <table:table-cell office:value-type="float" office:value="123.249" calcext:value-type="float">
            <text:p>123,249</text:p>
          </table:table-cell>
          <table:table-cell/>
          <table:table-cell office:value-type="float" office:value="1294.571" calcext:value-type="float">
            <text:p>1294,571</text:p>
          </table:table-cell>
          <table:table-cell office:value-type="float" office:value="1244.698" calcext:value-type="float">
            <text:p>1244,698</text:p>
          </table:table-cell>
          <table:table-cell table:number-columns-repeated="7"/>
        </table:table-row>
        <table:table-row table:style-name="ro1">
          <table:table-cell office:value-type="float" office:value="73.438" calcext:value-type="float">
            <text:p>73,438</text:p>
          </table:table-cell>
          <table:table-cell office:value-type="float" office:value="12.397" calcext:value-type="float">
            <text:p>12,397</text:p>
          </table:table-cell>
          <table:table-cell/>
          <table:table-cell office:value-type="float" office:value="168.154" calcext:value-type="float">
            <text:p>168,154</text:p>
          </table:table-cell>
          <table:table-cell office:value-type="float" office:value="123.142" calcext:value-type="float">
            <text:p>123,142</text:p>
          </table:table-cell>
          <table:table-cell/>
          <table:table-cell office:value-type="float" office:value="1285.155" calcext:value-type="float">
            <text:p>1285,155</text:p>
          </table:table-cell>
          <table:table-cell office:value-type="float" office:value="1238.047" calcext:value-type="float">
            <text:p>1238,047</text:p>
          </table:table-cell>
          <table:table-cell table:number-columns-repeated="7"/>
        </table:table-row>
        <table:table-row table:style-name="ro1">
          <table:table-cell office:value-type="float" office:value="57.677" calcext:value-type="float">
            <text:p>57,677</text:p>
          </table:table-cell>
          <table:table-cell office:value-type="float" office:value="12.335" calcext:value-type="float">
            <text:p>12,335</text:p>
          </table:table-cell>
          <table:table-cell/>
          <table:table-cell office:value-type="float" office:value="175.003" calcext:value-type="float">
            <text:p>175,003</text:p>
          </table:table-cell>
          <table:table-cell office:value-type="float" office:value="122.921" calcext:value-type="float">
            <text:p>122,921</text:p>
          </table:table-cell>
          <table:table-cell/>
          <table:table-cell office:value-type="float" office:value="1303.127" calcext:value-type="float">
            <text:p>1303,127</text:p>
          </table:table-cell>
          <table:table-cell office:value-type="float" office:value="1243.988" calcext:value-type="float">
            <text:p>1243,988</text:p>
          </table:table-cell>
          <table:table-cell table:number-columns-repeated="7"/>
        </table:table-row>
        <table:table-row table:style-name="ro1">
          <table:table-cell office:value-type="float" office:value="56.412" calcext:value-type="float">
            <text:p>56,412</text:p>
          </table:table-cell>
          <table:table-cell office:value-type="float" office:value="12.308" calcext:value-type="float">
            <text:p>12,308</text:p>
          </table:table-cell>
          <table:table-cell/>
          <table:table-cell office:value-type="float" office:value="172.926" calcext:value-type="float">
            <text:p>172,926</text:p>
          </table:table-cell>
          <table:table-cell office:value-type="float" office:value="123.422" calcext:value-type="float">
            <text:p>123,422</text:p>
          </table:table-cell>
          <table:table-cell/>
          <table:table-cell office:value-type="float" office:value="1290.669" calcext:value-type="float">
            <text:p>1290,669</text:p>
          </table:table-cell>
          <table:table-cell office:value-type="float" office:value="1232.631" calcext:value-type="float">
            <text:p>1232,631</text:p>
          </table:table-cell>
          <table:table-cell table:number-columns-repeated="7"/>
        </table:table-row>
        <table:table-row table:style-name="ro1">
          <table:table-cell office:value-type="float" office:value="65.763" calcext:value-type="float">
            <text:p>65,763</text:p>
          </table:table-cell>
          <table:table-cell office:value-type="float" office:value="12.471" calcext:value-type="float">
            <text:p>12,471</text:p>
          </table:table-cell>
          <table:table-cell/>
          <table:table-cell office:value-type="float" office:value="169.929" calcext:value-type="float">
            <text:p>169,929</text:p>
          </table:table-cell>
          <table:table-cell office:value-type="float" office:value="123.325" calcext:value-type="float">
            <text:p>123,325</text:p>
          </table:table-cell>
          <table:table-cell/>
          <table:table-cell office:value-type="float" office:value="1305.505" calcext:value-type="float">
            <text:p>1305,505</text:p>
          </table:table-cell>
          <table:table-cell office:value-type="float" office:value="1258.788" calcext:value-type="float">
            <text:p>1258,788</text:p>
          </table:table-cell>
          <table:table-cell table:number-columns-repeated="7"/>
        </table:table-row>
        <table:table-row table:style-name="ro1">
          <table:table-cell office:value-type="float" office:value="57.738" calcext:value-type="float">
            <text:p>57,738</text:p>
          </table:table-cell>
          <table:table-cell office:value-type="float" office:value="12.378" calcext:value-type="float">
            <text:p>12,378</text:p>
          </table:table-cell>
          <table:table-cell/>
          <table:table-cell office:value-type="float" office:value="166.739" calcext:value-type="float">
            <text:p>166,739</text:p>
          </table:table-cell>
          <table:table-cell office:value-type="float" office:value="124.156" calcext:value-type="float">
            <text:p>124,156</text:p>
          </table:table-cell>
          <table:table-cell/>
          <table:table-cell office:value-type="float" office:value="1276.913" calcext:value-type="float">
            <text:p>1276,913</text:p>
          </table:table-cell>
          <table:table-cell office:value-type="float" office:value="1230.111" calcext:value-type="float">
            <text:p>1230,111</text:p>
          </table:table-cell>
          <table:table-cell table:number-columns-repeated="7"/>
        </table:table-row>
        <table:table-row table:style-name="ro1">
          <table:table-cell office:value-type="float" office:value="56.764" calcext:value-type="float">
            <text:p>56,764</text:p>
          </table:table-cell>
          <table:table-cell office:value-type="float" office:value="12.414" calcext:value-type="float">
            <text:p>12,414</text:p>
          </table:table-cell>
          <table:table-cell/>
          <table:table-cell office:value-type="float" office:value="176.359" calcext:value-type="float">
            <text:p>176,359</text:p>
          </table:table-cell>
          <table:table-cell office:value-type="float" office:value="123.583" calcext:value-type="float">
            <text:p>123,583</text:p>
          </table:table-cell>
          <table:table-cell/>
          <table:table-cell office:value-type="float" office:value="1422.292" calcext:value-type="float">
            <text:p>1422,292</text:p>
          </table:table-cell>
          <table:table-cell office:value-type="float" office:value="1259.832" calcext:value-type="float">
            <text:p>1259,832</text:p>
          </table:table-cell>
          <table:table-cell table:number-columns-repeated="7"/>
        </table:table-row>
        <table:table-row table:style-name="ro1">
          <table:table-cell office:value-type="float" office:value="57.528" calcext:value-type="float">
            <text:p>57,528</text:p>
          </table:table-cell>
          <table:table-cell office:value-type="float" office:value="12.628" calcext:value-type="float">
            <text:p>12,628</text:p>
          </table:table-cell>
          <table:table-cell/>
          <table:table-cell office:value-type="float" office:value="169.446" calcext:value-type="float">
            <text:p>169,446</text:p>
          </table:table-cell>
          <table:table-cell office:value-type="float" office:value="123.549" calcext:value-type="float">
            <text:p>123,549</text:p>
          </table:table-cell>
          <table:table-cell/>
          <table:table-cell office:value-type="float" office:value="1276.766" calcext:value-type="float">
            <text:p>1276,766</text:p>
          </table:table-cell>
          <table:table-cell office:value-type="float" office:value="1233.006" calcext:value-type="float">
            <text:p>1233,006</text:p>
          </table:table-cell>
          <table:table-cell table:number-columns-repeated="7"/>
        </table:table-row>
        <table:table-row table:style-name="ro1">
          <table:table-cell office:value-type="float" office:value="57.186" calcext:value-type="float">
            <text:p>57,186</text:p>
          </table:table-cell>
          <table:table-cell office:value-type="float" office:value="12.384" calcext:value-type="float">
            <text:p>12,384</text:p>
          </table:table-cell>
          <table:table-cell/>
          <table:table-cell office:value-type="float" office:value="168.737" calcext:value-type="float">
            <text:p>168,737</text:p>
          </table:table-cell>
          <table:table-cell office:value-type="float" office:value="123.612" calcext:value-type="float">
            <text:p>123,612</text:p>
          </table:table-cell>
          <table:table-cell/>
          <table:table-cell office:value-type="float" office:value="1276.226" calcext:value-type="float">
            <text:p>1276,226</text:p>
          </table:table-cell>
          <table:table-cell office:value-type="float" office:value="1231.938" calcext:value-type="float">
            <text:p>1231,938</text:p>
          </table:table-cell>
          <table:table-cell table:number-columns-repeated="7"/>
        </table:table-row>
        <table:table-row table:style-name="ro1">
          <table:table-cell office:value-type="float" office:value="56.239" calcext:value-type="float">
            <text:p>56,239</text:p>
          </table:table-cell>
          <table:table-cell office:value-type="float" office:value="12.469" calcext:value-type="float">
            <text:p>12,469</text:p>
          </table:table-cell>
          <table:table-cell/>
          <table:table-cell office:value-type="float" office:value="171.481" calcext:value-type="float">
            <text:p>171,481</text:p>
          </table:table-cell>
          <table:table-cell office:value-type="float" office:value="123.046" calcext:value-type="float">
            <text:p>123,046</text:p>
          </table:table-cell>
          <table:table-cell/>
          <table:table-cell office:value-type="float" office:value="1277.592" calcext:value-type="float">
            <text:p>1277,592</text:p>
          </table:table-cell>
          <table:table-cell office:value-type="float" office:value="1230.268" calcext:value-type="float">
            <text:p>1230,268</text:p>
          </table:table-cell>
          <table:table-cell table:number-columns-repeated="7"/>
        </table:table-row>
        <table:table-row table:style-name="ro1">
          <table:table-cell office:value-type="float" office:value="57.312" calcext:value-type="float">
            <text:p>57,312</text:p>
          </table:table-cell>
          <table:table-cell office:value-type="float" office:value="12.327" calcext:value-type="float">
            <text:p>12,327</text:p>
          </table:table-cell>
          <table:table-cell/>
          <table:table-cell office:value-type="float" office:value="184.269" calcext:value-type="float">
            <text:p>184,269</text:p>
          </table:table-cell>
          <table:table-cell office:value-type="float" office:value="123.604" calcext:value-type="float">
            <text:p>123,604</text:p>
          </table:table-cell>
          <table:table-cell/>
          <table:table-cell office:value-type="float" office:value="1304.27" calcext:value-type="float">
            <text:p>1304,27</text:p>
          </table:table-cell>
          <table:table-cell office:value-type="float" office:value="1234.507" calcext:value-type="float">
            <text:p>1234,507</text:p>
          </table:table-cell>
          <table:table-cell table:number-columns-repeated="7"/>
        </table:table-row>
        <table:table-row table:style-name="ro1">
          <table:table-cell office:value-type="float" office:value="58.053" calcext:value-type="float">
            <text:p>58,053</text:p>
          </table:table-cell>
          <table:table-cell office:value-type="float" office:value="12.344" calcext:value-type="float">
            <text:p>12,344</text:p>
          </table:table-cell>
          <table:table-cell/>
          <table:table-cell office:value-type="float" office:value="179.199" calcext:value-type="float">
            <text:p>179,199</text:p>
          </table:table-cell>
          <table:table-cell office:value-type="float" office:value="128.411" calcext:value-type="float">
            <text:p>128,411</text:p>
          </table:table-cell>
          <table:table-cell/>
          <table:table-cell office:value-type="float" office:value="1339.455" calcext:value-type="float">
            <text:p>1339,455</text:p>
          </table:table-cell>
          <table:table-cell office:value-type="float" office:value="1233.371" calcext:value-type="float">
            <text:p>1233,371</text:p>
          </table:table-cell>
          <table:table-cell table:number-columns-repeated="7"/>
        </table:table-row>
        <table:table-row table:style-name="ro1">
          <table:table-cell office:value-type="float" office:value="54.578" calcext:value-type="float">
            <text:p>54,578</text:p>
          </table:table-cell>
          <table:table-cell office:value-type="float" office:value="12.367" calcext:value-type="float">
            <text:p>12,367</text:p>
          </table:table-cell>
          <table:table-cell/>
          <table:table-cell office:value-type="float" office:value="174.459" calcext:value-type="float">
            <text:p>174,459</text:p>
          </table:table-cell>
          <table:table-cell office:value-type="float" office:value="123.281" calcext:value-type="float">
            <text:p>123,281</text:p>
          </table:table-cell>
          <table:table-cell/>
          <table:table-cell office:value-type="float" office:value="1290.498" calcext:value-type="float">
            <text:p>1290,498</text:p>
          </table:table-cell>
          <table:table-cell office:value-type="float" office:value="1243.62" calcext:value-type="float">
            <text:p>1243,62</text:p>
          </table:table-cell>
          <table:table-cell table:number-columns-repeated="7"/>
        </table:table-row>
        <table:table-row table:style-name="ro1">
          <table:table-cell office:value-type="float" office:value="54.668" calcext:value-type="float">
            <text:p>54,668</text:p>
          </table:table-cell>
          <table:table-cell office:value-type="float" office:value="12.355" calcext:value-type="float">
            <text:p>12,355</text:p>
          </table:table-cell>
          <table:table-cell/>
          <table:table-cell office:value-type="float" office:value="175.343" calcext:value-type="float">
            <text:p>175,343</text:p>
          </table:table-cell>
          <table:table-cell office:value-type="float" office:value="127.307" calcext:value-type="float">
            <text:p>127,307</text:p>
          </table:table-cell>
          <table:table-cell/>
          <table:table-cell office:value-type="float" office:value="1350.696" calcext:value-type="float">
            <text:p>1350,696</text:p>
          </table:table-cell>
          <table:table-cell office:value-type="float" office:value="1231.467" calcext:value-type="float">
            <text:p>1231,467</text:p>
          </table:table-cell>
          <table:table-cell table:number-columns-repeated="7"/>
        </table:table-row>
        <table:table-row table:style-name="ro1">
          <table:table-cell office:value-type="float" office:value="58.395" calcext:value-type="float">
            <text:p>58,395</text:p>
          </table:table-cell>
          <table:table-cell office:value-type="float" office:value="12.333" calcext:value-type="float">
            <text:p>12,333</text:p>
          </table:table-cell>
          <table:table-cell/>
          <table:table-cell office:value-type="float" office:value="170.108" calcext:value-type="float">
            <text:p>170,108</text:p>
          </table:table-cell>
          <table:table-cell office:value-type="float" office:value="123.034" calcext:value-type="float">
            <text:p>123,034</text:p>
          </table:table-cell>
          <table:table-cell/>
          <table:table-cell office:value-type="float" office:value="1289.363" calcext:value-type="float">
            <text:p>1289,363</text:p>
          </table:table-cell>
          <table:table-cell office:value-type="float" office:value="1240.48" calcext:value-type="float">
            <text:p>1240,48</text:p>
          </table:table-cell>
          <table:table-cell table:number-columns-repeated="7"/>
        </table:table-row>
        <table:table-row table:style-name="ro1">
          <table:table-cell office:value-type="float" office:value="60.893" calcext:value-type="float">
            <text:p>60,893</text:p>
          </table:table-cell>
          <table:table-cell office:value-type="float" office:value="12.391" calcext:value-type="float">
            <text:p>12,391</text:p>
          </table:table-cell>
          <table:table-cell/>
          <table:table-cell office:value-type="float" office:value="171.703" calcext:value-type="float">
            <text:p>171,703</text:p>
          </table:table-cell>
          <table:table-cell office:value-type="float" office:value="125.262" calcext:value-type="float">
            <text:p>125,262</text:p>
          </table:table-cell>
          <table:table-cell/>
          <table:table-cell office:value-type="float" office:value="1303.554" calcext:value-type="float">
            <text:p>1303,554</text:p>
          </table:table-cell>
          <table:table-cell office:value-type="float" office:value="1247.996" calcext:value-type="float">
            <text:p>1247,996</text:p>
          </table:table-cell>
          <table:table-cell table:number-columns-repeated="7"/>
        </table:table-row>
        <table:table-row table:style-name="ro1">
          <table:table-cell office:value-type="float" office:value="57.156" calcext:value-type="float">
            <text:p>57,156</text:p>
          </table:table-cell>
          <table:table-cell office:value-type="float" office:value="12.368" calcext:value-type="float">
            <text:p>12,368</text:p>
          </table:table-cell>
          <table:table-cell/>
          <table:table-cell office:value-type="float" office:value="187.496" calcext:value-type="float">
            <text:p>187,496</text:p>
          </table:table-cell>
          <table:table-cell office:value-type="float" office:value="139.679" calcext:value-type="float">
            <text:p>139,679</text:p>
          </table:table-cell>
          <table:table-cell/>
          <table:table-cell office:value-type="float" office:value="1298.166" calcext:value-type="float">
            <text:p>1298,166</text:p>
          </table:table-cell>
          <table:table-cell office:value-type="float" office:value="1254.367" calcext:value-type="float">
            <text:p>1254,367</text:p>
          </table:table-cell>
          <table:table-cell table:number-columns-repeated="7"/>
        </table:table-row>
        <table:table-row table:style-name="ro1">
          <table:table-cell office:value-type="float" office:value="54.446" calcext:value-type="float">
            <text:p>54,446</text:p>
          </table:table-cell>
          <table:table-cell office:value-type="float" office:value="12.38" calcext:value-type="float">
            <text:p>12,38</text:p>
          </table:table-cell>
          <table:table-cell/>
          <table:table-cell office:value-type="float" office:value="169.82" calcext:value-type="float">
            <text:p>169,82</text:p>
          </table:table-cell>
          <table:table-cell office:value-type="float" office:value="123.446" calcext:value-type="float">
            <text:p>123,446</text:p>
          </table:table-cell>
          <table:table-cell/>
          <table:table-cell office:value-type="float" office:value="1294.039" calcext:value-type="float">
            <text:p>1294,039</text:p>
          </table:table-cell>
          <table:table-cell office:value-type="float" office:value="1248.079" calcext:value-type="float">
            <text:p>1248,079</text:p>
          </table:table-cell>
          <table:table-cell table:number-columns-repeated="7"/>
        </table:table-row>
        <table:table-row table:style-name="ro1">
          <table:table-cell office:value-type="float" office:value="56.065" calcext:value-type="float">
            <text:p>56,065</text:p>
          </table:table-cell>
          <table:table-cell office:value-type="float" office:value="12.294" calcext:value-type="float">
            <text:p>12,294</text:p>
          </table:table-cell>
          <table:table-cell/>
          <table:table-cell office:value-type="float" office:value="169.785" calcext:value-type="float">
            <text:p>169,785</text:p>
          </table:table-cell>
          <table:table-cell office:value-type="float" office:value="124.491" calcext:value-type="float">
            <text:p>124,491</text:p>
          </table:table-cell>
          <table:table-cell/>
          <table:table-cell office:value-type="float" office:value="1349.064" calcext:value-type="float">
            <text:p>1349,064</text:p>
          </table:table-cell>
          <table:table-cell office:value-type="float" office:value="1289.868" calcext:value-type="float">
            <text:p>1289,868</text:p>
          </table:table-cell>
          <table:table-cell table:number-columns-repeated="7"/>
        </table:table-row>
        <table:table-row table:style-name="ro1">
          <table:table-cell office:value-type="float" office:value="55.278" calcext:value-type="float">
            <text:p>55,278</text:p>
          </table:table-cell>
          <table:table-cell office:value-type="float" office:value="12.507" calcext:value-type="float">
            <text:p>12,507</text:p>
          </table:table-cell>
          <table:table-cell/>
          <table:table-cell office:value-type="float" office:value="180.467" calcext:value-type="float">
            <text:p>180,467</text:p>
          </table:table-cell>
          <table:table-cell office:value-type="float" office:value="123.106" calcext:value-type="float">
            <text:p>123,106</text:p>
          </table:table-cell>
          <table:table-cell/>
          <table:table-cell office:value-type="float" office:value="1313.88" calcext:value-type="float">
            <text:p>1313,88</text:p>
          </table:table-cell>
          <table:table-cell office:value-type="float" office:value="1269.03" calcext:value-type="float">
            <text:p>1269,03</text:p>
          </table:table-cell>
          <table:table-cell table:number-columns-repeated="7"/>
        </table:table-row>
        <table:table-row table:style-name="ro1">
          <table:table-cell office:value-type="float" office:value="56.413" calcext:value-type="float">
            <text:p>56,413</text:p>
          </table:table-cell>
          <table:table-cell office:value-type="float" office:value="12.358" calcext:value-type="float">
            <text:p>12,358</text:p>
          </table:table-cell>
          <table:table-cell/>
          <table:table-cell office:value-type="float" office:value="179.35" calcext:value-type="float">
            <text:p>179,35</text:p>
          </table:table-cell>
          <table:table-cell office:value-type="float" office:value="123.298" calcext:value-type="float">
            <text:p>123,298</text:p>
          </table:table-cell>
          <table:table-cell/>
          <table:table-cell office:value-type="float" office:value="1294.477" calcext:value-type="float">
            <text:p>1294,477</text:p>
          </table:table-cell>
          <table:table-cell office:value-type="float" office:value="1245.248" calcext:value-type="float">
            <text:p>1245,248</text:p>
          </table:table-cell>
          <table:table-cell table:number-columns-repeated="7"/>
        </table:table-row>
        <table:table-row table:style-name="ro1">
          <table:table-cell office:value-type="float" office:value="60.467" calcext:value-type="float">
            <text:p>60,467</text:p>
          </table:table-cell>
          <table:table-cell office:value-type="float" office:value="12.294" calcext:value-type="float">
            <text:p>12,294</text:p>
          </table:table-cell>
          <table:table-cell/>
          <table:table-cell office:value-type="float" office:value="181.034" calcext:value-type="float">
            <text:p>181,034</text:p>
          </table:table-cell>
          <table:table-cell office:value-type="float" office:value="123.402" calcext:value-type="float">
            <text:p>123,402</text:p>
          </table:table-cell>
          <table:table-cell/>
          <table:table-cell office:value-type="float" office:value="1287.088" calcext:value-type="float">
            <text:p>1287,088</text:p>
          </table:table-cell>
          <table:table-cell office:value-type="float" office:value="1241.727" calcext:value-type="float">
            <text:p>1241,727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47" calcext:value-type="float">
            <text:p>12,47</text:p>
          </table:table-cell>
          <table:table-cell/>
          <table:table-cell office:value-type="float" office:value="167.886" calcext:value-type="float">
            <text:p>167,886</text:p>
          </table:table-cell>
          <table:table-cell office:value-type="float" office:value="123.119" calcext:value-type="float">
            <text:p>123,119</text:p>
          </table:table-cell>
          <table:table-cell/>
          <table:table-cell office:value-type="float" office:value="1290.468" calcext:value-type="float">
            <text:p>1290,468</text:p>
          </table:table-cell>
          <table:table-cell office:value-type="float" office:value="1246.818" calcext:value-type="float">
            <text:p>1246,818</text:p>
          </table:table-cell>
          <table:table-cell table:number-columns-repeated="7"/>
        </table:table-row>
        <table:table-row table:style-name="ro1">
          <table:table-cell office:value-type="float" office:value="56.088" calcext:value-type="float">
            <text:p>56,088</text:p>
          </table:table-cell>
          <table:table-cell office:value-type="float" office:value="12.354" calcext:value-type="float">
            <text:p>12,354</text:p>
          </table:table-cell>
          <table:table-cell/>
          <table:table-cell office:value-type="float" office:value="174.181" calcext:value-type="float">
            <text:p>174,181</text:p>
          </table:table-cell>
          <table:table-cell office:value-type="float" office:value="127.437" calcext:value-type="float">
            <text:p>127,437</text:p>
          </table:table-cell>
          <table:table-cell/>
          <table:table-cell office:value-type="float" office:value="1292.378" calcext:value-type="float">
            <text:p>1292,378</text:p>
          </table:table-cell>
          <table:table-cell office:value-type="float" office:value="1246.943" calcext:value-type="float">
            <text:p>1246,943</text:p>
          </table:table-cell>
          <table:table-cell table:number-columns-repeated="7"/>
        </table:table-row>
        <table:table-row table:style-name="ro1">
          <table:table-cell office:value-type="float" office:value="55.406" calcext:value-type="float">
            <text:p>55,406</text:p>
          </table:table-cell>
          <table:table-cell office:value-type="float" office:value="12.332" calcext:value-type="float">
            <text:p>12,332</text:p>
          </table:table-cell>
          <table:table-cell/>
          <table:table-cell office:value-type="float" office:value="168.516" calcext:value-type="float">
            <text:p>168,516</text:p>
          </table:table-cell>
          <table:table-cell office:value-type="float" office:value="123.421" calcext:value-type="float">
            <text:p>123,421</text:p>
          </table:table-cell>
          <table:table-cell/>
          <table:table-cell office:value-type="float" office:value="1299.911" calcext:value-type="float">
            <text:p>1299,911</text:p>
          </table:table-cell>
          <table:table-cell office:value-type="float" office:value="1253.225" calcext:value-type="float">
            <text:p>1253,225</text:p>
          </table:table-cell>
          <table:table-cell table:number-columns-repeated="7"/>
        </table:table-row>
        <table:table-row table:style-name="ro1">
          <table:table-cell office:value-type="float" office:value="54.262" calcext:value-type="float">
            <text:p>54,262</text:p>
          </table:table-cell>
          <table:table-cell office:value-type="float" office:value="12.382" calcext:value-type="float">
            <text:p>12,382</text:p>
          </table:table-cell>
          <table:table-cell/>
          <table:table-cell office:value-type="float" office:value="172.328" calcext:value-type="float">
            <text:p>172,328</text:p>
          </table:table-cell>
          <table:table-cell office:value-type="float" office:value="125.917" calcext:value-type="float">
            <text:p>125,917</text:p>
          </table:table-cell>
          <table:table-cell/>
          <table:table-cell office:value-type="float" office:value="1284.601" calcext:value-type="float">
            <text:p>1284,601</text:p>
          </table:table-cell>
          <table:table-cell office:value-type="float" office:value="1238.269" calcext:value-type="float">
            <text:p>1238,269</text:p>
          </table:table-cell>
          <table:table-cell table:number-columns-repeated="7"/>
        </table:table-row>
        <table:table-row table:style-name="ro1">
          <table:table-cell office:value-type="float" office:value="55.281" calcext:value-type="float">
            <text:p>55,281</text:p>
          </table:table-cell>
          <table:table-cell office:value-type="float" office:value="12.298" calcext:value-type="float">
            <text:p>12,298</text:p>
          </table:table-cell>
          <table:table-cell/>
          <table:table-cell office:value-type="float" office:value="167.846" calcext:value-type="float">
            <text:p>167,846</text:p>
          </table:table-cell>
          <table:table-cell office:value-type="float" office:value="123.582" calcext:value-type="float">
            <text:p>123,582</text:p>
          </table:table-cell>
          <table:table-cell/>
          <table:table-cell office:value-type="float" office:value="1393.16" calcext:value-type="float">
            <text:p>1393,16</text:p>
          </table:table-cell>
          <table:table-cell office:value-type="float" office:value="1337.558" calcext:value-type="float">
            <text:p>1337,558</text:p>
          </table:table-cell>
          <table:table-cell table:number-columns-repeated="7"/>
        </table:table-row>
        <table:table-row table:style-name="ro1">
          <table:table-cell office:value-type="float" office:value="60.135" calcext:value-type="float">
            <text:p>60,135</text:p>
          </table:table-cell>
          <table:table-cell office:value-type="float" office:value="12.391" calcext:value-type="float">
            <text:p>12,391</text:p>
          </table:table-cell>
          <table:table-cell/>
          <table:table-cell office:value-type="float" office:value="170.482" calcext:value-type="float">
            <text:p>170,482</text:p>
          </table:table-cell>
          <table:table-cell office:value-type="float" office:value="123.183" calcext:value-type="float">
            <text:p>123,183</text:p>
          </table:table-cell>
          <table:table-cell/>
          <table:table-cell office:value-type="float" office:value="1280.997" calcext:value-type="float">
            <text:p>1280,997</text:p>
          </table:table-cell>
          <table:table-cell office:value-type="float" office:value="1234.287" calcext:value-type="float">
            <text:p>1234,287</text:p>
          </table:table-cell>
          <table:table-cell table:number-columns-repeated="7"/>
        </table:table-row>
        <table:table-row table:style-name="ro1">
          <table:table-cell office:value-type="float" office:value="59.16" calcext:value-type="float">
            <text:p>59,16</text:p>
          </table:table-cell>
          <table:table-cell office:value-type="float" office:value="12.432" calcext:value-type="float">
            <text:p>12,432</text:p>
          </table:table-cell>
          <table:table-cell/>
          <table:table-cell office:value-type="float" office:value="179.238" calcext:value-type="float">
            <text:p>179,238</text:p>
          </table:table-cell>
          <table:table-cell office:value-type="float" office:value="124.13" calcext:value-type="float">
            <text:p>124,13</text:p>
          </table:table-cell>
          <table:table-cell/>
          <table:table-cell office:value-type="float" office:value="1284.126" calcext:value-type="float">
            <text:p>1284,126</text:p>
          </table:table-cell>
          <table:table-cell office:value-type="float" office:value="1237.263" calcext:value-type="float">
            <text:p>1237,263</text:p>
          </table:table-cell>
          <table:table-cell table:number-columns-repeated="7"/>
        </table:table-row>
        <table:table-row table:style-name="ro1">
          <table:table-cell office:value-type="float" office:value="53.983" calcext:value-type="float">
            <text:p>53,983</text:p>
          </table:table-cell>
          <table:table-cell office:value-type="float" office:value="12.344" calcext:value-type="float">
            <text:p>12,344</text:p>
          </table:table-cell>
          <table:table-cell/>
          <table:table-cell office:value-type="float" office:value="172.735" calcext:value-type="float">
            <text:p>172,735</text:p>
          </table:table-cell>
          <table:table-cell office:value-type="float" office:value="126.453" calcext:value-type="float">
            <text:p>126,453</text:p>
          </table:table-cell>
          <table:table-cell/>
          <table:table-cell office:value-type="float" office:value="1281.91" calcext:value-type="float">
            <text:p>1281,91</text:p>
          </table:table-cell>
          <table:table-cell office:value-type="float" office:value="1234.459" calcext:value-type="float">
            <text:p>1234,459</text:p>
          </table:table-cell>
          <table:table-cell table:number-columns-repeated="7"/>
        </table:table-row>
        <table:table-row table:style-name="ro1">
          <table:table-cell office:value-type="float" office:value="55.531" calcext:value-type="float">
            <text:p>55,531</text:p>
          </table:table-cell>
          <table:table-cell office:value-type="float" office:value="12.353" calcext:value-type="float">
            <text:p>12,353</text:p>
          </table:table-cell>
          <table:table-cell/>
          <table:table-cell office:value-type="float" office:value="174.585" calcext:value-type="float">
            <text:p>174,585</text:p>
          </table:table-cell>
          <table:table-cell office:value-type="float" office:value="123.694" calcext:value-type="float">
            <text:p>123,694</text:p>
          </table:table-cell>
          <table:table-cell/>
          <table:table-cell office:value-type="float" office:value="1281.667" calcext:value-type="float">
            <text:p>1281,667</text:p>
          </table:table-cell>
          <table:table-cell office:value-type="float" office:value="1236.32" calcext:value-type="float">
            <text:p>1236,32</text:p>
          </table:table-cell>
          <table:table-cell table:number-columns-repeated="7"/>
        </table:table-row>
        <table:table-row table:style-name="ro1">
          <table:table-cell office:value-type="float" office:value="56.599" calcext:value-type="float">
            <text:p>56,599</text:p>
          </table:table-cell>
          <table:table-cell office:value-type="float" office:value="12.301" calcext:value-type="float">
            <text:p>12,301</text:p>
          </table:table-cell>
          <table:table-cell/>
          <table:table-cell office:value-type="float" office:value="171.336" calcext:value-type="float">
            <text:p>171,336</text:p>
          </table:table-cell>
          <table:table-cell office:value-type="float" office:value="123.503" calcext:value-type="float">
            <text:p>123,503</text:p>
          </table:table-cell>
          <table:table-cell/>
          <table:table-cell office:value-type="float" office:value="1282.786" calcext:value-type="float">
            <text:p>1282,786</text:p>
          </table:table-cell>
          <table:table-cell office:value-type="float" office:value="1235.289" calcext:value-type="float">
            <text:p>1235,289</text:p>
          </table:table-cell>
          <table:table-cell table:number-columns-repeated="7"/>
        </table:table-row>
        <table:table-row table:style-name="ro1">
          <table:table-cell office:value-type="float" office:value="55.249" calcext:value-type="float">
            <text:p>55,249</text:p>
          </table:table-cell>
          <table:table-cell office:value-type="float" office:value="12.275" calcext:value-type="float">
            <text:p>12,275</text:p>
          </table:table-cell>
          <table:table-cell/>
          <table:table-cell office:value-type="float" office:value="169.439" calcext:value-type="float">
            <text:p>169,439</text:p>
          </table:table-cell>
          <table:table-cell office:value-type="float" office:value="123.516" calcext:value-type="float">
            <text:p>123,516</text:p>
          </table:table-cell>
          <table:table-cell/>
          <table:table-cell office:value-type="float" office:value="1294.695" calcext:value-type="float">
            <text:p>1294,695</text:p>
          </table:table-cell>
          <table:table-cell office:value-type="float" office:value="1234.4" calcext:value-type="float">
            <text:p>1234,4</text:p>
          </table:table-cell>
          <table:table-cell table:number-columns-repeated="7"/>
        </table:table-row>
        <table:table-row table:style-name="ro1">
          <table:table-cell office:value-type="float" office:value="55.997" calcext:value-type="float">
            <text:p>55,997</text:p>
          </table:table-cell>
          <table:table-cell office:value-type="float" office:value="12.308" calcext:value-type="float">
            <text:p>12,308</text:p>
          </table:table-cell>
          <table:table-cell/>
          <table:table-cell office:value-type="float" office:value="168.474" calcext:value-type="float">
            <text:p>168,474</text:p>
          </table:table-cell>
          <table:table-cell office:value-type="float" office:value="122.806" calcext:value-type="float">
            <text:p>122,806</text:p>
          </table:table-cell>
          <table:table-cell/>
          <table:table-cell office:value-type="float" office:value="1271.542" calcext:value-type="float">
            <text:p>1271,542</text:p>
          </table:table-cell>
          <table:table-cell office:value-type="float" office:value="1226.883" calcext:value-type="float">
            <text:p>1226,883</text:p>
          </table:table-cell>
          <table:table-cell table:number-columns-repeated="7"/>
        </table:table-row>
        <table:table-row table:style-name="ro1">
          <table:table-cell office:value-type="float" office:value="56.697" calcext:value-type="float">
            <text:p>56,697</text:p>
          </table:table-cell>
          <table:table-cell office:value-type="float" office:value="12.578" calcext:value-type="float">
            <text:p>12,578</text:p>
          </table:table-cell>
          <table:table-cell/>
          <table:table-cell office:value-type="float" office:value="169.914" calcext:value-type="float">
            <text:p>169,914</text:p>
          </table:table-cell>
          <table:table-cell office:value-type="float" office:value="123.223" calcext:value-type="float">
            <text:p>123,223</text:p>
          </table:table-cell>
          <table:table-cell/>
          <table:table-cell office:value-type="float" office:value="1283.748" calcext:value-type="float">
            <text:p>1283,748</text:p>
          </table:table-cell>
          <table:table-cell office:value-type="float" office:value="1229.34" calcext:value-type="float">
            <text:p>1229,34</text:p>
          </table:table-cell>
          <table:table-cell table:number-columns-repeated="7"/>
        </table:table-row>
        <table:table-row table:style-name="ro1">
          <table:table-cell office:value-type="float" office:value="56.358" calcext:value-type="float">
            <text:p>56,358</text:p>
          </table:table-cell>
          <table:table-cell office:value-type="float" office:value="12.555" calcext:value-type="float">
            <text:p>12,555</text:p>
          </table:table-cell>
          <table:table-cell/>
          <table:table-cell office:value-type="float" office:value="174.098" calcext:value-type="float">
            <text:p>174,098</text:p>
          </table:table-cell>
          <table:table-cell office:value-type="float" office:value="126.841" calcext:value-type="float">
            <text:p>126,841</text:p>
          </table:table-cell>
          <table:table-cell/>
          <table:table-cell office:value-type="float" office:value="1276.76" calcext:value-type="float">
            <text:p>1276,76</text:p>
          </table:table-cell>
          <table:table-cell office:value-type="float" office:value="1233.645" calcext:value-type="float">
            <text:p>1233,645</text:p>
          </table:table-cell>
          <table:table-cell table:number-columns-repeated="7"/>
        </table:table-row>
        <table:table-row table:style-name="ro1">
          <table:table-cell office:value-type="float" office:value="58.175" calcext:value-type="float">
            <text:p>58,175</text:p>
          </table:table-cell>
          <table:table-cell office:value-type="float" office:value="12.469" calcext:value-type="float">
            <text:p>12,469</text:p>
          </table:table-cell>
          <table:table-cell/>
          <table:table-cell office:value-type="float" office:value="169.673" calcext:value-type="float">
            <text:p>169,673</text:p>
          </table:table-cell>
          <table:table-cell office:value-type="float" office:value="123.516" calcext:value-type="float">
            <text:p>123,516</text:p>
          </table:table-cell>
          <table:table-cell/>
          <table:table-cell office:value-type="float" office:value="1307.093" calcext:value-type="float">
            <text:p>1307,093</text:p>
          </table:table-cell>
          <table:table-cell office:value-type="float" office:value="1253.918" calcext:value-type="float">
            <text:p>1253,918</text:p>
          </table:table-cell>
          <table:table-cell table:number-columns-repeated="7"/>
        </table:table-row>
        <table:table-row table:style-name="ro1">
          <table:table-cell office:value-type="float" office:value="55.435" calcext:value-type="float">
            <text:p>55,435</text:p>
          </table:table-cell>
          <table:table-cell office:value-type="float" office:value="12.412" calcext:value-type="float">
            <text:p>12,412</text:p>
          </table:table-cell>
          <table:table-cell/>
          <table:table-cell office:value-type="float" office:value="166.598" calcext:value-type="float">
            <text:p>166,598</text:p>
          </table:table-cell>
          <table:table-cell office:value-type="float" office:value="122.941" calcext:value-type="float">
            <text:p>122,941</text:p>
          </table:table-cell>
          <table:table-cell/>
          <table:table-cell office:value-type="float" office:value="1275.347" calcext:value-type="float">
            <text:p>1275,347</text:p>
          </table:table-cell>
          <table:table-cell office:value-type="float" office:value="1229.504" calcext:value-type="float">
            <text:p>1229,504</text:p>
          </table:table-cell>
          <table:table-cell table:number-columns-repeated="7"/>
        </table:table-row>
        <table:table-row table:style-name="ro1">
          <table:table-cell office:value-type="float" office:value="56.674" calcext:value-type="float">
            <text:p>56,674</text:p>
          </table:table-cell>
          <table:table-cell office:value-type="float" office:value="12.371" calcext:value-type="float">
            <text:p>12,371</text:p>
          </table:table-cell>
          <table:table-cell/>
          <table:table-cell office:value-type="float" office:value="168.549" calcext:value-type="float">
            <text:p>168,549</text:p>
          </table:table-cell>
          <table:table-cell office:value-type="float" office:value="122.926" calcext:value-type="float">
            <text:p>122,926</text:p>
          </table:table-cell>
          <table:table-cell/>
          <table:table-cell office:value-type="float" office:value="1271.909" calcext:value-type="float">
            <text:p>1271,909</text:p>
          </table:table-cell>
          <table:table-cell office:value-type="float" office:value="1227.352" calcext:value-type="float">
            <text:p>1227,352</text:p>
          </table:table-cell>
          <table:table-cell table:number-columns-repeated="7"/>
        </table:table-row>
        <table:table-row table:style-name="ro1">
          <table:table-cell office:value-type="float" office:value="54.126" calcext:value-type="float">
            <text:p>54,126</text:p>
          </table:table-cell>
          <table:table-cell office:value-type="float" office:value="12.313" calcext:value-type="float">
            <text:p>12,313</text:p>
          </table:table-cell>
          <table:table-cell/>
          <table:table-cell office:value-type="float" office:value="172.674" calcext:value-type="float">
            <text:p>172,674</text:p>
          </table:table-cell>
          <table:table-cell office:value-type="float" office:value="123.934" calcext:value-type="float">
            <text:p>123,934</text:p>
          </table:table-cell>
          <table:table-cell/>
          <table:table-cell office:value-type="float" office:value="1286.869" calcext:value-type="float">
            <text:p>1286,869</text:p>
          </table:table-cell>
          <table:table-cell office:value-type="float" office:value="1242.668" calcext:value-type="float">
            <text:p>1242,668</text:p>
          </table:table-cell>
          <table:table-cell table:number-columns-repeated="7"/>
        </table:table-row>
        <table:table-row table:style-name="ro1">
          <table:table-cell office:value-type="float" office:value="55.77" calcext:value-type="float">
            <text:p>55,77</text:p>
          </table:table-cell>
          <table:table-cell office:value-type="float" office:value="12.756" calcext:value-type="float">
            <text:p>12,756</text:p>
          </table:table-cell>
          <table:table-cell/>
          <table:table-cell office:value-type="float" office:value="167.51" calcext:value-type="float">
            <text:p>167,51</text:p>
          </table:table-cell>
          <table:table-cell office:value-type="float" office:value="123.714" calcext:value-type="float">
            <text:p>123,714</text:p>
          </table:table-cell>
          <table:table-cell/>
          <table:table-cell office:value-type="float" office:value="1277.625" calcext:value-type="float">
            <text:p>1277,625</text:p>
          </table:table-cell>
          <table:table-cell office:value-type="float" office:value="1234.23" calcext:value-type="float">
            <text:p>1234,23</text:p>
          </table:table-cell>
          <table:table-cell table:number-columns-repeated="7"/>
        </table:table-row>
        <table:table-row table:style-name="ro1">
          <table:table-cell office:value-type="float" office:value="57.626" calcext:value-type="float">
            <text:p>57,626</text:p>
          </table:table-cell>
          <table:table-cell office:value-type="float" office:value="12.431" calcext:value-type="float">
            <text:p>12,431</text:p>
          </table:table-cell>
          <table:table-cell/>
          <table:table-cell office:value-type="float" office:value="171.905" calcext:value-type="float">
            <text:p>171,905</text:p>
          </table:table-cell>
          <table:table-cell office:value-type="float" office:value="123.612" calcext:value-type="float">
            <text:p>123,612</text:p>
          </table:table-cell>
          <table:table-cell/>
          <table:table-cell office:value-type="float" office:value="1289.499" calcext:value-type="float">
            <text:p>1289,499</text:p>
          </table:table-cell>
          <table:table-cell office:value-type="float" office:value="1235.885" calcext:value-type="float">
            <text:p>1235,885</text:p>
          </table:table-cell>
          <table:table-cell table:number-columns-repeated="7"/>
        </table:table-row>
        <table:table-row table:style-name="ro1">
          <table:table-cell office:value-type="float" office:value="56.935" calcext:value-type="float">
            <text:p>56,935</text:p>
          </table:table-cell>
          <table:table-cell office:value-type="float" office:value="12.625" calcext:value-type="float">
            <text:p>12,625</text:p>
          </table:table-cell>
          <table:table-cell/>
          <table:table-cell office:value-type="float" office:value="174.504" calcext:value-type="float">
            <text:p>174,504</text:p>
          </table:table-cell>
          <table:table-cell office:value-type="float" office:value="123.268" calcext:value-type="float">
            <text:p>123,268</text:p>
          </table:table-cell>
          <table:table-cell/>
          <table:table-cell office:value-type="float" office:value="1276.866" calcext:value-type="float">
            <text:p>1276,866</text:p>
          </table:table-cell>
          <table:table-cell office:value-type="float" office:value="1233.884" calcext:value-type="float">
            <text:p>1233,884</text:p>
          </table:table-cell>
          <table:table-cell table:number-columns-repeated="7"/>
        </table:table-row>
        <table:table-row table:style-name="ro1">
          <table:table-cell office:value-type="float" office:value="56.064" calcext:value-type="float">
            <text:p>56,064</text:p>
          </table:table-cell>
          <table:table-cell office:value-type="float" office:value="12.376" calcext:value-type="float">
            <text:p>12,376</text:p>
          </table:table-cell>
          <table:table-cell/>
          <table:table-cell office:value-type="float" office:value="170.171" calcext:value-type="float">
            <text:p>170,171</text:p>
          </table:table-cell>
          <table:table-cell office:value-type="float" office:value="123.237" calcext:value-type="float">
            <text:p>123,237</text:p>
          </table:table-cell>
          <table:table-cell/>
          <table:table-cell office:value-type="float" office:value="1280.692" calcext:value-type="float">
            <text:p>1280,692</text:p>
          </table:table-cell>
          <table:table-cell office:value-type="float" office:value="1235.181" calcext:value-type="float">
            <text:p>1235,181</text:p>
          </table:table-cell>
          <table:table-cell table:number-columns-repeated="7"/>
        </table:table-row>
        <table:table-row table:style-name="ro1">
          <table:table-cell office:value-type="float" office:value="58.777" calcext:value-type="float">
            <text:p>58,777</text:p>
          </table:table-cell>
          <table:table-cell office:value-type="float" office:value="12.393" calcext:value-type="float">
            <text:p>12,393</text:p>
          </table:table-cell>
          <table:table-cell/>
          <table:table-cell office:value-type="float" office:value="178.89" calcext:value-type="float">
            <text:p>178,89</text:p>
          </table:table-cell>
          <table:table-cell office:value-type="float" office:value="127.436" calcext:value-type="float">
            <text:p>127,436</text:p>
          </table:table-cell>
          <table:table-cell/>
          <table:table-cell office:value-type="float" office:value="1293.66" calcext:value-type="float">
            <text:p>1293,66</text:p>
          </table:table-cell>
          <table:table-cell office:value-type="float" office:value="1250.915" calcext:value-type="float">
            <text:p>1250,915</text:p>
          </table:table-cell>
          <table:table-cell table:number-columns-repeated="7"/>
        </table:table-row>
        <table:table-row table:style-name="ro1">
          <table:table-cell office:value-type="float" office:value="67.268" calcext:value-type="float">
            <text:p>67,268</text:p>
          </table:table-cell>
          <table:table-cell office:value-type="float" office:value="12.33" calcext:value-type="float">
            <text:p>12,33</text:p>
          </table:table-cell>
          <table:table-cell/>
          <table:table-cell office:value-type="float" office:value="172.49" calcext:value-type="float">
            <text:p>172,49</text:p>
          </table:table-cell>
          <table:table-cell office:value-type="float" office:value="123.242" calcext:value-type="float">
            <text:p>123,242</text:p>
          </table:table-cell>
          <table:table-cell/>
          <table:table-cell office:value-type="float" office:value="1272.894" calcext:value-type="float">
            <text:p>1272,894</text:p>
          </table:table-cell>
          <table:table-cell office:value-type="float" office:value="1229.71" calcext:value-type="float">
            <text:p>1229,71</text:p>
          </table:table-cell>
          <table:table-cell table:number-columns-repeated="7"/>
        </table:table-row>
        <table:table-row table:style-name="ro1">
          <table:table-cell office:value-type="float" office:value="58.747" calcext:value-type="float">
            <text:p>58,747</text:p>
          </table:table-cell>
          <table:table-cell office:value-type="float" office:value="12.386" calcext:value-type="float">
            <text:p>12,386</text:p>
          </table:table-cell>
          <table:table-cell/>
          <table:table-cell office:value-type="float" office:value="175.645" calcext:value-type="float">
            <text:p>175,645</text:p>
          </table:table-cell>
          <table:table-cell office:value-type="float" office:value="127.871" calcext:value-type="float">
            <text:p>127,871</text:p>
          </table:table-cell>
          <table:table-cell/>
          <table:table-cell office:value-type="float" office:value="1302.057" calcext:value-type="float">
            <text:p>1302,057</text:p>
          </table:table-cell>
          <table:table-cell office:value-type="float" office:value="1252.981" calcext:value-type="float">
            <text:p>1252,981</text:p>
          </table:table-cell>
          <table:table-cell table:number-columns-repeated="7"/>
        </table:table-row>
        <table:table-row table:style-name="ro1">
          <table:table-cell office:value-type="float" office:value="59.009" calcext:value-type="float">
            <text:p>59,009</text:p>
          </table:table-cell>
          <table:table-cell office:value-type="float" office:value="12.425" calcext:value-type="float">
            <text:p>12,425</text:p>
          </table:table-cell>
          <table:table-cell/>
          <table:table-cell office:value-type="float" office:value="168.298" calcext:value-type="float">
            <text:p>168,298</text:p>
          </table:table-cell>
          <table:table-cell office:value-type="float" office:value="123.394" calcext:value-type="float">
            <text:p>123,394</text:p>
          </table:table-cell>
          <table:table-cell/>
          <table:table-cell office:value-type="float" office:value="1277.67" calcext:value-type="float">
            <text:p>1277,67</text:p>
          </table:table-cell>
          <table:table-cell office:value-type="float" office:value="1232.944" calcext:value-type="float">
            <text:p>1232,944</text:p>
          </table:table-cell>
          <table:table-cell table:number-columns-repeated="7"/>
        </table:table-row>
        <table:table-row table:style-name="ro1">
          <table:table-cell office:value-type="float" office:value="55.884" calcext:value-type="float">
            <text:p>55,884</text:p>
          </table:table-cell>
          <table:table-cell office:value-type="float" office:value="12.479" calcext:value-type="float">
            <text:p>12,479</text:p>
          </table:table-cell>
          <table:table-cell/>
          <table:table-cell office:value-type="float" office:value="177.034" calcext:value-type="float">
            <text:p>177,034</text:p>
          </table:table-cell>
          <table:table-cell office:value-type="float" office:value="130.379" calcext:value-type="float">
            <text:p>130,379</text:p>
          </table:table-cell>
          <table:table-cell/>
          <table:table-cell office:value-type="float" office:value="1297.808" calcext:value-type="float">
            <text:p>1297,808</text:p>
          </table:table-cell>
          <table:table-cell office:value-type="float" office:value="1250.708" calcext:value-type="float">
            <text:p>1250,708</text:p>
          </table:table-cell>
          <table:table-cell table:number-columns-repeated="7"/>
        </table:table-row>
        <table:table-row table:style-name="ro1">
          <table:table-cell office:value-type="float" office:value="59.468" calcext:value-type="float">
            <text:p>59,468</text:p>
          </table:table-cell>
          <table:table-cell office:value-type="float" office:value="12.394" calcext:value-type="float">
            <text:p>12,394</text:p>
          </table:table-cell>
          <table:table-cell/>
          <table:table-cell office:value-type="float" office:value="169.735" calcext:value-type="float">
            <text:p>169,735</text:p>
          </table:table-cell>
          <table:table-cell office:value-type="float" office:value="123.894" calcext:value-type="float">
            <text:p>123,894</text:p>
          </table:table-cell>
          <table:table-cell/>
          <table:table-cell office:value-type="float" office:value="1281.646" calcext:value-type="float">
            <text:p>1281,646</text:p>
          </table:table-cell>
          <table:table-cell office:value-type="float" office:value="1237.326" calcext:value-type="float">
            <text:p>1237,326</text:p>
          </table:table-cell>
          <table:table-cell table:number-columns-repeated="7"/>
        </table:table-row>
        <table:table-row table:style-name="ro1">
          <table:table-cell office:value-type="float" office:value="61.665" calcext:value-type="float">
            <text:p>61,665</text:p>
          </table:table-cell>
          <table:table-cell office:value-type="float" office:value="12.483" calcext:value-type="float">
            <text:p>12,483</text:p>
          </table:table-cell>
          <table:table-cell/>
          <table:table-cell office:value-type="float" office:value="169.924" calcext:value-type="float">
            <text:p>169,924</text:p>
          </table:table-cell>
          <table:table-cell office:value-type="float" office:value="125.455" calcext:value-type="float">
            <text:p>125,455</text:p>
          </table:table-cell>
          <table:table-cell/>
          <table:table-cell office:value-type="float" office:value="1275.594" calcext:value-type="float">
            <text:p>1275,594</text:p>
          </table:table-cell>
          <table:table-cell office:value-type="float" office:value="1230.717" calcext:value-type="float">
            <text:p>1230,717</text:p>
          </table:table-cell>
          <table:table-cell table:number-columns-repeated="7"/>
        </table:table-row>
        <table:table-row table:style-name="ro1">
          <table:table-cell office:value-type="float" office:value="62.101" calcext:value-type="float">
            <text:p>62,101</text:p>
          </table:table-cell>
          <table:table-cell office:value-type="float" office:value="12.388" calcext:value-type="float">
            <text:p>12,388</text:p>
          </table:table-cell>
          <table:table-cell/>
          <table:table-cell office:value-type="float" office:value="177.069" calcext:value-type="float">
            <text:p>177,069</text:p>
          </table:table-cell>
          <table:table-cell office:value-type="float" office:value="122.802" calcext:value-type="float">
            <text:p>122,802</text:p>
          </table:table-cell>
          <table:table-cell/>
          <table:table-cell office:value-type="float" office:value="1277.565" calcext:value-type="float">
            <text:p>1277,565</text:p>
          </table:table-cell>
          <table:table-cell office:value-type="float" office:value="1230.222" calcext:value-type="float">
            <text:p>1230,222</text:p>
          </table:table-cell>
          <table:table-cell table:number-columns-repeated="7"/>
        </table:table-row>
        <table:table-row table:style-name="ro1">
          <table:table-cell office:value-type="float" office:value="66.358" calcext:value-type="float">
            <text:p>66,358</text:p>
          </table:table-cell>
          <table:table-cell office:value-type="float" office:value="12.342" calcext:value-type="float">
            <text:p>12,342</text:p>
          </table:table-cell>
          <table:table-cell/>
          <table:table-cell office:value-type="float" office:value="168.24" calcext:value-type="float">
            <text:p>168,24</text:p>
          </table:table-cell>
          <table:table-cell office:value-type="float" office:value="123.269" calcext:value-type="float">
            <text:p>123,269</text:p>
          </table:table-cell>
          <table:table-cell/>
          <table:table-cell office:value-type="float" office:value="1275.374" calcext:value-type="float">
            <text:p>1275,374</text:p>
          </table:table-cell>
          <table:table-cell office:value-type="float" office:value="1231.714" calcext:value-type="float">
            <text:p>1231,714</text:p>
          </table:table-cell>
          <table:table-cell table:number-columns-repeated="7"/>
        </table:table-row>
        <table:table-row table:style-name="ro1">
          <table:table-cell office:value-type="float" office:value="57.365" calcext:value-type="float">
            <text:p>57,365</text:p>
          </table:table-cell>
          <table:table-cell office:value-type="float" office:value="12.988" calcext:value-type="float">
            <text:p>12,988</text:p>
          </table:table-cell>
          <table:table-cell/>
          <table:table-cell office:value-type="float" office:value="170.808" calcext:value-type="float">
            <text:p>170,808</text:p>
          </table:table-cell>
          <table:table-cell office:value-type="float" office:value="122.821" calcext:value-type="float">
            <text:p>122,821</text:p>
          </table:table-cell>
          <table:table-cell/>
          <table:table-cell office:value-type="float" office:value="1283.854" calcext:value-type="float">
            <text:p>1283,854</text:p>
          </table:table-cell>
          <table:table-cell office:value-type="float" office:value="1240.292" calcext:value-type="float">
            <text:p>1240,292</text:p>
          </table:table-cell>
          <table:table-cell table:number-columns-repeated="7"/>
        </table:table-row>
        <table:table-row table:style-name="ro1">
          <table:table-cell office:value-type="float" office:value="57.895" calcext:value-type="float">
            <text:p>57,895</text:p>
          </table:table-cell>
          <table:table-cell office:value-type="float" office:value="12.33" calcext:value-type="float">
            <text:p>12,33</text:p>
          </table:table-cell>
          <table:table-cell/>
          <table:table-cell office:value-type="float" office:value="174.42" calcext:value-type="float">
            <text:p>174,42</text:p>
          </table:table-cell>
          <table:table-cell office:value-type="float" office:value="122.82" calcext:value-type="float">
            <text:p>122,82</text:p>
          </table:table-cell>
          <table:table-cell/>
          <table:table-cell office:value-type="float" office:value="1272.957" calcext:value-type="float">
            <text:p>1272,957</text:p>
          </table:table-cell>
          <table:table-cell office:value-type="float" office:value="1227.942" calcext:value-type="float">
            <text:p>1227,942</text:p>
          </table:table-cell>
          <table:table-cell table:number-columns-repeated="7"/>
        </table:table-row>
        <table:table-row table:style-name="ro1">
          <table:table-cell office:value-type="float" office:value="55.897" calcext:value-type="float">
            <text:p>55,897</text:p>
          </table:table-cell>
          <table:table-cell office:value-type="float" office:value="12.585" calcext:value-type="float">
            <text:p>12,585</text:p>
          </table:table-cell>
          <table:table-cell/>
          <table:table-cell office:value-type="float" office:value="170.033" calcext:value-type="float">
            <text:p>170,033</text:p>
          </table:table-cell>
          <table:table-cell office:value-type="float" office:value="123.217" calcext:value-type="float">
            <text:p>123,217</text:p>
          </table:table-cell>
          <table:table-cell/>
          <table:table-cell office:value-type="float" office:value="1358.719" calcext:value-type="float">
            <text:p>1358,719</text:p>
          </table:table-cell>
          <table:table-cell office:value-type="float" office:value="1253.722" calcext:value-type="float">
            <text:p>1253,722</text:p>
          </table:table-cell>
          <table:table-cell table:number-columns-repeated="7"/>
        </table:table-row>
        <table:table-row table:style-name="ro1">
          <table:table-cell office:value-type="float" office:value="56.699" calcext:value-type="float">
            <text:p>56,699</text:p>
          </table:table-cell>
          <table:table-cell office:value-type="float" office:value="12.36" calcext:value-type="float">
            <text:p>12,36</text:p>
          </table:table-cell>
          <table:table-cell/>
          <table:table-cell office:value-type="float" office:value="171.763" calcext:value-type="float">
            <text:p>171,763</text:p>
          </table:table-cell>
          <table:table-cell office:value-type="float" office:value="123.758" calcext:value-type="float">
            <text:p>123,758</text:p>
          </table:table-cell>
          <table:table-cell/>
          <table:table-cell office:value-type="float" office:value="1510.978" calcext:value-type="float">
            <text:p>1510,978</text:p>
          </table:table-cell>
          <table:table-cell office:value-type="float" office:value="1234.6" calcext:value-type="float">
            <text:p>1234,6</text:p>
          </table:table-cell>
          <table:table-cell table:number-columns-repeated="7"/>
        </table:table-row>
        <table:table-row table:style-name="ro1">
          <table:table-cell office:value-type="float" office:value="71.731" calcext:value-type="float">
            <text:p>71,731</text:p>
          </table:table-cell>
          <table:table-cell office:value-type="float" office:value="12.307" calcext:value-type="float">
            <text:p>12,307</text:p>
          </table:table-cell>
          <table:table-cell/>
          <table:table-cell office:value-type="float" office:value="171.656" calcext:value-type="float">
            <text:p>171,656</text:p>
          </table:table-cell>
          <table:table-cell office:value-type="float" office:value="125.898" calcext:value-type="float">
            <text:p>125,898</text:p>
          </table:table-cell>
          <table:table-cell/>
          <table:table-cell office:value-type="float" office:value="1547.514" calcext:value-type="float">
            <text:p>1547,514</text:p>
          </table:table-cell>
          <table:table-cell office:value-type="float" office:value="1233.293" calcext:value-type="float">
            <text:p>1233,293</text:p>
          </table:table-cell>
          <table:table-cell table:number-columns-repeated="7"/>
        </table:table-row>
        <table:table-row table:style-name="ro1">
          <table:table-cell office:value-type="float" office:value="57.685" calcext:value-type="float">
            <text:p>57,685</text:p>
          </table:table-cell>
          <table:table-cell office:value-type="float" office:value="12.566" calcext:value-type="float">
            <text:p>12,566</text:p>
          </table:table-cell>
          <table:table-cell/>
          <table:table-cell office:value-type="float" office:value="176.415" calcext:value-type="float">
            <text:p>176,415</text:p>
          </table:table-cell>
          <table:table-cell office:value-type="float" office:value="127.693" calcext:value-type="float">
            <text:p>127,693</text:p>
          </table:table-cell>
          <table:table-cell/>
          <table:table-cell office:value-type="float" office:value="1462.239" calcext:value-type="float">
            <text:p>1462,239</text:p>
          </table:table-cell>
          <table:table-cell office:value-type="float" office:value="1262.748" calcext:value-type="float">
            <text:p>1262,748</text:p>
          </table:table-cell>
          <table:table-cell table:number-columns-repeated="7"/>
        </table:table-row>
        <table:table-row table:style-name="ro1">
          <table:table-cell office:value-type="float" office:value="55.864" calcext:value-type="float">
            <text:p>55,864</text:p>
          </table:table-cell>
          <table:table-cell office:value-type="float" office:value="12.338" calcext:value-type="float">
            <text:p>12,338</text:p>
          </table:table-cell>
          <table:table-cell/>
          <table:table-cell office:value-type="float" office:value="170.765" calcext:value-type="float">
            <text:p>170,765</text:p>
          </table:table-cell>
          <table:table-cell office:value-type="float" office:value="123.21" calcext:value-type="float">
            <text:p>123,21</text:p>
          </table:table-cell>
          <table:table-cell/>
          <table:table-cell office:value-type="float" office:value="1308.053" calcext:value-type="float">
            <text:p>1308,053</text:p>
          </table:table-cell>
          <table:table-cell office:value-type="float" office:value="1257.148" calcext:value-type="float">
            <text:p>1257,148</text:p>
          </table:table-cell>
          <table:table-cell table:number-columns-repeated="7"/>
        </table:table-row>
        <table:table-row table:style-name="ro1">
          <table:table-cell office:value-type="float" office:value="56.778" calcext:value-type="float">
            <text:p>56,778</text:p>
          </table:table-cell>
          <table:table-cell office:value-type="float" office:value="12.328" calcext:value-type="float">
            <text:p>12,328</text:p>
          </table:table-cell>
          <table:table-cell/>
          <table:table-cell office:value-type="float" office:value="166.979" calcext:value-type="float">
            <text:p>166,979</text:p>
          </table:table-cell>
          <table:table-cell office:value-type="float" office:value="122.508" calcext:value-type="float">
            <text:p>122,508</text:p>
          </table:table-cell>
          <table:table-cell/>
          <table:table-cell office:value-type="float" office:value="1281.195" calcext:value-type="float">
            <text:p>1281,195</text:p>
          </table:table-cell>
          <table:table-cell office:value-type="float" office:value="1238.426" calcext:value-type="float">
            <text:p>1238,426</text:p>
          </table:table-cell>
          <table:table-cell table:number-columns-repeated="7"/>
        </table:table-row>
        <table:table-row table:style-name="ro1">
          <table:table-cell office:value-type="float" office:value="53.651" calcext:value-type="float">
            <text:p>53,651</text:p>
          </table:table-cell>
          <table:table-cell office:value-type="float" office:value="12.298" calcext:value-type="float">
            <text:p>12,298</text:p>
          </table:table-cell>
          <table:table-cell/>
          <table:table-cell office:value-type="float" office:value="169.675" calcext:value-type="float">
            <text:p>169,675</text:p>
          </table:table-cell>
          <table:table-cell office:value-type="float" office:value="123.392" calcext:value-type="float">
            <text:p>123,392</text:p>
          </table:table-cell>
          <table:table-cell/>
          <table:table-cell office:value-type="float" office:value="1286.733" calcext:value-type="float">
            <text:p>1286,733</text:p>
          </table:table-cell>
          <table:table-cell office:value-type="float" office:value="1233.985" calcext:value-type="float">
            <text:p>1233,985</text:p>
          </table:table-cell>
          <table:table-cell table:number-columns-repeated="7"/>
        </table:table-row>
        <table:table-row table:style-name="ro1">
          <table:table-cell office:value-type="float" office:value="71.039" calcext:value-type="float">
            <text:p>71,039</text:p>
          </table:table-cell>
          <table:table-cell office:value-type="float" office:value="12.383" calcext:value-type="float">
            <text:p>12,383</text:p>
          </table:table-cell>
          <table:table-cell/>
          <table:table-cell office:value-type="float" office:value="173.804" calcext:value-type="float">
            <text:p>173,804</text:p>
          </table:table-cell>
          <table:table-cell office:value-type="float" office:value="127.83" calcext:value-type="float">
            <text:p>127,83</text:p>
          </table:table-cell>
          <table:table-cell/>
          <table:table-cell office:value-type="float" office:value="1298.211" calcext:value-type="float">
            <text:p>1298,211</text:p>
          </table:table-cell>
          <table:table-cell office:value-type="float" office:value="1247.085" calcext:value-type="float">
            <text:p>1247,085</text:p>
          </table:table-cell>
          <table:table-cell table:number-columns-repeated="7"/>
        </table:table-row>
        <table:table-row table:style-name="ro1">
          <table:table-cell office:value-type="float" office:value="54.619" calcext:value-type="float">
            <text:p>54,619</text:p>
          </table:table-cell>
          <table:table-cell office:value-type="float" office:value="12.394" calcext:value-type="float">
            <text:p>12,394</text:p>
          </table:table-cell>
          <table:table-cell/>
          <table:table-cell office:value-type="float" office:value="169.098" calcext:value-type="float">
            <text:p>169,098</text:p>
          </table:table-cell>
          <table:table-cell office:value-type="float" office:value="123.077" calcext:value-type="float">
            <text:p>123,077</text:p>
          </table:table-cell>
          <table:table-cell/>
          <table:table-cell office:value-type="float" office:value="1285.5" calcext:value-type="float">
            <text:p>1285,5</text:p>
          </table:table-cell>
          <table:table-cell office:value-type="float" office:value="1240.13" calcext:value-type="float">
            <text:p>1240,13</text:p>
          </table:table-cell>
          <table:table-cell table:number-columns-repeated="7"/>
        </table:table-row>
        <table:table-row table:style-name="ro1">
          <table:table-cell office:value-type="float" office:value="54.154" calcext:value-type="float">
            <text:p>54,154</text:p>
          </table:table-cell>
          <table:table-cell office:value-type="float" office:value="12.366" calcext:value-type="float">
            <text:p>12,366</text:p>
          </table:table-cell>
          <table:table-cell/>
          <table:table-cell office:value-type="float" office:value="171.829" calcext:value-type="float">
            <text:p>171,829</text:p>
          </table:table-cell>
          <table:table-cell office:value-type="float" office:value="123.816" calcext:value-type="float">
            <text:p>123,816</text:p>
          </table:table-cell>
          <table:table-cell/>
          <table:table-cell office:value-type="float" office:value="1299.222" calcext:value-type="float">
            <text:p>1299,222</text:p>
          </table:table-cell>
          <table:table-cell office:value-type="float" office:value="1244.519" calcext:value-type="float">
            <text:p>1244,519</text:p>
          </table:table-cell>
          <table:table-cell table:number-columns-repeated="7"/>
        </table:table-row>
        <table:table-row table:style-name="ro1">
          <table:table-cell office:value-type="float" office:value="58.319" calcext:value-type="float">
            <text:p>58,319</text:p>
          </table:table-cell>
          <table:table-cell office:value-type="float" office:value="12.447" calcext:value-type="float">
            <text:p>12,447</text:p>
          </table:table-cell>
          <table:table-cell/>
          <table:table-cell office:value-type="float" office:value="174.913" calcext:value-type="float">
            <text:p>174,913</text:p>
          </table:table-cell>
          <table:table-cell office:value-type="float" office:value="127.737" calcext:value-type="float">
            <text:p>127,737</text:p>
          </table:table-cell>
          <table:table-cell/>
          <table:table-cell office:value-type="float" office:value="1285.245" calcext:value-type="float">
            <text:p>1285,245</text:p>
          </table:table-cell>
          <table:table-cell office:value-type="float" office:value="1238.718" calcext:value-type="float">
            <text:p>1238,718</text:p>
          </table:table-cell>
          <table:table-cell table:number-columns-repeated="7"/>
        </table:table-row>
        <table:table-row table:style-name="ro1">
          <table:table-cell office:value-type="float" office:value="57.246" calcext:value-type="float">
            <text:p>57,246</text:p>
          </table:table-cell>
          <table:table-cell office:value-type="float" office:value="12.529" calcext:value-type="float">
            <text:p>12,529</text:p>
          </table:table-cell>
          <table:table-cell/>
          <table:table-cell office:value-type="float" office:value="168.58" calcext:value-type="float">
            <text:p>168,58</text:p>
          </table:table-cell>
          <table:table-cell office:value-type="float" office:value="123.329" calcext:value-type="float">
            <text:p>123,329</text:p>
          </table:table-cell>
          <table:table-cell/>
          <table:table-cell office:value-type="float" office:value="1281.011" calcext:value-type="float">
            <text:p>1281,011</text:p>
          </table:table-cell>
          <table:table-cell office:value-type="float" office:value="1235.588" calcext:value-type="float">
            <text:p>1235,588</text:p>
          </table:table-cell>
          <table:table-cell table:number-columns-repeated="7"/>
        </table:table-row>
        <table:table-row table:style-name="ro1">
          <table:table-cell office:value-type="float" office:value="55.285" calcext:value-type="float">
            <text:p>55,285</text:p>
          </table:table-cell>
          <table:table-cell office:value-type="float" office:value="12.38" calcext:value-type="float">
            <text:p>12,38</text:p>
          </table:table-cell>
          <table:table-cell/>
          <table:table-cell office:value-type="float" office:value="170.086" calcext:value-type="float">
            <text:p>170,086</text:p>
          </table:table-cell>
          <table:table-cell office:value-type="float" office:value="123.834" calcext:value-type="float">
            <text:p>123,834</text:p>
          </table:table-cell>
          <table:table-cell/>
          <table:table-cell office:value-type="float" office:value="1287.103" calcext:value-type="float">
            <text:p>1287,103</text:p>
          </table:table-cell>
          <table:table-cell office:value-type="float" office:value="1242.246" calcext:value-type="float">
            <text:p>1242,246</text:p>
          </table:table-cell>
          <table:table-cell table:number-columns-repeated="7"/>
        </table:table-row>
        <table:table-row table:style-name="ro1">
          <table:table-cell office:value-type="float" office:value="53.705" calcext:value-type="float">
            <text:p>53,705</text:p>
          </table:table-cell>
          <table:table-cell office:value-type="float" office:value="12.44" calcext:value-type="float">
            <text:p>12,44</text:p>
          </table:table-cell>
          <table:table-cell/>
          <table:table-cell office:value-type="float" office:value="172.458" calcext:value-type="float">
            <text:p>172,458</text:p>
          </table:table-cell>
          <table:table-cell office:value-type="float" office:value="125.524" calcext:value-type="float">
            <text:p>125,524</text:p>
          </table:table-cell>
          <table:table-cell/>
          <table:table-cell office:value-type="float" office:value="1306.351" calcext:value-type="float">
            <text:p>1306,351</text:p>
          </table:table-cell>
          <table:table-cell office:value-type="float" office:value="1245.175" calcext:value-type="float">
            <text:p>1245,175</text:p>
          </table:table-cell>
          <table:table-cell table:number-columns-repeated="7"/>
        </table:table-row>
        <table:table-row table:style-name="ro1">
          <table:table-cell office:value-type="float" office:value="53.484" calcext:value-type="float">
            <text:p>53,484</text:p>
          </table:table-cell>
          <table:table-cell office:value-type="float" office:value="12.409" calcext:value-type="float">
            <text:p>12,409</text:p>
          </table:table-cell>
          <table:table-cell/>
          <table:table-cell office:value-type="float" office:value="174.193" calcext:value-type="float">
            <text:p>174,193</text:p>
          </table:table-cell>
          <table:table-cell office:value-type="float" office:value="127.748" calcext:value-type="float">
            <text:p>127,748</text:p>
          </table:table-cell>
          <table:table-cell/>
          <table:table-cell office:value-type="float" office:value="1293.416" calcext:value-type="float">
            <text:p>1293,416</text:p>
          </table:table-cell>
          <table:table-cell office:value-type="float" office:value="1249.036" calcext:value-type="float">
            <text:p>1249,036</text:p>
          </table:table-cell>
          <table:table-cell table:number-columns-repeated="7"/>
        </table:table-row>
        <table:table-row table:style-name="ro1">
          <table:table-cell office:value-type="float" office:value="57.922" calcext:value-type="float">
            <text:p>57,922</text:p>
          </table:table-cell>
          <table:table-cell office:value-type="float" office:value="12.632" calcext:value-type="float">
            <text:p>12,632</text:p>
          </table:table-cell>
          <table:table-cell/>
          <table:table-cell office:value-type="float" office:value="172.389" calcext:value-type="float">
            <text:p>172,389</text:p>
          </table:table-cell>
          <table:table-cell office:value-type="float" office:value="123.171" calcext:value-type="float">
            <text:p>123,171</text:p>
          </table:table-cell>
          <table:table-cell/>
          <table:table-cell office:value-type="float" office:value="1291.73" calcext:value-type="float">
            <text:p>1291,73</text:p>
          </table:table-cell>
          <table:table-cell office:value-type="float" office:value="1244.445" calcext:value-type="float">
            <text:p>1244,445</text:p>
          </table:table-cell>
          <table:table-cell table:number-columns-repeated="7"/>
        </table:table-row>
        <table:table-row table:style-name="ro1">
          <table:table-cell office:value-type="float" office:value="56.283" calcext:value-type="float">
            <text:p>56,283</text:p>
          </table:table-cell>
          <table:table-cell office:value-type="float" office:value="12.479" calcext:value-type="float">
            <text:p>12,479</text:p>
          </table:table-cell>
          <table:table-cell/>
          <table:table-cell office:value-type="float" office:value="167.232" calcext:value-type="float">
            <text:p>167,232</text:p>
          </table:table-cell>
          <table:table-cell office:value-type="float" office:value="122.34" calcext:value-type="float">
            <text:p>122,34</text:p>
          </table:table-cell>
          <table:table-cell/>
          <table:table-cell office:value-type="float" office:value="1290.993" calcext:value-type="float">
            <text:p>1290,993</text:p>
          </table:table-cell>
          <table:table-cell office:value-type="float" office:value="1247.244" calcext:value-type="float">
            <text:p>1247,244</text:p>
          </table:table-cell>
          <table:table-cell table:number-columns-repeated="7"/>
        </table:table-row>
        <table:table-row table:style-name="ro1">
          <table:table-cell office:value-type="float" office:value="58.181" calcext:value-type="float">
            <text:p>58,181</text:p>
          </table:table-cell>
          <table:table-cell office:value-type="float" office:value="12.457" calcext:value-type="float">
            <text:p>12,457</text:p>
          </table:table-cell>
          <table:table-cell/>
          <table:table-cell office:value-type="float" office:value="171.927" calcext:value-type="float">
            <text:p>171,927</text:p>
          </table:table-cell>
          <table:table-cell office:value-type="float" office:value="123.61" calcext:value-type="float">
            <text:p>123,61</text:p>
          </table:table-cell>
          <table:table-cell/>
          <table:table-cell office:value-type="float" office:value="1289.325" calcext:value-type="float">
            <text:p>1289,325</text:p>
          </table:table-cell>
          <table:table-cell office:value-type="float" office:value="1242.913" calcext:value-type="float">
            <text:p>1242,913</text:p>
          </table:table-cell>
          <table:table-cell table:number-columns-repeated="7"/>
        </table:table-row>
        <table:table-row table:style-name="ro1">
          <table:table-cell office:value-type="float" office:value="55.937" calcext:value-type="float">
            <text:p>55,937</text:p>
          </table:table-cell>
          <table:table-cell office:value-type="float" office:value="12.361" calcext:value-type="float">
            <text:p>12,361</text:p>
          </table:table-cell>
          <table:table-cell/>
          <table:table-cell office:value-type="float" office:value="174.544" calcext:value-type="float">
            <text:p>174,544</text:p>
          </table:table-cell>
          <table:table-cell office:value-type="float" office:value="123.595" calcext:value-type="float">
            <text:p>123,595</text:p>
          </table:table-cell>
          <table:table-cell/>
          <table:table-cell office:value-type="float" office:value="1295.264" calcext:value-type="float">
            <text:p>1295,264</text:p>
          </table:table-cell>
          <table:table-cell office:value-type="float" office:value="1245.037" calcext:value-type="float">
            <text:p>1245,037</text:p>
          </table:table-cell>
          <table:table-cell table:number-columns-repeated="7"/>
        </table:table-row>
        <table:table-row table:style-name="ro1">
          <table:table-cell office:value-type="float" office:value="55.664" calcext:value-type="float">
            <text:p>55,664</text:p>
          </table:table-cell>
          <table:table-cell office:value-type="float" office:value="12.499" calcext:value-type="float">
            <text:p>12,499</text:p>
          </table:table-cell>
          <table:table-cell/>
          <table:table-cell office:value-type="float" office:value="168.645" calcext:value-type="float">
            <text:p>168,645</text:p>
          </table:table-cell>
          <table:table-cell office:value-type="float" office:value="123.467" calcext:value-type="float">
            <text:p>123,467</text:p>
          </table:table-cell>
          <table:table-cell/>
          <table:table-cell office:value-type="float" office:value="1287.064" calcext:value-type="float">
            <text:p>1287,064</text:p>
          </table:table-cell>
          <table:table-cell office:value-type="float" office:value="1238.778" calcext:value-type="float">
            <text:p>1238,778</text:p>
          </table:table-cell>
          <table:table-cell table:number-columns-repeated="7"/>
        </table:table-row>
        <table:table-row table:style-name="ro1">
          <table:table-cell office:value-type="float" office:value="57.691" calcext:value-type="float">
            <text:p>57,691</text:p>
          </table:table-cell>
          <table:table-cell office:value-type="float" office:value="12.561" calcext:value-type="float">
            <text:p>12,561</text:p>
          </table:table-cell>
          <table:table-cell/>
          <table:table-cell office:value-type="float" office:value="171.093" calcext:value-type="float">
            <text:p>171,093</text:p>
          </table:table-cell>
          <table:table-cell office:value-type="float" office:value="123.542" calcext:value-type="float">
            <text:p>123,542</text:p>
          </table:table-cell>
          <table:table-cell/>
          <table:table-cell office:value-type="float" office:value="1285.645" calcext:value-type="float">
            <text:p>1285,645</text:p>
          </table:table-cell>
          <table:table-cell office:value-type="float" office:value="1241.106" calcext:value-type="float">
            <text:p>1241,106</text:p>
          </table:table-cell>
          <table:table-cell table:number-columns-repeated="7"/>
        </table:table-row>
        <table:table-row table:style-name="ro1">
          <table:table-cell office:value-type="float" office:value="56.96" calcext:value-type="float">
            <text:p>56,96</text:p>
          </table:table-cell>
          <table:table-cell office:value-type="float" office:value="12.973" calcext:value-type="float">
            <text:p>12,973</text:p>
          </table:table-cell>
          <table:table-cell/>
          <table:table-cell office:value-type="float" office:value="169.706" calcext:value-type="float">
            <text:p>169,706</text:p>
          </table:table-cell>
          <table:table-cell office:value-type="float" office:value="123.179" calcext:value-type="float">
            <text:p>123,179</text:p>
          </table:table-cell>
          <table:table-cell/>
          <table:table-cell office:value-type="float" office:value="1286.473" calcext:value-type="float">
            <text:p>1286,473</text:p>
          </table:table-cell>
          <table:table-cell office:value-type="float" office:value="1242.679" calcext:value-type="float">
            <text:p>1242,679</text:p>
          </table:table-cell>
          <table:table-cell table:number-columns-repeated="7"/>
        </table:table-row>
        <table:table-row table:style-name="ro1">
          <table:table-cell office:value-type="float" office:value="72.71" calcext:value-type="float">
            <text:p>72,71</text:p>
          </table:table-cell>
          <table:table-cell office:value-type="float" office:value="12.36" calcext:value-type="float">
            <text:p>12,36</text:p>
          </table:table-cell>
          <table:table-cell/>
          <table:table-cell office:value-type="float" office:value="176.122" calcext:value-type="float">
            <text:p>176,122</text:p>
          </table:table-cell>
          <table:table-cell office:value-type="float" office:value="123.584" calcext:value-type="float">
            <text:p>123,584</text:p>
          </table:table-cell>
          <table:table-cell/>
          <table:table-cell office:value-type="float" office:value="1286.87" calcext:value-type="float">
            <text:p>1286,87</text:p>
          </table:table-cell>
          <table:table-cell office:value-type="float" office:value="1239.856" calcext:value-type="float">
            <text:p>1239,856</text:p>
          </table:table-cell>
          <table:table-cell table:number-columns-repeated="7"/>
        </table:table-row>
        <table:table-row table:style-name="ro1">
          <table:table-cell office:value-type="float" office:value="63.653" calcext:value-type="float">
            <text:p>63,653</text:p>
          </table:table-cell>
          <table:table-cell office:value-type="float" office:value="12.439" calcext:value-type="float">
            <text:p>12,439</text:p>
          </table:table-cell>
          <table:table-cell/>
          <table:table-cell office:value-type="float" office:value="168.538" calcext:value-type="float">
            <text:p>168,538</text:p>
          </table:table-cell>
          <table:table-cell office:value-type="float" office:value="123.374" calcext:value-type="float">
            <text:p>123,374</text:p>
          </table:table-cell>
          <table:table-cell/>
          <table:table-cell office:value-type="float" office:value="1301.492" calcext:value-type="float">
            <text:p>1301,492</text:p>
          </table:table-cell>
          <table:table-cell office:value-type="float" office:value="1233.838" calcext:value-type="float">
            <text:p>1233,838</text:p>
          </table:table-cell>
          <table:table-cell table:number-columns-repeated="7"/>
        </table:table-row>
        <table:table-row table:style-name="ro1">
          <table:table-cell office:value-type="float" office:value="55.611" calcext:value-type="float">
            <text:p>55,611</text:p>
          </table:table-cell>
          <table:table-cell office:value-type="float" office:value="12.254" calcext:value-type="float">
            <text:p>12,254</text:p>
          </table:table-cell>
          <table:table-cell/>
          <table:table-cell office:value-type="float" office:value="169.479" calcext:value-type="float">
            <text:p>169,479</text:p>
          </table:table-cell>
          <table:table-cell office:value-type="float" office:value="123.696" calcext:value-type="float">
            <text:p>123,696</text:p>
          </table:table-cell>
          <table:table-cell/>
          <table:table-cell office:value-type="float" office:value="1453.803" calcext:value-type="float">
            <text:p>1453,803</text:p>
          </table:table-cell>
          <table:table-cell office:value-type="float" office:value="1228.247" calcext:value-type="float">
            <text:p>1228,247</text:p>
          </table:table-cell>
          <table:table-cell table:number-columns-repeated="7"/>
        </table:table-row>
        <table:table-row table:style-name="ro1">
          <table:table-cell office:value-type="float" office:value="56.039" calcext:value-type="float">
            <text:p>56,039</text:p>
          </table:table-cell>
          <table:table-cell office:value-type="float" office:value="12.354" calcext:value-type="float">
            <text:p>12,354</text:p>
          </table:table-cell>
          <table:table-cell/>
          <table:table-cell office:value-type="float" office:value="168.765" calcext:value-type="float">
            <text:p>168,765</text:p>
          </table:table-cell>
          <table:table-cell office:value-type="float" office:value="122.791" calcext:value-type="float">
            <text:p>122,791</text:p>
          </table:table-cell>
          <table:table-cell/>
          <table:table-cell office:value-type="float" office:value="1341.673" calcext:value-type="float">
            <text:p>1341,673</text:p>
          </table:table-cell>
          <table:table-cell office:value-type="float" office:value="1234.561" calcext:value-type="float">
            <text:p>1234,561</text:p>
          </table:table-cell>
          <table:table-cell table:number-columns-repeated="7"/>
        </table:table-row>
        <table:table-row table:style-name="ro1">
          <table:table-cell office:value-type="float" office:value="67.665" calcext:value-type="float">
            <text:p>67,665</text:p>
          </table:table-cell>
          <table:table-cell office:value-type="float" office:value="12.548" calcext:value-type="float">
            <text:p>12,548</text:p>
          </table:table-cell>
          <table:table-cell/>
          <table:table-cell office:value-type="float" office:value="168.381" calcext:value-type="float">
            <text:p>168,381</text:p>
          </table:table-cell>
          <table:table-cell office:value-type="float" office:value="122.974" calcext:value-type="float">
            <text:p>122,974</text:p>
          </table:table-cell>
          <table:table-cell/>
          <table:table-cell office:value-type="float" office:value="1480.235" calcext:value-type="float">
            <text:p>1480,235</text:p>
          </table:table-cell>
          <table:table-cell office:value-type="float" office:value="1239.038" calcext:value-type="float">
            <text:p>1239,038</text:p>
          </table:table-cell>
          <table:table-cell table:number-columns-repeated="7"/>
        </table:table-row>
        <table:table-row table:style-name="ro1">
          <table:table-cell office:value-type="float" office:value="62.607" calcext:value-type="float">
            <text:p>62,607</text:p>
          </table:table-cell>
          <table:table-cell office:value-type="float" office:value="12.897" calcext:value-type="float">
            <text:p>12,897</text:p>
          </table:table-cell>
          <table:table-cell/>
          <table:table-cell office:value-type="float" office:value="171.566" calcext:value-type="float">
            <text:p>171,566</text:p>
          </table:table-cell>
          <table:table-cell office:value-type="float" office:value="124.677" calcext:value-type="float">
            <text:p>124,677</text:p>
          </table:table-cell>
          <table:table-cell/>
          <table:table-cell office:value-type="float" office:value="1280.984" calcext:value-type="float">
            <text:p>1280,984</text:p>
          </table:table-cell>
          <table:table-cell office:value-type="float" office:value="1236.987" calcext:value-type="float">
            <text:p>1236,987</text:p>
          </table:table-cell>
          <table:table-cell table:number-columns-repeated="7"/>
        </table:table-row>
        <table:table-row table:style-name="ro1">
          <table:table-cell office:value-type="float" office:value="60.024" calcext:value-type="float">
            <text:p>60,024</text:p>
          </table:table-cell>
          <table:table-cell office:value-type="float" office:value="12.401" calcext:value-type="float">
            <text:p>12,401</text:p>
          </table:table-cell>
          <table:table-cell/>
          <table:table-cell office:value-type="float" office:value="172.521" calcext:value-type="float">
            <text:p>172,521</text:p>
          </table:table-cell>
          <table:table-cell office:value-type="float" office:value="125.497" calcext:value-type="float">
            <text:p>125,497</text:p>
          </table:table-cell>
          <table:table-cell/>
          <table:table-cell office:value-type="float" office:value="1275.683" calcext:value-type="float">
            <text:p>1275,683</text:p>
          </table:table-cell>
          <table:table-cell office:value-type="float" office:value="1232.461" calcext:value-type="float">
            <text:p>1232,461</text:p>
          </table:table-cell>
          <table:table-cell table:number-columns-repeated="7"/>
        </table:table-row>
        <table:table-row table:style-name="ro1">
          <table:table-cell office:value-type="float" office:value="59.049" calcext:value-type="float">
            <text:p>59,049</text:p>
          </table:table-cell>
          <table:table-cell office:value-type="float" office:value="12.334" calcext:value-type="float">
            <text:p>12,334</text:p>
          </table:table-cell>
          <table:table-cell/>
          <table:table-cell office:value-type="float" office:value="181.738" calcext:value-type="float">
            <text:p>181,738</text:p>
          </table:table-cell>
          <table:table-cell office:value-type="float" office:value="123.356" calcext:value-type="float">
            <text:p>123,356</text:p>
          </table:table-cell>
          <table:table-cell/>
          <table:table-cell office:value-type="float" office:value="1484.419" calcext:value-type="float">
            <text:p>1484,419</text:p>
          </table:table-cell>
          <table:table-cell office:value-type="float" office:value="1242.51" calcext:value-type="float">
            <text:p>1242,51</text:p>
          </table:table-cell>
          <table:table-cell table:number-columns-repeated="7"/>
        </table:table-row>
        <table:table-row table:style-name="ro1">
          <table:table-cell office:value-type="float" office:value="60.024" calcext:value-type="float">
            <text:p>60,024</text:p>
          </table:table-cell>
          <table:table-cell office:value-type="float" office:value="12.508" calcext:value-type="float">
            <text:p>12,508</text:p>
          </table:table-cell>
          <table:table-cell/>
          <table:table-cell office:value-type="float" office:value="169.699" calcext:value-type="float">
            <text:p>169,699</text:p>
          </table:table-cell>
          <table:table-cell office:value-type="float" office:value="123.391" calcext:value-type="float">
            <text:p>123,391</text:p>
          </table:table-cell>
          <table:table-cell/>
          <table:table-cell office:value-type="float" office:value="1424.438" calcext:value-type="float">
            <text:p>1424,438</text:p>
          </table:table-cell>
          <table:table-cell office:value-type="float" office:value="1231.671" calcext:value-type="float">
            <text:p>1231,671</text:p>
          </table:table-cell>
          <table:table-cell table:number-columns-repeated="7"/>
        </table:table-row>
        <table:table-row table:style-name="ro1">
          <table:table-cell office:value-type="float" office:value="60.001" calcext:value-type="float">
            <text:p>60,001</text:p>
          </table:table-cell>
          <table:table-cell office:value-type="float" office:value="12.361" calcext:value-type="float">
            <text:p>12,361</text:p>
          </table:table-cell>
          <table:table-cell/>
          <table:table-cell office:value-type="float" office:value="170.201" calcext:value-type="float">
            <text:p>170,201</text:p>
          </table:table-cell>
          <table:table-cell office:value-type="float" office:value="123.663" calcext:value-type="float">
            <text:p>123,663</text:p>
          </table:table-cell>
          <table:table-cell/>
          <table:table-cell office:value-type="float" office:value="1460.585" calcext:value-type="float">
            <text:p>1460,585</text:p>
          </table:table-cell>
          <table:table-cell office:value-type="float" office:value="1238.536" calcext:value-type="float">
            <text:p>1238,536</text:p>
          </table:table-cell>
          <table:table-cell table:number-columns-repeated="7"/>
        </table:table-row>
        <table:table-row table:style-name="ro1">
          <table:table-cell office:value-type="float" office:value="55.53" calcext:value-type="float">
            <text:p>55,53</text:p>
          </table:table-cell>
          <table:table-cell office:value-type="float" office:value="12.393" calcext:value-type="float">
            <text:p>12,393</text:p>
          </table:table-cell>
          <table:table-cell/>
          <table:table-cell office:value-type="float" office:value="169.254" calcext:value-type="float">
            <text:p>169,254</text:p>
          </table:table-cell>
          <table:table-cell office:value-type="float" office:value="122.886" calcext:value-type="float">
            <text:p>122,886</text:p>
          </table:table-cell>
          <table:table-cell/>
          <table:table-cell office:value-type="float" office:value="1739.492" calcext:value-type="float">
            <text:p>1739,492</text:p>
          </table:table-cell>
          <table:table-cell office:value-type="float" office:value="1228.254" calcext:value-type="float">
            <text:p>1228,254</text:p>
          </table:table-cell>
          <table:table-cell table:number-columns-repeated="7"/>
        </table:table-row>
        <table:table-row table:style-name="ro1">
          <table:table-cell office:value-type="float" office:value="57.531" calcext:value-type="float">
            <text:p>57,531</text:p>
          </table:table-cell>
          <table:table-cell office:value-type="float" office:value="12.413" calcext:value-type="float">
            <text:p>12,413</text:p>
          </table:table-cell>
          <table:table-cell/>
          <table:table-cell office:value-type="float" office:value="169.42" calcext:value-type="float">
            <text:p>169,42</text:p>
          </table:table-cell>
          <table:table-cell office:value-type="float" office:value="123.023" calcext:value-type="float">
            <text:p>123,023</text:p>
          </table:table-cell>
          <table:table-cell/>
          <table:table-cell office:value-type="float" office:value="1277.168" calcext:value-type="float">
            <text:p>1277,168</text:p>
          </table:table-cell>
          <table:table-cell office:value-type="float" office:value="1231.473" calcext:value-type="float">
            <text:p>1231,473</text:p>
          </table:table-cell>
          <table:table-cell table:number-columns-repeated="7"/>
        </table:table-row>
        <table:table-row table:style-name="ro1">
          <table:table-cell office:value-type="float" office:value="57.206" calcext:value-type="float">
            <text:p>57,206</text:p>
          </table:table-cell>
          <table:table-cell office:value-type="float" office:value="12.294" calcext:value-type="float">
            <text:p>12,294</text:p>
          </table:table-cell>
          <table:table-cell/>
          <table:table-cell office:value-type="float" office:value="169.324" calcext:value-type="float">
            <text:p>169,324</text:p>
          </table:table-cell>
          <table:table-cell office:value-type="float" office:value="122.822" calcext:value-type="float">
            <text:p>122,822</text:p>
          </table:table-cell>
          <table:table-cell/>
          <table:table-cell office:value-type="float" office:value="1276.132" calcext:value-type="float">
            <text:p>1276,132</text:p>
          </table:table-cell>
          <table:table-cell office:value-type="float" office:value="1231.755" calcext:value-type="float">
            <text:p>1231,755</text:p>
          </table:table-cell>
          <table:table-cell table:number-columns-repeated="7"/>
        </table:table-row>
        <table:table-row table:style-name="ro1">
          <table:table-cell office:value-type="float" office:value="58.667" calcext:value-type="float">
            <text:p>58,667</text:p>
          </table:table-cell>
          <table:table-cell office:value-type="float" office:value="12.34" calcext:value-type="float">
            <text:p>12,34</text:p>
          </table:table-cell>
          <table:table-cell/>
          <table:table-cell office:value-type="float" office:value="182.516" calcext:value-type="float">
            <text:p>182,516</text:p>
          </table:table-cell>
          <table:table-cell office:value-type="float" office:value="133.535" calcext:value-type="float">
            <text:p>133,535</text:p>
          </table:table-cell>
          <table:table-cell/>
          <table:table-cell office:value-type="float" office:value="1272.984" calcext:value-type="float">
            <text:p>1272,984</text:p>
          </table:table-cell>
          <table:table-cell office:value-type="float" office:value="1230.605" calcext:value-type="float">
            <text:p>1230,605</text:p>
          </table:table-cell>
          <table:table-cell table:number-columns-repeated="7"/>
        </table:table-row>
        <table:table-row table:style-name="ro1">
          <table:table-cell office:value-type="float" office:value="57.98" calcext:value-type="float">
            <text:p>57,98</text:p>
          </table:table-cell>
          <table:table-cell office:value-type="float" office:value="12.382" calcext:value-type="float">
            <text:p>12,382</text:p>
          </table:table-cell>
          <table:table-cell/>
          <table:table-cell office:value-type="float" office:value="169.888" calcext:value-type="float">
            <text:p>169,888</text:p>
          </table:table-cell>
          <table:table-cell office:value-type="float" office:value="124.95" calcext:value-type="float">
            <text:p>124,95</text:p>
          </table:table-cell>
          <table:table-cell/>
          <table:table-cell office:value-type="float" office:value="1321.403" calcext:value-type="float">
            <text:p>1321,403</text:p>
          </table:table-cell>
          <table:table-cell office:value-type="float" office:value="1229.717" calcext:value-type="float">
            <text:p>1229,717</text:p>
          </table:table-cell>
          <table:table-cell table:number-columns-repeated="7"/>
        </table:table-row>
        <table:table-row table:style-name="ro1">
          <table:table-cell office:value-type="float" office:value="58.555" calcext:value-type="float">
            <text:p>58,555</text:p>
          </table:table-cell>
          <table:table-cell office:value-type="float" office:value="12.351" calcext:value-type="float">
            <text:p>12,351</text:p>
          </table:table-cell>
          <table:table-cell/>
          <table:table-cell office:value-type="float" office:value="169.323" calcext:value-type="float">
            <text:p>169,323</text:p>
          </table:table-cell>
          <table:table-cell office:value-type="float" office:value="123.631" calcext:value-type="float">
            <text:p>123,631</text:p>
          </table:table-cell>
          <table:table-cell/>
          <table:table-cell office:value-type="float" office:value="1454.709" calcext:value-type="float">
            <text:p>1454,709</text:p>
          </table:table-cell>
          <table:table-cell office:value-type="float" office:value="1237.895" calcext:value-type="float">
            <text:p>1237,895</text:p>
          </table:table-cell>
          <table:table-cell table:number-columns-repeated="7"/>
        </table:table-row>
        <table:table-row table:style-name="ro1">
          <table:table-cell office:value-type="float" office:value="58.691" calcext:value-type="float">
            <text:p>58,691</text:p>
          </table:table-cell>
          <table:table-cell office:value-type="float" office:value="12.349" calcext:value-type="float">
            <text:p>12,349</text:p>
          </table:table-cell>
          <table:table-cell/>
          <table:table-cell office:value-type="float" office:value="171.12" calcext:value-type="float">
            <text:p>171,12</text:p>
          </table:table-cell>
          <table:table-cell office:value-type="float" office:value="123.845" calcext:value-type="float">
            <text:p>123,845</text:p>
          </table:table-cell>
          <table:table-cell/>
          <table:table-cell office:value-type="float" office:value="1366.295" calcext:value-type="float">
            <text:p>1366,295</text:p>
          </table:table-cell>
          <table:table-cell office:value-type="float" office:value="1222.69" calcext:value-type="float">
            <text:p>1222,69</text:p>
          </table:table-cell>
          <table:table-cell table:number-columns-repeated="7"/>
        </table:table-row>
        <table:table-row table:style-name="ro1">
          <table:table-cell office:value-type="float" office:value="57.762" calcext:value-type="float">
            <text:p>57,762</text:p>
          </table:table-cell>
          <table:table-cell office:value-type="float" office:value="12.302" calcext:value-type="float">
            <text:p>12,302</text:p>
          </table:table-cell>
          <table:table-cell/>
          <table:table-cell office:value-type="float" office:value="167.692" calcext:value-type="float">
            <text:p>167,692</text:p>
          </table:table-cell>
          <table:table-cell office:value-type="float" office:value="123.963" calcext:value-type="float">
            <text:p>123,963</text:p>
          </table:table-cell>
          <table:table-cell/>
          <table:table-cell office:value-type="float" office:value="1417.565" calcext:value-type="float">
            <text:p>1417,565</text:p>
          </table:table-cell>
          <table:table-cell office:value-type="float" office:value="1227.894" calcext:value-type="float">
            <text:p>1227,894</text:p>
          </table:table-cell>
          <table:table-cell table:number-columns-repeated="7"/>
        </table:table-row>
        <table:table-row table:style-name="ro1">
          <table:table-cell office:value-type="float" office:value="67.887" calcext:value-type="float">
            <text:p>67,887</text:p>
          </table:table-cell>
          <table:table-cell office:value-type="float" office:value="20.759" calcext:value-type="float">
            <text:p>20,759</text:p>
          </table:table-cell>
          <table:table-cell/>
          <table:table-cell office:value-type="float" office:value="170.178" calcext:value-type="float">
            <text:p>170,178</text:p>
          </table:table-cell>
          <table:table-cell office:value-type="float" office:value="123.725" calcext:value-type="float">
            <text:p>123,725</text:p>
          </table:table-cell>
          <table:table-cell/>
          <table:table-cell office:value-type="float" office:value="1303.506" calcext:value-type="float">
            <text:p>1303,506</text:p>
          </table:table-cell>
          <table:table-cell office:value-type="float" office:value="1246.787" calcext:value-type="float">
            <text:p>1246,787</text:p>
          </table:table-cell>
          <table:table-cell table:number-columns-repeated="7"/>
        </table:table-row>
        <table:table-row table:style-name="ro1">
          <table:table-cell office:value-type="float" office:value="56.353" calcext:value-type="float">
            <text:p>56,353</text:p>
          </table:table-cell>
          <table:table-cell office:value-type="float" office:value="12.41" calcext:value-type="float">
            <text:p>12,41</text:p>
          </table:table-cell>
          <table:table-cell/>
          <table:table-cell office:value-type="float" office:value="173.304" calcext:value-type="float">
            <text:p>173,304</text:p>
          </table:table-cell>
          <table:table-cell office:value-type="float" office:value="124.734" calcext:value-type="float">
            <text:p>124,734</text:p>
          </table:table-cell>
          <table:table-cell/>
          <table:table-cell office:value-type="float" office:value="1270.428" calcext:value-type="float">
            <text:p>1270,428</text:p>
          </table:table-cell>
          <table:table-cell office:value-type="float" office:value="1228.938" calcext:value-type="float">
            <text:p>1228,938</text:p>
          </table:table-cell>
          <table:table-cell table:number-columns-repeated="7"/>
        </table:table-row>
        <table:table-row table:style-name="ro1">
          <table:table-cell office:value-type="float" office:value="54.615" calcext:value-type="float">
            <text:p>54,615</text:p>
          </table:table-cell>
          <table:table-cell office:value-type="float" office:value="12.396" calcext:value-type="float">
            <text:p>12,396</text:p>
          </table:table-cell>
          <table:table-cell/>
          <table:table-cell office:value-type="float" office:value="185.397" calcext:value-type="float">
            <text:p>185,397</text:p>
          </table:table-cell>
          <table:table-cell office:value-type="float" office:value="130.012" calcext:value-type="float">
            <text:p>130,012</text:p>
          </table:table-cell>
          <table:table-cell/>
          <table:table-cell office:value-type="float" office:value="1358.805" calcext:value-type="float">
            <text:p>1358,805</text:p>
          </table:table-cell>
          <table:table-cell office:value-type="float" office:value="1230.875" calcext:value-type="float">
            <text:p>1230,875</text:p>
          </table:table-cell>
          <table:table-cell table:number-columns-repeated="7"/>
        </table:table-row>
        <table:table-row table:style-name="ro1">
          <table:table-cell office:value-type="float" office:value="59.555" calcext:value-type="float">
            <text:p>59,555</text:p>
          </table:table-cell>
          <table:table-cell office:value-type="float" office:value="12.322" calcext:value-type="float">
            <text:p>12,322</text:p>
          </table:table-cell>
          <table:table-cell/>
          <table:table-cell office:value-type="float" office:value="173.45" calcext:value-type="float">
            <text:p>173,45</text:p>
          </table:table-cell>
          <table:table-cell office:value-type="float" office:value="123.789" calcext:value-type="float">
            <text:p>123,789</text:p>
          </table:table-cell>
          <table:table-cell/>
          <table:table-cell office:value-type="float" office:value="1273.442" calcext:value-type="float">
            <text:p>1273,442</text:p>
          </table:table-cell>
          <table:table-cell office:value-type="float" office:value="1229.798" calcext:value-type="float">
            <text:p>1229,798</text:p>
          </table:table-cell>
          <table:table-cell table:number-columns-repeated="7"/>
        </table:table-row>
        <table:table-row table:style-name="ro1">
          <table:table-cell office:value-type="float" office:value="58.059" calcext:value-type="float">
            <text:p>58,059</text:p>
          </table:table-cell>
          <table:table-cell office:value-type="float" office:value="12.321" calcext:value-type="float">
            <text:p>12,321</text:p>
          </table:table-cell>
          <table:table-cell/>
          <table:table-cell office:value-type="float" office:value="173.168" calcext:value-type="float">
            <text:p>173,168</text:p>
          </table:table-cell>
          <table:table-cell office:value-type="float" office:value="127.367" calcext:value-type="float">
            <text:p>127,367</text:p>
          </table:table-cell>
          <table:table-cell/>
          <table:table-cell office:value-type="float" office:value="1293.421" calcext:value-type="float">
            <text:p>1293,421</text:p>
          </table:table-cell>
          <table:table-cell office:value-type="float" office:value="1244.934" calcext:value-type="float">
            <text:p>1244,934</text:p>
          </table:table-cell>
          <table:table-cell table:number-columns-repeated="7"/>
        </table:table-row>
        <table:table-row table:style-name="ro1">
          <table:table-cell office:value-type="float" office:value="53.782" calcext:value-type="float">
            <text:p>53,782</text:p>
          </table:table-cell>
          <table:table-cell office:value-type="float" office:value="12.359" calcext:value-type="float">
            <text:p>12,359</text:p>
          </table:table-cell>
          <table:table-cell/>
          <table:table-cell office:value-type="float" office:value="176.107" calcext:value-type="float">
            <text:p>176,107</text:p>
          </table:table-cell>
          <table:table-cell office:value-type="float" office:value="125.238" calcext:value-type="float">
            <text:p>125,238</text:p>
          </table:table-cell>
          <table:table-cell/>
          <table:table-cell office:value-type="float" office:value="1270.935" calcext:value-type="float">
            <text:p>1270,935</text:p>
          </table:table-cell>
          <table:table-cell office:value-type="float" office:value="1226.159" calcext:value-type="float">
            <text:p>1226,159</text:p>
          </table:table-cell>
          <table:table-cell table:number-columns-repeated="7"/>
        </table:table-row>
        <table:table-row table:style-name="ro1">
          <table:table-cell office:value-type="float" office:value="56.993" calcext:value-type="float">
            <text:p>56,993</text:p>
          </table:table-cell>
          <table:table-cell office:value-type="float" office:value="12.387" calcext:value-type="float">
            <text:p>12,387</text:p>
          </table:table-cell>
          <table:table-cell/>
          <table:table-cell office:value-type="float" office:value="225.331" calcext:value-type="float">
            <text:p>225,331</text:p>
          </table:table-cell>
          <table:table-cell office:value-type="float" office:value="124.301" calcext:value-type="float">
            <text:p>124,301</text:p>
          </table:table-cell>
          <table:table-cell/>
          <table:table-cell office:value-type="float" office:value="1296.89" calcext:value-type="float">
            <text:p>1296,89</text:p>
          </table:table-cell>
          <table:table-cell office:value-type="float" office:value="1244.93" calcext:value-type="float">
            <text:p>1244,93</text:p>
          </table:table-cell>
          <table:table-cell table:number-columns-repeated="7"/>
        </table:table-row>
        <table:table-row table:style-name="ro1">
          <table:table-cell office:value-type="float" office:value="57.182" calcext:value-type="float">
            <text:p>57,182</text:p>
          </table:table-cell>
          <table:table-cell office:value-type="float" office:value="12.503" calcext:value-type="float">
            <text:p>12,503</text:p>
          </table:table-cell>
          <table:table-cell/>
          <table:table-cell office:value-type="float" office:value="169.12" calcext:value-type="float">
            <text:p>169,12</text:p>
          </table:table-cell>
          <table:table-cell office:value-type="float" office:value="123.519" calcext:value-type="float">
            <text:p>123,519</text:p>
          </table:table-cell>
          <table:table-cell/>
          <table:table-cell office:value-type="float" office:value="1276.094" calcext:value-type="float">
            <text:p>1276,094</text:p>
          </table:table-cell>
          <table:table-cell office:value-type="float" office:value="1231.988" calcext:value-type="float">
            <text:p>1231,988</text:p>
          </table:table-cell>
          <table:table-cell table:number-columns-repeated="7"/>
        </table:table-row>
        <table:table-row table:style-name="ro1">
          <table:table-cell office:value-type="float" office:value="56.384" calcext:value-type="float">
            <text:p>56,384</text:p>
          </table:table-cell>
          <table:table-cell office:value-type="float" office:value="12.342" calcext:value-type="float">
            <text:p>12,342</text:p>
          </table:table-cell>
          <table:table-cell/>
          <table:table-cell office:value-type="float" office:value="190.955" calcext:value-type="float">
            <text:p>190,955</text:p>
          </table:table-cell>
          <table:table-cell office:value-type="float" office:value="124.935" calcext:value-type="float">
            <text:p>124,935</text:p>
          </table:table-cell>
          <table:table-cell/>
          <table:table-cell office:value-type="float" office:value="1290.258" calcext:value-type="float">
            <text:p>1290,258</text:p>
          </table:table-cell>
          <table:table-cell office:value-type="float" office:value="1246.122" calcext:value-type="float">
            <text:p>1246,122</text:p>
          </table:table-cell>
          <table:table-cell table:number-columns-repeated="7"/>
        </table:table-row>
        <table:table-row table:style-name="ro1">
          <table:table-cell office:value-type="float" office:value="67.856" calcext:value-type="float">
            <text:p>67,856</text:p>
          </table:table-cell>
          <table:table-cell office:value-type="float" office:value="12.351" calcext:value-type="float">
            <text:p>12,351</text:p>
          </table:table-cell>
          <table:table-cell/>
          <table:table-cell office:value-type="float" office:value="173.937" calcext:value-type="float">
            <text:p>173,937</text:p>
          </table:table-cell>
          <table:table-cell office:value-type="float" office:value="124.468" calcext:value-type="float">
            <text:p>124,468</text:p>
          </table:table-cell>
          <table:table-cell/>
          <table:table-cell office:value-type="float" office:value="1299.066" calcext:value-type="float">
            <text:p>1299,066</text:p>
          </table:table-cell>
          <table:table-cell office:value-type="float" office:value="1230.437" calcext:value-type="float">
            <text:p>1230,437</text:p>
          </table:table-cell>
          <table:table-cell table:number-columns-repeated="7"/>
        </table:table-row>
        <table:table-row table:style-name="ro1">
          <table:table-cell office:value-type="float" office:value="57.763" calcext:value-type="float">
            <text:p>57,763</text:p>
          </table:table-cell>
          <table:table-cell office:value-type="float" office:value="12.255" calcext:value-type="float">
            <text:p>12,255</text:p>
          </table:table-cell>
          <table:table-cell/>
          <table:table-cell office:value-type="float" office:value="199.925" calcext:value-type="float">
            <text:p>199,925</text:p>
          </table:table-cell>
          <table:table-cell office:value-type="float" office:value="148.109" calcext:value-type="float">
            <text:p>148,109</text:p>
          </table:table-cell>
          <table:table-cell/>
          <table:table-cell office:value-type="float" office:value="1364.259" calcext:value-type="float">
            <text:p>1364,259</text:p>
          </table:table-cell>
          <table:table-cell office:value-type="float" office:value="1233.519" calcext:value-type="float">
            <text:p>1233,519</text:p>
          </table:table-cell>
          <table:table-cell table:number-columns-repeated="7"/>
        </table:table-row>
        <table:table-row table:style-name="ro1">
          <table:table-cell office:value-type="float" office:value="58.375" calcext:value-type="float">
            <text:p>58,375</text:p>
          </table:table-cell>
          <table:table-cell office:value-type="float" office:value="12.446" calcext:value-type="float">
            <text:p>12,446</text:p>
          </table:table-cell>
          <table:table-cell/>
          <table:table-cell office:value-type="float" office:value="170.613" calcext:value-type="float">
            <text:p>170,613</text:p>
          </table:table-cell>
          <table:table-cell office:value-type="float" office:value="126.148" calcext:value-type="float">
            <text:p>126,148</text:p>
          </table:table-cell>
          <table:table-cell/>
          <table:table-cell office:value-type="float" office:value="1515.008" calcext:value-type="float">
            <text:p>1515,008</text:p>
          </table:table-cell>
          <table:table-cell office:value-type="float" office:value="1235.483" calcext:value-type="float">
            <text:p>1235,483</text:p>
          </table:table-cell>
          <table:table-cell table:number-columns-repeated="7"/>
        </table:table-row>
        <table:table-row table:style-name="ro1">
          <table:table-cell office:value-type="float" office:value="54.389" calcext:value-type="float">
            <text:p>54,389</text:p>
          </table:table-cell>
          <table:table-cell office:value-type="float" office:value="12.553" calcext:value-type="float">
            <text:p>12,553</text:p>
          </table:table-cell>
          <table:table-cell/>
          <table:table-cell office:value-type="float" office:value="187.457" calcext:value-type="float">
            <text:p>187,457</text:p>
          </table:table-cell>
          <table:table-cell office:value-type="float" office:value="124.724" calcext:value-type="float">
            <text:p>124,724</text:p>
          </table:table-cell>
          <table:table-cell/>
          <table:table-cell office:value-type="float" office:value="1421.79" calcext:value-type="float">
            <text:p>1421,79</text:p>
          </table:table-cell>
          <table:table-cell office:value-type="float" office:value="1239.74" calcext:value-type="float">
            <text:p>1239,74</text:p>
          </table:table-cell>
          <table:table-cell table:number-columns-repeated="7"/>
        </table:table-row>
        <table:table-row table:style-name="ro1">
          <table:table-cell office:value-type="float" office:value="56.111" calcext:value-type="float">
            <text:p>56,111</text:p>
          </table:table-cell>
          <table:table-cell office:value-type="float" office:value="13.065" calcext:value-type="float">
            <text:p>13,065</text:p>
          </table:table-cell>
          <table:table-cell/>
          <table:table-cell office:value-type="float" office:value="172.249" calcext:value-type="float">
            <text:p>172,249</text:p>
          </table:table-cell>
          <table:table-cell office:value-type="float" office:value="125.659" calcext:value-type="float">
            <text:p>125,659</text:p>
          </table:table-cell>
          <table:table-cell/>
          <table:table-cell office:value-type="float" office:value="1321.345" calcext:value-type="float">
            <text:p>1321,345</text:p>
          </table:table-cell>
          <table:table-cell office:value-type="float" office:value="1230.796" calcext:value-type="float">
            <text:p>1230,796</text:p>
          </table:table-cell>
          <table:table-cell table:number-columns-repeated="7"/>
        </table:table-row>
        <table:table-row table:style-name="ro1">
          <table:table-cell office:value-type="float" office:value="54.415" calcext:value-type="float">
            <text:p>54,415</text:p>
          </table:table-cell>
          <table:table-cell office:value-type="float" office:value="12.363" calcext:value-type="float">
            <text:p>12,363</text:p>
          </table:table-cell>
          <table:table-cell/>
          <table:table-cell office:value-type="float" office:value="170.411" calcext:value-type="float">
            <text:p>170,411</text:p>
          </table:table-cell>
          <table:table-cell office:value-type="float" office:value="123.383" calcext:value-type="float">
            <text:p>123,383</text:p>
          </table:table-cell>
          <table:table-cell/>
          <table:table-cell office:value-type="float" office:value="1277.224" calcext:value-type="float">
            <text:p>1277,224</text:p>
          </table:table-cell>
          <table:table-cell office:value-type="float" office:value="1232.045" calcext:value-type="float">
            <text:p>1232,045</text:p>
          </table:table-cell>
          <table:table-cell table:number-columns-repeated="7"/>
        </table:table-row>
        <table:table-row table:style-name="ro1">
          <table:table-cell office:value-type="float" office:value="54.174" calcext:value-type="float">
            <text:p>54,174</text:p>
          </table:table-cell>
          <table:table-cell office:value-type="float" office:value="12.437" calcext:value-type="float">
            <text:p>12,437</text:p>
          </table:table-cell>
          <table:table-cell/>
          <table:table-cell office:value-type="float" office:value="172.786" calcext:value-type="float">
            <text:p>172,786</text:p>
          </table:table-cell>
          <table:table-cell office:value-type="float" office:value="123.992" calcext:value-type="float">
            <text:p>123,992</text:p>
          </table:table-cell>
          <table:table-cell/>
          <table:table-cell office:value-type="float" office:value="1300.36" calcext:value-type="float">
            <text:p>1300,36</text:p>
          </table:table-cell>
          <table:table-cell office:value-type="float" office:value="1253.635" calcext:value-type="float">
            <text:p>1253,635</text:p>
          </table:table-cell>
          <table:table-cell table:number-columns-repeated="7"/>
        </table:table-row>
        <table:table-row table:style-name="ro1">
          <table:table-cell office:value-type="float" office:value="56.831" calcext:value-type="float">
            <text:p>56,831</text:p>
          </table:table-cell>
          <table:table-cell office:value-type="float" office:value="12.321" calcext:value-type="float">
            <text:p>12,321</text:p>
          </table:table-cell>
          <table:table-cell/>
          <table:table-cell office:value-type="float" office:value="169.479" calcext:value-type="float">
            <text:p>169,479</text:p>
          </table:table-cell>
          <table:table-cell office:value-type="float" office:value="123.357" calcext:value-type="float">
            <text:p>123,357</text:p>
          </table:table-cell>
          <table:table-cell/>
          <table:table-cell office:value-type="float" office:value="1275.807" calcext:value-type="float">
            <text:p>1275,807</text:p>
          </table:table-cell>
          <table:table-cell office:value-type="float" office:value="1232.365" calcext:value-type="float">
            <text:p>1232,365</text:p>
          </table:table-cell>
          <table:table-cell table:number-columns-repeated="7"/>
        </table:table-row>
        <table:table-row table:style-name="ro1">
          <table:table-cell office:value-type="float" office:value="55.211" calcext:value-type="float">
            <text:p>55,211</text:p>
          </table:table-cell>
          <table:table-cell office:value-type="float" office:value="12.346" calcext:value-type="float">
            <text:p>12,346</text:p>
          </table:table-cell>
          <table:table-cell/>
          <table:table-cell office:value-type="float" office:value="180.385" calcext:value-type="float">
            <text:p>180,385</text:p>
          </table:table-cell>
          <table:table-cell office:value-type="float" office:value="123.084" calcext:value-type="float">
            <text:p>123,084</text:p>
          </table:table-cell>
          <table:table-cell/>
          <table:table-cell office:value-type="float" office:value="1304.401" calcext:value-type="float">
            <text:p>1304,401</text:p>
          </table:table-cell>
          <table:table-cell office:value-type="float" office:value="1255.99" calcext:value-type="float">
            <text:p>1255,99</text:p>
          </table:table-cell>
          <table:table-cell table:number-columns-repeated="7"/>
        </table:table-row>
        <table:table-row table:style-name="ro1">
          <table:table-cell office:value-type="float" office:value="54.383" calcext:value-type="float">
            <text:p>54,383</text:p>
          </table:table-cell>
          <table:table-cell office:value-type="float" office:value="12.398" calcext:value-type="float">
            <text:p>12,398</text:p>
          </table:table-cell>
          <table:table-cell/>
          <table:table-cell office:value-type="float" office:value="174.22" calcext:value-type="float">
            <text:p>174,22</text:p>
          </table:table-cell>
          <table:table-cell office:value-type="float" office:value="127.367" calcext:value-type="float">
            <text:p>127,367</text:p>
          </table:table-cell>
          <table:table-cell/>
          <table:table-cell office:value-type="float" office:value="1284.797" calcext:value-type="float">
            <text:p>1284,797</text:p>
          </table:table-cell>
          <table:table-cell office:value-type="float" office:value="1241.241" calcext:value-type="float">
            <text:p>1241,241</text:p>
          </table:table-cell>
          <table:table-cell table:number-columns-repeated="7"/>
        </table:table-row>
        <table:table-row table:style-name="ro1">
          <table:table-cell office:value-type="float" office:value="56.428" calcext:value-type="float">
            <text:p>56,428</text:p>
          </table:table-cell>
          <table:table-cell office:value-type="float" office:value="12.285" calcext:value-type="float">
            <text:p>12,285</text:p>
          </table:table-cell>
          <table:table-cell/>
          <table:table-cell office:value-type="float" office:value="185.378" calcext:value-type="float">
            <text:p>185,378</text:p>
          </table:table-cell>
          <table:table-cell office:value-type="float" office:value="126.163" calcext:value-type="float">
            <text:p>126,163</text:p>
          </table:table-cell>
          <table:table-cell/>
          <table:table-cell office:value-type="float" office:value="1285.694" calcext:value-type="float">
            <text:p>1285,694</text:p>
          </table:table-cell>
          <table:table-cell office:value-type="float" office:value="1240.129" calcext:value-type="float">
            <text:p>1240,129</text:p>
          </table:table-cell>
          <table:table-cell table:number-columns-repeated="7"/>
        </table:table-row>
        <table:table-row table:style-name="ro1">
          <table:table-cell office:value-type="float" office:value="56.044" calcext:value-type="float">
            <text:p>56,044</text:p>
          </table:table-cell>
          <table:table-cell office:value-type="float" office:value="12.287" calcext:value-type="float">
            <text:p>12,287</text:p>
          </table:table-cell>
          <table:table-cell/>
          <table:table-cell office:value-type="float" office:value="169.599" calcext:value-type="float">
            <text:p>169,599</text:p>
          </table:table-cell>
          <table:table-cell office:value-type="float" office:value="124.531" calcext:value-type="float">
            <text:p>124,531</text:p>
          </table:table-cell>
          <table:table-cell/>
          <table:table-cell office:value-type="float" office:value="1281.396" calcext:value-type="float">
            <text:p>1281,396</text:p>
          </table:table-cell>
          <table:table-cell office:value-type="float" office:value="1234.47" calcext:value-type="float">
            <text:p>1234,47</text:p>
          </table:table-cell>
          <table:table-cell table:number-columns-repeated="7"/>
        </table:table-row>
        <table:table-row table:style-name="ro1">
          <table:table-cell office:value-type="float" office:value="57.959" calcext:value-type="float">
            <text:p>57,959</text:p>
          </table:table-cell>
          <table:table-cell office:value-type="float" office:value="12.408" calcext:value-type="float">
            <text:p>12,408</text:p>
          </table:table-cell>
          <table:table-cell/>
          <table:table-cell office:value-type="float" office:value="172.985" calcext:value-type="float">
            <text:p>172,985</text:p>
          </table:table-cell>
          <table:table-cell office:value-type="float" office:value="125.126" calcext:value-type="float">
            <text:p>125,126</text:p>
          </table:table-cell>
          <table:table-cell/>
          <table:table-cell office:value-type="float" office:value="1293.726" calcext:value-type="float">
            <text:p>1293,726</text:p>
          </table:table-cell>
          <table:table-cell office:value-type="float" office:value="1246.135" calcext:value-type="float">
            <text:p>1246,135</text:p>
          </table:table-cell>
          <table:table-cell table:number-columns-repeated="7"/>
        </table:table-row>
        <table:table-row table:style-name="ro1">
          <table:table-cell office:value-type="float" office:value="66.718" calcext:value-type="float">
            <text:p>66,718</text:p>
          </table:table-cell>
          <table:table-cell office:value-type="float" office:value="12.862" calcext:value-type="float">
            <text:p>12,862</text:p>
          </table:table-cell>
          <table:table-cell/>
          <table:table-cell office:value-type="float" office:value="169.618" calcext:value-type="float">
            <text:p>169,618</text:p>
          </table:table-cell>
          <table:table-cell office:value-type="float" office:value="123.173" calcext:value-type="float">
            <text:p>123,173</text:p>
          </table:table-cell>
          <table:table-cell/>
          <table:table-cell office:value-type="float" office:value="1310.905" calcext:value-type="float">
            <text:p>1310,905</text:p>
          </table:table-cell>
          <table:table-cell office:value-type="float" office:value="1232.152" calcext:value-type="float">
            <text:p>1232,152</text:p>
          </table:table-cell>
          <table:table-cell table:number-columns-repeated="7"/>
        </table:table-row>
        <table:table-row table:style-name="ro1">
          <table:table-cell office:value-type="float" office:value="61.657" calcext:value-type="float">
            <text:p>61,657</text:p>
          </table:table-cell>
          <table:table-cell office:value-type="float" office:value="12.449" calcext:value-type="float">
            <text:p>12,449</text:p>
          </table:table-cell>
          <table:table-cell/>
          <table:table-cell office:value-type="float" office:value="180.19" calcext:value-type="float">
            <text:p>180,19</text:p>
          </table:table-cell>
          <table:table-cell office:value-type="float" office:value="124.236" calcext:value-type="float">
            <text:p>124,236</text:p>
          </table:table-cell>
          <table:table-cell/>
          <table:table-cell office:value-type="float" office:value="1406.691" calcext:value-type="float">
            <text:p>1406,691</text:p>
          </table:table-cell>
          <table:table-cell office:value-type="float" office:value="1226.199" calcext:value-type="float">
            <text:p>1226,199</text:p>
          </table:table-cell>
          <table:table-cell table:number-columns-repeated="7"/>
        </table:table-row>
        <table:table-row table:style-name="ro1">
          <table:table-cell office:value-type="float" office:value="58.469" calcext:value-type="float">
            <text:p>58,469</text:p>
          </table:table-cell>
          <table:table-cell office:value-type="float" office:value="12.643" calcext:value-type="float">
            <text:p>12,643</text:p>
          </table:table-cell>
          <table:table-cell/>
          <table:table-cell office:value-type="float" office:value="171.55" calcext:value-type="float">
            <text:p>171,55</text:p>
          </table:table-cell>
          <table:table-cell office:value-type="float" office:value="124.598" calcext:value-type="float">
            <text:p>124,598</text:p>
          </table:table-cell>
          <table:table-cell/>
          <table:table-cell office:value-type="float" office:value="1407.351" calcext:value-type="float">
            <text:p>1407,351</text:p>
          </table:table-cell>
          <table:table-cell office:value-type="float" office:value="1237.356" calcext:value-type="float">
            <text:p>1237,356</text:p>
          </table:table-cell>
          <table:table-cell table:number-columns-repeated="7"/>
        </table:table-row>
        <table:table-row table:style-name="ro1">
          <table:table-cell office:value-type="float" office:value="61.555" calcext:value-type="float">
            <text:p>61,555</text:p>
          </table:table-cell>
          <table:table-cell office:value-type="float" office:value="12.553" calcext:value-type="float">
            <text:p>12,553</text:p>
          </table:table-cell>
          <table:table-cell/>
          <table:table-cell office:value-type="float" office:value="170.624" calcext:value-type="float">
            <text:p>170,624</text:p>
          </table:table-cell>
          <table:table-cell office:value-type="float" office:value="124.07" calcext:value-type="float">
            <text:p>124,07</text:p>
          </table:table-cell>
          <table:table-cell/>
          <table:table-cell office:value-type="float" office:value="1431.116" calcext:value-type="float">
            <text:p>1431,116</text:p>
          </table:table-cell>
          <table:table-cell office:value-type="float" office:value="1252.263" calcext:value-type="float">
            <text:p>1252,263</text:p>
          </table:table-cell>
          <table:table-cell table:number-columns-repeated="7"/>
        </table:table-row>
        <table:table-row table:style-name="ro1">
          <table:table-cell office:value-type="float" office:value="68.487" calcext:value-type="float">
            <text:p>68,487</text:p>
          </table:table-cell>
          <table:table-cell office:value-type="float" office:value="20.544" calcext:value-type="float">
            <text:p>20,544</text:p>
          </table:table-cell>
          <table:table-cell/>
          <table:table-cell office:value-type="float" office:value="173.539" calcext:value-type="float">
            <text:p>173,539</text:p>
          </table:table-cell>
          <table:table-cell office:value-type="float" office:value="124.36" calcext:value-type="float">
            <text:p>124,36</text:p>
          </table:table-cell>
          <table:table-cell/>
          <table:table-cell office:value-type="float" office:value="1438.977" calcext:value-type="float">
            <text:p>1438,977</text:p>
          </table:table-cell>
          <table:table-cell office:value-type="float" office:value="1229.865" calcext:value-type="float">
            <text:p>1229,865</text:p>
          </table:table-cell>
          <table:table-cell table:number-columns-repeated="7"/>
        </table:table-row>
        <table:table-row table:style-name="ro1">
          <table:table-cell office:value-type="float" office:value="89.838" calcext:value-type="float">
            <text:p>89,838</text:p>
          </table:table-cell>
          <table:table-cell office:value-type="float" office:value="12.324" calcext:value-type="float">
            <text:p>12,324</text:p>
          </table:table-cell>
          <table:table-cell/>
          <table:table-cell office:value-type="float" office:value="175.579" calcext:value-type="float">
            <text:p>175,579</text:p>
          </table:table-cell>
          <table:table-cell office:value-type="float" office:value="124.682" calcext:value-type="float">
            <text:p>124,682</text:p>
          </table:table-cell>
          <table:table-cell/>
          <table:table-cell office:value-type="float" office:value="1273.129" calcext:value-type="float">
            <text:p>1273,129</text:p>
          </table:table-cell>
          <table:table-cell office:value-type="float" office:value="1228.935" calcext:value-type="float">
            <text:p>1228,935</text:p>
          </table:table-cell>
          <table:table-cell table:number-columns-repeated="7"/>
        </table:table-row>
        <table:table-row table:style-name="ro1">
          <table:table-cell office:value-type="float" office:value="56.259" calcext:value-type="float">
            <text:p>56,259</text:p>
          </table:table-cell>
          <table:table-cell office:value-type="float" office:value="12.25" calcext:value-type="float">
            <text:p>12,25</text:p>
          </table:table-cell>
          <table:table-cell/>
          <table:table-cell office:value-type="float" office:value="169.699" calcext:value-type="float">
            <text:p>169,699</text:p>
          </table:table-cell>
          <table:table-cell office:value-type="float" office:value="124.386" calcext:value-type="float">
            <text:p>124,386</text:p>
          </table:table-cell>
          <table:table-cell/>
          <table:table-cell office:value-type="float" office:value="1292.18" calcext:value-type="float">
            <text:p>1292,18</text:p>
          </table:table-cell>
          <table:table-cell office:value-type="float" office:value="1250.426" calcext:value-type="float">
            <text:p>1250,426</text:p>
          </table:table-cell>
          <table:table-cell table:number-columns-repeated="7"/>
        </table:table-row>
        <table:table-row table:style-name="ro1">
          <table:table-cell office:value-type="float" office:value="60.011" calcext:value-type="float">
            <text:p>60,011</text:p>
          </table:table-cell>
          <table:table-cell office:value-type="float" office:value="12.538" calcext:value-type="float">
            <text:p>12,538</text:p>
          </table:table-cell>
          <table:table-cell/>
          <table:table-cell office:value-type="float" office:value="177.802" calcext:value-type="float">
            <text:p>177,802</text:p>
          </table:table-cell>
          <table:table-cell office:value-type="float" office:value="130.766" calcext:value-type="float">
            <text:p>130,766</text:p>
          </table:table-cell>
          <table:table-cell/>
          <table:table-cell office:value-type="float" office:value="1279.088" calcext:value-type="float">
            <text:p>1279,088</text:p>
          </table:table-cell>
          <table:table-cell office:value-type="float" office:value="1233.643" calcext:value-type="float">
            <text:p>1233,643</text:p>
          </table:table-cell>
          <table:table-cell table:number-columns-repeated="7"/>
        </table:table-row>
        <table:table-row table:style-name="ro1">
          <table:table-cell office:value-type="float" office:value="55.769" calcext:value-type="float">
            <text:p>55,769</text:p>
          </table:table-cell>
          <table:table-cell office:value-type="float" office:value="12.329" calcext:value-type="float">
            <text:p>12,329</text:p>
          </table:table-cell>
          <table:table-cell/>
          <table:table-cell office:value-type="float" office:value="171.59" calcext:value-type="float">
            <text:p>171,59</text:p>
          </table:table-cell>
          <table:table-cell office:value-type="float" office:value="124.675" calcext:value-type="float">
            <text:p>124,675</text:p>
          </table:table-cell>
          <table:table-cell/>
          <table:table-cell office:value-type="float" office:value="1277.756" calcext:value-type="float">
            <text:p>1277,756</text:p>
          </table:table-cell>
          <table:table-cell office:value-type="float" office:value="1227.807" calcext:value-type="float">
            <text:p>1227,807</text:p>
          </table:table-cell>
          <table:table-cell table:number-columns-repeated="7"/>
        </table:table-row>
        <table:table-row table:style-name="ro1">
          <table:table-cell office:value-type="float" office:value="56.568" calcext:value-type="float">
            <text:p>56,568</text:p>
          </table:table-cell>
          <table:table-cell office:value-type="float" office:value="12.418" calcext:value-type="float">
            <text:p>12,418</text:p>
          </table:table-cell>
          <table:table-cell/>
          <table:table-cell office:value-type="float" office:value="172.765" calcext:value-type="float">
            <text:p>172,765</text:p>
          </table:table-cell>
          <table:table-cell office:value-type="float" office:value="124.165" calcext:value-type="float">
            <text:p>124,165</text:p>
          </table:table-cell>
          <table:table-cell/>
          <table:table-cell office:value-type="float" office:value="1291.253" calcext:value-type="float">
            <text:p>1291,253</text:p>
          </table:table-cell>
          <table:table-cell office:value-type="float" office:value="1236.572" calcext:value-type="float">
            <text:p>1236,572</text:p>
          </table:table-cell>
          <table:table-cell table:number-columns-repeated="7"/>
        </table:table-row>
        <table:table-row table:style-name="ro1">
          <table:table-cell office:value-type="float" office:value="57.679" calcext:value-type="float">
            <text:p>57,679</text:p>
          </table:table-cell>
          <table:table-cell office:value-type="float" office:value="12.532" calcext:value-type="float">
            <text:p>12,532</text:p>
          </table:table-cell>
          <table:table-cell/>
          <table:table-cell office:value-type="float" office:value="180.302" calcext:value-type="float">
            <text:p>180,302</text:p>
          </table:table-cell>
          <table:table-cell office:value-type="float" office:value="124.368" calcext:value-type="float">
            <text:p>124,368</text:p>
          </table:table-cell>
          <table:table-cell/>
          <table:table-cell office:value-type="float" office:value="1274.738" calcext:value-type="float">
            <text:p>1274,738</text:p>
          </table:table-cell>
          <table:table-cell office:value-type="float" office:value="1229.901" calcext:value-type="float">
            <text:p>1229,901</text:p>
          </table:table-cell>
          <table:table-cell table:number-columns-repeated="7"/>
        </table:table-row>
        <table:table-row table:style-name="ro1">
          <table:table-cell office:value-type="float" office:value="54.307" calcext:value-type="float">
            <text:p>54,307</text:p>
          </table:table-cell>
          <table:table-cell office:value-type="float" office:value="12.363" calcext:value-type="float">
            <text:p>12,363</text:p>
          </table:table-cell>
          <table:table-cell/>
          <table:table-cell office:value-type="float" office:value="170.203" calcext:value-type="float">
            <text:p>170,203</text:p>
          </table:table-cell>
          <table:table-cell office:value-type="float" office:value="124.242" calcext:value-type="float">
            <text:p>124,242</text:p>
          </table:table-cell>
          <table:table-cell/>
          <table:table-cell office:value-type="float" office:value="1281.738" calcext:value-type="float">
            <text:p>1281,738</text:p>
          </table:table-cell>
          <table:table-cell office:value-type="float" office:value="1233.31" calcext:value-type="float">
            <text:p>1233,31</text:p>
          </table:table-cell>
          <table:table-cell table:number-columns-repeated="7"/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GO-128MB'.G5:'GO-128MB'.H4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GO-256MB'.D5:'GO-256MB'.E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GO-512MB'.G5:'GO-512MB'.H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GO-1024MB'.G5:'GO-1024MB'.H111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GO-2048MB'.G5:'GO-2048MB'.H5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4">00/00/0000</text:date>, <text:time style:data-style-name="N2" text:time-value="22:09:26.457238609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24T23:35:56.887154665</dc:date>
    <meta:editing-duration>PT10H9M11S</meta:editing-duration>
    <meta:editing-cycles>32</meta:editing-cycles>
    <meta:generator>LibreOffice/5.1.6.2$Linux_X86_64 LibreOffice_project/10m0$Build-2</meta:generator>
    <meta:document-statistic meta:table-count="6" meta:cell-count="5575" meta:object-count="0"/>
  </office:meta>
</office:document-meta>
</file>